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Informed 100 i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ntropy</text:p>
          </table:table-cell>
          <table:table-cell table:number-columns-repeated="19"/>
        </table:table-row>
        <table:table-row table:style-name="ro1">
          <table:table-cell table:number-columns-repeated="20" office:value-type="float" office:value="988.751059801321" calcext:value-type="float">
            <text:p>988.7510598013</text:p>
          </table:table-cell>
        </table:table-row>
        <table:table-row table:style-name="ro1">
          <table:table-cell office:value-type="float" office:value="981.713224872642" calcext:value-type="float">
            <text:p>981.7132248726</text:p>
          </table:table-cell>
          <table:table-cell table:number-columns-repeated="2" office:value-type="float" office:value="988.751059801321" calcext:value-type="float">
            <text:p>988.7510598013</text:p>
          </table:table-cell>
          <table:table-cell table:number-columns-repeated="2" office:value-type="float" office:value="981.713224872642" calcext:value-type="float">
            <text:p>981.7132248726</text:p>
          </table:table-cell>
          <table:table-cell table:number-columns-repeated="2" office:value-type="float" office:value="988.751059801321" calcext:value-type="float">
            <text:p>988.7510598013</text:p>
          </table:table-cell>
          <table:table-cell office:value-type="float" office:value="981.713224872642" calcext:value-type="float">
            <text:p>981.7132248726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713224872642" calcext:value-type="float">
            <text:p>981.7132248726</text:p>
          </table:table-cell>
          <table:table-cell office:value-type="float" office:value="988.751059801321" calcext:value-type="float">
            <text:p>988.7510598013</text:p>
          </table:table-cell>
          <table:table-cell table:number-columns-repeated="3" office:value-type="float" office:value="981.713224872642" calcext:value-type="float">
            <text:p>981.7132248726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713224872642" calcext:value-type="float">
            <text:p>981.7132248726</text:p>
          </table:table-cell>
          <table:table-cell office:value-type="float" office:value="988.751059801321" calcext:value-type="float">
            <text:p>988.7510598013</text:p>
          </table:table-cell>
          <table:table-cell table:number-columns-repeated="2" office:value-type="float" office:value="981.713224872642" calcext:value-type="float">
            <text:p>981.7132248726</text:p>
          </table:table-cell>
          <table:table-cell office:value-type="float" office:value="988.751059801321" calcext:value-type="float">
            <text:p>988.7510598013</text:p>
          </table:table-cell>
        </table:table-row>
        <table:table-row table:style-name="ro1">
          <table:table-cell office:value-type="float" office:value="981.264837137512" calcext:value-type="float">
            <text:p>981.2648371375</text:p>
          </table:table-cell>
          <table:table-cell table:number-columns-repeated="2" office:value-type="float" office:value="988.751059801321" calcext:value-type="float">
            <text:p>988.7510598013</text:p>
          </table:table-cell>
          <table:table-cell office:value-type="float" office:value="981.974569968747" calcext:value-type="float">
            <text:p>981.9745699687</text:p>
          </table:table-cell>
          <table:table-cell office:value-type="float" office:value="981.264837137512" calcext:value-type="float">
            <text:p>981.2648371375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590966484468" calcext:value-type="float">
            <text:p>981.5909664845</text:p>
          </table:table-cell>
          <table:table-cell office:value-type="float" office:value="981.371767440762" calcext:value-type="float">
            <text:p>981.3717674408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264837137512" calcext:value-type="float">
            <text:p>981.2648371375</text:p>
          </table:table-cell>
          <table:table-cell office:value-type="float" office:value="988.751059801321" calcext:value-type="float">
            <text:p>988.7510598013</text:p>
          </table:table-cell>
          <table:table-cell table:number-columns-repeated="2" office:value-type="float" office:value="981.264837137512" calcext:value-type="float">
            <text:p>981.2648371375</text:p>
          </table:table-cell>
          <table:table-cell office:value-type="float" office:value="981.371767440762" calcext:value-type="float">
            <text:p>981.3717674408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2.048513980654" calcext:value-type="float">
            <text:p>982.0485139807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264837137512" calcext:value-type="float">
            <text:p>981.2648371375</text:p>
          </table:table-cell>
          <table:table-cell office:value-type="float" office:value="981.371767440762" calcext:value-type="float">
            <text:p>981.3717674408</text:p>
          </table:table-cell>
          <table:table-cell office:value-type="float" office:value="988.751059801321" calcext:value-type="float">
            <text:p>988.7510598013</text:p>
          </table:table-cell>
        </table:table-row>
        <table:table-row table:style-name="ro1">
          <table:table-cell office:value-type="float" office:value="980.90418503003" calcext:value-type="float">
            <text:p>980.90418503</text:p>
          </table:table-cell>
          <table:table-cell office:value-type="float" office:value="981.36550883219" calcext:value-type="float">
            <text:p>981.3655088322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2.115496033004" calcext:value-type="float">
            <text:p>982.115496033</text:p>
          </table:table-cell>
          <table:table-cell office:value-type="float" office:value="980.90418503003" calcext:value-type="float">
            <text:p>980.90418503</text:p>
          </table:table-cell>
          <table:table-cell office:value-type="float" office:value="981.019920297991" calcext:value-type="float">
            <text:p>981.019920298</text:p>
          </table:table-cell>
          <table:table-cell office:value-type="float" office:value="981.167743811717" calcext:value-type="float">
            <text:p>981.1677438117</text:p>
          </table:table-cell>
          <table:table-cell office:value-type="float" office:value="981.148176031278" calcext:value-type="float">
            <text:p>981.1481760313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0.986537535776" calcext:value-type="float">
            <text:p>980.9865375358</text:p>
          </table:table-cell>
          <table:table-cell office:value-type="float" office:value="988.751059801321" calcext:value-type="float">
            <text:p>988.7510598013</text:p>
          </table:table-cell>
          <table:table-cell table:number-columns-repeated="2" office:value-type="float" office:value="980.986537535776" calcext:value-type="float">
            <text:p>980.9865375358</text:p>
          </table:table-cell>
          <table:table-cell office:value-type="float" office:value="969.725700947925" calcext:value-type="float">
            <text:p>969.7257009479</text:p>
          </table:table-cell>
          <table:table-cell office:value-type="float" office:value="981.526569031483" calcext:value-type="float">
            <text:p>981.5265690315</text:p>
          </table:table-cell>
          <table:table-cell office:value-type="float" office:value="981.537541753515" calcext:value-type="float">
            <text:p>981.5375417535</text:p>
          </table:table-cell>
          <table:table-cell office:value-type="float" office:value="981.168287393945" calcext:value-type="float">
            <text:p>981.1682873939</text:p>
          </table:table-cell>
          <table:table-cell office:value-type="float" office:value="981.606404748603" calcext:value-type="float">
            <text:p>981.6064047486</text:p>
          </table:table-cell>
          <table:table-cell office:value-type="float" office:value="982.563261184" calcext:value-type="float">
            <text:p>982.563261184</text:p>
          </table:table-cell>
          <table:table-cell office:value-type="float" office:value="981.453173551823" calcext:value-type="float">
            <text:p>981.4531735518</text:p>
          </table:table-cell>
        </table:table-row>
        <table:table-row table:style-name="ro1">
          <table:table-cell office:value-type="float" office:value="980.592766172259" calcext:value-type="float">
            <text:p>980.5927661723</text:p>
          </table:table-cell>
          <table:table-cell office:value-type="float" office:value="981.043659827337" calcext:value-type="float">
            <text:p>981.0436598273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2.216898065839" calcext:value-type="float">
            <text:p>982.2168980658</text:p>
          </table:table-cell>
          <table:table-cell office:value-type="float" office:value="980.592766172259" calcext:value-type="float">
            <text:p>980.5927661723</text:p>
          </table:table-cell>
          <table:table-cell office:value-type="float" office:value="980.713492975182" calcext:value-type="float">
            <text:p>980.7134929752</text:p>
          </table:table-cell>
          <table:table-cell office:value-type="float" office:value="980.802862226039" calcext:value-type="float">
            <text:p>980.802862226</text:p>
          </table:table-cell>
          <table:table-cell office:value-type="float" office:value="981.384003251991" calcext:value-type="float">
            <text:p>981.384003252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0.780382191252" calcext:value-type="float">
            <text:p>980.7803821913</text:p>
          </table:table-cell>
          <table:table-cell office:value-type="float" office:value="981.265770918236" calcext:value-type="float">
            <text:p>981.2657709182</text:p>
          </table:table-cell>
          <table:table-cell office:value-type="float" office:value="980.731267288267" calcext:value-type="float">
            <text:p>980.7312672883</text:p>
          </table:table-cell>
          <table:table-cell office:value-type="float" office:value="980.780382191252" calcext:value-type="float">
            <text:p>980.7803821913</text:p>
          </table:table-cell>
          <table:table-cell office:value-type="float" office:value="970.555406591507" calcext:value-type="float">
            <text:p>970.5554065915</text:p>
          </table:table-cell>
          <table:table-cell office:value-type="float" office:value="980.991068937142" calcext:value-type="float">
            <text:p>980.9910689371</text:p>
          </table:table-cell>
          <table:table-cell office:value-type="float" office:value="982.458785143307" calcext:value-type="float">
            <text:p>982.4587851433</text:p>
          </table:table-cell>
          <table:table-cell office:value-type="float" office:value="980.803305473263" calcext:value-type="float">
            <text:p>980.8033054733</text:p>
          </table:table-cell>
          <table:table-cell office:value-type="float" office:value="981.893046746806" calcext:value-type="float">
            <text:p>981.8930467468</text:p>
          </table:table-cell>
          <table:table-cell office:value-type="float" office:value="982.320991739635" calcext:value-type="float">
            <text:p>982.3209917396</text:p>
          </table:table-cell>
          <table:table-cell office:value-type="float" office:value="981.658746382532" calcext:value-type="float">
            <text:p>981.6587463825</text:p>
          </table:table-cell>
        </table:table-row>
        <table:table-row table:style-name="ro1">
          <table:table-cell office:value-type="float" office:value="980.361706207394" calcext:value-type="float">
            <text:p>980.3617062074</text:p>
          </table:table-cell>
          <table:table-cell office:value-type="float" office:value="980.722516013725" calcext:value-type="float">
            <text:p>980.7225160137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2.295758922946" calcext:value-type="float">
            <text:p>982.2957589229</text:p>
          </table:table-cell>
          <table:table-cell office:value-type="float" office:value="980.361706207394" calcext:value-type="float">
            <text:p>980.3617062074</text:p>
          </table:table-cell>
          <table:table-cell office:value-type="float" office:value="980.493686086229" calcext:value-type="float">
            <text:p>980.4936860862</text:p>
          </table:table-cell>
          <table:table-cell office:value-type="float" office:value="980.531707819158" calcext:value-type="float">
            <text:p>980.5317078192</text:p>
          </table:table-cell>
          <table:table-cell office:value-type="float" office:value="968.49389101023" calcext:value-type="float">
            <text:p>968.4938910102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0.566814741025" calcext:value-type="float">
            <text:p>980.566814741</text:p>
          </table:table-cell>
          <table:table-cell office:value-type="float" office:value="980.847432737985" calcext:value-type="float">
            <text:p>980.847432738</text:p>
          </table:table-cell>
          <table:table-cell office:value-type="float" office:value="980.480536967701" calcext:value-type="float">
            <text:p>980.4805369677</text:p>
          </table:table-cell>
          <table:table-cell office:value-type="float" office:value="968.023721783323" calcext:value-type="float">
            <text:p>968.0237217833</text:p>
          </table:table-cell>
          <table:table-cell office:value-type="float" office:value="969.059006993461" calcext:value-type="float">
            <text:p>969.0590069935</text:p>
          </table:table-cell>
          <table:table-cell office:value-type="float" office:value="980.644702912926" calcext:value-type="float">
            <text:p>980.6447029129</text:p>
          </table:table-cell>
          <table:table-cell office:value-type="float" office:value="982.16366134018" calcext:value-type="float">
            <text:p>982.1636613402</text:p>
          </table:table-cell>
          <table:table-cell office:value-type="float" office:value="980.459379841815" calcext:value-type="float">
            <text:p>980.4593798418</text:p>
          </table:table-cell>
          <table:table-cell office:value-type="float" office:value="981.598524856435" calcext:value-type="float">
            <text:p>981.5985248564</text:p>
          </table:table-cell>
          <table:table-cell office:value-type="float" office:value="982.150456464067" calcext:value-type="float">
            <text:p>982.1504564641</text:p>
          </table:table-cell>
          <table:table-cell office:value-type="float" office:value="982.23237640197" calcext:value-type="float">
            <text:p>982.232376402</text:p>
          </table:table-cell>
        </table:table-row>
        <table:table-row table:style-name="ro1">
          <table:table-cell office:value-type="float" office:value="980.130454052089" calcext:value-type="float">
            <text:p>980.1304540521</text:p>
          </table:table-cell>
          <table:table-cell office:value-type="float" office:value="980.391431440889" calcext:value-type="float">
            <text:p>980.3914314409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2.3586064147" calcext:value-type="float">
            <text:p>982.3586064147</text:p>
          </table:table-cell>
          <table:table-cell office:value-type="float" office:value="980.150567270823" calcext:value-type="float">
            <text:p>980.1505672708</text:p>
          </table:table-cell>
          <table:table-cell office:value-type="float" office:value="980.298396781808" calcext:value-type="float">
            <text:p>980.2983967818</text:p>
          </table:table-cell>
          <table:table-cell office:value-type="float" office:value="981.964263493834" calcext:value-type="float">
            <text:p>981.9642634938</text:p>
          </table:table-cell>
          <table:table-cell office:value-type="float" office:value="967.579830618447" calcext:value-type="float">
            <text:p>967.5798306184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912359656521" calcext:value-type="float">
            <text:p>981.9123596565</text:p>
          </table:table-cell>
          <table:table-cell office:value-type="float" office:value="980.488450932353" calcext:value-type="float">
            <text:p>980.4884509324</text:p>
          </table:table-cell>
          <table:table-cell office:value-type="float" office:value="980.214794891275" calcext:value-type="float">
            <text:p>980.2147948913</text:p>
          </table:table-cell>
          <table:table-cell office:value-type="float" office:value="967.464202174449" calcext:value-type="float">
            <text:p>967.4642021744</text:p>
          </table:table-cell>
          <table:table-cell office:value-type="float" office:value="968.093420523333" calcext:value-type="float">
            <text:p>968.0934205233</text:p>
          </table:table-cell>
          <table:table-cell office:value-type="float" office:value="980.367344717922" calcext:value-type="float">
            <text:p>980.3673447179</text:p>
          </table:table-cell>
          <table:table-cell office:value-type="float" office:value="981.920366590484" calcext:value-type="float">
            <text:p>981.9203665905</text:p>
          </table:table-cell>
          <table:table-cell office:value-type="float" office:value="980.1188008761" calcext:value-type="float">
            <text:p>980.1188008761</text:p>
          </table:table-cell>
          <table:table-cell office:value-type="float" office:value="975.005636379121" calcext:value-type="float">
            <text:p>975.0056363791</text:p>
          </table:table-cell>
          <table:table-cell office:value-type="float" office:value="981.973472028108" calcext:value-type="float">
            <text:p>981.9734720281</text:p>
          </table:table-cell>
          <table:table-cell office:value-type="float" office:value="982.363613667093" calcext:value-type="float">
            <text:p>982.3636136671</text:p>
          </table:table-cell>
        </table:table-row>
        <table:table-row table:style-name="ro1">
          <table:table-cell office:value-type="float" office:value="979.886024558328" calcext:value-type="float">
            <text:p>979.8860245583</text:p>
          </table:table-cell>
          <table:table-cell office:value-type="float" office:value="967.220716721044" calcext:value-type="float">
            <text:p>967.220716721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0.058209894106" calcext:value-type="float">
            <text:p>980.0582098941</text:p>
          </table:table-cell>
          <table:table-cell office:value-type="float" office:value="981.577187782886" calcext:value-type="float">
            <text:p>981.5771877829</text:p>
          </table:table-cell>
          <table:table-cell office:value-type="float" office:value="980.450802160656" calcext:value-type="float">
            <text:p>980.4508021607</text:p>
          </table:table-cell>
          <table:table-cell office:value-type="float" office:value="981.763660470119" calcext:value-type="float">
            <text:p>981.7636604701</text:p>
          </table:table-cell>
          <table:table-cell office:value-type="float" office:value="955.130698873917" calcext:value-type="float">
            <text:p>955.1306988739</text:p>
          </table:table-cell>
          <table:table-cell office:value-type="float" office:value="980.33195002826" calcext:value-type="float">
            <text:p>980.3319500283</text:p>
          </table:table-cell>
          <table:table-cell office:value-type="float" office:value="981.731303813712" calcext:value-type="float">
            <text:p>981.7313038137</text:p>
          </table:table-cell>
          <table:table-cell office:value-type="float" office:value="980.147112814183" calcext:value-type="float">
            <text:p>980.1471128142</text:p>
          </table:table-cell>
          <table:table-cell office:value-type="float" office:value="979.933906046193" calcext:value-type="float">
            <text:p>979.9339060462</text:p>
          </table:table-cell>
          <table:table-cell office:value-type="float" office:value="966.892675590983" calcext:value-type="float">
            <text:p>966.892675591</text:p>
          </table:table-cell>
          <table:table-cell office:value-type="float" office:value="967.2488967322" calcext:value-type="float">
            <text:p>967.2488967322</text:p>
          </table:table-cell>
          <table:table-cell office:value-type="float" office:value="980.211941785993" calcext:value-type="float">
            <text:p>980.211941786</text:p>
          </table:table-cell>
          <table:table-cell office:value-type="float" office:value="981.741957787086" calcext:value-type="float">
            <text:p>981.7419577871</text:p>
          </table:table-cell>
          <table:table-cell office:value-type="float" office:value="981.660050076387" calcext:value-type="float">
            <text:p>981.6600500764</text:p>
          </table:table-cell>
          <table:table-cell office:value-type="float" office:value="975.734046142002" calcext:value-type="float">
            <text:p>975.734046142</text:p>
          </table:table-cell>
          <table:table-cell office:value-type="float" office:value="981.783124457351" calcext:value-type="float">
            <text:p>981.7831244574</text:p>
          </table:table-cell>
          <table:table-cell office:value-type="float" office:value="982.467891232191" calcext:value-type="float">
            <text:p>982.4678912322</text:p>
          </table:table-cell>
        </table:table-row>
        <table:table-row table:style-name="ro1">
          <table:table-cell office:value-type="float" office:value="979.62183175233" calcext:value-type="float">
            <text:p>979.6218317523</text:p>
          </table:table-cell>
          <table:table-cell office:value-type="float" office:value="966.539423047729" calcext:value-type="float">
            <text:p>966.5394230477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79.715240963705" calcext:value-type="float">
            <text:p>979.7152409637</text:p>
          </table:table-cell>
          <table:table-cell office:value-type="float" office:value="981.402087049472" calcext:value-type="float">
            <text:p>981.4020870495</text:p>
          </table:table-cell>
          <table:table-cell office:value-type="float" office:value="981.358363905387" calcext:value-type="float">
            <text:p>981.3583639054</text:p>
          </table:table-cell>
          <table:table-cell office:value-type="float" office:value="981.552546874103" calcext:value-type="float">
            <text:p>981.5525468741</text:p>
          </table:table-cell>
          <table:table-cell office:value-type="float" office:value="956.655603606607" calcext:value-type="float">
            <text:p>956.6556036066</text:p>
          </table:table-cell>
          <table:table-cell office:value-type="float" office:value="980.101113182409" calcext:value-type="float">
            <text:p>980.1011131824</text:p>
          </table:table-cell>
          <table:table-cell office:value-type="float" office:value="974.712817418709" calcext:value-type="float">
            <text:p>974.7128174187</text:p>
          </table:table-cell>
          <table:table-cell office:value-type="float" office:value="979.889997432941" calcext:value-type="float">
            <text:p>979.8899974329</text:p>
          </table:table-cell>
          <table:table-cell office:value-type="float" office:value="979.724185061642" calcext:value-type="float">
            <text:p>979.7241850616</text:p>
          </table:table-cell>
          <table:table-cell office:value-type="float" office:value="966.326574855368" calcext:value-type="float">
            <text:p>966.3265748554</text:p>
          </table:table-cell>
          <table:table-cell office:value-type="float" office:value="966.459488371906" calcext:value-type="float">
            <text:p>966.4594883719</text:p>
          </table:table-cell>
          <table:table-cell office:value-type="float" office:value="981.712111925237" calcext:value-type="float">
            <text:p>981.7121119252</text:p>
          </table:table-cell>
          <table:table-cell office:value-type="float" office:value="981.580900311392" calcext:value-type="float">
            <text:p>981.5809003114</text:p>
          </table:table-cell>
          <table:table-cell office:value-type="float" office:value="981.467507117724" calcext:value-type="float">
            <text:p>981.4675071177</text:p>
          </table:table-cell>
          <table:table-cell office:value-type="float" office:value="976.234481569209" calcext:value-type="float">
            <text:p>976.2344815692</text:p>
          </table:table-cell>
          <table:table-cell office:value-type="float" office:value="981.573618084239" calcext:value-type="float">
            <text:p>981.5736180842</text:p>
          </table:table-cell>
          <table:table-cell office:value-type="float" office:value="971.785679663943" calcext:value-type="float">
            <text:p>971.7856796639</text:p>
          </table:table-cell>
        </table:table-row>
        <table:table-row table:style-name="ro1">
          <table:table-cell office:value-type="float" office:value="981.150996208277" calcext:value-type="float">
            <text:p>981.1509962083</text:p>
          </table:table-cell>
          <table:table-cell office:value-type="float" office:value="953.581683974203" calcext:value-type="float">
            <text:p>953.5816839742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70.255506834526" calcext:value-type="float">
            <text:p>970.2555068345</text:p>
          </table:table-cell>
          <table:table-cell office:value-type="float" office:value="981.221877822615" calcext:value-type="float">
            <text:p>981.2218778226</text:p>
          </table:table-cell>
          <table:table-cell office:value-type="float" office:value="981.544827431551" calcext:value-type="float">
            <text:p>981.5448274316</text:p>
          </table:table-cell>
          <table:table-cell office:value-type="float" office:value="986.327694896403" calcext:value-type="float">
            <text:p>986.3276948964</text:p>
          </table:table-cell>
          <table:table-cell office:value-type="float" office:value="941.053833118037" calcext:value-type="float">
            <text:p>941.053833118</text:p>
          </table:table-cell>
          <table:table-cell office:value-type="float" office:value="979.860365534797" calcext:value-type="float">
            <text:p>979.8603655348</text:p>
          </table:table-cell>
          <table:table-cell office:value-type="float" office:value="975.102773082389" calcext:value-type="float">
            <text:p>975.1027730824</text:p>
          </table:table-cell>
          <table:table-cell office:value-type="float" office:value="979.622902311619" calcext:value-type="float">
            <text:p>979.6229023116</text:p>
          </table:table-cell>
          <table:table-cell office:value-type="float" office:value="979.52420442537" calcext:value-type="float">
            <text:p>979.5242044254</text:p>
          </table:table-cell>
          <table:table-cell office:value-type="float" office:value="965.727867980438" calcext:value-type="float">
            <text:p>965.7278679804</text:p>
          </table:table-cell>
          <table:table-cell office:value-type="float" office:value="965.82393886874" calcext:value-type="float">
            <text:p>965.8239388687</text:p>
          </table:table-cell>
          <table:table-cell office:value-type="float" office:value="981.578087984484" calcext:value-type="float">
            <text:p>981.5780879845</text:p>
          </table:table-cell>
          <table:table-cell office:value-type="float" office:value="981.413463508469" calcext:value-type="float">
            <text:p>981.4134635085</text:p>
          </table:table-cell>
          <table:table-cell office:value-type="float" office:value="981.269140013483" calcext:value-type="float">
            <text:p>981.2691400135</text:p>
          </table:table-cell>
          <table:table-cell office:value-type="float" office:value="976.461202154751" calcext:value-type="float">
            <text:p>976.4612021548</text:p>
          </table:table-cell>
          <table:table-cell office:value-type="float" office:value="981.416850679746" calcext:value-type="float">
            <text:p>981.4168506797</text:p>
          </table:table-cell>
          <table:table-cell office:value-type="float" office:value="971.408456146134" calcext:value-type="float">
            <text:p>971.4084561461</text:p>
          </table:table-cell>
        </table:table-row>
        <table:table-row table:style-name="ro1">
          <table:table-cell office:value-type="float" office:value="981.372463197719" calcext:value-type="float">
            <text:p>981.3724631977</text:p>
          </table:table-cell>
          <table:table-cell office:value-type="float" office:value="952.547804263561" calcext:value-type="float">
            <text:p>952.5478042636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69.36486942723" calcext:value-type="float">
            <text:p>969.3648694272</text:p>
          </table:table-cell>
          <table:table-cell office:value-type="float" office:value="981.020413954865" calcext:value-type="float">
            <text:p>981.0204139549</text:p>
          </table:table-cell>
          <table:table-cell office:value-type="float" office:value="981.67286347406" calcext:value-type="float">
            <text:p>981.6728634741</text:p>
          </table:table-cell>
          <table:table-cell office:value-type="float" office:value="986.326951898631" calcext:value-type="float">
            <text:p>986.3269518986</text:p>
          </table:table-cell>
          <table:table-cell office:value-type="float" office:value="938.554542219862" calcext:value-type="float">
            <text:p>938.5545422199</text:p>
          </table:table-cell>
          <table:table-cell office:value-type="float" office:value="979.600803119087" calcext:value-type="float">
            <text:p>979.6008031191</text:p>
          </table:table-cell>
          <table:table-cell office:value-type="float" office:value="975.81896914228" calcext:value-type="float">
            <text:p>975.8189691423</text:p>
          </table:table-cell>
          <table:table-cell office:value-type="float" office:value="979.901914723964" calcext:value-type="float">
            <text:p>979.901914724</text:p>
          </table:table-cell>
          <table:table-cell office:value-type="float" office:value="979.313062856377" calcext:value-type="float">
            <text:p>979.3130628564</text:p>
          </table:table-cell>
          <table:table-cell office:value-type="float" office:value="965.046530699576" calcext:value-type="float">
            <text:p>965.0465306996</text:p>
          </table:table-cell>
          <table:table-cell office:value-type="float" office:value="952.301607004889" calcext:value-type="float">
            <text:p>952.3016070049</text:p>
          </table:table-cell>
          <table:table-cell office:value-type="float" office:value="981.422804012467" calcext:value-type="float">
            <text:p>981.4228040125</text:p>
          </table:table-cell>
          <table:table-cell office:value-type="float" office:value="974.127256866463" calcext:value-type="float">
            <text:p>974.1272568665</text:p>
          </table:table-cell>
          <table:table-cell office:value-type="float" office:value="981.058007334088" calcext:value-type="float">
            <text:p>981.0580073341</text:p>
          </table:table-cell>
          <table:table-cell office:value-type="float" office:value="960.074649188699" calcext:value-type="float">
            <text:p>960.0746491887</text:p>
          </table:table-cell>
          <table:table-cell office:value-type="float" office:value="981.268185850733" calcext:value-type="float">
            <text:p>981.2681858507</text:p>
          </table:table-cell>
          <table:table-cell office:value-type="float" office:value="971.100443758765" calcext:value-type="float">
            <text:p>971.1004437588</text:p>
          </table:table-cell>
        </table:table-row>
        <table:table-row table:style-name="ro1">
          <table:table-cell office:value-type="float" office:value="981.058933558451" calcext:value-type="float">
            <text:p>981.0589335585</text:p>
          </table:table-cell>
          <table:table-cell office:value-type="float" office:value="951.490352416589" calcext:value-type="float">
            <text:p>951.4903524166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68.494409567879" calcext:value-type="float">
            <text:p>968.4944095679</text:p>
          </table:table-cell>
          <table:table-cell office:value-type="float" office:value="980.800604530379" calcext:value-type="float">
            <text:p>980.8006045304</text:p>
          </table:table-cell>
          <table:table-cell office:value-type="float" office:value="981.747848252391" calcext:value-type="float">
            <text:p>981.7478482524</text:p>
          </table:table-cell>
          <table:table-cell office:value-type="float" office:value="982.3667509042" calcext:value-type="float">
            <text:p>982.3667509042</text:p>
          </table:table-cell>
          <table:table-cell office:value-type="float" office:value="936.238049507515" calcext:value-type="float">
            <text:p>936.2380495075</text:p>
          </table:table-cell>
          <table:table-cell office:value-type="float" office:value="979.307057709511" calcext:value-type="float">
            <text:p>979.3070577095</text:p>
          </table:table-cell>
          <table:table-cell office:value-type="float" office:value="976.256869109955" calcext:value-type="float">
            <text:p>976.25686911</text:p>
          </table:table-cell>
          <table:table-cell office:value-type="float" office:value="965.086350702539" calcext:value-type="float">
            <text:p>965.0863507025</text:p>
          </table:table-cell>
          <table:table-cell office:value-type="float" office:value="980.901842231741" calcext:value-type="float">
            <text:p>980.9018422317</text:p>
          </table:table-cell>
          <table:table-cell office:value-type="float" office:value="964.57493730684" calcext:value-type="float">
            <text:p>964.5749373068</text:p>
          </table:table-cell>
          <table:table-cell office:value-type="float" office:value="951.240884597452" calcext:value-type="float">
            <text:p>951.2408845975</text:p>
          </table:table-cell>
          <table:table-cell office:value-type="float" office:value="981.279803946488" calcext:value-type="float">
            <text:p>981.2798039465</text:p>
          </table:table-cell>
          <table:table-cell office:value-type="float" office:value="973.761329416547" calcext:value-type="float">
            <text:p>973.7613294165</text:p>
          </table:table-cell>
          <table:table-cell office:value-type="float" office:value="980.872072903845" calcext:value-type="float">
            <text:p>980.8720729038</text:p>
          </table:table-cell>
          <table:table-cell office:value-type="float" office:value="960.095823156779" calcext:value-type="float">
            <text:p>960.0958231568</text:p>
          </table:table-cell>
          <table:table-cell office:value-type="float" office:value="981.102691764096" calcext:value-type="float">
            <text:p>981.1026917641</text:p>
          </table:table-cell>
          <table:table-cell office:value-type="float" office:value="970.827672175725" calcext:value-type="float">
            <text:p>970.8276721757</text:p>
          </table:table-cell>
        </table:table-row>
        <table:table-row table:style-name="ro1">
          <table:table-cell office:value-type="float" office:value="980.769512346159" calcext:value-type="float">
            <text:p>980.7695123462</text:p>
          </table:table-cell>
          <table:table-cell office:value-type="float" office:value="950.421320183532" calcext:value-type="float">
            <text:p>950.4213201835</text:p>
          </table:table-cell>
          <table:table-cell office:value-type="float" office:value="980.462057373861" calcext:value-type="float">
            <text:p>980.4620573739</text:p>
          </table:table-cell>
          <table:table-cell office:value-type="float" office:value="969.288834360393" calcext:value-type="float">
            <text:p>969.2888343604</text:p>
          </table:table-cell>
          <table:table-cell office:value-type="float" office:value="980.638604362108" calcext:value-type="float">
            <text:p>980.6386043621</text:p>
          </table:table-cell>
          <table:table-cell office:value-type="float" office:value="981.792082290221" calcext:value-type="float">
            <text:p>981.7920822902</text:p>
          </table:table-cell>
          <table:table-cell office:value-type="float" office:value="982.469738014694" calcext:value-type="float">
            <text:p>982.4697380147</text:p>
          </table:table-cell>
          <table:table-cell office:value-type="float" office:value="937.772247987404" calcext:value-type="float">
            <text:p>937.7722479874</text:p>
          </table:table-cell>
          <table:table-cell office:value-type="float" office:value="964.368584074951" calcext:value-type="float">
            <text:p>964.368584075</text:p>
          </table:table-cell>
          <table:table-cell office:value-type="float" office:value="976.557358633224" calcext:value-type="float">
            <text:p>976.5573586332</text:p>
          </table:table-cell>
          <table:table-cell office:value-type="float" office:value="964.01529025133" calcext:value-type="float">
            <text:p>964.0152902513</text:p>
          </table:table-cell>
          <table:table-cell office:value-type="float" office:value="981.093527690215" calcext:value-type="float">
            <text:p>981.0935276902</text:p>
          </table:table-cell>
          <table:table-cell office:value-type="float" office:value="950.256824601064" calcext:value-type="float">
            <text:p>950.2568246011</text:p>
          </table:table-cell>
          <table:table-cell office:value-type="float" office:value="950.103309068913" calcext:value-type="float">
            <text:p>950.1033090689</text:p>
          </table:table-cell>
          <table:table-cell office:value-type="float" office:value="981.129956708762" calcext:value-type="float">
            <text:p>981.1299567088</text:p>
          </table:table-cell>
          <table:table-cell office:value-type="float" office:value="974.169926649827" calcext:value-type="float">
            <text:p>974.1699266498</text:p>
          </table:table-cell>
          <table:table-cell office:value-type="float" office:value="980.678589705638" calcext:value-type="float">
            <text:p>980.6785897056</text:p>
          </table:table-cell>
          <table:table-cell office:value-type="float" office:value="960.078338879327" calcext:value-type="float">
            <text:p>960.0783388793</text:p>
          </table:table-cell>
          <table:table-cell office:value-type="float" office:value="980.92427367209" calcext:value-type="float">
            <text:p>980.9242736721</text:p>
          </table:table-cell>
          <table:table-cell office:value-type="float" office:value="957.183397892144" calcext:value-type="float">
            <text:p>957.1833978921</text:p>
          </table:table-cell>
        </table:table-row>
        <table:table-row table:style-name="ro1">
          <table:table-cell office:value-type="float" office:value="980.546385837588" calcext:value-type="float">
            <text:p>980.5463858376</text:p>
          </table:table-cell>
          <table:table-cell office:value-type="float" office:value="949.267160572104" calcext:value-type="float">
            <text:p>949.2671605721</text:p>
          </table:table-cell>
          <table:table-cell office:value-type="float" office:value="980.088365836143" calcext:value-type="float">
            <text:p>980.0883658361</text:p>
          </table:table-cell>
          <table:table-cell office:value-type="float" office:value="970.331988449627" calcext:value-type="float">
            <text:p>970.3319884496</text:p>
          </table:table-cell>
          <table:table-cell office:value-type="float" office:value="980.459287303113" calcext:value-type="float">
            <text:p>980.4592873031</text:p>
          </table:table-cell>
          <table:table-cell office:value-type="float" office:value="981.810986022304" calcext:value-type="float">
            <text:p>981.8109860223</text:p>
          </table:table-cell>
          <table:table-cell office:value-type="float" office:value="982.65587801489" calcext:value-type="float">
            <text:p>982.6558780149</text:p>
          </table:table-cell>
          <table:table-cell office:value-type="float" office:value="935.002402722737" calcext:value-type="float">
            <text:p>935.0024027227</text:p>
          </table:table-cell>
          <table:table-cell office:value-type="float" office:value="963.8171451416" calcext:value-type="float">
            <text:p>963.8171451416</text:p>
          </table:table-cell>
          <table:table-cell office:value-type="float" office:value="980.636839355492" calcext:value-type="float">
            <text:p>980.6368393555</text:p>
          </table:table-cell>
          <table:table-cell office:value-type="float" office:value="963.132745643965" calcext:value-type="float">
            <text:p>963.132745644</text:p>
          </table:table-cell>
          <table:table-cell office:value-type="float" office:value="986.220761336131" calcext:value-type="float">
            <text:p>986.2207613361</text:p>
          </table:table-cell>
          <table:table-cell office:value-type="float" office:value="949.307513332539" calcext:value-type="float">
            <text:p>949.3075133325</text:p>
          </table:table-cell>
          <table:table-cell office:value-type="float" office:value="948.866237767158" calcext:value-type="float">
            <text:p>948.8662377672</text:p>
          </table:table-cell>
          <table:table-cell office:value-type="float" office:value="980.958433870551" calcext:value-type="float">
            <text:p>980.9584338706</text:p>
          </table:table-cell>
          <table:table-cell office:value-type="float" office:value="973.507400421529" calcext:value-type="float">
            <text:p>973.5074004215</text:p>
          </table:table-cell>
          <table:table-cell office:value-type="float" office:value="972.590548431813" calcext:value-type="float">
            <text:p>972.5905484318</text:p>
          </table:table-cell>
          <table:table-cell office:value-type="float" office:value="960.996577575299" calcext:value-type="float">
            <text:p>960.9965775753</text:p>
          </table:table-cell>
          <table:table-cell office:value-type="float" office:value="980.722853425168" calcext:value-type="float">
            <text:p>980.7228534252</text:p>
          </table:table-cell>
          <table:table-cell office:value-type="float" office:value="956.488974512693" calcext:value-type="float">
            <text:p>956.4889745127</text:p>
          </table:table-cell>
        </table:table-row>
        <table:table-row table:style-name="ro1">
          <table:table-cell office:value-type="float" office:value="980.349532694262" calcext:value-type="float">
            <text:p>980.3495326943</text:p>
          </table:table-cell>
          <table:table-cell office:value-type="float" office:value="948.205152352441" calcext:value-type="float">
            <text:p>948.2051523524</text:p>
          </table:table-cell>
          <table:table-cell office:value-type="float" office:value="979.755666759364" calcext:value-type="float">
            <text:p>979.7556667594</text:p>
          </table:table-cell>
          <table:table-cell office:value-type="float" office:value="970.478078460051" calcext:value-type="float">
            <text:p>970.4780784601</text:p>
          </table:table-cell>
          <table:table-cell office:value-type="float" office:value="972.552711339415" calcext:value-type="float">
            <text:p>972.5527113394</text:p>
          </table:table-cell>
          <table:table-cell office:value-type="float" office:value="981.863787717741" calcext:value-type="float">
            <text:p>981.8637877177</text:p>
          </table:table-cell>
          <table:table-cell office:value-type="float" office:value="980.599245432186" calcext:value-type="float">
            <text:p>980.5992454322</text:p>
          </table:table-cell>
          <table:table-cell office:value-type="float" office:value="949.436658144788" calcext:value-type="float">
            <text:p>949.4366581448</text:p>
          </table:table-cell>
          <table:table-cell office:value-type="float" office:value="972.673140153246" calcext:value-type="float">
            <text:p>972.6731401532</text:p>
          </table:table-cell>
          <table:table-cell office:value-type="float" office:value="980.503402938537" calcext:value-type="float">
            <text:p>980.5034029385</text:p>
          </table:table-cell>
          <table:table-cell office:value-type="float" office:value="962.635311381397" calcext:value-type="float">
            <text:p>962.6353113814</text:p>
          </table:table-cell>
          <table:table-cell office:value-type="float" office:value="986.222301531222" calcext:value-type="float">
            <text:p>986.2223015312</text:p>
          </table:table-cell>
          <table:table-cell office:value-type="float" office:value="948.209224192218" calcext:value-type="float">
            <text:p>948.2092241922</text:p>
          </table:table-cell>
          <table:table-cell office:value-type="float" office:value="947.545644226743" calcext:value-type="float">
            <text:p>947.5456442267</text:p>
          </table:table-cell>
          <table:table-cell office:value-type="float" office:value="986.323098933708" calcext:value-type="float">
            <text:p>986.3230989337</text:p>
          </table:table-cell>
          <table:table-cell office:value-type="float" office:value="974.109987225324" calcext:value-type="float">
            <text:p>974.1099872253</text:p>
          </table:table-cell>
          <table:table-cell office:value-type="float" office:value="972.154000667509" calcext:value-type="float">
            <text:p>972.1540006675</text:p>
          </table:table-cell>
          <table:table-cell office:value-type="float" office:value="961.417621421607" calcext:value-type="float">
            <text:p>961.4176214216</text:p>
          </table:table-cell>
          <table:table-cell office:value-type="float" office:value="980.545468669255" calcext:value-type="float">
            <text:p>980.5454686693</text:p>
          </table:table-cell>
          <table:table-cell office:value-type="float" office:value="955.751816064963" calcext:value-type="float">
            <text:p>955.751816065</text:p>
          </table:table-cell>
        </table:table-row>
        <table:table-row table:style-name="ro1">
          <table:table-cell office:value-type="float" office:value="980.147083448647" calcext:value-type="float">
            <text:p>980.1470834486</text:p>
          </table:table-cell>
          <table:table-cell office:value-type="float" office:value="947.135832974772" calcext:value-type="float">
            <text:p>947.1358329748</text:p>
          </table:table-cell>
          <table:table-cell office:value-type="float" office:value="965.550555699004" calcext:value-type="float">
            <text:p>965.550555699</text:p>
          </table:table-cell>
          <table:table-cell office:value-type="float" office:value="963.97344541603" calcext:value-type="float">
            <text:p>963.973445416</text:p>
          </table:table-cell>
          <table:table-cell office:value-type="float" office:value="972.124402413391" calcext:value-type="float">
            <text:p>972.1244024134</text:p>
          </table:table-cell>
          <table:table-cell office:value-type="float" office:value="969.914290445677" calcext:value-type="float">
            <text:p>969.9142904457</text:p>
          </table:table-cell>
          <table:table-cell office:value-type="float" office:value="980.36810480485" calcext:value-type="float">
            <text:p>980.3681048049</text:p>
          </table:table-cell>
          <table:table-cell office:value-type="float" office:value="948.412809625835" calcext:value-type="float">
            <text:p>948.4128096258</text:p>
          </table:table-cell>
          <table:table-cell office:value-type="float" office:value="972.27569973882" calcext:value-type="float">
            <text:p>972.2756997388</text:p>
          </table:table-cell>
          <table:table-cell office:value-type="float" office:value="980.360634927198" calcext:value-type="float">
            <text:p>980.3606349272</text:p>
          </table:table-cell>
          <table:table-cell office:value-type="float" office:value="971.847037185044" calcext:value-type="float">
            <text:p>971.847037185</text:p>
          </table:table-cell>
          <table:table-cell office:value-type="float" office:value="986.21455482766" calcext:value-type="float">
            <text:p>986.2145548277</text:p>
          </table:table-cell>
          <table:table-cell office:value-type="float" office:value="949.29376352118" calcext:value-type="float">
            <text:p>949.2937635212</text:p>
          </table:table-cell>
          <table:table-cell office:value-type="float" office:value="946.196242225152" calcext:value-type="float">
            <text:p>946.1962422252</text:p>
          </table:table-cell>
          <table:table-cell office:value-type="float" office:value="986.322541381983" calcext:value-type="float">
            <text:p>986.322541382</text:p>
          </table:table-cell>
          <table:table-cell office:value-type="float" office:value="974.772995569241" calcext:value-type="float">
            <text:p>974.7729955692</text:p>
          </table:table-cell>
          <table:table-cell office:value-type="float" office:value="971.678259819885" calcext:value-type="float">
            <text:p>971.6782598199</text:p>
          </table:table-cell>
          <table:table-cell office:value-type="float" office:value="961.036747327612" calcext:value-type="float">
            <text:p>961.0367473276</text:p>
          </table:table-cell>
          <table:table-cell office:value-type="float" office:value="980.372894647954" calcext:value-type="float">
            <text:p>980.372894648</text:p>
          </table:table-cell>
          <table:table-cell office:value-type="float" office:value="956.627736013984" calcext:value-type="float">
            <text:p>956.627736014</text:p>
          </table:table-cell>
        </table:table-row>
        <table:table-row table:style-name="ro1">
          <table:table-cell office:value-type="float" office:value="979.965929935359" calcext:value-type="float">
            <text:p>979.9659299354</text:p>
          </table:table-cell>
          <table:table-cell office:value-type="float" office:value="933.676145265509" calcext:value-type="float">
            <text:p>933.6761452655</text:p>
          </table:table-cell>
          <table:table-cell office:value-type="float" office:value="964.787348841376" calcext:value-type="float">
            <text:p>964.7873488414</text:p>
          </table:table-cell>
          <table:table-cell office:value-type="float" office:value="962.992294170932" calcext:value-type="float">
            <text:p>962.9922941709</text:p>
          </table:table-cell>
          <table:table-cell office:value-type="float" office:value="971.657742046773" calcext:value-type="float">
            <text:p>971.6577420468</text:p>
          </table:table-cell>
          <table:table-cell office:value-type="float" office:value="969.646116346562" calcext:value-type="float">
            <text:p>969.6461163466</text:p>
          </table:table-cell>
          <table:table-cell office:value-type="float" office:value="980.137096252373" calcext:value-type="float">
            <text:p>980.1370962524</text:p>
          </table:table-cell>
          <table:table-cell office:value-type="float" office:value="947.483837729806" calcext:value-type="float">
            <text:p>947.4838377298</text:p>
          </table:table-cell>
          <table:table-cell office:value-type="float" office:value="971.828359339118" calcext:value-type="float">
            <text:p>971.8283593391</text:p>
          </table:table-cell>
          <table:table-cell office:value-type="float" office:value="980.128265026959" calcext:value-type="float">
            <text:p>980.128265027</text:p>
          </table:table-cell>
          <table:table-cell office:value-type="float" office:value="971.493602479275" calcext:value-type="float">
            <text:p>971.4936024793</text:p>
          </table:table-cell>
          <table:table-cell office:value-type="float" office:value="986.182456231593" calcext:value-type="float">
            <text:p>986.1824562316</text:p>
          </table:table-cell>
          <table:table-cell office:value-type="float" office:value="951.416741251705" calcext:value-type="float">
            <text:p>951.4167412517</text:p>
          </table:table-cell>
          <table:table-cell office:value-type="float" office:value="944.835066724859" calcext:value-type="float">
            <text:p>944.8350667249</text:p>
          </table:table-cell>
          <table:table-cell office:value-type="float" office:value="986.32303533852" calcext:value-type="float">
            <text:p>986.3230353385</text:p>
          </table:table-cell>
          <table:table-cell office:value-type="float" office:value="969.10690210002" calcext:value-type="float">
            <text:p>969.1069021</text:p>
          </table:table-cell>
          <table:table-cell office:value-type="float" office:value="971.321134384402" calcext:value-type="float">
            <text:p>971.3211343844</text:p>
          </table:table-cell>
          <table:table-cell office:value-type="float" office:value="960.727602538475" calcext:value-type="float">
            <text:p>960.7276025385</text:p>
          </table:table-cell>
          <table:table-cell office:value-type="float" office:value="980.198172388029" calcext:value-type="float">
            <text:p>980.198172388</text:p>
          </table:table-cell>
          <table:table-cell office:value-type="float" office:value="942.26502212849" calcext:value-type="float">
            <text:p>942.2650221285</text:p>
          </table:table-cell>
        </table:table-row>
        <table:table-row table:style-name="ro1">
          <table:table-cell office:value-type="float" office:value="979.783331452567" calcext:value-type="float">
            <text:p>979.7833314526</text:p>
          </table:table-cell>
          <table:table-cell office:value-type="float" office:value="932.076597585182" calcext:value-type="float">
            <text:p>932.0765975852</text:p>
          </table:table-cell>
          <table:table-cell office:value-type="float" office:value="964.083385135347" calcext:value-type="float">
            <text:p>964.0833851353</text:p>
          </table:table-cell>
          <table:table-cell office:value-type="float" office:value="962.381759490263" calcext:value-type="float">
            <text:p>962.3817594903</text:p>
          </table:table-cell>
          <table:table-cell office:value-type="float" office:value="969.679616230938" calcext:value-type="float">
            <text:p>969.6796162309</text:p>
          </table:table-cell>
          <table:table-cell office:value-type="float" office:value="954.719289499793" calcext:value-type="float">
            <text:p>954.7192894998</text:p>
          </table:table-cell>
          <table:table-cell office:value-type="float" office:value="979.943765719906" calcext:value-type="float">
            <text:p>979.9437657199</text:p>
          </table:table-cell>
          <table:table-cell office:value-type="float" office:value="946.552444574575" calcext:value-type="float">
            <text:p>946.5524445746</text:p>
          </table:table-cell>
          <table:table-cell office:value-type="float" office:value="971.447650880615" calcext:value-type="float">
            <text:p>971.4476508806</text:p>
          </table:table-cell>
          <table:table-cell office:value-type="float" office:value="979.903611999147" calcext:value-type="float">
            <text:p>979.9036119991</text:p>
          </table:table-cell>
          <table:table-cell office:value-type="float" office:value="971.094543751864" calcext:value-type="float">
            <text:p>971.0945437519</text:p>
          </table:table-cell>
          <table:table-cell office:value-type="float" office:value="979.833761700158" calcext:value-type="float">
            <text:p>979.8337617002</text:p>
          </table:table-cell>
          <table:table-cell office:value-type="float" office:value="958.137393629406" calcext:value-type="float">
            <text:p>958.1373936294</text:p>
          </table:table-cell>
          <table:table-cell office:value-type="float" office:value="943.799518997859" calcext:value-type="float">
            <text:p>943.7995189979</text:p>
          </table:table-cell>
          <table:table-cell office:value-type="float" office:value="982.534123652106" calcext:value-type="float">
            <text:p>982.5341236521</text:p>
          </table:table-cell>
          <table:table-cell office:value-type="float" office:value="969.110949520565" calcext:value-type="float">
            <text:p>969.1109495206</text:p>
          </table:table-cell>
          <table:table-cell office:value-type="float" office:value="960.089890375461" calcext:value-type="float">
            <text:p>960.0898903755</text:p>
          </table:table-cell>
          <table:table-cell office:value-type="float" office:value="960.52837203328" calcext:value-type="float">
            <text:p>960.5283720333</text:p>
          </table:table-cell>
          <table:table-cell office:value-type="float" office:value="971.498807796305" calcext:value-type="float">
            <text:p>971.4988077963</text:p>
          </table:table-cell>
          <table:table-cell office:value-type="float" office:value="940.349493299632" calcext:value-type="float">
            <text:p>940.3494932996</text:p>
          </table:table-cell>
        </table:table-row>
        <table:table-row table:style-name="ro1">
          <table:table-cell office:value-type="float" office:value="979.611750728232" calcext:value-type="float">
            <text:p>979.6117507282</text:p>
          </table:table-cell>
          <table:table-cell office:value-type="float" office:value="920.150543320067" calcext:value-type="float">
            <text:p>920.1505433201</text:p>
          </table:table-cell>
          <table:table-cell office:value-type="float" office:value="963.360308946433" calcext:value-type="float">
            <text:p>963.3603089464</text:p>
          </table:table-cell>
          <table:table-cell office:value-type="float" office:value="953.368073465278" calcext:value-type="float">
            <text:p>953.3680734653</text:p>
          </table:table-cell>
          <table:table-cell office:value-type="float" office:value="969.150123216486" calcext:value-type="float">
            <text:p>969.1501232165</text:p>
          </table:table-cell>
          <table:table-cell office:value-type="float" office:value="954.232844074086" calcext:value-type="float">
            <text:p>954.2328440741</text:p>
          </table:table-cell>
          <table:table-cell office:value-type="float" office:value="969.524704977995" calcext:value-type="float">
            <text:p>969.524704978</text:p>
          </table:table-cell>
          <table:table-cell office:value-type="float" office:value="945.810998206971" calcext:value-type="float">
            <text:p>945.810998207</text:p>
          </table:table-cell>
          <table:table-cell office:value-type="float" office:value="971.07421517426" calcext:value-type="float">
            <text:p>971.0742151743</text:p>
          </table:table-cell>
          <table:table-cell office:value-type="float" office:value="973.065759388573" calcext:value-type="float">
            <text:p>973.0657593886</text:p>
          </table:table-cell>
          <table:table-cell office:value-type="float" office:value="971.459071942487" calcext:value-type="float">
            <text:p>971.4590719425</text:p>
          </table:table-cell>
          <table:table-cell office:value-type="float" office:value="979.213572116639" calcext:value-type="float">
            <text:p>979.2135721166</text:p>
          </table:table-cell>
          <table:table-cell office:value-type="float" office:value="958.76581447602" calcext:value-type="float">
            <text:p>958.765814476</text:p>
          </table:table-cell>
          <table:table-cell office:value-type="float" office:value="942.821210284489" calcext:value-type="float">
            <text:p>942.8212102845</text:p>
          </table:table-cell>
          <table:table-cell office:value-type="float" office:value="982.444533083764" calcext:value-type="float">
            <text:p>982.4445330838</text:p>
          </table:table-cell>
          <table:table-cell office:value-type="float" office:value="957.600521385709" calcext:value-type="float">
            <text:p>957.6005213857</text:p>
          </table:table-cell>
          <table:table-cell office:value-type="float" office:value="959.525483765143" calcext:value-type="float">
            <text:p>959.5254837651</text:p>
          </table:table-cell>
          <table:table-cell office:value-type="float" office:value="954.441090679494" calcext:value-type="float">
            <text:p>954.4410906795</text:p>
          </table:table-cell>
          <table:table-cell office:value-type="float" office:value="971.12089179494" calcext:value-type="float">
            <text:p>971.1208917949</text:p>
          </table:table-cell>
          <table:table-cell office:value-type="float" office:value="928.374432660943" calcext:value-type="float">
            <text:p>928.3744326609</text:p>
          </table:table-cell>
        </table:table-row>
        <table:table-row table:style-name="ro1">
          <table:table-cell office:value-type="float" office:value="979.431690614472" calcext:value-type="float">
            <text:p>979.4316906145</text:p>
          </table:table-cell>
          <table:table-cell office:value-type="float" office:value="922.047258111091" calcext:value-type="float">
            <text:p>922.0472581111</text:p>
          </table:table-cell>
          <table:table-cell office:value-type="float" office:value="962.563290684896" calcext:value-type="float">
            <text:p>962.5632906849</text:p>
          </table:table-cell>
          <table:table-cell office:value-type="float" office:value="954.107053820312" calcext:value-type="float">
            <text:p>954.1070538203</text:p>
          </table:table-cell>
          <table:table-cell office:value-type="float" office:value="968.75301875756" calcext:value-type="float">
            <text:p>968.7530187576</text:p>
          </table:table-cell>
          <table:table-cell office:value-type="float" office:value="953.666027611148" calcext:value-type="float">
            <text:p>953.6660276111</text:p>
          </table:table-cell>
          <table:table-cell office:value-type="float" office:value="970.217411539161" calcext:value-type="float">
            <text:p>970.2174115392</text:p>
          </table:table-cell>
          <table:table-cell office:value-type="float" office:value="946.759955195832" calcext:value-type="float">
            <text:p>946.7599551958</text:p>
          </table:table-cell>
          <table:table-cell office:value-type="float" office:value="970.676359844135" calcext:value-type="float">
            <text:p>970.6763598441</text:p>
          </table:table-cell>
          <table:table-cell office:value-type="float" office:value="972.372654534646" calcext:value-type="float">
            <text:p>972.3726545346</text:p>
          </table:table-cell>
          <table:table-cell office:value-type="float" office:value="970.812139315243" calcext:value-type="float">
            <text:p>970.8121393152</text:p>
          </table:table-cell>
          <table:table-cell office:value-type="float" office:value="978.737015801133" calcext:value-type="float">
            <text:p>978.7370158011</text:p>
          </table:table-cell>
          <table:table-cell office:value-type="float" office:value="957.943626935466" calcext:value-type="float">
            <text:p>957.9436269355</text:p>
          </table:table-cell>
          <table:table-cell office:value-type="float" office:value="941.809117568672" calcext:value-type="float">
            <text:p>941.8091175687</text:p>
          </table:table-cell>
          <table:table-cell office:value-type="float" office:value="974.741049291449" calcext:value-type="float">
            <text:p>974.7410492914</text:p>
          </table:table-cell>
          <table:table-cell office:value-type="float" office:value="957.015363657588" calcext:value-type="float">
            <text:p>957.0153636576</text:p>
          </table:table-cell>
          <table:table-cell office:value-type="float" office:value="958.893445677514" calcext:value-type="float">
            <text:p>958.8934456775</text:p>
          </table:table-cell>
          <table:table-cell office:value-type="float" office:value="954.031762439117" calcext:value-type="float">
            <text:p>954.0317624391</text:p>
          </table:table-cell>
          <table:table-cell office:value-type="float" office:value="970.862514977972" calcext:value-type="float">
            <text:p>970.862514978</text:p>
          </table:table-cell>
          <table:table-cell office:value-type="float" office:value="930.776428300376" calcext:value-type="float">
            <text:p>930.7764283004</text:p>
          </table:table-cell>
        </table:table-row>
        <table:table-row table:style-name="ro1">
          <table:table-cell office:value-type="float" office:value="979.255860548695" calcext:value-type="float">
            <text:p>979.2558605487</text:p>
          </table:table-cell>
          <table:table-cell office:value-type="float" office:value="925.398437459665" calcext:value-type="float">
            <text:p>925.3984374597</text:p>
          </table:table-cell>
          <table:table-cell office:value-type="float" office:value="961.971713362628" calcext:value-type="float">
            <text:p>961.9717133626</text:p>
          </table:table-cell>
          <table:table-cell office:value-type="float" office:value="954.881248762862" calcext:value-type="float">
            <text:p>954.8812487629</text:p>
          </table:table-cell>
          <table:table-cell office:value-type="float" office:value="969.229011262552" calcext:value-type="float">
            <text:p>969.2290112626</text:p>
          </table:table-cell>
          <table:table-cell office:value-type="float" office:value="968.444687376362" calcext:value-type="float">
            <text:p>968.4446873764</text:p>
          </table:table-cell>
          <table:table-cell office:value-type="float" office:value="971.250641098984" calcext:value-type="float">
            <text:p>971.250641099</text:p>
          </table:table-cell>
          <table:table-cell office:value-type="float" office:value="945.252894832623" calcext:value-type="float">
            <text:p>945.2528948326</text:p>
          </table:table-cell>
          <table:table-cell office:value-type="float" office:value="970.276882814136" calcext:value-type="float">
            <text:p>970.2768828141</text:p>
          </table:table-cell>
          <table:table-cell office:value-type="float" office:value="971.691590270022" calcext:value-type="float">
            <text:p>971.69159027</text:p>
          </table:table-cell>
          <table:table-cell office:value-type="float" office:value="970.250808764732" calcext:value-type="float">
            <text:p>970.2508087647</text:p>
          </table:table-cell>
          <table:table-cell office:value-type="float" office:value="979.160440434063" calcext:value-type="float">
            <text:p>979.1604404341</text:p>
          </table:table-cell>
          <table:table-cell office:value-type="float" office:value="955.467774788722" calcext:value-type="float">
            <text:p>955.4677747887</text:p>
          </table:table-cell>
          <table:table-cell office:value-type="float" office:value="926.395129398944" calcext:value-type="float">
            <text:p>926.3951293989</text:p>
          </table:table-cell>
          <table:table-cell office:value-type="float" office:value="974.484025168476" calcext:value-type="float">
            <text:p>974.4840251685</text:p>
          </table:table-cell>
          <table:table-cell office:value-type="float" office:value="956.491821609035" calcext:value-type="float">
            <text:p>956.491821609</text:p>
          </table:table-cell>
          <table:table-cell office:value-type="float" office:value="947.074391644719" calcext:value-type="float">
            <text:p>947.0743916447</text:p>
          </table:table-cell>
          <table:table-cell office:value-type="float" office:value="945.692903093399" calcext:value-type="float">
            <text:p>945.6929030934</text:p>
          </table:table-cell>
          <table:table-cell office:value-type="float" office:value="971.244840734703" calcext:value-type="float">
            <text:p>971.2448407347</text:p>
          </table:table-cell>
          <table:table-cell office:value-type="float" office:value="932.848481118414" calcext:value-type="float">
            <text:p>932.8484811184</text:p>
          </table:table-cell>
        </table:table-row>
        <table:table-row table:style-name="ro1">
          <table:table-cell office:value-type="float" office:value="979.076434995598" calcext:value-type="float">
            <text:p>979.0764349956</text:p>
          </table:table-cell>
          <table:table-cell office:value-type="float" office:value="927.286245140161" calcext:value-type="float">
            <text:p>927.2862451402</text:p>
          </table:table-cell>
          <table:table-cell office:value-type="float" office:value="961.423184438395" calcext:value-type="float">
            <text:p>961.4231844384</text:p>
          </table:table-cell>
          <table:table-cell office:value-type="float" office:value="956.016569786155" calcext:value-type="float">
            <text:p>956.0165697862</text:p>
          </table:table-cell>
          <table:table-cell office:value-type="float" office:value="970.039642004215" calcext:value-type="float">
            <text:p>970.0396420042</text:p>
          </table:table-cell>
          <table:table-cell office:value-type="float" office:value="968.75753316398" calcext:value-type="float">
            <text:p>968.757533164</text:p>
          </table:table-cell>
          <table:table-cell office:value-type="float" office:value="971.686912953433" calcext:value-type="float">
            <text:p>971.6869129534</text:p>
          </table:table-cell>
          <table:table-cell office:value-type="float" office:value="952.540629347462" calcext:value-type="float">
            <text:p>952.5406293475</text:p>
          </table:table-cell>
          <table:table-cell office:value-type="float" office:value="958.453068296436" calcext:value-type="float">
            <text:p>958.4530682964</text:p>
          </table:table-cell>
          <table:table-cell office:value-type="float" office:value="971.21557793253" calcext:value-type="float">
            <text:p>971.2155779325</text:p>
          </table:table-cell>
          <table:table-cell office:value-type="float" office:value="969.804821999813" calcext:value-type="float">
            <text:p>969.8048219998</text:p>
          </table:table-cell>
          <table:table-cell office:value-type="float" office:value="978.51401363102" calcext:value-type="float">
            <text:p>978.514013631</text:p>
          </table:table-cell>
          <table:table-cell office:value-type="float" office:value="943.690786843212" calcext:value-type="float">
            <text:p>943.6907868432</text:p>
          </table:table-cell>
          <table:table-cell office:value-type="float" office:value="924.980354779583" calcext:value-type="float">
            <text:p>924.9803547796</text:p>
          </table:table-cell>
          <table:table-cell office:value-type="float" office:value="974.293487765416" calcext:value-type="float">
            <text:p>974.2934877654</text:p>
          </table:table-cell>
          <table:table-cell office:value-type="float" office:value="955.951235837435" calcext:value-type="float">
            <text:p>955.9512358374</text:p>
          </table:table-cell>
          <table:table-cell office:value-type="float" office:value="946.176957806812" calcext:value-type="float">
            <text:p>946.1769578068</text:p>
          </table:table-cell>
          <table:table-cell office:value-type="float" office:value="945.290467351396" calcext:value-type="float">
            <text:p>945.2904673514</text:p>
          </table:table-cell>
          <table:table-cell office:value-type="float" office:value="970.697295108186" calcext:value-type="float">
            <text:p>970.6972951082</text:p>
          </table:table-cell>
          <table:table-cell office:value-type="float" office:value="933.758806483167" calcext:value-type="float">
            <text:p>933.7588064832</text:p>
          </table:table-cell>
        </table:table-row>
        <table:table-row table:style-name="ro1">
          <table:table-cell office:value-type="float" office:value="978.88373638984" calcext:value-type="float">
            <text:p>978.8837363898</text:p>
          </table:table-cell>
          <table:table-cell office:value-type="float" office:value="924.946194654866" calcext:value-type="float">
            <text:p>924.9461946549</text:p>
          </table:table-cell>
          <table:table-cell office:value-type="float" office:value="945.424772003075" calcext:value-type="float">
            <text:p>945.4247720031</text:p>
          </table:table-cell>
          <table:table-cell office:value-type="float" office:value="970.633913501874" calcext:value-type="float">
            <text:p>970.6339135019</text:p>
          </table:table-cell>
          <table:table-cell office:value-type="float" office:value="959.10727026696" calcext:value-type="float">
            <text:p>959.107270267</text:p>
          </table:table-cell>
          <table:table-cell office:value-type="float" office:value="969.076070125622" calcext:value-type="float">
            <text:p>969.0760701256</text:p>
          </table:table-cell>
          <table:table-cell office:value-type="float" office:value="968.907999583843" calcext:value-type="float">
            <text:p>968.9079995838</text:p>
          </table:table-cell>
          <table:table-cell office:value-type="float" office:value="951.445641088274" calcext:value-type="float">
            <text:p>951.4456410883</text:p>
          </table:table-cell>
          <table:table-cell office:value-type="float" office:value="957.783610658408" calcext:value-type="float">
            <text:p>957.7836106584</text:p>
          </table:table-cell>
          <table:table-cell office:value-type="float" office:value="970.614416222442" calcext:value-type="float">
            <text:p>970.6144162224</text:p>
          </table:table-cell>
          <table:table-cell office:value-type="float" office:value="970.248532366752" calcext:value-type="float">
            <text:p>970.2485323668</text:p>
          </table:table-cell>
          <table:table-cell office:value-type="float" office:value="977.982373806679" calcext:value-type="float">
            <text:p>977.9823738067</text:p>
          </table:table-cell>
          <table:table-cell office:value-type="float" office:value="940.788078865078" calcext:value-type="float">
            <text:p>940.7880788651</text:p>
          </table:table-cell>
          <table:table-cell office:value-type="float" office:value="923.395638058147" calcext:value-type="float">
            <text:p>923.3956380581</text:p>
          </table:table-cell>
          <table:table-cell office:value-type="float" office:value="974.12412226734" calcext:value-type="float">
            <text:p>974.1241222673</text:p>
          </table:table-cell>
          <table:table-cell office:value-type="float" office:value="955.433895924888" calcext:value-type="float">
            <text:p>955.4338959249</text:p>
          </table:table-cell>
          <table:table-cell office:value-type="float" office:value="945.211242207219" calcext:value-type="float">
            <text:p>945.2112422072</text:p>
          </table:table-cell>
          <table:table-cell office:value-type="float" office:value="936.553279023872" calcext:value-type="float">
            <text:p>936.5532790239</text:p>
          </table:table-cell>
          <table:table-cell office:value-type="float" office:value="970.262560522099" calcext:value-type="float">
            <text:p>970.2625605221</text:p>
          </table:table-cell>
          <table:table-cell office:value-type="float" office:value="947.292108030362" calcext:value-type="float">
            <text:p>947.2921080304</text:p>
          </table:table-cell>
        </table:table-row>
        <table:table-row table:style-name="ro1">
          <table:table-cell office:value-type="float" office:value="979.059151668951" calcext:value-type="float">
            <text:p>979.059151669</text:p>
          </table:table-cell>
          <table:table-cell office:value-type="float" office:value="926.831808118559" calcext:value-type="float">
            <text:p>926.8318081186</text:p>
          </table:table-cell>
          <table:table-cell office:value-type="float" office:value="944.428906566124" calcext:value-type="float">
            <text:p>944.4289065661</text:p>
          </table:table-cell>
          <table:table-cell office:value-type="float" office:value="970.899702383455" calcext:value-type="float">
            <text:p>970.8997023835</text:p>
          </table:table-cell>
          <table:table-cell office:value-type="float" office:value="959.509233773027" calcext:value-type="float">
            <text:p>959.509233773</text:p>
          </table:table-cell>
          <table:table-cell office:value-type="float" office:value="955.152127105958" calcext:value-type="float">
            <text:p>955.152127106</text:p>
          </table:table-cell>
          <table:table-cell office:value-type="float" office:value="968.878914561619" calcext:value-type="float">
            <text:p>968.8789145616</text:p>
          </table:table-cell>
          <table:table-cell office:value-type="float" office:value="942.050386271883" calcext:value-type="float">
            <text:p>942.0503862719</text:p>
          </table:table-cell>
          <table:table-cell office:value-type="float" office:value="958.546387607311" calcext:value-type="float">
            <text:p>958.5463876073</text:p>
          </table:table-cell>
          <table:table-cell office:value-type="float" office:value="960.598192182454" calcext:value-type="float">
            <text:p>960.5981921825</text:p>
          </table:table-cell>
          <table:table-cell office:value-type="float" office:value="980.423482485745" calcext:value-type="float">
            <text:p>980.4234824857</text:p>
          </table:table-cell>
          <table:table-cell office:value-type="float" office:value="978.363344754595" calcext:value-type="float">
            <text:p>978.3633447546</text:p>
          </table:table-cell>
          <table:table-cell office:value-type="float" office:value="938.982907316126" calcext:value-type="float">
            <text:p>938.9829073161</text:p>
          </table:table-cell>
          <table:table-cell office:value-type="float" office:value="921.6680558892" calcext:value-type="float">
            <text:p>921.6680558892</text:p>
          </table:table-cell>
          <table:table-cell office:value-type="float" office:value="973.954183400527" calcext:value-type="float">
            <text:p>973.9541834005</text:p>
          </table:table-cell>
          <table:table-cell office:value-type="float" office:value="954.898317347946" calcext:value-type="float">
            <text:p>954.8983173479</text:p>
          </table:table-cell>
          <table:table-cell office:value-type="float" office:value="944.136038851286" calcext:value-type="float">
            <text:p>944.1360388513</text:p>
          </table:table-cell>
          <table:table-cell office:value-type="float" office:value="935.830930138997" calcext:value-type="float">
            <text:p>935.830930139</text:p>
          </table:table-cell>
          <table:table-cell office:value-type="float" office:value="958.119547426592" calcext:value-type="float">
            <text:p>958.1195474266</text:p>
          </table:table-cell>
          <table:table-cell office:value-type="float" office:value="947.37033416037" calcext:value-type="float">
            <text:p>947.3703341604</text:p>
          </table:table-cell>
        </table:table-row>
        <table:table-row table:style-name="ro1">
          <table:table-cell office:value-type="float" office:value="969.30239051868" calcext:value-type="float">
            <text:p>969.3023905187</text:p>
          </table:table-cell>
          <table:table-cell office:value-type="float" office:value="927.698183701572" calcext:value-type="float">
            <text:p>927.6981837016</text:p>
          </table:table-cell>
          <table:table-cell office:value-type="float" office:value="930.083967276563" calcext:value-type="float">
            <text:p>930.0839672766</text:p>
          </table:table-cell>
          <table:table-cell office:value-type="float" office:value="971.106594130631" calcext:value-type="float">
            <text:p>971.1065941306</text:p>
          </table:table-cell>
          <table:table-cell office:value-type="float" office:value="959.367000314284" calcext:value-type="float">
            <text:p>959.3670003143</text:p>
          </table:table-cell>
          <table:table-cell office:value-type="float" office:value="954.951110123328" calcext:value-type="float">
            <text:p>954.9511101233</text:p>
          </table:table-cell>
          <table:table-cell office:value-type="float" office:value="968.689922665882" calcext:value-type="float">
            <text:p>968.6899226659</text:p>
          </table:table-cell>
          <table:table-cell office:value-type="float" office:value="940.943737167693" calcext:value-type="float">
            <text:p>940.9437371677</text:p>
          </table:table-cell>
          <table:table-cell office:value-type="float" office:value="945.601944008314" calcext:value-type="float">
            <text:p>945.6019440083</text:p>
          </table:table-cell>
          <table:table-cell office:value-type="float" office:value="959.747466820635" calcext:value-type="float">
            <text:p>959.7474668206</text:p>
          </table:table-cell>
          <table:table-cell office:value-type="float" office:value="980.679268592871" calcext:value-type="float">
            <text:p>980.6792685929</text:p>
          </table:table-cell>
          <table:table-cell office:value-type="float" office:value="977.759230899524" calcext:value-type="float">
            <text:p>977.7592308995</text:p>
          </table:table-cell>
          <table:table-cell office:value-type="float" office:value="937.553840052529" calcext:value-type="float">
            <text:p>937.5538400525</text:p>
          </table:table-cell>
          <table:table-cell office:value-type="float" office:value="920.397539759619" calcext:value-type="float">
            <text:p>920.3975397596</text:p>
          </table:table-cell>
          <table:table-cell office:value-type="float" office:value="973.769719290979" calcext:value-type="float">
            <text:p>973.769719291</text:p>
          </table:table-cell>
          <table:table-cell office:value-type="float" office:value="941.321760764553" calcext:value-type="float">
            <text:p>941.3217607646</text:p>
          </table:table-cell>
          <table:table-cell office:value-type="float" office:value="942.966296033738" calcext:value-type="float">
            <text:p>942.9662960337</text:p>
          </table:table-cell>
          <table:table-cell office:value-type="float" office:value="937.011078401869" calcext:value-type="float">
            <text:p>937.0110784019</text:p>
          </table:table-cell>
          <table:table-cell office:value-type="float" office:value="959.002701539474" calcext:value-type="float">
            <text:p>959.0027015395</text:p>
          </table:table-cell>
          <table:table-cell office:value-type="float" office:value="948.088488590568" calcext:value-type="float">
            <text:p>948.0884885906</text:p>
          </table:table-cell>
        </table:table-row>
        <table:table-row table:style-name="ro1">
          <table:table-cell office:value-type="float" office:value="968.734681084045" calcext:value-type="float">
            <text:p>968.734681084</text:p>
          </table:table-cell>
          <table:table-cell office:value-type="float" office:value="932.402551880438" calcext:value-type="float">
            <text:p>932.4025518804</text:p>
          </table:table-cell>
          <table:table-cell office:value-type="float" office:value="931.559771938574" calcext:value-type="float">
            <text:p>931.5597719386</text:p>
          </table:table-cell>
          <table:table-cell office:value-type="float" office:value="971.333515427111" calcext:value-type="float">
            <text:p>971.3335154271</text:p>
          </table:table-cell>
          <table:table-cell office:value-type="float" office:value="954.741338161671" calcext:value-type="float">
            <text:p>954.7413381617</text:p>
          </table:table-cell>
          <table:table-cell office:value-type="float" office:value="955.361577073053" calcext:value-type="float">
            <text:p>955.3615770731</text:p>
          </table:table-cell>
          <table:table-cell office:value-type="float" office:value="963.993091228607" calcext:value-type="float">
            <text:p>963.9930912286</text:p>
          </table:table-cell>
          <table:table-cell office:value-type="float" office:value="939.963294997193" calcext:value-type="float">
            <text:p>939.9632949972</text:p>
          </table:table-cell>
          <table:table-cell office:value-type="float" office:value="947.161862035241" calcext:value-type="float">
            <text:p>947.1618620352</text:p>
          </table:table-cell>
          <table:table-cell office:value-type="float" office:value="960.693773069454" calcext:value-type="float">
            <text:p>960.6937730695</text:p>
          </table:table-cell>
          <table:table-cell office:value-type="float" office:value="980.791394747822" calcext:value-type="float">
            <text:p>980.7913947478</text:p>
          </table:table-cell>
          <table:table-cell office:value-type="float" office:value="978.1362462225" calcext:value-type="float">
            <text:p>978.1362462225</text:p>
          </table:table-cell>
          <table:table-cell office:value-type="float" office:value="936.16509942961" calcext:value-type="float">
            <text:p>936.1650994296</text:p>
          </table:table-cell>
          <table:table-cell office:value-type="float" office:value="918.989499860729" calcext:value-type="float">
            <text:p>918.9894998607</text:p>
          </table:table-cell>
          <table:table-cell office:value-type="float" office:value="973.563641754222" calcext:value-type="float">
            <text:p>973.5636417542</text:p>
          </table:table-cell>
          <table:table-cell office:value-type="float" office:value="940.394418602192" calcext:value-type="float">
            <text:p>940.3944186022</text:p>
          </table:table-cell>
          <table:table-cell office:value-type="float" office:value="944.040411362315" calcext:value-type="float">
            <text:p>944.0404113623</text:p>
          </table:table-cell>
          <table:table-cell office:value-type="float" office:value="935.569210823363" calcext:value-type="float">
            <text:p>935.5692108234</text:p>
          </table:table-cell>
          <table:table-cell office:value-type="float" office:value="959.402188835085" calcext:value-type="float">
            <text:p>959.4021888351</text:p>
          </table:table-cell>
          <table:table-cell office:value-type="float" office:value="947.610176651751" calcext:value-type="float">
            <text:p>947.6101766518</text:p>
          </table:table-cell>
        </table:table-row>
        <table:table-row table:style-name="ro1">
          <table:table-cell office:value-type="float" office:value="969.088885037222" calcext:value-type="float">
            <text:p>969.0888850372</text:p>
          </table:table-cell>
          <table:table-cell office:value-type="float" office:value="932.338232602056" calcext:value-type="float">
            <text:p>932.3382326021</text:p>
          </table:table-cell>
          <table:table-cell office:value-type="float" office:value="929.928108377821" calcext:value-type="float">
            <text:p>929.9281083778</text:p>
          </table:table-cell>
          <table:table-cell office:value-type="float" office:value="970.533359142241" calcext:value-type="float">
            <text:p>970.5333591422</text:p>
          </table:table-cell>
          <table:table-cell office:value-type="float" office:value="954.620889460168" calcext:value-type="float">
            <text:p>954.6208894602</text:p>
          </table:table-cell>
          <table:table-cell office:value-type="float" office:value="955.058433422243" calcext:value-type="float">
            <text:p>955.0584334222</text:p>
          </table:table-cell>
          <table:table-cell office:value-type="float" office:value="963.230335872581" calcext:value-type="float">
            <text:p>963.2303358726</text:p>
          </table:table-cell>
          <table:table-cell office:value-type="float" office:value="939.102507633596" calcext:value-type="float">
            <text:p>939.1025076336</text:p>
          </table:table-cell>
          <table:table-cell office:value-type="float" office:value="948.24654547445" calcext:value-type="float">
            <text:p>948.2465454745</text:p>
          </table:table-cell>
          <table:table-cell office:value-type="float" office:value="962.469872921666" calcext:value-type="float">
            <text:p>962.4698729217</text:p>
          </table:table-cell>
          <table:table-cell office:value-type="float" office:value="977.192492329984" calcext:value-type="float">
            <text:p>977.19249233</text:p>
          </table:table-cell>
          <table:table-cell office:value-type="float" office:value="978.461645077333" calcext:value-type="float">
            <text:p>978.4616450773</text:p>
          </table:table-cell>
          <table:table-cell office:value-type="float" office:value="934.669967681211" calcext:value-type="float">
            <text:p>934.6699676812</text:p>
          </table:table-cell>
          <table:table-cell office:value-type="float" office:value="904.104315697243" calcext:value-type="float">
            <text:p>904.1043156972</text:p>
          </table:table-cell>
          <table:table-cell office:value-type="float" office:value="973.371299010609" calcext:value-type="float">
            <text:p>973.3712990106</text:p>
          </table:table-cell>
          <table:table-cell office:value-type="float" office:value="939.440280351936" calcext:value-type="float">
            <text:p>939.4402803519</text:p>
          </table:table-cell>
          <table:table-cell office:value-type="float" office:value="946.006127366022" calcext:value-type="float">
            <text:p>946.006127366</text:p>
          </table:table-cell>
          <table:table-cell office:value-type="float" office:value="934.552190942781" calcext:value-type="float">
            <text:p>934.5521909428</text:p>
          </table:table-cell>
          <table:table-cell office:value-type="float" office:value="960.112234455582" calcext:value-type="float">
            <text:p>960.1122344556</text:p>
          </table:table-cell>
          <table:table-cell office:value-type="float" office:value="944.239269645815" calcext:value-type="float">
            <text:p>944.2392696458</text:p>
          </table:table-cell>
        </table:table-row>
        <table:table-row table:style-name="ro1">
          <table:table-cell office:value-type="float" office:value="955.234263879792" calcext:value-type="float">
            <text:p>955.2342638798</text:p>
          </table:table-cell>
          <table:table-cell office:value-type="float" office:value="932.25363252035" calcext:value-type="float">
            <text:p>932.2536325204</text:p>
          </table:table-cell>
          <table:table-cell office:value-type="float" office:value="929.207578363371" calcext:value-type="float">
            <text:p>929.2075783634</text:p>
          </table:table-cell>
          <table:table-cell office:value-type="float" office:value="970.955863260919" calcext:value-type="float">
            <text:p>970.9558632609</text:p>
          </table:table-cell>
          <table:table-cell office:value-type="float" office:value="954.539302912387" calcext:value-type="float">
            <text:p>954.5393029124</text:p>
          </table:table-cell>
          <table:table-cell office:value-type="float" office:value="954.790376515302" calcext:value-type="float">
            <text:p>954.7903765153</text:p>
          </table:table-cell>
          <table:table-cell office:value-type="float" office:value="962.632141440996" calcext:value-type="float">
            <text:p>962.632141441</text:p>
          </table:table-cell>
          <table:table-cell office:value-type="float" office:value="938.618947700859" calcext:value-type="float">
            <text:p>938.6189477009</text:p>
          </table:table-cell>
          <table:table-cell office:value-type="float" office:value="955.509168703004" calcext:value-type="float">
            <text:p>955.509168703</text:p>
          </table:table-cell>
          <table:table-cell office:value-type="float" office:value="968.859336372302" calcext:value-type="float">
            <text:p>968.8593363723</text:p>
          </table:table-cell>
          <table:table-cell office:value-type="float" office:value="976.574127258147" calcext:value-type="float">
            <text:p>976.5741272581</text:p>
          </table:table-cell>
          <table:table-cell office:value-type="float" office:value="977.705075879601" calcext:value-type="float">
            <text:p>977.7050758796</text:p>
          </table:table-cell>
          <table:table-cell office:value-type="float" office:value="933.529819357466" calcext:value-type="float">
            <text:p>933.5298193575</text:p>
          </table:table-cell>
          <table:table-cell office:value-type="float" office:value="902.5582613702" calcext:value-type="float">
            <text:p>902.5582613702</text:p>
          </table:table-cell>
          <table:table-cell office:value-type="float" office:value="973.283246624404" calcext:value-type="float">
            <text:p>973.2832466244</text:p>
          </table:table-cell>
          <table:table-cell office:value-type="float" office:value="938.548507389058" calcext:value-type="float">
            <text:p>938.5485073891</text:p>
          </table:table-cell>
          <table:table-cell office:value-type="float" office:value="947.123759234943" calcext:value-type="float">
            <text:p>947.1237592349</text:p>
          </table:table-cell>
          <table:table-cell office:value-type="float" office:value="933.68310967592" calcext:value-type="float">
            <text:p>933.6831096759</text:p>
          </table:table-cell>
          <table:table-cell office:value-type="float" office:value="940.06331253755" calcext:value-type="float">
            <text:p>940.0633125376</text:p>
          </table:table-cell>
          <table:table-cell office:value-type="float" office:value="943.26473110242" calcext:value-type="float">
            <text:p>943.2647311024</text:p>
          </table:table-cell>
        </table:table-row>
        <table:table-row table:style-name="ro1">
          <table:table-cell office:value-type="float" office:value="954.148962810027" calcext:value-type="float">
            <text:p>954.14896281</text:p>
          </table:table-cell>
          <table:table-cell office:value-type="float" office:value="932.180985168" calcext:value-type="float">
            <text:p>932.180985168</text:p>
          </table:table-cell>
          <table:table-cell office:value-type="float" office:value="916.671434910625" calcext:value-type="float">
            <text:p>916.6714349106</text:p>
          </table:table-cell>
          <table:table-cell office:value-type="float" office:value="970.203688882695" calcext:value-type="float">
            <text:p>970.2036888827</text:p>
          </table:table-cell>
          <table:table-cell office:value-type="float" office:value="954.497868603243" calcext:value-type="float">
            <text:p>954.4978686032</text:p>
          </table:table-cell>
          <table:table-cell office:value-type="float" office:value="939.636221374368" calcext:value-type="float">
            <text:p>939.6362213744</text:p>
          </table:table-cell>
          <table:table-cell office:value-type="float" office:value="962.257815362173" calcext:value-type="float">
            <text:p>962.2578153622</text:p>
          </table:table-cell>
          <table:table-cell office:value-type="float" office:value="943.170406474512" calcext:value-type="float">
            <text:p>943.1704064745</text:p>
          </table:table-cell>
          <table:table-cell office:value-type="float" office:value="955.606501770028" calcext:value-type="float">
            <text:p>955.60650177</text:p>
          </table:table-cell>
          <table:table-cell office:value-type="float" office:value="967.160885696223" calcext:value-type="float">
            <text:p>967.1608856962</text:p>
          </table:table-cell>
          <table:table-cell office:value-type="float" office:value="976.093405570617" calcext:value-type="float">
            <text:p>976.0934055706</text:p>
          </table:table-cell>
          <table:table-cell office:value-type="float" office:value="976.93863287942" calcext:value-type="float">
            <text:p>976.9386328794</text:p>
          </table:table-cell>
          <table:table-cell office:value-type="float" office:value="935.024412831554" calcext:value-type="float">
            <text:p>935.0244128316</text:p>
          </table:table-cell>
          <table:table-cell office:value-type="float" office:value="900.910594719818" calcext:value-type="float">
            <text:p>900.9105947198</text:p>
          </table:table-cell>
          <table:table-cell office:value-type="float" office:value="976.26824844599" calcext:value-type="float">
            <text:p>976.268248446</text:p>
          </table:table-cell>
          <table:table-cell office:value-type="float" office:value="925.524026654884" calcext:value-type="float">
            <text:p>925.5240266549</text:p>
          </table:table-cell>
          <table:table-cell office:value-type="float" office:value="944.862706519384" calcext:value-type="float">
            <text:p>944.8627065194</text:p>
          </table:table-cell>
          <table:table-cell office:value-type="float" office:value="935.084831313071" calcext:value-type="float">
            <text:p>935.0848313131</text:p>
          </table:table-cell>
          <table:table-cell office:value-type="float" office:value="940.030384495019" calcext:value-type="float">
            <text:p>940.030384495</text:p>
          </table:table-cell>
          <table:table-cell office:value-type="float" office:value="944.629985836584" calcext:value-type="float">
            <text:p>944.6299858366</text:p>
          </table:table-cell>
        </table:table-row>
        <table:table-row table:style-name="ro1">
          <table:table-cell office:value-type="float" office:value="953.456907124605" calcext:value-type="float">
            <text:p>953.4569071246</text:p>
          </table:table-cell>
          <table:table-cell office:value-type="float" office:value="925.75242940324" calcext:value-type="float">
            <text:p>925.7524294032</text:p>
          </table:table-cell>
          <table:table-cell office:value-type="float" office:value="915.465044272282" calcext:value-type="float">
            <text:p>915.4650442723</text:p>
          </table:table-cell>
          <table:table-cell office:value-type="float" office:value="970.595967514885" calcext:value-type="float">
            <text:p>970.5959675149</text:p>
          </table:table-cell>
          <table:table-cell office:value-type="float" office:value="954.500479224973" calcext:value-type="float">
            <text:p>954.500479225</text:p>
          </table:table-cell>
          <table:table-cell office:value-type="float" office:value="939.02141618343" calcext:value-type="float">
            <text:p>939.0214161834</text:p>
          </table:table-cell>
          <table:table-cell office:value-type="float" office:value="962.019498233754" calcext:value-type="float">
            <text:p>962.0194982338</text:p>
          </table:table-cell>
          <table:table-cell office:value-type="float" office:value="942.838179555975" calcext:value-type="float">
            <text:p>942.838179556</text:p>
          </table:table-cell>
          <table:table-cell office:value-type="float" office:value="940.887948719942" calcext:value-type="float">
            <text:p>940.8879487199</text:p>
          </table:table-cell>
          <table:table-cell office:value-type="float" office:value="968.293085446128" calcext:value-type="float">
            <text:p>968.2930854461</text:p>
          </table:table-cell>
          <table:table-cell office:value-type="float" office:value="975.753293563022" calcext:value-type="float">
            <text:p>975.753293563</text:p>
          </table:table-cell>
          <table:table-cell office:value-type="float" office:value="977.46425363634" calcext:value-type="float">
            <text:p>977.4642536363</text:p>
          </table:table-cell>
          <table:table-cell office:value-type="float" office:value="932.866901632111" calcext:value-type="float">
            <text:p>932.8669016321</text:p>
          </table:table-cell>
          <table:table-cell office:value-type="float" office:value="923.051466309303" calcext:value-type="float">
            <text:p>923.0514663093</text:p>
          </table:table-cell>
          <table:table-cell office:value-type="float" office:value="976.184146046292" calcext:value-type="float">
            <text:p>976.1841460463</text:p>
          </table:table-cell>
          <table:table-cell office:value-type="float" office:value="924.220305256235" calcext:value-type="float">
            <text:p>924.2203052562</text:p>
          </table:table-cell>
          <table:table-cell office:value-type="float" office:value="944.798199889665" calcext:value-type="float">
            <text:p>944.7981998897</text:p>
          </table:table-cell>
          <table:table-cell office:value-type="float" office:value="934.371720530609" calcext:value-type="float">
            <text:p>934.3717205306</text:p>
          </table:table-cell>
          <table:table-cell office:value-type="float" office:value="940.079962666263" calcext:value-type="float">
            <text:p>940.0799626663</text:p>
          </table:table-cell>
          <table:table-cell office:value-type="float" office:value="942.69706726656" calcext:value-type="float">
            <text:p>942.6970672666</text:p>
          </table:table-cell>
        </table:table-row>
        <table:table-row table:style-name="ro1">
          <table:table-cell office:value-type="float" office:value="952.90346422278" calcext:value-type="float">
            <text:p>952.9034642228</text:p>
          </table:table-cell>
          <table:table-cell office:value-type="float" office:value="925.189612024626" calcext:value-type="float">
            <text:p>925.1896120246</text:p>
          </table:table-cell>
          <table:table-cell office:value-type="float" office:value="933.761970976443" calcext:value-type="float">
            <text:p>933.7619709764</text:p>
          </table:table-cell>
          <table:table-cell office:value-type="float" office:value="970.659213551126" calcext:value-type="float">
            <text:p>970.6592135511</text:p>
          </table:table-cell>
          <table:table-cell office:value-type="float" office:value="944.446015516706" calcext:value-type="float">
            <text:p>944.4460155167</text:p>
          </table:table-cell>
          <table:table-cell office:value-type="float" office:value="924.751415589906" calcext:value-type="float">
            <text:p>924.7514155899</text:p>
          </table:table-cell>
          <table:table-cell office:value-type="float" office:value="962.395428675352" calcext:value-type="float">
            <text:p>962.3954286754</text:p>
          </table:table-cell>
          <table:table-cell office:value-type="float" office:value="942.329671199246" calcext:value-type="float">
            <text:p>942.3296711992</text:p>
          </table:table-cell>
          <table:table-cell office:value-type="float" office:value="941.325638626438" calcext:value-type="float">
            <text:p>941.3256386264</text:p>
          </table:table-cell>
          <table:table-cell office:value-type="float" office:value="965.326198777122" calcext:value-type="float">
            <text:p>965.3261987771</text:p>
          </table:table-cell>
          <table:table-cell office:value-type="float" office:value="966.572093901954" calcext:value-type="float">
            <text:p>966.572093902</text:p>
          </table:table-cell>
          <table:table-cell office:value-type="float" office:value="978.00721985318" calcext:value-type="float">
            <text:p>978.0072198532</text:p>
          </table:table-cell>
          <table:table-cell office:value-type="float" office:value="934.067255732029" calcext:value-type="float">
            <text:p>934.067255732</text:p>
          </table:table-cell>
          <table:table-cell office:value-type="float" office:value="922.338461450846" calcext:value-type="float">
            <text:p>922.3384614508</text:p>
          </table:table-cell>
          <table:table-cell office:value-type="float" office:value="968.646578807882" calcext:value-type="float">
            <text:p>968.6465788079</text:p>
          </table:table-cell>
          <table:table-cell office:value-type="float" office:value="922.751576633237" calcext:value-type="float">
            <text:p>922.7515766332</text:p>
          </table:table-cell>
          <table:table-cell office:value-type="float" office:value="944.664793896199" calcext:value-type="float">
            <text:p>944.6647938962</text:p>
          </table:table-cell>
          <table:table-cell office:value-type="float" office:value="933.725741098403" calcext:value-type="float">
            <text:p>933.7257410984</text:p>
          </table:table-cell>
          <table:table-cell office:value-type="float" office:value="952.777141045604" calcext:value-type="float">
            <text:p>952.7771410456</text:p>
          </table:table-cell>
          <table:table-cell office:value-type="float" office:value="940.840797429136" calcext:value-type="float">
            <text:p>940.8407974291</text:p>
          </table:table-cell>
        </table:table-row>
        <table:table-row table:style-name="ro1">
          <table:table-cell office:value-type="float" office:value="937.822954666172" calcext:value-type="float">
            <text:p>937.8229546662</text:p>
          </table:table-cell>
          <table:table-cell office:value-type="float" office:value="925.912733038644" calcext:value-type="float">
            <text:p>925.9127330386</text:p>
          </table:table-cell>
          <table:table-cell office:value-type="float" office:value="935.167502470341" calcext:value-type="float">
            <text:p>935.1675024703</text:p>
          </table:table-cell>
          <table:table-cell office:value-type="float" office:value="969.848399541238" calcext:value-type="float">
            <text:p>969.8483995412</text:p>
          </table:table-cell>
          <table:table-cell office:value-type="float" office:value="944.366722376853" calcext:value-type="float">
            <text:p>944.3667223769</text:p>
          </table:table-cell>
          <table:table-cell office:value-type="float" office:value="923.881422888259" calcext:value-type="float">
            <text:p>923.8814228883</text:p>
          </table:table-cell>
          <table:table-cell office:value-type="float" office:value="962.497933383652" calcext:value-type="float">
            <text:p>962.4979333837</text:p>
          </table:table-cell>
          <table:table-cell office:value-type="float" office:value="934.339449577066" calcext:value-type="float">
            <text:p>934.3394495771</text:p>
          </table:table-cell>
          <table:table-cell office:value-type="float" office:value="941.898366117669" calcext:value-type="float">
            <text:p>941.8983661177</text:p>
          </table:table-cell>
          <table:table-cell office:value-type="float" office:value="964.44521445923" calcext:value-type="float">
            <text:p>964.4452144592</text:p>
          </table:table-cell>
          <table:table-cell office:value-type="float" office:value="967.279901333228" calcext:value-type="float">
            <text:p>967.2799013332</text:p>
          </table:table-cell>
          <table:table-cell office:value-type="float" office:value="977.295228515296" calcext:value-type="float">
            <text:p>977.2952285153</text:p>
          </table:table-cell>
          <table:table-cell office:value-type="float" office:value="935.401116548368" calcext:value-type="float">
            <text:p>935.4011165484</text:p>
          </table:table-cell>
          <table:table-cell office:value-type="float" office:value="923.523449351286" calcext:value-type="float">
            <text:p>923.5234493513</text:p>
          </table:table-cell>
          <table:table-cell office:value-type="float" office:value="968.870755293293" calcext:value-type="float">
            <text:p>968.8707552933</text:p>
          </table:table-cell>
          <table:table-cell office:value-type="float" office:value="924.065306833803" calcext:value-type="float">
            <text:p>924.0653068338</text:p>
          </table:table-cell>
          <table:table-cell office:value-type="float" office:value="935.70772755904" calcext:value-type="float">
            <text:p>935.707727559</text:p>
          </table:table-cell>
          <table:table-cell office:value-type="float" office:value="933.055029188452" calcext:value-type="float">
            <text:p>933.0550291885</text:p>
          </table:table-cell>
          <table:table-cell office:value-type="float" office:value="952.716122320918" calcext:value-type="float">
            <text:p>952.7161223209</text:p>
          </table:table-cell>
          <table:table-cell office:value-type="float" office:value="939.284161047642" calcext:value-type="float">
            <text:p>939.2841610476</text:p>
          </table:table-cell>
        </table:table-row>
        <table:table-row table:style-name="ro1">
          <table:table-cell office:value-type="float" office:value="937.001269780268" calcext:value-type="float">
            <text:p>937.0012697803</text:p>
          </table:table-cell>
          <table:table-cell office:value-type="float" office:value="927.251735040069" calcext:value-type="float">
            <text:p>927.2517350401</text:p>
          </table:table-cell>
          <table:table-cell office:value-type="float" office:value="923.674370958414" calcext:value-type="float">
            <text:p>923.6743709584</text:p>
          </table:table-cell>
          <table:table-cell office:value-type="float" office:value="969.071637214373" calcext:value-type="float">
            <text:p>969.0716372144</text:p>
          </table:table-cell>
          <table:table-cell office:value-type="float" office:value="944.254772126098" calcext:value-type="float">
            <text:p>944.2547721261</text:p>
          </table:table-cell>
          <table:table-cell office:value-type="float" office:value="923.205608056278" calcext:value-type="float">
            <text:p>923.2056080563</text:p>
          </table:table-cell>
          <table:table-cell office:value-type="float" office:value="955.356695868979" calcext:value-type="float">
            <text:p>955.356695869</text:p>
          </table:table-cell>
          <table:table-cell office:value-type="float" office:value="933.539534716176" calcext:value-type="float">
            <text:p>933.5395347162</text:p>
          </table:table-cell>
          <table:table-cell office:value-type="float" office:value="942.315118611582" calcext:value-type="float">
            <text:p>942.3151186116</text:p>
          </table:table-cell>
          <table:table-cell office:value-type="float" office:value="963.831463770335" calcext:value-type="float">
            <text:p>963.8314637703</text:p>
          </table:table-cell>
          <table:table-cell office:value-type="float" office:value="965.884424707798" calcext:value-type="float">
            <text:p>965.8844247078</text:p>
          </table:table-cell>
          <table:table-cell office:value-type="float" office:value="978.747913039323" calcext:value-type="float">
            <text:p>978.7479130393</text:p>
          </table:table-cell>
          <table:table-cell office:value-type="float" office:value="936.329034145288" calcext:value-type="float">
            <text:p>936.3290341453</text:p>
          </table:table-cell>
          <table:table-cell office:value-type="float" office:value="925.884386258581" calcext:value-type="float">
            <text:p>925.8843862586</text:p>
          </table:table-cell>
          <table:table-cell office:value-type="float" office:value="969.177960871055" calcext:value-type="float">
            <text:p>969.1779608711</text:p>
          </table:table-cell>
          <table:table-cell office:value-type="float" office:value="921.435176268701" calcext:value-type="float">
            <text:p>921.4351762687</text:p>
          </table:table-cell>
          <table:table-cell office:value-type="float" office:value="935.095322573851" calcext:value-type="float">
            <text:p>935.0953225739</text:p>
          </table:table-cell>
          <table:table-cell office:value-type="float" office:value="932.380763899559" calcext:value-type="float">
            <text:p>932.3807638996</text:p>
          </table:table-cell>
          <table:table-cell office:value-type="float" office:value="952.649291222479" calcext:value-type="float">
            <text:p>952.6492912225</text:p>
          </table:table-cell>
          <table:table-cell office:value-type="float" office:value="938.149480434362" calcext:value-type="float">
            <text:p>938.1494804344</text:p>
          </table:table-cell>
        </table:table-row>
        <table:table-row table:style-name="ro1">
          <table:table-cell office:value-type="float" office:value="922.567065691697" calcext:value-type="float">
            <text:p>922.5670656917</text:p>
          </table:table-cell>
          <table:table-cell office:value-type="float" office:value="928.170884958349" calcext:value-type="float">
            <text:p>928.1708849583</text:p>
          </table:table-cell>
          <table:table-cell office:value-type="float" office:value="926.047769337764" calcext:value-type="float">
            <text:p>926.0477693378</text:p>
          </table:table-cell>
          <table:table-cell office:value-type="float" office:value="968.306653603023" calcext:value-type="float">
            <text:p>968.306653603</text:p>
          </table:table-cell>
          <table:table-cell office:value-type="float" office:value="944.077769551026" calcext:value-type="float">
            <text:p>944.077769551</text:p>
          </table:table-cell>
          <table:table-cell office:value-type="float" office:value="922.564849790746" calcext:value-type="float">
            <text:p>922.5648497907</text:p>
          </table:table-cell>
          <table:table-cell office:value-type="float" office:value="955.797843322034" calcext:value-type="float">
            <text:p>955.797843322</text:p>
          </table:table-cell>
          <table:table-cell office:value-type="float" office:value="925.504169579034" calcext:value-type="float">
            <text:p>925.504169579</text:p>
          </table:table-cell>
          <table:table-cell office:value-type="float" office:value="942.60456716629" calcext:value-type="float">
            <text:p>942.6045671663</text:p>
          </table:table-cell>
          <table:table-cell office:value-type="float" office:value="956.79210059387" calcext:value-type="float">
            <text:p>956.7921005939</text:p>
          </table:table-cell>
          <table:table-cell office:value-type="float" office:value="956.410341553694" calcext:value-type="float">
            <text:p>956.4103415537</text:p>
          </table:table-cell>
          <table:table-cell office:value-type="float" office:value="978.945482705684" calcext:value-type="float">
            <text:p>978.9454827057</text:p>
          </table:table-cell>
          <table:table-cell office:value-type="float" office:value="934.57305924823" calcext:value-type="float">
            <text:p>934.5730592482</text:p>
          </table:table-cell>
          <table:table-cell office:value-type="float" office:value="936.912858401503" calcext:value-type="float">
            <text:p>936.9128584015</text:p>
          </table:table-cell>
          <table:table-cell office:value-type="float" office:value="969.560550811043" calcext:value-type="float">
            <text:p>969.560550811</text:p>
          </table:table-cell>
          <table:table-cell office:value-type="float" office:value="918.978949445913" calcext:value-type="float">
            <text:p>918.9789494459</text:p>
          </table:table-cell>
          <table:table-cell office:value-type="float" office:value="935.882673876648" calcext:value-type="float">
            <text:p>935.8826738766</text:p>
          </table:table-cell>
          <table:table-cell office:value-type="float" office:value="924.79716753206" calcext:value-type="float">
            <text:p>924.7971675321</text:p>
          </table:table-cell>
          <table:table-cell office:value-type="float" office:value="952.152307902205" calcext:value-type="float">
            <text:p>952.1523079022</text:p>
          </table:table-cell>
          <table:table-cell office:value-type="float" office:value="937.114724367222" calcext:value-type="float">
            <text:p>937.1147243672</text:p>
          </table:table-cell>
        </table:table-row>
        <table:table-row table:style-name="ro1">
          <table:table-cell office:value-type="float" office:value="921.444361691509" calcext:value-type="float">
            <text:p>921.4443616915</text:p>
          </table:table-cell>
          <table:table-cell office:value-type="float" office:value="927.234029787719" calcext:value-type="float">
            <text:p>927.2340297877</text:p>
          </table:table-cell>
          <table:table-cell office:value-type="float" office:value="927.44096692324" calcext:value-type="float">
            <text:p>927.4409669232</text:p>
          </table:table-cell>
          <table:table-cell office:value-type="float" office:value="967.70958519379" calcext:value-type="float">
            <text:p>967.7095851938</text:p>
          </table:table-cell>
          <table:table-cell office:value-type="float" office:value="944.691473538462" calcext:value-type="float">
            <text:p>944.6914735385</text:p>
          </table:table-cell>
          <table:table-cell office:value-type="float" office:value="921.863787492379" calcext:value-type="float">
            <text:p>921.8637874924</text:p>
          </table:table-cell>
          <table:table-cell office:value-type="float" office:value="954.799149872237" calcext:value-type="float">
            <text:p>954.7991498722</text:p>
          </table:table-cell>
          <table:table-cell office:value-type="float" office:value="926.839515936603" calcext:value-type="float">
            <text:p>926.8395159366</text:p>
          </table:table-cell>
          <table:table-cell office:value-type="float" office:value="947.543549760257" calcext:value-type="float">
            <text:p>947.5435497603</text:p>
          </table:table-cell>
          <table:table-cell office:value-type="float" office:value="955.564347202836" calcext:value-type="float">
            <text:p>955.5643472028</text:p>
          </table:table-cell>
          <table:table-cell office:value-type="float" office:value="954.45988917011" calcext:value-type="float">
            <text:p>954.4598891701</text:p>
          </table:table-cell>
          <table:table-cell office:value-type="float" office:value="970.214091236787" calcext:value-type="float">
            <text:p>970.2140912368</text:p>
          </table:table-cell>
          <table:table-cell office:value-type="float" office:value="931.733803066912" calcext:value-type="float">
            <text:p>931.7338030669</text:p>
          </table:table-cell>
          <table:table-cell office:value-type="float" office:value="937.745052955275" calcext:value-type="float">
            <text:p>937.7450529553</text:p>
          </table:table-cell>
          <table:table-cell office:value-type="float" office:value="963.915876384823" calcext:value-type="float">
            <text:p>963.9158763848</text:p>
          </table:table-cell>
          <table:table-cell office:value-type="float" office:value="906.178168375581" calcext:value-type="float">
            <text:p>906.1781683756</text:p>
          </table:table-cell>
          <table:table-cell office:value-type="float" office:value="934.709891059756" calcext:value-type="float">
            <text:p>934.7098910598</text:p>
          </table:table-cell>
          <table:table-cell office:value-type="float" office:value="924.33001016489" calcext:value-type="float">
            <text:p>924.3300101649</text:p>
          </table:table-cell>
          <table:table-cell office:value-type="float" office:value="950.718000526999" calcext:value-type="float">
            <text:p>950.718000527</text:p>
          </table:table-cell>
          <table:table-cell office:value-type="float" office:value="936.091857245611" calcext:value-type="float">
            <text:p>936.0918572456</text:p>
          </table:table-cell>
        </table:table-row>
        <table:table-row table:style-name="ro1">
          <table:table-cell office:value-type="float" office:value="908.011226018579" calcext:value-type="float">
            <text:p>908.0112260186</text:p>
          </table:table-cell>
          <table:table-cell office:value-type="float" office:value="923.424404102431" calcext:value-type="float">
            <text:p>923.4244041024</text:p>
          </table:table-cell>
          <table:table-cell office:value-type="float" office:value="928.359012097458" calcext:value-type="float">
            <text:p>928.3590120975</text:p>
          </table:table-cell>
          <table:table-cell office:value-type="float" office:value="960.970928703263" calcext:value-type="float">
            <text:p>960.9709287033</text:p>
          </table:table-cell>
          <table:table-cell office:value-type="float" office:value="939.841118205656" calcext:value-type="float">
            <text:p>939.8411182057</text:p>
          </table:table-cell>
          <table:table-cell office:value-type="float" office:value="923.041717499386" calcext:value-type="float">
            <text:p>923.0417174994</text:p>
          </table:table-cell>
          <table:table-cell office:value-type="float" office:value="955.623509723969" calcext:value-type="float">
            <text:p>955.623509724</text:p>
          </table:table-cell>
          <table:table-cell office:value-type="float" office:value="928.922528304539" calcext:value-type="float">
            <text:p>928.9225283045</text:p>
          </table:table-cell>
          <table:table-cell office:value-type="float" office:value="947.327170975648" calcext:value-type="float">
            <text:p>947.3271709756</text:p>
          </table:table-cell>
          <table:table-cell office:value-type="float" office:value="954.415509268609" calcext:value-type="float">
            <text:p>954.4155092686</text:p>
          </table:table-cell>
          <table:table-cell office:value-type="float" office:value="952.944031686021" calcext:value-type="float">
            <text:p>952.944031686</text:p>
          </table:table-cell>
          <table:table-cell office:value-type="float" office:value="969.598880763097" calcext:value-type="float">
            <text:p>969.5988807631</text:p>
          </table:table-cell>
          <table:table-cell office:value-type="float" office:value="933.814317410041" calcext:value-type="float">
            <text:p>933.81431741</text:p>
          </table:table-cell>
          <table:table-cell office:value-type="float" office:value="936.676040953008" calcext:value-type="float">
            <text:p>936.676040953</text:p>
          </table:table-cell>
          <table:table-cell office:value-type="float" office:value="963.591055618559" calcext:value-type="float">
            <text:p>963.5910556186</text:p>
          </table:table-cell>
          <table:table-cell office:value-type="float" office:value="903.576835853371" calcext:value-type="float">
            <text:p>903.5768358534</text:p>
          </table:table-cell>
          <table:table-cell office:value-type="float" office:value="924.600354991207" calcext:value-type="float">
            <text:p>924.6003549912</text:p>
          </table:table-cell>
          <table:table-cell office:value-type="float" office:value="916.719898077362" calcext:value-type="float">
            <text:p>916.7198980774</text:p>
          </table:table-cell>
          <table:table-cell office:value-type="float" office:value="949.425851911729" calcext:value-type="float">
            <text:p>949.4258519117</text:p>
          </table:table-cell>
          <table:table-cell office:value-type="float" office:value="935.161338449557" calcext:value-type="float">
            <text:p>935.1613384496</text:p>
          </table:table-cell>
        </table:table-row>
        <table:table-row table:style-name="ro1">
          <table:table-cell office:value-type="float" office:value="906.698640526559" calcext:value-type="float">
            <text:p>906.6986405266</text:p>
          </table:table-cell>
          <table:table-cell office:value-type="float" office:value="914.3182231415" calcext:value-type="float">
            <text:p>914.3182231415</text:p>
          </table:table-cell>
          <table:table-cell office:value-type="float" office:value="929.603663139694" calcext:value-type="float">
            <text:p>929.6036631397</text:p>
          </table:table-cell>
          <table:table-cell office:value-type="float" office:value="959.899223902384" calcext:value-type="float">
            <text:p>959.8992239024</text:p>
          </table:table-cell>
          <table:table-cell office:value-type="float" office:value="939.245882057729" calcext:value-type="float">
            <text:p>939.2458820577</text:p>
          </table:table-cell>
          <table:table-cell office:value-type="float" office:value="921.695871434693" calcext:value-type="float">
            <text:p>921.6958714347</text:p>
          </table:table-cell>
          <table:table-cell office:value-type="float" office:value="955.154574659465" calcext:value-type="float">
            <text:p>955.1545746595</text:p>
          </table:table-cell>
          <table:table-cell office:value-type="float" office:value="943.519308791978" calcext:value-type="float">
            <text:p>943.519308792</text:p>
          </table:table-cell>
          <table:table-cell office:value-type="float" office:value="943.241550405164" calcext:value-type="float">
            <text:p>943.2415504052</text:p>
          </table:table-cell>
          <table:table-cell office:value-type="float" office:value="953.426026232199" calcext:value-type="float">
            <text:p>953.4260262322</text:p>
          </table:table-cell>
          <table:table-cell office:value-type="float" office:value="951.645877565349" calcext:value-type="float">
            <text:p>951.6458775653</text:p>
          </table:table-cell>
          <table:table-cell office:value-type="float" office:value="969.209148146576" calcext:value-type="float">
            <text:p>969.2091481466</text:p>
          </table:table-cell>
          <table:table-cell office:value-type="float" office:value="932.29638328315" calcext:value-type="float">
            <text:p>932.2963832832</text:p>
          </table:table-cell>
          <table:table-cell office:value-type="float" office:value="936.330972943333" calcext:value-type="float">
            <text:p>936.3309729433</text:p>
          </table:table-cell>
          <table:table-cell office:value-type="float" office:value="963.669478324327" calcext:value-type="float">
            <text:p>963.6694783243</text:p>
          </table:table-cell>
          <table:table-cell office:value-type="float" office:value="901.33135889085" calcext:value-type="float">
            <text:p>901.3313588909</text:p>
          </table:table-cell>
          <table:table-cell office:value-type="float" office:value="922.742650017513" calcext:value-type="float">
            <text:p>922.7426500175</text:p>
          </table:table-cell>
          <table:table-cell office:value-type="float" office:value="915.953664964878" calcext:value-type="float">
            <text:p>915.9536649649</text:p>
          </table:table-cell>
          <table:table-cell office:value-type="float" office:value="935.128311953345" calcext:value-type="float">
            <text:p>935.1283119533</text:p>
          </table:table-cell>
          <table:table-cell office:value-type="float" office:value="934.27477910184" calcext:value-type="float">
            <text:p>934.2747791018</text:p>
          </table:table-cell>
        </table:table-row>
        <table:table-row table:style-name="ro1">
          <table:table-cell office:value-type="float" office:value="905.343051547692" calcext:value-type="float">
            <text:p>905.3430515477</text:p>
          </table:table-cell>
          <table:table-cell office:value-type="float" office:value="909.650298248052" calcext:value-type="float">
            <text:p>909.6502982481</text:p>
          </table:table-cell>
          <table:table-cell office:value-type="float" office:value="929.677065344655" calcext:value-type="float">
            <text:p>929.6770653447</text:p>
          </table:table-cell>
          <table:table-cell office:value-type="float" office:value="952.169751242639" calcext:value-type="float">
            <text:p>952.1697512426</text:p>
          </table:table-cell>
          <table:table-cell office:value-type="float" office:value="938.860721400373" calcext:value-type="float">
            <text:p>938.8607214004</text:p>
          </table:table-cell>
          <table:table-cell office:value-type="float" office:value="920.53970162991" calcext:value-type="float">
            <text:p>920.5397016299</text:p>
          </table:table-cell>
          <table:table-cell office:value-type="float" office:value="954.570755129976" calcext:value-type="float">
            <text:p>954.57075513</text:p>
          </table:table-cell>
          <table:table-cell office:value-type="float" office:value="944.221398047365" calcext:value-type="float">
            <text:p>944.2213980474</text:p>
          </table:table-cell>
          <table:table-cell office:value-type="float" office:value="944.276115640361" calcext:value-type="float">
            <text:p>944.2761156404</text:p>
          </table:table-cell>
          <table:table-cell office:value-type="float" office:value="952.413122883991" calcext:value-type="float">
            <text:p>952.413122884</text:p>
          </table:table-cell>
          <table:table-cell office:value-type="float" office:value="950.911295934251" calcext:value-type="float">
            <text:p>950.9112959343</text:p>
          </table:table-cell>
          <table:table-cell office:value-type="float" office:value="968.868860184865" calcext:value-type="float">
            <text:p>968.8688601849</text:p>
          </table:table-cell>
          <table:table-cell office:value-type="float" office:value="932.167167286861" calcext:value-type="float">
            <text:p>932.1671672869</text:p>
          </table:table-cell>
          <table:table-cell office:value-type="float" office:value="936.065329551828" calcext:value-type="float">
            <text:p>936.0653295518</text:p>
          </table:table-cell>
          <table:table-cell office:value-type="float" office:value="953.842237356095" calcext:value-type="float">
            <text:p>953.8422373561</text:p>
          </table:table-cell>
          <table:table-cell office:value-type="float" office:value="889.485476473145" calcext:value-type="float">
            <text:p>889.4854764731</text:p>
          </table:table-cell>
          <table:table-cell office:value-type="float" office:value="921.401999962381" calcext:value-type="float">
            <text:p>921.4019999624</text:p>
          </table:table-cell>
          <table:table-cell office:value-type="float" office:value="914.944424917557" calcext:value-type="float">
            <text:p>914.9444249176</text:p>
          </table:table-cell>
          <table:table-cell office:value-type="float" office:value="933.867746561968" calcext:value-type="float">
            <text:p>933.867746562</text:p>
          </table:table-cell>
          <table:table-cell office:value-type="float" office:value="933.282528325667" calcext:value-type="float">
            <text:p>933.2825283257</text:p>
          </table:table-cell>
        </table:table-row>
        <table:table-row table:style-name="ro1">
          <table:table-cell office:value-type="float" office:value="904.028417523199" calcext:value-type="float">
            <text:p>904.0284175232</text:p>
          </table:table-cell>
          <table:table-cell office:value-type="float" office:value="906.133074786489" calcext:value-type="float">
            <text:p>906.1330747865</text:p>
          </table:table-cell>
          <table:table-cell office:value-type="float" office:value="912.648037873989" calcext:value-type="float">
            <text:p>912.648037874</text:p>
          </table:table-cell>
          <table:table-cell office:value-type="float" office:value="950.622516683116" calcext:value-type="float">
            <text:p>950.6225166831</text:p>
          </table:table-cell>
          <table:table-cell office:value-type="float" office:value="931.563617911252" calcext:value-type="float">
            <text:p>931.5636179113</text:p>
          </table:table-cell>
          <table:table-cell office:value-type="float" office:value="919.502261868171" calcext:value-type="float">
            <text:p>919.5022618682</text:p>
          </table:table-cell>
          <table:table-cell office:value-type="float" office:value="948.111187405661" calcext:value-type="float">
            <text:p>948.1111874057</text:p>
          </table:table-cell>
          <table:table-cell office:value-type="float" office:value="944.351083336271" calcext:value-type="float">
            <text:p>944.3510833363</text:p>
          </table:table-cell>
          <table:table-cell office:value-type="float" office:value="944.138182174711" calcext:value-type="float">
            <text:p>944.1381821747</text:p>
          </table:table-cell>
          <table:table-cell office:value-type="float" office:value="943.815458013344" calcext:value-type="float">
            <text:p>943.8154580133</text:p>
          </table:table-cell>
          <table:table-cell office:value-type="float" office:value="950.424876085186" calcext:value-type="float">
            <text:p>950.4248760852</text:p>
          </table:table-cell>
          <table:table-cell office:value-type="float" office:value="957.02412511858" calcext:value-type="float">
            <text:p>957.0241251186</text:p>
          </table:table-cell>
          <table:table-cell office:value-type="float" office:value="926.305813851334" calcext:value-type="float">
            <text:p>926.3058138513</text:p>
          </table:table-cell>
          <table:table-cell office:value-type="float" office:value="935.501737526472" calcext:value-type="float">
            <text:p>935.5017375265</text:p>
          </table:table-cell>
          <table:table-cell office:value-type="float" office:value="952.957220740569" calcext:value-type="float">
            <text:p>952.9572207406</text:p>
          </table:table-cell>
          <table:table-cell office:value-type="float" office:value="887.515080691349" calcext:value-type="float">
            <text:p>887.5150806913</text:p>
          </table:table-cell>
          <table:table-cell office:value-type="float" office:value="922.874790408797" calcext:value-type="float">
            <text:p>922.8747904088</text:p>
          </table:table-cell>
          <table:table-cell office:value-type="float" office:value="913.716811881964" calcext:value-type="float">
            <text:p>913.716811882</text:p>
          </table:table-cell>
          <table:table-cell office:value-type="float" office:value="932.838677877183" calcext:value-type="float">
            <text:p>932.8386778772</text:p>
          </table:table-cell>
          <table:table-cell office:value-type="float" office:value="932.160431477282" calcext:value-type="float">
            <text:p>932.1604314773</text:p>
          </table:table-cell>
        </table:table-row>
        <table:table-row table:style-name="ro1">
          <table:table-cell office:value-type="float" office:value="903.280638281958" calcext:value-type="float">
            <text:p>903.280638282</text:p>
          </table:table-cell>
          <table:table-cell office:value-type="float" office:value="903.575763072995" calcext:value-type="float">
            <text:p>903.575763073</text:p>
          </table:table-cell>
          <table:table-cell office:value-type="float" office:value="912.870797093283" calcext:value-type="float">
            <text:p>912.8707970933</text:p>
          </table:table-cell>
          <table:table-cell office:value-type="float" office:value="948.960534584437" calcext:value-type="float">
            <text:p>948.9605345844</text:p>
          </table:table-cell>
          <table:table-cell office:value-type="float" office:value="931.443855061943" calcext:value-type="float">
            <text:p>931.4438550619</text:p>
          </table:table-cell>
          <table:table-cell office:value-type="float" office:value="918.749687768011" calcext:value-type="float">
            <text:p>918.749687768</text:p>
          </table:table-cell>
          <table:table-cell office:value-type="float" office:value="948.685308658347" calcext:value-type="float">
            <text:p>948.6853086583</text:p>
          </table:table-cell>
          <table:table-cell office:value-type="float" office:value="944.304071712083" calcext:value-type="float">
            <text:p>944.3040717121</text:p>
          </table:table-cell>
          <table:table-cell office:value-type="float" office:value="939.688541665684" calcext:value-type="float">
            <text:p>939.6885416657</text:p>
          </table:table-cell>
          <table:table-cell office:value-type="float" office:value="942.324449582708" calcext:value-type="float">
            <text:p>942.3244495827</text:p>
          </table:table-cell>
          <table:table-cell office:value-type="float" office:value="949.764203901661" calcext:value-type="float">
            <text:p>949.7642039017</text:p>
          </table:table-cell>
          <table:table-cell office:value-type="float" office:value="956.421626257573" calcext:value-type="float">
            <text:p>956.4216262576</text:p>
          </table:table-cell>
          <table:table-cell office:value-type="float" office:value="925.194497895978" calcext:value-type="float">
            <text:p>925.194497896</text:p>
          </table:table-cell>
          <table:table-cell office:value-type="float" office:value="930.653583183123" calcext:value-type="float">
            <text:p>930.6535831831</text:p>
          </table:table-cell>
          <table:table-cell office:value-type="float" office:value="952.227815146076" calcext:value-type="float">
            <text:p>952.2278151461</text:p>
          </table:table-cell>
          <table:table-cell office:value-type="float" office:value="877.003948745025" calcext:value-type="float">
            <text:p>877.003948745</text:p>
          </table:table-cell>
          <table:table-cell office:value-type="float" office:value="911.972505110074" calcext:value-type="float">
            <text:p>911.9725051101</text:p>
          </table:table-cell>
          <table:table-cell office:value-type="float" office:value="912.345135165075" calcext:value-type="float">
            <text:p>912.3451351651</text:p>
          </table:table-cell>
          <table:table-cell office:value-type="float" office:value="931.80827866825" calcext:value-type="float">
            <text:p>931.8082786683</text:p>
          </table:table-cell>
          <table:table-cell office:value-type="float" office:value="931.193967885462" calcext:value-type="float">
            <text:p>931.1939678855</text:p>
          </table:table-cell>
        </table:table-row>
        <table:table-row table:style-name="ro1">
          <table:table-cell office:value-type="float" office:value="902.721194055394" calcext:value-type="float">
            <text:p>902.7211940554</text:p>
          </table:table-cell>
          <table:table-cell office:value-type="float" office:value="901.400201524094" calcext:value-type="float">
            <text:p>901.4002015241</text:p>
          </table:table-cell>
          <table:table-cell office:value-type="float" office:value="913.038552068711" calcext:value-type="float">
            <text:p>913.0385520687</text:p>
          </table:table-cell>
          <table:table-cell office:value-type="float" office:value="947.181104449659" calcext:value-type="float">
            <text:p>947.1811044497</text:p>
          </table:table-cell>
          <table:table-cell office:value-type="float" office:value="931.377436099323" calcext:value-type="float">
            <text:p>931.3774360993</text:p>
          </table:table-cell>
          <table:table-cell office:value-type="float" office:value="903.735986084014" calcext:value-type="float">
            <text:p>903.735986084</text:p>
          </table:table-cell>
          <table:table-cell office:value-type="float" office:value="948.287612422088" calcext:value-type="float">
            <text:p>948.2876124221</text:p>
          </table:table-cell>
          <table:table-cell office:value-type="float" office:value="944.249956094226" calcext:value-type="float">
            <text:p>944.2499560942</text:p>
          </table:table-cell>
          <table:table-cell office:value-type="float" office:value="939.824665138538" calcext:value-type="float">
            <text:p>939.8246651385</text:p>
          </table:table-cell>
          <table:table-cell office:value-type="float" office:value="934.256417244854" calcext:value-type="float">
            <text:p>934.2564172449</text:p>
          </table:table-cell>
          <table:table-cell office:value-type="float" office:value="939.292272426787" calcext:value-type="float">
            <text:p>939.2922724268</text:p>
          </table:table-cell>
          <table:table-cell office:value-type="float" office:value="945.34534498698" calcext:value-type="float">
            <text:p>945.345344987</text:p>
          </table:table-cell>
          <table:table-cell office:value-type="float" office:value="924.143383741204" calcext:value-type="float">
            <text:p>924.1433837412</text:p>
          </table:table-cell>
          <table:table-cell office:value-type="float" office:value="929.266350509735" calcext:value-type="float">
            <text:p>929.2663505097</text:p>
          </table:table-cell>
          <table:table-cell office:value-type="float" office:value="940.883849539691" calcext:value-type="float">
            <text:p>940.8838495397</text:p>
          </table:table-cell>
          <table:table-cell office:value-type="float" office:value="874.809054875708" calcext:value-type="float">
            <text:p>874.8090548757</text:p>
          </table:table-cell>
          <table:table-cell office:value-type="float" office:value="909.168448215095" calcext:value-type="float">
            <text:p>909.1684482151</text:p>
          </table:table-cell>
          <table:table-cell office:value-type="float" office:value="910.925964169282" calcext:value-type="float">
            <text:p>910.9259641693</text:p>
          </table:table-cell>
          <table:table-cell office:value-type="float" office:value="930.928020587329" calcext:value-type="float">
            <text:p>930.9280205873</text:p>
          </table:table-cell>
          <table:table-cell office:value-type="float" office:value="931.860295197115" calcext:value-type="float">
            <text:p>931.8602951971</text:p>
          </table:table-cell>
        </table:table-row>
        <table:table-row table:style-name="ro1">
          <table:table-cell office:value-type="float" office:value="901.83644784782" calcext:value-type="float">
            <text:p>901.8364478478</text:p>
          </table:table-cell>
          <table:table-cell office:value-type="float" office:value="899.135081175662" calcext:value-type="float">
            <text:p>899.1350811757</text:p>
          </table:table-cell>
          <table:table-cell office:value-type="float" office:value="913.717133547852" calcext:value-type="float">
            <text:p>913.7171335479</text:p>
          </table:table-cell>
          <table:table-cell office:value-type="float" office:value="945.757447109801" calcext:value-type="float">
            <text:p>945.7574471098</text:p>
          </table:table-cell>
          <table:table-cell office:value-type="float" office:value="931.372906901099" calcext:value-type="float">
            <text:p>931.3729069011</text:p>
          </table:table-cell>
          <table:table-cell office:value-type="float" office:value="902.800991075644" calcext:value-type="float">
            <text:p>902.8009910756</text:p>
          </table:table-cell>
          <table:table-cell office:value-type="float" office:value="949.004385377054" calcext:value-type="float">
            <text:p>949.0043853771</text:p>
          </table:table-cell>
          <table:table-cell office:value-type="float" office:value="944.206133119717" calcext:value-type="float">
            <text:p>944.2061331197</text:p>
          </table:table-cell>
          <table:table-cell office:value-type="float" office:value="938.683793985864" calcext:value-type="float">
            <text:p>938.6837939859</text:p>
          </table:table-cell>
          <table:table-cell office:value-type="float" office:value="932.242617575731" calcext:value-type="float">
            <text:p>932.2426175757</text:p>
          </table:table-cell>
          <table:table-cell office:value-type="float" office:value="938.180965242786" calcext:value-type="float">
            <text:p>938.1809652428</text:p>
          </table:table-cell>
          <table:table-cell office:value-type="float" office:value="946.34883880722" calcext:value-type="float">
            <text:p>946.3488388072</text:p>
          </table:table-cell>
          <table:table-cell office:value-type="float" office:value="923.09225013016" calcext:value-type="float">
            <text:p>923.0922501302</text:p>
          </table:table-cell>
          <table:table-cell office:value-type="float" office:value="928.129323019594" calcext:value-type="float">
            <text:p>928.1293230196</text:p>
          </table:table-cell>
          <table:table-cell office:value-type="float" office:value="939.738047517319" calcext:value-type="float">
            <text:p>939.7380475173</text:p>
          </table:table-cell>
          <table:table-cell office:value-type="float" office:value="872.500065412225" calcext:value-type="float">
            <text:p>872.5000654122</text:p>
          </table:table-cell>
          <table:table-cell office:value-type="float" office:value="899.578466359634" calcext:value-type="float">
            <text:p>899.5784663596</text:p>
          </table:table-cell>
          <table:table-cell office:value-type="float" office:value="912.673677162005" calcext:value-type="float">
            <text:p>912.673677162</text:p>
          </table:table-cell>
          <table:table-cell office:value-type="float" office:value="916.565422908731" calcext:value-type="float">
            <text:p>916.5654229087</text:p>
          </table:table-cell>
          <table:table-cell office:value-type="float" office:value="933.031359618458" calcext:value-type="float">
            <text:p>933.0313596185</text:p>
          </table:table-cell>
        </table:table-row>
        <table:table-row table:style-name="ro1">
          <table:table-cell office:value-type="float" office:value="900.662641565251" calcext:value-type="float">
            <text:p>900.6626415653</text:p>
          </table:table-cell>
          <table:table-cell office:value-type="float" office:value="911.190492084408" calcext:value-type="float">
            <text:p>911.1904920844</text:p>
          </table:table-cell>
          <table:table-cell office:value-type="float" office:value="913.334499700893" calcext:value-type="float">
            <text:p>913.3344997009</text:p>
          </table:table-cell>
          <table:table-cell office:value-type="float" office:value="944.440106471838" calcext:value-type="float">
            <text:p>944.4401064718</text:p>
          </table:table-cell>
          <table:table-cell office:value-type="float" office:value="926.338910094531" calcext:value-type="float">
            <text:p>926.3389100945</text:p>
          </table:table-cell>
          <table:table-cell office:value-type="float" office:value="889.248033571715" calcext:value-type="float">
            <text:p>889.2480335717</text:p>
          </table:table-cell>
          <table:table-cell office:value-type="float" office:value="949.899558598994" calcext:value-type="float">
            <text:p>949.899558599</text:p>
          </table:table-cell>
          <table:table-cell office:value-type="float" office:value="944.162358866181" calcext:value-type="float">
            <text:p>944.1623588662</text:p>
          </table:table-cell>
          <table:table-cell office:value-type="float" office:value="936.935612778366" calcext:value-type="float">
            <text:p>936.9356127784</text:p>
          </table:table-cell>
          <table:table-cell office:value-type="float" office:value="930.080804298007" calcext:value-type="float">
            <text:p>930.080804298</text:p>
          </table:table-cell>
          <table:table-cell office:value-type="float" office:value="937.117536107803" calcext:value-type="float">
            <text:p>937.1175361078</text:p>
          </table:table-cell>
          <table:table-cell office:value-type="float" office:value="958.809259197871" calcext:value-type="float">
            <text:p>958.8092591979</text:p>
          </table:table-cell>
          <table:table-cell office:value-type="float" office:value="922.243181102341" calcext:value-type="float">
            <text:p>922.2431811023</text:p>
          </table:table-cell>
          <table:table-cell office:value-type="float" office:value="927.088919420158" calcext:value-type="float">
            <text:p>927.0889194202</text:p>
          </table:table-cell>
          <table:table-cell office:value-type="float" office:value="938.667811209193" calcext:value-type="float">
            <text:p>938.6678112092</text:p>
          </table:table-cell>
          <table:table-cell office:value-type="float" office:value="862.881257849535" calcext:value-type="float">
            <text:p>862.8812578495</text:p>
          </table:table-cell>
          <table:table-cell office:value-type="float" office:value="896.733008399507" calcext:value-type="float">
            <text:p>896.7330083995</text:p>
          </table:table-cell>
          <table:table-cell office:value-type="float" office:value="910.046159965345" calcext:value-type="float">
            <text:p>910.0461599653</text:p>
          </table:table-cell>
          <table:table-cell office:value-type="float" office:value="915.414439636634" calcext:value-type="float">
            <text:p>915.4144396366</text:p>
          </table:table-cell>
          <table:table-cell office:value-type="float" office:value="931.86758097352" calcext:value-type="float">
            <text:p>931.8675809735</text:p>
          </table:table-cell>
        </table:table-row>
        <table:table-row table:style-name="ro1">
          <table:table-cell office:value-type="float" office:value="899.20115523057" calcext:value-type="float">
            <text:p>899.2011552306</text:p>
          </table:table-cell>
          <table:table-cell office:value-type="float" office:value="909.368812217993" calcext:value-type="float">
            <text:p>909.368812218</text:p>
          </table:table-cell>
          <table:table-cell office:value-type="float" office:value="913.258752670943" calcext:value-type="float">
            <text:p>913.2587526709</text:p>
          </table:table-cell>
          <table:table-cell office:value-type="float" office:value="943.060412946954" calcext:value-type="float">
            <text:p>943.060412947</text:p>
          </table:table-cell>
          <table:table-cell office:value-type="float" office:value="926.084143712549" calcext:value-type="float">
            <text:p>926.0841437125</text:p>
          </table:table-cell>
          <table:table-cell office:value-type="float" office:value="887.97159378716" calcext:value-type="float">
            <text:p>887.9715937872</text:p>
          </table:table-cell>
          <table:table-cell office:value-type="float" office:value="950.374397601819" calcext:value-type="float">
            <text:p>950.3743976018</text:p>
          </table:table-cell>
          <table:table-cell office:value-type="float" office:value="944.11774366461" calcext:value-type="float">
            <text:p>944.1177436646</text:p>
          </table:table-cell>
          <table:table-cell office:value-type="float" office:value="935.22683639421" calcext:value-type="float">
            <text:p>935.2268363942</text:p>
          </table:table-cell>
          <table:table-cell office:value-type="float" office:value="928.465435401189" calcext:value-type="float">
            <text:p>928.4654354012</text:p>
          </table:table-cell>
          <table:table-cell office:value-type="float" office:value="927.550923916325" calcext:value-type="float">
            <text:p>927.5509239163</text:p>
          </table:table-cell>
          <table:table-cell office:value-type="float" office:value="957.717666767731" calcext:value-type="float">
            <text:p>957.7176667677</text:p>
          </table:table-cell>
          <table:table-cell office:value-type="float" office:value="921.474755084469" calcext:value-type="float">
            <text:p>921.4747550845</text:p>
          </table:table-cell>
          <table:table-cell office:value-type="float" office:value="920.338497861083" calcext:value-type="float">
            <text:p>920.3384978611</text:p>
          </table:table-cell>
          <table:table-cell office:value-type="float" office:value="937.609941891999" calcext:value-type="float">
            <text:p>937.609941892</text:p>
          </table:table-cell>
          <table:table-cell office:value-type="float" office:value="860.148020004468" calcext:value-type="float">
            <text:p>860.1480200045</text:p>
          </table:table-cell>
          <table:table-cell office:value-type="float" office:value="894.212690891848" calcext:value-type="float">
            <text:p>894.2126908918</text:p>
          </table:table-cell>
          <table:table-cell office:value-type="float" office:value="907.77078298038" calcext:value-type="float">
            <text:p>907.7707829804</text:p>
          </table:table-cell>
          <table:table-cell office:value-type="float" office:value="902.162296048886" calcext:value-type="float">
            <text:p>902.1622960489</text:p>
          </table:table-cell>
          <table:table-cell office:value-type="float" office:value="928.414762569772" calcext:value-type="float">
            <text:p>928.4147625698</text:p>
          </table:table-cell>
        </table:table-row>
        <table:table-row table:style-name="ro1">
          <table:table-cell office:value-type="float" office:value="897.551570783819" calcext:value-type="float">
            <text:p>897.5515707838</text:p>
          </table:table-cell>
          <table:table-cell office:value-type="float" office:value="907.483315976614" calcext:value-type="float">
            <text:p>907.4833159766</text:p>
          </table:table-cell>
          <table:table-cell office:value-type="float" office:value="913.139839138584" calcext:value-type="float">
            <text:p>913.1398391386</text:p>
          </table:table-cell>
          <table:table-cell office:value-type="float" office:value="941.657856005696" calcext:value-type="float">
            <text:p>941.6578560057</text:p>
          </table:table-cell>
          <table:table-cell office:value-type="float" office:value="925.909182461412" calcext:value-type="float">
            <text:p>925.9091824614</text:p>
          </table:table-cell>
          <table:table-cell office:value-type="float" office:value="886.573129862899" calcext:value-type="float">
            <text:p>886.5731298629</text:p>
          </table:table-cell>
          <table:table-cell office:value-type="float" office:value="950.671029890581" calcext:value-type="float">
            <text:p>950.6710298906</text:p>
          </table:table-cell>
          <table:table-cell office:value-type="float" office:value="944.072538598276" calcext:value-type="float">
            <text:p>944.0725385983</text:p>
          </table:table-cell>
          <table:table-cell office:value-type="float" office:value="934.076773900582" calcext:value-type="float">
            <text:p>934.0767739006</text:p>
          </table:table-cell>
          <table:table-cell office:value-type="float" office:value="926.716099221094" calcext:value-type="float">
            <text:p>926.7160992211</text:p>
          </table:table-cell>
          <table:table-cell office:value-type="float" office:value="925.895053658194" calcext:value-type="float">
            <text:p>925.8950536582</text:p>
          </table:table-cell>
          <table:table-cell office:value-type="float" office:value="956.706792644351" calcext:value-type="float">
            <text:p>956.7067926444</text:p>
          </table:table-cell>
          <table:table-cell office:value-type="float" office:value="913.078633248456" calcext:value-type="float">
            <text:p>913.0786332485</text:p>
          </table:table-cell>
          <table:table-cell office:value-type="float" office:value="919.300173060361" calcext:value-type="float">
            <text:p>919.3001730604</text:p>
          </table:table-cell>
          <table:table-cell office:value-type="float" office:value="938.891738114864" calcext:value-type="float">
            <text:p>938.8917381149</text:p>
          </table:table-cell>
          <table:table-cell office:value-type="float" office:value="857.235707326586" calcext:value-type="float">
            <text:p>857.2357073266</text:p>
          </table:table-cell>
          <table:table-cell office:value-type="float" office:value="896.055601931941" calcext:value-type="float">
            <text:p>896.0556019319</text:p>
          </table:table-cell>
          <table:table-cell office:value-type="float" office:value="905.919905110223" calcext:value-type="float">
            <text:p>905.9199051102</text:p>
          </table:table-cell>
          <table:table-cell office:value-type="float" office:value="900.682680209638" calcext:value-type="float">
            <text:p>900.6826802096</text:p>
          </table:table-cell>
          <table:table-cell office:value-type="float" office:value="925.58004545979" calcext:value-type="float">
            <text:p>925.5800454598</text:p>
          </table:table-cell>
        </table:table-row>
        <table:table-row table:style-name="ro1">
          <table:table-cell office:value-type="float" office:value="895.822839059589" calcext:value-type="float">
            <text:p>895.8228390596</text:p>
          </table:table-cell>
          <table:table-cell office:value-type="float" office:value="905.549890728077" calcext:value-type="float">
            <text:p>905.5498907281</text:p>
          </table:table-cell>
          <table:table-cell office:value-type="float" office:value="913.009662344856" calcext:value-type="float">
            <text:p>913.0096623449</text:p>
          </table:table-cell>
          <table:table-cell office:value-type="float" office:value="940.260309798246" calcext:value-type="float">
            <text:p>940.2603097982</text:p>
          </table:table-cell>
          <table:table-cell office:value-type="float" office:value="925.869741847646" calcext:value-type="float">
            <text:p>925.8697418476</text:p>
          </table:table-cell>
          <table:table-cell office:value-type="float" office:value="885.115717111792" calcext:value-type="float">
            <text:p>885.1157171118</text:p>
          </table:table-cell>
          <table:table-cell office:value-type="float" office:value="950.872479675889" calcext:value-type="float">
            <text:p>950.8724796759</text:p>
          </table:table-cell>
          <table:table-cell office:value-type="float" office:value="944.027333531937" calcext:value-type="float">
            <text:p>944.0273335319</text:p>
          </table:table-cell>
          <table:table-cell office:value-type="float" office:value="935.476434828675" calcext:value-type="float">
            <text:p>935.4764348287</text:p>
          </table:table-cell>
          <table:table-cell office:value-type="float" office:value="924.838894662378" calcext:value-type="float">
            <text:p>924.8388946624</text:p>
          </table:table-cell>
          <table:table-cell office:value-type="float" office:value="923.955143041005" calcext:value-type="float">
            <text:p>923.955143041</text:p>
          </table:table-cell>
          <table:table-cell office:value-type="float" office:value="955.756780481638" calcext:value-type="float">
            <text:p>955.7567804816</text:p>
          </table:table-cell>
          <table:table-cell office:value-type="float" office:value="914.241983603517" calcext:value-type="float">
            <text:p>914.2419836035</text:p>
          </table:table-cell>
          <table:table-cell office:value-type="float" office:value="918.519453224891" calcext:value-type="float">
            <text:p>918.5194532249</text:p>
          </table:table-cell>
          <table:table-cell office:value-type="float" office:value="940.584679766101" calcext:value-type="float">
            <text:p>940.5846797661</text:p>
          </table:table-cell>
          <table:table-cell office:value-type="float" office:value="859.928340354693" calcext:value-type="float">
            <text:p>859.9283403547</text:p>
          </table:table-cell>
          <table:table-cell office:value-type="float" office:value="892.708225857198" calcext:value-type="float">
            <text:p>892.7082258572</text:p>
          </table:table-cell>
          <table:table-cell office:value-type="float" office:value="904.352753117584" calcext:value-type="float">
            <text:p>904.3527531176</text:p>
          </table:table-cell>
          <table:table-cell office:value-type="float" office:value="888.511004449656" calcext:value-type="float">
            <text:p>888.5110044497</text:p>
          </table:table-cell>
          <table:table-cell office:value-type="float" office:value="923.421425005895" calcext:value-type="float">
            <text:p>923.4214250059</text:p>
          </table:table-cell>
        </table:table-row>
        <table:table-row table:style-name="ro1">
          <table:table-cell office:value-type="float" office:value="894.0640025099" calcext:value-type="float">
            <text:p>894.0640025099</text:p>
          </table:table-cell>
          <table:table-cell office:value-type="float" office:value="907.153723088467" calcext:value-type="float">
            <text:p>907.1537230885</text:p>
          </table:table-cell>
          <table:table-cell office:value-type="float" office:value="912.860400906593" calcext:value-type="float">
            <text:p>912.8604009066</text:p>
          </table:table-cell>
          <table:table-cell office:value-type="float" office:value="930.084051962487" calcext:value-type="float">
            <text:p>930.0840519625</text:p>
          </table:table-cell>
          <table:table-cell office:value-type="float" office:value="925.759145156194" calcext:value-type="float">
            <text:p>925.7591451562</text:p>
          </table:table-cell>
          <table:table-cell office:value-type="float" office:value="883.632696264773" calcext:value-type="float">
            <text:p>883.6326962648</text:p>
          </table:table-cell>
          <table:table-cell office:value-type="float" office:value="951.056302933707" calcext:value-type="float">
            <text:p>951.0563029337</text:p>
          </table:table-cell>
          <table:table-cell office:value-type="float" office:value="943.982128465599" calcext:value-type="float">
            <text:p>943.9821284656</text:p>
          </table:table-cell>
          <table:table-cell office:value-type="float" office:value="933.649447921941" calcext:value-type="float">
            <text:p>933.6494479219</text:p>
          </table:table-cell>
          <table:table-cell office:value-type="float" office:value="922.810795128535" calcext:value-type="float">
            <text:p>922.8107951285</text:p>
          </table:table-cell>
          <table:table-cell office:value-type="float" office:value="925.863926144305" calcext:value-type="float">
            <text:p>925.8639261443</text:p>
          </table:table-cell>
          <table:table-cell office:value-type="float" office:value="955.251244036771" calcext:value-type="float">
            <text:p>955.2512440368</text:p>
          </table:table-cell>
          <table:table-cell office:value-type="float" office:value="915.69412674229" calcext:value-type="float">
            <text:p>915.6941267423</text:p>
          </table:table-cell>
          <table:table-cell office:value-type="float" office:value="917.887136142963" calcext:value-type="float">
            <text:p>917.887136143</text:p>
          </table:table-cell>
          <table:table-cell office:value-type="float" office:value="941.481726570585" calcext:value-type="float">
            <text:p>941.4817265706</text:p>
          </table:table-cell>
          <table:table-cell office:value-type="float" office:value="864.909635445262" calcext:value-type="float">
            <text:p>864.9096354453</text:p>
          </table:table-cell>
          <table:table-cell office:value-type="float" office:value="890.041947851931" calcext:value-type="float">
            <text:p>890.0419478519</text:p>
          </table:table-cell>
          <table:table-cell office:value-type="float" office:value="902.882132833031" calcext:value-type="float">
            <text:p>902.882132833</text:p>
          </table:table-cell>
          <table:table-cell office:value-type="float" office:value="886.65915124026" calcext:value-type="float">
            <text:p>886.6591512403</text:p>
          </table:table-cell>
          <table:table-cell office:value-type="float" office:value="921.611587812751" calcext:value-type="float">
            <text:p>921.6115878128</text:p>
          </table:table-cell>
        </table:table-row>
        <table:table-row table:style-name="ro1">
          <table:table-cell office:value-type="float" office:value="879.655273001873" calcext:value-type="float">
            <text:p>879.6552730019</text:p>
          </table:table-cell>
          <table:table-cell office:value-type="float" office:value="910.197633112135" calcext:value-type="float">
            <text:p>910.1976331121</text:p>
          </table:table-cell>
          <table:table-cell office:value-type="float" office:value="912.690474484561" calcext:value-type="float">
            <text:p>912.6904744846</text:p>
          </table:table-cell>
          <table:table-cell office:value-type="float" office:value="928.322872514563" calcext:value-type="float">
            <text:p>928.3228725146</text:p>
          </table:table-cell>
          <table:table-cell office:value-type="float" office:value="925.589462389796" calcext:value-type="float">
            <text:p>925.5894623898</text:p>
          </table:table-cell>
          <table:table-cell office:value-type="float" office:value="882.140077165086" calcext:value-type="float">
            <text:p>882.1400771651</text:p>
          </table:table-cell>
          <table:table-cell office:value-type="float" office:value="951.211993835562" calcext:value-type="float">
            <text:p>951.2119938356</text:p>
          </table:table-cell>
          <table:table-cell office:value-type="float" office:value="943.936923399261" calcext:value-type="float">
            <text:p>943.9369233993</text:p>
          </table:table-cell>
          <table:table-cell office:value-type="float" office:value="932.193525837176" calcext:value-type="float">
            <text:p>932.1935258372</text:p>
          </table:table-cell>
          <table:table-cell office:value-type="float" office:value="921.256767000444" calcext:value-type="float">
            <text:p>921.2567670004</text:p>
          </table:table-cell>
          <table:table-cell office:value-type="float" office:value="922.658782749728" calcext:value-type="float">
            <text:p>922.6587827497</text:p>
          </table:table-cell>
          <table:table-cell office:value-type="float" office:value="956.098681178496" calcext:value-type="float">
            <text:p>956.0986811785</text:p>
          </table:table-cell>
          <table:table-cell office:value-type="float" office:value="905.945346111026" calcext:value-type="float">
            <text:p>905.945346111</text:p>
          </table:table-cell>
          <table:table-cell office:value-type="float" office:value="917.161811264882" calcext:value-type="float">
            <text:p>917.1618112649</text:p>
          </table:table-cell>
          <table:table-cell office:value-type="float" office:value="941.94082000373" calcext:value-type="float">
            <text:p>941.9408200037</text:p>
          </table:table-cell>
          <table:table-cell office:value-type="float" office:value="858.80069871083" calcext:value-type="float">
            <text:p>858.8006987108</text:p>
          </table:table-cell>
          <table:table-cell office:value-type="float" office:value="887.7092839652" calcext:value-type="float">
            <text:p>887.7092839652</text:p>
          </table:table-cell>
          <table:table-cell office:value-type="float" office:value="901.431437143335" calcext:value-type="float">
            <text:p>901.4314371433</text:p>
          </table:table-cell>
          <table:table-cell office:value-type="float" office:value="885.2665147615" calcext:value-type="float">
            <text:p>885.2665147615</text:p>
          </table:table-cell>
          <table:table-cell office:value-type="float" office:value="919.800920648984" calcext:value-type="float">
            <text:p>919.800920649</text:p>
          </table:table-cell>
        </table:table-row>
        <table:table-row table:style-name="ro1">
          <table:table-cell office:value-type="float" office:value="877.598364172679" calcext:value-type="float">
            <text:p>877.5983641727</text:p>
          </table:table-cell>
          <table:table-cell office:value-type="float" office:value="927.853568550018" calcext:value-type="float">
            <text:p>927.85356855</text:p>
          </table:table-cell>
          <table:table-cell office:value-type="float" office:value="912.517674965916" calcext:value-type="float">
            <text:p>912.5176749659</text:p>
          </table:table-cell>
          <table:table-cell office:value-type="float" office:value="930.039956987344" calcext:value-type="float">
            <text:p>930.0399569873</text:p>
          </table:table-cell>
          <table:table-cell office:value-type="float" office:value="925.344186437056" calcext:value-type="float">
            <text:p>925.3441864371</text:p>
          </table:table-cell>
          <table:table-cell office:value-type="float" office:value="881.014131373707" calcext:value-type="float">
            <text:p>881.0141313737</text:p>
          </table:table-cell>
          <table:table-cell office:value-type="float" office:value="951.375213783177" calcext:value-type="float">
            <text:p>951.3752137832</text:p>
          </table:table-cell>
          <table:table-cell office:value-type="float" office:value="943.891718332923" calcext:value-type="float">
            <text:p>943.8917183329</text:p>
          </table:table-cell>
          <table:table-cell office:value-type="float" office:value="930.856738238008" calcext:value-type="float">
            <text:p>930.856738238</text:p>
          </table:table-cell>
          <table:table-cell office:value-type="float" office:value="919.540234708128" calcext:value-type="float">
            <text:p>919.5402347081</text:p>
          </table:table-cell>
          <table:table-cell office:value-type="float" office:value="920.149616721089" calcext:value-type="float">
            <text:p>920.1496167211</text:p>
          </table:table-cell>
          <table:table-cell office:value-type="float" office:value="954.712485331478" calcext:value-type="float">
            <text:p>954.7124853315</text:p>
          </table:table-cell>
          <table:table-cell office:value-type="float" office:value="903.853978999594" calcext:value-type="float">
            <text:p>903.8539789996</text:p>
          </table:table-cell>
          <table:table-cell office:value-type="float" office:value="916.525956115764" calcext:value-type="float">
            <text:p>916.5259561158</text:p>
          </table:table-cell>
          <table:table-cell office:value-type="float" office:value="942.255915022873" calcext:value-type="float">
            <text:p>942.2559150229</text:p>
          </table:table-cell>
          <table:table-cell office:value-type="float" office:value="852.573846431929" calcext:value-type="float">
            <text:p>852.5738464319</text:p>
          </table:table-cell>
          <table:table-cell office:value-type="float" office:value="885.628347887191" calcext:value-type="float">
            <text:p>885.6283478872</text:p>
          </table:table-cell>
          <table:table-cell office:value-type="float" office:value="899.988613085037" calcext:value-type="float">
            <text:p>899.988613085</text:p>
          </table:table-cell>
          <table:table-cell office:value-type="float" office:value="887.093447032493" calcext:value-type="float">
            <text:p>887.0934470325</text:p>
          </table:table-cell>
          <table:table-cell office:value-type="float" office:value="917.897597144946" calcext:value-type="float">
            <text:p>917.8975971449</text:p>
          </table:table-cell>
        </table:table-row>
        <table:table-row table:style-name="ro1">
          <table:table-cell office:value-type="float" office:value="879.331926431887" calcext:value-type="float">
            <text:p>879.3319264319</text:p>
          </table:table-cell>
          <table:table-cell office:value-type="float" office:value="928.831323184161" calcext:value-type="float">
            <text:p>928.8313231842</text:p>
          </table:table-cell>
          <table:table-cell office:value-type="float" office:value="912.343080537065" calcext:value-type="float">
            <text:p>912.3430805371</text:p>
          </table:table-cell>
          <table:table-cell office:value-type="float" office:value="931.875038930749" calcext:value-type="float">
            <text:p>931.8750389307</text:p>
          </table:table-cell>
          <table:table-cell office:value-type="float" office:value="925.029075768089" calcext:value-type="float">
            <text:p>925.0290757681</text:p>
          </table:table-cell>
          <table:table-cell office:value-type="float" office:value="879.835649121682" calcext:value-type="float">
            <text:p>879.8356491217</text:p>
          </table:table-cell>
          <table:table-cell office:value-type="float" office:value="951.554951983703" calcext:value-type="float">
            <text:p>951.5549519837</text:p>
          </table:table-cell>
          <table:table-cell office:value-type="float" office:value="943.846513266585" calcext:value-type="float">
            <text:p>943.8465132666</text:p>
          </table:table-cell>
          <table:table-cell office:value-type="float" office:value="929.711588290805" calcext:value-type="float">
            <text:p>929.7115882908</text:p>
          </table:table-cell>
          <table:table-cell office:value-type="float" office:value="921.18658878533" calcext:value-type="float">
            <text:p>921.1865887853</text:p>
          </table:table-cell>
          <table:table-cell office:value-type="float" office:value="917.823414619826" calcext:value-type="float">
            <text:p>917.8234146198</text:p>
          </table:table-cell>
          <table:table-cell office:value-type="float" office:value="953.754246688702" calcext:value-type="float">
            <text:p>953.7542466887</text:p>
          </table:table-cell>
          <table:table-cell office:value-type="float" office:value="901.748718734545" calcext:value-type="float">
            <text:p>901.7487187345</text:p>
          </table:table-cell>
          <table:table-cell office:value-type="float" office:value="917.691044805459" calcext:value-type="float">
            <text:p>917.6910448055</text:p>
          </table:table-cell>
          <table:table-cell office:value-type="float" office:value="942.558040738372" calcext:value-type="float">
            <text:p>942.5580407384</text:p>
          </table:table-cell>
          <table:table-cell office:value-type="float" office:value="855.156005809384" calcext:value-type="float">
            <text:p>855.1560058094</text:p>
          </table:table-cell>
          <table:table-cell office:value-type="float" office:value="883.962056085653" calcext:value-type="float">
            <text:p>883.9620560857</text:p>
          </table:table-cell>
          <table:table-cell office:value-type="float" office:value="898.545789088968" calcext:value-type="float">
            <text:p>898.545789089</text:p>
          </table:table-cell>
          <table:table-cell office:value-type="float" office:value="884.423293907074" calcext:value-type="float">
            <text:p>884.4232939071</text:p>
          </table:table-cell>
          <table:table-cell office:value-type="float" office:value="916.38944388172" calcext:value-type="float">
            <text:p>916.3894438817</text:p>
          </table:table-cell>
        </table:table-row>
        <table:table-row table:style-name="ro1">
          <table:table-cell office:value-type="float" office:value="882.429130086513" calcext:value-type="float">
            <text:p>882.4291300865</text:p>
          </table:table-cell>
          <table:table-cell office:value-type="float" office:value="928.995202423644" calcext:value-type="float">
            <text:p>928.9952024236</text:p>
          </table:table-cell>
          <table:table-cell office:value-type="float" office:value="911.545195810847" calcext:value-type="float">
            <text:p>911.5451958108</text:p>
          </table:table-cell>
          <table:table-cell office:value-type="float" office:value="930.938161531507" calcext:value-type="float">
            <text:p>930.9381615315</text:p>
          </table:table-cell>
          <table:table-cell office:value-type="float" office:value="924.670646409048" calcext:value-type="float">
            <text:p>924.670646409</text:p>
          </table:table-cell>
          <table:table-cell office:value-type="float" office:value="878.572469666819" calcext:value-type="float">
            <text:p>878.5724696668</text:p>
          </table:table-cell>
          <table:table-cell office:value-type="float" office:value="951.675209634933" calcext:value-type="float">
            <text:p>951.6752096349</text:p>
          </table:table-cell>
          <table:table-cell office:value-type="float" office:value="943.801308200247" calcext:value-type="float">
            <text:p>943.8013082002</text:p>
          </table:table-cell>
          <table:table-cell office:value-type="float" office:value="928.660132755963" calcext:value-type="float">
            <text:p>928.660132756</text:p>
          </table:table-cell>
          <table:table-cell office:value-type="float" office:value="923.170843963156" calcext:value-type="float">
            <text:p>923.1708439632</text:p>
          </table:table-cell>
          <table:table-cell office:value-type="float" office:value="920.243581988415" calcext:value-type="float">
            <text:p>920.2435819884</text:p>
          </table:table-cell>
          <table:table-cell office:value-type="float" office:value="952.907045621984" calcext:value-type="float">
            <text:p>952.907045622</text:p>
          </table:table-cell>
          <table:table-cell office:value-type="float" office:value="900.066363991847" calcext:value-type="float">
            <text:p>900.0663639918</text:p>
          </table:table-cell>
          <table:table-cell office:value-type="float" office:value="918.178748851548" calcext:value-type="float">
            <text:p>918.1787488515</text:p>
          </table:table-cell>
          <table:table-cell office:value-type="float" office:value="942.859784716887" calcext:value-type="float">
            <text:p>942.8597847169</text:p>
          </table:table-cell>
          <table:table-cell office:value-type="float" office:value="849.337462450088" calcext:value-type="float">
            <text:p>849.3374624501</text:p>
          </table:table-cell>
          <table:table-cell office:value-type="float" office:value="882.371162820509" calcext:value-type="float">
            <text:p>882.3711628205</text:p>
          </table:table-cell>
          <table:table-cell office:value-type="float" office:value="897.102965093513" calcext:value-type="float">
            <text:p>897.1029650935</text:p>
          </table:table-cell>
          <table:table-cell office:value-type="float" office:value="882.118941469149" calcext:value-type="float">
            <text:p>882.1189414691</text:p>
          </table:table-cell>
          <table:table-cell office:value-type="float" office:value="914.969227255996" calcext:value-type="float">
            <text:p>914.969227256</text:p>
          </table:table-cell>
        </table:table-row>
        <table:table-row table:style-name="ro1">
          <table:table-cell office:value-type="float" office:value="878.622730037713" calcext:value-type="float">
            <text:p>878.6227300377</text:p>
          </table:table-cell>
          <table:table-cell office:value-type="float" office:value="928.235743180374" calcext:value-type="float">
            <text:p>928.2357431804</text:p>
          </table:table-cell>
          <table:table-cell office:value-type="float" office:value="911.822767974139" calcext:value-type="float">
            <text:p>911.8227679741</text:p>
          </table:table-cell>
          <table:table-cell office:value-type="float" office:value="930.201956968768" calcext:value-type="float">
            <text:p>930.2019569688</text:p>
          </table:table-cell>
          <table:table-cell office:value-type="float" office:value="924.293554874149" calcext:value-type="float">
            <text:p>924.2935548741</text:p>
          </table:table-cell>
          <table:table-cell office:value-type="float" office:value="877.207612580661" calcext:value-type="float">
            <text:p>877.2076125807</text:p>
          </table:table-cell>
          <table:table-cell office:value-type="float" office:value="951.401109434503" calcext:value-type="float">
            <text:p>951.4011094345</text:p>
          </table:table-cell>
          <table:table-cell office:value-type="float" office:value="943.718635362128" calcext:value-type="float">
            <text:p>943.7186353621</text:p>
          </table:table-cell>
          <table:table-cell office:value-type="float" office:value="927.68576484503" calcext:value-type="float">
            <text:p>927.685764845</text:p>
          </table:table-cell>
          <table:table-cell office:value-type="float" office:value="923.540052328788" calcext:value-type="float">
            <text:p>923.5400523288</text:p>
          </table:table-cell>
          <table:table-cell office:value-type="float" office:value="916.228549862218" calcext:value-type="float">
            <text:p>916.2285498622</text:p>
          </table:table-cell>
          <table:table-cell office:value-type="float" office:value="952.073395759385" calcext:value-type="float">
            <text:p>952.0733957594</text:p>
          </table:table-cell>
          <table:table-cell office:value-type="float" office:value="888.657955966991" calcext:value-type="float">
            <text:p>888.657955967</text:p>
          </table:table-cell>
          <table:table-cell office:value-type="float" office:value="916.301121409082" calcext:value-type="float">
            <text:p>916.3011214091</text:p>
          </table:table-cell>
          <table:table-cell office:value-type="float" office:value="943.117965157764" calcext:value-type="float">
            <text:p>943.1179651578</text:p>
          </table:table-cell>
          <table:table-cell office:value-type="float" office:value="844.652518564831" calcext:value-type="float">
            <text:p>844.6525185648</text:p>
          </table:table-cell>
          <table:table-cell office:value-type="float" office:value="880.60457853956" calcext:value-type="float">
            <text:p>880.6045785396</text:p>
          </table:table-cell>
          <table:table-cell office:value-type="float" office:value="898.798205572653" calcext:value-type="float">
            <text:p>898.7982055727</text:p>
          </table:table-cell>
          <table:table-cell office:value-type="float" office:value="879.931871818483" calcext:value-type="float">
            <text:p>879.9318718185</text:p>
          </table:table-cell>
          <table:table-cell office:value-type="float" office:value="916.621070986877" calcext:value-type="float">
            <text:p>916.6210709869</text:p>
          </table:table-cell>
        </table:table-row>
        <table:table-row table:style-name="ro1">
          <table:table-cell office:value-type="float" office:value="874.69560981351" calcext:value-type="float">
            <text:p>874.6956098135</text:p>
          </table:table-cell>
          <table:table-cell office:value-type="float" office:value="929.071363903543" calcext:value-type="float">
            <text:p>929.0713639035</text:p>
          </table:table-cell>
          <table:table-cell office:value-type="float" office:value="912.757960641739" calcext:value-type="float">
            <text:p>912.7579606417</text:p>
          </table:table-cell>
          <table:table-cell office:value-type="float" office:value="929.758996789121" calcext:value-type="float">
            <text:p>929.7589967891</text:p>
          </table:table-cell>
          <table:table-cell office:value-type="float" office:value="923.907293443445" calcext:value-type="float">
            <text:p>923.9072934434</text:p>
          </table:table-cell>
          <table:table-cell office:value-type="float" office:value="876.078787588989" calcext:value-type="float">
            <text:p>876.078787589</text:p>
          </table:table-cell>
          <table:table-cell office:value-type="float" office:value="951.752242657082" calcext:value-type="float">
            <text:p>951.7522426571</text:p>
          </table:table-cell>
          <table:table-cell office:value-type="float" office:value="943.593724074014" calcext:value-type="float">
            <text:p>943.593724074</text:p>
          </table:table-cell>
          <table:table-cell office:value-type="float" office:value="926.719994695209" calcext:value-type="float">
            <text:p>926.7199946952</text:p>
          </table:table-cell>
          <table:table-cell office:value-type="float" office:value="923.327870224254" calcext:value-type="float">
            <text:p>923.3278702243</text:p>
          </table:table-cell>
          <table:table-cell office:value-type="float" office:value="912.585199937709" calcext:value-type="float">
            <text:p>912.5851999377</text:p>
          </table:table-cell>
          <table:table-cell office:value-type="float" office:value="951.253112946005" calcext:value-type="float">
            <text:p>951.253112946</text:p>
          </table:table-cell>
          <table:table-cell office:value-type="float" office:value="886.717520362763" calcext:value-type="float">
            <text:p>886.7175203628</text:p>
          </table:table-cell>
          <table:table-cell office:value-type="float" office:value="914.550321209069" calcext:value-type="float">
            <text:p>914.5503212091</text:p>
          </table:table-cell>
          <table:table-cell office:value-type="float" office:value="943.290304856461" calcext:value-type="float">
            <text:p>943.2903048565</text:p>
          </table:table-cell>
          <table:table-cell office:value-type="float" office:value="841.454642671534" calcext:value-type="float">
            <text:p>841.4546426715</text:p>
          </table:table-cell>
          <table:table-cell office:value-type="float" office:value="878.647329038737" calcext:value-type="float">
            <text:p>878.6473290387</text:p>
          </table:table-cell>
          <table:table-cell office:value-type="float" office:value="896.420507826611" calcext:value-type="float">
            <text:p>896.4205078266</text:p>
          </table:table-cell>
          <table:table-cell office:value-type="float" office:value="882.114750343614" calcext:value-type="float">
            <text:p>882.1147503436</text:p>
          </table:table-cell>
          <table:table-cell office:value-type="float" office:value="917.396192523956" calcext:value-type="float">
            <text:p>917.396192524</text:p>
          </table:table-cell>
        </table:table-row>
        <table:table-row table:style-name="ro1">
          <table:table-cell office:value-type="float" office:value="876.764236777415" calcext:value-type="float">
            <text:p>876.7642367774</text:p>
          </table:table-cell>
          <table:table-cell office:value-type="float" office:value="929.41930214385" calcext:value-type="float">
            <text:p>929.4193021439</text:p>
          </table:table-cell>
          <table:table-cell office:value-type="float" office:value="913.986505226481" calcext:value-type="float">
            <text:p>913.9865052265</text:p>
          </table:table-cell>
          <table:table-cell office:value-type="float" office:value="928.955773502103" calcext:value-type="float">
            <text:p>928.9557735021</text:p>
          </table:table-cell>
          <table:table-cell office:value-type="float" office:value="923.623662268523" calcext:value-type="float">
            <text:p>923.6236622685</text:p>
          </table:table-cell>
          <table:table-cell office:value-type="float" office:value="874.977607515569" calcext:value-type="float">
            <text:p>874.9776075156</text:p>
          </table:table-cell>
          <table:table-cell office:value-type="float" office:value="951.99498665805" calcext:value-type="float">
            <text:p>951.9949866581</text:p>
          </table:table-cell>
          <table:table-cell office:value-type="float" office:value="943.492265878976" calcext:value-type="float">
            <text:p>943.492265879</text:p>
          </table:table-cell>
          <table:table-cell office:value-type="float" office:value="925.718778970943" calcext:value-type="float">
            <text:p>925.7187789709</text:p>
          </table:table-cell>
          <table:table-cell office:value-type="float" office:value="923.064177682681" calcext:value-type="float">
            <text:p>923.0641776827</text:p>
          </table:table-cell>
          <table:table-cell office:value-type="float" office:value="909.517644704794" calcext:value-type="float">
            <text:p>909.5176447048</text:p>
          </table:table-cell>
          <table:table-cell office:value-type="float" office:value="950.423390071961" calcext:value-type="float">
            <text:p>950.423390072</text:p>
          </table:table-cell>
          <table:table-cell office:value-type="float" office:value="888.553856096239" calcext:value-type="float">
            <text:p>888.5538560962</text:p>
          </table:table-cell>
          <table:table-cell office:value-type="float" office:value="915.787044323661" calcext:value-type="float">
            <text:p>915.7870443237</text:p>
          </table:table-cell>
          <table:table-cell office:value-type="float" office:value="943.044144065338" calcext:value-type="float">
            <text:p>943.0441440653</text:p>
          </table:table-cell>
          <table:table-cell office:value-type="float" office:value="839.762110546552" calcext:value-type="float">
            <text:p>839.7621105466</text:p>
          </table:table-cell>
          <table:table-cell office:value-type="float" office:value="876.599861715957" calcext:value-type="float">
            <text:p>876.599861716</text:p>
          </table:table-cell>
          <table:table-cell office:value-type="float" office:value="894.933736763287" calcext:value-type="float">
            <text:p>894.9337367633</text:p>
          </table:table-cell>
          <table:table-cell office:value-type="float" office:value="878.856714430521" calcext:value-type="float">
            <text:p>878.8567144305</text:p>
          </table:table-cell>
          <table:table-cell office:value-type="float" office:value="918.816716041837" calcext:value-type="float">
            <text:p>918.8167160418</text:p>
          </table:table-cell>
        </table:table-row>
        <table:table-row table:style-name="ro1">
          <table:table-cell office:value-type="float" office:value="879.324852674549" calcext:value-type="float">
            <text:p>879.3248526745</text:p>
          </table:table-cell>
          <table:table-cell office:value-type="float" office:value="929.502661542771" calcext:value-type="float">
            <text:p>929.5026615428</text:p>
          </table:table-cell>
          <table:table-cell office:value-type="float" office:value="914.764411278701" calcext:value-type="float">
            <text:p>914.7644112787</text:p>
          </table:table-cell>
          <table:table-cell office:value-type="float" office:value="928.257744267698" calcext:value-type="float">
            <text:p>928.2577442677</text:p>
          </table:table-cell>
          <table:table-cell office:value-type="float" office:value="923.441781198874" calcext:value-type="float">
            <text:p>923.4417811989</text:p>
          </table:table-cell>
          <table:table-cell office:value-type="float" office:value="875.748418992377" calcext:value-type="float">
            <text:p>875.7484189924</text:p>
          </table:table-cell>
          <table:table-cell office:value-type="float" office:value="952.104543604932" calcext:value-type="float">
            <text:p>952.1045436049</text:p>
          </table:table-cell>
          <table:table-cell office:value-type="float" office:value="943.439909639072" calcext:value-type="float">
            <text:p>943.4399096391</text:p>
          </table:table-cell>
          <table:table-cell office:value-type="float" office:value="924.603985483646" calcext:value-type="float">
            <text:p>924.6039854836</text:p>
          </table:table-cell>
          <table:table-cell office:value-type="float" office:value="923.065912939124" calcext:value-type="float">
            <text:p>923.0659129391</text:p>
          </table:table-cell>
          <table:table-cell office:value-type="float" office:value="906.887159945698" calcext:value-type="float">
            <text:p>906.8871599457</text:p>
          </table:table-cell>
          <table:table-cell office:value-type="float" office:value="949.49823212964" calcext:value-type="float">
            <text:p>949.4982321296</text:p>
          </table:table-cell>
          <table:table-cell office:value-type="float" office:value="885.400774053889" calcext:value-type="float">
            <text:p>885.4007740539</text:p>
          </table:table-cell>
          <table:table-cell office:value-type="float" office:value="916.035095565487" calcext:value-type="float">
            <text:p>916.0350955655</text:p>
          </table:table-cell>
          <table:table-cell office:value-type="float" office:value="942.14075060637" calcext:value-type="float">
            <text:p>942.1407506064</text:p>
          </table:table-cell>
          <table:table-cell office:value-type="float" office:value="839.009714591459" calcext:value-type="float">
            <text:p>839.0097145915</text:p>
          </table:table-cell>
          <table:table-cell office:value-type="float" office:value="875.076033575252" calcext:value-type="float">
            <text:p>875.0760335753</text:p>
          </table:table-cell>
          <table:table-cell office:value-type="float" office:value="894.315278458692" calcext:value-type="float">
            <text:p>894.3152784587</text:p>
          </table:table-cell>
          <table:table-cell office:value-type="float" office:value="881.816005998952" calcext:value-type="float">
            <text:p>881.816005999</text:p>
          </table:table-cell>
          <table:table-cell office:value-type="float" office:value="916.737824877343" calcext:value-type="float">
            <text:p>916.7378248773</text:p>
          </table:table-cell>
        </table:table-row>
        <table:table-row table:style-name="ro1">
          <table:table-cell office:value-type="float" office:value="880.868070404001" calcext:value-type="float">
            <text:p>880.868070404</text:p>
          </table:table-cell>
          <table:table-cell office:value-type="float" office:value="928.302815515878" calcext:value-type="float">
            <text:p>928.3028155159</text:p>
          </table:table-cell>
          <table:table-cell office:value-type="float" office:value="915.302778061243" calcext:value-type="float">
            <text:p>915.3027780612</text:p>
          </table:table-cell>
          <table:table-cell office:value-type="float" office:value="927.505334452965" calcext:value-type="float">
            <text:p>927.505334453</text:p>
          </table:table-cell>
          <table:table-cell office:value-type="float" office:value="924.332642545089" calcext:value-type="float">
            <text:p>924.3326425451</text:p>
          </table:table-cell>
          <table:table-cell office:value-type="float" office:value="877.253981885208" calcext:value-type="float">
            <text:p>877.2539818852</text:p>
          </table:table-cell>
          <table:table-cell office:value-type="float" office:value="952.201036943973" calcext:value-type="float">
            <text:p>952.201036944</text:p>
          </table:table-cell>
          <table:table-cell office:value-type="float" office:value="0" calcext:value-type="float">
            <text:p>0</text:p>
          </table:table-cell>
          <table:table-cell office:value-type="float" office:value="925.215287977034" calcext:value-type="float">
            <text:p>925.215287977</text:p>
          </table:table-cell>
          <table:table-cell office:value-type="float" office:value="0" calcext:value-type="float">
            <text:p>0</text:p>
          </table:table-cell>
          <table:table-cell office:value-type="float" office:value="904.413427096225" calcext:value-type="float">
            <text:p>904.4134270962</text:p>
          </table:table-cell>
          <table:table-cell office:value-type="float" office:value="948.473096048203" calcext:value-type="float">
            <text:p>948.4730960482</text:p>
          </table:table-cell>
          <table:table-cell office:value-type="float" office:value="882.445253783237" calcext:value-type="float">
            <text:p>882.4452537832</text:p>
          </table:table-cell>
          <table:table-cell office:value-type="float" office:value="914.453546307327" calcext:value-type="float">
            <text:p>914.4535463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3.535789993215" calcext:value-type="float">
            <text:p>873.5357899932</text:p>
          </table:table-cell>
          <table:table-cell office:value-type="float" office:value="0" calcext:value-type="float">
            <text:p>0</text:p>
          </table:table-cell>
          <table:table-cell office:value-type="float" office:value="882.455881473856" calcext:value-type="float">
            <text:p>882.4558814739</text:p>
          </table:table-cell>
          <table:table-cell office:value-type="float" office:value="914.518292623552" calcext:value-type="float">
            <text:p>914.5182926236</text:p>
          </table:table-cell>
        </table:table-row>
        <table:table-row table:style-name="ro1">
          <table:table-cell office:value-type="float" office:value="881.915930793307" calcext:value-type="float">
            <text:p>881.9159307933</text:p>
          </table:table-cell>
          <table:table-cell office:value-type="float" office:value="924.325854768731" calcext:value-type="float">
            <text:p>924.3258547687</text:p>
          </table:table-cell>
          <table:table-cell office:value-type="float" office:value="915.692246622894" calcext:value-type="float">
            <text:p>915.6922466229</text:p>
          </table:table-cell>
          <table:table-cell office:value-type="float" office:value="926.700226460359" calcext:value-type="float">
            <text:p>926.7002264604</text:p>
          </table:table-cell>
          <table:table-cell office:value-type="float" office:value="923.657845722227" calcext:value-type="float">
            <text:p>923.6578457222</text:p>
          </table:table-cell>
          <table:table-cell office:value-type="float" office:value="878.348030877792" calcext:value-type="float">
            <text:p>878.3480308778</text:p>
          </table:table-cell>
          <table:table-cell office:value-type="float" office:value="952.295419648753" calcext:value-type="float">
            <text:p>952.2954196488</text:p>
          </table:table-cell>
          <table:table-cell office:value-type="float" office:value="0" calcext:value-type="float">
            <text:p>0</text:p>
          </table:table-cell>
          <table:table-cell office:value-type="float" office:value="924.658673705631" calcext:value-type="float">
            <text:p>924.6586737056</text:p>
          </table:table-cell>
          <table:table-cell office:value-type="float" office:value="0" calcext:value-type="float">
            <text:p>0</text:p>
          </table:table-cell>
          <table:table-cell office:value-type="float" office:value="901.973726984792" calcext:value-type="float">
            <text:p>901.9737269848</text:p>
          </table:table-cell>
          <table:table-cell office:value-type="float" office:value="947.40274653173" calcext:value-type="float">
            <text:p>947.4027465317</text:p>
          </table:table-cell>
          <table:table-cell office:value-type="float" office:value="879.831675496958" calcext:value-type="float">
            <text:p>879.831675497</text:p>
          </table:table-cell>
          <table:table-cell office:value-type="float" office:value="911.518935335835" calcext:value-type="float">
            <text:p>911.5189353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2.462808223168" calcext:value-type="float">
            <text:p>872.4628082232</text:p>
          </table:table-cell>
          <table:table-cell office:value-type="float" office:value="0" calcext:value-type="float">
            <text:p>0</text:p>
          </table:table-cell>
          <table:table-cell office:value-type="float" office:value="878.578841528356" calcext:value-type="float">
            <text:p>878.5788415284</text:p>
          </table:table-cell>
          <table:table-cell office:value-type="float" office:value="912.804245917282" calcext:value-type="float">
            <text:p>912.8042459173</text:p>
          </table:table-cell>
        </table:table-row>
        <table:table-row table:style-name="ro1">
          <table:table-cell office:value-type="float" office:value="882.808280788231" calcext:value-type="float">
            <text:p>882.8082807882</text:p>
          </table:table-cell>
          <table:table-cell office:value-type="float" office:value="921.24138997769" calcext:value-type="float">
            <text:p>921.2413899777</text:p>
          </table:table-cell>
          <table:table-cell office:value-type="float" office:value="915.943683961651" calcext:value-type="float">
            <text:p>915.9436839617</text:p>
          </table:table-cell>
          <table:table-cell office:value-type="float" office:value="925.982127525931" calcext:value-type="float">
            <text:p>925.9821275259</text:p>
          </table:table-cell>
          <table:table-cell office:value-type="float" office:value="922.878330309834" calcext:value-type="float">
            <text:p>922.8783303098</text:p>
          </table:table-cell>
          <table:table-cell office:value-type="float" office:value="878.82789250558" calcext:value-type="float">
            <text:p>878.8278925056</text:p>
          </table:table-cell>
          <table:table-cell office:value-type="float" office:value="952.093009273096" calcext:value-type="float">
            <text:p>952.0930092731</text:p>
          </table:table-cell>
          <table:table-cell office:value-type="float" office:value="0" calcext:value-type="float">
            <text:p>0</text:p>
          </table:table-cell>
          <table:table-cell office:value-type="float" office:value="925.748066807891" calcext:value-type="float">
            <text:p>925.7480668079</text:p>
          </table:table-cell>
          <table:table-cell office:value-type="float" office:value="0" calcext:value-type="float">
            <text:p>0</text:p>
          </table:table-cell>
          <table:table-cell office:value-type="float" office:value="899.547780935796" calcext:value-type="float">
            <text:p>899.5477809358</text:p>
          </table:table-cell>
          <table:table-cell office:value-type="float" office:value="948.430279989305" calcext:value-type="float">
            <text:p>948.4302799893</text:p>
          </table:table-cell>
          <table:table-cell office:value-type="float" office:value="882.053451396504" calcext:value-type="float">
            <text:p>882.0534513965</text:p>
          </table:table-cell>
          <table:table-cell office:value-type="float" office:value="909.407268195108" calcext:value-type="float">
            <text:p>909.4072681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1.374390908019" calcext:value-type="float">
            <text:p>871.374390908</text:p>
          </table:table-cell>
          <table:table-cell office:value-type="float" office:value="0" calcext:value-type="float">
            <text:p>0</text:p>
          </table:table-cell>
          <table:table-cell office:value-type="float" office:value="875.255095074119" calcext:value-type="float">
            <text:p>875.2550950741</text:p>
          </table:table-cell>
          <table:table-cell office:value-type="float" office:value="911.442424846133" calcext:value-type="float">
            <text:p>911.4424248461</text:p>
          </table:table-cell>
        </table:table-row>
        <table:table-row table:style-name="ro1">
          <table:table-cell office:value-type="float" office:value="883.696908117877" calcext:value-type="float">
            <text:p>883.6969081179</text:p>
          </table:table-cell>
          <table:table-cell office:value-type="float" office:value="919.72858293458" calcext:value-type="float">
            <text:p>919.7285829346</text:p>
          </table:table-cell>
          <table:table-cell office:value-type="float" office:value="916.069045283018" calcext:value-type="float">
            <text:p>916.069045283</text:p>
          </table:table-cell>
          <table:table-cell office:value-type="float" office:value="925.583420336147" calcext:value-type="float">
            <text:p>925.5834203361</text:p>
          </table:table-cell>
          <table:table-cell office:value-type="float" office:value="922.467485183091" calcext:value-type="float">
            <text:p>922.4674851831</text:p>
          </table:table-cell>
          <table:table-cell office:value-type="float" office:value="879.001732317085" calcext:value-type="float">
            <text:p>879.0017323171</text:p>
          </table:table-cell>
          <table:table-cell office:value-type="float" office:value="951.027487176013" calcext:value-type="float">
            <text:p>951.027487176</text:p>
          </table:table-cell>
          <table:table-cell office:value-type="float" office:value="0" calcext:value-type="float">
            <text:p>0</text:p>
          </table:table-cell>
          <table:table-cell office:value-type="float" office:value="926.559127478153" calcext:value-type="float">
            <text:p>926.5591274782</text:p>
          </table:table-cell>
          <table:table-cell office:value-type="float" office:value="0" calcext:value-type="float">
            <text:p>0</text:p>
          </table:table-cell>
          <table:table-cell office:value-type="float" office:value="901.777351574292" calcext:value-type="float">
            <text:p>901.7773515743</text:p>
          </table:table-cell>
          <table:table-cell office:value-type="float" office:value="949.791323780503" calcext:value-type="float">
            <text:p>949.7913237805</text:p>
          </table:table-cell>
          <table:table-cell office:value-type="float" office:value="878.905004103928" calcext:value-type="float">
            <text:p>878.9050041039</text:p>
          </table:table-cell>
          <table:table-cell office:value-type="float" office:value="908.330114761771" calcext:value-type="float">
            <text:p>908.3301147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2.51920117995" calcext:value-type="float">
            <text:p>872.51920118</text:p>
          </table:table-cell>
          <table:table-cell office:value-type="float" office:value="0" calcext:value-type="float">
            <text:p>0</text:p>
          </table:table-cell>
          <table:table-cell office:value-type="float" office:value="873.562610316441" calcext:value-type="float">
            <text:p>873.5626103164</text:p>
          </table:table-cell>
          <table:table-cell office:value-type="float" office:value="910.188957339111" calcext:value-type="float">
            <text:p>910.1889573391</text:p>
          </table:table-cell>
        </table:table-row>
        <table:table-row table:style-name="ro1">
          <table:table-cell office:value-type="float" office:value="884.638900732479" calcext:value-type="float">
            <text:p>884.6389007325</text:p>
          </table:table-cell>
          <table:table-cell office:value-type="float" office:value="919.168067063655" calcext:value-type="float">
            <text:p>919.1680670637</text:p>
          </table:table-cell>
          <table:table-cell office:value-type="float" office:value="916.126230226884" calcext:value-type="float">
            <text:p>916.1262302269</text:p>
          </table:table-cell>
          <table:table-cell office:value-type="float" office:value="925.386329082996" calcext:value-type="float">
            <text:p>925.386329083</text:p>
          </table:table-cell>
          <table:table-cell office:value-type="float" office:value="922.307826173105" calcext:value-type="float">
            <text:p>922.3078261731</text:p>
          </table:table-cell>
          <table:table-cell office:value-type="float" office:value="879.061395326887" calcext:value-type="float">
            <text:p>879.0613953269</text:p>
          </table:table-cell>
          <table:table-cell office:value-type="float" office:value="949.847825530179" calcext:value-type="float">
            <text:p>949.8478255302</text:p>
          </table:table-cell>
          <table:table-cell office:value-type="float" office:value="0" calcext:value-type="float">
            <text:p>0</text:p>
          </table:table-cell>
          <table:table-cell office:value-type="float" office:value="926.725441814368" calcext:value-type="float">
            <text:p>926.7254418144</text:p>
          </table:table-cell>
          <table:table-cell office:value-type="float" office:value="0" calcext:value-type="float">
            <text:p>0</text:p>
          </table:table-cell>
          <table:table-cell office:value-type="float" office:value="897.840711562225" calcext:value-type="float">
            <text:p>897.8407115622</text:p>
          </table:table-cell>
          <table:table-cell office:value-type="float" office:value="950.429492596318" calcext:value-type="float">
            <text:p>950.4294925963</text:p>
          </table:table-cell>
          <table:table-cell office:value-type="float" office:value="877.484876603996" calcext:value-type="float">
            <text:p>877.484876604</text:p>
          </table:table-cell>
          <table:table-cell office:value-type="float" office:value="907.882480503121" calcext:value-type="float">
            <text:p>907.8824805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1.306680332037" calcext:value-type="float">
            <text:p>871.306680332</text:p>
          </table:table-cell>
          <table:table-cell office:value-type="float" office:value="0" calcext:value-type="float">
            <text:p>0</text:p>
          </table:table-cell>
          <table:table-cell office:value-type="float" office:value="872.906278879054" calcext:value-type="float">
            <text:p>872.9062788791</text:p>
          </table:table-cell>
          <table:table-cell office:value-type="float" office:value="908.957292506761" calcext:value-type="float">
            <text:p>908.9572925068</text:p>
          </table:table-cell>
        </table:table-row>
        <table:table-row table:style-name="ro1">
          <table:table-cell office:value-type="float" office:value="882.997542555258" calcext:value-type="float">
            <text:p>882.997542555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94.703313901591" calcext:value-type="float">
            <text:p>894.7033139016</text:p>
          </table:table-cell>
          <table:table-cell office:value-type="float" office:value="950.637639668533" calcext:value-type="float">
            <text:p>950.637639668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07.858927921382" calcext:value-type="float">
            <text:p>907.8589279214</text:p>
          </table:table-cell>
        </table:table-row>
        <table:table-row table:style-name="ro1">
          <table:table-cell office:value-type="float" office:value="883.626985481911" calcext:value-type="float">
            <text:p>883.62698548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92.897031373611" calcext:value-type="float">
            <text:p>892.8970313736</text:p>
          </table:table-cell>
          <table:table-cell office:value-type="float" office:value="950.679671408746" calcext:value-type="float">
            <text:p>950.67967140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09.022397668192" calcext:value-type="float">
            <text:p>909.0223976682</text:p>
          </table:table-cell>
        </table:table-row>
        <table:table-row table:style-name="ro1">
          <table:table-cell office:value-type="float" office:value="884.471749905493" calcext:value-type="float">
            <text:p>884.471749905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92.129963728739" calcext:value-type="float">
            <text:p>892.1299637287</text:p>
          </table:table-cell>
          <table:table-cell office:value-type="float" office:value="950.596942511518" calcext:value-type="float">
            <text:p>950.59694251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0.339536059023" calcext:value-type="float">
            <text:p>910.339536059</text:p>
          </table:table-cell>
        </table:table-row>
        <table:table-row table:style-name="ro1">
          <table:table-cell office:value-type="float" office:value="884.875220940085" calcext:value-type="float">
            <text:p>884.875220940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.219019379861" calcext:value-type="float">
            <text:p>885.219019379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.490556623009" calcext:value-type="float">
            <text:p>885.49055662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.630508572492" calcext:value-type="float">
            <text:p>885.630508572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.691079925914" calcext:value-type="float">
            <text:p>885.691079925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formula="of:=MEDIAN([.A70];[.B62:.G62];[.H57];[.I62];[.J57];[.K65:.L65];[.M62:.N62];[.O57:.P57];[.Q62];[.R57];[.S62];[.T65])" office:value-type="float" office:value="913.232883142953" calcext:value-type="float">
            <text:p>913.23288314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Brier score</text:p>
          </table:table-cell>
          <table:table-cell table:number-columns-repeated="19"/>
        </table:table-row>
        <table:table-row table:style-name="ro1">
          <table:table-cell table:number-columns-repeated="20" office:value-type="float" office:value="200.000000000004" calcext:value-type="float">
            <text:p>200</text:p>
          </table:table-cell>
        </table:table-row>
        <table:table-row table:style-name="ro1">
          <table:table-cell office:value-type="float" office:value="190.139938128472" calcext:value-type="float">
            <text:p>190.1399381285</text:p>
          </table:table-cell>
          <table:table-cell table:number-columns-repeated="2" office:value-type="float" office:value="200.000000000004" calcext:value-type="float">
            <text:p>200</text:p>
          </table:table-cell>
          <table:table-cell office:value-type="float" office:value="193.786712245374" calcext:value-type="float">
            <text:p>193.7867122454</text:p>
          </table:table-cell>
          <table:table-cell office:value-type="float" office:value="193.99915368998" calcext:value-type="float">
            <text:p>193.99915369</text:p>
          </table:table-cell>
          <table:table-cell table:number-columns-repeated="2" office:value-type="float" office:value="200.000000000004" calcext:value-type="float">
            <text:p>200</text:p>
          </table:table-cell>
          <table:table-cell office:value-type="float" office:value="194.658635518662" calcext:value-type="float">
            <text:p>194.6586355187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8.498728820524" calcext:value-type="float">
            <text:p>198.4987288205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1.595351188893" calcext:value-type="float">
            <text:p>191.5953511889</text:p>
          </table:table-cell>
          <table:table-cell office:value-type="float" office:value="194.405271670236" calcext:value-type="float">
            <text:p>194.4052716702</text:p>
          </table:table-cell>
          <table:table-cell office:value-type="float" office:value="186.91063716842" calcext:value-type="float">
            <text:p>186.9106371684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8.264033497869" calcext:value-type="float">
            <text:p>208.2640334979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8.468193905872" calcext:value-type="float">
            <text:p>208.4681939059</text:p>
          </table:table-cell>
          <table:table-cell office:value-type="float" office:value="188.864985608217" calcext:value-type="float">
            <text:p>188.8649856082</text:p>
          </table:table-cell>
          <table:table-cell office:value-type="float" office:value="200.000000000004" calcext:value-type="float">
            <text:p>200</text:p>
          </table:table-cell>
        </table:table-row>
        <table:table-row table:style-name="ro1">
          <table:table-cell office:value-type="float" office:value="190.555491439435" calcext:value-type="float">
            <text:p>190.5554914394</text:p>
          </table:table-cell>
          <table:table-cell table:number-columns-repeated="2" office:value-type="float" office:value="200.000000000004" calcext:value-type="float">
            <text:p>200</text:p>
          </table:table-cell>
          <table:table-cell office:value-type="float" office:value="193.739019143874" calcext:value-type="float">
            <text:p>193.7390191439</text:p>
          </table:table-cell>
          <table:table-cell office:value-type="float" office:value="193.639956645243" calcext:value-type="float">
            <text:p>193.6399566452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7.099584356507" calcext:value-type="float">
            <text:p>197.0995843565</text:p>
          </table:table-cell>
          <table:table-cell office:value-type="float" office:value="194.268057323197" calcext:value-type="float">
            <text:p>194.2680573232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8.127574894323" calcext:value-type="float">
            <text:p>198.1275748943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1.153268028085" calcext:value-type="float">
            <text:p>191.1532680281</text:p>
          </table:table-cell>
          <table:table-cell office:value-type="float" office:value="194.426015498889" calcext:value-type="float">
            <text:p>194.4260154989</text:p>
          </table:table-cell>
          <table:table-cell office:value-type="float" office:value="186.557107584799" calcext:value-type="float">
            <text:p>186.5571075848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8.094001428931" calcext:value-type="float">
            <text:p>208.0940014289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8.465955631659" calcext:value-type="float">
            <text:p>208.4659556317</text:p>
          </table:table-cell>
          <table:table-cell office:value-type="float" office:value="188.544304677863" calcext:value-type="float">
            <text:p>188.5443046779</text:p>
          </table:table-cell>
          <table:table-cell office:value-type="float" office:value="200.000000000004" calcext:value-type="float">
            <text:p>200</text:p>
          </table:table-cell>
        </table:table-row>
        <table:table-row table:style-name="ro1">
          <table:table-cell office:value-type="float" office:value="190.890439681199" calcext:value-type="float">
            <text:p>190.8904396812</text:p>
          </table:table-cell>
          <table:table-cell office:value-type="float" office:value="199.766425899313" calcext:value-type="float">
            <text:p>199.7664258993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3.76364747413" calcext:value-type="float">
            <text:p>193.7636474741</text:p>
          </table:table-cell>
          <table:table-cell office:value-type="float" office:value="193.341779057" calcext:value-type="float">
            <text:p>193.341779057</text:p>
          </table:table-cell>
          <table:table-cell office:value-type="float" office:value="196.092430881852" calcext:value-type="float">
            <text:p>196.0924308819</text:p>
          </table:table-cell>
          <table:table-cell office:value-type="float" office:value="196.673281482143" calcext:value-type="float">
            <text:p>196.6732814821</text:p>
          </table:table-cell>
          <table:table-cell office:value-type="float" office:value="194.046780015543" calcext:value-type="float">
            <text:p>194.0467800155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8.021374615442" calcext:value-type="float">
            <text:p>198.0213746154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0.895559186599" calcext:value-type="float">
            <text:p>190.8955591866</text:p>
          </table:table-cell>
          <table:table-cell office:value-type="float" office:value="194.36237257151" calcext:value-type="float">
            <text:p>194.3623725715</text:p>
          </table:table-cell>
          <table:table-cell office:value-type="float" office:value="179.547136151122" calcext:value-type="float">
            <text:p>179.5471361511</text:p>
          </table:table-cell>
          <table:table-cell office:value-type="float" office:value="186.976429505282" calcext:value-type="float">
            <text:p>186.9764295053</text:p>
          </table:table-cell>
          <table:table-cell office:value-type="float" office:value="208.225404524263" calcext:value-type="float">
            <text:p>208.2254045243</text:p>
          </table:table-cell>
          <table:table-cell office:value-type="float" office:value="194.101344927759" calcext:value-type="float">
            <text:p>194.1013449278</text:p>
          </table:table-cell>
          <table:table-cell office:value-type="float" office:value="208.38781619074" calcext:value-type="float">
            <text:p>208.3878161907</text:p>
          </table:table-cell>
          <table:table-cell office:value-type="float" office:value="195.684104949602" calcext:value-type="float">
            <text:p>195.6841049496</text:p>
          </table:table-cell>
          <table:table-cell office:value-type="float" office:value="197.734074092689" calcext:value-type="float">
            <text:p>197.7340740927</text:p>
          </table:table-cell>
        </table:table-row>
        <table:table-row table:style-name="ro1">
          <table:table-cell office:value-type="float" office:value="191.154498872176" calcext:value-type="float">
            <text:p>191.1544988722</text:p>
          </table:table-cell>
          <table:table-cell office:value-type="float" office:value="199.662006257109" calcext:value-type="float">
            <text:p>199.6620062571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3.726609964143" calcext:value-type="float">
            <text:p>193.7266099641</text:p>
          </table:table-cell>
          <table:table-cell office:value-type="float" office:value="193.035707559116" calcext:value-type="float">
            <text:p>193.0357075591</text:p>
          </table:table-cell>
          <table:table-cell office:value-type="float" office:value="195.995684350835" calcext:value-type="float">
            <text:p>195.9956843508</text:p>
          </table:table-cell>
          <table:table-cell office:value-type="float" office:value="196.439804718588" calcext:value-type="float">
            <text:p>196.4398047186</text:p>
          </table:table-cell>
          <table:table-cell office:value-type="float" office:value="194.287174487058" calcext:value-type="float">
            <text:p>194.2871744871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7.955363915025" calcext:value-type="float">
            <text:p>197.955363915</text:p>
          </table:table-cell>
          <table:table-cell office:value-type="float" office:value="200.155394287567" calcext:value-type="float">
            <text:p>200.1553942876</text:p>
          </table:table-cell>
          <table:table-cell office:value-type="float" office:value="190.650796044682" calcext:value-type="float">
            <text:p>190.6507960447</text:p>
          </table:table-cell>
          <table:table-cell office:value-type="float" office:value="194.239161212158" calcext:value-type="float">
            <text:p>194.2391612122</text:p>
          </table:table-cell>
          <table:table-cell office:value-type="float" office:value="179.99403639134" calcext:value-type="float">
            <text:p>179.9940363913</text:p>
          </table:table-cell>
          <table:table-cell office:value-type="float" office:value="187.358475268474" calcext:value-type="float">
            <text:p>187.3584752685</text:p>
          </table:table-cell>
          <table:table-cell office:value-type="float" office:value="196.408298370197" calcext:value-type="float">
            <text:p>196.4082983702</text:p>
          </table:table-cell>
          <table:table-cell office:value-type="float" office:value="193.771933325449" calcext:value-type="float">
            <text:p>193.7719333254</text:p>
          </table:table-cell>
          <table:table-cell office:value-type="float" office:value="196.581554488227" calcext:value-type="float">
            <text:p>196.5815544882</text:p>
          </table:table-cell>
          <table:table-cell office:value-type="float" office:value="195.584638742753" calcext:value-type="float">
            <text:p>195.5846387428</text:p>
          </table:table-cell>
          <table:table-cell office:value-type="float" office:value="197.629830377436" calcext:value-type="float">
            <text:p>197.6298303774</text:p>
          </table:table-cell>
        </table:table-row>
        <table:table-row table:style-name="ro1">
          <table:table-cell office:value-type="float" office:value="191.231018952477" calcext:value-type="float">
            <text:p>191.2310189525</text:p>
          </table:table-cell>
          <table:table-cell office:value-type="float" office:value="199.65824396322" calcext:value-type="float">
            <text:p>199.6582439632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3.733354256208" calcext:value-type="float">
            <text:p>193.7333542562</text:p>
          </table:table-cell>
          <table:table-cell office:value-type="float" office:value="192.79512540298" calcext:value-type="float">
            <text:p>192.795125403</text:p>
          </table:table-cell>
          <table:table-cell office:value-type="float" office:value="196.023118306399" calcext:value-type="float">
            <text:p>196.0231183064</text:p>
          </table:table-cell>
          <table:table-cell office:value-type="float" office:value="196.324142683607" calcext:value-type="float">
            <text:p>196.3241426836</text:p>
          </table:table-cell>
          <table:table-cell office:value-type="float" office:value="192.144690217876" calcext:value-type="float">
            <text:p>192.1446902179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7.966018567819" calcext:value-type="float">
            <text:p>197.9660185678</text:p>
          </table:table-cell>
          <table:table-cell office:value-type="float" office:value="199.709419038421" calcext:value-type="float">
            <text:p>199.7094190384</text:p>
          </table:table-cell>
          <table:table-cell office:value-type="float" office:value="190.406620304764" calcext:value-type="float">
            <text:p>190.4066203048</text:p>
          </table:table-cell>
          <table:table-cell office:value-type="float" office:value="192.335490076537" calcext:value-type="float">
            <text:p>192.3354900765</text:p>
          </table:table-cell>
          <table:table-cell office:value-type="float" office:value="179.177186360804" calcext:value-type="float">
            <text:p>179.1771863608</text:p>
          </table:table-cell>
          <table:table-cell office:value-type="float" office:value="187.574619467713" calcext:value-type="float">
            <text:p>187.5746194677</text:p>
          </table:table-cell>
          <table:table-cell office:value-type="float" office:value="196.260941142498" calcext:value-type="float">
            <text:p>196.2609411425</text:p>
          </table:table-cell>
          <table:table-cell office:value-type="float" office:value="193.457674050584" calcext:value-type="float">
            <text:p>193.4576740506</text:p>
          </table:table-cell>
          <table:table-cell office:value-type="float" office:value="196.459685837015" calcext:value-type="float">
            <text:p>196.459685837</text:p>
          </table:table-cell>
          <table:table-cell office:value-type="float" office:value="195.528185306762" calcext:value-type="float">
            <text:p>195.5281853068</text:p>
          </table:table-cell>
          <table:table-cell office:value-type="float" office:value="198.378020513782" calcext:value-type="float">
            <text:p>198.3780205138</text:p>
          </table:table-cell>
        </table:table-row>
        <table:table-row table:style-name="ro1">
          <table:table-cell office:value-type="float" office:value="191.26377096153" calcext:value-type="float">
            <text:p>191.2637709615</text:p>
          </table:table-cell>
          <table:table-cell office:value-type="float" office:value="199.702075290871" calcext:value-type="float">
            <text:p>199.7020752909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3.765381321006" calcext:value-type="float">
            <text:p>193.765381321</text:p>
          </table:table-cell>
          <table:table-cell office:value-type="float" office:value="192.56505218637" calcext:value-type="float">
            <text:p>192.5650521864</text:p>
          </table:table-cell>
          <table:table-cell office:value-type="float" office:value="196.117590803565" calcext:value-type="float">
            <text:p>196.1175908036</text:p>
          </table:table-cell>
          <table:table-cell office:value-type="float" office:value="197.466670853045" calcext:value-type="float">
            <text:p>197.466670853</text:p>
          </table:table-cell>
          <table:table-cell office:value-type="float" office:value="191.733875409947" calcext:value-type="float">
            <text:p>191.7338754099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7.112927271237" calcext:value-type="float">
            <text:p>197.1129272712</text:p>
          </table:table-cell>
          <table:table-cell office:value-type="float" office:value="199.332549248967" calcext:value-type="float">
            <text:p>199.332549249</text:p>
          </table:table-cell>
          <table:table-cell office:value-type="float" office:value="190.199633678393" calcext:value-type="float">
            <text:p>190.1996336784</text:p>
          </table:table-cell>
          <table:table-cell office:value-type="float" office:value="192.07810359401" calcext:value-type="float">
            <text:p>192.078103594</text:p>
          </table:table-cell>
          <table:table-cell office:value-type="float" office:value="178.671137619594" calcext:value-type="float">
            <text:p>178.6711376196</text:p>
          </table:table-cell>
          <table:table-cell office:value-type="float" office:value="187.685776085834" calcext:value-type="float">
            <text:p>187.6857760858</text:p>
          </table:table-cell>
          <table:table-cell office:value-type="float" office:value="196.152369160315" calcext:value-type="float">
            <text:p>196.1523691603</text:p>
          </table:table-cell>
          <table:table-cell office:value-type="float" office:value="193.144883713137" calcext:value-type="float">
            <text:p>193.1448837131</text:p>
          </table:table-cell>
          <table:table-cell office:value-type="float" office:value="202.680540179248" calcext:value-type="float">
            <text:p>202.6805401792</text:p>
          </table:table-cell>
          <table:table-cell office:value-type="float" office:value="195.462229738341" calcext:value-type="float">
            <text:p>195.4622297383</text:p>
          </table:table-cell>
          <table:table-cell office:value-type="float" office:value="198.332906175372" calcext:value-type="float">
            <text:p>198.3329061754</text:p>
          </table:table-cell>
        </table:table-row>
        <table:table-row table:style-name="ro1">
          <table:table-cell office:value-type="float" office:value="191.278770195582" calcext:value-type="float">
            <text:p>191.2787701956</text:p>
          </table:table-cell>
          <table:table-cell office:value-type="float" office:value="201.369505424898" calcext:value-type="float">
            <text:p>201.3695054249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0.869376005622" calcext:value-type="float">
            <text:p>200.8693760056</text:p>
          </table:table-cell>
          <table:table-cell office:value-type="float" office:value="188.549200513071" calcext:value-type="float">
            <text:p>188.5492005131</text:p>
          </table:table-cell>
          <table:table-cell office:value-type="float" office:value="196.036666649097" calcext:value-type="float">
            <text:p>196.0366666491</text:p>
          </table:table-cell>
          <table:table-cell office:value-type="float" office:value="197.619742134681" calcext:value-type="float">
            <text:p>197.6197421347</text:p>
          </table:table-cell>
          <table:table-cell office:value-type="float" office:value="191.02328884371" calcext:value-type="float">
            <text:p>191.0232888437</text:p>
          </table:table-cell>
          <table:table-cell office:value-type="float" office:value="206.253400785469" calcext:value-type="float">
            <text:p>206.2534007855</text:p>
          </table:table-cell>
          <table:table-cell office:value-type="float" office:value="197.317934248837" calcext:value-type="float">
            <text:p>197.3179342488</text:p>
          </table:table-cell>
          <table:table-cell office:value-type="float" office:value="199.074346950082" calcext:value-type="float">
            <text:p>199.0743469501</text:p>
          </table:table-cell>
          <table:table-cell office:value-type="float" office:value="190.05051227634" calcext:value-type="float">
            <text:p>190.0505122763</text:p>
          </table:table-cell>
          <table:table-cell office:value-type="float" office:value="191.744832929885" calcext:value-type="float">
            <text:p>191.7448329299</text:p>
          </table:table-cell>
          <table:table-cell office:value-type="float" office:value="178.256791735816" calcext:value-type="float">
            <text:p>178.2567917358</text:p>
          </table:table-cell>
          <table:table-cell office:value-type="float" office:value="187.686535037907" calcext:value-type="float">
            <text:p>187.6865350379</text:p>
          </table:table-cell>
          <table:table-cell office:value-type="float" office:value="196.072674703267" calcext:value-type="float">
            <text:p>196.0726747033</text:p>
          </table:table-cell>
          <table:table-cell office:value-type="float" office:value="192.355305193391" calcext:value-type="float">
            <text:p>192.3553051934</text:p>
          </table:table-cell>
          <table:table-cell office:value-type="float" office:value="202.519324409026" calcext:value-type="float">
            <text:p>202.519324409</text:p>
          </table:table-cell>
          <table:table-cell office:value-type="float" office:value="195.378639420842" calcext:value-type="float">
            <text:p>195.3786394208</text:p>
          </table:table-cell>
          <table:table-cell office:value-type="float" office:value="198.355191146545" calcext:value-type="float">
            <text:p>198.3551911465</text:p>
          </table:table-cell>
        </table:table-row>
        <table:table-row table:style-name="ro1">
          <table:table-cell office:value-type="float" office:value="191.311467734203" calcext:value-type="float">
            <text:p>191.3114677342</text:p>
          </table:table-cell>
          <table:table-cell office:value-type="float" office:value="201.257743923799" calcext:value-type="float">
            <text:p>201.2577439238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0.820990753071" calcext:value-type="float">
            <text:p>200.8209907531</text:p>
          </table:table-cell>
          <table:table-cell office:value-type="float" office:value="188.469247365123" calcext:value-type="float">
            <text:p>188.4692473651</text:p>
          </table:table-cell>
          <table:table-cell office:value-type="float" office:value="194.53782963168" calcext:value-type="float">
            <text:p>194.5378296317</text:p>
          </table:table-cell>
          <table:table-cell office:value-type="float" office:value="197.850673377997" calcext:value-type="float">
            <text:p>197.850673378</text:p>
          </table:table-cell>
          <table:table-cell office:value-type="float" office:value="191.56378269491" calcext:value-type="float">
            <text:p>191.5637826949</text:p>
          </table:table-cell>
          <table:table-cell office:value-type="float" office:value="206.248544719249" calcext:value-type="float">
            <text:p>206.2485447192</text:p>
          </table:table-cell>
          <table:table-cell office:value-type="float" office:value="196.556310905942" calcext:value-type="float">
            <text:p>196.5563109059</text:p>
          </table:table-cell>
          <table:table-cell office:value-type="float" office:value="198.861427297734" calcext:value-type="float">
            <text:p>198.8614272977</text:p>
          </table:table-cell>
          <table:table-cell office:value-type="float" office:value="190.086611280454" calcext:value-type="float">
            <text:p>190.0866112805</text:p>
          </table:table-cell>
          <table:table-cell office:value-type="float" office:value="191.494085153149" calcext:value-type="float">
            <text:p>191.4940851531</text:p>
          </table:table-cell>
          <table:table-cell office:value-type="float" office:value="177.964696112211" calcext:value-type="float">
            <text:p>177.9646961122</text:p>
          </table:table-cell>
          <table:table-cell office:value-type="float" office:value="199.790725300577" calcext:value-type="float">
            <text:p>199.7907253006</text:p>
          </table:table-cell>
          <table:table-cell office:value-type="float" office:value="195.988114634165" calcext:value-type="float">
            <text:p>195.9881146342</text:p>
          </table:table-cell>
          <table:table-cell office:value-type="float" office:value="192.261088131685" calcext:value-type="float">
            <text:p>192.2610881317</text:p>
          </table:table-cell>
          <table:table-cell office:value-type="float" office:value="202.350980806482" calcext:value-type="float">
            <text:p>202.3509808065</text:p>
          </table:table-cell>
          <table:table-cell office:value-type="float" office:value="195.292153629881" calcext:value-type="float">
            <text:p>195.2921536299</text:p>
          </table:table-cell>
          <table:table-cell office:value-type="float" office:value="200.138535317283" calcext:value-type="float">
            <text:p>200.1385353173</text:p>
          </table:table-cell>
        </table:table-row>
        <table:table-row table:style-name="ro1">
          <table:table-cell office:value-type="float" office:value="190.795660874575" calcext:value-type="float">
            <text:p>190.7956608746</text:p>
          </table:table-cell>
          <table:table-cell office:value-type="float" office:value="203.27412717087" calcext:value-type="float">
            <text:p>203.2741271709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7.121326355425" calcext:value-type="float">
            <text:p>207.1213263554</text:p>
          </table:table-cell>
          <table:table-cell office:value-type="float" office:value="188.376128765662" calcext:value-type="float">
            <text:p>188.3761287657</text:p>
          </table:table-cell>
          <table:table-cell office:value-type="float" office:value="194.746708510896" calcext:value-type="float">
            <text:p>194.7467085109</text:p>
          </table:table-cell>
          <table:table-cell office:value-type="float" office:value="199.67481225983" calcext:value-type="float">
            <text:p>199.6748122598</text:p>
          </table:table-cell>
          <table:table-cell office:value-type="float" office:value="191.745368812747" calcext:value-type="float">
            <text:p>191.7453688127</text:p>
          </table:table-cell>
          <table:table-cell office:value-type="float" office:value="206.132877119058" calcext:value-type="float">
            <text:p>206.1328771191</text:p>
          </table:table-cell>
          <table:table-cell office:value-type="float" office:value="196.434641429619" calcext:value-type="float">
            <text:p>196.4346414296</text:p>
          </table:table-cell>
          <table:table-cell office:value-type="float" office:value="198.777618182268" calcext:value-type="float">
            <text:p>198.7776181823</text:p>
          </table:table-cell>
          <table:table-cell office:value-type="float" office:value="190.196489238406" calcext:value-type="float">
            <text:p>190.1964892384</text:p>
          </table:table-cell>
          <table:table-cell office:value-type="float" office:value="191.317403000269" calcext:value-type="float">
            <text:p>191.3174030003</text:p>
          </table:table-cell>
          <table:table-cell office:value-type="float" office:value="177.710642550329" calcext:value-type="float">
            <text:p>177.7106425503</text:p>
          </table:table-cell>
          <table:table-cell office:value-type="float" office:value="199.842972956444" calcext:value-type="float">
            <text:p>199.8429729564</text:p>
          </table:table-cell>
          <table:table-cell office:value-type="float" office:value="195.90795091526" calcext:value-type="float">
            <text:p>195.9079509153</text:p>
          </table:table-cell>
          <table:table-cell office:value-type="float" office:value="192.146381732419" calcext:value-type="float">
            <text:p>192.1463817324</text:p>
          </table:table-cell>
          <table:table-cell office:value-type="float" office:value="202.256972978874" calcext:value-type="float">
            <text:p>202.2569729789</text:p>
          </table:table-cell>
          <table:table-cell office:value-type="float" office:value="195.229810177407" calcext:value-type="float">
            <text:p>195.2298101774</text:p>
          </table:table-cell>
          <table:table-cell office:value-type="float" office:value="200.135577907416" calcext:value-type="float">
            <text:p>200.1355779074</text:p>
          </table:table-cell>
        </table:table-row>
        <table:table-row table:style-name="ro1">
          <table:table-cell office:value-type="float" office:value="190.92023394751" calcext:value-type="float">
            <text:p>190.9202339475</text:p>
          </table:table-cell>
          <table:table-cell office:value-type="float" office:value="202.956890434367" calcext:value-type="float">
            <text:p>202.9568904344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7.08490864895" calcext:value-type="float">
            <text:p>207.084908649</text:p>
          </table:table-cell>
          <table:table-cell office:value-type="float" office:value="188.27426188835" calcext:value-type="float">
            <text:p>188.2742618884</text:p>
          </table:table-cell>
          <table:table-cell office:value-type="float" office:value="194.879940474314" calcext:value-type="float">
            <text:p>194.8799404743</text:p>
          </table:table-cell>
          <table:table-cell office:value-type="float" office:value="199.683575406052" calcext:value-type="float">
            <text:p>199.6835754061</text:p>
          </table:table-cell>
          <table:table-cell office:value-type="float" office:value="191.405917095916" calcext:value-type="float">
            <text:p>191.4059170959</text:p>
          </table:table-cell>
          <table:table-cell office:value-type="float" office:value="205.901873891137" calcext:value-type="float">
            <text:p>205.9018738911</text:p>
          </table:table-cell>
          <table:table-cell office:value-type="float" office:value="195.910665839733" calcext:value-type="float">
            <text:p>195.9106658397</text:p>
          </table:table-cell>
          <table:table-cell office:value-type="float" office:value="198.991988013144" calcext:value-type="float">
            <text:p>198.9919880131</text:p>
          </table:table-cell>
          <table:table-cell office:value-type="float" office:value="190.317600492941" calcext:value-type="float">
            <text:p>190.3176004929</text:p>
          </table:table-cell>
          <table:table-cell office:value-type="float" office:value="191.204691980552" calcext:value-type="float">
            <text:p>191.2046919806</text:p>
          </table:table-cell>
          <table:table-cell office:value-type="float" office:value="173.445078751211" calcext:value-type="float">
            <text:p>173.4450787512</text:p>
          </table:table-cell>
          <table:table-cell office:value-type="float" office:value="199.888746099282" calcext:value-type="float">
            <text:p>199.8887460993</text:p>
          </table:table-cell>
          <table:table-cell office:value-type="float" office:value="202.369346634507" calcext:value-type="float">
            <text:p>202.3693466345</text:p>
          </table:table-cell>
          <table:table-cell office:value-type="float" office:value="192.017522474585" calcext:value-type="float">
            <text:p>192.0175224746</text:p>
          </table:table-cell>
          <table:table-cell office:value-type="float" office:value="213.610668247414" calcext:value-type="float">
            <text:p>213.6106682474</text:p>
          </table:table-cell>
          <table:table-cell office:value-type="float" office:value="195.193179767188" calcext:value-type="float">
            <text:p>195.1931797672</text:p>
          </table:table-cell>
          <table:table-cell office:value-type="float" office:value="200.017302649456" calcext:value-type="float">
            <text:p>200.0173026495</text:p>
          </table:table-cell>
        </table:table-row>
        <table:table-row table:style-name="ro1">
          <table:table-cell office:value-type="float" office:value="190.760168223621" calcext:value-type="float">
            <text:p>190.7601682236</text:p>
          </table:table-cell>
          <table:table-cell office:value-type="float" office:value="202.775258762613" calcext:value-type="float">
            <text:p>202.7752587626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6.981965098478" calcext:value-type="float">
            <text:p>206.9819650985</text:p>
          </table:table-cell>
          <table:table-cell office:value-type="float" office:value="188.17562356929" calcext:value-type="float">
            <text:p>188.1756235693</text:p>
          </table:table-cell>
          <table:table-cell office:value-type="float" office:value="194.94485127112" calcext:value-type="float">
            <text:p>194.9448512711</text:p>
          </table:table-cell>
          <table:table-cell office:value-type="float" office:value="197.356997261381" calcext:value-type="float">
            <text:p>197.3569972614</text:p>
          </table:table-cell>
          <table:table-cell office:value-type="float" office:value="191.325659990084" calcext:value-type="float">
            <text:p>191.3256599901</text:p>
          </table:table-cell>
          <table:table-cell office:value-type="float" office:value="205.614640979314" calcext:value-type="float">
            <text:p>205.6146409793</text:p>
          </table:table-cell>
          <table:table-cell office:value-type="float" office:value="195.518342593772" calcext:value-type="float">
            <text:p>195.5183425938</text:p>
          </table:table-cell>
          <table:table-cell office:value-type="float" office:value="200.995187046982" calcext:value-type="float">
            <text:p>200.995187047</text:p>
          </table:table-cell>
          <table:table-cell office:value-type="float" office:value="192.58986093672" calcext:value-type="float">
            <text:p>192.5898609367</text:p>
          </table:table-cell>
          <table:table-cell office:value-type="float" office:value="191.273039819928" calcext:value-type="float">
            <text:p>191.2730398199</text:p>
          </table:table-cell>
          <table:table-cell office:value-type="float" office:value="173.1925425371" calcext:value-type="float">
            <text:p>173.1925425371</text:p>
          </table:table-cell>
          <table:table-cell office:value-type="float" office:value="200.024314332596" calcext:value-type="float">
            <text:p>200.0243143326</text:p>
          </table:table-cell>
          <table:table-cell office:value-type="float" office:value="202.345219666574" calcext:value-type="float">
            <text:p>202.3452196666</text:p>
          </table:table-cell>
          <table:table-cell office:value-type="float" office:value="191.906794300023" calcext:value-type="float">
            <text:p>191.9067943</text:p>
          </table:table-cell>
          <table:table-cell office:value-type="float" office:value="213.66610060951" calcext:value-type="float">
            <text:p>213.6661006095</text:p>
          </table:table-cell>
          <table:table-cell office:value-type="float" office:value="195.146346520985" calcext:value-type="float">
            <text:p>195.146346521</text:p>
          </table:table-cell>
          <table:table-cell office:value-type="float" office:value="199.843981958138" calcext:value-type="float">
            <text:p>199.8439819581</text:p>
          </table:table-cell>
        </table:table-row>
        <table:table-row table:style-name="ro1">
          <table:table-cell office:value-type="float" office:value="190.61614119605" calcext:value-type="float">
            <text:p>190.6161411961</text:p>
          </table:table-cell>
          <table:table-cell office:value-type="float" office:value="202.609019834679" calcext:value-type="float">
            <text:p>202.6090198347</text:p>
          </table:table-cell>
          <table:table-cell office:value-type="float" office:value="205.746054761235" calcext:value-type="float">
            <text:p>205.7460547612</text:p>
          </table:table-cell>
          <table:table-cell office:value-type="float" office:value="206.666383095966" calcext:value-type="float">
            <text:p>206.666383096</text:p>
          </table:table-cell>
          <table:table-cell office:value-type="float" office:value="188.103939360097" calcext:value-type="float">
            <text:p>188.1039393601</text:p>
          </table:table-cell>
          <table:table-cell office:value-type="float" office:value="194.959951657858" calcext:value-type="float">
            <text:p>194.9599516579</text:p>
          </table:table-cell>
          <table:table-cell office:value-type="float" office:value="197.281551727118" calcext:value-type="float">
            <text:p>197.2815517271</text:p>
          </table:table-cell>
          <table:table-cell office:value-type="float" office:value="191.141822093046" calcext:value-type="float">
            <text:p>191.141822093</text:p>
          </table:table-cell>
          <table:table-cell office:value-type="float" office:value="211.331261480064" calcext:value-type="float">
            <text:p>211.3312614801</text:p>
          </table:table-cell>
          <table:table-cell office:value-type="float" office:value="195.313288567811" calcext:value-type="float">
            <text:p>195.3132885678</text:p>
          </table:table-cell>
          <table:table-cell office:value-type="float" office:value="200.82413020212" calcext:value-type="float">
            <text:p>200.8241302021</text:p>
          </table:table-cell>
          <table:table-cell office:value-type="float" office:value="192.368180628863" calcext:value-type="float">
            <text:p>192.3681806289</text:p>
          </table:table-cell>
          <table:table-cell office:value-type="float" office:value="190.769507539347" calcext:value-type="float">
            <text:p>190.7695075393</text:p>
          </table:table-cell>
          <table:table-cell office:value-type="float" office:value="172.986682773554" calcext:value-type="float">
            <text:p>172.9866827736</text:p>
          </table:table-cell>
          <table:table-cell office:value-type="float" office:value="200.233885309921" calcext:value-type="float">
            <text:p>200.2338853099</text:p>
          </table:table-cell>
          <table:table-cell office:value-type="float" office:value="202.313103031656" calcext:value-type="float">
            <text:p>202.3131030317</text:p>
          </table:table-cell>
          <table:table-cell office:value-type="float" office:value="191.796291788767" calcext:value-type="float">
            <text:p>191.7962917888</text:p>
          </table:table-cell>
          <table:table-cell office:value-type="float" office:value="213.719040249023" calcext:value-type="float">
            <text:p>213.719040249</text:p>
          </table:table-cell>
          <table:table-cell office:value-type="float" office:value="195.090655430772" calcext:value-type="float">
            <text:p>195.0906554308</text:p>
          </table:table-cell>
          <table:table-cell office:value-type="float" office:value="202.253088172428" calcext:value-type="float">
            <text:p>202.2530881724</text:p>
          </table:table-cell>
        </table:table-row>
        <table:table-row table:style-name="ro1">
          <table:table-cell office:value-type="float" office:value="190.524771642867" calcext:value-type="float">
            <text:p>190.5247716429</text:p>
          </table:table-cell>
          <table:table-cell office:value-type="float" office:value="202.687300873305" calcext:value-type="float">
            <text:p>202.6873008733</text:p>
          </table:table-cell>
          <table:table-cell office:value-type="float" office:value="205.592994457375" calcext:value-type="float">
            <text:p>205.5929944574</text:p>
          </table:table-cell>
          <table:table-cell office:value-type="float" office:value="205.660224469589" calcext:value-type="float">
            <text:p>205.6602244696</text:p>
          </table:table-cell>
          <table:table-cell office:value-type="float" office:value="188.018443974594" calcext:value-type="float">
            <text:p>188.0184439746</text:p>
          </table:table-cell>
          <table:table-cell office:value-type="float" office:value="194.960871317826" calcext:value-type="float">
            <text:p>194.9608713178</text:p>
          </table:table-cell>
          <table:table-cell office:value-type="float" office:value="197.06668902864" calcext:value-type="float">
            <text:p>197.0666890286</text:p>
          </table:table-cell>
          <table:table-cell office:value-type="float" office:value="191.31095588185" calcext:value-type="float">
            <text:p>191.3109558819</text:p>
          </table:table-cell>
          <table:table-cell office:value-type="float" office:value="211.022025833597" calcext:value-type="float">
            <text:p>211.0220258336</text:p>
          </table:table-cell>
          <table:table-cell office:value-type="float" office:value="196.748027601367" calcext:value-type="float">
            <text:p>196.7480276014</text:p>
          </table:table-cell>
          <table:table-cell office:value-type="float" office:value="200.595049556167" calcext:value-type="float">
            <text:p>200.5950495562</text:p>
          </table:table-cell>
          <table:table-cell office:value-type="float" office:value="199.943625576821" calcext:value-type="float">
            <text:p>199.9436255768</text:p>
          </table:table-cell>
          <table:table-cell office:value-type="float" office:value="190.938397570299" calcext:value-type="float">
            <text:p>190.9383975703</text:p>
          </table:table-cell>
          <table:table-cell office:value-type="float" office:value="172.820181486091" calcext:value-type="float">
            <text:p>172.8201814861</text:p>
          </table:table-cell>
          <table:table-cell office:value-type="float" office:value="200.415685359869" calcext:value-type="float">
            <text:p>200.4156853599</text:p>
          </table:table-cell>
          <table:table-cell office:value-type="float" office:value="202.270525880059" calcext:value-type="float">
            <text:p>202.2705258801</text:p>
          </table:table-cell>
          <table:table-cell office:value-type="float" office:value="187.805061260152" calcext:value-type="float">
            <text:p>187.8050612602</text:p>
          </table:table-cell>
          <table:table-cell office:value-type="float" office:value="202.295968083528" calcext:value-type="float">
            <text:p>202.2959680835</text:p>
          </table:table-cell>
          <table:table-cell office:value-type="float" office:value="195.078493780166" calcext:value-type="float">
            <text:p>195.0784937802</text:p>
          </table:table-cell>
          <table:table-cell office:value-type="float" office:value="202.070005004393" calcext:value-type="float">
            <text:p>202.0700050044</text:p>
          </table:table-cell>
        </table:table-row>
        <table:table-row table:style-name="ro1">
          <table:table-cell office:value-type="float" office:value="190.46294980613" calcext:value-type="float">
            <text:p>190.4629498061</text:p>
          </table:table-cell>
          <table:table-cell office:value-type="float" office:value="203.012376328637" calcext:value-type="float">
            <text:p>203.0123763286</text:p>
          </table:table-cell>
          <table:table-cell office:value-type="float" office:value="205.407322954925" calcext:value-type="float">
            <text:p>205.4073229549</text:p>
          </table:table-cell>
          <table:table-cell office:value-type="float" office:value="205.379573588428" calcext:value-type="float">
            <text:p>205.3795735884</text:p>
          </table:table-cell>
          <table:table-cell office:value-type="float" office:value="187.972287383952" calcext:value-type="float">
            <text:p>187.972287384</text:p>
          </table:table-cell>
          <table:table-cell office:value-type="float" office:value="195.032928691784" calcext:value-type="float">
            <text:p>195.0329286918</text:p>
          </table:table-cell>
          <table:table-cell office:value-type="float" office:value="199.036296645649" calcext:value-type="float">
            <text:p>199.0362966456</text:p>
          </table:table-cell>
          <table:table-cell office:value-type="float" office:value="190.918717617634" calcext:value-type="float">
            <text:p>190.9187176176</text:p>
          </table:table-cell>
          <table:table-cell office:value-type="float" office:value="208.403389482669" calcext:value-type="float">
            <text:p>208.4033894827</text:p>
          </table:table-cell>
          <table:table-cell office:value-type="float" office:value="196.606503324807" calcext:value-type="float">
            <text:p>196.6065033248</text:p>
          </table:table-cell>
          <table:table-cell office:value-type="float" office:value="200.345216415118" calcext:value-type="float">
            <text:p>200.3452164151</text:p>
          </table:table-cell>
          <table:table-cell office:value-type="float" office:value="199.95461394754" calcext:value-type="float">
            <text:p>199.9546139475</text:p>
          </table:table-cell>
          <table:table-cell office:value-type="float" office:value="191.130502829755" calcext:value-type="float">
            <text:p>191.1305028298</text:p>
          </table:table-cell>
          <table:table-cell office:value-type="float" office:value="172.724532575608" calcext:value-type="float">
            <text:p>172.7245325756</text:p>
          </table:table-cell>
          <table:table-cell office:value-type="float" office:value="198.868579859733" calcext:value-type="float">
            <text:p>198.8685798597</text:p>
          </table:table-cell>
          <table:table-cell office:value-type="float" office:value="202.204643539298" calcext:value-type="float">
            <text:p>202.2046435393</text:p>
          </table:table-cell>
          <table:table-cell office:value-type="float" office:value="187.544502896662" calcext:value-type="float">
            <text:p>187.5445028967</text:p>
          </table:table-cell>
          <table:table-cell office:value-type="float" office:value="202.377027643752" calcext:value-type="float">
            <text:p>202.3770276438</text:p>
          </table:table-cell>
          <table:table-cell office:value-type="float" office:value="195.123916766959" calcext:value-type="float">
            <text:p>195.123916767</text:p>
          </table:table-cell>
          <table:table-cell office:value-type="float" office:value="202.001363564678" calcext:value-type="float">
            <text:p>202.0013635647</text:p>
          </table:table-cell>
        </table:table-row>
        <table:table-row table:style-name="ro1">
          <table:table-cell office:value-type="float" office:value="190.396142897667" calcext:value-type="float">
            <text:p>190.3961428977</text:p>
          </table:table-cell>
          <table:table-cell office:value-type="float" office:value="203.416872599494" calcext:value-type="float">
            <text:p>203.4168725995</text:p>
          </table:table-cell>
          <table:table-cell office:value-type="float" office:value="210.878183957302" calcext:value-type="float">
            <text:p>210.8781839573</text:p>
          </table:table-cell>
          <table:table-cell office:value-type="float" office:value="201.057480566565" calcext:value-type="float">
            <text:p>201.0574805666</text:p>
          </table:table-cell>
          <table:table-cell office:value-type="float" office:value="187.90287415304" calcext:value-type="float">
            <text:p>187.902874153</text:p>
          </table:table-cell>
          <table:table-cell office:value-type="float" office:value="193.951561010246" calcext:value-type="float">
            <text:p>193.9515610102</text:p>
          </table:table-cell>
          <table:table-cell office:value-type="float" office:value="198.810148078402" calcext:value-type="float">
            <text:p>198.8101480784</text:p>
          </table:table-cell>
          <table:table-cell office:value-type="float" office:value="190.864148974199" calcext:value-type="float">
            <text:p>190.8641489742</text:p>
          </table:table-cell>
          <table:table-cell office:value-type="float" office:value="208.282502076773" calcext:value-type="float">
            <text:p>208.2825020768</text:p>
          </table:table-cell>
          <table:table-cell office:value-type="float" office:value="196.600640974273" calcext:value-type="float">
            <text:p>196.6006409743</text:p>
          </table:table-cell>
          <table:table-cell office:value-type="float" office:value="200.481945068378" calcext:value-type="float">
            <text:p>200.4819450684</text:p>
          </table:table-cell>
          <table:table-cell office:value-type="float" office:value="199.693722699589" calcext:value-type="float">
            <text:p>199.6937226996</text:p>
          </table:table-cell>
          <table:table-cell office:value-type="float" office:value="190.725467718432" calcext:value-type="float">
            <text:p>190.7254677184</text:p>
          </table:table-cell>
          <table:table-cell office:value-type="float" office:value="172.71118608266" calcext:value-type="float">
            <text:p>172.7111860827</text:p>
          </table:table-cell>
          <table:table-cell office:value-type="float" office:value="198.8791841644" calcext:value-type="float">
            <text:p>198.8791841644</text:p>
          </table:table-cell>
          <table:table-cell office:value-type="float" office:value="202.141652745679" calcext:value-type="float">
            <text:p>202.1416527457</text:p>
          </table:table-cell>
          <table:table-cell office:value-type="float" office:value="187.264544623531" calcext:value-type="float">
            <text:p>187.2645446235</text:p>
          </table:table-cell>
          <table:table-cell office:value-type="float" office:value="201.985545378596" calcext:value-type="float">
            <text:p>201.9855453786</text:p>
          </table:table-cell>
          <table:table-cell office:value-type="float" office:value="195.19064703701" calcext:value-type="float">
            <text:p>195.190647037</text:p>
          </table:table-cell>
          <table:table-cell office:value-type="float" office:value="201.885839740729" calcext:value-type="float">
            <text:p>201.8858397407</text:p>
          </table:table-cell>
        </table:table-row>
        <table:table-row table:style-name="ro1">
          <table:table-cell office:value-type="float" office:value="190.341917292115" calcext:value-type="float">
            <text:p>190.3419172921</text:p>
          </table:table-cell>
          <table:table-cell office:value-type="float" office:value="205.636048829542" calcext:value-type="float">
            <text:p>205.6360488295</text:p>
          </table:table-cell>
          <table:table-cell office:value-type="float" office:value="210.928871917408" calcext:value-type="float">
            <text:p>210.9288719174</text:p>
          </table:table-cell>
          <table:table-cell office:value-type="float" office:value="201.310659981314" calcext:value-type="float">
            <text:p>201.3106599813</text:p>
          </table:table-cell>
          <table:table-cell office:value-type="float" office:value="187.719500958648" calcext:value-type="float">
            <text:p>187.7195009586</text:p>
          </table:table-cell>
          <table:table-cell office:value-type="float" office:value="193.847878599729" calcext:value-type="float">
            <text:p>193.8478785997</text:p>
          </table:table-cell>
          <table:table-cell office:value-type="float" office:value="198.789584139423" calcext:value-type="float">
            <text:p>198.7895841394</text:p>
          </table:table-cell>
          <table:table-cell office:value-type="float" office:value="190.75665933675" calcext:value-type="float">
            <text:p>190.7566593368</text:p>
          </table:table-cell>
          <table:table-cell office:value-type="float" office:value="208.356722976409" calcext:value-type="float">
            <text:p>208.3567229764</text:p>
          </table:table-cell>
          <table:table-cell office:value-type="float" office:value="196.479938954402" calcext:value-type="float">
            <text:p>196.4799389544</text:p>
          </table:table-cell>
          <table:table-cell office:value-type="float" office:value="200.275459290492" calcext:value-type="float">
            <text:p>200.2754592905</text:p>
          </table:table-cell>
          <table:table-cell office:value-type="float" office:value="199.463291783142" calcext:value-type="float">
            <text:p>199.4632917831</text:p>
          </table:table-cell>
          <table:table-cell office:value-type="float" office:value="189.949001358315" calcext:value-type="float">
            <text:p>189.9490013583</text:p>
          </table:table-cell>
          <table:table-cell office:value-type="float" office:value="172.734331480909" calcext:value-type="float">
            <text:p>172.7343314809</text:p>
          </table:table-cell>
          <table:table-cell office:value-type="float" office:value="198.867543895846" calcext:value-type="float">
            <text:p>198.8675438958</text:p>
          </table:table-cell>
          <table:table-cell office:value-type="float" office:value="191.662590833324" calcext:value-type="float">
            <text:p>191.6625908333</text:p>
          </table:table-cell>
          <table:table-cell office:value-type="float" office:value="187.070764357432" calcext:value-type="float">
            <text:p>187.0707643574</text:p>
          </table:table-cell>
          <table:table-cell office:value-type="float" office:value="201.694661601078" calcext:value-type="float">
            <text:p>201.6946616011</text:p>
          </table:table-cell>
          <table:table-cell office:value-type="float" office:value="195.346825942712" calcext:value-type="float">
            <text:p>195.3468259427</text:p>
          </table:table-cell>
          <table:table-cell office:value-type="float" office:value="204.794733015448" calcext:value-type="float">
            <text:p>204.7947330154</text:p>
          </table:table-cell>
        </table:table-row>
        <table:table-row table:style-name="ro1">
          <table:table-cell office:value-type="float" office:value="190.258314303981" calcext:value-type="float">
            <text:p>190.258314304</text:p>
          </table:table-cell>
          <table:table-cell office:value-type="float" office:value="206.239387044946" calcext:value-type="float">
            <text:p>206.2393870449</text:p>
          </table:table-cell>
          <table:table-cell office:value-type="float" office:value="210.842184793827" calcext:value-type="float">
            <text:p>210.8421847938</text:p>
          </table:table-cell>
          <table:table-cell office:value-type="float" office:value="201.982454909808" calcext:value-type="float">
            <text:p>201.9824549098</text:p>
          </table:table-cell>
          <table:table-cell office:value-type="float" office:value="182.817845522302" calcext:value-type="float">
            <text:p>182.8178455223</text:p>
          </table:table-cell>
          <table:table-cell office:value-type="float" office:value="195.156930339626" calcext:value-type="float">
            <text:p>195.1569303396</text:p>
          </table:table-cell>
          <table:table-cell office:value-type="float" office:value="198.854469503637" calcext:value-type="float">
            <text:p>198.8544695036</text:p>
          </table:table-cell>
          <table:table-cell office:value-type="float" office:value="190.595707020744" calcext:value-type="float">
            <text:p>190.5957070207</text:p>
          </table:table-cell>
          <table:table-cell office:value-type="float" office:value="208.389690429261" calcext:value-type="float">
            <text:p>208.3896904293</text:p>
          </table:table-cell>
          <table:table-cell office:value-type="float" office:value="196.305751400825" calcext:value-type="float">
            <text:p>196.3057514008</text:p>
          </table:table-cell>
          <table:table-cell office:value-type="float" office:value="200.074984507215" calcext:value-type="float">
            <text:p>200.0749845072</text:p>
          </table:table-cell>
          <table:table-cell office:value-type="float" office:value="207.281693570655" calcext:value-type="float">
            <text:p>207.2816935707</text:p>
          </table:table-cell>
          <table:table-cell office:value-type="float" office:value="189.575579239473" calcext:value-type="float">
            <text:p>189.5755792395</text:p>
          </table:table-cell>
          <table:table-cell office:value-type="float" office:value="172.502050160096" calcext:value-type="float">
            <text:p>172.5020501601</text:p>
          </table:table-cell>
          <table:table-cell office:value-type="float" office:value="200.078905108105" calcext:value-type="float">
            <text:p>200.0789051081</text:p>
          </table:table-cell>
          <table:table-cell office:value-type="float" office:value="191.328185010869" calcext:value-type="float">
            <text:p>191.3281850109</text:p>
          </table:table-cell>
          <table:table-cell office:value-type="float" office:value="185.014612926562" calcext:value-type="float">
            <text:p>185.0146129266</text:p>
          </table:table-cell>
          <table:table-cell office:value-type="float" office:value="201.479696486164" calcext:value-type="float">
            <text:p>201.4796964862</text:p>
          </table:table-cell>
          <table:table-cell office:value-type="float" office:value="186.491223923325" calcext:value-type="float">
            <text:p>186.4912239233</text:p>
          </table:table-cell>
          <table:table-cell office:value-type="float" office:value="205.178735537731" calcext:value-type="float">
            <text:p>205.1787355377</text:p>
          </table:table-cell>
        </table:table-row>
        <table:table-row table:style-name="ro1">
          <table:table-cell office:value-type="float" office:value="190.164085360558" calcext:value-type="float">
            <text:p>190.1640853606</text:p>
          </table:table-cell>
          <table:table-cell office:value-type="float" office:value="208.340762994417" calcext:value-type="float">
            <text:p>208.3407629944</text:p>
          </table:table-cell>
          <table:table-cell office:value-type="float" office:value="210.681829530736" calcext:value-type="float">
            <text:p>210.6818295307</text:p>
          </table:table-cell>
          <table:table-cell office:value-type="float" office:value="200.112237125159" calcext:value-type="float">
            <text:p>200.1122371252</text:p>
          </table:table-cell>
          <table:table-cell office:value-type="float" office:value="182.629920787046" calcext:value-type="float">
            <text:p>182.629920787</text:p>
          </table:table-cell>
          <table:table-cell office:value-type="float" office:value="195.191742615874" calcext:value-type="float">
            <text:p>195.1917426159</text:p>
          </table:table-cell>
          <table:table-cell office:value-type="float" office:value="201.713163976482" calcext:value-type="float">
            <text:p>201.7131639765</text:p>
          </table:table-cell>
          <table:table-cell office:value-type="float" office:value="190.409446006084" calcext:value-type="float">
            <text:p>190.4094460061</text:p>
          </table:table-cell>
          <table:table-cell office:value-type="float" office:value="208.388314574756" calcext:value-type="float">
            <text:p>208.3883145748</text:p>
          </table:table-cell>
          <table:table-cell office:value-type="float" office:value="198.953724604706" calcext:value-type="float">
            <text:p>198.9537246047</text:p>
          </table:table-cell>
          <table:table-cell office:value-type="float" office:value="200.13469871842" calcext:value-type="float">
            <text:p>200.1346987184</text:p>
          </table:table-cell>
          <table:table-cell office:value-type="float" office:value="206.818693956594" calcext:value-type="float">
            <text:p>206.8186939566</text:p>
          </table:table-cell>
          <table:table-cell office:value-type="float" office:value="189.186622646368" calcext:value-type="float">
            <text:p>189.1866226464</text:p>
          </table:table-cell>
          <table:table-cell office:value-type="float" office:value="172.090463835517" calcext:value-type="float">
            <text:p>172.0904638355</text:p>
          </table:table-cell>
          <table:table-cell office:value-type="float" office:value="199.87824437011" calcext:value-type="float">
            <text:p>199.8782443701</text:p>
          </table:table-cell>
          <table:table-cell office:value-type="float" office:value="185.073704829934" calcext:value-type="float">
            <text:p>185.0737048299</text:p>
          </table:table-cell>
          <table:table-cell office:value-type="float" office:value="184.775910422712" calcext:value-type="float">
            <text:p>184.7759104227</text:p>
          </table:table-cell>
          <table:table-cell office:value-type="float" office:value="194.05385345263" calcext:value-type="float">
            <text:p>194.0538534526</text:p>
          </table:table-cell>
          <table:table-cell office:value-type="float" office:value="186.781121072301" calcext:value-type="float">
            <text:p>186.7811210723</text:p>
          </table:table-cell>
          <table:table-cell office:value-type="float" office:value="207.530808968871" calcext:value-type="float">
            <text:p>207.5308089689</text:p>
          </table:table-cell>
        </table:table-row>
        <table:table-row table:style-name="ro1">
          <table:table-cell office:value-type="float" office:value="190.043912761041" calcext:value-type="float">
            <text:p>190.043912761</text:p>
          </table:table-cell>
          <table:table-cell office:value-type="float" office:value="207.605556857967" calcext:value-type="float">
            <text:p>207.605556858</text:p>
          </table:table-cell>
          <table:table-cell office:value-type="float" office:value="210.478873726921" calcext:value-type="float">
            <text:p>210.4788737269</text:p>
          </table:table-cell>
          <table:table-cell office:value-type="float" office:value="199.915644035323" calcext:value-type="float">
            <text:p>199.9156440353</text:p>
          </table:table-cell>
          <table:table-cell office:value-type="float" office:value="182.482731854933" calcext:value-type="float">
            <text:p>182.4827318549</text:p>
          </table:table-cell>
          <table:table-cell office:value-type="float" office:value="195.144660622008" calcext:value-type="float">
            <text:p>195.144660622</text:p>
          </table:table-cell>
          <table:table-cell office:value-type="float" office:value="201.343513045636" calcext:value-type="float">
            <text:p>201.3435130456</text:p>
          </table:table-cell>
          <table:table-cell office:value-type="float" office:value="190.723531364189" calcext:value-type="float">
            <text:p>190.7235313642</text:p>
          </table:table-cell>
          <table:table-cell office:value-type="float" office:value="208.548087227642" calcext:value-type="float">
            <text:p>208.5480872276</text:p>
          </table:table-cell>
          <table:table-cell office:value-type="float" office:value="198.694625674939" calcext:value-type="float">
            <text:p>198.6946256749</text:p>
          </table:table-cell>
          <table:table-cell office:value-type="float" office:value="200.044094233815" calcext:value-type="float">
            <text:p>200.0440942338</text:p>
          </table:table-cell>
          <table:table-cell office:value-type="float" office:value="206.532812249219" calcext:value-type="float">
            <text:p>206.5328122492</text:p>
          </table:table-cell>
          <table:table-cell office:value-type="float" office:value="189.505509086136" calcext:value-type="float">
            <text:p>189.5055090861</text:p>
          </table:table-cell>
          <table:table-cell office:value-type="float" office:value="171.709054071305" calcext:value-type="float">
            <text:p>171.7090540713</text:p>
          </table:table-cell>
          <table:table-cell office:value-type="float" office:value="201.126916180995" calcext:value-type="float">
            <text:p>201.126916181</text:p>
          </table:table-cell>
          <table:table-cell office:value-type="float" office:value="184.588634946275" calcext:value-type="float">
            <text:p>184.5886349463</text:p>
          </table:table-cell>
          <table:table-cell office:value-type="float" office:value="184.548246334796" calcext:value-type="float">
            <text:p>184.5482463348</text:p>
          </table:table-cell>
          <table:table-cell office:value-type="float" office:value="193.696579916527" calcext:value-type="float">
            <text:p>193.6965799165</text:p>
          </table:table-cell>
          <table:table-cell office:value-type="float" office:value="186.896230793635" calcext:value-type="float">
            <text:p>186.8962307936</text:p>
          </table:table-cell>
          <table:table-cell office:value-type="float" office:value="206.77092925209" calcext:value-type="float">
            <text:p>206.7709292521</text:p>
          </table:table-cell>
        </table:table-row>
        <table:table-row table:style-name="ro1">
          <table:table-cell office:value-type="float" office:value="189.935838303637" calcext:value-type="float">
            <text:p>189.9358383036</text:p>
          </table:table-cell>
          <table:table-cell office:value-type="float" office:value="206.279672666427" calcext:value-type="float">
            <text:p>206.2796726664</text:p>
          </table:table-cell>
          <table:table-cell office:value-type="float" office:value="210.410134344871" calcext:value-type="float">
            <text:p>210.4101343449</text:p>
          </table:table-cell>
          <table:table-cell office:value-type="float" office:value="198.847586206453" calcext:value-type="float">
            <text:p>198.8475862065</text:p>
          </table:table-cell>
          <table:table-cell office:value-type="float" office:value="182.647331601068" calcext:value-type="float">
            <text:p>182.6473316011</text:p>
          </table:table-cell>
          <table:table-cell office:value-type="float" office:value="197.572050276855" calcext:value-type="float">
            <text:p>197.5720502769</text:p>
          </table:table-cell>
          <table:table-cell office:value-type="float" office:value="200.53072880866" calcext:value-type="float">
            <text:p>200.5307288087</text:p>
          </table:table-cell>
          <table:table-cell office:value-type="float" office:value="190.142278991117" calcext:value-type="float">
            <text:p>190.1422789911</text:p>
          </table:table-cell>
          <table:table-cell office:value-type="float" office:value="208.604049016281" calcext:value-type="float">
            <text:p>208.6040490163</text:p>
          </table:table-cell>
          <table:table-cell office:value-type="float" office:value="198.496238954469" calcext:value-type="float">
            <text:p>198.4962389545</text:p>
          </table:table-cell>
          <table:table-cell office:value-type="float" office:value="200.024575709624" calcext:value-type="float">
            <text:p>200.0245757096</text:p>
          </table:table-cell>
          <table:table-cell office:value-type="float" office:value="206.712239757909" calcext:value-type="float">
            <text:p>206.7122397579</text:p>
          </table:table-cell>
          <table:table-cell office:value-type="float" office:value="189.838242642326" calcext:value-type="float">
            <text:p>189.8382426423</text:p>
          </table:table-cell>
          <table:table-cell office:value-type="float" office:value="169.255823324475" calcext:value-type="float">
            <text:p>169.2558233245</text:p>
          </table:table-cell>
          <table:table-cell office:value-type="float" office:value="200.835324020845" calcext:value-type="float">
            <text:p>200.8353240208</text:p>
          </table:table-cell>
          <table:table-cell office:value-type="float" office:value="184.174775084255" calcext:value-type="float">
            <text:p>184.1747750843</text:p>
          </table:table-cell>
          <table:table-cell office:value-type="float" office:value="183.608028177604" calcext:value-type="float">
            <text:p>183.6080281776</text:p>
          </table:table-cell>
          <table:table-cell office:value-type="float" office:value="188.915839825983" calcext:value-type="float">
            <text:p>188.915839826</text:p>
          </table:table-cell>
          <table:table-cell office:value-type="float" office:value="186.71755893206" calcext:value-type="float">
            <text:p>186.7175589321</text:p>
          </table:table-cell>
          <table:table-cell office:value-type="float" office:value="206.343860503167" calcext:value-type="float">
            <text:p>206.3438605032</text:p>
          </table:table-cell>
        </table:table-row>
        <table:table-row table:style-name="ro1">
          <table:table-cell office:value-type="float" office:value="189.817199503806" calcext:value-type="float">
            <text:p>189.8171995038</text:p>
          </table:table-cell>
          <table:table-cell office:value-type="float" office:value="205.642399798107" calcext:value-type="float">
            <text:p>205.6423997981</text:p>
          </table:table-cell>
          <table:table-cell office:value-type="float" office:value="210.47833497436" calcext:value-type="float">
            <text:p>210.4783349744</text:p>
          </table:table-cell>
          <table:table-cell office:value-type="float" office:value="198.330206775267" calcext:value-type="float">
            <text:p>198.3302067753</text:p>
          </table:table-cell>
          <table:table-cell office:value-type="float" office:value="183.057607277309" calcext:value-type="float">
            <text:p>183.0576072773</text:p>
          </table:table-cell>
          <table:table-cell office:value-type="float" office:value="197.501886699008" calcext:value-type="float">
            <text:p>197.501886699</text:p>
          </table:table-cell>
          <table:table-cell office:value-type="float" office:value="199.966264323896" calcext:value-type="float">
            <text:p>199.9662643239</text:p>
          </table:table-cell>
          <table:table-cell office:value-type="float" office:value="191.869225654253" calcext:value-type="float">
            <text:p>191.8692256543</text:p>
          </table:table-cell>
          <table:table-cell office:value-type="float" office:value="212.284321849882" calcext:value-type="float">
            <text:p>212.2843218499</text:p>
          </table:table-cell>
          <table:table-cell office:value-type="float" office:value="198.552773549027" calcext:value-type="float">
            <text:p>198.552773549</text:p>
          </table:table-cell>
          <table:table-cell office:value-type="float" office:value="200.261418168024" calcext:value-type="float">
            <text:p>200.261418168</text:p>
          </table:table-cell>
          <table:table-cell office:value-type="float" office:value="206.534895668396" calcext:value-type="float">
            <text:p>206.5348956684</text:p>
          </table:table-cell>
          <table:table-cell office:value-type="float" office:value="189.453743121474" calcext:value-type="float">
            <text:p>189.4537431215</text:p>
          </table:table-cell>
          <table:table-cell office:value-type="float" office:value="168.800830994532" calcext:value-type="float">
            <text:p>168.8008309945</text:p>
          </table:table-cell>
          <table:table-cell office:value-type="float" office:value="200.651691384286" calcext:value-type="float">
            <text:p>200.6516913843</text:p>
          </table:table-cell>
          <table:table-cell office:value-type="float" office:value="183.831831593703" calcext:value-type="float">
            <text:p>183.8318315937</text:p>
          </table:table-cell>
          <table:table-cell office:value-type="float" office:value="183.475547735451" calcext:value-type="float">
            <text:p>183.4755477355</text:p>
          </table:table-cell>
          <table:table-cell office:value-type="float" office:value="188.641512144707" calcext:value-type="float">
            <text:p>188.6415121447</text:p>
          </table:table-cell>
          <table:table-cell office:value-type="float" office:value="186.802451306871" calcext:value-type="float">
            <text:p>186.8024513069</text:p>
          </table:table-cell>
          <table:table-cell office:value-type="float" office:value="206.462594374525" calcext:value-type="float">
            <text:p>206.4625943745</text:p>
          </table:table-cell>
        </table:table-row>
        <table:table-row table:style-name="ro1">
          <table:table-cell office:value-type="float" office:value="189.687756445475" calcext:value-type="float">
            <text:p>189.6877564455</text:p>
          </table:table-cell>
          <table:table-cell office:value-type="float" office:value="206.787042695784" calcext:value-type="float">
            <text:p>206.7870426958</text:p>
          </table:table-cell>
          <table:table-cell office:value-type="float" office:value="215.388844609262" calcext:value-type="float">
            <text:p>215.3888446093</text:p>
          </table:table-cell>
          <table:table-cell office:value-type="float" office:value="193.09576928297" calcext:value-type="float">
            <text:p>193.095769283</text:p>
          </table:table-cell>
          <table:table-cell office:value-type="float" office:value="181.277858893641" calcext:value-type="float">
            <text:p>181.2778588936</text:p>
          </table:table-cell>
          <table:table-cell office:value-type="float" office:value="197.479705497113" calcext:value-type="float">
            <text:p>197.4797054971</text:p>
          </table:table-cell>
          <table:table-cell office:value-type="float" office:value="197.293514476328" calcext:value-type="float">
            <text:p>197.2935144763</text:p>
          </table:table-cell>
          <table:table-cell office:value-type="float" office:value="191.455296575113" calcext:value-type="float">
            <text:p>191.4552965751</text:p>
          </table:table-cell>
          <table:table-cell office:value-type="float" office:value="212.50362541993" calcext:value-type="float">
            <text:p>212.5036254199</text:p>
          </table:table-cell>
          <table:table-cell office:value-type="float" office:value="198.717451133099" calcext:value-type="float">
            <text:p>198.7174511331</text:p>
          </table:table-cell>
          <table:table-cell office:value-type="float" office:value="199.948287680195" calcext:value-type="float">
            <text:p>199.9482876802</text:p>
          </table:table-cell>
          <table:table-cell office:value-type="float" office:value="206.661628804518" calcext:value-type="float">
            <text:p>206.6616288045</text:p>
          </table:table-cell>
          <table:table-cell office:value-type="float" office:value="190.024228740256" calcext:value-type="float">
            <text:p>190.0242287403</text:p>
          </table:table-cell>
          <table:table-cell office:value-type="float" office:value="168.254436693975" calcext:value-type="float">
            <text:p>168.254436694</text:p>
          </table:table-cell>
          <table:table-cell office:value-type="float" office:value="200.574955978185" calcext:value-type="float">
            <text:p>200.5749559782</text:p>
          </table:table-cell>
          <table:table-cell office:value-type="float" office:value="183.513777983015" calcext:value-type="float">
            <text:p>183.513777983</text:p>
          </table:table-cell>
          <table:table-cell office:value-type="float" office:value="183.491736950139" calcext:value-type="float">
            <text:p>183.4917369501</text:p>
          </table:table-cell>
          <table:table-cell office:value-type="float" office:value="185.427462582815" calcext:value-type="float">
            <text:p>185.4274625828</text:p>
          </table:table-cell>
          <table:table-cell office:value-type="float" office:value="186.694617438849" calcext:value-type="float">
            <text:p>186.6946174388</text:p>
          </table:table-cell>
          <table:table-cell office:value-type="float" office:value="203.46134522751" calcext:value-type="float">
            <text:p>203.4613452275</text:p>
          </table:table-cell>
        </table:table-row>
        <table:table-row table:style-name="ro1">
          <table:table-cell office:value-type="float" office:value="189.781660193438" calcext:value-type="float">
            <text:p>189.7816601934</text:p>
          </table:table-cell>
          <table:table-cell office:value-type="float" office:value="205.58271148303" calcext:value-type="float">
            <text:p>205.582711483</text:p>
          </table:table-cell>
          <table:table-cell office:value-type="float" office:value="215.453084218617" calcext:value-type="float">
            <text:p>215.4530842186</text:p>
          </table:table-cell>
          <table:table-cell office:value-type="float" office:value="192.3706577524" calcext:value-type="float">
            <text:p>192.3706577524</text:p>
          </table:table-cell>
          <table:table-cell office:value-type="float" office:value="181.172426477609" calcext:value-type="float">
            <text:p>181.1724264776</text:p>
          </table:table-cell>
          <table:table-cell office:value-type="float" office:value="197.061550202074" calcext:value-type="float">
            <text:p>197.0615502021</text:p>
          </table:table-cell>
          <table:table-cell office:value-type="float" office:value="198.160372888139" calcext:value-type="float">
            <text:p>198.1603728881</text:p>
          </table:table-cell>
          <table:table-cell office:value-type="float" office:value="190.630459727961" calcext:value-type="float">
            <text:p>190.630459728</text:p>
          </table:table-cell>
          <table:table-cell office:value-type="float" office:value="212.250380432329" calcext:value-type="float">
            <text:p>212.2503804323</text:p>
          </table:table-cell>
          <table:table-cell office:value-type="float" office:value="201.649848502862" calcext:value-type="float">
            <text:p>201.6498485029</text:p>
          </table:table-cell>
          <table:table-cell office:value-type="float" office:value="197.466766932169" calcext:value-type="float">
            <text:p>197.4667669322</text:p>
          </table:table-cell>
          <table:table-cell office:value-type="float" office:value="206.545931963893" calcext:value-type="float">
            <text:p>206.5459319639</text:p>
          </table:table-cell>
          <table:table-cell office:value-type="float" office:value="189.880973166088" calcext:value-type="float">
            <text:p>189.8809731661</text:p>
          </table:table-cell>
          <table:table-cell office:value-type="float" office:value="167.778807694095" calcext:value-type="float">
            <text:p>167.7788076941</text:p>
          </table:table-cell>
          <table:table-cell office:value-type="float" office:value="200.584070947728" calcext:value-type="float">
            <text:p>200.5840709477</text:p>
          </table:table-cell>
          <table:table-cell office:value-type="float" office:value="183.181421609012" calcext:value-type="float">
            <text:p>183.181421609</text:p>
          </table:table-cell>
          <table:table-cell office:value-type="float" office:value="183.688626197849" calcext:value-type="float">
            <text:p>183.6886261978</text:p>
          </table:table-cell>
          <table:table-cell office:value-type="float" office:value="184.997355978448" calcext:value-type="float">
            <text:p>184.9973559784</text:p>
          </table:table-cell>
          <table:table-cell office:value-type="float" office:value="181.353817865988" calcext:value-type="float">
            <text:p>181.353817866</text:p>
          </table:table-cell>
          <table:table-cell office:value-type="float" office:value="203.558923670115" calcext:value-type="float">
            <text:p>203.5589236701</text:p>
          </table:table-cell>
        </table:table-row>
        <table:table-row table:style-name="ro1">
          <table:table-cell office:value-type="float" office:value="191.031201104615" calcext:value-type="float">
            <text:p>191.0312011046</text:p>
          </table:table-cell>
          <table:table-cell office:value-type="float" office:value="204.889891983656" calcext:value-type="float">
            <text:p>204.8898919837</text:p>
          </table:table-cell>
          <table:table-cell office:value-type="float" office:value="219.653175665941" calcext:value-type="float">
            <text:p>219.6531756659</text:p>
          </table:table-cell>
          <table:table-cell office:value-type="float" office:value="192.052883329473" calcext:value-type="float">
            <text:p>192.0528833295</text:p>
          </table:table-cell>
          <table:table-cell office:value-type="float" office:value="181.809887603698" calcext:value-type="float">
            <text:p>181.8098876037</text:p>
          </table:table-cell>
          <table:table-cell office:value-type="float" office:value="196.912764501419" calcext:value-type="float">
            <text:p>196.9127645014</text:p>
          </table:table-cell>
          <table:table-cell office:value-type="float" office:value="196.950518906231" calcext:value-type="float">
            <text:p>196.9505189062</text:p>
          </table:table-cell>
          <table:table-cell office:value-type="float" office:value="190.362642469189" calcext:value-type="float">
            <text:p>190.3626424692</text:p>
          </table:table-cell>
          <table:table-cell office:value-type="float" office:value="217.001660618048" calcext:value-type="float">
            <text:p>217.001660618</text:p>
          </table:table-cell>
          <table:table-cell office:value-type="float" office:value="202.090100342045" calcext:value-type="float">
            <text:p>202.090100342</text:p>
          </table:table-cell>
          <table:table-cell office:value-type="float" office:value="197.230981531425" calcext:value-type="float">
            <text:p>197.2309815314</text:p>
          </table:table-cell>
          <table:table-cell office:value-type="float" office:value="206.658367491634" calcext:value-type="float">
            <text:p>206.6583674916</text:p>
          </table:table-cell>
          <table:table-cell office:value-type="float" office:value="189.606353525726" calcext:value-type="float">
            <text:p>189.6063535257</text:p>
          </table:table-cell>
          <table:table-cell office:value-type="float" office:value="167.777753065332" calcext:value-type="float">
            <text:p>167.7777530653</text:p>
          </table:table-cell>
          <table:table-cell office:value-type="float" office:value="200.66147394491" calcext:value-type="float">
            <text:p>200.6614739449</text:p>
          </table:table-cell>
          <table:table-cell office:value-type="float" office:value="179.425487264866" calcext:value-type="float">
            <text:p>179.4254872649</text:p>
          </table:table-cell>
          <table:table-cell office:value-type="float" office:value="183.995213732053" calcext:value-type="float">
            <text:p>183.9952137321</text:p>
          </table:table-cell>
          <table:table-cell office:value-type="float" office:value="185.48800026578" calcext:value-type="float">
            <text:p>185.4880002658</text:p>
          </table:table-cell>
          <table:table-cell office:value-type="float" office:value="181.427630064085" calcext:value-type="float">
            <text:p>181.4276300641</text:p>
          </table:table-cell>
          <table:table-cell office:value-type="float" office:value="203.265907564356" calcext:value-type="float">
            <text:p>203.2659075644</text:p>
          </table:table-cell>
        </table:table-row>
        <table:table-row table:style-name="ro1">
          <table:table-cell office:value-type="float" office:value="190.749707232255" calcext:value-type="float">
            <text:p>190.7497072323</text:p>
          </table:table-cell>
          <table:table-cell office:value-type="float" office:value="204.01437783536" calcext:value-type="float">
            <text:p>204.0143778354</text:p>
          </table:table-cell>
          <table:table-cell office:value-type="float" office:value="219.340403146443" calcext:value-type="float">
            <text:p>219.3404031464</text:p>
          </table:table-cell>
          <table:table-cell office:value-type="float" office:value="192.000233260985" calcext:value-type="float">
            <text:p>192.000233261</text:p>
          </table:table-cell>
          <table:table-cell office:value-type="float" office:value="175.01750696899" calcext:value-type="float">
            <text:p>175.017506969</text:p>
          </table:table-cell>
          <table:table-cell office:value-type="float" office:value="196.957785003652" calcext:value-type="float">
            <text:p>196.9577850037</text:p>
          </table:table-cell>
          <table:table-cell office:value-type="float" office:value="195.261112267688" calcext:value-type="float">
            <text:p>195.2611122677</text:p>
          </table:table-cell>
          <table:table-cell office:value-type="float" office:value="190.175033837643" calcext:value-type="float">
            <text:p>190.1750338376</text:p>
          </table:table-cell>
          <table:table-cell office:value-type="float" office:value="216.273539378831" calcext:value-type="float">
            <text:p>216.2735393788</text:p>
          </table:table-cell>
          <table:table-cell office:value-type="float" office:value="201.687847991429" calcext:value-type="float">
            <text:p>201.6878479914</text:p>
          </table:table-cell>
          <table:table-cell office:value-type="float" office:value="197.316031124181" calcext:value-type="float">
            <text:p>197.3160311242</text:p>
          </table:table-cell>
          <table:table-cell office:value-type="float" office:value="206.711967801559" calcext:value-type="float">
            <text:p>206.7119678016</text:p>
          </table:table-cell>
          <table:table-cell office:value-type="float" office:value="189.306996544821" calcext:value-type="float">
            <text:p>189.3069965448</text:p>
          </table:table-cell>
          <table:table-cell office:value-type="float" office:value="167.776063173131" calcext:value-type="float">
            <text:p>167.7760631731</text:p>
          </table:table-cell>
          <table:table-cell office:value-type="float" office:value="200.772719848258" calcext:value-type="float">
            <text:p>200.7727198483</text:p>
          </table:table-cell>
          <table:table-cell office:value-type="float" office:value="179.113729476352" calcext:value-type="float">
            <text:p>179.1137294764</text:p>
          </table:table-cell>
          <table:table-cell office:value-type="float" office:value="183.717172661456" calcext:value-type="float">
            <text:p>183.7171726615</text:p>
          </table:table-cell>
          <table:table-cell office:value-type="float" office:value="184.690185928754" calcext:value-type="float">
            <text:p>184.6901859288</text:p>
          </table:table-cell>
          <table:table-cell office:value-type="float" office:value="181.532528868271" calcext:value-type="float">
            <text:p>181.5325288683</text:p>
          </table:table-cell>
          <table:table-cell office:value-type="float" office:value="203.271890508707" calcext:value-type="float">
            <text:p>203.2718905087</text:p>
          </table:table-cell>
        </table:table-row>
        <table:table-row table:style-name="ro1">
          <table:table-cell office:value-type="float" office:value="190.821134213106" calcext:value-type="float">
            <text:p>190.8211342131</text:p>
          </table:table-cell>
          <table:table-cell office:value-type="float" office:value="203.33820728077" calcext:value-type="float">
            <text:p>203.3382072808</text:p>
          </table:table-cell>
          <table:table-cell office:value-type="float" office:value="219.703496939259" calcext:value-type="float">
            <text:p>219.7034969393</text:p>
          </table:table-cell>
          <table:table-cell office:value-type="float" office:value="191.686931280124" calcext:value-type="float">
            <text:p>191.6869312801</text:p>
          </table:table-cell>
          <table:table-cell office:value-type="float" office:value="174.88477754397" calcext:value-type="float">
            <text:p>174.884777544</text:p>
          </table:table-cell>
          <table:table-cell office:value-type="float" office:value="197.366080218399" calcext:value-type="float">
            <text:p>197.3660802184</text:p>
          </table:table-cell>
          <table:table-cell office:value-type="float" office:value="194.374972816589" calcext:value-type="float">
            <text:p>194.3749728166</text:p>
          </table:table-cell>
          <table:table-cell office:value-type="float" office:value="190.345737447948" calcext:value-type="float">
            <text:p>190.3457374479</text:p>
          </table:table-cell>
          <table:table-cell office:value-type="float" office:value="215.794524021973" calcext:value-type="float">
            <text:p>215.794524022</text:p>
          </table:table-cell>
          <table:table-cell office:value-type="float" office:value="200.78552943945" calcext:value-type="float">
            <text:p>200.7855294395</text:p>
          </table:table-cell>
          <table:table-cell office:value-type="float" office:value="194.49027873481" calcext:value-type="float">
            <text:p>194.4902787348</text:p>
          </table:table-cell>
          <table:table-cell office:value-type="float" office:value="206.653173278164" calcext:value-type="float">
            <text:p>206.6531732782</text:p>
          </table:table-cell>
          <table:table-cell office:value-type="float" office:value="189.071456321577" calcext:value-type="float">
            <text:p>189.0714563216</text:p>
          </table:table-cell>
          <table:table-cell office:value-type="float" office:value="166.305627193009" calcext:value-type="float">
            <text:p>166.305627193</text:p>
          </table:table-cell>
          <table:table-cell office:value-type="float" office:value="200.939421525947" calcext:value-type="float">
            <text:p>200.9394215259</text:p>
          </table:table-cell>
          <table:table-cell office:value-type="float" office:value="178.709747579832" calcext:value-type="float">
            <text:p>178.7097475798</text:p>
          </table:table-cell>
          <table:table-cell office:value-type="float" office:value="183.216611433932" calcext:value-type="float">
            <text:p>183.2166114339</text:p>
          </table:table-cell>
          <table:table-cell office:value-type="float" office:value="184.130847409845" calcext:value-type="float">
            <text:p>184.1308474098</text:p>
          </table:table-cell>
          <table:table-cell office:value-type="float" office:value="181.556714298354" calcext:value-type="float">
            <text:p>181.5567142984</text:p>
          </table:table-cell>
          <table:table-cell office:value-type="float" office:value="203.890844565173" calcext:value-type="float">
            <text:p>203.8908445652</text:p>
          </table:table-cell>
        </table:table-row>
        <table:table-row table:style-name="ro1">
          <table:table-cell office:value-type="float" office:value="193.305869558035" calcext:value-type="float">
            <text:p>193.305869558</text:p>
          </table:table-cell>
          <table:table-cell office:value-type="float" office:value="202.825252548877" calcext:value-type="float">
            <text:p>202.8252525489</text:p>
          </table:table-cell>
          <table:table-cell office:value-type="float" office:value="219.918869334846" calcext:value-type="float">
            <text:p>219.9188693348</text:p>
          </table:table-cell>
          <table:table-cell office:value-type="float" office:value="191.353317317944" calcext:value-type="float">
            <text:p>191.3533173179</text:p>
          </table:table-cell>
          <table:table-cell office:value-type="float" office:value="174.808430528199" calcext:value-type="float">
            <text:p>174.8084305282</text:p>
          </table:table-cell>
          <table:table-cell office:value-type="float" office:value="197.011829118853" calcext:value-type="float">
            <text:p>197.0118291189</text:p>
          </table:table-cell>
          <table:table-cell office:value-type="float" office:value="193.674372520434" calcext:value-type="float">
            <text:p>193.6743725204</text:p>
          </table:table-cell>
          <table:table-cell office:value-type="float" office:value="190.558664527705" calcext:value-type="float">
            <text:p>190.5586645277</text:p>
          </table:table-cell>
          <table:table-cell office:value-type="float" office:value="205.806438080094" calcext:value-type="float">
            <text:p>205.8064380801</text:p>
          </table:table-cell>
          <table:table-cell office:value-type="float" office:value="195.331329817161" calcext:value-type="float">
            <text:p>195.3313298172</text:p>
          </table:table-cell>
          <table:table-cell office:value-type="float" office:value="194.399567527523" calcext:value-type="float">
            <text:p>194.3995675275</text:p>
          </table:table-cell>
          <table:table-cell office:value-type="float" office:value="206.774055833324" calcext:value-type="float">
            <text:p>206.7740558333</text:p>
          </table:table-cell>
          <table:table-cell office:value-type="float" office:value="189.2407969532" calcext:value-type="float">
            <text:p>189.2407969532</text:p>
          </table:table-cell>
          <table:table-cell office:value-type="float" office:value="166.751780091946" calcext:value-type="float">
            <text:p>166.7517800919</text:p>
          </table:table-cell>
          <table:table-cell office:value-type="float" office:value="201.002580978114" calcext:value-type="float">
            <text:p>201.0025809781</text:p>
          </table:table-cell>
          <table:table-cell office:value-type="float" office:value="178.339768500157" calcext:value-type="float">
            <text:p>178.3397685002</text:p>
          </table:table-cell>
          <table:table-cell office:value-type="float" office:value="182.947358354111" calcext:value-type="float">
            <text:p>182.9473583541</text:p>
          </table:table-cell>
          <table:table-cell office:value-type="float" office:value="183.638359823404" calcext:value-type="float">
            <text:p>183.6383598234</text:p>
          </table:table-cell>
          <table:table-cell office:value-type="float" office:value="176.849060517045" calcext:value-type="float">
            <text:p>176.849060517</text:p>
          </table:table-cell>
          <table:table-cell office:value-type="float" office:value="203.877971327934" calcext:value-type="float">
            <text:p>203.8779713279</text:p>
          </table:table-cell>
        </table:table-row>
        <table:table-row table:style-name="ro1">
          <table:table-cell office:value-type="float" office:value="193.27454534124" calcext:value-type="float">
            <text:p>193.2745453412</text:p>
          </table:table-cell>
          <table:table-cell office:value-type="float" office:value="202.599746107361" calcext:value-type="float">
            <text:p>202.5997461074</text:p>
          </table:table-cell>
          <table:table-cell office:value-type="float" office:value="223.50325467507" calcext:value-type="float">
            <text:p>223.5032546751</text:p>
          </table:table-cell>
          <table:table-cell office:value-type="float" office:value="192.021787083342" calcext:value-type="float">
            <text:p>192.0217870833</text:p>
          </table:table-cell>
          <table:table-cell office:value-type="float" office:value="174.800102641736" calcext:value-type="float">
            <text:p>174.8001026417</text:p>
          </table:table-cell>
          <table:table-cell office:value-type="float" office:value="197.390877114341" calcext:value-type="float">
            <text:p>197.3908771143</text:p>
          </table:table-cell>
          <table:table-cell office:value-type="float" office:value="193.317368302234" calcext:value-type="float">
            <text:p>193.3173683022</text:p>
          </table:table-cell>
          <table:table-cell office:value-type="float" office:value="191.998815269641" calcext:value-type="float">
            <text:p>191.9988152696</text:p>
          </table:table-cell>
          <table:table-cell office:value-type="float" office:value="205.91464083353" calcext:value-type="float">
            <text:p>205.9146408335</text:p>
          </table:table-cell>
          <table:table-cell office:value-type="float" office:value="196.82810021094" calcext:value-type="float">
            <text:p>196.8281002109</text:p>
          </table:table-cell>
          <table:table-cell office:value-type="float" office:value="194.11489604508" calcext:value-type="float">
            <text:p>194.1148960451</text:p>
          </table:table-cell>
          <table:table-cell office:value-type="float" office:value="207.200418217319" calcext:value-type="float">
            <text:p>207.2004182173</text:p>
          </table:table-cell>
          <table:table-cell office:value-type="float" office:value="189.130840611855" calcext:value-type="float">
            <text:p>189.1308406119</text:p>
          </table:table-cell>
          <table:table-cell office:value-type="float" office:value="167.487264595899" calcext:value-type="float">
            <text:p>167.4872645959</text:p>
          </table:table-cell>
          <table:table-cell office:value-type="float" office:value="193.934615822237" calcext:value-type="float">
            <text:p>193.9346158222</text:p>
          </table:table-cell>
          <table:table-cell office:value-type="float" office:value="176.055161639282" calcext:value-type="float">
            <text:p>176.0551616393</text:p>
          </table:table-cell>
          <table:table-cell office:value-type="float" office:value="176.92821077577" calcext:value-type="float">
            <text:p>176.9282107758</text:p>
          </table:table-cell>
          <table:table-cell office:value-type="float" office:value="189.382639596306" calcext:value-type="float">
            <text:p>189.3826395963</text:p>
          </table:table-cell>
          <table:table-cell office:value-type="float" office:value="176.638873868299" calcext:value-type="float">
            <text:p>176.6388738683</text:p>
          </table:table-cell>
          <table:table-cell office:value-type="float" office:value="204.107526865477" calcext:value-type="float">
            <text:p>204.1075268655</text:p>
          </table:table-cell>
        </table:table-row>
        <table:table-row table:style-name="ro1">
          <table:table-cell office:value-type="float" office:value="193.139953752659" calcext:value-type="float">
            <text:p>193.1399537527</text:p>
          </table:table-cell>
          <table:table-cell office:value-type="float" office:value="203.689582271599" calcext:value-type="float">
            <text:p>203.6895822716</text:p>
          </table:table-cell>
          <table:table-cell office:value-type="float" office:value="223.818026300971" calcext:value-type="float">
            <text:p>223.818026301</text:p>
          </table:table-cell>
          <table:table-cell office:value-type="float" office:value="191.152273087929" calcext:value-type="float">
            <text:p>191.1522730879</text:p>
          </table:table-cell>
          <table:table-cell office:value-type="float" office:value="174.800575730286" calcext:value-type="float">
            <text:p>174.8005757303</text:p>
          </table:table-cell>
          <table:table-cell office:value-type="float" office:value="197.193995187126" calcext:value-type="float">
            <text:p>197.1939951871</text:p>
          </table:table-cell>
          <table:table-cell office:value-type="float" office:value="193.16897347438" calcext:value-type="float">
            <text:p>193.1689734744</text:p>
          </table:table-cell>
          <table:table-cell office:value-type="float" office:value="192.210506212033" calcext:value-type="float">
            <text:p>192.210506212</text:p>
          </table:table-cell>
          <table:table-cell office:value-type="float" office:value="217.274667936094" calcext:value-type="float">
            <text:p>217.2746679361</text:p>
          </table:table-cell>
          <table:table-cell office:value-type="float" office:value="195.462009745376" calcext:value-type="float">
            <text:p>195.4620097454</text:p>
          </table:table-cell>
          <table:table-cell office:value-type="float" office:value="193.956223857255" calcext:value-type="float">
            <text:p>193.9562238573</text:p>
          </table:table-cell>
          <table:table-cell office:value-type="float" office:value="206.854774966089" calcext:value-type="float">
            <text:p>206.8547749661</text:p>
          </table:table-cell>
          <table:table-cell office:value-type="float" office:value="189.619119909298" calcext:value-type="float">
            <text:p>189.6191199093</text:p>
          </table:table-cell>
          <table:table-cell office:value-type="float" office:value="172.870947182852" calcext:value-type="float">
            <text:p>172.8709471829</text:p>
          </table:table-cell>
          <table:table-cell office:value-type="float" office:value="193.919838779751" calcext:value-type="float">
            <text:p>193.9198387798</text:p>
          </table:table-cell>
          <table:table-cell office:value-type="float" office:value="175.543814389559" calcext:value-type="float">
            <text:p>175.5438143896</text:p>
          </table:table-cell>
          <table:table-cell office:value-type="float" office:value="176.37531759637" calcext:value-type="float">
            <text:p>176.3753175964</text:p>
          </table:table-cell>
          <table:table-cell office:value-type="float" office:value="188.968303480368" calcext:value-type="float">
            <text:p>188.9683034804</text:p>
          </table:table-cell>
          <table:table-cell office:value-type="float" office:value="176.481943928664" calcext:value-type="float">
            <text:p>176.4819439287</text:p>
          </table:table-cell>
          <table:table-cell office:value-type="float" office:value="203.558353050376" calcext:value-type="float">
            <text:p>203.5583530504</text:p>
          </table:table-cell>
        </table:table-row>
        <table:table-row table:style-name="ro1">
          <table:table-cell office:value-type="float" office:value="192.949722519936" calcext:value-type="float">
            <text:p>192.9497225199</text:p>
          </table:table-cell>
          <table:table-cell office:value-type="float" office:value="203.80236145063" calcext:value-type="float">
            <text:p>203.8023614506</text:p>
          </table:table-cell>
          <table:table-cell office:value-type="float" office:value="216.878101915641" calcext:value-type="float">
            <text:p>216.8781019156</text:p>
          </table:table-cell>
          <table:table-cell office:value-type="float" office:value="190.31027790789" calcext:value-type="float">
            <text:p>190.3102779079</text:p>
          </table:table-cell>
          <table:table-cell office:value-type="float" office:value="170.992584852131" calcext:value-type="float">
            <text:p>170.9925848521</text:p>
          </table:table-cell>
          <table:table-cell office:value-type="float" office:value="198.097610674392" calcext:value-type="float">
            <text:p>198.0976106744</text:p>
          </table:table-cell>
          <table:table-cell office:value-type="float" office:value="193.685351319922" calcext:value-type="float">
            <text:p>193.6853513199</text:p>
          </table:table-cell>
          <table:table-cell office:value-type="float" office:value="192.558627038473" calcext:value-type="float">
            <text:p>192.5586270385</text:p>
          </table:table-cell>
          <table:table-cell office:value-type="float" office:value="216.880105119487" calcext:value-type="float">
            <text:p>216.8801051195</text:p>
          </table:table-cell>
          <table:table-cell office:value-type="float" office:value="192.859549926432" calcext:value-type="float">
            <text:p>192.8595499264</text:p>
          </table:table-cell>
          <table:table-cell office:value-type="float" office:value="193.243554488923" calcext:value-type="float">
            <text:p>193.2435544889</text:p>
          </table:table-cell>
          <table:table-cell office:value-type="float" office:value="206.454772805599" calcext:value-type="float">
            <text:p>206.4547728056</text:p>
          </table:table-cell>
          <table:table-cell office:value-type="float" office:value="189.226322150995" calcext:value-type="float">
            <text:p>189.226322151</text:p>
          </table:table-cell>
          <table:table-cell office:value-type="float" office:value="173.305483227881" calcext:value-type="float">
            <text:p>173.3054832279</text:p>
          </table:table-cell>
          <table:table-cell office:value-type="float" office:value="195.701677784732" calcext:value-type="float">
            <text:p>195.7016777847</text:p>
          </table:table-cell>
          <table:table-cell office:value-type="float" office:value="174.945565074597" calcext:value-type="float">
            <text:p>174.9455650746</text:p>
          </table:table-cell>
          <table:table-cell office:value-type="float" office:value="175.913098779356" calcext:value-type="float">
            <text:p>175.9130987794</text:p>
          </table:table-cell>
          <table:table-cell office:value-type="float" office:value="188.762452450538" calcext:value-type="float">
            <text:p>188.7624524505</text:p>
          </table:table-cell>
          <table:table-cell office:value-type="float" office:value="177.52442339736" calcext:value-type="float">
            <text:p>177.5244233974</text:p>
          </table:table-cell>
          <table:table-cell office:value-type="float" office:value="203.112175749644" calcext:value-type="float">
            <text:p>203.1121757496</text:p>
          </table:table-cell>
        </table:table-row>
        <table:table-row table:style-name="ro1">
          <table:table-cell office:value-type="float" office:value="195.305548003857" calcext:value-type="float">
            <text:p>195.3055480039</text:p>
          </table:table-cell>
          <table:table-cell office:value-type="float" office:value="203.51716167351" calcext:value-type="float">
            <text:p>203.5171616735</text:p>
          </table:table-cell>
          <table:table-cell office:value-type="float" office:value="216.620479963704" calcext:value-type="float">
            <text:p>216.6204799637</text:p>
          </table:table-cell>
          <table:table-cell office:value-type="float" office:value="187.145383173898" calcext:value-type="float">
            <text:p>187.1453831739</text:p>
          </table:table-cell>
          <table:table-cell office:value-type="float" office:value="170.992972188195" calcext:value-type="float">
            <text:p>170.9929721882</text:p>
          </table:table-cell>
          <table:table-cell office:value-type="float" office:value="197.921241931596" calcext:value-type="float">
            <text:p>197.9212419316</text:p>
          </table:table-cell>
          <table:table-cell office:value-type="float" office:value="195.223803891531" calcext:value-type="float">
            <text:p>195.2238038915</text:p>
          </table:table-cell>
          <table:table-cell office:value-type="float" office:value="191.633584012479" calcext:value-type="float">
            <text:p>191.6335840125</text:p>
          </table:table-cell>
          <table:table-cell office:value-type="float" office:value="216.229722660073" calcext:value-type="float">
            <text:p>216.2297226601</text:p>
          </table:table-cell>
          <table:table-cell office:value-type="float" office:value="192.205126350147" calcext:value-type="float">
            <text:p>192.2051263501</text:p>
          </table:table-cell>
          <table:table-cell office:value-type="float" office:value="193.565551822804" calcext:value-type="float">
            <text:p>193.5655518228</text:p>
          </table:table-cell>
          <table:table-cell office:value-type="float" office:value="207.164738760673" calcext:value-type="float">
            <text:p>207.1647387607</text:p>
          </table:table-cell>
          <table:table-cell office:value-type="float" office:value="188.605762679806" calcext:value-type="float">
            <text:p>188.6057626798</text:p>
          </table:table-cell>
          <table:table-cell office:value-type="float" office:value="172.73703911201" calcext:value-type="float">
            <text:p>172.737039112</text:p>
          </table:table-cell>
          <table:table-cell office:value-type="float" office:value="195.679678499981" calcext:value-type="float">
            <text:p>195.6796785</text:p>
          </table:table-cell>
          <table:table-cell office:value-type="float" office:value="175.545971212979" calcext:value-type="float">
            <text:p>175.545971213</text:p>
          </table:table-cell>
          <table:table-cell office:value-type="float" office:value="173.140548277167" calcext:value-type="float">
            <text:p>173.1405482772</text:p>
          </table:table-cell>
          <table:table-cell office:value-type="float" office:value="188.81713479031" calcext:value-type="float">
            <text:p>188.8171347903</text:p>
          </table:table-cell>
          <table:table-cell office:value-type="float" office:value="177.429534531566" calcext:value-type="float">
            <text:p>177.4295345316</text:p>
          </table:table-cell>
          <table:table-cell office:value-type="float" office:value="202.792164807485" calcext:value-type="float">
            <text:p>202.7921648075</text:p>
          </table:table-cell>
        </table:table-row>
        <table:table-row table:style-name="ro1">
          <table:table-cell office:value-type="float" office:value="195.228406068796" calcext:value-type="float">
            <text:p>195.2284060688</text:p>
          </table:table-cell>
          <table:table-cell office:value-type="float" office:value="203.227650444244" calcext:value-type="float">
            <text:p>203.2276504442</text:p>
          </table:table-cell>
          <table:table-cell office:value-type="float" office:value="220.62935868318" calcext:value-type="float">
            <text:p>220.6293586832</text:p>
          </table:table-cell>
          <table:table-cell office:value-type="float" office:value="186.087342350842" calcext:value-type="float">
            <text:p>186.0873423508</text:p>
          </table:table-cell>
          <table:table-cell office:value-type="float" office:value="171.012204524313" calcext:value-type="float">
            <text:p>171.0122045243</text:p>
          </table:table-cell>
          <table:table-cell office:value-type="float" office:value="197.788117809274" calcext:value-type="float">
            <text:p>197.7881178093</text:p>
          </table:table-cell>
          <table:table-cell office:value-type="float" office:value="197.417916405484" calcext:value-type="float">
            <text:p>197.4179164055</text:p>
          </table:table-cell>
          <table:table-cell office:value-type="float" office:value="192.134377350856" calcext:value-type="float">
            <text:p>192.1343773509</text:p>
          </table:table-cell>
          <table:table-cell office:value-type="float" office:value="215.680884208636" calcext:value-type="float">
            <text:p>215.6808842086</text:p>
          </table:table-cell>
          <table:table-cell office:value-type="float" office:value="191.827710377225" calcext:value-type="float">
            <text:p>191.8277103772</text:p>
          </table:table-cell>
          <table:table-cell office:value-type="float" office:value="192.774568529324" calcext:value-type="float">
            <text:p>192.7745685293</text:p>
          </table:table-cell>
          <table:table-cell office:value-type="float" office:value="203.742104970737" calcext:value-type="float">
            <text:p>203.7421049707</text:p>
          </table:table-cell>
          <table:table-cell office:value-type="float" office:value="188.403867959266" calcext:value-type="float">
            <text:p>188.4038679593</text:p>
          </table:table-cell>
          <table:table-cell office:value-type="float" office:value="171.439231873285" calcext:value-type="float">
            <text:p>171.4392318733</text:p>
          </table:table-cell>
          <table:table-cell office:value-type="float" office:value="188.14826984695" calcext:value-type="float">
            <text:p>188.148269847</text:p>
          </table:table-cell>
          <table:table-cell office:value-type="float" office:value="174.381445593014" calcext:value-type="float">
            <text:p>174.381445593</text:p>
          </table:table-cell>
          <table:table-cell office:value-type="float" office:value="172.505298363479" calcext:value-type="float">
            <text:p>172.5052983635</text:p>
          </table:table-cell>
          <table:table-cell office:value-type="float" office:value="188.957876795895" calcext:value-type="float">
            <text:p>188.9578767959</text:p>
          </table:table-cell>
          <table:table-cell office:value-type="float" office:value="177.186534852821" calcext:value-type="float">
            <text:p>177.1865348528</text:p>
          </table:table-cell>
          <table:table-cell office:value-type="float" office:value="202.26099490217" calcext:value-type="float">
            <text:p>202.2609949022</text:p>
          </table:table-cell>
        </table:table-row>
        <table:table-row table:style-name="ro1">
          <table:table-cell office:value-type="float" office:value="197.694112799798" calcext:value-type="float">
            <text:p>197.6941127998</text:p>
          </table:table-cell>
          <table:table-cell office:value-type="float" office:value="203.443021912658" calcext:value-type="float">
            <text:p>203.4430219127</text:p>
          </table:table-cell>
          <table:table-cell office:value-type="float" office:value="220.101591885943" calcext:value-type="float">
            <text:p>220.1015918859</text:p>
          </table:table-cell>
          <table:table-cell office:value-type="float" office:value="185.106849640954" calcext:value-type="float">
            <text:p>185.106849641</text:p>
          </table:table-cell>
          <table:table-cell office:value-type="float" office:value="171.055122029901" calcext:value-type="float">
            <text:p>171.0551220299</text:p>
          </table:table-cell>
          <table:table-cell office:value-type="float" office:value="197.661301373" calcext:value-type="float">
            <text:p>197.661301373</text:p>
          </table:table-cell>
          <table:table-cell office:value-type="float" office:value="195.612341916646" calcext:value-type="float">
            <text:p>195.6123419166</text:p>
          </table:table-cell>
          <table:table-cell office:value-type="float" office:value="191.669791271058" calcext:value-type="float">
            <text:p>191.6697912711</text:p>
          </table:table-cell>
          <table:table-cell office:value-type="float" office:value="215.347511650681" calcext:value-type="float">
            <text:p>215.3475116507</text:p>
          </table:table-cell>
          <table:table-cell office:value-type="float" office:value="190.805376516146" calcext:value-type="float">
            <text:p>190.8053765161</text:p>
          </table:table-cell>
          <table:table-cell office:value-type="float" office:value="192.887906976695" calcext:value-type="float">
            <text:p>192.8879069767</text:p>
          </table:table-cell>
          <table:table-cell office:value-type="float" office:value="203.27083222858" calcext:value-type="float">
            <text:p>203.2708322286</text:p>
          </table:table-cell>
          <table:table-cell office:value-type="float" office:value="188.276227575425" calcext:value-type="float">
            <text:p>188.2762275754</text:p>
          </table:table-cell>
          <table:table-cell office:value-type="float" office:value="169.588461918643" calcext:value-type="float">
            <text:p>169.5884619186</text:p>
          </table:table-cell>
          <table:table-cell office:value-type="float" office:value="188.154448416174" calcext:value-type="float">
            <text:p>188.1544484162</text:p>
          </table:table-cell>
          <table:table-cell office:value-type="float" office:value="173.724736584189" calcext:value-type="float">
            <text:p>173.7247365842</text:p>
          </table:table-cell>
          <table:table-cell office:value-type="float" office:value="172.944264390945" calcext:value-type="float">
            <text:p>172.9442643909</text:p>
          </table:table-cell>
          <table:table-cell office:value-type="float" office:value="185.740316520298" calcext:value-type="float">
            <text:p>185.7403165203</text:p>
          </table:table-cell>
          <table:table-cell office:value-type="float" office:value="176.447298636988" calcext:value-type="float">
            <text:p>176.447298637</text:p>
          </table:table-cell>
          <table:table-cell office:value-type="float" office:value="201.912628724344" calcext:value-type="float">
            <text:p>201.9126287243</text:p>
          </table:table-cell>
        </table:table-row>
        <table:table-row table:style-name="ro1">
          <table:table-cell office:value-type="float" office:value="197.757457543386" calcext:value-type="float">
            <text:p>197.7574575434</text:p>
          </table:table-cell>
          <table:table-cell office:value-type="float" office:value="202.462428553514" calcext:value-type="float">
            <text:p>202.4624285535</text:p>
          </table:table-cell>
          <table:table-cell office:value-type="float" office:value="219.827575110418" calcext:value-type="float">
            <text:p>219.8275751104</text:p>
          </table:table-cell>
          <table:table-cell office:value-type="float" office:value="184.329256596038" calcext:value-type="float">
            <text:p>184.329256596</text:p>
          </table:table-cell>
          <table:table-cell office:value-type="float" office:value="171.053407787926" calcext:value-type="float">
            <text:p>171.0534077879</text:p>
          </table:table-cell>
          <table:table-cell office:value-type="float" office:value="197.562874994079" calcext:value-type="float">
            <text:p>197.5628749941</text:p>
          </table:table-cell>
          <table:table-cell office:value-type="float" office:value="197.061925076169" calcext:value-type="float">
            <text:p>197.0619250762</text:p>
          </table:table-cell>
          <table:table-cell office:value-type="float" office:value="190.973995394502" calcext:value-type="float">
            <text:p>190.9739953945</text:p>
          </table:table-cell>
          <table:table-cell office:value-type="float" office:value="209.642657711998" calcext:value-type="float">
            <text:p>209.642657712</text:p>
          </table:table-cell>
          <table:table-cell office:value-type="float" office:value="190.402875701834" calcext:value-type="float">
            <text:p>190.4028757018</text:p>
          </table:table-cell>
          <table:table-cell office:value-type="float" office:value="192.107530269309" calcext:value-type="float">
            <text:p>192.1075302693</text:p>
          </table:table-cell>
          <table:table-cell office:value-type="float" office:value="202.159462573272" calcext:value-type="float">
            <text:p>202.1594625733</text:p>
          </table:table-cell>
          <table:table-cell office:value-type="float" office:value="188.939461182104" calcext:value-type="float">
            <text:p>188.9394611821</text:p>
          </table:table-cell>
          <table:table-cell office:value-type="float" office:value="168.200805956473" calcext:value-type="float">
            <text:p>168.2008059565</text:p>
          </table:table-cell>
          <table:table-cell office:value-type="float" office:value="177.621434282763" calcext:value-type="float">
            <text:p>177.6214342828</text:p>
          </table:table-cell>
          <table:table-cell office:value-type="float" office:value="172.240712547172" calcext:value-type="float">
            <text:p>172.2407125472</text:p>
          </table:table-cell>
          <table:table-cell office:value-type="float" office:value="171.745105522183" calcext:value-type="float">
            <text:p>171.7451055222</text:p>
          </table:table-cell>
          <table:table-cell office:value-type="float" office:value="185.721773514863" calcext:value-type="float">
            <text:p>185.7217735149</text:p>
          </table:table-cell>
          <table:table-cell office:value-type="float" office:value="175.583256888748" calcext:value-type="float">
            <text:p>175.5832568887</text:p>
          </table:table-cell>
          <table:table-cell office:value-type="float" office:value="201.937201456987" calcext:value-type="float">
            <text:p>201.937201457</text:p>
          </table:table-cell>
        </table:table-row>
        <table:table-row table:style-name="ro1">
          <table:table-cell office:value-type="float" office:value="200.177255920282" calcext:value-type="float">
            <text:p>200.1772559203</text:p>
          </table:table-cell>
          <table:table-cell office:value-type="float" office:value="201.253205806276" calcext:value-type="float">
            <text:p>201.2532058063</text:p>
          </table:table-cell>
          <table:table-cell office:value-type="float" office:value="219.637849220969" calcext:value-type="float">
            <text:p>219.637849221</text:p>
          </table:table-cell>
          <table:table-cell office:value-type="float" office:value="182.895501302181" calcext:value-type="float">
            <text:p>182.8955013022</text:p>
          </table:table-cell>
          <table:table-cell office:value-type="float" office:value="170.794765362894" calcext:value-type="float">
            <text:p>170.7947653629</text:p>
          </table:table-cell>
          <table:table-cell office:value-type="float" office:value="197.637592885994" calcext:value-type="float">
            <text:p>197.637592886</text:p>
          </table:table-cell>
          <table:table-cell office:value-type="float" office:value="196.210713419405" calcext:value-type="float">
            <text:p>196.2107134194</text:p>
          </table:table-cell>
          <table:table-cell office:value-type="float" office:value="189.741638481982" calcext:value-type="float">
            <text:p>189.741638482</text:p>
          </table:table-cell>
          <table:table-cell office:value-type="float" office:value="208.997116090909" calcext:value-type="float">
            <text:p>208.9971160909</text:p>
          </table:table-cell>
          <table:table-cell office:value-type="float" office:value="189.779091615485" calcext:value-type="float">
            <text:p>189.7790916155</text:p>
          </table:table-cell>
          <table:table-cell office:value-type="float" office:value="191.592818777849" calcext:value-type="float">
            <text:p>191.5928187778</text:p>
          </table:table-cell>
          <table:table-cell office:value-type="float" office:value="201.901351054925" calcext:value-type="float">
            <text:p>201.9013510549</text:p>
          </table:table-cell>
          <table:table-cell office:value-type="float" office:value="188.276717951221" calcext:value-type="float">
            <text:p>188.2767179512</text:p>
          </table:table-cell>
          <table:table-cell office:value-type="float" office:value="167.636469907314" calcext:value-type="float">
            <text:p>167.6364699073</text:p>
          </table:table-cell>
          <table:table-cell office:value-type="float" office:value="177.931672382708" calcext:value-type="float">
            <text:p>177.9316723827</text:p>
          </table:table-cell>
          <table:table-cell office:value-type="float" office:value="171.991496517405" calcext:value-type="float">
            <text:p>171.9914965174</text:p>
          </table:table-cell>
          <table:table-cell office:value-type="float" office:value="170.395738423266" calcext:value-type="float">
            <text:p>170.3957384233</text:p>
          </table:table-cell>
          <table:table-cell office:value-type="float" office:value="183.348669060606" calcext:value-type="float">
            <text:p>183.3486690606</text:p>
          </table:table-cell>
          <table:table-cell office:value-type="float" office:value="175.047343386069" calcext:value-type="float">
            <text:p>175.0473433861</text:p>
          </table:table-cell>
          <table:table-cell office:value-type="float" office:value="201.985183711469" calcext:value-type="float">
            <text:p>201.9851837115</text:p>
          </table:table-cell>
        </table:table-row>
        <table:table-row table:style-name="ro1">
          <table:table-cell office:value-type="float" office:value="200.043203231677" calcext:value-type="float">
            <text:p>200.0432032317</text:p>
          </table:table-cell>
          <table:table-cell office:value-type="float" office:value="202.477319115382" calcext:value-type="float">
            <text:p>202.4773191154</text:p>
          </table:table-cell>
          <table:table-cell office:value-type="float" office:value="210.877900415473" calcext:value-type="float">
            <text:p>210.8779004155</text:p>
          </table:table-cell>
          <table:table-cell office:value-type="float" office:value="182.007268699904" calcext:value-type="float">
            <text:p>182.0072686999</text:p>
          </table:table-cell>
          <table:table-cell office:value-type="float" office:value="170.796455853772" calcext:value-type="float">
            <text:p>170.7964558538</text:p>
          </table:table-cell>
          <table:table-cell office:value-type="float" office:value="197.330364948664" calcext:value-type="float">
            <text:p>197.3303649487</text:p>
          </table:table-cell>
          <table:table-cell office:value-type="float" office:value="195.643170736044" calcext:value-type="float">
            <text:p>195.643170736</text:p>
          </table:table-cell>
          <table:table-cell office:value-type="float" office:value="186.954534538987" calcext:value-type="float">
            <text:p>186.954534539</text:p>
          </table:table-cell>
          <table:table-cell office:value-type="float" office:value="206.662943203549" calcext:value-type="float">
            <text:p>206.6629432035</text:p>
          </table:table-cell>
          <table:table-cell office:value-type="float" office:value="189.272318171467" calcext:value-type="float">
            <text:p>189.2723181715</text:p>
          </table:table-cell>
          <table:table-cell office:value-type="float" office:value="191.001720971292" calcext:value-type="float">
            <text:p>191.0017209713</text:p>
          </table:table-cell>
          <table:table-cell office:value-type="float" office:value="202.039654152109" calcext:value-type="float">
            <text:p>202.0396541521</text:p>
          </table:table-cell>
          <table:table-cell office:value-type="float" office:value="188.754173265634" calcext:value-type="float">
            <text:p>188.7541732656</text:p>
          </table:table-cell>
          <table:table-cell office:value-type="float" office:value="169.409250398488" calcext:value-type="float">
            <text:p>169.4092503985</text:p>
          </table:table-cell>
          <table:table-cell office:value-type="float" office:value="177.42369631113" calcext:value-type="float">
            <text:p>177.4236963111</text:p>
          </table:table-cell>
          <table:table-cell office:value-type="float" office:value="171.985781000794" calcext:value-type="float">
            <text:p>171.9857810008</text:p>
          </table:table-cell>
          <table:table-cell office:value-type="float" office:value="169.318791848259" calcext:value-type="float">
            <text:p>169.3187918483</text:p>
          </table:table-cell>
          <table:table-cell office:value-type="float" office:value="183.320110043443" calcext:value-type="float">
            <text:p>183.3201100434</text:p>
          </table:table-cell>
          <table:table-cell office:value-type="float" office:value="171.700538134819" calcext:value-type="float">
            <text:p>171.7005381348</text:p>
          </table:table-cell>
          <table:table-cell office:value-type="float" office:value="202.122437441278" calcext:value-type="float">
            <text:p>202.1224374413</text:p>
          </table:table-cell>
        </table:table-row>
        <table:table-row table:style-name="ro1">
          <table:table-cell office:value-type="float" office:value="200.0315361881" calcext:value-type="float">
            <text:p>200.0315361881</text:p>
          </table:table-cell>
          <table:table-cell office:value-type="float" office:value="201.860170220671" calcext:value-type="float">
            <text:p>201.8601702207</text:p>
          </table:table-cell>
          <table:table-cell office:value-type="float" office:value="210.477622599215" calcext:value-type="float">
            <text:p>210.4776225992</text:p>
          </table:table-cell>
          <table:table-cell office:value-type="float" office:value="181.499536528293" calcext:value-type="float">
            <text:p>181.4995365283</text:p>
          </table:table-cell>
          <table:table-cell office:value-type="float" office:value="170.863521036203" calcext:value-type="float">
            <text:p>170.8635210362</text:p>
          </table:table-cell>
          <table:table-cell office:value-type="float" office:value="197.109993493233" calcext:value-type="float">
            <text:p>197.1099934932</text:p>
          </table:table-cell>
          <table:table-cell office:value-type="float" office:value="196.017621848357" calcext:value-type="float">
            <text:p>196.0176218484</text:p>
          </table:table-cell>
          <table:table-cell office:value-type="float" office:value="185.504858168993" calcext:value-type="float">
            <text:p>185.504858169</text:p>
          </table:table-cell>
          <table:table-cell office:value-type="float" office:value="207.520823194831" calcext:value-type="float">
            <text:p>207.5208231948</text:p>
          </table:table-cell>
          <table:table-cell office:value-type="float" office:value="188.658156799115" calcext:value-type="float">
            <text:p>188.6581567991</text:p>
          </table:table-cell>
          <table:table-cell office:value-type="float" office:value="190.763714405872" calcext:value-type="float">
            <text:p>190.7637144059</text:p>
          </table:table-cell>
          <table:table-cell office:value-type="float" office:value="202.112327894177" calcext:value-type="float">
            <text:p>202.1123278942</text:p>
          </table:table-cell>
          <table:table-cell office:value-type="float" office:value="188.838072025086" calcext:value-type="float">
            <text:p>188.8380720251</text:p>
          </table:table-cell>
          <table:table-cell office:value-type="float" office:value="167.332998384133" calcext:value-type="float">
            <text:p>167.3329983841</text:p>
          </table:table-cell>
          <table:table-cell office:value-type="float" office:value="169.04606915245" calcext:value-type="float">
            <text:p>169.0460691525</text:p>
          </table:table-cell>
          <table:table-cell office:value-type="float" office:value="171.120328977373" calcext:value-type="float">
            <text:p>171.1203289774</text:p>
          </table:table-cell>
          <table:table-cell office:value-type="float" office:value="168.683386470709" calcext:value-type="float">
            <text:p>168.6833864707</text:p>
          </table:table-cell>
          <table:table-cell office:value-type="float" office:value="183.320250376922" calcext:value-type="float">
            <text:p>183.3202503769</text:p>
          </table:table-cell>
          <table:table-cell office:value-type="float" office:value="171.257072555706" calcext:value-type="float">
            <text:p>171.2570725557</text:p>
          </table:table-cell>
          <table:table-cell office:value-type="float" office:value="202.339633608637" calcext:value-type="float">
            <text:p>202.3396336086</text:p>
          </table:table-cell>
        </table:table-row>
        <table:table-row table:style-name="ro1">
          <table:table-cell office:value-type="float" office:value="199.805234031352" calcext:value-type="float">
            <text:p>199.8052340314</text:p>
          </table:table-cell>
          <table:table-cell office:value-type="float" office:value="201.2506663641" calcext:value-type="float">
            <text:p>201.2506663641</text:p>
          </table:table-cell>
          <table:table-cell office:value-type="float" office:value="220.854015761922" calcext:value-type="float">
            <text:p>220.8540157619</text:p>
          </table:table-cell>
          <table:table-cell office:value-type="float" office:value="180.509187714797" calcext:value-type="float">
            <text:p>180.5091877148</text:p>
          </table:table-cell>
          <table:table-cell office:value-type="float" office:value="171.82579771894" calcext:value-type="float">
            <text:p>171.8257977189</text:p>
          </table:table-cell>
          <table:table-cell office:value-type="float" office:value="196.962695929839" calcext:value-type="float">
            <text:p>196.9626959298</text:p>
          </table:table-cell>
          <table:table-cell office:value-type="float" office:value="194.827461497161" calcext:value-type="float">
            <text:p>194.8274614972</text:p>
          </table:table-cell>
          <table:table-cell office:value-type="float" office:value="184.612146657038" calcext:value-type="float">
            <text:p>184.612146657</text:p>
          </table:table-cell>
          <table:table-cell office:value-type="float" office:value="208.289754744999" calcext:value-type="float">
            <text:p>208.289754745</text:p>
          </table:table-cell>
          <table:table-cell office:value-type="float" office:value="188.269915611547" calcext:value-type="float">
            <text:p>188.2699156115</text:p>
          </table:table-cell>
          <table:table-cell office:value-type="float" office:value="190.73461558536" calcext:value-type="float">
            <text:p>190.7346155854</text:p>
          </table:table-cell>
          <table:table-cell office:value-type="float" office:value="202.578647029689" calcext:value-type="float">
            <text:p>202.5786470297</text:p>
          </table:table-cell>
          <table:table-cell office:value-type="float" office:value="190.097212989863" calcext:value-type="float">
            <text:p>190.0972129899</text:p>
          </table:table-cell>
          <table:table-cell office:value-type="float" office:value="165.776197547264" calcext:value-type="float">
            <text:p>165.7761975473</text:p>
          </table:table-cell>
          <table:table-cell office:value-type="float" office:value="168.342769216317" calcext:value-type="float">
            <text:p>168.3427692163</text:p>
          </table:table-cell>
          <table:table-cell office:value-type="float" office:value="170.921572350763" calcext:value-type="float">
            <text:p>170.9215723508</text:p>
          </table:table-cell>
          <table:table-cell office:value-type="float" office:value="169.225125479652" calcext:value-type="float">
            <text:p>169.2251254797</text:p>
          </table:table-cell>
          <table:table-cell office:value-type="float" office:value="183.310028737642" calcext:value-type="float">
            <text:p>183.3100287376</text:p>
          </table:table-cell>
          <table:table-cell office:value-type="float" office:value="170.918153804219" calcext:value-type="float">
            <text:p>170.9181538042</text:p>
          </table:table-cell>
          <table:table-cell office:value-type="float" office:value="202.623374357905" calcext:value-type="float">
            <text:p>202.6233743579</text:p>
          </table:table-cell>
        </table:table-row>
        <table:table-row table:style-name="ro1">
          <table:table-cell office:value-type="float" office:value="199.625933775959" calcext:value-type="float">
            <text:p>199.625933776</text:p>
          </table:table-cell>
          <table:table-cell office:value-type="float" office:value="200.7656189906" calcext:value-type="float">
            <text:p>200.7656189906</text:p>
          </table:table-cell>
          <table:table-cell office:value-type="float" office:value="220.553020741209" calcext:value-type="float">
            <text:p>220.5530207412</text:p>
          </table:table-cell>
          <table:table-cell office:value-type="float" office:value="179.454973572422" calcext:value-type="float">
            <text:p>179.4549735724</text:p>
          </table:table-cell>
          <table:table-cell office:value-type="float" office:value="171.841761033467" calcext:value-type="float">
            <text:p>171.8417610335</text:p>
          </table:table-cell>
          <table:table-cell office:value-type="float" office:value="196.773623707858" calcext:value-type="float">
            <text:p>196.7736237079</text:p>
          </table:table-cell>
          <table:table-cell office:value-type="float" office:value="193.717628283447" calcext:value-type="float">
            <text:p>193.7176282834</text:p>
          </table:table-cell>
          <table:table-cell office:value-type="float" office:value="183.8621847647" calcext:value-type="float">
            <text:p>183.8621847647</text:p>
          </table:table-cell>
          <table:table-cell office:value-type="float" office:value="207.441255964683" calcext:value-type="float">
            <text:p>207.4412559647</text:p>
          </table:table-cell>
          <table:table-cell office:value-type="float" office:value="187.571829932138" calcext:value-type="float">
            <text:p>187.5718299321</text:p>
          </table:table-cell>
          <table:table-cell office:value-type="float" office:value="190.718734228601" calcext:value-type="float">
            <text:p>190.7187342286</text:p>
          </table:table-cell>
          <table:table-cell office:value-type="float" office:value="202.516308159253" calcext:value-type="float">
            <text:p>202.5163081593</text:p>
          </table:table-cell>
          <table:table-cell office:value-type="float" office:value="190.063577384294" calcext:value-type="float">
            <text:p>190.0635773843</text:p>
          </table:table-cell>
          <table:table-cell office:value-type="float" office:value="165.879044358113" calcext:value-type="float">
            <text:p>165.8790443581</text:p>
          </table:table-cell>
          <table:table-cell office:value-type="float" office:value="167.799392459883" calcext:value-type="float">
            <text:p>167.7993924599</text:p>
          </table:table-cell>
          <table:table-cell office:value-type="float" office:value="170.387824773455" calcext:value-type="float">
            <text:p>170.3878247735</text:p>
          </table:table-cell>
          <table:table-cell office:value-type="float" office:value="168.660684543307" calcext:value-type="float">
            <text:p>168.6606845433</text:p>
          </table:table-cell>
          <table:table-cell office:value-type="float" office:value="183.227848608935" calcext:value-type="float">
            <text:p>183.2278486089</text:p>
          </table:table-cell>
          <table:table-cell office:value-type="float" office:value="170.590556672458" calcext:value-type="float">
            <text:p>170.5905566725</text:p>
          </table:table-cell>
          <table:table-cell office:value-type="float" office:value="203.320942312253" calcext:value-type="float">
            <text:p>203.3209423123</text:p>
          </table:table-cell>
        </table:table-row>
        <table:table-row table:style-name="ro1">
          <table:table-cell office:value-type="float" office:value="199.458762049763" calcext:value-type="float">
            <text:p>199.4587620498</text:p>
          </table:table-cell>
          <table:table-cell office:value-type="float" office:value="200.247400553783" calcext:value-type="float">
            <text:p>200.2474005538</text:p>
          </table:table-cell>
          <table:table-cell office:value-type="float" office:value="214.228788594716" calcext:value-type="float">
            <text:p>214.2287885947</text:p>
          </table:table-cell>
          <table:table-cell office:value-type="float" office:value="178.540944977641" calcext:value-type="float">
            <text:p>178.5409449776</text:p>
          </table:table-cell>
          <table:table-cell office:value-type="float" office:value="171.884884621105" calcext:value-type="float">
            <text:p>171.8848846211</text:p>
          </table:table-cell>
          <table:table-cell office:value-type="float" office:value="197.894260213072" calcext:value-type="float">
            <text:p>197.8942602131</text:p>
          </table:table-cell>
          <table:table-cell office:value-type="float" office:value="192.914624194772" calcext:value-type="float">
            <text:p>192.9146241948</text:p>
          </table:table-cell>
          <table:table-cell office:value-type="float" office:value="183.221660044768" calcext:value-type="float">
            <text:p>183.2216600448</text:p>
          </table:table-cell>
          <table:table-cell office:value-type="float" office:value="208.760278696197" calcext:value-type="float">
            <text:p>208.7602786962</text:p>
          </table:table-cell>
          <table:table-cell office:value-type="float" office:value="187.543671071173" calcext:value-type="float">
            <text:p>187.5436710712</text:p>
          </table:table-cell>
          <table:table-cell office:value-type="float" office:value="191.168391282819" calcext:value-type="float">
            <text:p>191.1683912828</text:p>
          </table:table-cell>
          <table:table-cell office:value-type="float" office:value="203.446501346822" calcext:value-type="float">
            <text:p>203.4465013468</text:p>
          </table:table-cell>
          <table:table-cell office:value-type="float" office:value="189.712374118831" calcext:value-type="float">
            <text:p>189.7123741188</text:p>
          </table:table-cell>
          <table:table-cell office:value-type="float" office:value="164.724164577852" calcext:value-type="float">
            <text:p>164.7241645779</text:p>
          </table:table-cell>
          <table:table-cell office:value-type="float" office:value="162.136042826043" calcext:value-type="float">
            <text:p>162.136042826</text:p>
          </table:table-cell>
          <table:table-cell office:value-type="float" office:value="170.339273007593" calcext:value-type="float">
            <text:p>170.3392730076</text:p>
          </table:table-cell>
          <table:table-cell office:value-type="float" office:value="167.600949961814" calcext:value-type="float">
            <text:p>167.6009499618</text:p>
          </table:table-cell>
          <table:table-cell office:value-type="float" office:value="183.051890257132" calcext:value-type="float">
            <text:p>183.0518902571</text:p>
          </table:table-cell>
          <table:table-cell office:value-type="float" office:value="170.326448658588" calcext:value-type="float">
            <text:p>170.3264486586</text:p>
          </table:table-cell>
          <table:table-cell office:value-type="float" office:value="202.164535935749" calcext:value-type="float">
            <text:p>202.1645359357</text:p>
          </table:table-cell>
        </table:table-row>
        <table:table-row table:style-name="ro1">
          <table:table-cell office:value-type="float" office:value="199.133992648496" calcext:value-type="float">
            <text:p>199.1339926485</text:p>
          </table:table-cell>
          <table:table-cell office:value-type="float" office:value="199.842032055931" calcext:value-type="float">
            <text:p>199.8420320559</text:p>
          </table:table-cell>
          <table:table-cell office:value-type="float" office:value="214.329792183792" calcext:value-type="float">
            <text:p>214.3297921838</text:p>
          </table:table-cell>
          <table:table-cell office:value-type="float" office:value="177.90397150006" calcext:value-type="float">
            <text:p>177.9039715001</text:p>
          </table:table-cell>
          <table:table-cell office:value-type="float" office:value="171.900659490939" calcext:value-type="float">
            <text:p>171.9006594909</text:p>
          </table:table-cell>
          <table:table-cell office:value-type="float" office:value="197.627064125402" calcext:value-type="float">
            <text:p>197.6270641254</text:p>
          </table:table-cell>
          <table:table-cell office:value-type="float" office:value="192.539922589614" calcext:value-type="float">
            <text:p>192.5399225896</text:p>
          </table:table-cell>
          <table:table-cell office:value-type="float" office:value="182.710706849467" calcext:value-type="float">
            <text:p>182.7107068495</text:p>
          </table:table-cell>
          <table:table-cell office:value-type="float" office:value="206.513843440574" calcext:value-type="float">
            <text:p>206.5138434406</text:p>
          </table:table-cell>
          <table:table-cell office:value-type="float" office:value="186.78357178016" calcext:value-type="float">
            <text:p>186.7835717802</text:p>
          </table:table-cell>
          <table:table-cell office:value-type="float" office:value="191.416313070231" calcext:value-type="float">
            <text:p>191.4163130702</text:p>
          </table:table-cell>
          <table:table-cell office:value-type="float" office:value="203.49602218064" calcext:value-type="float">
            <text:p>203.4960221806</text:p>
          </table:table-cell>
          <table:table-cell office:value-type="float" office:value="189.289445199137" calcext:value-type="float">
            <text:p>189.2894451991</text:p>
          </table:table-cell>
          <table:table-cell office:value-type="float" office:value="163.764067896942" calcext:value-type="float">
            <text:p>163.7640678969</text:p>
          </table:table-cell>
          <table:table-cell office:value-type="float" office:value="161.610977834633" calcext:value-type="float">
            <text:p>161.6109778346</text:p>
          </table:table-cell>
          <table:table-cell office:value-type="float" office:value="170.370220944606" calcext:value-type="float">
            <text:p>170.3702209446</text:p>
          </table:table-cell>
          <table:table-cell office:value-type="float" office:value="167.38437481377" calcext:value-type="float">
            <text:p>167.3843748138</text:p>
          </table:table-cell>
          <table:table-cell office:value-type="float" office:value="183.17430660579" calcext:value-type="float">
            <text:p>183.1743066058</text:p>
          </table:table-cell>
          <table:table-cell office:value-type="float" office:value="168.028453027043" calcext:value-type="float">
            <text:p>168.028453027</text:p>
          </table:table-cell>
          <table:table-cell office:value-type="float" office:value="202.033690770798" calcext:value-type="float">
            <text:p>202.0336907708</text:p>
          </table:table-cell>
        </table:table-row>
        <table:table-row table:style-name="ro1">
          <table:table-cell office:value-type="float" office:value="198.667239453121" calcext:value-type="float">
            <text:p>198.6672394531</text:p>
          </table:table-cell>
          <table:table-cell office:value-type="float" office:value="199.558569118999" calcext:value-type="float">
            <text:p>199.558569119</text:p>
          </table:table-cell>
          <table:table-cell office:value-type="float" office:value="213.630190424926" calcext:value-type="float">
            <text:p>213.6301904249</text:p>
          </table:table-cell>
          <table:table-cell office:value-type="float" office:value="177.2825107836" calcext:value-type="float">
            <text:p>177.2825107836</text:p>
          </table:table-cell>
          <table:table-cell office:value-type="float" office:value="172.673367799539" calcext:value-type="float">
            <text:p>172.6733677995</text:p>
          </table:table-cell>
          <table:table-cell office:value-type="float" office:value="198.820104406219" calcext:value-type="float">
            <text:p>198.8201044062</text:p>
          </table:table-cell>
          <table:table-cell office:value-type="float" office:value="191.826228732818" calcext:value-type="float">
            <text:p>191.8262287328</text:p>
          </table:table-cell>
          <table:table-cell office:value-type="float" office:value="182.209012582919" calcext:value-type="float">
            <text:p>182.2090125829</text:p>
          </table:table-cell>
          <table:table-cell office:value-type="float" office:value="204.719948190407" calcext:value-type="float">
            <text:p>204.7199481904</text:p>
          </table:table-cell>
          <table:table-cell office:value-type="float" office:value="185.965581207436" calcext:value-type="float">
            <text:p>185.9655812074</text:p>
          </table:table-cell>
          <table:table-cell office:value-type="float" office:value="191.494179664222" calcext:value-type="float">
            <text:p>191.4941796642</text:p>
          </table:table-cell>
          <table:table-cell office:value-type="float" office:value="195.961477216133" calcext:value-type="float">
            <text:p>195.9614772161</text:p>
          </table:table-cell>
          <table:table-cell office:value-type="float" office:value="189.448540023796" calcext:value-type="float">
            <text:p>189.4485400238</text:p>
          </table:table-cell>
          <table:table-cell office:value-type="float" office:value="163.086957161035" calcext:value-type="float">
            <text:p>163.086957161</text:p>
          </table:table-cell>
          <table:table-cell office:value-type="float" office:value="161.227742495655" calcext:value-type="float">
            <text:p>161.2277424957</text:p>
          </table:table-cell>
          <table:table-cell office:value-type="float" office:value="170.084281210105" calcext:value-type="float">
            <text:p>170.0842812101</text:p>
          </table:table-cell>
          <table:table-cell office:value-type="float" office:value="166.676606918567" calcext:value-type="float">
            <text:p>166.6766069186</text:p>
          </table:table-cell>
          <table:table-cell office:value-type="float" office:value="182.563974184429" calcext:value-type="float">
            <text:p>182.5639741844</text:p>
          </table:table-cell>
          <table:table-cell office:value-type="float" office:value="167.83171328272" calcext:value-type="float">
            <text:p>167.8317132827</text:p>
          </table:table-cell>
          <table:table-cell office:value-type="float" office:value="199.909080125466" calcext:value-type="float">
            <text:p>199.9090801255</text:p>
          </table:table-cell>
        </table:table-row>
        <table:table-row table:style-name="ro1">
          <table:table-cell office:value-type="float" office:value="198.210375695081" calcext:value-type="float">
            <text:p>198.2103756951</text:p>
          </table:table-cell>
          <table:table-cell office:value-type="float" office:value="199.483731112386" calcext:value-type="float">
            <text:p>199.4837311124</text:p>
          </table:table-cell>
          <table:table-cell office:value-type="float" office:value="213.159610227881" calcext:value-type="float">
            <text:p>213.1596102279</text:p>
          </table:table-cell>
          <table:table-cell office:value-type="float" office:value="177.2147716593" calcext:value-type="float">
            <text:p>177.2147716593</text:p>
          </table:table-cell>
          <table:table-cell office:value-type="float" office:value="172.691273489585" calcext:value-type="float">
            <text:p>172.6912734896</text:p>
          </table:table-cell>
          <table:table-cell office:value-type="float" office:value="198.533878892546" calcext:value-type="float">
            <text:p>198.5338788925</text:p>
          </table:table-cell>
          <table:table-cell office:value-type="float" office:value="191.374097790932" calcext:value-type="float">
            <text:p>191.3740977909</text:p>
          </table:table-cell>
          <table:table-cell office:value-type="float" office:value="181.569354100476" calcext:value-type="float">
            <text:p>181.5693541005</text:p>
          </table:table-cell>
          <table:table-cell office:value-type="float" office:value="203.389977584606" calcext:value-type="float">
            <text:p>203.3899775846</text:p>
          </table:table-cell>
          <table:table-cell office:value-type="float" office:value="185.456767226406" calcext:value-type="float">
            <text:p>185.4567672264</text:p>
          </table:table-cell>
          <table:table-cell office:value-type="float" office:value="192.178998423423" calcext:value-type="float">
            <text:p>192.1789984234</text:p>
          </table:table-cell>
          <table:table-cell office:value-type="float" office:value="195.52714426094" calcext:value-type="float">
            <text:p>195.5271442609</text:p>
          </table:table-cell>
          <table:table-cell office:value-type="float" office:value="189.90456084873" calcext:value-type="float">
            <text:p>189.9045608487</text:p>
          </table:table-cell>
          <table:table-cell office:value-type="float" office:value="163.478418541143" calcext:value-type="float">
            <text:p>163.4784185411</text:p>
          </table:table-cell>
          <table:table-cell office:value-type="float" office:value="160.99470354786" calcext:value-type="float">
            <text:p>160.9947035479</text:p>
          </table:table-cell>
          <table:table-cell office:value-type="float" office:value="170.154588453546" calcext:value-type="float">
            <text:p>170.1545884535</text:p>
          </table:table-cell>
          <table:table-cell office:value-type="float" office:value="166.267150233437" calcext:value-type="float">
            <text:p>166.2671502334</text:p>
          </table:table-cell>
          <table:table-cell office:value-type="float" office:value="182.012209473085" calcext:value-type="float">
            <text:p>182.0122094731</text:p>
          </table:table-cell>
          <table:table-cell office:value-type="float" office:value="166.311589411583" calcext:value-type="float">
            <text:p>166.3115894116</text:p>
          </table:table-cell>
          <table:table-cell office:value-type="float" office:value="198.615159294335" calcext:value-type="float">
            <text:p>198.6151592943</text:p>
          </table:table-cell>
        </table:table-row>
        <table:table-row table:style-name="ro1">
          <table:table-cell office:value-type="float" office:value="197.818227240228" calcext:value-type="float">
            <text:p>197.8182272402</text:p>
          </table:table-cell>
          <table:table-cell office:value-type="float" office:value="199.865367626013" calcext:value-type="float">
            <text:p>199.865367626</text:p>
          </table:table-cell>
          <table:table-cell office:value-type="float" office:value="212.673570896094" calcext:value-type="float">
            <text:p>212.6735708961</text:p>
          </table:table-cell>
          <table:table-cell office:value-type="float" office:value="177.733939446744" calcext:value-type="float">
            <text:p>177.7339394467</text:p>
          </table:table-cell>
          <table:table-cell office:value-type="float" office:value="172.554532691294" calcext:value-type="float">
            <text:p>172.5545326913</text:p>
          </table:table-cell>
          <table:table-cell office:value-type="float" office:value="198.234864917251" calcext:value-type="float">
            <text:p>198.2348649173</text:p>
          </table:table-cell>
          <table:table-cell office:value-type="float" office:value="191.215133831315" calcext:value-type="float">
            <text:p>191.2151338313</text:p>
          </table:table-cell>
          <table:table-cell office:value-type="float" office:value="180.797143265402" calcext:value-type="float">
            <text:p>180.7971432654</text:p>
          </table:table-cell>
          <table:table-cell office:value-type="float" office:value="202.679004190322" calcext:value-type="float">
            <text:p>202.6790041903</text:p>
          </table:table-cell>
          <table:table-cell office:value-type="float" office:value="185.155333901374" calcext:value-type="float">
            <text:p>185.1553339014</text:p>
          </table:table-cell>
          <table:table-cell office:value-type="float" office:value="192.506739352961" calcext:value-type="float">
            <text:p>192.506739353</text:p>
          </table:table-cell>
          <table:table-cell office:value-type="float" office:value="195.195494791379" calcext:value-type="float">
            <text:p>195.1954947914</text:p>
          </table:table-cell>
          <table:table-cell office:value-type="float" office:value="191.536014319945" calcext:value-type="float">
            <text:p>191.5360143199</text:p>
          </table:table-cell>
          <table:table-cell office:value-type="float" office:value="163.119873096173" calcext:value-type="float">
            <text:p>163.1198730962</text:p>
          </table:table-cell>
          <table:table-cell office:value-type="float" office:value="161.062843018105" calcext:value-type="float">
            <text:p>161.0628430181</text:p>
          </table:table-cell>
          <table:table-cell office:value-type="float" office:value="170.148043240007" calcext:value-type="float">
            <text:p>170.14804324</text:p>
          </table:table-cell>
          <table:table-cell office:value-type="float" office:value="166.966517008605" calcext:value-type="float">
            <text:p>166.9665170086</text:p>
          </table:table-cell>
          <table:table-cell office:value-type="float" office:value="181.544984051065" calcext:value-type="float">
            <text:p>181.5449840511</text:p>
          </table:table-cell>
          <table:table-cell office:value-type="float" office:value="166.25903927006" calcext:value-type="float">
            <text:p>166.2590392701</text:p>
          </table:table-cell>
          <table:table-cell office:value-type="float" office:value="198.488482812559" calcext:value-type="float">
            <text:p>198.4884828126</text:p>
          </table:table-cell>
        </table:table-row>
        <table:table-row table:style-name="ro1">
          <table:table-cell office:value-type="float" office:value="197.525461429603" calcext:value-type="float">
            <text:p>197.5254614296</text:p>
          </table:table-cell>
          <table:table-cell office:value-type="float" office:value="200.436277239715" calcext:value-type="float">
            <text:p>200.4362772397</text:p>
          </table:table-cell>
          <table:table-cell office:value-type="float" office:value="212.127153002207" calcext:value-type="float">
            <text:p>212.1271530022</text:p>
          </table:table-cell>
          <table:table-cell office:value-type="float" office:value="178.047970412146" calcext:value-type="float">
            <text:p>178.0479704121</text:p>
          </table:table-cell>
          <table:table-cell office:value-type="float" office:value="172.721788917341" calcext:value-type="float">
            <text:p>172.7217889173</text:p>
          </table:table-cell>
          <table:table-cell office:value-type="float" office:value="197.97496939196" calcext:value-type="float">
            <text:p>197.974969392</text:p>
          </table:table-cell>
          <table:table-cell office:value-type="float" office:value="190.96632495293" calcext:value-type="float">
            <text:p>190.9663249529</text:p>
          </table:table-cell>
          <table:table-cell office:value-type="float" office:value="179.982944824637" calcext:value-type="float">
            <text:p>179.9829448246</text:p>
          </table:table-cell>
          <table:table-cell office:value-type="float" office:value="203.279764977984" calcext:value-type="float">
            <text:p>203.279764978</text:p>
          </table:table-cell>
          <table:table-cell office:value-type="float" office:value="185.167000119745" calcext:value-type="float">
            <text:p>185.1670001197</text:p>
          </table:table-cell>
          <table:table-cell office:value-type="float" office:value="193.01055977572" calcext:value-type="float">
            <text:p>193.0105597757</text:p>
          </table:table-cell>
          <table:table-cell office:value-type="float" office:value="194.843018645297" calcext:value-type="float">
            <text:p>194.8430186453</text:p>
          </table:table-cell>
          <table:table-cell office:value-type="float" office:value="190.836058767323" calcext:value-type="float">
            <text:p>190.8360587673</text:p>
          </table:table-cell>
          <table:table-cell office:value-type="float" office:value="163.050107686005" calcext:value-type="float">
            <text:p>163.050107686</text:p>
          </table:table-cell>
          <table:table-cell office:value-type="float" office:value="161.348641470136" calcext:value-type="float">
            <text:p>161.3486414701</text:p>
          </table:table-cell>
          <table:table-cell office:value-type="float" office:value="169.680741555103" calcext:value-type="float">
            <text:p>169.6807415551</text:p>
          </table:table-cell>
          <table:table-cell office:value-type="float" office:value="166.447346919874" calcext:value-type="float">
            <text:p>166.4473469199</text:p>
          </table:table-cell>
          <table:table-cell office:value-type="float" office:value="181.077268569206" calcext:value-type="float">
            <text:p>181.0772685692</text:p>
          </table:table-cell>
          <table:table-cell office:value-type="float" office:value="165.263476955166" calcext:value-type="float">
            <text:p>165.2634769552</text:p>
          </table:table-cell>
          <table:table-cell office:value-type="float" office:value="198.602812913072" calcext:value-type="float">
            <text:p>198.6028129131</text:p>
          </table:table-cell>
        </table:table-row>
        <table:table-row table:style-name="ro1">
          <table:table-cell office:value-type="float" office:value="197.365181958979" calcext:value-type="float">
            <text:p>197.365181959</text:p>
          </table:table-cell>
          <table:table-cell office:value-type="float" office:value="199.862949951786" calcext:value-type="float">
            <text:p>199.8629499518</text:p>
          </table:table-cell>
          <table:table-cell office:value-type="float" office:value="211.596584551474" calcext:value-type="float">
            <text:p>211.5965845515</text:p>
          </table:table-cell>
          <table:table-cell office:value-type="float" office:value="178.145027789251" calcext:value-type="float">
            <text:p>178.1450277893</text:p>
          </table:table-cell>
          <table:table-cell office:value-type="float" office:value="172.797609593449" calcext:value-type="float">
            <text:p>172.7976095934</text:p>
          </table:table-cell>
          <table:table-cell office:value-type="float" office:value="197.723116314823" calcext:value-type="float">
            <text:p>197.7231163148</text:p>
          </table:table-cell>
          <table:table-cell office:value-type="float" office:value="190.764325002473" calcext:value-type="float">
            <text:p>190.7643250025</text:p>
          </table:table-cell>
          <table:table-cell office:value-type="float" office:value="179.170794813548" calcext:value-type="float">
            <text:p>179.1707948135</text:p>
          </table:table-cell>
          <table:table-cell office:value-type="float" office:value="201.9822512852" calcext:value-type="float">
            <text:p>201.9822512852</text:p>
          </table:table-cell>
          <table:table-cell office:value-type="float" office:value="185.471500535568" calcext:value-type="float">
            <text:p>185.4715005356</text:p>
          </table:table-cell>
          <table:table-cell office:value-type="float" office:value="192.458013097114" calcext:value-type="float">
            <text:p>192.4580130971</text:p>
          </table:table-cell>
          <table:table-cell office:value-type="float" office:value="194.635975899582" calcext:value-type="float">
            <text:p>194.6359758996</text:p>
          </table:table-cell>
          <table:table-cell office:value-type="float" office:value="188.836690050577" calcext:value-type="float">
            <text:p>188.8366900506</text:p>
          </table:table-cell>
          <table:table-cell office:value-type="float" office:value="163.325418558492" calcext:value-type="float">
            <text:p>163.3254185585</text:p>
          </table:table-cell>
          <table:table-cell office:value-type="float" office:value="161.849232558274" calcext:value-type="float">
            <text:p>161.8492325583</text:p>
          </table:table-cell>
          <table:table-cell office:value-type="float" office:value="169.180082089373" calcext:value-type="float">
            <text:p>169.1800820894</text:p>
          </table:table-cell>
          <table:table-cell office:value-type="float" office:value="166.201410499565" calcext:value-type="float">
            <text:p>166.2014104996</text:p>
          </table:table-cell>
          <table:table-cell office:value-type="float" office:value="180.591465510211" calcext:value-type="float">
            <text:p>180.5914655102</text:p>
          </table:table-cell>
          <table:table-cell office:value-type="float" office:value="165.378229596464" calcext:value-type="float">
            <text:p>165.3782295965</text:p>
          </table:table-cell>
          <table:table-cell office:value-type="float" office:value="198.535289045334" calcext:value-type="float">
            <text:p>198.5352890453</text:p>
          </table:table-cell>
        </table:table-row>
        <table:table-row table:style-name="ro1">
          <table:table-cell office:value-type="float" office:value="199.644658091091" calcext:value-type="float">
            <text:p>199.6446580911</text:p>
          </table:table-cell>
          <table:table-cell office:value-type="float" office:value="198.600838807151" calcext:value-type="float">
            <text:p>198.6008388072</text:p>
          </table:table-cell>
          <table:table-cell office:value-type="float" office:value="211.146801611063" calcext:value-type="float">
            <text:p>211.1468016111</text:p>
          </table:table-cell>
          <table:table-cell office:value-type="float" office:value="178.861705355122" calcext:value-type="float">
            <text:p>178.8617053551</text:p>
          </table:table-cell>
          <table:table-cell office:value-type="float" office:value="172.832274963302" calcext:value-type="float">
            <text:p>172.8322749633</text:p>
          </table:table-cell>
          <table:table-cell office:value-type="float" office:value="197.435120138104" calcext:value-type="float">
            <text:p>197.4351201381</text:p>
          </table:table-cell>
          <table:table-cell office:value-type="float" office:value="190.507966873733" calcext:value-type="float">
            <text:p>190.5079668737</text:p>
          </table:table-cell>
          <table:table-cell office:value-type="float" office:value="178.318941178638" calcext:value-type="float">
            <text:p>178.3189411786</text:p>
          </table:table-cell>
          <table:table-cell office:value-type="float" office:value="200.942071048607" calcext:value-type="float">
            <text:p>200.9420710486</text:p>
          </table:table-cell>
          <table:table-cell office:value-type="float" office:value="185.465197081325" calcext:value-type="float">
            <text:p>185.4651970813</text:p>
          </table:table-cell>
          <table:table-cell office:value-type="float" office:value="192.883674858589" calcext:value-type="float">
            <text:p>192.8836748586</text:p>
          </table:table-cell>
          <table:table-cell office:value-type="float" office:value="194.980407050755" calcext:value-type="float">
            <text:p>194.9804070508</text:p>
          </table:table-cell>
          <table:table-cell office:value-type="float" office:value="188.094958296344" calcext:value-type="float">
            <text:p>188.0949582963</text:p>
          </table:table-cell>
          <table:table-cell office:value-type="float" office:value="164.010034131743" calcext:value-type="float">
            <text:p>164.0100341317</text:p>
          </table:table-cell>
          <table:table-cell office:value-type="float" office:value="162.183853126758" calcext:value-type="float">
            <text:p>162.1838531268</text:p>
          </table:table-cell>
          <table:table-cell office:value-type="float" office:value="169.17440220862" calcext:value-type="float">
            <text:p>169.1744022086</text:p>
          </table:table-cell>
          <table:table-cell office:value-type="float" office:value="166.158500737851" calcext:value-type="float">
            <text:p>166.1585007379</text:p>
          </table:table-cell>
          <table:table-cell office:value-type="float" office:value="180.124101553215" calcext:value-type="float">
            <text:p>180.1241015532</text:p>
          </table:table-cell>
          <table:table-cell office:value-type="float" office:value="165.34127649841" calcext:value-type="float">
            <text:p>165.3412764984</text:p>
          </table:table-cell>
          <table:table-cell office:value-type="float" office:value="198.417068832248" calcext:value-type="float">
            <text:p>198.4170688322</text:p>
          </table:table-cell>
        </table:table-row>
        <table:table-row table:style-name="ro1">
          <table:table-cell office:value-type="float" office:value="199.879105217818" calcext:value-type="float">
            <text:p>199.8791052178</text:p>
          </table:table-cell>
          <table:table-cell office:value-type="float" office:value="189.429290004075" calcext:value-type="float">
            <text:p>189.4292900041</text:p>
          </table:table-cell>
          <table:table-cell office:value-type="float" office:value="210.879218202684" calcext:value-type="float">
            <text:p>210.8792182027</text:p>
          </table:table-cell>
          <table:table-cell office:value-type="float" office:value="178.25438139808" calcext:value-type="float">
            <text:p>178.2543813981</text:p>
          </table:table-cell>
          <table:table-cell office:value-type="float" office:value="172.847353147497" calcext:value-type="float">
            <text:p>172.8473531475</text:p>
          </table:table-cell>
          <table:table-cell office:value-type="float" office:value="197.205313650429" calcext:value-type="float">
            <text:p>197.2053136504</text:p>
          </table:table-cell>
          <table:table-cell office:value-type="float" office:value="190.28307639889" calcext:value-type="float">
            <text:p>190.2830763989</text:p>
          </table:table-cell>
          <table:table-cell office:value-type="float" office:value="177.470265253802" calcext:value-type="float">
            <text:p>177.4702652538</text:p>
          </table:table-cell>
          <table:table-cell office:value-type="float" office:value="200.243132439059" calcext:value-type="float">
            <text:p>200.2431324391</text:p>
          </table:table-cell>
          <table:table-cell office:value-type="float" office:value="185.661368118072" calcext:value-type="float">
            <text:p>185.6613681181</text:p>
          </table:table-cell>
          <table:table-cell office:value-type="float" office:value="192.678842697687" calcext:value-type="float">
            <text:p>192.6788426977</text:p>
          </table:table-cell>
          <table:table-cell office:value-type="float" office:value="194.322372853471" calcext:value-type="float">
            <text:p>194.3223728535</text:p>
          </table:table-cell>
          <table:table-cell office:value-type="float" office:value="186.692932470053" calcext:value-type="float">
            <text:p>186.6929324701</text:p>
          </table:table-cell>
          <table:table-cell office:value-type="float" office:value="165.066581219215" calcext:value-type="float">
            <text:p>165.0665812192</text:p>
          </table:table-cell>
          <table:table-cell office:value-type="float" office:value="162.358112028644" calcext:value-type="float">
            <text:p>162.3581120286</text:p>
          </table:table-cell>
          <table:table-cell office:value-type="float" office:value="169.192554923399" calcext:value-type="float">
            <text:p>169.1925549234</text:p>
          </table:table-cell>
          <table:table-cell office:value-type="float" office:value="166.168061576442" calcext:value-type="float">
            <text:p>166.1680615764</text:p>
          </table:table-cell>
          <table:table-cell office:value-type="float" office:value="179.777224252466" calcext:value-type="float">
            <text:p>179.7772242525</text:p>
          </table:table-cell>
          <table:table-cell office:value-type="float" office:value="165.201464086738" calcext:value-type="float">
            <text:p>165.2014640867</text:p>
          </table:table-cell>
          <table:table-cell office:value-type="float" office:value="198.559995195131" calcext:value-type="float">
            <text:p>198.5599951951</text:p>
          </table:table-cell>
        </table:table-row>
        <table:table-row table:style-name="ro1">
          <table:table-cell office:value-type="float" office:value="199.677684237501" calcext:value-type="float">
            <text:p>199.6776842375</text:p>
          </table:table-cell>
          <table:table-cell office:value-type="float" office:value="188.274315252129" calcext:value-type="float">
            <text:p>188.2743152521</text:p>
          </table:table-cell>
          <table:table-cell office:value-type="float" office:value="210.742217205871" calcext:value-type="float">
            <text:p>210.7422172059</text:p>
          </table:table-cell>
          <table:table-cell office:value-type="float" office:value="176.579948792598" calcext:value-type="float">
            <text:p>176.5799487926</text:p>
          </table:table-cell>
          <table:table-cell office:value-type="float" office:value="172.829506161636" calcext:value-type="float">
            <text:p>172.8295061616</text:p>
          </table:table-cell>
          <table:table-cell office:value-type="float" office:value="196.91516107344" calcext:value-type="float">
            <text:p>196.9151610734</text:p>
          </table:table-cell>
          <table:table-cell office:value-type="float" office:value="190.146727624867" calcext:value-type="float">
            <text:p>190.1467276249</text:p>
          </table:table-cell>
          <table:table-cell office:value-type="float" office:value="176.715930402076" calcext:value-type="float">
            <text:p>176.7159304021</text:p>
          </table:table-cell>
          <table:table-cell office:value-type="float" office:value="199.788711653232" calcext:value-type="float">
            <text:p>199.7887116532</text:p>
          </table:table-cell>
          <table:table-cell office:value-type="float" office:value="184.80399047031" calcext:value-type="float">
            <text:p>184.8039904703</text:p>
          </table:table-cell>
          <table:table-cell office:value-type="float" office:value="192.145442039458" calcext:value-type="float">
            <text:p>192.1454420395</text:p>
          </table:table-cell>
          <table:table-cell office:value-type="float" office:value="193.884922594234" calcext:value-type="float">
            <text:p>193.8849225942</text:p>
          </table:table-cell>
          <table:table-cell office:value-type="float" office:value="186.444383431319" calcext:value-type="float">
            <text:p>186.4443834313</text:p>
          </table:table-cell>
          <table:table-cell office:value-type="float" office:value="163.619273804254" calcext:value-type="float">
            <text:p>163.6192738043</text:p>
          </table:table-cell>
          <table:table-cell office:value-type="float" office:value="162.541366261493" calcext:value-type="float">
            <text:p>162.5413662615</text:p>
          </table:table-cell>
          <table:table-cell office:value-type="float" office:value="169.683473916849" calcext:value-type="float">
            <text:p>169.6834739168</text:p>
          </table:table-cell>
          <table:table-cell office:value-type="float" office:value="165.838904483225" calcext:value-type="float">
            <text:p>165.8389044832</text:p>
          </table:table-cell>
          <table:table-cell office:value-type="float" office:value="179.522492108422" calcext:value-type="float">
            <text:p>179.5224921084</text:p>
          </table:table-cell>
          <table:table-cell office:value-type="float" office:value="165.05274832971" calcext:value-type="float">
            <text:p>165.0527483297</text:p>
          </table:table-cell>
          <table:table-cell office:value-type="float" office:value="199.186735701463" calcext:value-type="float">
            <text:p>199.1867357015</text:p>
          </table:table-cell>
        </table:table-row>
        <table:table-row table:style-name="ro1">
          <table:table-cell office:value-type="float" office:value="199.735025514216" calcext:value-type="float">
            <text:p>199.7350255142</text:p>
          </table:table-cell>
          <table:table-cell office:value-type="float" office:value="187.520511456581" calcext:value-type="float">
            <text:p>187.5205114566</text:p>
          </table:table-cell>
          <table:table-cell office:value-type="float" office:value="211.576807914469" calcext:value-type="float">
            <text:p>211.5768079145</text:p>
          </table:table-cell>
          <table:table-cell office:value-type="float" office:value="175.6399439232" calcext:value-type="float">
            <text:p>175.6399439232</text:p>
          </table:table-cell>
          <table:table-cell office:value-type="float" office:value="172.796084055411" calcext:value-type="float">
            <text:p>172.7960840554</text:p>
          </table:table-cell>
          <table:table-cell office:value-type="float" office:value="196.655876800298" calcext:value-type="float">
            <text:p>196.6558768003</text:p>
          </table:table-cell>
          <table:table-cell office:value-type="float" office:value="189.987316957723" calcext:value-type="float">
            <text:p>189.9873169577</text:p>
          </table:table-cell>
          <table:table-cell office:value-type="float" office:value="176.062957704466" calcext:value-type="float">
            <text:p>176.0629577045</text:p>
          </table:table-cell>
          <table:table-cell office:value-type="float" office:value="199.605431729456" calcext:value-type="float">
            <text:p>199.6054317295</text:p>
          </table:table-cell>
          <table:table-cell office:value-type="float" office:value="183.064530887618" calcext:value-type="float">
            <text:p>183.0645308876</text:p>
          </table:table-cell>
          <table:table-cell office:value-type="float" office:value="193.039865331443" calcext:value-type="float">
            <text:p>193.0398653314</text:p>
          </table:table-cell>
          <table:table-cell office:value-type="float" office:value="193.472267694835" calcext:value-type="float">
            <text:p>193.4722676948</text:p>
          </table:table-cell>
          <table:table-cell office:value-type="float" office:value="186.642038715726" calcext:value-type="float">
            <text:p>186.6420387157</text:p>
          </table:table-cell>
          <table:table-cell office:value-type="float" office:value="161.397168460475" calcext:value-type="float">
            <text:p>161.3971684605</text:p>
          </table:table-cell>
          <table:table-cell office:value-type="float" office:value="162.781447526406" calcext:value-type="float">
            <text:p>162.7814475264</text:p>
          </table:table-cell>
          <table:table-cell office:value-type="float" office:value="168.757523582201" calcext:value-type="float">
            <text:p>168.7575235822</text:p>
          </table:table-cell>
          <table:table-cell office:value-type="float" office:value="165.341856932313" calcext:value-type="float">
            <text:p>165.3418569323</text:p>
          </table:table-cell>
          <table:table-cell office:value-type="float" office:value="179.383831920058" calcext:value-type="float">
            <text:p>179.3838319201</text:p>
          </table:table-cell>
          <table:table-cell office:value-type="float" office:value="165.009354453718" calcext:value-type="float">
            <text:p>165.0093544537</text:p>
          </table:table-cell>
          <table:table-cell office:value-type="float" office:value="200.032920592646" calcext:value-type="float">
            <text:p>200.0329205926</text:p>
          </table:table-cell>
        </table:table-row>
        <table:table-row table:style-name="ro1">
          <table:table-cell office:value-type="float" office:value="200.178835017417" calcext:value-type="float">
            <text:p>200.1788350174</text:p>
          </table:table-cell>
          <table:table-cell office:value-type="float" office:value="188.097033177078" calcext:value-type="float">
            <text:p>188.0970331771</text:p>
          </table:table-cell>
          <table:table-cell office:value-type="float" office:value="210.940310592739" calcext:value-type="float">
            <text:p>210.9403105927</text:p>
          </table:table-cell>
          <table:table-cell office:value-type="float" office:value="175.007714340616" calcext:value-type="float">
            <text:p>175.0077143406</text:p>
          </table:table-cell>
          <table:table-cell office:value-type="float" office:value="172.747133408064" calcext:value-type="float">
            <text:p>172.7471334081</text:p>
          </table:table-cell>
          <table:table-cell office:value-type="float" office:value="196.527549896622" calcext:value-type="float">
            <text:p>196.5275498966</text:p>
          </table:table-cell>
          <table:table-cell office:value-type="float" office:value="190.360638249571" calcext:value-type="float">
            <text:p>190.3606382496</text:p>
          </table:table-cell>
          <table:table-cell office:value-type="float" office:value="175.584143417406" calcext:value-type="float">
            <text:p>175.5841434174</text:p>
          </table:table-cell>
          <table:table-cell office:value-type="float" office:value="199.517332960903" calcext:value-type="float">
            <text:p>199.5173329609</text:p>
          </table:table-cell>
          <table:table-cell office:value-type="float" office:value="182.018488147542" calcext:value-type="float">
            <text:p>182.0184881475</text:p>
          </table:table-cell>
          <table:table-cell office:value-type="float" office:value="191.404395331431" calcext:value-type="float">
            <text:p>191.4043953314</text:p>
          </table:table-cell>
          <table:table-cell office:value-type="float" office:value="193.075725025152" calcext:value-type="float">
            <text:p>193.0757250252</text:p>
          </table:table-cell>
          <table:table-cell office:value-type="float" office:value="186.728417177749" calcext:value-type="float">
            <text:p>186.7284171777</text:p>
          </table:table-cell>
          <table:table-cell office:value-type="float" office:value="160.396728566498" calcext:value-type="float">
            <text:p>160.3967285665</text:p>
          </table:table-cell>
          <table:table-cell office:value-type="float" office:value="163.061885179621" calcext:value-type="float">
            <text:p>163.0618851796</text:p>
          </table:table-cell>
          <table:table-cell office:value-type="float" office:value="168.204120189326" calcext:value-type="float">
            <text:p>168.2041201893</text:p>
          </table:table-cell>
          <table:table-cell office:value-type="float" office:value="164.766304882552" calcext:value-type="float">
            <text:p>164.7663048826</text:p>
          </table:table-cell>
          <table:table-cell office:value-type="float" office:value="179.339802081063" calcext:value-type="float">
            <text:p>179.3398020811</text:p>
          </table:table-cell>
          <table:table-cell office:value-type="float" office:value="165.138995862624" calcext:value-type="float">
            <text:p>165.1389958626</text:p>
          </table:table-cell>
          <table:table-cell office:value-type="float" office:value="198.431688766429" calcext:value-type="float">
            <text:p>198.4316887664</text:p>
          </table:table-cell>
        </table:table-row>
        <table:table-row table:style-name="ro1">
          <table:table-cell office:value-type="float" office:value="201.440255476383" calcext:value-type="float">
            <text:p>201.4402554764</text:p>
          </table:table-cell>
          <table:table-cell office:value-type="float" office:value="187.428793888676" calcext:value-type="float">
            <text:p>187.4287938887</text:p>
          </table:table-cell>
          <table:table-cell office:value-type="float" office:value="210.362554203867" calcext:value-type="float">
            <text:p>210.3625542039</text:p>
          </table:table-cell>
          <table:table-cell office:value-type="float" office:value="174.428495500851" calcext:value-type="float">
            <text:p>174.4284955009</text:p>
          </table:table-cell>
          <table:table-cell office:value-type="float" office:value="172.696513464595" calcext:value-type="float">
            <text:p>172.6965134646</text:p>
          </table:table-cell>
          <table:table-cell office:value-type="float" office:value="196.613364600625" calcext:value-type="float">
            <text:p>196.6133646006</text:p>
          </table:table-cell>
          <table:table-cell office:value-type="float" office:value="189.835646419489" calcext:value-type="float">
            <text:p>189.8356464195</text:p>
          </table:table-cell>
          <table:table-cell office:value-type="float" office:value="175.274261150938" calcext:value-type="float">
            <text:p>175.2742611509</text:p>
          </table:table-cell>
          <table:table-cell office:value-type="float" office:value="199.686786307561" calcext:value-type="float">
            <text:p>199.6867863076</text:p>
          </table:table-cell>
          <table:table-cell office:value-type="float" office:value="181.44184331148" calcext:value-type="float">
            <text:p>181.4418433115</text:p>
          </table:table-cell>
          <table:table-cell office:value-type="float" office:value="190.394789701171" calcext:value-type="float">
            <text:p>190.3947897012</text:p>
          </table:table-cell>
          <table:table-cell office:value-type="float" office:value="192.797741923212" calcext:value-type="float">
            <text:p>192.7977419232</text:p>
          </table:table-cell>
          <table:table-cell office:value-type="float" office:value="186.995927997478" calcext:value-type="float">
            <text:p>186.9959279975</text:p>
          </table:table-cell>
          <table:table-cell office:value-type="float" office:value="160.032275578677" calcext:value-type="float">
            <text:p>160.0322755787</text:p>
          </table:table-cell>
          <table:table-cell office:value-type="float" office:value="163.301112847913" calcext:value-type="float">
            <text:p>163.3011128479</text:p>
          </table:table-cell>
          <table:table-cell office:value-type="float" office:value="167.863069489505" calcext:value-type="float">
            <text:p>167.8630694895</text:p>
          </table:table-cell>
          <table:table-cell office:value-type="float" office:value="164.381975688595" calcext:value-type="float">
            <text:p>164.3819756886</text:p>
          </table:table-cell>
          <table:table-cell office:value-type="float" office:value="179.339138528474" calcext:value-type="float">
            <text:p>179.3391385285</text:p>
          </table:table-cell>
          <table:table-cell office:value-type="float" office:value="165.275784706176" calcext:value-type="float">
            <text:p>165.2757847062</text:p>
          </table:table-cell>
          <table:table-cell office:value-type="float" office:value="195.560350666968" calcext:value-type="float">
            <text:p>195.560350667</text:p>
          </table:table-cell>
        </table:table-row>
        <table:table-row table:style-name="ro1">
          <table:table-cell office:value-type="float" office:value="200.571301747413" calcext:value-type="float">
            <text:p>200.5713017474</text:p>
          </table:table-cell>
          <table:table-cell office:value-type="float" office:value="187.762970649261" calcext:value-type="float">
            <text:p>187.7629706493</text:p>
          </table:table-cell>
          <table:table-cell office:value-type="float" office:value="209.282387039754" calcext:value-type="float">
            <text:p>209.2823870398</text:p>
          </table:table-cell>
          <table:table-cell office:value-type="float" office:value="173.908988630146" calcext:value-type="float">
            <text:p>173.9089886301</text:p>
          </table:table-cell>
          <table:table-cell office:value-type="float" office:value="172.611520318243" calcext:value-type="float">
            <text:p>172.6115203182</text:p>
          </table:table-cell>
          <table:table-cell office:value-type="float" office:value="196.73024369745" calcext:value-type="float">
            <text:p>196.7302436975</text:p>
          </table:table-cell>
          <table:table-cell office:value-type="float" office:value="189.442562435714" calcext:value-type="float">
            <text:p>189.4425624357</text:p>
          </table:table-cell>
          <table:table-cell office:value-type="float" office:value="175.135855938357" calcext:value-type="float">
            <text:p>175.1358559384</text:p>
          </table:table-cell>
          <table:table-cell office:value-type="float" office:value="200.03470051518" calcext:value-type="float">
            <text:p>200.0347005152</text:p>
          </table:table-cell>
          <table:table-cell office:value-type="float" office:value="181.154727715266" calcext:value-type="float">
            <text:p>181.1547277153</text:p>
          </table:table-cell>
          <table:table-cell office:value-type="float" office:value="189.781974896546" calcext:value-type="float">
            <text:p>189.7819748965</text:p>
          </table:table-cell>
          <table:table-cell office:value-type="float" office:value="192.662879405075" calcext:value-type="float">
            <text:p>192.6628794051</text:p>
          </table:table-cell>
          <table:table-cell office:value-type="float" office:value="186.645127527167" calcext:value-type="float">
            <text:p>186.6451275272</text:p>
          </table:table-cell>
          <table:table-cell office:value-type="float" office:value="160.512733786519" calcext:value-type="float">
            <text:p>160.5127337865</text:p>
          </table:table-cell>
          <table:table-cell office:value-type="float" office:value="162.949447546202" calcext:value-type="float">
            <text:p>162.9494475462</text:p>
          </table:table-cell>
          <table:table-cell office:value-type="float" office:value="167.704281728762" calcext:value-type="float">
            <text:p>167.7042817288</text:p>
          </table:table-cell>
          <table:table-cell office:value-type="float" office:value="164.400596468652" calcext:value-type="float">
            <text:p>164.4005964687</text:p>
          </table:table-cell>
          <table:table-cell office:value-type="float" office:value="179.528682388618" calcext:value-type="float">
            <text:p>179.5286823886</text:p>
          </table:table-cell>
          <table:table-cell office:value-type="float" office:value="164.708701609398" calcext:value-type="float">
            <text:p>164.7087016094</text:p>
          </table:table-cell>
          <table:table-cell office:value-type="float" office:value="196.419167589259" calcext:value-type="float">
            <text:p>196.4191675893</text:p>
          </table:table-cell>
        </table:table-row>
        <table:table-row table:style-name="ro1">
          <table:table-cell office:value-type="float" office:value="199.521326465914" calcext:value-type="float">
            <text:p>199.5213264659</text:p>
          </table:table-cell>
          <table:table-cell office:value-type="float" office:value="188.604840738158" calcext:value-type="float">
            <text:p>188.6048407382</text:p>
          </table:table-cell>
          <table:table-cell office:value-type="float" office:value="208.389963010188" calcext:value-type="float">
            <text:p>208.3899630102</text:p>
          </table:table-cell>
          <table:table-cell office:value-type="float" office:value="173.324505524129" calcext:value-type="float">
            <text:p>173.3245055241</text:p>
          </table:table-cell>
          <table:table-cell office:value-type="float" office:value="172.745112152476" calcext:value-type="float">
            <text:p>172.7451121525</text:p>
          </table:table-cell>
          <table:table-cell office:value-type="float" office:value="196.797200433578" calcext:value-type="float">
            <text:p>196.7972004336</text:p>
          </table:table-cell>
          <table:table-cell office:value-type="float" office:value="189.364634377391" calcext:value-type="float">
            <text:p>189.3646343774</text:p>
          </table:table-cell>
          <table:table-cell office:value-type="float" office:value="175.09892922453" calcext:value-type="float">
            <text:p>175.0989292245</text:p>
          </table:table-cell>
          <table:table-cell office:value-type="float" office:value="200.499379464702" calcext:value-type="float">
            <text:p>200.4993794647</text:p>
          </table:table-cell>
          <table:table-cell office:value-type="float" office:value="181.436852630791" calcext:value-type="float">
            <text:p>181.4368526308</text:p>
          </table:table-cell>
          <table:table-cell office:value-type="float" office:value="189.372622603063" calcext:value-type="float">
            <text:p>189.3726226031</text:p>
          </table:table-cell>
          <table:table-cell office:value-type="float" office:value="192.629239362687" calcext:value-type="float">
            <text:p>192.6292393627</text:p>
          </table:table-cell>
          <table:table-cell office:value-type="float" office:value="187.238744510837" calcext:value-type="float">
            <text:p>187.2387445108</text:p>
          </table:table-cell>
          <table:table-cell office:value-type="float" office:value="161.811910517184" calcext:value-type="float">
            <text:p>161.8119105172</text:p>
          </table:table-cell>
          <table:table-cell office:value-type="float" office:value="162.450961259367" calcext:value-type="float">
            <text:p>162.4509612594</text:p>
          </table:table-cell>
          <table:table-cell office:value-type="float" office:value="167.661461254267" calcext:value-type="float">
            <text:p>167.6614612543</text:p>
          </table:table-cell>
          <table:table-cell office:value-type="float" office:value="164.550723929561" calcext:value-type="float">
            <text:p>164.5507239296</text:p>
          </table:table-cell>
          <table:table-cell office:value-type="float" office:value="179.663420575011" calcext:value-type="float">
            <text:p>179.663420575</text:p>
          </table:table-cell>
          <table:table-cell office:value-type="float" office:value="165.445302040894" calcext:value-type="float">
            <text:p>165.4453020409</text:p>
          </table:table-cell>
          <table:table-cell office:value-type="float" office:value="193.688395167365" calcext:value-type="float">
            <text:p>193.6883951674</text:p>
          </table:table-cell>
        </table:table-row>
        <table:table-row table:style-name="ro1">
          <table:table-cell office:value-type="float" office:value="198.946424207029" calcext:value-type="float">
            <text:p>198.946424207</text:p>
          </table:table-cell>
          <table:table-cell office:value-type="float" office:value="186.428567908697" calcext:value-type="float">
            <text:p>186.4285679087</text:p>
          </table:table-cell>
          <table:table-cell office:value-type="float" office:value="207.643813221808" calcext:value-type="float">
            <text:p>207.6438132218</text:p>
          </table:table-cell>
          <table:table-cell office:value-type="float" office:value="172.706953747107" calcext:value-type="float">
            <text:p>172.7069537471</text:p>
          </table:table-cell>
          <table:table-cell office:value-type="float" office:value="172.822724730315" calcext:value-type="float">
            <text:p>172.8227247303</text:p>
          </table:table-cell>
          <table:table-cell office:value-type="float" office:value="196.917483077836" calcext:value-type="float">
            <text:p>196.9174830778</text:p>
          </table:table-cell>
          <table:table-cell office:value-type="float" office:value="189.416951088898" calcext:value-type="float">
            <text:p>189.4169510889</text:p>
          </table:table-cell>
          <table:table-cell office:value-type="float" office:value="0" calcext:value-type="float">
            <text:p>0</text:p>
          </table:table-cell>
          <table:table-cell office:value-type="float" office:value="200.814278019191" calcext:value-type="float">
            <text:p>200.8142780192</text:p>
          </table:table-cell>
          <table:table-cell office:value-type="float" office:value="0" calcext:value-type="float">
            <text:p>0</text:p>
          </table:table-cell>
          <table:table-cell office:value-type="float" office:value="189.030475172697" calcext:value-type="float">
            <text:p>189.0304751727</text:p>
          </table:table-cell>
          <table:table-cell office:value-type="float" office:value="192.606007074338" calcext:value-type="float">
            <text:p>192.6060070743</text:p>
          </table:table-cell>
          <table:table-cell office:value-type="float" office:value="187.949772358497" calcext:value-type="float">
            <text:p>187.9497723585</text:p>
          </table:table-cell>
          <table:table-cell office:value-type="float" office:value="159.38708849402" calcext:value-type="float">
            <text:p>159.387088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.143819831329" calcext:value-type="float">
            <text:p>165.1438198313</text:p>
          </table:table-cell>
          <table:table-cell office:value-type="float" office:value="0" calcext:value-type="float">
            <text:p>0</text:p>
          </table:table-cell>
          <table:table-cell office:value-type="float" office:value="165.720253513914" calcext:value-type="float">
            <text:p>165.7202535139</text:p>
          </table:table-cell>
          <table:table-cell office:value-type="float" office:value="191.966819011457" calcext:value-type="float">
            <text:p>191.9668190115</text:p>
          </table:table-cell>
        </table:table-row>
        <table:table-row table:style-name="ro1">
          <table:table-cell office:value-type="float" office:value="198.836246592859" calcext:value-type="float">
            <text:p>198.8362465929</text:p>
          </table:table-cell>
          <table:table-cell office:value-type="float" office:value="184.561593913822" calcext:value-type="float">
            <text:p>184.5615939138</text:p>
          </table:table-cell>
          <table:table-cell office:value-type="float" office:value="206.992858488373" calcext:value-type="float">
            <text:p>206.9928584884</text:p>
          </table:table-cell>
          <table:table-cell office:value-type="float" office:value="172.196095761359" calcext:value-type="float">
            <text:p>172.1960957614</text:p>
          </table:table-cell>
          <table:table-cell office:value-type="float" office:value="172.946138247663" calcext:value-type="float">
            <text:p>172.9461382477</text:p>
          </table:table-cell>
          <table:table-cell office:value-type="float" office:value="197.164681799486" calcext:value-type="float">
            <text:p>197.1646817995</text:p>
          </table:table-cell>
          <table:table-cell office:value-type="float" office:value="189.461290406037" calcext:value-type="float">
            <text:p>189.461290406</text:p>
          </table:table-cell>
          <table:table-cell office:value-type="float" office:value="0" calcext:value-type="float">
            <text:p>0</text:p>
          </table:table-cell>
          <table:table-cell office:value-type="float" office:value="201.769891813216" calcext:value-type="float">
            <text:p>201.7698918132</text:p>
          </table:table-cell>
          <table:table-cell office:value-type="float" office:value="0" calcext:value-type="float">
            <text:p>0</text:p>
          </table:table-cell>
          <table:table-cell office:value-type="float" office:value="188.729747363417" calcext:value-type="float">
            <text:p>188.7297473634</text:p>
          </table:table-cell>
          <table:table-cell office:value-type="float" office:value="192.612938027283" calcext:value-type="float">
            <text:p>192.6129380273</text:p>
          </table:table-cell>
          <table:table-cell office:value-type="float" office:value="188.366550047181" calcext:value-type="float">
            <text:p>188.3665500472</text:p>
          </table:table-cell>
          <table:table-cell office:value-type="float" office:value="157.832313063441" calcext:value-type="float">
            <text:p>157.8323130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.55058934148" calcext:value-type="float">
            <text:p>165.5505893415</text:p>
          </table:table-cell>
          <table:table-cell office:value-type="float" office:value="0" calcext:value-type="float">
            <text:p>0</text:p>
          </table:table-cell>
          <table:table-cell office:value-type="float" office:value="164.641800757641" calcext:value-type="float">
            <text:p>164.6418007576</text:p>
          </table:table-cell>
          <table:table-cell office:value-type="float" office:value="191.054360871302" calcext:value-type="float">
            <text:p>191.0543608713</text:p>
          </table:table-cell>
        </table:table-row>
        <table:table-row table:style-name="ro1">
          <table:table-cell office:value-type="float" office:value="198.863856030016" calcext:value-type="float">
            <text:p>198.86385603</text:p>
          </table:table-cell>
          <table:table-cell office:value-type="float" office:value="183.802258218581" calcext:value-type="float">
            <text:p>183.8022582186</text:p>
          </table:table-cell>
          <table:table-cell office:value-type="float" office:value="206.528582365632" calcext:value-type="float">
            <text:p>206.5285823656</text:p>
          </table:table-cell>
          <table:table-cell office:value-type="float" office:value="171.884100015244" calcext:value-type="float">
            <text:p>171.8841000152</text:p>
          </table:table-cell>
          <table:table-cell office:value-type="float" office:value="172.999463542151" calcext:value-type="float">
            <text:p>172.9994635422</text:p>
          </table:table-cell>
          <table:table-cell office:value-type="float" office:value="197.358936547473" calcext:value-type="float">
            <text:p>197.3589365475</text:p>
          </table:table-cell>
          <table:table-cell office:value-type="float" office:value="189.130096456468" calcext:value-type="float">
            <text:p>189.1300964565</text:p>
          </table:table-cell>
          <table:table-cell office:value-type="float" office:value="0" calcext:value-type="float">
            <text:p>0</text:p>
          </table:table-cell>
          <table:table-cell office:value-type="float" office:value="200.60377426904" calcext:value-type="float">
            <text:p>200.603774269</text:p>
          </table:table-cell>
          <table:table-cell office:value-type="float" office:value="0" calcext:value-type="float">
            <text:p>0</text:p>
          </table:table-cell>
          <table:table-cell office:value-type="float" office:value="188.38180142833" calcext:value-type="float">
            <text:p>188.3818014283</text:p>
          </table:table-cell>
          <table:table-cell office:value-type="float" office:value="192.312081616951" calcext:value-type="float">
            <text:p>192.312081617</text:p>
          </table:table-cell>
          <table:table-cell office:value-type="float" office:value="187.90665062903" calcext:value-type="float">
            <text:p>187.906650629</text:p>
          </table:table-cell>
          <table:table-cell office:value-type="float" office:value="157.0233816355" calcext:value-type="float">
            <text:p>157.0233816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0409389968" calcext:value-type="float">
            <text:p>166.0409389968</text:p>
          </table:table-cell>
          <table:table-cell office:value-type="float" office:value="0" calcext:value-type="float">
            <text:p>0</text:p>
          </table:table-cell>
          <table:table-cell office:value-type="float" office:value="164.072071937371" calcext:value-type="float">
            <text:p>164.0720719374</text:p>
          </table:table-cell>
          <table:table-cell office:value-type="float" office:value="190.774891964718" calcext:value-type="float">
            <text:p>190.7748919647</text:p>
          </table:table-cell>
        </table:table-row>
        <table:table-row table:style-name="ro1">
          <table:table-cell office:value-type="float" office:value="198.946263934918" calcext:value-type="float">
            <text:p>198.9462639349</text:p>
          </table:table-cell>
          <table:table-cell office:value-type="float" office:value="183.475460910761" calcext:value-type="float">
            <text:p>183.4754609108</text:p>
          </table:table-cell>
          <table:table-cell office:value-type="float" office:value="206.28518827618" calcext:value-type="float">
            <text:p>206.2851882762</text:p>
          </table:table-cell>
          <table:table-cell office:value-type="float" office:value="171.714372886127" calcext:value-type="float">
            <text:p>171.7143728861</text:p>
          </table:table-cell>
          <table:table-cell office:value-type="float" office:value="172.96966806744" calcext:value-type="float">
            <text:p>172.9696680674</text:p>
          </table:table-cell>
          <table:table-cell office:value-type="float" office:value="197.458666809819" calcext:value-type="float">
            <text:p>197.4586668098</text:p>
          </table:table-cell>
          <table:table-cell office:value-type="float" office:value="188.636725345553" calcext:value-type="float">
            <text:p>188.6367253456</text:p>
          </table:table-cell>
          <table:table-cell office:value-type="float" office:value="0" calcext:value-type="float">
            <text:p>0</text:p>
          </table:table-cell>
          <table:table-cell office:value-type="float" office:value="198.989883079753" calcext:value-type="float">
            <text:p>198.9898830798</text:p>
          </table:table-cell>
          <table:table-cell office:value-type="float" office:value="0" calcext:value-type="float">
            <text:p>0</text:p>
          </table:table-cell>
          <table:table-cell office:value-type="float" office:value="188.782996620403" calcext:value-type="float">
            <text:p>188.7829966204</text:p>
          </table:table-cell>
          <table:table-cell office:value-type="float" office:value="191.829739746722" calcext:value-type="float">
            <text:p>191.8297397467</text:p>
          </table:table-cell>
          <table:table-cell office:value-type="float" office:value="188.236208199296" calcext:value-type="float">
            <text:p>188.2362081993</text:p>
          </table:table-cell>
          <table:table-cell office:value-type="float" office:value="156.647310040497" calcext:value-type="float">
            <text:p>156.6473100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.916601429078" calcext:value-type="float">
            <text:p>165.9166014291</text:p>
          </table:table-cell>
          <table:table-cell office:value-type="float" office:value="0" calcext:value-type="float">
            <text:p>0</text:p>
          </table:table-cell>
          <table:table-cell office:value-type="float" office:value="163.844978067642" calcext:value-type="float">
            <text:p>163.8449780676</text:p>
          </table:table-cell>
          <table:table-cell office:value-type="float" office:value="191.044184412627" calcext:value-type="float">
            <text:p>191.0441844126</text:p>
          </table:table-cell>
        </table:table-row>
        <table:table-row table:style-name="ro1">
          <table:table-cell office:value-type="float" office:value="199.078897216747" calcext:value-type="float">
            <text:p>199.0788972167</text:p>
          </table:table-cell>
          <table:table-cell office:value-type="float" office:value="183.346411077077" calcext:value-type="float">
            <text:p>183.3464110771</text:p>
          </table:table-cell>
          <table:table-cell office:value-type="float" office:value="206.189144405875" calcext:value-type="float">
            <text:p>206.1891444059</text:p>
          </table:table-cell>
          <table:table-cell office:value-type="float" office:value="171.650174289383" calcext:value-type="float">
            <text:p>171.6501742894</text:p>
          </table:table-cell>
          <table:table-cell office:value-type="float" office:value="172.94447359543" calcext:value-type="float">
            <text:p>172.9444735954</text:p>
          </table:table-cell>
          <table:table-cell office:value-type="float" office:value="197.492987175845" calcext:value-type="float">
            <text:p>197.4929871758</text:p>
          </table:table-cell>
          <table:table-cell office:value-type="float" office:value="188.58100003092" calcext:value-type="float">
            <text:p>188.5810000309</text:p>
          </table:table-cell>
          <table:table-cell office:value-type="float" office:value="0" calcext:value-type="float">
            <text:p>0</text:p>
          </table:table-cell>
          <table:table-cell office:value-type="float" office:value="198.233847069217" calcext:value-type="float">
            <text:p>198.2338470692</text:p>
          </table:table-cell>
          <table:table-cell office:value-type="float" office:value="0" calcext:value-type="float">
            <text:p>0</text:p>
          </table:table-cell>
          <table:table-cell office:value-type="float" office:value="187.956240059405" calcext:value-type="float">
            <text:p>187.9562400594</text:p>
          </table:table-cell>
          <table:table-cell office:value-type="float" office:value="191.421330554371" calcext:value-type="float">
            <text:p>191.4213305544</text:p>
          </table:table-cell>
          <table:table-cell office:value-type="float" office:value="188.36653898482" calcext:value-type="float">
            <text:p>188.3665389848</text:p>
          </table:table-cell>
          <table:table-cell office:value-type="float" office:value="156.475745497173" calcext:value-type="float">
            <text:p>156.4757454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128250650069" calcext:value-type="float">
            <text:p>166.1282506501</text:p>
          </table:table-cell>
          <table:table-cell office:value-type="float" office:value="0" calcext:value-type="float">
            <text:p>0</text:p>
          </table:table-cell>
          <table:table-cell office:value-type="float" office:value="163.757673875165" calcext:value-type="float">
            <text:p>163.7576738752</text:p>
          </table:table-cell>
          <table:table-cell office:value-type="float" office:value="191.539133846023" calcext:value-type="float">
            <text:p>191.539133846</text:p>
          </table:table-cell>
        </table:table-row>
        <table:table-row table:style-name="ro1">
          <table:table-cell office:value-type="float" office:value="199.303526562015" calcext:value-type="float">
            <text:p>199.30352656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7.699058503417" calcext:value-type="float">
            <text:p>187.6990585034</text:p>
          </table:table-cell>
          <table:table-cell office:value-type="float" office:value="191.109849566262" calcext:value-type="float">
            <text:p>191.109849566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2.038008334268" calcext:value-type="float">
            <text:p>192.0380083343</text:p>
          </table:table-cell>
        </table:table-row>
        <table:table-row table:style-name="ro1">
          <table:table-cell office:value-type="float" office:value="199.025045547392" calcext:value-type="float">
            <text:p>199.02504554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7.72550383632" calcext:value-type="float">
            <text:p>187.7255038363</text:p>
          </table:table-cell>
          <table:table-cell office:value-type="float" office:value="190.941265300086" calcext:value-type="float">
            <text:p>190.94126530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1.325280896788" calcext:value-type="float">
            <text:p>191.3252808968</text:p>
          </table:table-cell>
        </table:table-row>
        <table:table-row table:style-name="ro1">
          <table:table-cell office:value-type="float" office:value="198.671218880083" calcext:value-type="float">
            <text:p>198.67121888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7.773933064744" calcext:value-type="float">
            <text:p>187.7739330647</text:p>
          </table:table-cell>
          <table:table-cell office:value-type="float" office:value="191.061708348075" calcext:value-type="float">
            <text:p>191.06170834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0.117779585908" calcext:value-type="float">
            <text:p>190.1177795859</text:p>
          </table:table-cell>
        </table:table-row>
        <table:table-row table:style-name="ro1">
          <table:table-cell office:value-type="float" office:value="198.400435366238" calcext:value-type="float">
            <text:p>198.400435366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116637439553" calcext:value-type="float">
            <text:p>198.116637439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847809573736" calcext:value-type="float">
            <text:p>197.847809573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687896244028" calcext:value-type="float">
            <text:p>197.68789624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616692941856" calcext:value-type="float">
            <text:p>197.616692941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formula="of:=MEDIAN([.A69];[.B61:.G61];[.H56];[.I61];[.J56];[.K64:.L64];[.M61:.N61];[.O56:.P56];[.Q61];[.R56];[.S61];[.T64])" office:value-type="float" office:value="182.391631853934" calcext:value-type="float">
            <text:p>182.391631853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formula="of:=AVERAGE([.A70];[.B62:.G62];[.H57];[.I62];[.J57];[.K65:.L65];[.M62:.N62];[.O57:.P57];[.Q62];[.R57];[.S62];[.T65])" office:value-type="float" office:value="0" calcext:value-type="float">
            <text:p>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Belief of P(W|T)</text:p>
          </table:table-cell>
          <table:table-cell table:number-columns-repeated="19"/>
        </table:table-row>
        <table:table-row table:style-name="ro1">
          <table:table-cell office:value-type="float" office:value="0.313375409092332" calcext:value-type="float">
            <text:p>0.3133754091</text:p>
          </table:table-cell>
          <table:table-cell office:value-type="float" office:value="0.122008790718223" calcext:value-type="float">
            <text:p>0.1220087907</text:p>
          </table:table-cell>
          <table:table-cell office:value-type="float" office:value="0.339436201884038" calcext:value-type="float">
            <text:p>0.3394362019</text:p>
          </table:table-cell>
          <table:table-cell office:value-type="float" office:value="0.138903129729127" calcext:value-type="float">
            <text:p>0.1389031297</text:p>
          </table:table-cell>
          <table:table-cell office:value-type="float" office:value="0.369693895849869" calcext:value-type="float">
            <text:p>0.3696938958</text:p>
          </table:table-cell>
          <table:table-cell office:value-type="float" office:value="0.314506340556507" calcext:value-type="float">
            <text:p>0.3145063406</text:p>
          </table:table-cell>
          <table:table-cell office:value-type="float" office:value="0.18987690661516" calcext:value-type="float">
            <text:p>0.1898769066</text:p>
          </table:table-cell>
          <table:table-cell office:value-type="float" office:value="0.278933062995118" calcext:value-type="float">
            <text:p>0.278933063</text:p>
          </table:table-cell>
          <table:table-cell office:value-type="float" office:value="0.183652984526191" calcext:value-type="float">
            <text:p>0.1836529845</text:p>
          </table:table-cell>
          <table:table-cell office:value-type="float" office:value="0.139010349224874" calcext:value-type="float">
            <text:p>0.1390103492</text:p>
          </table:table-cell>
          <table:table-cell office:value-type="float" office:value="0.130942915348453" calcext:value-type="float">
            <text:p>0.1309429153</text:p>
          </table:table-cell>
          <table:table-cell office:value-type="float" office:value="0.223171913566949" calcext:value-type="float">
            <text:p>0.2231719136</text:p>
          </table:table-cell>
          <table:table-cell office:value-type="float" office:value="0.152764870683292" calcext:value-type="float">
            <text:p>0.1527648707</text:p>
          </table:table-cell>
          <table:table-cell office:value-type="float" office:value="0.163659376584174" calcext:value-type="float">
            <text:p>0.1636593766</text:p>
          </table:table-cell>
          <table:table-cell office:value-type="float" office:value="0.205743347682982" calcext:value-type="float">
            <text:p>0.2057433477</text:p>
          </table:table-cell>
          <table:table-cell office:value-type="float" office:value="0.339271577550488" calcext:value-type="float">
            <text:p>0.3392715776</text:p>
          </table:table-cell>
          <table:table-cell office:value-type="float" office:value="0.326123452698806" calcext:value-type="float">
            <text:p>0.3261234527</text:p>
          </table:table-cell>
          <table:table-cell office:value-type="float" office:value="0.307004200690732" calcext:value-type="float">
            <text:p>0.3070042007</text:p>
          </table:table-cell>
          <table:table-cell office:value-type="float" office:value="0.320251991818323" calcext:value-type="float">
            <text:p>0.3202519918</text:p>
          </table:table-cell>
          <table:table-cell office:value-type="float" office:value="0.150551017428658" calcext:value-type="float">
            <text:p>0.1505510174</text:p>
          </table:table-cell>
        </table:table-row>
        <table:table-row table:style-name="ro1">
          <table:table-cell office:value-type="float" office:value="0.103105023558773" calcext:value-type="float">
            <text:p>0.1031050236</text:p>
          </table:table-cell>
          <table:table-cell office:value-type="float" office:value="0.206932918826221" calcext:value-type="float">
            <text:p>0.2069329188</text:p>
          </table:table-cell>
          <table:table-cell office:value-type="float" office:value="0.340575257090132" calcext:value-type="float">
            <text:p>0.3405752571</text:p>
          </table:table-cell>
          <table:table-cell office:value-type="float" office:value="0.173855930645229" calcext:value-type="float">
            <text:p>0.1738559306</text:p>
          </table:table-cell>
          <table:table-cell office:value-type="float" office:value="0.460826755789335" calcext:value-type="float">
            <text:p>0.4608267558</text:p>
          </table:table-cell>
          <table:table-cell office:value-type="float" office:value="0.200200982072183" calcext:value-type="float">
            <text:p>0.2002009821</text:p>
          </table:table-cell>
          <table:table-cell office:value-type="float" office:value="0.197994677228736" calcext:value-type="float">
            <text:p>0.1979946772</text:p>
          </table:table-cell>
          <table:table-cell office:value-type="float" office:value="0.408284790732406" calcext:value-type="float">
            <text:p>0.4082847907</text:p>
          </table:table-cell>
          <table:table-cell office:value-type="float" office:value="0.399565909089217" calcext:value-type="float">
            <text:p>0.3995659091</text:p>
          </table:table-cell>
          <table:table-cell office:value-type="float" office:value="0.181530106257624" calcext:value-type="float">
            <text:p>0.1815301063</text:p>
          </table:table-cell>
          <table:table-cell office:value-type="float" office:value="0.295354558015645" calcext:value-type="float">
            <text:p>0.295354558</text:p>
          </table:table-cell>
          <table:table-cell office:value-type="float" office:value="0.24667485103228" calcext:value-type="float">
            <text:p>0.246674851</text:p>
          </table:table-cell>
          <table:table-cell office:value-type="float" office:value="0.119114713014583" calcext:value-type="float">
            <text:p>0.119114713</text:p>
          </table:table-cell>
          <table:table-cell office:value-type="float" office:value="0.342870635989599" calcext:value-type="float">
            <text:p>0.342870636</text:p>
          </table:table-cell>
          <table:table-cell office:value-type="float" office:value="0.334685340147898" calcext:value-type="float">
            <text:p>0.3346853401</text:p>
          </table:table-cell>
          <table:table-cell office:value-type="float" office:value="0.353521013757191" calcext:value-type="float">
            <text:p>0.3535210138</text:p>
          </table:table-cell>
          <table:table-cell office:value-type="float" office:value="0.138207188244852" calcext:value-type="float">
            <text:p>0.1382071882</text:p>
          </table:table-cell>
          <table:table-cell office:value-type="float" office:value="0.336858312050713" calcext:value-type="float">
            <text:p>0.3368583121</text:p>
          </table:table-cell>
          <table:table-cell office:value-type="float" office:value="0.100944447683831" calcext:value-type="float">
            <text:p>0.1009444477</text:p>
          </table:table-cell>
          <table:table-cell office:value-type="float" office:value="0.219333226006936" calcext:value-type="float">
            <text:p>0.219333226</text:p>
          </table:table-cell>
        </table:table-row>
        <table:table-row table:style-name="ro1">
          <table:table-cell office:value-type="float" office:value="0.31179139134074" calcext:value-type="float">
            <text:p>0.3117913913</text:p>
          </table:table-cell>
          <table:table-cell office:value-type="float" office:value="0.452789802163248" calcext:value-type="float">
            <text:p>0.4527898022</text:p>
          </table:table-cell>
          <table:table-cell office:value-type="float" office:value="0.696866111560407" calcext:value-type="float">
            <text:p>0.6968661116</text:p>
          </table:table-cell>
          <table:table-cell office:value-type="float" office:value="0.564307146742219" calcext:value-type="float">
            <text:p>0.5643071467</text:p>
          </table:table-cell>
          <table:table-cell office:value-type="float" office:value="0.395275134202071" calcext:value-type="float">
            <text:p>0.3952751342</text:p>
          </table:table-cell>
          <table:table-cell office:value-type="float" office:value="0.189181176881132" calcext:value-type="float">
            <text:p>0.1891811769</text:p>
          </table:table-cell>
          <table:table-cell office:value-type="float" office:value="0.327661770920279" calcext:value-type="float">
            <text:p>0.3276617709</text:p>
          </table:table-cell>
          <table:table-cell office:value-type="float" office:value="0.600232154233813" calcext:value-type="float">
            <text:p>0.6002321542</text:p>
          </table:table-cell>
          <table:table-cell office:value-type="float" office:value="0.606964321286775" calcext:value-type="float">
            <text:p>0.6069643213</text:p>
          </table:table-cell>
          <table:table-cell office:value-type="float" office:value="0.616108488957603" calcext:value-type="float">
            <text:p>0.616108489</text:p>
          </table:table-cell>
          <table:table-cell office:value-type="float" office:value="0.319777836487905" calcext:value-type="float">
            <text:p>0.3197778365</text:p>
          </table:table-cell>
          <table:table-cell office:value-type="float" office:value="0.364628971842716" calcext:value-type="float">
            <text:p>0.3646289718</text:p>
          </table:table-cell>
          <table:table-cell office:value-type="float" office:value="0.322153693825306" calcext:value-type="float">
            <text:p>0.3221536938</text:p>
          </table:table-cell>
          <table:table-cell office:value-type="float" office:value="0.653194603137218" calcext:value-type="float">
            <text:p>0.6531946031</text:p>
          </table:table-cell>
          <table:table-cell office:value-type="float" office:value="0.430923989516463" calcext:value-type="float">
            <text:p>0.4309239895</text:p>
          </table:table-cell>
          <table:table-cell office:value-type="float" office:value="0.796992921222514" calcext:value-type="float">
            <text:p>0.7969929212</text:p>
          </table:table-cell>
          <table:table-cell office:value-type="float" office:value="0.610809874449836" calcext:value-type="float">
            <text:p>0.6108098744</text:p>
          </table:table-cell>
          <table:table-cell office:value-type="float" office:value="0.633673874923966" calcext:value-type="float">
            <text:p>0.6336738749</text:p>
          </table:table-cell>
          <table:table-cell office:value-type="float" office:value="0.390304432489377" calcext:value-type="float">
            <text:p>0.3903044325</text:p>
          </table:table-cell>
          <table:table-cell office:value-type="float" office:value="0.634183054528059" calcext:value-type="float">
            <text:p>0.6341830545</text:p>
          </table:table-cell>
        </table:table-row>
        <table:table-row table:style-name="ro1">
          <table:table-cell office:value-type="float" office:value="0.358773663542658" calcext:value-type="float">
            <text:p>0.3587736635</text:p>
          </table:table-cell>
          <table:table-cell office:value-type="float" office:value="0.186572919138237" calcext:value-type="float">
            <text:p>0.1865729191</text:p>
          </table:table-cell>
          <table:table-cell office:value-type="float" office:value="0.336253436209018" calcext:value-type="float">
            <text:p>0.3362534362</text:p>
          </table:table-cell>
          <table:table-cell office:value-type="float" office:value="0.144805171141894" calcext:value-type="float">
            <text:p>0.1448051711</text:p>
          </table:table-cell>
          <table:table-cell office:value-type="float" office:value="0.32756820915261" calcext:value-type="float">
            <text:p>0.3275682092</text:p>
          </table:table-cell>
          <table:table-cell office:value-type="float" office:value="0.370121615862651" calcext:value-type="float">
            <text:p>0.3701216159</text:p>
          </table:table-cell>
          <table:table-cell office:value-type="float" office:value="0.19519307183121" calcext:value-type="float">
            <text:p>0.1951930718</text:p>
          </table:table-cell>
          <table:table-cell office:value-type="float" office:value="0.267461914517948" calcext:value-type="float">
            <text:p>0.2674619145</text:p>
          </table:table-cell>
          <table:table-cell office:value-type="float" office:value="0.178501868318288" calcext:value-type="float">
            <text:p>0.1785018683</text:p>
          </table:table-cell>
          <table:table-cell office:value-type="float" office:value="0.143539954519426" calcext:value-type="float">
            <text:p>0.1435399545</text:p>
          </table:table-cell>
          <table:table-cell office:value-type="float" office:value="0.131276050456714" calcext:value-type="float">
            <text:p>0.1312760505</text:p>
          </table:table-cell>
          <table:table-cell office:value-type="float" office:value="0.337182597845532" calcext:value-type="float">
            <text:p>0.3371825978</text:p>
          </table:table-cell>
          <table:table-cell office:value-type="float" office:value="0.183420854810424" calcext:value-type="float">
            <text:p>0.1834208548</text:p>
          </table:table-cell>
          <table:table-cell office:value-type="float" office:value="0.15611893086633" calcext:value-type="float">
            <text:p>0.1561189309</text:p>
          </table:table-cell>
          <table:table-cell office:value-type="float" office:value="0.177401655230888" calcext:value-type="float">
            <text:p>0.1774016552</text:p>
          </table:table-cell>
          <table:table-cell office:value-type="float" office:value="0.339075200066388" calcext:value-type="float">
            <text:p>0.3390752001</text:p>
          </table:table-cell>
          <table:table-cell office:value-type="float" office:value="0.356898091286865" calcext:value-type="float">
            <text:p>0.3568980913</text:p>
          </table:table-cell>
          <table:table-cell office:value-type="float" office:value="0.186542849241486" calcext:value-type="float">
            <text:p>0.1865428492</text:p>
          </table:table-cell>
          <table:table-cell office:value-type="float" office:value="0.359433917739114" calcext:value-type="float">
            <text:p>0.3594339177</text:p>
          </table:table-cell>
          <table:table-cell office:value-type="float" office:value="0.150521097968473" calcext:value-type="float">
            <text:p>0.150521098</text:p>
          </table:table-cell>
        </table:table-row>
        <table:table-row table:style-name="ro1">
          <table:table-cell office:value-type="float" office:value="0.709843809006974" calcext:value-type="float">
            <text:p>0.709843809</text:p>
          </table:table-cell>
          <table:table-cell office:value-type="float" office:value="0.580711929452977" calcext:value-type="float">
            <text:p>0.5807119295</text:p>
          </table:table-cell>
          <table:table-cell office:value-type="float" office:value="0.484633462186286" calcext:value-type="float">
            <text:p>0.4846334622</text:p>
          </table:table-cell>
          <table:table-cell office:value-type="float" office:value="0.620926236463094" calcext:value-type="float">
            <text:p>0.6209262365</text:p>
          </table:table-cell>
          <table:table-cell office:value-type="float" office:value="0.396713046603164" calcext:value-type="float">
            <text:p>0.3967130466</text:p>
          </table:table-cell>
          <table:table-cell office:value-type="float" office:value="0.682220674815411" calcext:value-type="float">
            <text:p>0.6822206748</text:p>
          </table:table-cell>
          <table:table-cell office:value-type="float" office:value="0.564084426146911" calcext:value-type="float">
            <text:p>0.5640844261</text:p>
          </table:table-cell>
          <table:table-cell office:value-type="float" office:value="0.299307502470312" calcext:value-type="float">
            <text:p>0.2993075025</text:p>
          </table:table-cell>
          <table:table-cell office:value-type="float" office:value="0.384620986139087" calcext:value-type="float">
            <text:p>0.3846209861</text:p>
          </table:table-cell>
          <table:table-cell office:value-type="float" office:value="0.481368823376873" calcext:value-type="float">
            <text:p>0.4813688234</text:p>
          </table:table-cell>
          <table:table-cell office:value-type="float" office:value="0.438030922812456" calcext:value-type="float">
            <text:p>0.4380309228</text:p>
          </table:table-cell>
          <table:table-cell office:value-type="float" office:value="0.600575696385587" calcext:value-type="float">
            <text:p>0.6005756964</text:p>
          </table:table-cell>
          <table:table-cell office:value-type="float" office:value="0.733277170945934" calcext:value-type="float">
            <text:p>0.7332771709</text:p>
          </table:table-cell>
          <table:table-cell office:value-type="float" office:value="0.327073206762608" calcext:value-type="float">
            <text:p>0.3270732068</text:p>
          </table:table-cell>
          <table:table-cell office:value-type="float" office:value="0.326140018409808" calcext:value-type="float">
            <text:p>0.3261400184</text:p>
          </table:table-cell>
          <table:table-cell office:value-type="float" office:value="0.470969442929414" calcext:value-type="float">
            <text:p>0.4709694429</text:p>
          </table:table-cell>
          <table:table-cell office:value-type="float" office:value="0.727461162873721" calcext:value-type="float">
            <text:p>0.7274611629</text:p>
          </table:table-cell>
          <table:table-cell office:value-type="float" office:value="0.319505853874179" calcext:value-type="float">
            <text:p>0.3195058539</text:p>
          </table:table-cell>
          <table:table-cell office:value-type="float" office:value="0.713699178958332" calcext:value-type="float">
            <text:p>0.713699179</text:p>
          </table:table-cell>
          <table:table-cell office:value-type="float" office:value="0.407921162758511" calcext:value-type="float">
            <text:p>0.4079211628</text:p>
          </table:table-cell>
        </table:table-row>
        <table:table-row table:style-name="ro1">
          <table:table-cell office:value-type="float" office:value="0.362014868405152" calcext:value-type="float">
            <text:p>0.3620148684</text:p>
          </table:table-cell>
          <table:table-cell office:value-type="float" office:value="0.26861316932933" calcext:value-type="float">
            <text:p>0.2686131693</text:p>
          </table:table-cell>
          <table:table-cell office:value-type="float" office:value="0.192726889677615" calcext:value-type="float">
            <text:p>0.1927268897</text:p>
          </table:table-cell>
          <table:table-cell office:value-type="float" office:value="0.21444158064359" calcext:value-type="float">
            <text:p>0.2144415806</text:p>
          </table:table-cell>
          <table:table-cell office:value-type="float" office:value="0.470853248352611" calcext:value-type="float">
            <text:p>0.4708532484</text:p>
          </table:table-cell>
          <table:table-cell office:value-type="float" office:value="0.514343119083082" calcext:value-type="float">
            <text:p>0.5143431191</text:p>
          </table:table-cell>
          <table:table-cell office:value-type="float" office:value="0.336379929953575" calcext:value-type="float">
            <text:p>0.33637993</text:p>
          </table:table-cell>
          <table:table-cell office:value-type="float" office:value="0.302105756293686" calcext:value-type="float">
            <text:p>0.3021057563</text:p>
          </table:table-cell>
          <table:table-cell office:value-type="float" office:value="0.136603257150214" calcext:value-type="float">
            <text:p>0.1366032572</text:p>
          </table:table-cell>
          <table:table-cell office:value-type="float" office:value="0.176132315225953" calcext:value-type="float">
            <text:p>0.1761323152</text:p>
          </table:table-cell>
          <table:table-cell office:value-type="float" office:value="0.351278571923913" calcext:value-type="float">
            <text:p>0.3512785719</text:p>
          </table:table-cell>
          <table:table-cell office:value-type="float" office:value="0.337219701368546" calcext:value-type="float">
            <text:p>0.3372197014</text:p>
          </table:table-cell>
          <table:table-cell office:value-type="float" office:value="0.346402840785968" calcext:value-type="float">
            <text:p>0.3464028408</text:p>
          </table:table-cell>
          <table:table-cell office:value-type="float" office:value="0.209672689891885" calcext:value-type="float">
            <text:p>0.2096726899</text:p>
          </table:table-cell>
          <table:table-cell office:value-type="float" office:value="0.189533319239129" calcext:value-type="float">
            <text:p>0.1895333192</text:p>
          </table:table-cell>
          <table:table-cell office:value-type="float" office:value="0.104170917066907" calcext:value-type="float">
            <text:p>0.1041709171</text:p>
          </table:table-cell>
          <table:table-cell office:value-type="float" office:value="0.253455023564992" calcext:value-type="float">
            <text:p>0.2534550236</text:p>
          </table:table-cell>
          <table:table-cell office:value-type="float" office:value="0.0981440432933308" calcext:value-type="float">
            <text:p>0.0981440433</text:p>
          </table:table-cell>
          <table:table-cell office:value-type="float" office:value="0.396284088914916" calcext:value-type="float">
            <text:p>0.3962840889</text:p>
          </table:table-cell>
          <table:table-cell office:value-type="float" office:value="0.173493642139175" calcext:value-type="float">
            <text:p>0.1734936421</text:p>
          </table:table-cell>
        </table:table-row>
        <table:table-row table:style-name="ro1">
          <table:table-cell office:value-type="float" office:value="0.327850927365011" calcext:value-type="float">
            <text:p>0.3278509274</text:p>
          </table:table-cell>
          <table:table-cell office:value-type="float" office:value="0.69141829014354" calcext:value-type="float">
            <text:p>0.6914182901</text:p>
          </table:table-cell>
          <table:table-cell office:value-type="float" office:value="0.324310361906944" calcext:value-type="float">
            <text:p>0.3243103619</text:p>
          </table:table-cell>
          <table:table-cell office:value-type="float" office:value="0.716291699128979" calcext:value-type="float">
            <text:p>0.7162916991</text:p>
          </table:table-cell>
          <table:table-cell office:value-type="float" office:value="0.302737894997522" calcext:value-type="float">
            <text:p>0.302737895</text:p>
          </table:table-cell>
          <table:table-cell office:value-type="float" office:value="0.315372043580842" calcext:value-type="float">
            <text:p>0.3153720436</text:p>
          </table:table-cell>
          <table:table-cell office:value-type="float" office:value="0.614930021553629" calcext:value-type="float">
            <text:p>0.6149300216</text:p>
          </table:table-cell>
          <table:table-cell office:value-type="float" office:value="0.453605022486934" calcext:value-type="float">
            <text:p>0.4536050225</text:p>
          </table:table-cell>
          <table:table-cell office:value-type="float" office:value="0.637845147155521" calcext:value-type="float">
            <text:p>0.6378451472</text:p>
          </table:table-cell>
          <table:table-cell office:value-type="float" office:value="0.7174496962557" calcext:value-type="float">
            <text:p>0.7174496963</text:p>
          </table:table-cell>
          <table:table-cell office:value-type="float" office:value="0.737781034194833" calcext:value-type="float">
            <text:p>0.7377810342</text:p>
          </table:table-cell>
          <table:table-cell office:value-type="float" office:value="0.439645488587519" calcext:value-type="float">
            <text:p>0.4396454886</text:p>
          </table:table-cell>
          <table:table-cell office:value-type="float" office:value="0.663814274506284" calcext:value-type="float">
            <text:p>0.6638142745</text:p>
          </table:table-cell>
          <table:table-cell office:value-type="float" office:value="0.680221692549496" calcext:value-type="float">
            <text:p>0.6802216925</text:p>
          </table:table-cell>
          <table:table-cell office:value-type="float" office:value="0.61685499708613" calcext:value-type="float">
            <text:p>0.6168549971</text:p>
          </table:table-cell>
          <table:table-cell office:value-type="float" office:value="0.321653222383124" calcext:value-type="float">
            <text:p>0.3216532224</text:p>
          </table:table-cell>
          <table:table-cell office:value-type="float" office:value="0.316978456014329" calcext:value-type="float">
            <text:p>0.316978456</text:p>
          </table:table-cell>
          <table:table-cell office:value-type="float" office:value="0.506452950067782" calcext:value-type="float">
            <text:p>0.5064529501</text:p>
          </table:table-cell>
          <table:table-cell office:value-type="float" office:value="0.320314090442564" calcext:value-type="float">
            <text:p>0.3203140904</text:p>
          </table:table-cell>
          <table:table-cell office:value-type="float" office:value="0.698927884602869" calcext:value-type="float">
            <text:p>0.6989278846</text:p>
          </table:table-cell>
        </table:table-row>
        <table:table-row table:style-name="ro1">
          <table:table-cell office:value-type="float" office:value="0.187051167434253" calcext:value-type="float">
            <text:p>0.1870511674</text:p>
          </table:table-cell>
          <table:table-cell office:value-type="float" office:value="0.212355151720802" calcext:value-type="float">
            <text:p>0.2123551517</text:p>
          </table:table-cell>
          <table:table-cell office:value-type="float" office:value="0.174791280723582" calcext:value-type="float">
            <text:p>0.1747912807</text:p>
          </table:table-cell>
          <table:table-cell office:value-type="float" office:value="0.205217832891677" calcext:value-type="float">
            <text:p>0.2052178329</text:p>
          </table:table-cell>
          <table:table-cell office:value-type="float" office:value="0.142460197607501" calcext:value-type="float">
            <text:p>0.1424601976</text:p>
          </table:table-cell>
          <table:table-cell office:value-type="float" office:value="0.117578343112406" calcext:value-type="float">
            <text:p>0.1175783431</text:p>
          </table:table-cell>
          <table:table-cell office:value-type="float" office:value="0.237920896624353" calcext:value-type="float">
            <text:p>0.2379208966</text:p>
          </table:table-cell>
          <table:table-cell office:value-type="float" office:value="0.292407706797282" calcext:value-type="float">
            <text:p>0.2924077068</text:p>
          </table:table-cell>
          <table:table-cell office:value-type="float" office:value="0.215813104771696" calcext:value-type="float">
            <text:p>0.2158131048</text:p>
          </table:table-cell>
          <table:table-cell office:value-type="float" office:value="0.337101070365503" calcext:value-type="float">
            <text:p>0.3371010704</text:p>
          </table:table-cell>
          <table:table-cell office:value-type="float" office:value="0.266614519171899" calcext:value-type="float">
            <text:p>0.2666145192</text:p>
          </table:table-cell>
          <table:table-cell office:value-type="float" office:value="0.152749452582132" calcext:value-type="float">
            <text:p>0.1527494526</text:p>
          </table:table-cell>
          <table:table-cell office:value-type="float" office:value="0.147608116039483" calcext:value-type="float">
            <text:p>0.147608116</text:p>
          </table:table-cell>
          <table:table-cell office:value-type="float" office:value="0.330056157247793" calcext:value-type="float">
            <text:p>0.3300561572</text:p>
          </table:table-cell>
          <table:table-cell office:value-type="float" office:value="0.339174641442294" calcext:value-type="float">
            <text:p>0.3391746414</text:p>
          </table:table-cell>
          <table:table-cell office:value-type="float" office:value="0.175509543313395" calcext:value-type="float">
            <text:p>0.1755095433</text:p>
          </table:table-cell>
          <table:table-cell office:value-type="float" office:value="0.134331648881428" calcext:value-type="float">
            <text:p>0.1343316489</text:p>
          </table:table-cell>
          <table:table-cell office:value-type="float" office:value="0.343635834075108" calcext:value-type="float">
            <text:p>0.3436358341</text:p>
          </table:table-cell>
          <table:table-cell office:value-type="float" office:value="0.185356373357837" calcext:value-type="float">
            <text:p>0.1853563734</text:p>
          </table:table-cell>
          <table:table-cell office:value-type="float" office:value="0.372745611234553" calcext:value-type="float">
            <text:p>0.3727456112</text:p>
          </table:table-cell>
        </table:table-row>
        <table:table-row table:style-name="ro1">
          <table:table-cell office:value-type="float" office:value="0.326193740254108" calcext:value-type="float">
            <text:p>0.3261937403</text:p>
          </table:table-cell>
          <table:table-cell office:value-type="float" office:value="0.278597028507422" calcext:value-type="float">
            <text:p>0.2785970285</text:p>
          </table:table-cell>
          <table:table-cell office:value-type="float" office:value="0.110406998761978" calcext:value-type="float">
            <text:p>0.1104069988</text:p>
          </table:table-cell>
          <table:table-cell office:value-type="float" office:value="0.221251272614191" calcext:value-type="float">
            <text:p>0.2212512726</text:p>
          </table:table-cell>
          <table:table-cell office:value-type="float" office:value="0.133871617445317" calcext:value-type="float">
            <text:p>0.1338716174</text:p>
          </table:table-cell>
          <table:table-cell office:value-type="float" office:value="0.296475704035786" calcext:value-type="float">
            <text:p>0.296475704</text:p>
          </table:table-cell>
          <table:table-cell office:value-type="float" office:value="0.335958299126147" calcext:value-type="float">
            <text:p>0.3359582991</text:p>
          </table:table-cell>
          <table:table-cell office:value-type="float" office:value="0.0976620894725016" calcext:value-type="float">
            <text:p>0.0976620895</text:p>
          </table:table-cell>
          <table:table-cell office:value-type="float" office:value="0.256432421563011" calcext:value-type="float">
            <text:p>0.2564324216</text:p>
          </table:table-cell>
          <table:table-cell office:value-type="float" office:value="0.207759195816444" calcext:value-type="float">
            <text:p>0.2077591958</text:p>
          </table:table-cell>
          <table:table-cell office:value-type="float" office:value="0.328943591588183" calcext:value-type="float">
            <text:p>0.3289435916</text:p>
          </table:table-cell>
          <table:table-cell office:value-type="float" office:value="0.298151326788739" calcext:value-type="float">
            <text:p>0.2981513268</text:p>
          </table:table-cell>
          <table:table-cell office:value-type="float" office:value="0.331443465388726" calcext:value-type="float">
            <text:p>0.3314434654</text:p>
          </table:table-cell>
          <table:table-cell office:value-type="float" office:value="0.137132706970897" calcext:value-type="float">
            <text:p>0.137132707</text:p>
          </table:table-cell>
          <table:table-cell office:value-type="float" office:value="0.379542691244408" calcext:value-type="float">
            <text:p>0.3795426912</text:p>
          </table:table-cell>
          <table:table-cell office:value-type="float" office:value="0.0988361617105798" calcext:value-type="float">
            <text:p>0.0988361617</text:p>
          </table:table-cell>
          <table:table-cell office:value-type="float" office:value="0.135735101985172" calcext:value-type="float">
            <text:p>0.135735102</text:p>
          </table:table-cell>
          <table:table-cell office:value-type="float" office:value="0.268182081782703" calcext:value-type="float">
            <text:p>0.2681820818</text:p>
          </table:table-cell>
          <table:table-cell office:value-type="float" office:value="0.213411478595708" calcext:value-type="float">
            <text:p>0.2134114786</text:p>
          </table:table-cell>
          <table:table-cell office:value-type="float" office:value="0.192323303332766" calcext:value-type="float">
            <text:p>0.1923233033</text:p>
          </table:table-cell>
        </table:table-row>
      </table:table>
      <table:table table:name="Sheet4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47.990689" calcext:value-type="float">
            <text:p>47.990689</text:p>
          </table:table-cell>
          <table:table-cell office:value-type="float" office:value="47.817412" calcext:value-type="float">
            <text:p>47.817412</text:p>
          </table:table-cell>
          <table:table-cell office:value-type="float" office:value="47.808934" calcext:value-type="float">
            <text:p>47.808934</text:p>
          </table:table-cell>
          <table:table-cell office:value-type="float" office:value="48.296606" calcext:value-type="float">
            <text:p>48.296606</text:p>
          </table:table-cell>
          <table:table-cell office:value-type="float" office:value="45.730788" calcext:value-type="float">
            <text:p>45.730788</text:p>
          </table:table-cell>
          <table:table-cell office:value-type="float" office:value="43.140613" calcext:value-type="float">
            <text:p>43.140613</text:p>
          </table:table-cell>
          <table:table-cell office:value-type="float" office:value="40.897966" calcext:value-type="float">
            <text:p>40.897966</text:p>
          </table:table-cell>
          <table:table-cell office:value-type="float" office:value="45.800997" calcext:value-type="float">
            <text:p>45.800997</text:p>
          </table:table-cell>
          <table:table-cell office:value-type="float" office:value="44.932616" calcext:value-type="float">
            <text:p>44.932616</text:p>
          </table:table-cell>
          <table:table-cell office:value-type="float" office:value="42.072994" calcext:value-type="float">
            <text:p>42.072994</text:p>
          </table:table-cell>
          <table:table-cell office:value-type="float" office:value="43.230294" calcext:value-type="float">
            <text:p>43.230294</text:p>
          </table:table-cell>
          <table:table-cell office:value-type="float" office:value="45.390338" calcext:value-type="float">
            <text:p>45.390338</text:p>
          </table:table-cell>
          <table:table-cell office:value-type="float" office:value="43.513947" calcext:value-type="float">
            <text:p>43.513947</text:p>
          </table:table-cell>
          <table:table-cell office:value-type="float" office:value="48.089295" calcext:value-type="float">
            <text:p>48.089295</text:p>
          </table:table-cell>
          <table:table-cell office:value-type="float" office:value="42.606063" calcext:value-type="float">
            <text:p>42.606063</text:p>
          </table:table-cell>
          <table:table-cell office:value-type="float" office:value="47.708474" calcext:value-type="float">
            <text:p>47.708474</text:p>
          </table:table-cell>
          <table:table-cell office:value-type="float" office:value="40.666168" calcext:value-type="float">
            <text:p>40.666168</text:p>
          </table:table-cell>
          <table:table-cell office:value-type="float" office:value="43.76243" calcext:value-type="float">
            <text:p>43.76243</text:p>
          </table:table-cell>
          <table:table-cell office:value-type="float" office:value="45.474823" calcext:value-type="float">
            <text:p>45.474823</text:p>
          </table:table-cell>
          <table:table-cell office:value-type="float" office:value="45.315551" calcext:value-type="float">
            <text:p>45.315551</text:p>
          </table:table-cell>
        </table:table-row>
        <table:table-row table:style-name="ro1">
          <table:table-cell office:value-type="float" office:value="32.64057" calcext:value-type="float">
            <text:p>32.64057</text:p>
          </table:table-cell>
          <table:table-cell office:value-type="float" office:value="32.134432" calcext:value-type="float">
            <text:p>32.134432</text:p>
          </table:table-cell>
          <table:table-cell office:value-type="float" office:value="32.586917" calcext:value-type="float">
            <text:p>32.586917</text:p>
          </table:table-cell>
          <table:table-cell office:value-type="float" office:value="30.680869" calcext:value-type="float">
            <text:p>30.680869</text:p>
          </table:table-cell>
          <table:table-cell office:value-type="float" office:value="30.363162" calcext:value-type="float">
            <text:p>30.363162</text:p>
          </table:table-cell>
          <table:table-cell office:value-type="float" office:value="27.845603" calcext:value-type="float">
            <text:p>27.845603</text:p>
          </table:table-cell>
          <table:table-cell office:value-type="float" office:value="29.061238" calcext:value-type="float">
            <text:p>29.061238</text:p>
          </table:table-cell>
          <table:table-cell office:value-type="float" office:value="32.963934" calcext:value-type="float">
            <text:p>32.963934</text:p>
          </table:table-cell>
          <table:table-cell office:value-type="float" office:value="30.407997" calcext:value-type="float">
            <text:p>30.407997</text:p>
          </table:table-cell>
          <table:table-cell office:value-type="float" office:value="32.546307" calcext:value-type="float">
            <text:p>32.546307</text:p>
          </table:table-cell>
          <table:table-cell office:value-type="float" office:value="33.497245" calcext:value-type="float">
            <text:p>33.497245</text:p>
          </table:table-cell>
          <table:table-cell office:value-type="float" office:value="31.144675" calcext:value-type="float">
            <text:p>31.144675</text:p>
          </table:table-cell>
          <table:table-cell office:value-type="float" office:value="31.7975" calcext:value-type="float">
            <text:p>31.7975</text:p>
          </table:table-cell>
          <table:table-cell office:value-type="float" office:value="31.136522" calcext:value-type="float">
            <text:p>31.136522</text:p>
          </table:table-cell>
          <table:table-cell office:value-type="float" office:value="29.61792" calcext:value-type="float">
            <text:p>29.61792</text:p>
          </table:table-cell>
          <table:table-cell office:value-type="float" office:value="35.171647" calcext:value-type="float">
            <text:p>35.171647</text:p>
          </table:table-cell>
          <table:table-cell office:value-type="float" office:value="31.901653" calcext:value-type="float">
            <text:p>31.901653</text:p>
          </table:table-cell>
          <table:table-cell office:value-type="float" office:value="31.00792" calcext:value-type="float">
            <text:p>31.00792</text:p>
          </table:table-cell>
          <table:table-cell office:value-type="float" office:value="30.877522" calcext:value-type="float">
            <text:p>30.877522</text:p>
          </table:table-cell>
          <table:table-cell office:value-type="float" office:value="29.672332" calcext:value-type="float">
            <text:p>29.672332</text:p>
          </table:table-cell>
        </table:table-row>
        <table:table-row table:style-name="ro1">
          <table:table-cell office:value-type="float" office:value="28.93275" calcext:value-type="float">
            <text:p>28.93275</text:p>
          </table:table-cell>
          <table:table-cell office:value-type="float" office:value="30.594039" calcext:value-type="float">
            <text:p>30.594039</text:p>
          </table:table-cell>
          <table:table-cell office:value-type="float" office:value="29.128406" calcext:value-type="float">
            <text:p>29.128406</text:p>
          </table:table-cell>
          <table:table-cell office:value-type="float" office:value="32.718729" calcext:value-type="float">
            <text:p>32.718729</text:p>
          </table:table-cell>
          <table:table-cell office:value-type="float" office:value="30.280978" calcext:value-type="float">
            <text:p>30.280978</text:p>
          </table:table-cell>
          <table:table-cell office:value-type="float" office:value="28.356637" calcext:value-type="float">
            <text:p>28.356637</text:p>
          </table:table-cell>
          <table:table-cell office:value-type="float" office:value="23.230337" calcext:value-type="float">
            <text:p>23.230337</text:p>
          </table:table-cell>
          <table:table-cell office:value-type="float" office:value="30.080267" calcext:value-type="float">
            <text:p>30.080267</text:p>
          </table:table-cell>
          <table:table-cell office:value-type="float" office:value="27.613085" calcext:value-type="float">
            <text:p>27.613085</text:p>
          </table:table-cell>
          <table:table-cell office:value-type="float" office:value="28.230692" calcext:value-type="float">
            <text:p>28.230692</text:p>
          </table:table-cell>
          <table:table-cell office:value-type="float" office:value="28.273825" calcext:value-type="float">
            <text:p>28.273825</text:p>
          </table:table-cell>
          <table:table-cell office:value-type="float" office:value="29.969719" calcext:value-type="float">
            <text:p>29.969719</text:p>
          </table:table-cell>
          <table:table-cell office:value-type="float" office:value="25.768883" calcext:value-type="float">
            <text:p>25.768883</text:p>
          </table:table-cell>
          <table:table-cell office:value-type="float" office:value="30.857256" calcext:value-type="float">
            <text:p>30.857256</text:p>
          </table:table-cell>
          <table:table-cell office:value-type="float" office:value="29.420795" calcext:value-type="float">
            <text:p>29.420795</text:p>
          </table:table-cell>
          <table:table-cell office:value-type="float" office:value="31.967521" calcext:value-type="float">
            <text:p>31.967521</text:p>
          </table:table-cell>
          <table:table-cell office:value-type="float" office:value="30.897355" calcext:value-type="float">
            <text:p>30.897355</text:p>
          </table:table-cell>
          <table:table-cell office:value-type="float" office:value="25.572383" calcext:value-type="float">
            <text:p>25.572383</text:p>
          </table:table-cell>
          <table:table-cell office:value-type="float" office:value="29.45658" calcext:value-type="float">
            <text:p>29.45658</text:p>
          </table:table-cell>
          <table:table-cell office:value-type="float" office:value="35.152923" calcext:value-type="float">
            <text:p>35.152923</text:p>
          </table:table-cell>
        </table:table-row>
        <table:table-row table:style-name="ro1">
          <table:table-cell office:value-type="float" office:value="24.862968" calcext:value-type="float">
            <text:p>24.862968</text:p>
          </table:table-cell>
          <table:table-cell office:value-type="float" office:value="19.873921" calcext:value-type="float">
            <text:p>19.873921</text:p>
          </table:table-cell>
          <table:table-cell office:value-type="float" office:value="29.907524" calcext:value-type="float">
            <text:p>29.907524</text:p>
          </table:table-cell>
          <table:table-cell office:value-type="float" office:value="29.34121" calcext:value-type="float">
            <text:p>29.34121</text:p>
          </table:table-cell>
          <table:table-cell office:value-type="float" office:value="27.301911" calcext:value-type="float">
            <text:p>27.301911</text:p>
          </table:table-cell>
          <table:table-cell office:value-type="float" office:value="17.833201" calcext:value-type="float">
            <text:p>17.833201</text:p>
          </table:table-cell>
          <table:table-cell office:value-type="float" office:value="26.769692" calcext:value-type="float">
            <text:p>26.769692</text:p>
          </table:table-cell>
          <table:table-cell office:value-type="float" office:value="28.128224" calcext:value-type="float">
            <text:p>28.128224</text:p>
          </table:table-cell>
          <table:table-cell office:value-type="float" office:value="21.932695" calcext:value-type="float">
            <text:p>21.932695</text:p>
          </table:table-cell>
          <table:table-cell office:value-type="float" office:value="23.339828" calcext:value-type="float">
            <text:p>23.339828</text:p>
          </table:table-cell>
          <table:table-cell office:value-type="float" office:value="25.881791" calcext:value-type="float">
            <text:p>25.881791</text:p>
          </table:table-cell>
          <table:table-cell office:value-type="float" office:value="22.835512" calcext:value-type="float">
            <text:p>22.835512</text:p>
          </table:table-cell>
          <table:table-cell office:value-type="float" office:value="21.606815" calcext:value-type="float">
            <text:p>21.606815</text:p>
          </table:table-cell>
          <table:table-cell office:value-type="float" office:value="23.500682" calcext:value-type="float">
            <text:p>23.500682</text:p>
          </table:table-cell>
          <table:table-cell office:value-type="float" office:value="22.554541" calcext:value-type="float">
            <text:p>22.554541</text:p>
          </table:table-cell>
          <table:table-cell office:value-type="float" office:value="25.904769" calcext:value-type="float">
            <text:p>25.904769</text:p>
          </table:table-cell>
          <table:table-cell office:value-type="float" office:value="18.244181" calcext:value-type="float">
            <text:p>18.244181</text:p>
          </table:table-cell>
          <table:table-cell office:value-type="float" office:value="20.603613" calcext:value-type="float">
            <text:p>20.603613</text:p>
          </table:table-cell>
          <table:table-cell office:value-type="float" office:value="21.260968" calcext:value-type="float">
            <text:p>21.260968</text:p>
          </table:table-cell>
          <table:table-cell office:value-type="float" office:value="24.008523" calcext:value-type="float">
            <text:p>24.008523</text:p>
          </table:table-cell>
        </table:table-row>
        <table:table-row table:style-name="ro1">
          <table:table-cell office:value-type="float" office:value="24.746225" calcext:value-type="float">
            <text:p>24.746225</text:p>
          </table:table-cell>
          <table:table-cell office:value-type="float" office:value="24.86337" calcext:value-type="float">
            <text:p>24.86337</text:p>
          </table:table-cell>
          <table:table-cell office:value-type="float" office:value="24.646683" calcext:value-type="float">
            <text:p>24.646683</text:p>
          </table:table-cell>
          <table:table-cell office:value-type="float" office:value="23.447117" calcext:value-type="float">
            <text:p>23.447117</text:p>
          </table:table-cell>
          <table:table-cell office:value-type="float" office:value="26.72142" calcext:value-type="float">
            <text:p>26.72142</text:p>
          </table:table-cell>
          <table:table-cell office:value-type="float" office:value="22.570661" calcext:value-type="float">
            <text:p>22.570661</text:p>
          </table:table-cell>
          <table:table-cell office:value-type="float" office:value="29.852121" calcext:value-type="float">
            <text:p>29.852121</text:p>
          </table:table-cell>
          <table:table-cell office:value-type="float" office:value="24.645345" calcext:value-type="float">
            <text:p>24.645345</text:p>
          </table:table-cell>
          <table:table-cell office:value-type="float" office:value="24.27064" calcext:value-type="float">
            <text:p>24.27064</text:p>
          </table:table-cell>
          <table:table-cell office:value-type="float" office:value="23.150149" calcext:value-type="float">
            <text:p>23.150149</text:p>
          </table:table-cell>
          <table:table-cell office:value-type="float" office:value="22.084891" calcext:value-type="float">
            <text:p>22.084891</text:p>
          </table:table-cell>
          <table:table-cell office:value-type="float" office:value="22.692311" calcext:value-type="float">
            <text:p>22.692311</text:p>
          </table:table-cell>
          <table:table-cell office:value-type="float" office:value="22.592887" calcext:value-type="float">
            <text:p>22.592887</text:p>
          </table:table-cell>
          <table:table-cell office:value-type="float" office:value="30.074569" calcext:value-type="float">
            <text:p>30.074569</text:p>
          </table:table-cell>
          <table:table-cell office:value-type="float" office:value="23.791351" calcext:value-type="float">
            <text:p>23.791351</text:p>
          </table:table-cell>
          <table:table-cell office:value-type="float" office:value="19.690067" calcext:value-type="float">
            <text:p>19.690067</text:p>
          </table:table-cell>
          <table:table-cell office:value-type="float" office:value="23.513954" calcext:value-type="float">
            <text:p>23.513954</text:p>
          </table:table-cell>
          <table:table-cell office:value-type="float" office:value="18.799266" calcext:value-type="float">
            <text:p>18.799266</text:p>
          </table:table-cell>
          <table:table-cell office:value-type="float" office:value="26.883101" calcext:value-type="float">
            <text:p>26.883101</text:p>
          </table:table-cell>
          <table:table-cell office:value-type="float" office:value="30.231062" calcext:value-type="float">
            <text:p>30.231062</text:p>
          </table:table-cell>
        </table:table-row>
        <table:table-row table:style-name="ro1">
          <table:table-cell office:value-type="float" office:value="21.192801" calcext:value-type="float">
            <text:p>21.192801</text:p>
          </table:table-cell>
          <table:table-cell office:value-type="float" office:value="31.574147" calcext:value-type="float">
            <text:p>31.574147</text:p>
          </table:table-cell>
          <table:table-cell office:value-type="float" office:value="19.150367" calcext:value-type="float">
            <text:p>19.150367</text:p>
          </table:table-cell>
          <table:table-cell office:value-type="float" office:value="22.619773" calcext:value-type="float">
            <text:p>22.619773</text:p>
          </table:table-cell>
          <table:table-cell office:value-type="float" office:value="19.920559" calcext:value-type="float">
            <text:p>19.920559</text:p>
          </table:table-cell>
          <table:table-cell office:value-type="float" office:value="19.274463" calcext:value-type="float">
            <text:p>19.274463</text:p>
          </table:table-cell>
          <table:table-cell office:value-type="float" office:value="25.427491" calcext:value-type="float">
            <text:p>25.427491</text:p>
          </table:table-cell>
          <table:table-cell office:value-type="float" office:value="20.606891" calcext:value-type="float">
            <text:p>20.606891</text:p>
          </table:table-cell>
          <table:table-cell office:value-type="float" office:value="22.05583" calcext:value-type="float">
            <text:p>22.05583</text:p>
          </table:table-cell>
          <table:table-cell office:value-type="float" office:value="23.957456" calcext:value-type="float">
            <text:p>23.957456</text:p>
          </table:table-cell>
          <table:table-cell office:value-type="float" office:value="25.539719" calcext:value-type="float">
            <text:p>25.539719</text:p>
          </table:table-cell>
          <table:table-cell office:value-type="float" office:value="23.880625" calcext:value-type="float">
            <text:p>23.880625</text:p>
          </table:table-cell>
          <table:table-cell office:value-type="float" office:value="16.359855" calcext:value-type="float">
            <text:p>16.359855</text:p>
          </table:table-cell>
          <table:table-cell office:value-type="float" office:value="27.155361" calcext:value-type="float">
            <text:p>27.155361</text:p>
          </table:table-cell>
          <table:table-cell office:value-type="float" office:value="26.091337" calcext:value-type="float">
            <text:p>26.091337</text:p>
          </table:table-cell>
          <table:table-cell office:value-type="float" office:value="22.223053" calcext:value-type="float">
            <text:p>22.223053</text:p>
          </table:table-cell>
          <table:table-cell office:value-type="float" office:value="26.093054" calcext:value-type="float">
            <text:p>26.093054</text:p>
          </table:table-cell>
          <table:table-cell office:value-type="float" office:value="20.548215" calcext:value-type="float">
            <text:p>20.548215</text:p>
          </table:table-cell>
          <table:table-cell office:value-type="float" office:value="22.870132" calcext:value-type="float">
            <text:p>22.870132</text:p>
          </table:table-cell>
          <table:table-cell office:value-type="float" office:value="21.799677" calcext:value-type="float">
            <text:p>21.799677</text:p>
          </table:table-cell>
        </table:table-row>
        <table:table-row table:style-name="ro1">
          <table:table-cell office:value-type="float" office:value="24.72055" calcext:value-type="float">
            <text:p>24.72055</text:p>
          </table:table-cell>
          <table:table-cell office:value-type="float" office:value="22.669555" calcext:value-type="float">
            <text:p>22.669555</text:p>
          </table:table-cell>
          <table:table-cell office:value-type="float" office:value="21.593103" calcext:value-type="float">
            <text:p>21.593103</text:p>
          </table:table-cell>
          <table:table-cell office:value-type="float" office:value="22.032592" calcext:value-type="float">
            <text:p>22.032592</text:p>
          </table:table-cell>
          <table:table-cell office:value-type="float" office:value="21.333672" calcext:value-type="float">
            <text:p>21.333672</text:p>
          </table:table-cell>
          <table:table-cell office:value-type="float" office:value="26.543807" calcext:value-type="float">
            <text:p>26.543807</text:p>
          </table:table-cell>
          <table:table-cell office:value-type="float" office:value="17.659285" calcext:value-type="float">
            <text:p>17.659285</text:p>
          </table:table-cell>
          <table:table-cell office:value-type="float" office:value="26.762753" calcext:value-type="float">
            <text:p>26.762753</text:p>
          </table:table-cell>
          <table:table-cell office:value-type="float" office:value="21.910335" calcext:value-type="float">
            <text:p>21.910335</text:p>
          </table:table-cell>
          <table:table-cell office:value-type="float" office:value="18.283736" calcext:value-type="float">
            <text:p>18.283736</text:p>
          </table:table-cell>
          <table:table-cell office:value-type="float" office:value="25.930068" calcext:value-type="float">
            <text:p>25.930068</text:p>
          </table:table-cell>
          <table:table-cell office:value-type="float" office:value="26.056394" calcext:value-type="float">
            <text:p>26.056394</text:p>
          </table:table-cell>
          <table:table-cell office:value-type="float" office:value="19.631405" calcext:value-type="float">
            <text:p>19.631405</text:p>
          </table:table-cell>
          <table:table-cell office:value-type="float" office:value="20.671345" calcext:value-type="float">
            <text:p>20.671345</text:p>
          </table:table-cell>
          <table:table-cell office:value-type="float" office:value="19.270439" calcext:value-type="float">
            <text:p>19.270439</text:p>
          </table:table-cell>
          <table:table-cell office:value-type="float" office:value="23.004379" calcext:value-type="float">
            <text:p>23.004379</text:p>
          </table:table-cell>
          <table:table-cell office:value-type="float" office:value="28.657391" calcext:value-type="float">
            <text:p>28.657391</text:p>
          </table:table-cell>
          <table:table-cell office:value-type="float" office:value="18.747476" calcext:value-type="float">
            <text:p>18.747476</text:p>
          </table:table-cell>
          <table:table-cell office:value-type="float" office:value="26.283391" calcext:value-type="float">
            <text:p>26.283391</text:p>
          </table:table-cell>
          <table:table-cell office:value-type="float" office:value="29.770969" calcext:value-type="float">
            <text:p>29.770969</text:p>
          </table:table-cell>
        </table:table-row>
        <table:table-row table:style-name="ro1">
          <table:table-cell office:value-type="float" office:value="27.386809" calcext:value-type="float">
            <text:p>27.386809</text:p>
          </table:table-cell>
          <table:table-cell office:value-type="float" office:value="20.128786" calcext:value-type="float">
            <text:p>20.128786</text:p>
          </table:table-cell>
          <table:table-cell office:value-type="float" office:value="31.123146" calcext:value-type="float">
            <text:p>31.123146</text:p>
          </table:table-cell>
          <table:table-cell office:value-type="float" office:value="19.892369" calcext:value-type="float">
            <text:p>19.892369</text:p>
          </table:table-cell>
          <table:table-cell office:value-type="float" office:value="13.902524" calcext:value-type="float">
            <text:p>13.902524</text:p>
          </table:table-cell>
          <table:table-cell office:value-type="float" office:value="24.562529" calcext:value-type="float">
            <text:p>24.562529</text:p>
          </table:table-cell>
          <table:table-cell office:value-type="float" office:value="22.428055" calcext:value-type="float">
            <text:p>22.428055</text:p>
          </table:table-cell>
          <table:table-cell office:value-type="float" office:value="14.767054" calcext:value-type="float">
            <text:p>14.767054</text:p>
          </table:table-cell>
          <table:table-cell office:value-type="float" office:value="19.584058" calcext:value-type="float">
            <text:p>19.584058</text:p>
          </table:table-cell>
          <table:table-cell office:value-type="float" office:value="23.698046" calcext:value-type="float">
            <text:p>23.698046</text:p>
          </table:table-cell>
          <table:table-cell office:value-type="float" office:value="25.113309" calcext:value-type="float">
            <text:p>25.113309</text:p>
          </table:table-cell>
          <table:table-cell office:value-type="float" office:value="22.2966" calcext:value-type="float">
            <text:p>22.2966</text:p>
          </table:table-cell>
          <table:table-cell office:value-type="float" office:value="23.337621" calcext:value-type="float">
            <text:p>23.337621</text:p>
          </table:table-cell>
          <table:table-cell office:value-type="float" office:value="23.88165" calcext:value-type="float">
            <text:p>23.88165</text:p>
          </table:table-cell>
          <table:table-cell office:value-type="float" office:value="11.915257" calcext:value-type="float">
            <text:p>11.915257</text:p>
          </table:table-cell>
          <table:table-cell office:value-type="float" office:value="22.527382" calcext:value-type="float">
            <text:p>22.527382</text:p>
          </table:table-cell>
          <table:table-cell office:value-type="float" office:value="16.834333" calcext:value-type="float">
            <text:p>16.834333</text:p>
          </table:table-cell>
          <table:table-cell office:value-type="float" office:value="24.969498" calcext:value-type="float">
            <text:p>24.969498</text:p>
          </table:table-cell>
          <table:table-cell office:value-type="float" office:value="26.334497" calcext:value-type="float">
            <text:p>26.334497</text:p>
          </table:table-cell>
          <table:table-cell office:value-type="float" office:value="27.092291" calcext:value-type="float">
            <text:p>27.092291</text:p>
          </table:table-cell>
        </table:table-row>
        <table:table-row table:style-name="ro1">
          <table:table-cell office:value-type="float" office:value="24.293527" calcext:value-type="float">
            <text:p>24.293527</text:p>
          </table:table-cell>
          <table:table-cell office:value-type="float" office:value="20.760654" calcext:value-type="float">
            <text:p>20.760654</text:p>
          </table:table-cell>
          <table:table-cell office:value-type="float" office:value="27.676642" calcext:value-type="float">
            <text:p>27.676642</text:p>
          </table:table-cell>
          <table:table-cell office:value-type="float" office:value="24.002517" calcext:value-type="float">
            <text:p>24.002517</text:p>
          </table:table-cell>
          <table:table-cell office:value-type="float" office:value="19.940066" calcext:value-type="float">
            <text:p>19.940066</text:p>
          </table:table-cell>
          <table:table-cell office:value-type="float" office:value="18.651951" calcext:value-type="float">
            <text:p>18.651951</text:p>
          </table:table-cell>
          <table:table-cell office:value-type="float" office:value="27.579348" calcext:value-type="float">
            <text:p>27.579348</text:p>
          </table:table-cell>
          <table:table-cell office:value-type="float" office:value="22.605042" calcext:value-type="float">
            <text:p>22.605042</text:p>
          </table:table-cell>
          <table:table-cell office:value-type="float" office:value="23.310672" calcext:value-type="float">
            <text:p>23.310672</text:p>
          </table:table-cell>
          <table:table-cell office:value-type="float" office:value="15.537195" calcext:value-type="float">
            <text:p>15.537195</text:p>
          </table:table-cell>
          <table:table-cell office:value-type="float" office:value="23.38706" calcext:value-type="float">
            <text:p>23.38706</text:p>
          </table:table-cell>
          <table:table-cell office:value-type="float" office:value="21.578803" calcext:value-type="float">
            <text:p>21.578803</text:p>
          </table:table-cell>
          <table:table-cell office:value-type="float" office:value="22.402135" calcext:value-type="float">
            <text:p>22.402135</text:p>
          </table:table-cell>
          <table:table-cell office:value-type="float" office:value="22.083135" calcext:value-type="float">
            <text:p>22.083135</text:p>
          </table:table-cell>
          <table:table-cell office:value-type="float" office:value="12.130249" calcext:value-type="float">
            <text:p>12.130249</text:p>
          </table:table-cell>
          <table:table-cell office:value-type="float" office:value="21.837115" calcext:value-type="float">
            <text:p>21.837115</text:p>
          </table:table-cell>
          <table:table-cell office:value-type="float" office:value="22.455427" calcext:value-type="float">
            <text:p>22.455427</text:p>
          </table:table-cell>
          <table:table-cell office:value-type="float" office:value="18.357692" calcext:value-type="float">
            <text:p>18.357692</text:p>
          </table:table-cell>
          <table:table-cell office:value-type="float" office:value="21.754992" calcext:value-type="float">
            <text:p>21.754992</text:p>
          </table:table-cell>
          <table:table-cell office:value-type="float" office:value="20.554557" calcext:value-type="float">
            <text:p>20.554557</text:p>
          </table:table-cell>
        </table:table-row>
        <table:table-row table:style-name="ro1">
          <table:table-cell office:value-type="float" office:value="18.844617" calcext:value-type="float">
            <text:p>18.844617</text:p>
          </table:table-cell>
          <table:table-cell office:value-type="float" office:value="15.25041" calcext:value-type="float">
            <text:p>15.25041</text:p>
          </table:table-cell>
          <table:table-cell office:value-type="float" office:value="27.575495" calcext:value-type="float">
            <text:p>27.575495</text:p>
          </table:table-cell>
          <table:table-cell office:value-type="float" office:value="20.467489" calcext:value-type="float">
            <text:p>20.467489</text:p>
          </table:table-cell>
          <table:table-cell office:value-type="float" office:value="22.080027" calcext:value-type="float">
            <text:p>22.080027</text:p>
          </table:table-cell>
          <table:table-cell office:value-type="float" office:value="23.446119" calcext:value-type="float">
            <text:p>23.446119</text:p>
          </table:table-cell>
          <table:table-cell office:value-type="float" office:value="17.675519" calcext:value-type="float">
            <text:p>17.675519</text:p>
          </table:table-cell>
          <table:table-cell office:value-type="float" office:value="16.901225" calcext:value-type="float">
            <text:p>16.901225</text:p>
          </table:table-cell>
          <table:table-cell office:value-type="float" office:value="25.913207" calcext:value-type="float">
            <text:p>25.913207</text:p>
          </table:table-cell>
          <table:table-cell office:value-type="float" office:value="22.655352" calcext:value-type="float">
            <text:p>22.655352</text:p>
          </table:table-cell>
          <table:table-cell office:value-type="float" office:value="20.4814" calcext:value-type="float">
            <text:p>20.4814</text:p>
          </table:table-cell>
          <table:table-cell office:value-type="float" office:value="21.217483" calcext:value-type="float">
            <text:p>21.217483</text:p>
          </table:table-cell>
          <table:table-cell office:value-type="float" office:value="25.606084" calcext:value-type="float">
            <text:p>25.606084</text:p>
          </table:table-cell>
          <table:table-cell office:value-type="float" office:value="20.609429" calcext:value-type="float">
            <text:p>20.609429</text:p>
          </table:table-cell>
          <table:table-cell office:value-type="float" office:value="20.30447" calcext:value-type="float">
            <text:p>20.30447</text:p>
          </table:table-cell>
          <table:table-cell office:value-type="float" office:value="21.712579" calcext:value-type="float">
            <text:p>21.712579</text:p>
          </table:table-cell>
          <table:table-cell office:value-type="float" office:value="23.125146" calcext:value-type="float">
            <text:p>23.125146</text:p>
          </table:table-cell>
          <table:table-cell office:value-type="float" office:value="23.190506" calcext:value-type="float">
            <text:p>23.190506</text:p>
          </table:table-cell>
          <table:table-cell office:value-type="float" office:value="21.198619" calcext:value-type="float">
            <text:p>21.198619</text:p>
          </table:table-cell>
          <table:table-cell office:value-type="float" office:value="24.688727" calcext:value-type="float">
            <text:p>24.688727</text:p>
          </table:table-cell>
        </table:table-row>
        <table:table-row table:style-name="ro1">
          <table:table-cell office:value-type="float" office:value="23.871002" calcext:value-type="float">
            <text:p>23.871002</text:p>
          </table:table-cell>
          <table:table-cell office:value-type="float" office:value="19.808555" calcext:value-type="float">
            <text:p>19.808555</text:p>
          </table:table-cell>
          <table:table-cell office:value-type="float" office:value="19.916347" calcext:value-type="float">
            <text:p>19.916347</text:p>
          </table:table-cell>
          <table:table-cell office:value-type="float" office:value="20.787403" calcext:value-type="float">
            <text:p>20.787403</text:p>
          </table:table-cell>
          <table:table-cell office:value-type="float" office:value="23.285162" calcext:value-type="float">
            <text:p>23.285162</text:p>
          </table:table-cell>
          <table:table-cell office:value-type="float" office:value="20.074374" calcext:value-type="float">
            <text:p>20.074374</text:p>
          </table:table-cell>
          <table:table-cell office:value-type="float" office:value="19.884056" calcext:value-type="float">
            <text:p>19.884056</text:p>
          </table:table-cell>
          <table:table-cell office:value-type="float" office:value="17.930493" calcext:value-type="float">
            <text:p>17.930493</text:p>
          </table:table-cell>
          <table:table-cell office:value-type="float" office:value="24.557395" calcext:value-type="float">
            <text:p>24.557395</text:p>
          </table:table-cell>
          <table:table-cell office:value-type="float" office:value="20.594164" calcext:value-type="float">
            <text:p>20.594164</text:p>
          </table:table-cell>
          <table:table-cell office:value-type="float" office:value="19.928577" calcext:value-type="float">
            <text:p>19.928577</text:p>
          </table:table-cell>
          <table:table-cell office:value-type="float" office:value="25.416113" calcext:value-type="float">
            <text:p>25.416113</text:p>
          </table:table-cell>
          <table:table-cell office:value-type="float" office:value="22.300549" calcext:value-type="float">
            <text:p>22.300549</text:p>
          </table:table-cell>
          <table:table-cell office:value-type="float" office:value="14.817382" calcext:value-type="float">
            <text:p>14.817382</text:p>
          </table:table-cell>
          <table:table-cell office:value-type="float" office:value="19.426152" calcext:value-type="float">
            <text:p>19.426152</text:p>
          </table:table-cell>
          <table:table-cell office:value-type="float" office:value="14.097242" calcext:value-type="float">
            <text:p>14.097242</text:p>
          </table:table-cell>
          <table:table-cell office:value-type="float" office:value="25.092245" calcext:value-type="float">
            <text:p>25.092245</text:p>
          </table:table-cell>
          <table:table-cell office:value-type="float" office:value="18.249393" calcext:value-type="float">
            <text:p>18.249393</text:p>
          </table:table-cell>
          <table:table-cell office:value-type="float" office:value="19.54973" calcext:value-type="float">
            <text:p>19.54973</text:p>
          </table:table-cell>
          <table:table-cell office:value-type="float" office:value="18.474103" calcext:value-type="float">
            <text:p>18.474103</text:p>
          </table:table-cell>
        </table:table-row>
        <table:table-row table:style-name="ro1">
          <table:table-cell office:value-type="float" office:value="18.42788" calcext:value-type="float">
            <text:p>18.42788</text:p>
          </table:table-cell>
          <table:table-cell office:value-type="float" office:value="20.833363" calcext:value-type="float">
            <text:p>20.833363</text:p>
          </table:table-cell>
          <table:table-cell office:value-type="float" office:value="26.042862" calcext:value-type="float">
            <text:p>26.042862</text:p>
          </table:table-cell>
          <table:table-cell office:value-type="float" office:value="23.838613" calcext:value-type="float">
            <text:p>23.838613</text:p>
          </table:table-cell>
          <table:table-cell office:value-type="float" office:value="22.580035" calcext:value-type="float">
            <text:p>22.580035</text:p>
          </table:table-cell>
          <table:table-cell office:value-type="float" office:value="20.444384" calcext:value-type="float">
            <text:p>20.444384</text:p>
          </table:table-cell>
          <table:table-cell office:value-type="float" office:value="13.080579" calcext:value-type="float">
            <text:p>13.080579</text:p>
          </table:table-cell>
          <table:table-cell office:value-type="float" office:value="21.014259" calcext:value-type="float">
            <text:p>21.014259</text:p>
          </table:table-cell>
          <table:table-cell office:value-type="float" office:value="24.022752" calcext:value-type="float">
            <text:p>24.022752</text:p>
          </table:table-cell>
          <table:table-cell office:value-type="float" office:value="21.037211" calcext:value-type="float">
            <text:p>21.037211</text:p>
          </table:table-cell>
          <table:table-cell office:value-type="float" office:value="15.748057" calcext:value-type="float">
            <text:p>15.748057</text:p>
          </table:table-cell>
          <table:table-cell office:value-type="float" office:value="15.300687" calcext:value-type="float">
            <text:p>15.300687</text:p>
          </table:table-cell>
          <table:table-cell office:value-type="float" office:value="20.348999" calcext:value-type="float">
            <text:p>20.348999</text:p>
          </table:table-cell>
          <table:table-cell office:value-type="float" office:value="20.744932" calcext:value-type="float">
            <text:p>20.744932</text:p>
          </table:table-cell>
          <table:table-cell office:value-type="float" office:value="15.416059" calcext:value-type="float">
            <text:p>15.416059</text:p>
          </table:table-cell>
          <table:table-cell office:value-type="float" office:value="22.129527" calcext:value-type="float">
            <text:p>22.129527</text:p>
          </table:table-cell>
          <table:table-cell office:value-type="float" office:value="21.352222" calcext:value-type="float">
            <text:p>21.352222</text:p>
          </table:table-cell>
          <table:table-cell office:value-type="float" office:value="18.606185" calcext:value-type="float">
            <text:p>18.606185</text:p>
          </table:table-cell>
          <table:table-cell office:value-type="float" office:value="20.568583" calcext:value-type="float">
            <text:p>20.568583</text:p>
          </table:table-cell>
          <table:table-cell office:value-type="float" office:value="23.937838" calcext:value-type="float">
            <text:p>23.937838</text:p>
          </table:table-cell>
        </table:table-row>
        <table:table-row table:style-name="ro1">
          <table:table-cell office:value-type="float" office:value="22.139036" calcext:value-type="float">
            <text:p>22.139036</text:p>
          </table:table-cell>
          <table:table-cell office:value-type="float" office:value="18.983714" calcext:value-type="float">
            <text:p>18.983714</text:p>
          </table:table-cell>
          <table:table-cell office:value-type="float" office:value="19.036321" calcext:value-type="float">
            <text:p>19.036321</text:p>
          </table:table-cell>
          <table:table-cell office:value-type="float" office:value="21.912988" calcext:value-type="float">
            <text:p>21.912988</text:p>
          </table:table-cell>
          <table:table-cell office:value-type="float" office:value="19.288302" calcext:value-type="float">
            <text:p>19.288302</text:p>
          </table:table-cell>
          <table:table-cell office:value-type="float" office:value="22.197133" calcext:value-type="float">
            <text:p>22.197133</text:p>
          </table:table-cell>
          <table:table-cell office:value-type="float" office:value="18.345878" calcext:value-type="float">
            <text:p>18.345878</text:p>
          </table:table-cell>
          <table:table-cell office:value-type="float" office:value="24.896417" calcext:value-type="float">
            <text:p>24.896417</text:p>
          </table:table-cell>
          <table:table-cell office:value-type="float" office:value="19.283074" calcext:value-type="float">
            <text:p>19.283074</text:p>
          </table:table-cell>
          <table:table-cell office:value-type="float" office:value="18.987065" calcext:value-type="float">
            <text:p>18.987065</text:p>
          </table:table-cell>
          <table:table-cell office:value-type="float" office:value="21.665097" calcext:value-type="float">
            <text:p>21.665097</text:p>
          </table:table-cell>
          <table:table-cell office:value-type="float" office:value="19.539386" calcext:value-type="float">
            <text:p>19.539386</text:p>
          </table:table-cell>
          <table:table-cell office:value-type="float" office:value="13.754787" calcext:value-type="float">
            <text:p>13.754787</text:p>
          </table:table-cell>
          <table:table-cell office:value-type="float" office:value="19.175338" calcext:value-type="float">
            <text:p>19.175338</text:p>
          </table:table-cell>
          <table:table-cell office:value-type="float" office:value="21.172313" calcext:value-type="float">
            <text:p>21.172313</text:p>
          </table:table-cell>
          <table:table-cell office:value-type="float" office:value="19.016875" calcext:value-type="float">
            <text:p>19.016875</text:p>
          </table:table-cell>
          <table:table-cell office:value-type="float" office:value="21.650828" calcext:value-type="float">
            <text:p>21.650828</text:p>
          </table:table-cell>
          <table:table-cell office:value-type="float" office:value="19.092261" calcext:value-type="float">
            <text:p>19.092261</text:p>
          </table:table-cell>
          <table:table-cell office:value-type="float" office:value="20.967991" calcext:value-type="float">
            <text:p>20.967991</text:p>
          </table:table-cell>
          <table:table-cell office:value-type="float" office:value="19.31775" calcext:value-type="float">
            <text:p>19.31775</text:p>
          </table:table-cell>
        </table:table-row>
        <table:table-row table:style-name="ro1">
          <table:table-cell office:value-type="float" office:value="17.767616" calcext:value-type="float">
            <text:p>17.767616</text:p>
          </table:table-cell>
          <table:table-cell office:value-type="float" office:value="19.807504" calcext:value-type="float">
            <text:p>19.807504</text:p>
          </table:table-cell>
          <table:table-cell office:value-type="float" office:value="21.107627" calcext:value-type="float">
            <text:p>21.107627</text:p>
          </table:table-cell>
          <table:table-cell office:value-type="float" office:value="19.548389" calcext:value-type="float">
            <text:p>19.548389</text:p>
          </table:table-cell>
          <table:table-cell office:value-type="float" office:value="18.788378" calcext:value-type="float">
            <text:p>18.788378</text:p>
          </table:table-cell>
          <table:table-cell office:value-type="float" office:value="22.262301" calcext:value-type="float">
            <text:p>22.262301</text:p>
          </table:table-cell>
          <table:table-cell office:value-type="float" office:value="19.493082" calcext:value-type="float">
            <text:p>19.493082</text:p>
          </table:table-cell>
          <table:table-cell office:value-type="float" office:value="22.143561" calcext:value-type="float">
            <text:p>22.143561</text:p>
          </table:table-cell>
          <table:table-cell office:value-type="float" office:value="20.068751" calcext:value-type="float">
            <text:p>20.068751</text:p>
          </table:table-cell>
          <table:table-cell office:value-type="float" office:value="13.08463" calcext:value-type="float">
            <text:p>13.08463</text:p>
          </table:table-cell>
          <table:table-cell office:value-type="float" office:value="19.365764" calcext:value-type="float">
            <text:p>19.365764</text:p>
          </table:table-cell>
          <table:table-cell office:value-type="float" office:value="12.632028" calcext:value-type="float">
            <text:p>12.632028</text:p>
          </table:table-cell>
          <table:table-cell office:value-type="float" office:value="21.403351" calcext:value-type="float">
            <text:p>21.403351</text:p>
          </table:table-cell>
          <table:table-cell office:value-type="float" office:value="24.926625" calcext:value-type="float">
            <text:p>24.926625</text:p>
          </table:table-cell>
          <table:table-cell office:value-type="float" office:value="14.260454" calcext:value-type="float">
            <text:p>14.260454</text:p>
          </table:table-cell>
          <table:table-cell office:value-type="float" office:value="17.592807" calcext:value-type="float">
            <text:p>17.592807</text:p>
          </table:table-cell>
          <table:table-cell office:value-type="float" office:value="16.028086" calcext:value-type="float">
            <text:p>16.028086</text:p>
          </table:table-cell>
          <table:table-cell office:value-type="float" office:value="13.842284" calcext:value-type="float">
            <text:p>13.842284</text:p>
          </table:table-cell>
          <table:table-cell office:value-type="float" office:value="21.95769" calcext:value-type="float">
            <text:p>21.95769</text:p>
          </table:table-cell>
          <table:table-cell office:value-type="float" office:value="18.898836" calcext:value-type="float">
            <text:p>18.898836</text:p>
          </table:table-cell>
        </table:table-row>
        <table:table-row table:style-name="ro1">
          <table:table-cell office:value-type="float" office:value="19.598551" calcext:value-type="float">
            <text:p>19.598551</text:p>
          </table:table-cell>
          <table:table-cell office:value-type="float" office:value="17.616477" calcext:value-type="float">
            <text:p>17.616477</text:p>
          </table:table-cell>
          <table:table-cell office:value-type="float" office:value="22.06041" calcext:value-type="float">
            <text:p>22.06041</text:p>
          </table:table-cell>
          <table:table-cell office:value-type="float" office:value="21.401285" calcext:value-type="float">
            <text:p>21.401285</text:p>
          </table:table-cell>
          <table:table-cell office:value-type="float" office:value="17.524901" calcext:value-type="float">
            <text:p>17.524901</text:p>
          </table:table-cell>
          <table:table-cell office:value-type="float" office:value="25.993862" calcext:value-type="float">
            <text:p>25.993862</text:p>
          </table:table-cell>
          <table:table-cell office:value-type="float" office:value="16.937162" calcext:value-type="float">
            <text:p>16.937162</text:p>
          </table:table-cell>
          <table:table-cell office:value-type="float" office:value="15.077267" calcext:value-type="float">
            <text:p>15.077267</text:p>
          </table:table-cell>
          <table:table-cell office:value-type="float" office:value="14.849799" calcext:value-type="float">
            <text:p>14.849799</text:p>
          </table:table-cell>
          <table:table-cell office:value-type="float" office:value="18.16606" calcext:value-type="float">
            <text:p>18.16606</text:p>
          </table:table-cell>
          <table:table-cell office:value-type="float" office:value="11.617817" calcext:value-type="float">
            <text:p>11.617817</text:p>
          </table:table-cell>
          <table:table-cell office:value-type="float" office:value="19.573646" calcext:value-type="float">
            <text:p>19.573646</text:p>
          </table:table-cell>
          <table:table-cell office:value-type="float" office:value="20.708211" calcext:value-type="float">
            <text:p>20.708211</text:p>
          </table:table-cell>
          <table:table-cell office:value-type="float" office:value="19.360827" calcext:value-type="float">
            <text:p>19.360827</text:p>
          </table:table-cell>
          <table:table-cell office:value-type="float" office:value="16.111227" calcext:value-type="float">
            <text:p>16.111227</text:p>
          </table:table-cell>
          <table:table-cell office:value-type="float" office:value="20.224296" calcext:value-type="float">
            <text:p>20.224296</text:p>
          </table:table-cell>
          <table:table-cell office:value-type="float" office:value="20.151546" calcext:value-type="float">
            <text:p>20.151546</text:p>
          </table:table-cell>
          <table:table-cell office:value-type="float" office:value="18.346499" calcext:value-type="float">
            <text:p>18.346499</text:p>
          </table:table-cell>
          <table:table-cell office:value-type="float" office:value="18.495489" calcext:value-type="float">
            <text:p>18.495489</text:p>
          </table:table-cell>
          <table:table-cell office:value-type="float" office:value="19.203751" calcext:value-type="float">
            <text:p>19.203751</text:p>
          </table:table-cell>
        </table:table-row>
        <table:table-row table:style-name="ro1">
          <table:table-cell office:value-type="float" office:value="20.470671" calcext:value-type="float">
            <text:p>20.470671</text:p>
          </table:table-cell>
          <table:table-cell office:value-type="float" office:value="19.077422" calcext:value-type="float">
            <text:p>19.077422</text:p>
          </table:table-cell>
          <table:table-cell office:value-type="float" office:value="16.370485" calcext:value-type="float">
            <text:p>16.370485</text:p>
          </table:table-cell>
          <table:table-cell office:value-type="float" office:value="16.193584" calcext:value-type="float">
            <text:p>16.193584</text:p>
          </table:table-cell>
          <table:table-cell office:value-type="float" office:value="23.413202" calcext:value-type="float">
            <text:p>23.413202</text:p>
          </table:table-cell>
          <table:table-cell office:value-type="float" office:value="16.598193" calcext:value-type="float">
            <text:p>16.598193</text:p>
          </table:table-cell>
          <table:table-cell office:value-type="float" office:value="17.26918" calcext:value-type="float">
            <text:p>17.26918</text:p>
          </table:table-cell>
          <table:table-cell office:value-type="float" office:value="14.741156" calcext:value-type="float">
            <text:p>14.741156</text:p>
          </table:table-cell>
          <table:table-cell office:value-type="float" office:value="20.041284" calcext:value-type="float">
            <text:p>20.041284</text:p>
          </table:table-cell>
          <table:table-cell office:value-type="float" office:value="16.183451" calcext:value-type="float">
            <text:p>16.183451</text:p>
          </table:table-cell>
          <table:table-cell office:value-type="float" office:value="9.516561" calcext:value-type="float">
            <text:p>9.516561</text:p>
          </table:table-cell>
          <table:table-cell office:value-type="float" office:value="16.723765" calcext:value-type="float">
            <text:p>16.723765</text:p>
          </table:table-cell>
          <table:table-cell office:value-type="float" office:value="17.666937" calcext:value-type="float">
            <text:p>17.666937</text:p>
          </table:table-cell>
          <table:table-cell office:value-type="float" office:value="21.597666" calcext:value-type="float">
            <text:p>21.597666</text:p>
          </table:table-cell>
          <table:table-cell office:value-type="float" office:value="21.06686" calcext:value-type="float">
            <text:p>21.06686</text:p>
          </table:table-cell>
          <table:table-cell office:value-type="float" office:value="14.578343" calcext:value-type="float">
            <text:p>14.578343</text:p>
          </table:table-cell>
          <table:table-cell office:value-type="float" office:value="22.943097" calcext:value-type="float">
            <text:p>22.943097</text:p>
          </table:table-cell>
          <table:table-cell office:value-type="float" office:value="17.562976" calcext:value-type="float">
            <text:p>17.562976</text:p>
          </table:table-cell>
          <table:table-cell office:value-type="float" office:value="23.059433" calcext:value-type="float">
            <text:p>23.059433</text:p>
          </table:table-cell>
          <table:table-cell office:value-type="float" office:value="21.981254" calcext:value-type="float">
            <text:p>21.981254</text:p>
          </table:table-cell>
        </table:table-row>
        <table:table-row table:style-name="ro1">
          <table:table-cell office:value-type="float" office:value="20.28099" calcext:value-type="float">
            <text:p>20.28099</text:p>
          </table:table-cell>
          <table:table-cell office:value-type="float" office:value="18.355634" calcext:value-type="float">
            <text:p>18.355634</text:p>
          </table:table-cell>
          <table:table-cell office:value-type="float" office:value="23.864712" calcext:value-type="float">
            <text:p>23.864712</text:p>
          </table:table-cell>
          <table:table-cell office:value-type="float" office:value="16.763864" calcext:value-type="float">
            <text:p>16.763864</text:p>
          </table:table-cell>
          <table:table-cell office:value-type="float" office:value="19.159912" calcext:value-type="float">
            <text:p>19.159912</text:p>
          </table:table-cell>
          <table:table-cell office:value-type="float" office:value="18.16046" calcext:value-type="float">
            <text:p>18.16046</text:p>
          </table:table-cell>
          <table:table-cell office:value-type="float" office:value="19.91442" calcext:value-type="float">
            <text:p>19.91442</text:p>
          </table:table-cell>
          <table:table-cell office:value-type="float" office:value="20.969734" calcext:value-type="float">
            <text:p>20.969734</text:p>
          </table:table-cell>
          <table:table-cell office:value-type="float" office:value="22.268145" calcext:value-type="float">
            <text:p>22.268145</text:p>
          </table:table-cell>
          <table:table-cell office:value-type="float" office:value="15.851096" calcext:value-type="float">
            <text:p>15.851096</text:p>
          </table:table-cell>
          <table:table-cell office:value-type="float" office:value="18.039079" calcext:value-type="float">
            <text:p>18.039079</text:p>
          </table:table-cell>
          <table:table-cell office:value-type="float" office:value="21.011282" calcext:value-type="float">
            <text:p>21.011282</text:p>
          </table:table-cell>
          <table:table-cell office:value-type="float" office:value="22.770835" calcext:value-type="float">
            <text:p>22.770835</text:p>
          </table:table-cell>
          <table:table-cell office:value-type="float" office:value="20.365591" calcext:value-type="float">
            <text:p>20.365591</text:p>
          </table:table-cell>
          <table:table-cell office:value-type="float" office:value="24.932812" calcext:value-type="float">
            <text:p>24.932812</text:p>
          </table:table-cell>
          <table:table-cell office:value-type="float" office:value="13.031916" calcext:value-type="float">
            <text:p>13.031916</text:p>
          </table:table-cell>
          <table:table-cell office:value-type="float" office:value="20.605729" calcext:value-type="float">
            <text:p>20.605729</text:p>
          </table:table-cell>
          <table:table-cell office:value-type="float" office:value="17.590597" calcext:value-type="float">
            <text:p>17.590597</text:p>
          </table:table-cell>
          <table:table-cell office:value-type="float" office:value="18.648449" calcext:value-type="float">
            <text:p>18.648449</text:p>
          </table:table-cell>
          <table:table-cell office:value-type="float" office:value="18.876967" calcext:value-type="float">
            <text:p>18.876967</text:p>
          </table:table-cell>
        </table:table-row>
        <table:table-row table:style-name="ro1">
          <table:table-cell office:value-type="float" office:value="18.492076" calcext:value-type="float">
            <text:p>18.492076</text:p>
          </table:table-cell>
          <table:table-cell office:value-type="float" office:value="19.916142" calcext:value-type="float">
            <text:p>19.916142</text:p>
          </table:table-cell>
          <table:table-cell office:value-type="float" office:value="22.101052" calcext:value-type="float">
            <text:p>22.101052</text:p>
          </table:table-cell>
          <table:table-cell office:value-type="float" office:value="15.582452" calcext:value-type="float">
            <text:p>15.582452</text:p>
          </table:table-cell>
          <table:table-cell office:value-type="float" office:value="15.194961" calcext:value-type="float">
            <text:p>15.194961</text:p>
          </table:table-cell>
          <table:table-cell office:value-type="float" office:value="13.295751" calcext:value-type="float">
            <text:p>13.295751</text:p>
          </table:table-cell>
          <table:table-cell office:value-type="float" office:value="18.279031" calcext:value-type="float">
            <text:p>18.279031</text:p>
          </table:table-cell>
          <table:table-cell office:value-type="float" office:value="20.902843" calcext:value-type="float">
            <text:p>20.902843</text:p>
          </table:table-cell>
          <table:table-cell office:value-type="float" office:value="19.150662" calcext:value-type="float">
            <text:p>19.150662</text:p>
          </table:table-cell>
          <table:table-cell office:value-type="float" office:value="18.792454" calcext:value-type="float">
            <text:p>18.792454</text:p>
          </table:table-cell>
          <table:table-cell office:value-type="float" office:value="17.988666" calcext:value-type="float">
            <text:p>17.988666</text:p>
          </table:table-cell>
          <table:table-cell office:value-type="float" office:value="13.519414" calcext:value-type="float">
            <text:p>13.519414</text:p>
          </table:table-cell>
          <table:table-cell office:value-type="float" office:value="15.214323" calcext:value-type="float">
            <text:p>15.214323</text:p>
          </table:table-cell>
          <table:table-cell office:value-type="float" office:value="18.720501" calcext:value-type="float">
            <text:p>18.720501</text:p>
          </table:table-cell>
          <table:table-cell office:value-type="float" office:value="15.116515" calcext:value-type="float">
            <text:p>15.116515</text:p>
          </table:table-cell>
          <table:table-cell office:value-type="float" office:value="18.280623" calcext:value-type="float">
            <text:p>18.280623</text:p>
          </table:table-cell>
          <table:table-cell office:value-type="float" office:value="14.825033" calcext:value-type="float">
            <text:p>14.825033</text:p>
          </table:table-cell>
          <table:table-cell office:value-type="float" office:value="17.451066" calcext:value-type="float">
            <text:p>17.451066</text:p>
          </table:table-cell>
          <table:table-cell office:value-type="float" office:value="15.574609" calcext:value-type="float">
            <text:p>15.574609</text:p>
          </table:table-cell>
          <table:table-cell office:value-type="float" office:value="18.702023" calcext:value-type="float">
            <text:p>18.702023</text:p>
          </table:table-cell>
        </table:table-row>
        <table:table-row table:style-name="ro1">
          <table:table-cell office:value-type="float" office:value="21.954133" calcext:value-type="float">
            <text:p>21.954133</text:p>
          </table:table-cell>
          <table:table-cell office:value-type="float" office:value="18.329917" calcext:value-type="float">
            <text:p>18.329917</text:p>
          </table:table-cell>
          <table:table-cell office:value-type="float" office:value="24.731154" calcext:value-type="float">
            <text:p>24.731154</text:p>
          </table:table-cell>
          <table:table-cell office:value-type="float" office:value="9.429892" calcext:value-type="float">
            <text:p>9.429892</text:p>
          </table:table-cell>
          <table:table-cell office:value-type="float" office:value="21.610678" calcext:value-type="float">
            <text:p>21.610678</text:p>
          </table:table-cell>
          <table:table-cell office:value-type="float" office:value="16.524335" calcext:value-type="float">
            <text:p>16.524335</text:p>
          </table:table-cell>
          <table:table-cell office:value-type="float" office:value="13.961537" calcext:value-type="float">
            <text:p>13.961537</text:p>
          </table:table-cell>
          <table:table-cell office:value-type="float" office:value="18.972429" calcext:value-type="float">
            <text:p>18.972429</text:p>
          </table:table-cell>
          <table:table-cell office:value-type="float" office:value="19.026552" calcext:value-type="float">
            <text:p>19.026552</text:p>
          </table:table-cell>
          <table:table-cell office:value-type="float" office:value="13.584241" calcext:value-type="float">
            <text:p>13.584241</text:p>
          </table:table-cell>
          <table:table-cell office:value-type="float" office:value="15.69148" calcext:value-type="float">
            <text:p>15.69148</text:p>
          </table:table-cell>
          <table:table-cell office:value-type="float" office:value="21.117515" calcext:value-type="float">
            <text:p>21.117515</text:p>
          </table:table-cell>
          <table:table-cell office:value-type="float" office:value="20.364109" calcext:value-type="float">
            <text:p>20.364109</text:p>
          </table:table-cell>
          <table:table-cell office:value-type="float" office:value="19.954809" calcext:value-type="float">
            <text:p>19.954809</text:p>
          </table:table-cell>
          <table:table-cell office:value-type="float" office:value="20.105855" calcext:value-type="float">
            <text:p>20.105855</text:p>
          </table:table-cell>
          <table:table-cell office:value-type="float" office:value="15.622915" calcext:value-type="float">
            <text:p>15.622915</text:p>
          </table:table-cell>
          <table:table-cell office:value-type="float" office:value="17.083594" calcext:value-type="float">
            <text:p>17.083594</text:p>
          </table:table-cell>
          <table:table-cell office:value-type="float" office:value="14.09741" calcext:value-type="float">
            <text:p>14.09741</text:p>
          </table:table-cell>
          <table:table-cell office:value-type="float" office:value="20.119335" calcext:value-type="float">
            <text:p>20.119335</text:p>
          </table:table-cell>
          <table:table-cell office:value-type="float" office:value="14.884463" calcext:value-type="float">
            <text:p>14.884463</text:p>
          </table:table-cell>
        </table:table-row>
        <table:table-row table:style-name="ro1">
          <table:table-cell office:value-type="float" office:value="23.979155" calcext:value-type="float">
            <text:p>23.979155</text:p>
          </table:table-cell>
          <table:table-cell office:value-type="float" office:value="17.141415" calcext:value-type="float">
            <text:p>17.141415</text:p>
          </table:table-cell>
          <table:table-cell office:value-type="float" office:value="23.742945" calcext:value-type="float">
            <text:p>23.742945</text:p>
          </table:table-cell>
          <table:table-cell office:value-type="float" office:value="15.502605" calcext:value-type="float">
            <text:p>15.502605</text:p>
          </table:table-cell>
          <table:table-cell office:value-type="float" office:value="19.45683" calcext:value-type="float">
            <text:p>19.45683</text:p>
          </table:table-cell>
          <table:table-cell office:value-type="float" office:value="18.624472" calcext:value-type="float">
            <text:p>18.624472</text:p>
          </table:table-cell>
          <table:table-cell office:value-type="float" office:value="16.452793" calcext:value-type="float">
            <text:p>16.452793</text:p>
          </table:table-cell>
          <table:table-cell office:value-type="float" office:value="18.134003" calcext:value-type="float">
            <text:p>18.134003</text:p>
          </table:table-cell>
          <table:table-cell office:value-type="float" office:value="20.61994" calcext:value-type="float">
            <text:p>20.61994</text:p>
          </table:table-cell>
          <table:table-cell office:value-type="float" office:value="16.872586" calcext:value-type="float">
            <text:p>16.872586</text:p>
          </table:table-cell>
          <table:table-cell office:value-type="float" office:value="18.1783" calcext:value-type="float">
            <text:p>18.1783</text:p>
          </table:table-cell>
          <table:table-cell office:value-type="float" office:value="17.573283" calcext:value-type="float">
            <text:p>17.573283</text:p>
          </table:table-cell>
          <table:table-cell office:value-type="float" office:value="20.68719" calcext:value-type="float">
            <text:p>20.68719</text:p>
          </table:table-cell>
          <table:table-cell office:value-type="float" office:value="21.655078" calcext:value-type="float">
            <text:p>21.655078</text:p>
          </table:table-cell>
          <table:table-cell office:value-type="float" office:value="16.763795" calcext:value-type="float">
            <text:p>16.763795</text:p>
          </table:table-cell>
          <table:table-cell office:value-type="float" office:value="18.509357" calcext:value-type="float">
            <text:p>18.509357</text:p>
          </table:table-cell>
          <table:table-cell office:value-type="float" office:value="16.775869" calcext:value-type="float">
            <text:p>16.775869</text:p>
          </table:table-cell>
          <table:table-cell office:value-type="float" office:value="19.032166" calcext:value-type="float">
            <text:p>19.032166</text:p>
          </table:table-cell>
          <table:table-cell office:value-type="float" office:value="14.254963" calcext:value-type="float">
            <text:p>14.254963</text:p>
          </table:table-cell>
          <table:table-cell office:value-type="float" office:value="16.611704" calcext:value-type="float">
            <text:p>16.611704</text:p>
          </table:table-cell>
        </table:table-row>
        <table:table-row table:style-name="ro1">
          <table:table-cell office:value-type="float" office:value="18.509435" calcext:value-type="float">
            <text:p>18.509435</text:p>
          </table:table-cell>
          <table:table-cell office:value-type="float" office:value="17.557906" calcext:value-type="float">
            <text:p>17.557906</text:p>
          </table:table-cell>
          <table:table-cell office:value-type="float" office:value="18.97625" calcext:value-type="float">
            <text:p>18.97625</text:p>
          </table:table-cell>
          <table:table-cell office:value-type="float" office:value="17.595785" calcext:value-type="float">
            <text:p>17.595785</text:p>
          </table:table-cell>
          <table:table-cell office:value-type="float" office:value="18.795729" calcext:value-type="float">
            <text:p>18.795729</text:p>
          </table:table-cell>
          <table:table-cell office:value-type="float" office:value="13.319864" calcext:value-type="float">
            <text:p>13.319864</text:p>
          </table:table-cell>
          <table:table-cell office:value-type="float" office:value="16.768634" calcext:value-type="float">
            <text:p>16.768634</text:p>
          </table:table-cell>
          <table:table-cell office:value-type="float" office:value="18.665795" calcext:value-type="float">
            <text:p>18.665795</text:p>
          </table:table-cell>
          <table:table-cell office:value-type="float" office:value="20.830625" calcext:value-type="float">
            <text:p>20.830625</text:p>
          </table:table-cell>
          <table:table-cell office:value-type="float" office:value="17.737254" calcext:value-type="float">
            <text:p>17.737254</text:p>
          </table:table-cell>
          <table:table-cell office:value-type="float" office:value="19.380971" calcext:value-type="float">
            <text:p>19.380971</text:p>
          </table:table-cell>
          <table:table-cell office:value-type="float" office:value="16.430882" calcext:value-type="float">
            <text:p>16.430882</text:p>
          </table:table-cell>
          <table:table-cell office:value-type="float" office:value="15.948394" calcext:value-type="float">
            <text:p>15.948394</text:p>
          </table:table-cell>
          <table:table-cell office:value-type="float" office:value="13.545325" calcext:value-type="float">
            <text:p>13.545325</text:p>
          </table:table-cell>
          <table:table-cell office:value-type="float" office:value="13.71619" calcext:value-type="float">
            <text:p>13.71619</text:p>
          </table:table-cell>
          <table:table-cell office:value-type="float" office:value="20.298505" calcext:value-type="float">
            <text:p>20.298505</text:p>
          </table:table-cell>
          <table:table-cell office:value-type="float" office:value="12.36219" calcext:value-type="float">
            <text:p>12.36219</text:p>
          </table:table-cell>
          <table:table-cell office:value-type="float" office:value="14.26472" calcext:value-type="float">
            <text:p>14.26472</text:p>
          </table:table-cell>
          <table:table-cell office:value-type="float" office:value="17.104501" calcext:value-type="float">
            <text:p>17.104501</text:p>
          </table:table-cell>
          <table:table-cell office:value-type="float" office:value="18.64977" calcext:value-type="float">
            <text:p>18.64977</text:p>
          </table:table-cell>
        </table:table-row>
        <table:table-row table:style-name="ro1">
          <table:table-cell office:value-type="float" office:value="18.268549" calcext:value-type="float">
            <text:p>18.268549</text:p>
          </table:table-cell>
          <table:table-cell office:value-type="float" office:value="20.352099" calcext:value-type="float">
            <text:p>20.352099</text:p>
          </table:table-cell>
          <table:table-cell office:value-type="float" office:value="20.474214" calcext:value-type="float">
            <text:p>20.474214</text:p>
          </table:table-cell>
          <table:table-cell office:value-type="float" office:value="17.421813" calcext:value-type="float">
            <text:p>17.421813</text:p>
          </table:table-cell>
          <table:table-cell office:value-type="float" office:value="16.907036" calcext:value-type="float">
            <text:p>16.907036</text:p>
          </table:table-cell>
          <table:table-cell office:value-type="float" office:value="18.203004" calcext:value-type="float">
            <text:p>18.203004</text:p>
          </table:table-cell>
          <table:table-cell office:value-type="float" office:value="14.524074" calcext:value-type="float">
            <text:p>14.524074</text:p>
          </table:table-cell>
          <table:table-cell office:value-type="float" office:value="15.245382" calcext:value-type="float">
            <text:p>15.245382</text:p>
          </table:table-cell>
          <table:table-cell office:value-type="float" office:value="12.803778" calcext:value-type="float">
            <text:p>12.803778</text:p>
          </table:table-cell>
          <table:table-cell office:value-type="float" office:value="14.023693" calcext:value-type="float">
            <text:p>14.023693</text:p>
          </table:table-cell>
          <table:table-cell office:value-type="float" office:value="20.695225" calcext:value-type="float">
            <text:p>20.695225</text:p>
          </table:table-cell>
          <table:table-cell office:value-type="float" office:value="17.393839" calcext:value-type="float">
            <text:p>17.393839</text:p>
          </table:table-cell>
          <table:table-cell office:value-type="float" office:value="13.003305" calcext:value-type="float">
            <text:p>13.003305</text:p>
          </table:table-cell>
          <table:table-cell office:value-type="float" office:value="19.726695" calcext:value-type="float">
            <text:p>19.726695</text:p>
          </table:table-cell>
          <table:table-cell office:value-type="float" office:value="16.089968" calcext:value-type="float">
            <text:p>16.089968</text:p>
          </table:table-cell>
          <table:table-cell office:value-type="float" office:value="16.235175" calcext:value-type="float">
            <text:p>16.235175</text:p>
          </table:table-cell>
          <table:table-cell office:value-type="float" office:value="14.29641" calcext:value-type="float">
            <text:p>14.29641</text:p>
          </table:table-cell>
          <table:table-cell office:value-type="float" office:value="12.645697" calcext:value-type="float">
            <text:p>12.645697</text:p>
          </table:table-cell>
          <table:table-cell office:value-type="float" office:value="16.313021" calcext:value-type="float">
            <text:p>16.313021</text:p>
          </table:table-cell>
          <table:table-cell office:value-type="float" office:value="16.133895" calcext:value-type="float">
            <text:p>16.133895</text:p>
          </table:table-cell>
        </table:table-row>
        <table:table-row table:style-name="ro1">
          <table:table-cell office:value-type="float" office:value="20.373742" calcext:value-type="float">
            <text:p>20.373742</text:p>
          </table:table-cell>
          <table:table-cell office:value-type="float" office:value="17.502594" calcext:value-type="float">
            <text:p>17.502594</text:p>
          </table:table-cell>
          <table:table-cell office:value-type="float" office:value="14.596511" calcext:value-type="float">
            <text:p>14.596511</text:p>
          </table:table-cell>
          <table:table-cell office:value-type="float" office:value="12.799273" calcext:value-type="float">
            <text:p>12.799273</text:p>
          </table:table-cell>
          <table:table-cell office:value-type="float" office:value="13.984048" calcext:value-type="float">
            <text:p>13.984048</text:p>
          </table:table-cell>
          <table:table-cell office:value-type="float" office:value="20.046259" calcext:value-type="float">
            <text:p>20.046259</text:p>
          </table:table-cell>
          <table:table-cell office:value-type="float" office:value="11.570375" calcext:value-type="float">
            <text:p>11.570375</text:p>
          </table:table-cell>
          <table:table-cell office:value-type="float" office:value="13.668528" calcext:value-type="float">
            <text:p>13.668528</text:p>
          </table:table-cell>
          <table:table-cell office:value-type="float" office:value="18.764284" calcext:value-type="float">
            <text:p>18.764284</text:p>
          </table:table-cell>
          <table:table-cell office:value-type="float" office:value="18.585745" calcext:value-type="float">
            <text:p>18.585745</text:p>
          </table:table-cell>
          <table:table-cell office:value-type="float" office:value="19.449063" calcext:value-type="float">
            <text:p>19.449063</text:p>
          </table:table-cell>
          <table:table-cell office:value-type="float" office:value="17.103255" calcext:value-type="float">
            <text:p>17.103255</text:p>
          </table:table-cell>
          <table:table-cell office:value-type="float" office:value="19.955752" calcext:value-type="float">
            <text:p>19.955752</text:p>
          </table:table-cell>
          <table:table-cell office:value-type="float" office:value="18.3565" calcext:value-type="float">
            <text:p>18.3565</text:p>
          </table:table-cell>
          <table:table-cell office:value-type="float" office:value="17.506196" calcext:value-type="float">
            <text:p>17.506196</text:p>
          </table:table-cell>
          <table:table-cell office:value-type="float" office:value="18.059949" calcext:value-type="float">
            <text:p>18.059949</text:p>
          </table:table-cell>
          <table:table-cell office:value-type="float" office:value="15.56311" calcext:value-type="float">
            <text:p>15.56311</text:p>
          </table:table-cell>
          <table:table-cell office:value-type="float" office:value="10.765132" calcext:value-type="float">
            <text:p>10.765132</text:p>
          </table:table-cell>
          <table:table-cell office:value-type="float" office:value="17.86351" calcext:value-type="float">
            <text:p>17.86351</text:p>
          </table:table-cell>
          <table:table-cell office:value-type="float" office:value="13.799787" calcext:value-type="float">
            <text:p>13.799787</text:p>
          </table:table-cell>
        </table:table-row>
        <table:table-row table:style-name="ro1">
          <table:table-cell office:value-type="float" office:value="13.691661" calcext:value-type="float">
            <text:p>13.691661</text:p>
          </table:table-cell>
          <table:table-cell office:value-type="float" office:value="18.931935" calcext:value-type="float">
            <text:p>18.931935</text:p>
          </table:table-cell>
          <table:table-cell office:value-type="float" office:value="18.134487" calcext:value-type="float">
            <text:p>18.134487</text:p>
          </table:table-cell>
          <table:table-cell office:value-type="float" office:value="19.558684" calcext:value-type="float">
            <text:p>19.558684</text:p>
          </table:table-cell>
          <table:table-cell office:value-type="float" office:value="16.950846" calcext:value-type="float">
            <text:p>16.950846</text:p>
          </table:table-cell>
          <table:table-cell office:value-type="float" office:value="13.055254" calcext:value-type="float">
            <text:p>13.055254</text:p>
          </table:table-cell>
          <table:table-cell office:value-type="float" office:value="15.298564" calcext:value-type="float">
            <text:p>15.298564</text:p>
          </table:table-cell>
          <table:table-cell office:value-type="float" office:value="12.052014" calcext:value-type="float">
            <text:p>12.052014</text:p>
          </table:table-cell>
          <table:table-cell office:value-type="float" office:value="19.214785" calcext:value-type="float">
            <text:p>19.214785</text:p>
          </table:table-cell>
          <table:table-cell office:value-type="float" office:value="12.429447" calcext:value-type="float">
            <text:p>12.429447</text:p>
          </table:table-cell>
          <table:table-cell office:value-type="float" office:value="14.461585" calcext:value-type="float">
            <text:p>14.461585</text:p>
          </table:table-cell>
          <table:table-cell office:value-type="float" office:value="21.178069" calcext:value-type="float">
            <text:p>21.178069</text:p>
          </table:table-cell>
          <table:table-cell office:value-type="float" office:value="16.912478" calcext:value-type="float">
            <text:p>16.912478</text:p>
          </table:table-cell>
          <table:table-cell office:value-type="float" office:value="17.04324" calcext:value-type="float">
            <text:p>17.04324</text:p>
          </table:table-cell>
          <table:table-cell office:value-type="float" office:value="17.350938" calcext:value-type="float">
            <text:p>17.350938</text:p>
          </table:table-cell>
          <table:table-cell office:value-type="float" office:value="16.871428" calcext:value-type="float">
            <text:p>16.871428</text:p>
          </table:table-cell>
          <table:table-cell office:value-type="float" office:value="14.299741" calcext:value-type="float">
            <text:p>14.299741</text:p>
          </table:table-cell>
          <table:table-cell office:value-type="float" office:value="16.57714" calcext:value-type="float">
            <text:p>16.57714</text:p>
          </table:table-cell>
          <table:table-cell office:value-type="float" office:value="12.732873" calcext:value-type="float">
            <text:p>12.732873</text:p>
          </table:table-cell>
          <table:table-cell office:value-type="float" office:value="19.496581" calcext:value-type="float">
            <text:p>19.496581</text:p>
          </table:table-cell>
        </table:table-row>
        <table:table-row table:style-name="ro1">
          <table:table-cell office:value-type="float" office:value="13.191235" calcext:value-type="float">
            <text:p>13.191235</text:p>
          </table:table-cell>
          <table:table-cell office:value-type="float" office:value="17.384479" calcext:value-type="float">
            <text:p>17.384479</text:p>
          </table:table-cell>
          <table:table-cell office:value-type="float" office:value="12.932234" calcext:value-type="float">
            <text:p>12.932234</text:p>
          </table:table-cell>
          <table:table-cell office:value-type="float" office:value="14.12662" calcext:value-type="float">
            <text:p>14.12662</text:p>
          </table:table-cell>
          <table:table-cell office:value-type="float" office:value="17.067872" calcext:value-type="float">
            <text:p>17.067872</text:p>
          </table:table-cell>
          <table:table-cell office:value-type="float" office:value="17.47318" calcext:value-type="float">
            <text:p>17.47318</text:p>
          </table:table-cell>
          <table:table-cell office:value-type="float" office:value="11.854383" calcext:value-type="float">
            <text:p>11.854383</text:p>
          </table:table-cell>
          <table:table-cell office:value-type="float" office:value="14.875604" calcext:value-type="float">
            <text:p>14.875604</text:p>
          </table:table-cell>
          <table:table-cell office:value-type="float" office:value="14.259922" calcext:value-type="float">
            <text:p>14.259922</text:p>
          </table:table-cell>
          <table:table-cell office:value-type="float" office:value="13.752253" calcext:value-type="float">
            <text:p>13.752253</text:p>
          </table:table-cell>
          <table:table-cell office:value-type="float" office:value="17.557931" calcext:value-type="float">
            <text:p>17.557931</text:p>
          </table:table-cell>
          <table:table-cell office:value-type="float" office:value="16.162888" calcext:value-type="float">
            <text:p>16.162888</text:p>
          </table:table-cell>
          <table:table-cell office:value-type="float" office:value="16.361675" calcext:value-type="float">
            <text:p>16.361675</text:p>
          </table:table-cell>
          <table:table-cell office:value-type="float" office:value="16.174626" calcext:value-type="float">
            <text:p>16.174626</text:p>
          </table:table-cell>
          <table:table-cell office:value-type="float" office:value="14.162636" calcext:value-type="float">
            <text:p>14.162636</text:p>
          </table:table-cell>
          <table:table-cell office:value-type="float" office:value="13.534346" calcext:value-type="float">
            <text:p>13.534346</text:p>
          </table:table-cell>
          <table:table-cell office:value-type="float" office:value="15.322111" calcext:value-type="float">
            <text:p>15.322111</text:p>
          </table:table-cell>
          <table:table-cell office:value-type="float" office:value="15.858017" calcext:value-type="float">
            <text:p>15.858017</text:p>
          </table:table-cell>
          <table:table-cell office:value-type="float" office:value="15.836832" calcext:value-type="float">
            <text:p>15.836832</text:p>
          </table:table-cell>
          <table:table-cell office:value-type="float" office:value="14.332318" calcext:value-type="float">
            <text:p>14.332318</text:p>
          </table:table-cell>
        </table:table-row>
        <table:table-row table:style-name="ro1">
          <table:table-cell office:value-type="float" office:value="18.811241" calcext:value-type="float">
            <text:p>18.811241</text:p>
          </table:table-cell>
          <table:table-cell office:value-type="float" office:value="12.396161" calcext:value-type="float">
            <text:p>12.396161</text:p>
          </table:table-cell>
          <table:table-cell office:value-type="float" office:value="16.087682" calcext:value-type="float">
            <text:p>16.087682</text:p>
          </table:table-cell>
          <table:table-cell office:value-type="float" office:value="12.348133" calcext:value-type="float">
            <text:p>12.348133</text:p>
          </table:table-cell>
          <table:table-cell office:value-type="float" office:value="12.904622" calcext:value-type="float">
            <text:p>12.904622</text:p>
          </table:table-cell>
          <table:table-cell office:value-type="float" office:value="14.991272" calcext:value-type="float">
            <text:p>14.991272</text:p>
          </table:table-cell>
          <table:table-cell office:value-type="float" office:value="10.13146" calcext:value-type="float">
            <text:p>10.13146</text:p>
          </table:table-cell>
          <table:table-cell office:value-type="float" office:value="15.012986" calcext:value-type="float">
            <text:p>15.012986</text:p>
          </table:table-cell>
          <table:table-cell office:value-type="float" office:value="15.890828" calcext:value-type="float">
            <text:p>15.890828</text:p>
          </table:table-cell>
          <table:table-cell office:value-type="float" office:value="13.224912" calcext:value-type="float">
            <text:p>13.224912</text:p>
          </table:table-cell>
          <table:table-cell office:value-type="float" office:value="15.815737" calcext:value-type="float">
            <text:p>15.815737</text:p>
          </table:table-cell>
          <table:table-cell office:value-type="float" office:value="16.007106" calcext:value-type="float">
            <text:p>16.007106</text:p>
          </table:table-cell>
          <table:table-cell office:value-type="float" office:value="17.702314" calcext:value-type="float">
            <text:p>17.702314</text:p>
          </table:table-cell>
          <table:table-cell office:value-type="float" office:value="18.279744" calcext:value-type="float">
            <text:p>18.279744</text:p>
          </table:table-cell>
          <table:table-cell office:value-type="float" office:value="12.492626" calcext:value-type="float">
            <text:p>12.492626</text:p>
          </table:table-cell>
          <table:table-cell office:value-type="float" office:value="16.085612" calcext:value-type="float">
            <text:p>16.085612</text:p>
          </table:table-cell>
          <table:table-cell office:value-type="float" office:value="15.833686" calcext:value-type="float">
            <text:p>15.833686</text:p>
          </table:table-cell>
          <table:table-cell office:value-type="float" office:value="15.915558" calcext:value-type="float">
            <text:p>15.915558</text:p>
          </table:table-cell>
          <table:table-cell office:value-type="float" office:value="16.663242" calcext:value-type="float">
            <text:p>16.663242</text:p>
          </table:table-cell>
          <table:table-cell office:value-type="float" office:value="23.072881" calcext:value-type="float">
            <text:p>23.072881</text:p>
          </table:table-cell>
        </table:table-row>
        <table:table-row table:style-name="ro1">
          <table:table-cell office:value-type="float" office:value="13.711421" calcext:value-type="float">
            <text:p>13.711421</text:p>
          </table:table-cell>
          <table:table-cell office:value-type="float" office:value="17.298273" calcext:value-type="float">
            <text:p>17.298273</text:p>
          </table:table-cell>
          <table:table-cell office:value-type="float" office:value="13.349623" calcext:value-type="float">
            <text:p>13.349623</text:p>
          </table:table-cell>
          <table:table-cell office:value-type="float" office:value="13.450951" calcext:value-type="float">
            <text:p>13.450951</text:p>
          </table:table-cell>
          <table:table-cell office:value-type="float" office:value="13.820293" calcext:value-type="float">
            <text:p>13.820293</text:p>
          </table:table-cell>
          <table:table-cell office:value-type="float" office:value="16.399071" calcext:value-type="float">
            <text:p>16.399071</text:p>
          </table:table-cell>
          <table:table-cell office:value-type="float" office:value="11.243744" calcext:value-type="float">
            <text:p>11.243744</text:p>
          </table:table-cell>
          <table:table-cell office:value-type="float" office:value="14.569743" calcext:value-type="float">
            <text:p>14.569743</text:p>
          </table:table-cell>
          <table:table-cell office:value-type="float" office:value="14.942419" calcext:value-type="float">
            <text:p>14.942419</text:p>
          </table:table-cell>
          <table:table-cell office:value-type="float" office:value="18.448111" calcext:value-type="float">
            <text:p>18.448111</text:p>
          </table:table-cell>
          <table:table-cell office:value-type="float" office:value="10.779021" calcext:value-type="float">
            <text:p>10.779021</text:p>
          </table:table-cell>
          <table:table-cell office:value-type="float" office:value="15.090192" calcext:value-type="float">
            <text:p>15.090192</text:p>
          </table:table-cell>
          <table:table-cell office:value-type="float" office:value="18.41893" calcext:value-type="float">
            <text:p>18.41893</text:p>
          </table:table-cell>
          <table:table-cell office:value-type="float" office:value="15.604971" calcext:value-type="float">
            <text:p>15.604971</text:p>
          </table:table-cell>
          <table:table-cell office:value-type="float" office:value="15.133456" calcext:value-type="float">
            <text:p>15.133456</text:p>
          </table:table-cell>
          <table:table-cell office:value-type="float" office:value="15.62507" calcext:value-type="float">
            <text:p>15.62507</text:p>
          </table:table-cell>
          <table:table-cell office:value-type="float" office:value="15.239316" calcext:value-type="float">
            <text:p>15.239316</text:p>
          </table:table-cell>
          <table:table-cell office:value-type="float" office:value="15.200476" calcext:value-type="float">
            <text:p>15.200476</text:p>
          </table:table-cell>
          <table:table-cell office:value-type="float" office:value="18.886217" calcext:value-type="float">
            <text:p>18.886217</text:p>
          </table:table-cell>
          <table:table-cell office:value-type="float" office:value="33.295153" calcext:value-type="float">
            <text:p>33.295153</text:p>
          </table:table-cell>
        </table:table-row>
        <table:table-row table:style-name="ro1">
          <table:table-cell office:value-type="float" office:value="11.25206" calcext:value-type="float">
            <text:p>11.25206</text:p>
          </table:table-cell>
          <table:table-cell office:value-type="float" office:value="15.928294" calcext:value-type="float">
            <text:p>15.928294</text:p>
          </table:table-cell>
          <table:table-cell office:value-type="float" office:value="12.122736" calcext:value-type="float">
            <text:p>12.122736</text:p>
          </table:table-cell>
          <table:table-cell office:value-type="float" office:value="15.848467" calcext:value-type="float">
            <text:p>15.848467</text:p>
          </table:table-cell>
          <table:table-cell office:value-type="float" office:value="13.658535" calcext:value-type="float">
            <text:p>13.658535</text:p>
          </table:table-cell>
          <table:table-cell office:value-type="float" office:value="13.725079" calcext:value-type="float">
            <text:p>13.725079</text:p>
          </table:table-cell>
          <table:table-cell office:value-type="float" office:value="12.252646" calcext:value-type="float">
            <text:p>12.252646</text:p>
          </table:table-cell>
          <table:table-cell office:value-type="float" office:value="11.957536" calcext:value-type="float">
            <text:p>11.957536</text:p>
          </table:table-cell>
          <table:table-cell office:value-type="float" office:value="9.919345" calcext:value-type="float">
            <text:p>9.919345</text:p>
          </table:table-cell>
          <table:table-cell office:value-type="float" office:value="12.704183" calcext:value-type="float">
            <text:p>12.704183</text:p>
          </table:table-cell>
          <table:table-cell office:value-type="float" office:value="14.457635" calcext:value-type="float">
            <text:p>14.457635</text:p>
          </table:table-cell>
          <table:table-cell office:value-type="float" office:value="16.791881" calcext:value-type="float">
            <text:p>16.791881</text:p>
          </table:table-cell>
          <table:table-cell office:value-type="float" office:value="14.695486" calcext:value-type="float">
            <text:p>14.695486</text:p>
          </table:table-cell>
          <table:table-cell office:value-type="float" office:value="16.781696" calcext:value-type="float">
            <text:p>16.781696</text:p>
          </table:table-cell>
          <table:table-cell office:value-type="float" office:value="12.011746" calcext:value-type="float">
            <text:p>12.011746</text:p>
          </table:table-cell>
          <table:table-cell office:value-type="float" office:value="16.166344" calcext:value-type="float">
            <text:p>16.166344</text:p>
          </table:table-cell>
          <table:table-cell office:value-type="float" office:value="14.626466" calcext:value-type="float">
            <text:p>14.626466</text:p>
          </table:table-cell>
          <table:table-cell office:value-type="float" office:value="15.098967" calcext:value-type="float">
            <text:p>15.098967</text:p>
          </table:table-cell>
          <table:table-cell office:value-type="float" office:value="14.709055" calcext:value-type="float">
            <text:p>14.709055</text:p>
          </table:table-cell>
          <table:table-cell office:value-type="float" office:value="32.390561" calcext:value-type="float">
            <text:p>32.390561</text:p>
          </table:table-cell>
        </table:table-row>
        <table:table-row table:style-name="ro1">
          <table:table-cell office:value-type="float" office:value="16.072369" calcext:value-type="float">
            <text:p>16.072369</text:p>
          </table:table-cell>
          <table:table-cell office:value-type="float" office:value="16.533352" calcext:value-type="float">
            <text:p>16.533352</text:p>
          </table:table-cell>
          <table:table-cell office:value-type="float" office:value="9.598686" calcext:value-type="float">
            <text:p>9.598686</text:p>
          </table:table-cell>
          <table:table-cell office:value-type="float" office:value="14.544573" calcext:value-type="float">
            <text:p>14.544573</text:p>
          </table:table-cell>
          <table:table-cell office:value-type="float" office:value="13.924467" calcext:value-type="float">
            <text:p>13.924467</text:p>
          </table:table-cell>
          <table:table-cell office:value-type="float" office:value="10.770132" calcext:value-type="float">
            <text:p>10.770132</text:p>
          </table:table-cell>
          <table:table-cell office:value-type="float" office:value="9.282009" calcext:value-type="float">
            <text:p>9.282009</text:p>
          </table:table-cell>
          <table:table-cell office:value-type="float" office:value="8.661289" calcext:value-type="float">
            <text:p>8.661289</text:p>
          </table:table-cell>
          <table:table-cell office:value-type="float" office:value="15.305036" calcext:value-type="float">
            <text:p>15.305036</text:p>
          </table:table-cell>
          <table:table-cell office:value-type="float" office:value="12.116668" calcext:value-type="float">
            <text:p>12.116668</text:p>
          </table:table-cell>
          <table:table-cell office:value-type="float" office:value="17.28423" calcext:value-type="float">
            <text:p>17.28423</text:p>
          </table:table-cell>
          <table:table-cell office:value-type="float" office:value="14.699561" calcext:value-type="float">
            <text:p>14.699561</text:p>
          </table:table-cell>
          <table:table-cell office:value-type="float" office:value="15.401381" calcext:value-type="float">
            <text:p>15.401381</text:p>
          </table:table-cell>
          <table:table-cell office:value-type="float" office:value="12.590642" calcext:value-type="float">
            <text:p>12.590642</text:p>
          </table:table-cell>
          <table:table-cell office:value-type="float" office:value="7.049618" calcext:value-type="float">
            <text:p>7.049618</text:p>
          </table:table-cell>
          <table:table-cell office:value-type="float" office:value="11.861363" calcext:value-type="float">
            <text:p>11.861363</text:p>
          </table:table-cell>
          <table:table-cell office:value-type="float" office:value="9.568792" calcext:value-type="float">
            <text:p>9.568792</text:p>
          </table:table-cell>
          <table:table-cell office:value-type="float" office:value="12.182911" calcext:value-type="float">
            <text:p>12.182911</text:p>
          </table:table-cell>
          <table:table-cell office:value-type="float" office:value="16.753041" calcext:value-type="float">
            <text:p>16.753041</text:p>
          </table:table-cell>
          <table:table-cell office:value-type="float" office:value="31.616823" calcext:value-type="float">
            <text:p>31.616823</text:p>
          </table:table-cell>
        </table:table-row>
        <table:table-row table:style-name="ro1">
          <table:table-cell office:value-type="float" office:value="11.985225" calcext:value-type="float">
            <text:p>11.985225</text:p>
          </table:table-cell>
          <table:table-cell office:value-type="float" office:value="12.181789" calcext:value-type="float">
            <text:p>12.181789</text:p>
          </table:table-cell>
          <table:table-cell office:value-type="float" office:value="14.563442" calcext:value-type="float">
            <text:p>14.563442</text:p>
          </table:table-cell>
          <table:table-cell office:value-type="float" office:value="12.078099" calcext:value-type="float">
            <text:p>12.078099</text:p>
          </table:table-cell>
          <table:table-cell office:value-type="float" office:value="8.035389" calcext:value-type="float">
            <text:p>8.035389</text:p>
          </table:table-cell>
          <table:table-cell office:value-type="float" office:value="10.301456" calcext:value-type="float">
            <text:p>10.301456</text:p>
          </table:table-cell>
          <table:table-cell office:value-type="float" office:value="10.705718" calcext:value-type="float">
            <text:p>10.705718</text:p>
          </table:table-cell>
          <table:table-cell office:value-type="float" office:value="9.879072" calcext:value-type="float">
            <text:p>9.879072</text:p>
          </table:table-cell>
          <table:table-cell office:value-type="float" office:value="9.875296" calcext:value-type="float">
            <text:p>9.875296</text:p>
          </table:table-cell>
          <table:table-cell office:value-type="float" office:value="13.441102" calcext:value-type="float">
            <text:p>13.441102</text:p>
          </table:table-cell>
          <table:table-cell office:value-type="float" office:value="11.559997" calcext:value-type="float">
            <text:p>11.559997</text:p>
          </table:table-cell>
          <table:table-cell office:value-type="float" office:value="14.188922" calcext:value-type="float">
            <text:p>14.188922</text:p>
          </table:table-cell>
          <table:table-cell office:value-type="float" office:value="14.14512" calcext:value-type="float">
            <text:p>14.14512</text:p>
          </table:table-cell>
          <table:table-cell office:value-type="float" office:value="9.667035" calcext:value-type="float">
            <text:p>9.667035</text:p>
          </table:table-cell>
          <table:table-cell office:value-type="float" office:value="14.870625" calcext:value-type="float">
            <text:p>14.870625</text:p>
          </table:table-cell>
          <table:table-cell office:value-type="float" office:value="11.917102" calcext:value-type="float">
            <text:p>11.917102</text:p>
          </table:table-cell>
          <table:table-cell office:value-type="float" office:value="12.077387" calcext:value-type="float">
            <text:p>12.077387</text:p>
          </table:table-cell>
          <table:table-cell office:value-type="float" office:value="12.107225" calcext:value-type="float">
            <text:p>12.107225</text:p>
          </table:table-cell>
          <table:table-cell office:value-type="float" office:value="11.47448" calcext:value-type="float">
            <text:p>11.47448</text:p>
          </table:table-cell>
          <table:table-cell office:value-type="float" office:value="30.561693" calcext:value-type="float">
            <text:p>30.561693</text:p>
          </table:table-cell>
        </table:table-row>
        <table:table-row table:style-name="ro1">
          <table:table-cell office:value-type="float" office:value="14.097773" calcext:value-type="float">
            <text:p>14.097773</text:p>
          </table:table-cell>
          <table:table-cell office:value-type="float" office:value="13.679691" calcext:value-type="float">
            <text:p>13.679691</text:p>
          </table:table-cell>
          <table:table-cell office:value-type="float" office:value="11.392078" calcext:value-type="float">
            <text:p>11.392078</text:p>
          </table:table-cell>
          <table:table-cell office:value-type="float" office:value="13.84564" calcext:value-type="float">
            <text:p>13.84564</text:p>
          </table:table-cell>
          <table:table-cell office:value-type="float" office:value="7.132611" calcext:value-type="float">
            <text:p>7.132611</text:p>
          </table:table-cell>
          <table:table-cell office:value-type="float" office:value="7.335701" calcext:value-type="float">
            <text:p>7.335701</text:p>
          </table:table-cell>
          <table:table-cell office:value-type="float" office:value="12.089953" calcext:value-type="float">
            <text:p>12.089953</text:p>
          </table:table-cell>
          <table:table-cell office:value-type="float" office:value="12.172346" calcext:value-type="float">
            <text:p>12.172346</text:p>
          </table:table-cell>
          <table:table-cell office:value-type="float" office:value="12.665" calcext:value-type="float">
            <text:p>12.665</text:p>
          </table:table-cell>
          <table:table-cell office:value-type="float" office:value="10.81633" calcext:value-type="float">
            <text:p>10.81633</text:p>
          </table:table-cell>
          <table:table-cell office:value-type="float" office:value="9.7286" calcext:value-type="float">
            <text:p>9.7286</text:p>
          </table:table-cell>
          <table:table-cell office:value-type="float" office:value="17.208208" calcext:value-type="float">
            <text:p>17.208208</text:p>
          </table:table-cell>
          <table:table-cell office:value-type="float" office:value="14.826383" calcext:value-type="float">
            <text:p>14.826383</text:p>
          </table:table-cell>
          <table:table-cell office:value-type="float" office:value="8.261276" calcext:value-type="float">
            <text:p>8.261276</text:p>
          </table:table-cell>
          <table:table-cell office:value-type="float" office:value="10.059224" calcext:value-type="float">
            <text:p>10.059224</text:p>
          </table:table-cell>
          <table:table-cell office:value-type="float" office:value="13.856682" calcext:value-type="float">
            <text:p>13.856682</text:p>
          </table:table-cell>
          <table:table-cell office:value-type="float" office:value="13.164561" calcext:value-type="float">
            <text:p>13.164561</text:p>
          </table:table-cell>
          <table:table-cell office:value-type="float" office:value="10.748159" calcext:value-type="float">
            <text:p>10.748159</text:p>
          </table:table-cell>
          <table:table-cell office:value-type="float" office:value="9.922931" calcext:value-type="float">
            <text:p>9.922931</text:p>
          </table:table-cell>
          <table:table-cell office:value-type="float" office:value="29.728785" calcext:value-type="float">
            <text:p>29.728785</text:p>
          </table:table-cell>
        </table:table-row>
        <table:table-row table:style-name="ro1">
          <table:table-cell office:value-type="float" office:value="12.86183" calcext:value-type="float">
            <text:p>12.86183</text:p>
          </table:table-cell>
          <table:table-cell office:value-type="float" office:value="12.974806" calcext:value-type="float">
            <text:p>12.974806</text:p>
          </table:table-cell>
          <table:table-cell office:value-type="float" office:value="15.784337" calcext:value-type="float">
            <text:p>15.784337</text:p>
          </table:table-cell>
          <table:table-cell office:value-type="float" office:value="10.339733" calcext:value-type="float">
            <text:p>10.339733</text:p>
          </table:table-cell>
          <table:table-cell office:value-type="float" office:value="7.657719" calcext:value-type="float">
            <text:p>7.657719</text:p>
          </table:table-cell>
          <table:table-cell office:value-type="float" office:value="13.486834" calcext:value-type="float">
            <text:p>13.486834</text:p>
          </table:table-cell>
          <table:table-cell office:value-type="float" office:value="11.759204" calcext:value-type="float">
            <text:p>11.759204</text:p>
          </table:table-cell>
          <table:table-cell office:value-type="float" office:value="10.144523" calcext:value-type="float">
            <text:p>10.144523</text:p>
          </table:table-cell>
          <table:table-cell office:value-type="float" office:value="12.789485" calcext:value-type="float">
            <text:p>12.789485</text:p>
          </table:table-cell>
          <table:table-cell office:value-type="float" office:value="11.886021" calcext:value-type="float">
            <text:p>11.886021</text:p>
          </table:table-cell>
          <table:table-cell office:value-type="float" office:value="18.371491" calcext:value-type="float">
            <text:p>18.371491</text:p>
          </table:table-cell>
          <table:table-cell office:value-type="float" office:value="13.877024" calcext:value-type="float">
            <text:p>13.877024</text:p>
          </table:table-cell>
          <table:table-cell office:value-type="float" office:value="13.597105" calcext:value-type="float">
            <text:p>13.597105</text:p>
          </table:table-cell>
          <table:table-cell office:value-type="float" office:value="12.233891" calcext:value-type="float">
            <text:p>12.233891</text:p>
          </table:table-cell>
          <table:table-cell office:value-type="float" office:value="14.443687" calcext:value-type="float">
            <text:p>14.443687</text:p>
          </table:table-cell>
          <table:table-cell office:value-type="float" office:value="13.358832" calcext:value-type="float">
            <text:p>13.358832</text:p>
          </table:table-cell>
          <table:table-cell office:value-type="float" office:value="11.387934" calcext:value-type="float">
            <text:p>11.387934</text:p>
          </table:table-cell>
          <table:table-cell office:value-type="float" office:value="10.60845" calcext:value-type="float">
            <text:p>10.60845</text:p>
          </table:table-cell>
          <table:table-cell office:value-type="float" office:value="11.450326" calcext:value-type="float">
            <text:p>11.450326</text:p>
          </table:table-cell>
          <table:table-cell office:value-type="float" office:value="28.841778" calcext:value-type="float">
            <text:p>28.841778</text:p>
          </table:table-cell>
        </table:table-row>
        <table:table-row table:style-name="ro1">
          <table:table-cell office:value-type="float" office:value="15.031793" calcext:value-type="float">
            <text:p>15.031793</text:p>
          </table:table-cell>
          <table:table-cell office:value-type="float" office:value="14.044018" calcext:value-type="float">
            <text:p>14.044018</text:p>
          </table:table-cell>
          <table:table-cell office:value-type="float" office:value="10.935759" calcext:value-type="float">
            <text:p>10.935759</text:p>
          </table:table-cell>
          <table:table-cell office:value-type="float" office:value="12.479042" calcext:value-type="float">
            <text:p>12.479042</text:p>
          </table:table-cell>
          <table:table-cell office:value-type="float" office:value="10.645388" calcext:value-type="float">
            <text:p>10.645388</text:p>
          </table:table-cell>
          <table:table-cell office:value-type="float" office:value="9.614761" calcext:value-type="float">
            <text:p>9.614761</text:p>
          </table:table-cell>
          <table:table-cell office:value-type="float" office:value="10.818876" calcext:value-type="float">
            <text:p>10.818876</text:p>
          </table:table-cell>
          <table:table-cell office:value-type="float" office:value="12.648802" calcext:value-type="float">
            <text:p>12.648802</text:p>
          </table:table-cell>
          <table:table-cell office:value-type="float" office:value="11.981096" calcext:value-type="float">
            <text:p>11.981096</text:p>
          </table:table-cell>
          <table:table-cell office:value-type="float" office:value="9.205168" calcext:value-type="float">
            <text:p>9.205168</text:p>
          </table:table-cell>
          <table:table-cell office:value-type="float" office:value="16.610255" calcext:value-type="float">
            <text:p>16.610255</text:p>
          </table:table-cell>
          <table:table-cell office:value-type="float" office:value="11.021401" calcext:value-type="float">
            <text:p>11.021401</text:p>
          </table:table-cell>
          <table:table-cell office:value-type="float" office:value="15.665689" calcext:value-type="float">
            <text:p>15.665689</text:p>
          </table:table-cell>
          <table:table-cell office:value-type="float" office:value="12.493852" calcext:value-type="float">
            <text:p>12.493852</text:p>
          </table:table-cell>
          <table:table-cell office:value-type="float" office:value="9.800057" calcext:value-type="float">
            <text:p>9.800057</text:p>
          </table:table-cell>
          <table:table-cell office:value-type="float" office:value="13.637251" calcext:value-type="float">
            <text:p>13.637251</text:p>
          </table:table-cell>
          <table:table-cell office:value-type="float" office:value="12.810651" calcext:value-type="float">
            <text:p>12.810651</text:p>
          </table:table-cell>
          <table:table-cell office:value-type="float" office:value="12.016844" calcext:value-type="float">
            <text:p>12.016844</text:p>
          </table:table-cell>
          <table:table-cell office:value-type="float" office:value="10.894394" calcext:value-type="float">
            <text:p>10.894394</text:p>
          </table:table-cell>
          <table:table-cell office:value-type="float" office:value="27.86404" calcext:value-type="float">
            <text:p>27.86404</text:p>
          </table:table-cell>
        </table:table-row>
        <table:table-row table:style-name="ro1">
          <table:table-cell office:value-type="float" office:value="11.083055" calcext:value-type="float">
            <text:p>11.083055</text:p>
          </table:table-cell>
          <table:table-cell office:value-type="float" office:value="14.908029" calcext:value-type="float">
            <text:p>14.908029</text:p>
          </table:table-cell>
          <table:table-cell office:value-type="float" office:value="12.098919" calcext:value-type="float">
            <text:p>12.098919</text:p>
          </table:table-cell>
          <table:table-cell office:value-type="float" office:value="13.056766" calcext:value-type="float">
            <text:p>13.056766</text:p>
          </table:table-cell>
          <table:table-cell office:value-type="float" office:value="11.575978" calcext:value-type="float">
            <text:p>11.575978</text:p>
          </table:table-cell>
          <table:table-cell office:value-type="float" office:value="10.704153" calcext:value-type="float">
            <text:p>10.704153</text:p>
          </table:table-cell>
          <table:table-cell office:value-type="float" office:value="10.659462" calcext:value-type="float">
            <text:p>10.659462</text:p>
          </table:table-cell>
          <table:table-cell office:value-type="float" office:value="10.808069" calcext:value-type="float">
            <text:p>10.808069</text:p>
          </table:table-cell>
          <table:table-cell office:value-type="float" office:value="13.187691" calcext:value-type="float">
            <text:p>13.187691</text:p>
          </table:table-cell>
          <table:table-cell office:value-type="float" office:value="8.69357" calcext:value-type="float">
            <text:p>8.69357</text:p>
          </table:table-cell>
          <table:table-cell office:value-type="float" office:value="11.597088" calcext:value-type="float">
            <text:p>11.597088</text:p>
          </table:table-cell>
          <table:table-cell office:value-type="float" office:value="12.424107" calcext:value-type="float">
            <text:p>12.424107</text:p>
          </table:table-cell>
          <table:table-cell office:value-type="float" office:value="12.932519" calcext:value-type="float">
            <text:p>12.932519</text:p>
          </table:table-cell>
          <table:table-cell office:value-type="float" office:value="9.907516" calcext:value-type="float">
            <text:p>9.907516</text:p>
          </table:table-cell>
          <table:table-cell office:value-type="float" office:value="12.822303" calcext:value-type="float">
            <text:p>12.822303</text:p>
          </table:table-cell>
          <table:table-cell office:value-type="float" office:value="12.705687" calcext:value-type="float">
            <text:p>12.705687</text:p>
          </table:table-cell>
          <table:table-cell office:value-type="float" office:value="14.534146" calcext:value-type="float">
            <text:p>14.534146</text:p>
          </table:table-cell>
          <table:table-cell office:value-type="float" office:value="9.152231" calcext:value-type="float">
            <text:p>9.152231</text:p>
          </table:table-cell>
          <table:table-cell office:value-type="float" office:value="12.672146" calcext:value-type="float">
            <text:p>12.672146</text:p>
          </table:table-cell>
          <table:table-cell office:value-type="float" office:value="26.970186" calcext:value-type="float">
            <text:p>26.970186</text:p>
          </table:table-cell>
        </table:table-row>
        <table:table-row table:style-name="ro1">
          <table:table-cell office:value-type="float" office:value="15.444598" calcext:value-type="float">
            <text:p>15.444598</text:p>
          </table:table-cell>
          <table:table-cell office:value-type="float" office:value="13.771852" calcext:value-type="float">
            <text:p>13.771852</text:p>
          </table:table-cell>
          <table:table-cell office:value-type="float" office:value="10.606418" calcext:value-type="float">
            <text:p>10.606418</text:p>
          </table:table-cell>
          <table:table-cell office:value-type="float" office:value="10.295204" calcext:value-type="float">
            <text:p>10.295204</text:p>
          </table:table-cell>
          <table:table-cell office:value-type="float" office:value="11.159093" calcext:value-type="float">
            <text:p>11.159093</text:p>
          </table:table-cell>
          <table:table-cell office:value-type="float" office:value="10.893912" calcext:value-type="float">
            <text:p>10.893912</text:p>
          </table:table-cell>
          <table:table-cell office:value-type="float" office:value="12.125887" calcext:value-type="float">
            <text:p>12.125887</text:p>
          </table:table-cell>
          <table:table-cell office:value-type="float" office:value="13.333708" calcext:value-type="float">
            <text:p>13.333708</text:p>
          </table:table-cell>
          <table:table-cell office:value-type="float" office:value="8.958092" calcext:value-type="float">
            <text:p>8.958092</text:p>
          </table:table-cell>
          <table:table-cell office:value-type="float" office:value="10.946123" calcext:value-type="float">
            <text:p>10.946123</text:p>
          </table:table-cell>
          <table:table-cell office:value-type="float" office:value="15.179979" calcext:value-type="float">
            <text:p>15.179979</text:p>
          </table:table-cell>
          <table:table-cell office:value-type="float" office:value="8.562332" calcext:value-type="float">
            <text:p>8.562332</text:p>
          </table:table-cell>
          <table:table-cell office:value-type="float" office:value="12.800788" calcext:value-type="float">
            <text:p>12.800788</text:p>
          </table:table-cell>
          <table:table-cell office:value-type="float" office:value="11.12787" calcext:value-type="float">
            <text:p>11.12787</text:p>
          </table:table-cell>
          <table:table-cell office:value-type="float" office:value="8.848967" calcext:value-type="float">
            <text:p>8.848967</text:p>
          </table:table-cell>
          <table:table-cell office:value-type="float" office:value="11.111029" calcext:value-type="float">
            <text:p>11.111029</text:p>
          </table:table-cell>
          <table:table-cell office:value-type="float" office:value="13.066856" calcext:value-type="float">
            <text:p>13.066856</text:p>
          </table:table-cell>
          <table:table-cell office:value-type="float" office:value="9.869783" calcext:value-type="float">
            <text:p>9.869783</text:p>
          </table:table-cell>
          <table:table-cell office:value-type="float" office:value="12.352381" calcext:value-type="float">
            <text:p>12.352381</text:p>
          </table:table-cell>
          <table:table-cell office:value-type="float" office:value="26.074924" calcext:value-type="float">
            <text:p>26.074924</text:p>
          </table:table-cell>
        </table:table-row>
        <table:table-row table:style-name="ro1">
          <table:table-cell office:value-type="float" office:value="10.474629" calcext:value-type="float">
            <text:p>10.474629</text:p>
          </table:table-cell>
          <table:table-cell office:value-type="float" office:value="12.970854" calcext:value-type="float">
            <text:p>12.970854</text:p>
          </table:table-cell>
          <table:table-cell office:value-type="float" office:value="12.024707" calcext:value-type="float">
            <text:p>12.024707</text:p>
          </table:table-cell>
          <table:table-cell office:value-type="float" office:value="8.064135" calcext:value-type="float">
            <text:p>8.064135</text:p>
          </table:table-cell>
          <table:table-cell office:value-type="float" office:value="8.005004" calcext:value-type="float">
            <text:p>8.005004</text:p>
          </table:table-cell>
          <table:table-cell office:value-type="float" office:value="9.880437" calcext:value-type="float">
            <text:p>9.880437</text:p>
          </table:table-cell>
          <table:table-cell office:value-type="float" office:value="8.996263" calcext:value-type="float">
            <text:p>8.996263</text:p>
          </table:table-cell>
          <table:table-cell office:value-type="float" office:value="10.359254" calcext:value-type="float">
            <text:p>10.359254</text:p>
          </table:table-cell>
          <table:table-cell office:value-type="float" office:value="10.999467" calcext:value-type="float">
            <text:p>10.999467</text:p>
          </table:table-cell>
          <table:table-cell office:value-type="float" office:value="10.375068" calcext:value-type="float">
            <text:p>10.375068</text:p>
          </table:table-cell>
          <table:table-cell office:value-type="float" office:value="13.315633" calcext:value-type="float">
            <text:p>13.315633</text:p>
          </table:table-cell>
          <table:table-cell office:value-type="float" office:value="6.589926" calcext:value-type="float">
            <text:p>6.589926</text:p>
          </table:table-cell>
          <table:table-cell office:value-type="float" office:value="11.648853" calcext:value-type="float">
            <text:p>11.648853</text:p>
          </table:table-cell>
          <table:table-cell office:value-type="float" office:value="8.471671" calcext:value-type="float">
            <text:p>8.471671</text:p>
          </table:table-cell>
          <table:table-cell office:value-type="float" office:value="11.350631" calcext:value-type="float">
            <text:p>11.350631</text:p>
          </table:table-cell>
          <table:table-cell office:value-type="float" office:value="11.920519" calcext:value-type="float">
            <text:p>11.920519</text:p>
          </table:table-cell>
          <table:table-cell office:value-type="float" office:value="12.038508" calcext:value-type="float">
            <text:p>12.038508</text:p>
          </table:table-cell>
          <table:table-cell office:value-type="float" office:value="17.645109" calcext:value-type="float">
            <text:p>17.645109</text:p>
          </table:table-cell>
          <table:table-cell office:value-type="float" office:value="11.473318" calcext:value-type="float">
            <text:p>11.473318</text:p>
          </table:table-cell>
          <table:table-cell office:value-type="float" office:value="25.152474" calcext:value-type="float">
            <text:p>25.152474</text:p>
          </table:table-cell>
        </table:table-row>
        <table:table-row table:style-name="ro1">
          <table:table-cell office:value-type="float" office:value="12.638537" calcext:value-type="float">
            <text:p>12.638537</text:p>
          </table:table-cell>
          <table:table-cell office:value-type="float" office:value="10.8274" calcext:value-type="float">
            <text:p>10.8274</text:p>
          </table:table-cell>
          <table:table-cell office:value-type="float" office:value="9.533345" calcext:value-type="float">
            <text:p>9.533345</text:p>
          </table:table-cell>
          <table:table-cell office:value-type="float" office:value="10.557419" calcext:value-type="float">
            <text:p>10.557419</text:p>
          </table:table-cell>
          <table:table-cell office:value-type="float" office:value="9.691027" calcext:value-type="float">
            <text:p>9.691027</text:p>
          </table:table-cell>
          <table:table-cell office:value-type="float" office:value="12.000995" calcext:value-type="float">
            <text:p>12.000995</text:p>
          </table:table-cell>
          <table:table-cell office:value-type="float" office:value="9.953051" calcext:value-type="float">
            <text:p>9.953051</text:p>
          </table:table-cell>
          <table:table-cell office:value-type="float" office:value="16.962192" calcext:value-type="float">
            <text:p>16.962192</text:p>
          </table:table-cell>
          <table:table-cell office:value-type="float" office:value="7.255456" calcext:value-type="float">
            <text:p>7.255456</text:p>
          </table:table-cell>
          <table:table-cell office:value-type="float" office:value="9.368232" calcext:value-type="float">
            <text:p>9.368232</text:p>
          </table:table-cell>
          <table:table-cell office:value-type="float" office:value="15.05248" calcext:value-type="float">
            <text:p>15.05248</text:p>
          </table:table-cell>
          <table:table-cell office:value-type="float" office:value="6.409397" calcext:value-type="float">
            <text:p>6.409397</text:p>
          </table:table-cell>
          <table:table-cell office:value-type="float" office:value="8.614289" calcext:value-type="float">
            <text:p>8.614289</text:p>
          </table:table-cell>
          <table:table-cell office:value-type="float" office:value="9.724625" calcext:value-type="float">
            <text:p>9.724625</text:p>
          </table:table-cell>
          <table:table-cell office:value-type="float" office:value="10.727805" calcext:value-type="float">
            <text:p>10.727805</text:p>
          </table:table-cell>
          <table:table-cell office:value-type="float" office:value="12.043295" calcext:value-type="float">
            <text:p>12.043295</text:p>
          </table:table-cell>
          <table:table-cell office:value-type="float" office:value="12.876961" calcext:value-type="float">
            <text:p>12.876961</text:p>
          </table:table-cell>
          <table:table-cell office:value-type="float" office:value="16.773494" calcext:value-type="float">
            <text:p>16.773494</text:p>
          </table:table-cell>
          <table:table-cell office:value-type="float" office:value="9.294497" calcext:value-type="float">
            <text:p>9.294497</text:p>
          </table:table-cell>
          <table:table-cell office:value-type="float" office:value="24.255955" calcext:value-type="float">
            <text:p>24.255955</text:p>
          </table:table-cell>
        </table:table-row>
        <table:table-row table:style-name="ro1">
          <table:table-cell office:value-type="float" office:value="11.209407" calcext:value-type="float">
            <text:p>11.209407</text:p>
          </table:table-cell>
          <table:table-cell office:value-type="float" office:value="10.981581" calcext:value-type="float">
            <text:p>10.981581</text:p>
          </table:table-cell>
          <table:table-cell office:value-type="float" office:value="9.805896" calcext:value-type="float">
            <text:p>9.805896</text:p>
          </table:table-cell>
          <table:table-cell office:value-type="float" office:value="7.27267" calcext:value-type="float">
            <text:p>7.27267</text:p>
          </table:table-cell>
          <table:table-cell office:value-type="float" office:value="9.935069" calcext:value-type="float">
            <text:p>9.935069</text:p>
          </table:table-cell>
          <table:table-cell office:value-type="float" office:value="9.323914" calcext:value-type="float">
            <text:p>9.323914</text:p>
          </table:table-cell>
          <table:table-cell office:value-type="float" office:value="8.028118" calcext:value-type="float">
            <text:p>8.028118</text:p>
          </table:table-cell>
          <table:table-cell office:value-type="float" office:value="16.020353" calcext:value-type="float">
            <text:p>16.020353</text:p>
          </table:table-cell>
          <table:table-cell office:value-type="float" office:value="9.316814" calcext:value-type="float">
            <text:p>9.316814</text:p>
          </table:table-cell>
          <table:table-cell office:value-type="float" office:value="8.893837" calcext:value-type="float">
            <text:p>8.893837</text:p>
          </table:table-cell>
          <table:table-cell office:value-type="float" office:value="10.473204" calcext:value-type="float">
            <text:p>10.473204</text:p>
          </table:table-cell>
          <table:table-cell office:value-type="float" office:value="11.767949" calcext:value-type="float">
            <text:p>11.767949</text:p>
          </table:table-cell>
          <table:table-cell office:value-type="float" office:value="11.149224" calcext:value-type="float">
            <text:p>11.149224</text:p>
          </table:table-cell>
          <table:table-cell office:value-type="float" office:value="8.975041" calcext:value-type="float">
            <text:p>8.975041</text:p>
          </table:table-cell>
          <table:table-cell office:value-type="float" office:value="8.889374" calcext:value-type="float">
            <text:p>8.889374</text:p>
          </table:table-cell>
          <table:table-cell office:value-type="float" office:value="9.064139" calcext:value-type="float">
            <text:p>9.064139</text:p>
          </table:table-cell>
          <table:table-cell office:value-type="float" office:value="11.212377" calcext:value-type="float">
            <text:p>11.212377</text:p>
          </table:table-cell>
          <table:table-cell office:value-type="float" office:value="15.867341" calcext:value-type="float">
            <text:p>15.867341</text:p>
          </table:table-cell>
          <table:table-cell office:value-type="float" office:value="9.846515" calcext:value-type="float">
            <text:p>9.846515</text:p>
          </table:table-cell>
          <table:table-cell office:value-type="float" office:value="23.303141" calcext:value-type="float">
            <text:p>23.303141</text:p>
          </table:table-cell>
        </table:table-row>
        <table:table-row table:style-name="ro1">
          <table:table-cell office:value-type="float" office:value="11.694843" calcext:value-type="float">
            <text:p>11.694843</text:p>
          </table:table-cell>
          <table:table-cell office:value-type="float" office:value="12.355254" calcext:value-type="float">
            <text:p>12.355254</text:p>
          </table:table-cell>
          <table:table-cell office:value-type="float" office:value="7.605402" calcext:value-type="float">
            <text:p>7.605402</text:p>
          </table:table-cell>
          <table:table-cell office:value-type="float" office:value="9.300024" calcext:value-type="float">
            <text:p>9.300024</text:p>
          </table:table-cell>
          <table:table-cell office:value-type="float" office:value="8.189216" calcext:value-type="float">
            <text:p>8.189216</text:p>
          </table:table-cell>
          <table:table-cell office:value-type="float" office:value="9.6195" calcext:value-type="float">
            <text:p>9.6195</text:p>
          </table:table-cell>
          <table:table-cell office:value-type="float" office:value="6.280072" calcext:value-type="float">
            <text:p>6.280072</text:p>
          </table:table-cell>
          <table:table-cell office:value-type="float" office:value="15.126481" calcext:value-type="float">
            <text:p>15.126481</text:p>
          </table:table-cell>
          <table:table-cell office:value-type="float" office:value="12.743609" calcext:value-type="float">
            <text:p>12.743609</text:p>
          </table:table-cell>
          <table:table-cell office:value-type="float" office:value="6.631985" calcext:value-type="float">
            <text:p>6.631985</text:p>
          </table:table-cell>
          <table:table-cell office:value-type="float" office:value="9.846934" calcext:value-type="float">
            <text:p>9.846934</text:p>
          </table:table-cell>
          <table:table-cell office:value-type="float" office:value="6.833202" calcext:value-type="float">
            <text:p>6.833202</text:p>
          </table:table-cell>
          <table:table-cell office:value-type="float" office:value="8.724701" calcext:value-type="float">
            <text:p>8.724701</text:p>
          </table:table-cell>
          <table:table-cell office:value-type="float" office:value="10.888366" calcext:value-type="float">
            <text:p>10.888366</text:p>
          </table:table-cell>
          <table:table-cell office:value-type="float" office:value="10.694327" calcext:value-type="float">
            <text:p>10.694327</text:p>
          </table:table-cell>
          <table:table-cell office:value-type="float" office:value="9.173995" calcext:value-type="float">
            <text:p>9.173995</text:p>
          </table:table-cell>
          <table:table-cell office:value-type="float" office:value="11.763022" calcext:value-type="float">
            <text:p>11.763022</text:p>
          </table:table-cell>
          <table:table-cell office:value-type="float" office:value="14.850277" calcext:value-type="float">
            <text:p>14.850277</text:p>
          </table:table-cell>
          <table:table-cell office:value-type="float" office:value="11.690544" calcext:value-type="float">
            <text:p>11.690544</text:p>
          </table:table-cell>
          <table:table-cell office:value-type="float" office:value="22.265402" calcext:value-type="float">
            <text:p>22.265402</text:p>
          </table:table-cell>
        </table:table-row>
        <table:table-row table:style-name="ro1">
          <table:table-cell office:value-type="float" office:value="9.033376" calcext:value-type="float">
            <text:p>9.033376</text:p>
          </table:table-cell>
          <table:table-cell office:value-type="float" office:value="10.11214" calcext:value-type="float">
            <text:p>10.11214</text:p>
          </table:table-cell>
          <table:table-cell office:value-type="float" office:value="12.146412" calcext:value-type="float">
            <text:p>12.146412</text:p>
          </table:table-cell>
          <table:table-cell office:value-type="float" office:value="10.310114" calcext:value-type="float">
            <text:p>10.310114</text:p>
          </table:table-cell>
          <table:table-cell office:value-type="float" office:value="9.160827" calcext:value-type="float">
            <text:p>9.160827</text:p>
          </table:table-cell>
          <table:table-cell office:value-type="float" office:value="10.779396" calcext:value-type="float">
            <text:p>10.779396</text:p>
          </table:table-cell>
          <table:table-cell office:value-type="float" office:value="7.781011" calcext:value-type="float">
            <text:p>7.781011</text:p>
          </table:table-cell>
          <table:table-cell office:value-type="float" office:value="14.183799" calcext:value-type="float">
            <text:p>14.183799</text:p>
          </table:table-cell>
          <table:table-cell office:value-type="float" office:value="18.80987" calcext:value-type="float">
            <text:p>18.80987</text:p>
          </table:table-cell>
          <table:table-cell office:value-type="float" office:value="8.207239" calcext:value-type="float">
            <text:p>8.207239</text:p>
          </table:table-cell>
          <table:table-cell office:value-type="float" office:value="12.375508" calcext:value-type="float">
            <text:p>12.375508</text:p>
          </table:table-cell>
          <table:table-cell office:value-type="float" office:value="7.403651" calcext:value-type="float">
            <text:p>7.403651</text:p>
          </table:table-cell>
          <table:table-cell office:value-type="float" office:value="9.181231" calcext:value-type="float">
            <text:p>9.181231</text:p>
          </table:table-cell>
          <table:table-cell office:value-type="float" office:value="9.153241" calcext:value-type="float">
            <text:p>9.153241</text:p>
          </table:table-cell>
          <table:table-cell office:value-type="float" office:value="10.104838" calcext:value-type="float">
            <text:p>10.104838</text:p>
          </table:table-cell>
          <table:table-cell office:value-type="float" office:value="6.672744" calcext:value-type="float">
            <text:p>6.672744</text:p>
          </table:table-cell>
          <table:table-cell office:value-type="float" office:value="9.434498" calcext:value-type="float">
            <text:p>9.434498</text:p>
          </table:table-cell>
          <table:table-cell office:value-type="float" office:value="13.97055" calcext:value-type="float">
            <text:p>13.97055</text:p>
          </table:table-cell>
          <table:table-cell office:value-type="float" office:value="11.571847" calcext:value-type="float">
            <text:p>11.571847</text:p>
          </table:table-cell>
          <table:table-cell office:value-type="float" office:value="21.377303" calcext:value-type="float">
            <text:p>21.377303</text:p>
          </table:table-cell>
        </table:table-row>
        <table:table-row table:style-name="ro1">
          <table:table-cell office:value-type="float" office:value="8.893946" calcext:value-type="float">
            <text:p>8.893946</text:p>
          </table:table-cell>
          <table:table-cell office:value-type="float" office:value="11.205649" calcext:value-type="float">
            <text:p>11.205649</text:p>
          </table:table-cell>
          <table:table-cell office:value-type="float" office:value="17.7797" calcext:value-type="float">
            <text:p>17.7797</text:p>
          </table:table-cell>
          <table:table-cell office:value-type="float" office:value="8.456938" calcext:value-type="float">
            <text:p>8.456938</text:p>
          </table:table-cell>
          <table:table-cell office:value-type="float" office:value="6.917626" calcext:value-type="float">
            <text:p>6.917626</text:p>
          </table:table-cell>
          <table:table-cell office:value-type="float" office:value="8.626739" calcext:value-type="float">
            <text:p>8.626739</text:p>
          </table:table-cell>
          <table:table-cell office:value-type="float" office:value="7.367527" calcext:value-type="float">
            <text:p>7.367527</text:p>
          </table:table-cell>
          <table:table-cell office:value-type="float" office:value="13.25881" calcext:value-type="float">
            <text:p>13.25881</text:p>
          </table:table-cell>
          <table:table-cell office:value-type="float" office:value="17.888523" calcext:value-type="float">
            <text:p>17.888523</text:p>
          </table:table-cell>
          <table:table-cell office:value-type="float" office:value="6.787639" calcext:value-type="float">
            <text:p>6.787639</text:p>
          </table:table-cell>
          <table:table-cell office:value-type="float" office:value="10.299544" calcext:value-type="float">
            <text:p>10.299544</text:p>
          </table:table-cell>
          <table:table-cell office:value-type="float" office:value="5.008645" calcext:value-type="float">
            <text:p>5.008645</text:p>
          </table:table-cell>
          <table:table-cell office:value-type="float" office:value="10.227356" calcext:value-type="float">
            <text:p>10.227356</text:p>
          </table:table-cell>
          <table:table-cell office:value-type="float" office:value="8.388717" calcext:value-type="float">
            <text:p>8.388717</text:p>
          </table:table-cell>
          <table:table-cell office:value-type="float" office:value="13.087913" calcext:value-type="float">
            <text:p>13.087913</text:p>
          </table:table-cell>
          <table:table-cell office:value-type="float" office:value="9.367441" calcext:value-type="float">
            <text:p>9.367441</text:p>
          </table:table-cell>
          <table:table-cell office:value-type="float" office:value="11.706336" calcext:value-type="float">
            <text:p>11.706336</text:p>
          </table:table-cell>
          <table:table-cell office:value-type="float" office:value="13.061338" calcext:value-type="float">
            <text:p>13.061338</text:p>
          </table:table-cell>
          <table:table-cell office:value-type="float" office:value="8.547236" calcext:value-type="float">
            <text:p>8.547236</text:p>
          </table:table-cell>
          <table:table-cell office:value-type="float" office:value="20.476908" calcext:value-type="float">
            <text:p>20.476908</text:p>
          </table:table-cell>
        </table:table-row>
        <table:table-row table:style-name="ro1">
          <table:table-cell office:value-type="float" office:value="8.033237" calcext:value-type="float">
            <text:p>8.033237</text:p>
          </table:table-cell>
          <table:table-cell office:value-type="float" office:value="10.463635" calcext:value-type="float">
            <text:p>10.463635</text:p>
          </table:table-cell>
          <table:table-cell office:value-type="float" office:value="16.815648" calcext:value-type="float">
            <text:p>16.815648</text:p>
          </table:table-cell>
          <table:table-cell office:value-type="float" office:value="7.667544" calcext:value-type="float">
            <text:p>7.667544</text:p>
          </table:table-cell>
          <table:table-cell office:value-type="float" office:value="5.870867" calcext:value-type="float">
            <text:p>5.870867</text:p>
          </table:table-cell>
          <table:table-cell office:value-type="float" office:value="11.911414" calcext:value-type="float">
            <text:p>11.911414</text:p>
          </table:table-cell>
          <table:table-cell office:value-type="float" office:value="7.959111" calcext:value-type="float">
            <text:p>7.959111</text:p>
          </table:table-cell>
          <table:table-cell office:value-type="float" office:value="12.329038" calcext:value-type="float">
            <text:p>12.329038</text:p>
          </table:table-cell>
          <table:table-cell office:value-type="float" office:value="16.972452" calcext:value-type="float">
            <text:p>16.972452</text:p>
          </table:table-cell>
          <table:table-cell office:value-type="float" office:value="6.360563" calcext:value-type="float">
            <text:p>6.360563</text:p>
          </table:table-cell>
          <table:table-cell office:value-type="float" office:value="13.977492" calcext:value-type="float">
            <text:p>13.977492</text:p>
          </table:table-cell>
          <table:table-cell office:value-type="float" office:value="7.245478" calcext:value-type="float">
            <text:p>7.245478</text:p>
          </table:table-cell>
          <table:table-cell office:value-type="float" office:value="10.374947" calcext:value-type="float">
            <text:p>10.374947</text:p>
          </table:table-cell>
          <table:table-cell office:value-type="float" office:value="11.257944" calcext:value-type="float">
            <text:p>11.257944</text:p>
          </table:table-cell>
          <table:table-cell office:value-type="float" office:value="12.166872" calcext:value-type="float">
            <text:p>12.166872</text:p>
          </table:table-cell>
          <table:table-cell office:value-type="float" office:value="9.442806" calcext:value-type="float">
            <text:p>9.442806</text:p>
          </table:table-cell>
          <table:table-cell office:value-type="float" office:value="16.842005" calcext:value-type="float">
            <text:p>16.842005</text:p>
          </table:table-cell>
          <table:table-cell office:value-type="float" office:value="12.184119" calcext:value-type="float">
            <text:p>12.184119</text:p>
          </table:table-cell>
          <table:table-cell office:value-type="float" office:value="7.158185" calcext:value-type="float">
            <text:p>7.158185</text:p>
          </table:table-cell>
          <table:table-cell office:value-type="float" office:value="19.545093" calcext:value-type="float">
            <text:p>19.545093</text:p>
          </table:table-cell>
        </table:table-row>
        <table:table-row table:style-name="ro1">
          <table:table-cell office:value-type="float" office:value="9.332351" calcext:value-type="float">
            <text:p>9.332351</text:p>
          </table:table-cell>
          <table:table-cell office:value-type="float" office:value="7.861017" calcext:value-type="float">
            <text:p>7.861017</text:p>
          </table:table-cell>
          <table:table-cell office:value-type="float" office:value="15.885952" calcext:value-type="float">
            <text:p>15.885952</text:p>
          </table:table-cell>
          <table:table-cell office:value-type="float" office:value="7.571034" calcext:value-type="float">
            <text:p>7.571034</text:p>
          </table:table-cell>
          <table:table-cell office:value-type="float" office:value="5.769183" calcext:value-type="float">
            <text:p>5.769183</text:p>
          </table:table-cell>
          <table:table-cell office:value-type="float" office:value="16.071333" calcext:value-type="float">
            <text:p>16.071333</text:p>
          </table:table-cell>
          <table:table-cell office:value-type="float" office:value="8.59619" calcext:value-type="float">
            <text:p>8.59619</text:p>
          </table:table-cell>
          <table:table-cell office:value-type="float" office:value="11.407112" calcext:value-type="float">
            <text:p>11.407112</text:p>
          </table:table-cell>
          <table:table-cell office:value-type="float" office:value="16.030015" calcext:value-type="float">
            <text:p>16.030015</text:p>
          </table:table-cell>
          <table:table-cell office:value-type="float" office:value="5.797018" calcext:value-type="float">
            <text:p>5.797018</text:p>
          </table:table-cell>
          <table:table-cell office:value-type="float" office:value="11.522641" calcext:value-type="float">
            <text:p>11.522641</text:p>
          </table:table-cell>
          <table:table-cell office:value-type="float" office:value="6.560566" calcext:value-type="float">
            <text:p>6.560566</text:p>
          </table:table-cell>
          <table:table-cell office:value-type="float" office:value="10.031272" calcext:value-type="float">
            <text:p>10.031272</text:p>
          </table:table-cell>
          <table:table-cell office:value-type="float" office:value="11.373547" calcext:value-type="float">
            <text:p>11.373547</text:p>
          </table:table-cell>
          <table:table-cell office:value-type="float" office:value="11.259357" calcext:value-type="float">
            <text:p>11.259357</text:p>
          </table:table-cell>
          <table:table-cell office:value-type="float" office:value="11.217862" calcext:value-type="float">
            <text:p>11.217862</text:p>
          </table:table-cell>
          <table:table-cell office:value-type="float" office:value="15.934833" calcext:value-type="float">
            <text:p>15.934833</text:p>
          </table:table-cell>
          <table:table-cell office:value-type="float" office:value="11.285571" calcext:value-type="float">
            <text:p>11.285571</text:p>
          </table:table-cell>
          <table:table-cell office:value-type="float" office:value="9.844668" calcext:value-type="float">
            <text:p>9.844668</text:p>
          </table:table-cell>
          <table:table-cell office:value-type="float" office:value="18.593549" calcext:value-type="float">
            <text:p>18.593549</text:p>
          </table:table-cell>
        </table:table-row>
        <table:table-row table:style-name="ro1">
          <table:table-cell office:value-type="float" office:value="9.56444" calcext:value-type="float">
            <text:p>9.56444</text:p>
          </table:table-cell>
          <table:table-cell office:value-type="float" office:value="8.398243" calcext:value-type="float">
            <text:p>8.398243</text:p>
          </table:table-cell>
          <table:table-cell office:value-type="float" office:value="14.965626" calcext:value-type="float">
            <text:p>14.965626</text:p>
          </table:table-cell>
          <table:table-cell office:value-type="float" office:value="7.923153" calcext:value-type="float">
            <text:p>7.923153</text:p>
          </table:table-cell>
          <table:table-cell office:value-type="float" office:value="7.15421" calcext:value-type="float">
            <text:p>7.15421</text:p>
          </table:table-cell>
          <table:table-cell office:value-type="float" office:value="15.159782" calcext:value-type="float">
            <text:p>15.159782</text:p>
          </table:table-cell>
          <table:table-cell office:value-type="float" office:value="8.1456" calcext:value-type="float">
            <text:p>8.1456</text:p>
          </table:table-cell>
          <table:table-cell office:value-type="float" office:value="10.473108" calcext:value-type="float">
            <text:p>10.473108</text:p>
          </table:table-cell>
          <table:table-cell office:value-type="float" office:value="15.121787" calcext:value-type="float">
            <text:p>15.121787</text:p>
          </table:table-cell>
          <table:table-cell office:value-type="float" office:value="6.352658" calcext:value-type="float">
            <text:p>6.352658</text:p>
          </table:table-cell>
          <table:table-cell office:value-type="float" office:value="17.736699" calcext:value-type="float">
            <text:p>17.736699</text:p>
          </table:table-cell>
          <table:table-cell office:value-type="float" office:value="7.71334" calcext:value-type="float">
            <text:p>7.71334</text:p>
          </table:table-cell>
          <table:table-cell office:value-type="float" office:value="9.826623" calcext:value-type="float">
            <text:p>9.826623</text:p>
          </table:table-cell>
          <table:table-cell office:value-type="float" office:value="14.983863" calcext:value-type="float">
            <text:p>14.983863</text:p>
          </table:table-cell>
          <table:table-cell office:value-type="float" office:value="10.349282" calcext:value-type="float">
            <text:p>10.349282</text:p>
          </table:table-cell>
          <table:table-cell office:value-type="float" office:value="10.308827" calcext:value-type="float">
            <text:p>10.308827</text:p>
          </table:table-cell>
          <table:table-cell office:value-type="float" office:value="15.000424" calcext:value-type="float">
            <text:p>15.000424</text:p>
          </table:table-cell>
          <table:table-cell office:value-type="float" office:value="10.345827" calcext:value-type="float">
            <text:p>10.345827</text:p>
          </table:table-cell>
          <table:table-cell office:value-type="float" office:value="8.395953" calcext:value-type="float">
            <text:p>8.395953</text:p>
          </table:table-cell>
          <table:table-cell office:value-type="float" office:value="17.675418" calcext:value-type="float">
            <text:p>17.675418</text:p>
          </table:table-cell>
        </table:table-row>
        <table:table-row table:style-name="ro1">
          <table:table-cell office:value-type="float" office:value="10.457395" calcext:value-type="float">
            <text:p>10.457395</text:p>
          </table:table-cell>
          <table:table-cell office:value-type="float" office:value="8.327532" calcext:value-type="float">
            <text:p>8.327532</text:p>
          </table:table-cell>
          <table:table-cell office:value-type="float" office:value="14.050276" calcext:value-type="float">
            <text:p>14.050276</text:p>
          </table:table-cell>
          <table:table-cell office:value-type="float" office:value="7.427158" calcext:value-type="float">
            <text:p>7.427158</text:p>
          </table:table-cell>
          <table:table-cell office:value-type="float" office:value="5.536443" calcext:value-type="float">
            <text:p>5.536443</text:p>
          </table:table-cell>
          <table:table-cell office:value-type="float" office:value="14.242076" calcext:value-type="float">
            <text:p>14.242076</text:p>
          </table:table-cell>
          <table:table-cell office:value-type="float" office:value="7.253451" calcext:value-type="float">
            <text:p>7.253451</text:p>
          </table:table-cell>
          <table:table-cell office:value-type="float" office:value="9.530035" calcext:value-type="float">
            <text:p>9.530035</text:p>
          </table:table-cell>
          <table:table-cell office:value-type="float" office:value="14.213934" calcext:value-type="float">
            <text:p>14.213934</text:p>
          </table:table-cell>
          <table:table-cell office:value-type="float" office:value="9.442935" calcext:value-type="float">
            <text:p>9.442935</text:p>
          </table:table-cell>
          <table:table-cell office:value-type="float" office:value="16.819226" calcext:value-type="float">
            <text:p>16.819226</text:p>
          </table:table-cell>
          <table:table-cell office:value-type="float" office:value="9.638416" calcext:value-type="float">
            <text:p>9.638416</text:p>
          </table:table-cell>
          <table:table-cell office:value-type="float" office:value="7.899263" calcext:value-type="float">
            <text:p>7.899263</text:p>
          </table:table-cell>
          <table:table-cell office:value-type="float" office:value="14.050586" calcext:value-type="float">
            <text:p>14.050586</text:p>
          </table:table-cell>
          <table:table-cell office:value-type="float" office:value="9.423282" calcext:value-type="float">
            <text:p>9.423282</text:p>
          </table:table-cell>
          <table:table-cell office:value-type="float" office:value="9.451153" calcext:value-type="float">
            <text:p>9.451153</text:p>
          </table:table-cell>
          <table:table-cell office:value-type="float" office:value="14.084175" calcext:value-type="float">
            <text:p>14.084175</text:p>
          </table:table-cell>
          <table:table-cell office:value-type="float" office:value="9.432957" calcext:value-type="float">
            <text:p>9.432957</text:p>
          </table:table-cell>
          <table:table-cell office:value-type="float" office:value="10.063584" calcext:value-type="float">
            <text:p>10.063584</text:p>
          </table:table-cell>
          <table:table-cell office:value-type="float" office:value="16.774056" calcext:value-type="float">
            <text:p>16.774056</text:p>
          </table:table-cell>
        </table:table-row>
        <table:table-row table:style-name="ro1">
          <table:table-cell office:value-type="float" office:value="10.007753" calcext:value-type="float">
            <text:p>10.007753</text:p>
          </table:table-cell>
          <table:table-cell office:value-type="float" office:value="7.664966" calcext:value-type="float">
            <text:p>7.664966</text:p>
          </table:table-cell>
          <table:table-cell office:value-type="float" office:value="13.12126" calcext:value-type="float">
            <text:p>13.12126</text:p>
          </table:table-cell>
          <table:table-cell office:value-type="float" office:value="6.579582" calcext:value-type="float">
            <text:p>6.579582</text:p>
          </table:table-cell>
          <table:table-cell office:value-type="float" office:value="5.112213" calcext:value-type="float">
            <text:p>5.112213</text:p>
          </table:table-cell>
          <table:table-cell office:value-type="float" office:value="13.289679" calcext:value-type="float">
            <text:p>13.289679</text:p>
          </table:table-cell>
          <table:table-cell office:value-type="float" office:value="6.849665" calcext:value-type="float">
            <text:p>6.849665</text:p>
          </table:table-cell>
          <table:table-cell office:value-type="float" office:value="8.633576" calcext:value-type="float">
            <text:p>8.633576</text:p>
          </table:table-cell>
          <table:table-cell office:value-type="float" office:value="13.291249" calcext:value-type="float">
            <text:p>13.291249</text:p>
          </table:table-cell>
          <table:table-cell office:value-type="float" office:value="8.515826" calcext:value-type="float">
            <text:p>8.515826</text:p>
          </table:table-cell>
          <table:table-cell office:value-type="float" office:value="15.850861" calcext:value-type="float">
            <text:p>15.850861</text:p>
          </table:table-cell>
          <table:table-cell office:value-type="float" office:value="15.997278" calcext:value-type="float">
            <text:p>15.997278</text:p>
          </table:table-cell>
          <table:table-cell office:value-type="float" office:value="7.910773" calcext:value-type="float">
            <text:p>7.910773</text:p>
          </table:table-cell>
          <table:table-cell office:value-type="float" office:value="13.130013" calcext:value-type="float">
            <text:p>13.130013</text:p>
          </table:table-cell>
          <table:table-cell office:value-type="float" office:value="8.51229" calcext:value-type="float">
            <text:p>8.51229</text:p>
          </table:table-cell>
          <table:table-cell office:value-type="float" office:value="8.555739" calcext:value-type="float">
            <text:p>8.555739</text:p>
          </table:table-cell>
          <table:table-cell office:value-type="float" office:value="13.128748" calcext:value-type="float">
            <text:p>13.128748</text:p>
          </table:table-cell>
          <table:table-cell office:value-type="float" office:value="8.524766" calcext:value-type="float">
            <text:p>8.524766</text:p>
          </table:table-cell>
          <table:table-cell office:value-type="float" office:value="13.108227" calcext:value-type="float">
            <text:p>13.108227</text:p>
          </table:table-cell>
          <table:table-cell office:value-type="float" office:value="15.84523" calcext:value-type="float">
            <text:p>15.84523</text:p>
          </table:table-cell>
        </table:table-row>
        <table:table-row table:style-name="ro1">
          <table:table-cell office:value-type="float" office:value="8.853297" calcext:value-type="float">
            <text:p>8.853297</text:p>
          </table:table-cell>
          <table:table-cell office:value-type="float" office:value="5.896181" calcext:value-type="float">
            <text:p>5.896181</text:p>
          </table:table-cell>
          <table:table-cell office:value-type="float" office:value="12.213171" calcext:value-type="float">
            <text:p>12.213171</text:p>
          </table:table-cell>
          <table:table-cell office:value-type="float" office:value="4.898659" calcext:value-type="float">
            <text:p>4.898659</text:p>
          </table:table-cell>
          <table:table-cell office:value-type="float" office:value="7.43098" calcext:value-type="float">
            <text:p>7.43098</text:p>
          </table:table-cell>
          <table:table-cell office:value-type="float" office:value="12.380662" calcext:value-type="float">
            <text:p>12.380662</text:p>
          </table:table-cell>
          <table:table-cell office:value-type="float" office:value="5.035611" calcext:value-type="float">
            <text:p>5.035611</text:p>
          </table:table-cell>
          <table:table-cell office:value-type="float" office:value="7.692405" calcext:value-type="float">
            <text:p>7.692405</text:p>
          </table:table-cell>
          <table:table-cell office:value-type="float" office:value="12.365301" calcext:value-type="float">
            <text:p>12.365301</text:p>
          </table:table-cell>
          <table:table-cell office:value-type="float" office:value="7.60576" calcext:value-type="float">
            <text:p>7.60576</text:p>
          </table:table-cell>
          <table:table-cell office:value-type="float" office:value="14.943468" calcext:value-type="float">
            <text:p>14.943468</text:p>
          </table:table-cell>
          <table:table-cell office:value-type="float" office:value="15.068617" calcext:value-type="float">
            <text:p>15.068617</text:p>
          </table:table-cell>
          <table:table-cell office:value-type="float" office:value="7.692532" calcext:value-type="float">
            <text:p>7.692532</text:p>
          </table:table-cell>
          <table:table-cell office:value-type="float" office:value="12.207102" calcext:value-type="float">
            <text:p>12.207102</text:p>
          </table:table-cell>
          <table:table-cell office:value-type="float" office:value="7.598312" calcext:value-type="float">
            <text:p>7.598312</text:p>
          </table:table-cell>
          <table:table-cell office:value-type="float" office:value="7.675875" calcext:value-type="float">
            <text:p>7.675875</text:p>
          </table:table-cell>
          <table:table-cell office:value-type="float" office:value="12.23016" calcext:value-type="float">
            <text:p>12.23016</text:p>
          </table:table-cell>
          <table:table-cell office:value-type="float" office:value="7.613943" calcext:value-type="float">
            <text:p>7.613943</text:p>
          </table:table-cell>
          <table:table-cell office:value-type="float" office:value="12.213145" calcext:value-type="float">
            <text:p>12.213145</text:p>
          </table:table-cell>
          <table:table-cell office:value-type="float" office:value="14.963858" calcext:value-type="float">
            <text:p>14.963858</text:p>
          </table:table-cell>
        </table:table-row>
        <table:table-row table:style-name="ro1">
          <table:table-cell office:value-type="float" office:value="7.369019" calcext:value-type="float">
            <text:p>7.369019</text:p>
          </table:table-cell>
          <table:table-cell office:value-type="float" office:value="7.769859" calcext:value-type="float">
            <text:p>7.769859</text:p>
          </table:table-cell>
          <table:table-cell office:value-type="float" office:value="11.281658" calcext:value-type="float">
            <text:p>11.281658</text:p>
          </table:table-cell>
          <table:table-cell office:value-type="float" office:value="5.986597" calcext:value-type="float">
            <text:p>5.986597</text:p>
          </table:table-cell>
          <table:table-cell office:value-type="float" office:value="11.429036" calcext:value-type="float">
            <text:p>11.429036</text:p>
          </table:table-cell>
          <table:table-cell office:value-type="float" office:value="11.445567" calcext:value-type="float">
            <text:p>11.445567</text:p>
          </table:table-cell>
          <table:table-cell office:value-type="float" office:value="5.186472" calcext:value-type="float">
            <text:p>5.186472</text:p>
          </table:table-cell>
          <table:table-cell office:value-type="float" office:value="6.757303" calcext:value-type="float">
            <text:p>6.757303</text:p>
          </table:table-cell>
          <table:table-cell office:value-type="float" office:value="11.407435" calcext:value-type="float">
            <text:p>11.407435</text:p>
          </table:table-cell>
          <table:table-cell office:value-type="float" office:value="6.689054" calcext:value-type="float">
            <text:p>6.689054</text:p>
          </table:table-cell>
          <table:table-cell office:value-type="float" office:value="13.996644" calcext:value-type="float">
            <text:p>13.996644</text:p>
          </table:table-cell>
          <table:table-cell office:value-type="float" office:value="14.112514" calcext:value-type="float">
            <text:p>14.112514</text:p>
          </table:table-cell>
          <table:table-cell office:value-type="float" office:value="6.32876" calcext:value-type="float">
            <text:p>6.32876</text:p>
          </table:table-cell>
          <table:table-cell office:value-type="float" office:value="11.273561" calcext:value-type="float">
            <text:p>11.273561</text:p>
          </table:table-cell>
          <table:table-cell office:value-type="float" office:value="6.676203" calcext:value-type="float">
            <text:p>6.676203</text:p>
          </table:table-cell>
          <table:table-cell office:value-type="float" office:value="6.701417" calcext:value-type="float">
            <text:p>6.701417</text:p>
          </table:table-cell>
          <table:table-cell office:value-type="float" office:value="11.297841" calcext:value-type="float">
            <text:p>11.297841</text:p>
          </table:table-cell>
          <table:table-cell office:value-type="float" office:value="6.701426" calcext:value-type="float">
            <text:p>6.701426</text:p>
          </table:table-cell>
          <table:table-cell office:value-type="float" office:value="11.282016" calcext:value-type="float">
            <text:p>11.282016</text:p>
          </table:table-cell>
          <table:table-cell office:value-type="float" office:value="14.123745" calcext:value-type="float">
            <text:p>14.123745</text:p>
          </table:table-cell>
        </table:table-row>
        <table:table-row table:style-name="ro1">
          <table:table-cell office:value-type="float" office:value="11.861553" calcext:value-type="float">
            <text:p>11.861553</text:p>
          </table:table-cell>
          <table:table-cell office:value-type="float" office:value="10.597006" calcext:value-type="float">
            <text:p>10.597006</text:p>
          </table:table-cell>
          <table:table-cell office:value-type="float" office:value="10.386724" calcext:value-type="float">
            <text:p>10.386724</text:p>
          </table:table-cell>
          <table:table-cell office:value-type="float" office:value="6.379067" calcext:value-type="float">
            <text:p>6.379067</text:p>
          </table:table-cell>
          <table:table-cell office:value-type="float" office:value="10.476839" calcext:value-type="float">
            <text:p>10.476839</text:p>
          </table:table-cell>
          <table:table-cell office:value-type="float" office:value="10.50595" calcext:value-type="float">
            <text:p>10.50595</text:p>
          </table:table-cell>
          <table:table-cell office:value-type="float" office:value="5.428042" calcext:value-type="float">
            <text:p>5.428042</text:p>
          </table:table-cell>
          <table:table-cell office:value-type="float" office:value="5.83804" calcext:value-type="float">
            <text:p>5.83804</text:p>
          </table:table-cell>
          <table:table-cell office:value-type="float" office:value="10.480748" calcext:value-type="float">
            <text:p>10.480748</text:p>
          </table:table-cell>
          <table:table-cell office:value-type="float" office:value="5.760878" calcext:value-type="float">
            <text:p>5.760878</text:p>
          </table:table-cell>
          <table:table-cell office:value-type="float" office:value="13.152351" calcext:value-type="float">
            <text:p>13.152351</text:p>
          </table:table-cell>
          <table:table-cell office:value-type="float" office:value="13.281595" calcext:value-type="float">
            <text:p>13.281595</text:p>
          </table:table-cell>
          <table:table-cell office:value-type="float" office:value="7.832674" calcext:value-type="float">
            <text:p>7.832674</text:p>
          </table:table-cell>
          <table:table-cell office:value-type="float" office:value="10.352838" calcext:value-type="float">
            <text:p>10.352838</text:p>
          </table:table-cell>
          <table:table-cell office:value-type="float" office:value="5.76153" calcext:value-type="float">
            <text:p>5.76153</text:p>
          </table:table-cell>
          <table:table-cell office:value-type="float" office:value="5.778617" calcext:value-type="float">
            <text:p>5.778617</text:p>
          </table:table-cell>
          <table:table-cell office:value-type="float" office:value="10.362785" calcext:value-type="float">
            <text:p>10.362785</text:p>
          </table:table-cell>
          <table:table-cell office:value-type="float" office:value="5.796271" calcext:value-type="float">
            <text:p>5.796271</text:p>
          </table:table-cell>
          <table:table-cell office:value-type="float" office:value="10.421482" calcext:value-type="float">
            <text:p>10.421482</text:p>
          </table:table-cell>
          <table:table-cell office:value-type="float" office:value="13.179843" calcext:value-type="float">
            <text:p>13.179843</text:p>
          </table:table-cell>
        </table:table-row>
        <table:table-row table:style-name="ro1">
          <table:table-cell office:value-type="float" office:value="16.844446" calcext:value-type="float">
            <text:p>16.844446</text:p>
          </table:table-cell>
          <table:table-cell office:value-type="float" office:value="9.724402" calcext:value-type="float">
            <text:p>9.724402</text:p>
          </table:table-cell>
          <table:table-cell office:value-type="float" office:value="9.446826" calcext:value-type="float">
            <text:p>9.446826</text:p>
          </table:table-cell>
          <table:table-cell office:value-type="float" office:value="9.61577" calcext:value-type="float">
            <text:p>9.61577</text:p>
          </table:table-cell>
          <table:table-cell office:value-type="float" office:value="9.55859" calcext:value-type="float">
            <text:p>9.55859</text:p>
          </table:table-cell>
          <table:table-cell office:value-type="float" office:value="9.590581" calcext:value-type="float">
            <text:p>9.590581</text:p>
          </table:table-cell>
          <table:table-cell office:value-type="float" office:value="4.938333" calcext:value-type="float">
            <text:p>4.938333</text:p>
          </table:table-cell>
          <table:table-cell office:value-type="float" office:value="4.906833" calcext:value-type="float">
            <text:p>4.906833</text:p>
          </table:table-cell>
          <table:table-cell office:value-type="float" office:value="9.552424" calcext:value-type="float">
            <text:p>9.552424</text:p>
          </table:table-cell>
          <table:table-cell office:value-type="float" office:value="4.861504" calcext:value-type="float">
            <text:p>4.861504</text:p>
          </table:table-cell>
          <table:table-cell office:value-type="float" office:value="12.190505" calcext:value-type="float">
            <text:p>12.190505</text:p>
          </table:table-cell>
          <table:table-cell office:value-type="float" office:value="12.315166" calcext:value-type="float">
            <text:p>12.315166</text:p>
          </table:table-cell>
          <table:table-cell office:value-type="float" office:value="6.748634" calcext:value-type="float">
            <text:p>6.748634</text:p>
          </table:table-cell>
          <table:table-cell office:value-type="float" office:value="9.446162" calcext:value-type="float">
            <text:p>9.446162</text:p>
          </table:table-cell>
          <table:table-cell office:value-type="float" office:value="4.847008" calcext:value-type="float">
            <text:p>4.847008</text:p>
          </table:table-cell>
          <table:table-cell office:value-type="float" office:value="4.847382" calcext:value-type="float">
            <text:p>4.847382</text:p>
          </table:table-cell>
          <table:table-cell office:value-type="float" office:value="9.458448" calcext:value-type="float">
            <text:p>9.458448</text:p>
          </table:table-cell>
          <table:table-cell office:value-type="float" office:value="4.874553" calcext:value-type="float">
            <text:p>4.874553</text:p>
          </table:table-cell>
          <table:table-cell office:value-type="float" office:value="9.755839" calcext:value-type="float">
            <text:p>9.755839</text:p>
          </table:table-cell>
          <table:table-cell office:value-type="float" office:value="12.191773" calcext:value-type="float">
            <text:p>12.191773</text:p>
          </table:table-cell>
        </table:table-row>
        <table:table-row table:style-name="ro1">
          <table:table-cell office:value-type="float" office:value="15.935427" calcext:value-type="float">
            <text:p>15.935427</text:p>
          </table:table-cell>
          <table:table-cell office:value-type="float" office:value="8.524276" calcext:value-type="float">
            <text:p>8.524276</text:p>
          </table:table-cell>
          <table:table-cell office:value-type="float" office:value="8.536194" calcext:value-type="float">
            <text:p>8.536194</text:p>
          </table:table-cell>
          <table:table-cell office:value-type="float" office:value="8.668554" calcext:value-type="float">
            <text:p>8.668554</text:p>
          </table:table-cell>
          <table:table-cell office:value-type="float" office:value="8.642148" calcext:value-type="float">
            <text:p>8.642148</text:p>
          </table:table-cell>
          <table:table-cell office:value-type="float" office:value="8.632895" calcext:value-type="float">
            <text:p>8.632895</text:p>
          </table:table-cell>
          <table:table-cell office:value-type="float" office:value="3.46444" calcext:value-type="float">
            <text:p>3.46444</text:p>
          </table:table-cell>
          <table:table-cell office:value-type="float" office:value="3.980788" calcext:value-type="float">
            <text:p>3.980788</text:p>
          </table:table-cell>
          <table:table-cell office:value-type="float" office:value="8.627996" calcext:value-type="float">
            <text:p>8.627996</text:p>
          </table:table-cell>
          <table:table-cell office:value-type="float" office:value="3.945747" calcext:value-type="float">
            <text:p>3.945747</text:p>
          </table:table-cell>
          <table:table-cell office:value-type="float" office:value="11.337504" calcext:value-type="float">
            <text:p>11.337504</text:p>
          </table:table-cell>
          <table:table-cell office:value-type="float" office:value="11.400761" calcext:value-type="float">
            <text:p>11.400761</text:p>
          </table:table-cell>
          <table:table-cell office:value-type="float" office:value="5.345601" calcext:value-type="float">
            <text:p>5.345601</text:p>
          </table:table-cell>
          <table:table-cell office:value-type="float" office:value="8.576236" calcext:value-type="float">
            <text:p>8.576236</text:p>
          </table:table-cell>
          <table:table-cell office:value-type="float" office:value="3.934388" calcext:value-type="float">
            <text:p>3.934388</text:p>
          </table:table-cell>
          <table:table-cell office:value-type="float" office:value="3.934836" calcext:value-type="float">
            <text:p>3.934836</text:p>
          </table:table-cell>
          <table:table-cell office:value-type="float" office:value="8.535803" calcext:value-type="float">
            <text:p>8.535803</text:p>
          </table:table-cell>
          <table:table-cell office:value-type="float" office:value="3.978594" calcext:value-type="float">
            <text:p>3.978594</text:p>
          </table:table-cell>
          <table:table-cell office:value-type="float" office:value="8.594692" calcext:value-type="float">
            <text:p>8.594692</text:p>
          </table:table-cell>
          <table:table-cell office:value-type="float" office:value="11.278046" calcext:value-type="float">
            <text:p>11.278046</text:p>
          </table:table-cell>
        </table:table-row>
        <table:table-row table:style-name="ro1">
          <table:table-cell office:value-type="float" office:value="15.007247" calcext:value-type="float">
            <text:p>15.007247</text:p>
          </table:table-cell>
          <table:table-cell office:value-type="float" office:value="7.640025" calcext:value-type="float">
            <text:p>7.640025</text:p>
          </table:table-cell>
          <table:table-cell office:value-type="float" office:value="7.612056" calcext:value-type="float">
            <text:p>7.612056</text:p>
          </table:table-cell>
          <table:table-cell office:value-type="float" office:value="7.765891" calcext:value-type="float">
            <text:p>7.765891</text:p>
          </table:table-cell>
          <table:table-cell office:value-type="float" office:value="7.712913" calcext:value-type="float">
            <text:p>7.712913</text:p>
          </table:table-cell>
          <table:table-cell office:value-type="float" office:value="7.738537" calcext:value-type="float">
            <text:p>7.738537</text:p>
          </table:table-cell>
          <table:table-cell office:value-type="float" office:value="4.493959" calcext:value-type="float">
            <text:p>4.493959</text:p>
          </table:table-cell>
          <table:table-cell office:value-type="float" office:value="3.05467" calcext:value-type="float">
            <text:p>3.05467</text:p>
          </table:table-cell>
          <table:table-cell office:value-type="float" office:value="7.638879" calcext:value-type="float">
            <text:p>7.638879</text:p>
          </table:table-cell>
          <table:table-cell office:value-type="float" office:value="3.024205" calcext:value-type="float">
            <text:p>3.024205</text:p>
          </table:table-cell>
          <table:table-cell office:value-type="float" office:value="10.360412" calcext:value-type="float">
            <text:p>10.360412</text:p>
          </table:table-cell>
          <table:table-cell office:value-type="float" office:value="10.446979" calcext:value-type="float">
            <text:p>10.446979</text:p>
          </table:table-cell>
          <table:table-cell office:value-type="float" office:value="7.616538" calcext:value-type="float">
            <text:p>7.616538</text:p>
          </table:table-cell>
          <table:table-cell office:value-type="float" office:value="7.617256" calcext:value-type="float">
            <text:p>7.617256</text:p>
          </table:table-cell>
          <table:table-cell office:value-type="float" office:value="3.017053" calcext:value-type="float">
            <text:p>3.017053</text:p>
          </table:table-cell>
          <table:table-cell office:value-type="float" office:value="3.0191" calcext:value-type="float">
            <text:p>3.0191</text:p>
          </table:table-cell>
          <table:table-cell office:value-type="float" office:value="7.611363" calcext:value-type="float">
            <text:p>7.611363</text:p>
          </table:table-cell>
          <table:table-cell office:value-type="float" office:value="3.030586" calcext:value-type="float">
            <text:p>3.030586</text:p>
          </table:table-cell>
          <table:table-cell office:value-type="float" office:value="7.636496" calcext:value-type="float">
            <text:p>7.636496</text:p>
          </table:table-cell>
          <table:table-cell office:value-type="float" office:value="10.332859" calcext:value-type="float">
            <text:p>10.332859</text:p>
          </table:table-cell>
        </table:table-row>
        <table:table-row table:style-name="ro1">
          <table:table-cell office:value-type="float" office:value="14.091025" calcext:value-type="float">
            <text:p>14.091025</text:p>
          </table:table-cell>
          <table:table-cell office:value-type="float" office:value="6.688014" calcext:value-type="float">
            <text:p>6.688014</text:p>
          </table:table-cell>
          <table:table-cell office:value-type="float" office:value="6.706896" calcext:value-type="float">
            <text:p>6.706896</text:p>
          </table:table-cell>
          <table:table-cell office:value-type="float" office:value="6.908744" calcext:value-type="float">
            <text:p>6.908744</text:p>
          </table:table-cell>
          <table:table-cell office:value-type="float" office:value="6.802353" calcext:value-type="float">
            <text:p>6.802353</text:p>
          </table:table-cell>
          <table:table-cell office:value-type="float" office:value="6.808849" calcext:value-type="float">
            <text:p>6.808849</text:p>
          </table:table-cell>
          <table:table-cell office:value-type="float" office:value="6.796979" calcext:value-type="float">
            <text:p>6.796979</text:p>
          </table:table-cell>
          <table:table-cell office:value-type="float" office:value="2.135541" calcext:value-type="float">
            <text:p>2.135541</text:p>
          </table:table-cell>
          <table:table-cell office:value-type="float" office:value="6.75235" calcext:value-type="float">
            <text:p>6.75235</text:p>
          </table:table-cell>
          <table:table-cell office:value-type="float" office:value="2.123409" calcext:value-type="float">
            <text:p>2.123409</text:p>
          </table:table-cell>
          <table:table-cell office:value-type="float" office:value="9.468874" calcext:value-type="float">
            <text:p>9.468874</text:p>
          </table:table-cell>
          <table:table-cell office:value-type="float" office:value="9.566205" calcext:value-type="float">
            <text:p>9.566205</text:p>
          </table:table-cell>
          <table:table-cell office:value-type="float" office:value="6.706254" calcext:value-type="float">
            <text:p>6.706254</text:p>
          </table:table-cell>
          <table:table-cell office:value-type="float" office:value="6.674874" calcext:value-type="float">
            <text:p>6.674874</text:p>
          </table:table-cell>
          <table:table-cell office:value-type="float" office:value="2.109695" calcext:value-type="float">
            <text:p>2.109695</text:p>
          </table:table-cell>
          <table:table-cell office:value-type="float" office:value="2.107694" calcext:value-type="float">
            <text:p>2.107694</text:p>
          </table:table-cell>
          <table:table-cell office:value-type="float" office:value="6.722275" calcext:value-type="float">
            <text:p>6.722275</text:p>
          </table:table-cell>
          <table:table-cell office:value-type="float" office:value="2.113045" calcext:value-type="float">
            <text:p>2.113045</text:p>
          </table:table-cell>
          <table:table-cell office:value-type="float" office:value="6.700276" calcext:value-type="float">
            <text:p>6.700276</text:p>
          </table:table-cell>
          <table:table-cell office:value-type="float" office:value="9.568885" calcext:value-type="float">
            <text:p>9.568885</text:p>
          </table:table-cell>
        </table:table-row>
        <table:table-row table:style-name="ro1">
          <table:table-cell office:value-type="float" office:value="13.16177" calcext:value-type="float">
            <text:p>13.16177</text:p>
          </table:table-cell>
          <table:table-cell office:value-type="float" office:value="5.809733" calcext:value-type="float">
            <text:p>5.809733</text:p>
          </table:table-cell>
          <table:table-cell office:value-type="float" office:value="5.780474" calcext:value-type="float">
            <text:p>5.780474</text:p>
          </table:table-cell>
          <table:table-cell office:value-type="float" office:value="5.928409" calcext:value-type="float">
            <text:p>5.928409</text:p>
          </table:table-cell>
          <table:table-cell office:value-type="float" office:value="5.850827" calcext:value-type="float">
            <text:p>5.850827</text:p>
          </table:table-cell>
          <table:table-cell office:value-type="float" office:value="5.884031" calcext:value-type="float">
            <text:p>5.884031</text:p>
          </table:table-cell>
          <table:table-cell office:value-type="float" office:value="5.856075" calcext:value-type="float">
            <text:p>5.856075</text:p>
          </table:table-cell>
          <table:table-cell office:value-type="float" office:value="1.215843" calcext:value-type="float">
            <text:p>1.215843</text:p>
          </table:table-cell>
          <table:table-cell office:value-type="float" office:value="5.87305" calcext:value-type="float">
            <text:p>5.87305</text:p>
          </table:table-cell>
          <table:table-cell office:value-type="float" office:value="1.206614" calcext:value-type="float">
            <text:p>1.206614</text:p>
          </table:table-cell>
          <table:table-cell office:value-type="float" office:value="8.541896" calcext:value-type="float">
            <text:p>8.541896</text:p>
          </table:table-cell>
          <table:table-cell office:value-type="float" office:value="8.599913" calcext:value-type="float">
            <text:p>8.599913</text:p>
          </table:table-cell>
          <table:table-cell office:value-type="float" office:value="5.769986" calcext:value-type="float">
            <text:p>5.769986</text:p>
          </table:table-cell>
          <table:table-cell office:value-type="float" office:value="5.780724" calcext:value-type="float">
            <text:p>5.780724</text:p>
          </table:table-cell>
          <table:table-cell office:value-type="float" office:value="1.199782" calcext:value-type="float">
            <text:p>1.199782</text:p>
          </table:table-cell>
          <table:table-cell office:value-type="float" office:value="1.199711" calcext:value-type="float">
            <text:p>1.199711</text:p>
          </table:table-cell>
          <table:table-cell office:value-type="float" office:value="5.800838" calcext:value-type="float">
            <text:p>5.800838</text:p>
          </table:table-cell>
          <table:table-cell office:value-type="float" office:value="1.198269" calcext:value-type="float">
            <text:p>1.198269</text:p>
          </table:table-cell>
          <table:table-cell office:value-type="float" office:value="5.792439" calcext:value-type="float">
            <text:p>5.792439</text:p>
          </table:table-cell>
          <table:table-cell office:value-type="float" office:value="8.83056" calcext:value-type="float">
            <text:p>8.83056</text:p>
          </table:table-cell>
        </table:table-row>
        <table:table-row table:style-name="ro1">
          <table:table-cell office:value-type="float" office:value="12.259858" calcext:value-type="float">
            <text:p>12.259858</text:p>
          </table:table-cell>
          <table:table-cell office:value-type="float" office:value="4.879152" calcext:value-type="float">
            <text:p>4.879152</text:p>
          </table:table-cell>
          <table:table-cell office:value-type="float" office:value="4.863918" calcext:value-type="float">
            <text:p>4.863918</text:p>
          </table:table-cell>
          <table:table-cell office:value-type="float" office:value="4.926844" calcext:value-type="float">
            <text:p>4.926844</text:p>
          </table:table-cell>
          <table:table-cell office:value-type="float" office:value="4.925788" calcext:value-type="float">
            <text:p>4.925788</text:p>
          </table:table-cell>
          <table:table-cell office:value-type="float" office:value="4.924234" calcext:value-type="float">
            <text:p>4.924234</text:p>
          </table:table-cell>
          <table:table-cell office:value-type="float" office:value="4.957104" calcext:value-type="float">
            <text:p>4.957104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4.906621" calcext:value-type="float">
            <text:p>4.906621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7.646492" calcext:value-type="float">
            <text:p>7.646492</text:p>
          </table:table-cell>
          <table:table-cell office:value-type="float" office:value="7.646882" calcext:value-type="float">
            <text:p>7.646882</text:p>
          </table:table-cell>
          <table:table-cell office:value-type="float" office:value="4.862679" calcext:value-type="float">
            <text:p>4.862679</text:p>
          </table:table-cell>
          <table:table-cell office:value-type="float" office:value="4.861031" calcext:value-type="float">
            <text:p>4.861031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4.858131" calcext:value-type="float">
            <text:p>4.858131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4.870821" calcext:value-type="float">
            <text:p>4.870821</text:p>
          </table:table-cell>
          <table:table-cell office:value-type="float" office:value="7.710871" calcext:value-type="float">
            <text:p>7.710871</text:p>
          </table:table-cell>
        </table:table-row>
        <table:table-row table:style-name="ro1">
          <table:table-cell office:value-type="float" office:value="11.316914" calcext:value-type="float">
            <text:p>11.316914</text:p>
          </table:table-cell>
          <table:table-cell office:value-type="float" office:value="3.969663" calcext:value-type="float">
            <text:p>3.969663</text:p>
          </table:table-cell>
          <table:table-cell office:value-type="float" office:value="3.955242" calcext:value-type="float">
            <text:p>3.955242</text:p>
          </table:table-cell>
          <table:table-cell office:value-type="float" office:value="4.014582" calcext:value-type="float">
            <text:p>4.014582</text:p>
          </table:table-cell>
          <table:table-cell office:value-type="float" office:value="3.985599" calcext:value-type="float">
            <text:p>3.985599</text:p>
          </table:table-cell>
          <table:table-cell office:value-type="float" office:value="4.00863" calcext:value-type="float">
            <text:p>4.00863</text:p>
          </table:table-cell>
          <table:table-cell office:value-type="float" office:value="3.994579" calcext:value-type="float">
            <text:p>3.994579</text:p>
          </table:table-cell>
          <table:table-cell office:value-type="float" office:value="0" calcext:value-type="float">
            <text:p>0</text:p>
          </table:table-cell>
          <table:table-cell office:value-type="float" office:value="3.992587" calcext:value-type="float">
            <text:p>3.992587</text:p>
          </table:table-cell>
          <table:table-cell office:value-type="float" office:value="0" calcext:value-type="float">
            <text:p>0</text:p>
          </table:table-cell>
          <table:table-cell office:value-type="float" office:value="6.660661" calcext:value-type="float">
            <text:p>6.660661</text:p>
          </table:table-cell>
          <table:table-cell office:value-type="float" office:value="6.723831" calcext:value-type="float">
            <text:p>6.723831</text:p>
          </table:table-cell>
          <table:table-cell office:value-type="float" office:value="3.953097" calcext:value-type="float">
            <text:p>3.953097</text:p>
          </table:table-cell>
          <table:table-cell office:value-type="float" office:value="3.937647" calcext:value-type="float">
            <text:p>3.937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53041" calcext:value-type="float">
            <text:p>3.953041</text:p>
          </table:table-cell>
          <table:table-cell office:value-type="float" office:value="0" calcext:value-type="float">
            <text:p>0</text:p>
          </table:table-cell>
          <table:table-cell office:value-type="float" office:value="3.957561" calcext:value-type="float">
            <text:p>3.957561</text:p>
          </table:table-cell>
          <table:table-cell office:value-type="float" office:value="6.79442" calcext:value-type="float">
            <text:p>6.79442</text:p>
          </table:table-cell>
        </table:table-row>
        <table:table-row table:style-name="ro1">
          <table:table-cell office:value-type="float" office:value="10.469986" calcext:value-type="float">
            <text:p>10.469986</text:p>
          </table:table-cell>
          <table:table-cell office:value-type="float" office:value="3.03961" calcext:value-type="float">
            <text:p>3.03961</text:p>
          </table:table-cell>
          <table:table-cell office:value-type="float" office:value="3.08404" calcext:value-type="float">
            <text:p>3.08404</text:p>
          </table:table-cell>
          <table:table-cell office:value-type="float" office:value="3.070404" calcext:value-type="float">
            <text:p>3.070404</text:p>
          </table:table-cell>
          <table:table-cell office:value-type="float" office:value="3.056427" calcext:value-type="float">
            <text:p>3.056427</text:p>
          </table:table-cell>
          <table:table-cell office:value-type="float" office:value="3.082678" calcext:value-type="float">
            <text:p>3.082678</text:p>
          </table:table-cell>
          <table:table-cell office:value-type="float" office:value="3.072712" calcext:value-type="float">
            <text:p>3.072712</text:p>
          </table:table-cell>
          <table:table-cell office:value-type="float" office:value="0" calcext:value-type="float">
            <text:p>0</text:p>
          </table:table-cell>
          <table:table-cell office:value-type="float" office:value="3.069156" calcext:value-type="float">
            <text:p>3.069156</text:p>
          </table:table-cell>
          <table:table-cell office:value-type="float" office:value="0" calcext:value-type="float">
            <text:p>0</text:p>
          </table:table-cell>
          <table:table-cell office:value-type="float" office:value="5.745921" calcext:value-type="float">
            <text:p>5.745921</text:p>
          </table:table-cell>
          <table:table-cell office:value-type="float" office:value="5.808327" calcext:value-type="float">
            <text:p>5.808327</text:p>
          </table:table-cell>
          <table:table-cell office:value-type="float" office:value="3.024005" calcext:value-type="float">
            <text:p>3.024005</text:p>
          </table:table-cell>
          <table:table-cell office:value-type="float" office:value="3.035356" calcext:value-type="float">
            <text:p>3.035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7292" calcext:value-type="float">
            <text:p>3.037292</text:p>
          </table:table-cell>
          <table:table-cell office:value-type="float" office:value="0" calcext:value-type="float">
            <text:p>0</text:p>
          </table:table-cell>
          <table:table-cell office:value-type="float" office:value="3.03007" calcext:value-type="float">
            <text:p>3.03007</text:p>
          </table:table-cell>
          <table:table-cell office:value-type="float" office:value="5.835255" calcext:value-type="float">
            <text:p>5.835255</text:p>
          </table:table-cell>
        </table:table-row>
        <table:table-row table:style-name="ro1">
          <table:table-cell office:value-type="float" office:value="9.565812" calcext:value-type="float">
            <text:p>9.565812</text:p>
          </table:table-cell>
          <table:table-cell office:value-type="float" office:value="2.120371" calcext:value-type="float">
            <text:p>2.120371</text:p>
          </table:table-cell>
          <table:table-cell office:value-type="float" office:value="2.195202" calcext:value-type="float">
            <text:p>2.195202</text:p>
          </table:table-cell>
          <table:table-cell office:value-type="float" office:value="2.143545" calcext:value-type="float">
            <text:p>2.143545</text:p>
          </table:table-cell>
          <table:table-cell office:value-type="float" office:value="2.134964" calcext:value-type="float">
            <text:p>2.134964</text:p>
          </table:table-cell>
          <table:table-cell office:value-type="float" office:value="2.159255" calcext:value-type="float">
            <text:p>2.159255</text:p>
          </table:table-cell>
          <table:table-cell office:value-type="float" office:value="2.147839" calcext:value-type="float">
            <text:p>2.147839</text:p>
          </table:table-cell>
          <table:table-cell office:value-type="float" office:value="0" calcext:value-type="float">
            <text:p>0</text:p>
          </table:table-cell>
          <table:table-cell office:value-type="float" office:value="2.139449" calcext:value-type="float">
            <text:p>2.139449</text:p>
          </table:table-cell>
          <table:table-cell office:value-type="float" office:value="0" calcext:value-type="float">
            <text:p>0</text:p>
          </table:table-cell>
          <table:table-cell office:value-type="float" office:value="4.86035" calcext:value-type="float">
            <text:p>4.86035</text:p>
          </table:table-cell>
          <table:table-cell office:value-type="float" office:value="4.885686" calcext:value-type="float">
            <text:p>4.885686</text:p>
          </table:table-cell>
          <table:table-cell office:value-type="float" office:value="2.117835" calcext:value-type="float">
            <text:p>2.117835</text:p>
          </table:table-cell>
          <table:table-cell office:value-type="float" office:value="2.110634" calcext:value-type="float">
            <text:p>2.110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3294" calcext:value-type="float">
            <text:p>2.113294</text:p>
          </table:table-cell>
          <table:table-cell office:value-type="float" office:value="0" calcext:value-type="float">
            <text:p>0</text:p>
          </table:table-cell>
          <table:table-cell office:value-type="float" office:value="2.105649" calcext:value-type="float">
            <text:p>2.105649</text:p>
          </table:table-cell>
          <table:table-cell office:value-type="float" office:value="4.908436" calcext:value-type="float">
            <text:p>4.908436</text:p>
          </table:table-cell>
        </table:table-row>
        <table:table-row table:style-name="ro1">
          <table:table-cell office:value-type="float" office:value="8.646202" calcext:value-type="float">
            <text:p>8.646202</text:p>
          </table:table-cell>
          <table:table-cell office:value-type="float" office:value="1.203476" calcext:value-type="float">
            <text:p>1.203476</text:p>
          </table:table-cell>
          <table:table-cell office:value-type="float" office:value="1.25055" calcext:value-type="float">
            <text:p>1.25055</text:p>
          </table:table-cell>
          <table:table-cell office:value-type="float" office:value="1.223024" calcext:value-type="float">
            <text:p>1.223024</text:p>
          </table:table-cell>
          <table:table-cell office:value-type="float" office:value="1.219281" calcext:value-type="float">
            <text:p>1.219281</text:p>
          </table:table-cell>
          <table:table-cell office:value-type="float" office:value="1.230614" calcext:value-type="float">
            <text:p>1.230614</text:p>
          </table:table-cell>
          <table:table-cell office:value-type="float" office:value="1.225811" calcext:value-type="float">
            <text:p>1.225811</text:p>
          </table:table-cell>
          <table:table-cell office:value-type="float" office:value="0" calcext:value-type="float">
            <text:p>0</text:p>
          </table:table-cell>
          <table:table-cell office:value-type="float" office:value="1.21437" calcext:value-type="float">
            <text:p>1.21437</text:p>
          </table:table-cell>
          <table:table-cell office:value-type="float" office:value="0" calcext:value-type="float">
            <text:p>0</text:p>
          </table:table-cell>
          <table:table-cell office:value-type="float" office:value="3.931418" calcext:value-type="float">
            <text:p>3.931418</text:p>
          </table:table-cell>
          <table:table-cell office:value-type="float" office:value="3.963943" calcext:value-type="float">
            <text:p>3.963943</text:p>
          </table:table-cell>
          <table:table-cell office:value-type="float" office:value="1.199781" calcext:value-type="float">
            <text:p>1.199781</text:p>
          </table:table-cell>
          <table:table-cell office:value-type="float" office:value="1.207182" calcext:value-type="float">
            <text:p>1.207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4894" calcext:value-type="float">
            <text:p>1.204894</text:p>
          </table:table-cell>
          <table:table-cell office:value-type="float" office:value="0" calcext:value-type="float">
            <text:p>0</text:p>
          </table:table-cell>
          <table:table-cell office:value-type="float" office:value="1.200548" calcext:value-type="float">
            <text:p>1.200548</text:p>
          </table:table-cell>
          <table:table-cell office:value-type="float" office:value="3.980241" calcext:value-type="float">
            <text:p>3.980241</text:p>
          </table:table-cell>
        </table:table-row>
        <table:table-row table:style-name="ro1">
          <table:table-cell office:value-type="float" office:value="7.698044" calcext:value-type="float">
            <text:p>7.698044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462" calcext:value-type="float">
            <text:p>0.000462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0434" calcext:value-type="float">
            <text:p>0.00043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68" calcext:value-type="float">
            <text:p>0.000468</text:p>
          </table:table-cell>
          <table:table-cell office:value-type="float" office:value="0" calcext:value-type="float">
            <text:p>0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" calcext:value-type="float">
            <text:p>0</text:p>
          </table:table-cell>
          <table:table-cell office:value-type="float" office:value="3.016554" calcext:value-type="float">
            <text:p>3.016554</text:p>
          </table:table-cell>
          <table:table-cell office:value-type="float" office:value="3.030914" calcext:value-type="float">
            <text:p>3.030914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0.000334" calcext:value-type="float">
            <text:p>0.000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" calcext:value-type="float">
            <text:p>0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3.051028" calcext:value-type="float">
            <text:p>3.051028</text:p>
          </table:table-cell>
        </table:table-row>
        <table:table-row table:style-name="ro1">
          <table:table-cell office:value-type="float" office:value="6.736521" calcext:value-type="float">
            <text:p>6.7365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10168" calcext:value-type="float">
            <text:p>2.10168</text:p>
          </table:table-cell>
          <table:table-cell office:value-type="float" office:value="2.111707" calcext:value-type="float">
            <text:p>2.1117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24278" calcext:value-type="float">
            <text:p>2.124278</text:p>
          </table:table-cell>
        </table:table-row>
        <table:table-row table:style-name="ro1">
          <table:table-cell office:value-type="float" office:value="5.788877" calcext:value-type="float">
            <text:p>5.7888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19289" calcext:value-type="float">
            <text:p>1.19289</text:p>
          </table:table-cell>
          <table:table-cell office:value-type="float" office:value="1.200882" calcext:value-type="float">
            <text:p>1.2008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208649" calcext:value-type="float">
            <text:p>1.208649</text:p>
          </table:table-cell>
        </table:table-row>
        <table:table-row table:style-name="ro1">
          <table:table-cell office:value-type="float" office:value="4.882559" calcext:value-type="float">
            <text:p>4.88255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313" calcext:value-type="float">
            <text:p>0.000313</text:p>
          </table:table-cell>
          <table:table-cell office:value-type="float" office:value="0.000394" calcext:value-type="float">
            <text:p>0.00039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312" calcext:value-type="float">
            <text:p>0.000312</text:p>
          </table:table-cell>
        </table:table-row>
        <table:table-row table:style-name="ro1">
          <table:table-cell office:value-type="float" office:value="3.942206" calcext:value-type="float">
            <text:p>3.94220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8475" calcext:value-type="float">
            <text:p>3.02847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8953" calcext:value-type="float">
            <text:p>2.10895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4201" calcext:value-type="float">
            <text:p>1.21420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28" calcext:value-type="float">
            <text:p>0.001428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5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17" office:value-type="float" office:value="988.751059801321" calcext:value-type="float">
            <text:p>988.7510598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.713224872642" calcext:value-type="float">
            <text:p>981.7132248726</text:p>
          </table:table-cell>
          <table:table-cell table:number-columns-repeated="3" office:value-type="float" office:value="988.751059801321" calcext:value-type="float">
            <text:p>988.7510598013</text:p>
          </table:table-cell>
          <table:table-cell table:number-columns-repeated="3" office:value-type="float" office:value="981.713224872642" calcext:value-type="float">
            <text:p>981.7132248726</text:p>
          </table:table-cell>
          <table:table-cell table:number-columns-repeated="2" office:value-type="float" office:value="988.751059801321" calcext:value-type="float">
            <text:p>988.7510598013</text:p>
          </table:table-cell>
          <table:table-cell office:value-type="float" office:value="981.713224872642" calcext:value-type="float">
            <text:p>981.7132248726</text:p>
          </table:table-cell>
          <table:table-cell office:value-type="float" office:value="988.751059801321" calcext:value-type="float">
            <text:p>988.7510598013</text:p>
          </table:table-cell>
          <table:table-cell table:number-columns-repeated="4" office:value-type="float" office:value="981.713224872642" calcext:value-type="float">
            <text:p>981.7132248726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713224872642" calcext:value-type="float">
            <text:p>981.71322487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.371767440762" calcext:value-type="float">
            <text:p>981.3717674408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590966484468" calcext:value-type="float">
            <text:p>981.5909664845</text:p>
          </table:table-cell>
          <table:table-cell office:value-type="float" office:value="988.751059801321" calcext:value-type="float">
            <text:p>988.7510598013</text:p>
          </table:table-cell>
          <table:table-cell table:number-columns-repeated="2" office:value-type="float" office:value="981.264837137512" calcext:value-type="float">
            <text:p>981.2648371375</text:p>
          </table:table-cell>
          <table:table-cell office:value-type="float" office:value="981.371767440762" calcext:value-type="float">
            <text:p>981.3717674408</text:p>
          </table:table-cell>
          <table:table-cell office:value-type="float" office:value="981.590966484468" calcext:value-type="float">
            <text:p>981.5909664845</text:p>
          </table:table-cell>
          <table:table-cell office:value-type="float" office:value="980.906872962154" calcext:value-type="float">
            <text:p>980.9068729622</text:p>
          </table:table-cell>
          <table:table-cell office:value-type="float" office:value="981.264837137512" calcext:value-type="float">
            <text:p>981.2648371375</text:p>
          </table:table-cell>
          <table:table-cell office:value-type="float" office:value="988.751059801321" calcext:value-type="float">
            <text:p>988.7510598013</text:p>
          </table:table-cell>
          <table:table-cell table:number-columns-repeated="2" office:value-type="float" office:value="981.264837137512" calcext:value-type="float">
            <text:p>981.2648371375</text:p>
          </table:table-cell>
          <table:table-cell office:value-type="float" office:value="982.048513980654" calcext:value-type="float">
            <text:p>982.0485139807</text:p>
          </table:table-cell>
          <table:table-cell office:value-type="float" office:value="981.264837137512" calcext:value-type="float">
            <text:p>981.2648371375</text:p>
          </table:table-cell>
          <table:table-cell office:value-type="float" office:value="988.751059801321" calcext:value-type="float">
            <text:p>988.75105980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.073419258006" calcext:value-type="float">
            <text:p>981.073419258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167743811717" calcext:value-type="float">
            <text:p>981.1677438117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0.90418503003" calcext:value-type="float">
            <text:p>980.90418503</text:p>
          </table:table-cell>
          <table:table-cell office:value-type="float" office:value="969.418753789798" calcext:value-type="float">
            <text:p>969.4187537898</text:p>
          </table:table-cell>
          <table:table-cell office:value-type="float" office:value="981.073419258006" calcext:value-type="float">
            <text:p>981.073419258</text:p>
          </table:table-cell>
          <table:table-cell office:value-type="float" office:value="981.263514763115" calcext:value-type="float">
            <text:p>981.2635147631</text:p>
          </table:table-cell>
          <table:table-cell office:value-type="float" office:value="980.718195580891" calcext:value-type="float">
            <text:p>980.7181955809</text:p>
          </table:table-cell>
          <table:table-cell office:value-type="float" office:value="969.418753789798" calcext:value-type="float">
            <text:p>969.4187537898</text:p>
          </table:table-cell>
          <table:table-cell office:value-type="float" office:value="981.168287393945" calcext:value-type="float">
            <text:p>981.1682873939</text:p>
          </table:table-cell>
          <table:table-cell office:value-type="float" office:value="980.90418503003" calcext:value-type="float">
            <text:p>980.90418503</text:p>
          </table:table-cell>
          <table:table-cell office:value-type="float" office:value="980.986537535776" calcext:value-type="float">
            <text:p>980.9865375358</text:p>
          </table:table-cell>
          <table:table-cell office:value-type="float" office:value="966.113104056483" calcext:value-type="float">
            <text:p>966.1131040565</text:p>
          </table:table-cell>
          <table:table-cell office:value-type="float" office:value="969.418753789798" calcext:value-type="float">
            <text:p>969.4187537898</text:p>
          </table:table-cell>
          <table:table-cell office:value-type="float" office:value="981.264138571395" calcext:value-type="float">
            <text:p>981.26413857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.352314593185" calcext:value-type="float">
            <text:p>981.3523145932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0.881454932991" calcext:value-type="float">
            <text:p>980.881454933</text:p>
          </table:table-cell>
          <table:table-cell office:value-type="float" office:value="981.247734486411" calcext:value-type="float">
            <text:p>981.2477344864</text:p>
          </table:table-cell>
          <table:table-cell office:value-type="float" office:value="982.186228618205" calcext:value-type="float">
            <text:p>982.1862286182</text:p>
          </table:table-cell>
          <table:table-cell office:value-type="float" office:value="968.616155411962" calcext:value-type="float">
            <text:p>968.616155412</text:p>
          </table:table-cell>
          <table:table-cell office:value-type="float" office:value="980.798772906424" calcext:value-type="float">
            <text:p>980.7987729064</text:p>
          </table:table-cell>
          <table:table-cell office:value-type="float" office:value="980.96398093118" calcext:value-type="float">
            <text:p>980.9639809312</text:p>
          </table:table-cell>
          <table:table-cell office:value-type="float" office:value="980.590763498815" calcext:value-type="float">
            <text:p>980.5907634988</text:p>
          </table:table-cell>
          <table:table-cell office:value-type="float" office:value="968.379844106443" calcext:value-type="float">
            <text:p>968.3798441064</text:p>
          </table:table-cell>
          <table:table-cell office:value-type="float" office:value="980.803305473263" calcext:value-type="float">
            <text:p>980.8033054733</text:p>
          </table:table-cell>
          <table:table-cell office:value-type="float" office:value="981.206660511472" calcext:value-type="float">
            <text:p>981.2066605115</text:p>
          </table:table-cell>
          <table:table-cell office:value-type="float" office:value="980.731267288267" calcext:value-type="float">
            <text:p>980.7312672883</text:p>
          </table:table-cell>
          <table:table-cell office:value-type="float" office:value="965.26644705008" calcext:value-type="float">
            <text:p>965.2664470501</text:p>
          </table:table-cell>
          <table:table-cell office:value-type="float" office:value="970.380813042609" calcext:value-type="float">
            <text:p>970.3808130426</text:p>
          </table:table-cell>
          <table:table-cell office:value-type="float" office:value="981.022399255328" calcext:value-type="float">
            <text:p>981.02239925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.862731566101" calcext:value-type="float">
            <text:p>980.8627315661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68.509127437844" calcext:value-type="float">
            <text:p>968.5091274378</text:p>
          </table:table-cell>
          <table:table-cell office:value-type="float" office:value="981.055127407469" calcext:value-type="float">
            <text:p>981.0551274075</text:p>
          </table:table-cell>
          <table:table-cell office:value-type="float" office:value="981.988242244938" calcext:value-type="float">
            <text:p>981.9882422449</text:p>
          </table:table-cell>
          <table:table-cell office:value-type="float" office:value="967.880689648731" calcext:value-type="float">
            <text:p>967.8806896487</text:p>
          </table:table-cell>
          <table:table-cell office:value-type="float" office:value="981.070875428294" calcext:value-type="float">
            <text:p>981.0708754283</text:p>
          </table:table-cell>
          <table:table-cell office:value-type="float" office:value="982.283630777821" calcext:value-type="float">
            <text:p>982.2836307778</text:p>
          </table:table-cell>
          <table:table-cell office:value-type="float" office:value="980.63435985697" calcext:value-type="float">
            <text:p>980.634359857</text:p>
          </table:table-cell>
          <table:table-cell office:value-type="float" office:value="967.483265980694" calcext:value-type="float">
            <text:p>967.4832659807</text:p>
          </table:table-cell>
          <table:table-cell office:value-type="float" office:value="981.138814761353" calcext:value-type="float">
            <text:p>981.1388147614</text:p>
          </table:table-cell>
          <table:table-cell office:value-type="float" office:value="981.650772493169" calcext:value-type="float">
            <text:p>981.6507724932</text:p>
          </table:table-cell>
          <table:table-cell office:value-type="float" office:value="980.992779714707" calcext:value-type="float">
            <text:p>980.9927797147</text:p>
          </table:table-cell>
          <table:table-cell office:value-type="float" office:value="964.514234288016" calcext:value-type="float">
            <text:p>964.514234288</text:p>
          </table:table-cell>
          <table:table-cell office:value-type="float" office:value="968.970533148124" calcext:value-type="float">
            <text:p>968.9705331481</text:p>
          </table:table-cell>
          <table:table-cell office:value-type="float" office:value="982.327320991926" calcext:value-type="float">
            <text:p>982.32732099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.184690314912" calcext:value-type="float">
            <text:p>968.1846903149</text:p>
          </table:table-cell>
          <table:table-cell office:value-type="float" office:value="980.900660730621" calcext:value-type="float">
            <text:p>980.9006607306</text:p>
          </table:table-cell>
          <table:table-cell office:value-type="float" office:value="967.777313964632" calcext:value-type="float">
            <text:p>967.7773139646</text:p>
          </table:table-cell>
          <table:table-cell office:value-type="float" office:value="980.864192393969" calcext:value-type="float">
            <text:p>980.864192394</text:p>
          </table:table-cell>
          <table:table-cell office:value-type="float" office:value="981.821115525831" calcext:value-type="float">
            <text:p>981.8211155258</text:p>
          </table:table-cell>
          <table:table-cell office:value-type="float" office:value="967.285915319603" calcext:value-type="float">
            <text:p>967.2859153196</text:p>
          </table:table-cell>
          <table:table-cell office:value-type="float" office:value="981.841106391219" calcext:value-type="float">
            <text:p>981.8411063912</text:p>
          </table:table-cell>
          <table:table-cell office:value-type="float" office:value="982.10452292937" calcext:value-type="float">
            <text:p>982.1045229294</text:p>
          </table:table-cell>
          <table:table-cell office:value-type="float" office:value="980.499638459711" calcext:value-type="float">
            <text:p>980.4996384597</text:p>
          </table:table-cell>
          <table:table-cell office:value-type="float" office:value="966.637890912608" calcext:value-type="float">
            <text:p>966.6378909126</text:p>
          </table:table-cell>
          <table:table-cell office:value-type="float" office:value="981.885789193976" calcext:value-type="float">
            <text:p>981.885789194</text:p>
          </table:table-cell>
          <table:table-cell office:value-type="float" office:value="981.904056714656" calcext:value-type="float">
            <text:p>981.9040567147</text:p>
          </table:table-cell>
          <table:table-cell office:value-type="float" office:value="980.533590740481" calcext:value-type="float">
            <text:p>980.5335907405</text:p>
          </table:table-cell>
          <table:table-cell office:value-type="float" office:value="964.028793701868" calcext:value-type="float">
            <text:p>964.0287937019</text:p>
          </table:table-cell>
          <table:table-cell office:value-type="float" office:value="967.79750763692" calcext:value-type="float">
            <text:p>967.7975076369</text:p>
          </table:table-cell>
          <table:table-cell office:value-type="float" office:value="982.141924803173" calcext:value-type="float">
            <text:p>982.14192480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.986112025356" calcext:value-type="float">
            <text:p>966.9861120254</text:p>
          </table:table-cell>
          <table:table-cell office:value-type="float" office:value="980.389465480786" calcext:value-type="float">
            <text:p>980.3894654808</text:p>
          </table:table-cell>
          <table:table-cell office:value-type="float" office:value="967.020699324178" calcext:value-type="float">
            <text:p>967.0206993242</text:p>
          </table:table-cell>
          <table:table-cell office:value-type="float" office:value="980.673875361397" calcext:value-type="float">
            <text:p>980.6738753614</text:p>
          </table:table-cell>
          <table:table-cell office:value-type="float" office:value="975.547534503651" calcext:value-type="float">
            <text:p>975.5475345037</text:p>
          </table:table-cell>
          <table:table-cell office:value-type="float" office:value="966.692320604524" calcext:value-type="float">
            <text:p>966.6923206045</text:p>
          </table:table-cell>
          <table:table-cell office:value-type="float" office:value="982.07923063011" calcext:value-type="float">
            <text:p>982.0792306301</text:p>
          </table:table-cell>
          <table:table-cell office:value-type="float" office:value="975.586754389751" calcext:value-type="float">
            <text:p>975.5867543898</text:p>
          </table:table-cell>
          <table:table-cell office:value-type="float" office:value="980.380691482335" calcext:value-type="float">
            <text:p>980.3806914823</text:p>
          </table:table-cell>
          <table:table-cell office:value-type="float" office:value="953.635159114487" calcext:value-type="float">
            <text:p>953.6351591145</text:p>
          </table:table-cell>
          <table:table-cell office:value-type="float" office:value="981.580473408981" calcext:value-type="float">
            <text:p>981.580473409</text:p>
          </table:table-cell>
          <table:table-cell office:value-type="float" office:value="982.018025590324" calcext:value-type="float">
            <text:p>982.0180255903</text:p>
          </table:table-cell>
          <table:table-cell office:value-type="float" office:value="980.123865977123" calcext:value-type="float">
            <text:p>980.1238659771</text:p>
          </table:table-cell>
          <table:table-cell office:value-type="float" office:value="947.681869135797" calcext:value-type="float">
            <text:p>947.6818691358</text:p>
          </table:table-cell>
          <table:table-cell office:value-type="float" office:value="966.954714123464" calcext:value-type="float">
            <text:p>966.9547141235</text:p>
          </table:table-cell>
          <table:table-cell office:value-type="float" office:value="976.058580779029" calcext:value-type="float">
            <text:p>976.0585807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.96376312077" calcext:value-type="float">
            <text:p>965.9637631208</text:p>
          </table:table-cell>
          <table:table-cell office:value-type="float" office:value="980.072526308762" calcext:value-type="float">
            <text:p>980.0725263088</text:p>
          </table:table-cell>
          <table:table-cell office:value-type="float" office:value="966.353812734723" calcext:value-type="float">
            <text:p>966.3538127347</text:p>
          </table:table-cell>
          <table:table-cell office:value-type="float" office:value="980.465570679553" calcext:value-type="float">
            <text:p>980.4655706796</text:p>
          </table:table-cell>
          <table:table-cell office:value-type="float" office:value="975.164093307303" calcext:value-type="float">
            <text:p>975.1640933073</text:p>
          </table:table-cell>
          <table:table-cell office:value-type="float" office:value="966.078757235805" calcext:value-type="float">
            <text:p>966.0787572358</text:p>
          </table:table-cell>
          <table:table-cell office:value-type="float" office:value="982.207122126657" calcext:value-type="float">
            <text:p>982.2071221267</text:p>
          </table:table-cell>
          <table:table-cell office:value-type="float" office:value="975.417386761286" calcext:value-type="float">
            <text:p>975.4173867613</text:p>
          </table:table-cell>
          <table:table-cell office:value-type="float" office:value="980.268765246069" calcext:value-type="float">
            <text:p>980.2687652461</text:p>
          </table:table-cell>
          <table:table-cell office:value-type="float" office:value="952.264297829717" calcext:value-type="float">
            <text:p>952.2642978297</text:p>
          </table:table-cell>
          <table:table-cell office:value-type="float" office:value="974.814297719659" calcext:value-type="float">
            <text:p>974.8142977197</text:p>
          </table:table-cell>
          <table:table-cell office:value-type="float" office:value="982.078557239772" calcext:value-type="float">
            <text:p>982.0785572398</text:p>
          </table:table-cell>
          <table:table-cell office:value-type="float" office:value="966.138115027866" calcext:value-type="float">
            <text:p>966.1381150279</text:p>
          </table:table-cell>
          <table:table-cell office:value-type="float" office:value="946.780402960482" calcext:value-type="float">
            <text:p>946.7804029605</text:p>
          </table:table-cell>
          <table:table-cell office:value-type="float" office:value="954.155225350156" calcext:value-type="float">
            <text:p>954.1552253502</text:p>
          </table:table-cell>
          <table:table-cell office:value-type="float" office:value="975.667214193705" calcext:value-type="float">
            <text:p>975.66721419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.806674718345" calcext:value-type="float">
            <text:p>966.8066747183</text:p>
          </table:table-cell>
          <table:table-cell office:value-type="float" office:value="981.615326854204" calcext:value-type="float">
            <text:p>981.6153268542</text:p>
          </table:table-cell>
          <table:table-cell office:value-type="float" office:value="967.090490970933" calcext:value-type="float">
            <text:p>967.0904909709</text:p>
          </table:table-cell>
          <table:table-cell office:value-type="float" office:value="967.415684754388" calcext:value-type="float">
            <text:p>967.4156847544</text:p>
          </table:table-cell>
          <table:table-cell office:value-type="float" office:value="974.767211106603" calcext:value-type="float">
            <text:p>974.7672111066</text:p>
          </table:table-cell>
          <table:table-cell office:value-type="float" office:value="966.771697479931" calcext:value-type="float">
            <text:p>966.7716974799</text:p>
          </table:table-cell>
          <table:table-cell office:value-type="float" office:value="982.287284356272" calcext:value-type="float">
            <text:p>982.2872843563</text:p>
          </table:table-cell>
          <table:table-cell office:value-type="float" office:value="966.953965849894" calcext:value-type="float">
            <text:p>966.9539658499</text:p>
          </table:table-cell>
          <table:table-cell office:value-type="float" office:value="980.157255322987" calcext:value-type="float">
            <text:p>980.157255323</text:p>
          </table:table-cell>
          <table:table-cell office:value-type="float" office:value="963.825649971156" calcext:value-type="float">
            <text:p>963.8256499712</text:p>
          </table:table-cell>
          <table:table-cell office:value-type="float" office:value="974.20798055563" calcext:value-type="float">
            <text:p>974.2079805556</text:p>
          </table:table-cell>
          <table:table-cell office:value-type="float" office:value="982.131725912989" calcext:value-type="float">
            <text:p>982.131725913</text:p>
          </table:table-cell>
          <table:table-cell office:value-type="float" office:value="965.116701514235" calcext:value-type="float">
            <text:p>965.1167015142</text:p>
          </table:table-cell>
          <table:table-cell office:value-type="float" office:value="945.935657338267" calcext:value-type="float">
            <text:p>945.9356573383</text:p>
          </table:table-cell>
          <table:table-cell office:value-type="float" office:value="952.981860105419" calcext:value-type="float">
            <text:p>952.9818601054</text:p>
          </table:table-cell>
          <table:table-cell office:value-type="float" office:value="976.108149227078" calcext:value-type="float">
            <text:p>976.10814922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.714931693565" calcext:value-type="float">
            <text:p>973.7149316936</text:p>
          </table:table-cell>
          <table:table-cell office:value-type="float" office:value="981.404774665686" calcext:value-type="float">
            <text:p>981.4047746657</text:p>
          </table:table-cell>
          <table:table-cell office:value-type="float" office:value="968.454876269786" calcext:value-type="float">
            <text:p>968.4548762698</text:p>
          </table:table-cell>
          <table:table-cell office:value-type="float" office:value="968.024252023278" calcext:value-type="float">
            <text:p>968.0242520233</text:p>
          </table:table-cell>
          <table:table-cell office:value-type="float" office:value="975.200823170887" calcext:value-type="float">
            <text:p>975.2008231709</text:p>
          </table:table-cell>
          <table:table-cell office:value-type="float" office:value="968.007642289968" calcext:value-type="float">
            <text:p>968.00764229</text:p>
          </table:table-cell>
          <table:table-cell office:value-type="float" office:value="970.92035676885" calcext:value-type="float">
            <text:p>970.9203567689</text:p>
          </table:table-cell>
          <table:table-cell office:value-type="float" office:value="966.60012894616" calcext:value-type="float">
            <text:p>966.6001289462</text:p>
          </table:table-cell>
          <table:table-cell office:value-type="float" office:value="980.042198905454" calcext:value-type="float">
            <text:p>980.0421989055</text:p>
          </table:table-cell>
          <table:table-cell office:value-type="float" office:value="963.148797398785" calcext:value-type="float">
            <text:p>963.1487973988</text:p>
          </table:table-cell>
          <table:table-cell office:value-type="float" office:value="973.6648183357" calcext:value-type="float">
            <text:p>973.6648183357</text:p>
          </table:table-cell>
          <table:table-cell office:value-type="float" office:value="982.184900524498" calcext:value-type="float">
            <text:p>982.1849005245</text:p>
          </table:table-cell>
          <table:table-cell office:value-type="float" office:value="964.224444253674" calcext:value-type="float">
            <text:p>964.2244442537</text:p>
          </table:table-cell>
          <table:table-cell office:value-type="float" office:value="946.827046237934" calcext:value-type="float">
            <text:p>946.8270462379</text:p>
          </table:table-cell>
          <table:table-cell office:value-type="float" office:value="941.414845879669" calcext:value-type="float">
            <text:p>941.4148458797</text:p>
          </table:table-cell>
          <table:table-cell office:value-type="float" office:value="975.324194630908" calcext:value-type="float">
            <text:p>975.32419463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.346696096277" calcext:value-type="float">
            <text:p>974.3466960963</text:p>
          </table:table-cell>
          <table:table-cell office:value-type="float" office:value="981.193284986606" calcext:value-type="float">
            <text:p>981.1932849866</text:p>
          </table:table-cell>
          <table:table-cell office:value-type="float" office:value="969.284846370403" calcext:value-type="float">
            <text:p>969.2848463704</text:p>
          </table:table-cell>
          <table:table-cell office:value-type="float" office:value="954.426753410572" calcext:value-type="float">
            <text:p>954.4267534106</text:p>
          </table:table-cell>
          <table:table-cell office:value-type="float" office:value="974.483862597987" calcext:value-type="float">
            <text:p>974.483862598</text:p>
          </table:table-cell>
          <table:table-cell office:value-type="float" office:value="968.822654366619" calcext:value-type="float">
            <text:p>968.8226543666</text:p>
          </table:table-cell>
          <table:table-cell office:value-type="float" office:value="971.138550385729" calcext:value-type="float">
            <text:p>971.1385503857</text:p>
          </table:table-cell>
          <table:table-cell office:value-type="float" office:value="975.687082397287" calcext:value-type="float">
            <text:p>975.6870823973</text:p>
          </table:table-cell>
          <table:table-cell office:value-type="float" office:value="979.959953790571" calcext:value-type="float">
            <text:p>979.9599537906</text:p>
          </table:table-cell>
          <table:table-cell office:value-type="float" office:value="953.321154220996" calcext:value-type="float">
            <text:p>953.321154221</text:p>
          </table:table-cell>
          <table:table-cell office:value-type="float" office:value="972.165417623572" calcext:value-type="float">
            <text:p>972.1654176236</text:p>
          </table:table-cell>
          <table:table-cell office:value-type="float" office:value="978.849243032746" calcext:value-type="float">
            <text:p>978.8492430327</text:p>
          </table:table-cell>
          <table:table-cell office:value-type="float" office:value="965.052118701569" calcext:value-type="float">
            <text:p>965.0521187016</text:p>
          </table:table-cell>
          <table:table-cell office:value-type="float" office:value="945.611635485491" calcext:value-type="float">
            <text:p>945.6116354855</text:p>
          </table:table-cell>
          <table:table-cell office:value-type="float" office:value="939.951500719321" calcext:value-type="float">
            <text:p>939.9515007193</text:p>
          </table:table-cell>
          <table:table-cell office:value-type="float" office:value="982.678915572005" calcext:value-type="float">
            <text:p>982.6789155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.235524570123" calcext:value-type="float">
            <text:p>968.2355245701</text:p>
          </table:table-cell>
          <table:table-cell office:value-type="float" office:value="980.966400636267" calcext:value-type="float">
            <text:p>980.9664006363</text:p>
          </table:table-cell>
          <table:table-cell office:value-type="float" office:value="970.403087514436" calcext:value-type="float">
            <text:p>970.4030875144</text:p>
          </table:table-cell>
          <table:table-cell office:value-type="float" office:value="952.842789331715" calcext:value-type="float">
            <text:p>952.8427893317</text:p>
          </table:table-cell>
          <table:table-cell office:value-type="float" office:value="973.864712511278" calcext:value-type="float">
            <text:p>973.8647125113</text:p>
          </table:table-cell>
          <table:table-cell office:value-type="float" office:value="969.264633801873" calcext:value-type="float">
            <text:p>969.2646338019</text:p>
          </table:table-cell>
          <table:table-cell office:value-type="float" office:value="971.361442384624" calcext:value-type="float">
            <text:p>971.3614423846</text:p>
          </table:table-cell>
          <table:table-cell office:value-type="float" office:value="975.479590740889" calcext:value-type="float">
            <text:p>975.4795907409</text:p>
          </table:table-cell>
          <table:table-cell office:value-type="float" office:value="979.884108926338" calcext:value-type="float">
            <text:p>979.8841089263</text:p>
          </table:table-cell>
          <table:table-cell office:value-type="float" office:value="952.333792148363" calcext:value-type="float">
            <text:p>952.3337921484</text:p>
          </table:table-cell>
          <table:table-cell office:value-type="float" office:value="971.653267462792" calcext:value-type="float">
            <text:p>971.6532674628</text:p>
          </table:table-cell>
          <table:table-cell office:value-type="float" office:value="978.550938614449" calcext:value-type="float">
            <text:p>978.5509386144</text:p>
          </table:table-cell>
          <table:table-cell office:value-type="float" office:value="963.838978412628" calcext:value-type="float">
            <text:p>963.8389784126</text:p>
          </table:table-cell>
          <table:table-cell office:value-type="float" office:value="944.595679037659" calcext:value-type="float">
            <text:p>944.5956790377</text:p>
          </table:table-cell>
          <table:table-cell office:value-type="float" office:value="938.515493216063" calcext:value-type="float">
            <text:p>938.5154932161</text:p>
          </table:table-cell>
          <table:table-cell office:value-type="float" office:value="982.849943954225" calcext:value-type="float">
            <text:p>982.84994395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.635928539569" calcext:value-type="float">
            <text:p>968.6359285396</text:p>
          </table:table-cell>
          <table:table-cell office:value-type="float" office:value="980.793198676685" calcext:value-type="float">
            <text:p>980.7931986767</text:p>
          </table:table-cell>
          <table:table-cell office:value-type="float" office:value="970.248125543039" calcext:value-type="float">
            <text:p>970.248125543</text:p>
          </table:table-cell>
          <table:table-cell office:value-type="float" office:value="941.205400520536" calcext:value-type="float">
            <text:p>941.2054005205</text:p>
          </table:table-cell>
          <table:table-cell office:value-type="float" office:value="974.454447169649" calcext:value-type="float">
            <text:p>974.4544471696</text:p>
          </table:table-cell>
          <table:table-cell office:value-type="float" office:value="969.473070764422" calcext:value-type="float">
            <text:p>969.4730707644</text:p>
          </table:table-cell>
          <table:table-cell office:value-type="float" office:value="968.532048682221" calcext:value-type="float">
            <text:p>968.5320486822</text:p>
          </table:table-cell>
          <table:table-cell office:value-type="float" office:value="975.379723562765" calcext:value-type="float">
            <text:p>975.3797235628</text:p>
          </table:table-cell>
          <table:table-cell office:value-type="float" office:value="962.647331436631" calcext:value-type="float">
            <text:p>962.6473314366</text:p>
          </table:table-cell>
          <table:table-cell office:value-type="float" office:value="951.280779837309" calcext:value-type="float">
            <text:p>951.2807798373</text:p>
          </table:table-cell>
          <table:table-cell office:value-type="float" office:value="966.088640612959" calcext:value-type="float">
            <text:p>966.088640613</text:p>
          </table:table-cell>
          <table:table-cell office:value-type="float" office:value="978.251855578641" calcext:value-type="float">
            <text:p>978.2518555786</text:p>
          </table:table-cell>
          <table:table-cell office:value-type="float" office:value="962.916579910084" calcext:value-type="float">
            <text:p>962.9165799101</text:p>
          </table:table-cell>
          <table:table-cell office:value-type="float" office:value="928.954949895198" calcext:value-type="float">
            <text:p>928.9549498952</text:p>
          </table:table-cell>
          <table:table-cell office:value-type="float" office:value="936.994144048469" calcext:value-type="float">
            <text:p>936.9941440485</text:p>
          </table:table-cell>
          <table:table-cell office:value-type="float" office:value="982.996240731641" calcext:value-type="float">
            <text:p>982.99624073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.101673505675" calcext:value-type="float">
            <text:p>968.1016735057</text:p>
          </table:table-cell>
          <table:table-cell office:value-type="float" office:value="973.329953992324" calcext:value-type="float">
            <text:p>973.3299539923</text:p>
          </table:table-cell>
          <table:table-cell office:value-type="float" office:value="970.041942944621" calcext:value-type="float">
            <text:p>970.0419429446</text:p>
          </table:table-cell>
          <table:table-cell office:value-type="float" office:value="942.637542962762" calcext:value-type="float">
            <text:p>942.6375429628</text:p>
          </table:table-cell>
          <table:table-cell office:value-type="float" office:value="973.55842621359" calcext:value-type="float">
            <text:p>973.5584262136</text:p>
          </table:table-cell>
          <table:table-cell office:value-type="float" office:value="969.08234574576" calcext:value-type="float">
            <text:p>969.0823457458</text:p>
          </table:table-cell>
          <table:table-cell office:value-type="float" office:value="968.11701337642" calcext:value-type="float">
            <text:p>968.1170133764</text:p>
          </table:table-cell>
          <table:table-cell office:value-type="float" office:value="975.561788437403" calcext:value-type="float">
            <text:p>975.5617884374</text:p>
          </table:table-cell>
          <table:table-cell office:value-type="float" office:value="962.210820774667" calcext:value-type="float">
            <text:p>962.2108207747</text:p>
          </table:table-cell>
          <table:table-cell office:value-type="float" office:value="952.428695987248" calcext:value-type="float">
            <text:p>952.4286959872</text:p>
          </table:table-cell>
          <table:table-cell office:value-type="float" office:value="965.424114654515" calcext:value-type="float">
            <text:p>965.4241146545</text:p>
          </table:table-cell>
          <table:table-cell office:value-type="float" office:value="977.952247606937" calcext:value-type="float">
            <text:p>977.9522476069</text:p>
          </table:table-cell>
          <table:table-cell office:value-type="float" office:value="963.587084282952" calcext:value-type="float">
            <text:p>963.587084283</text:p>
          </table:table-cell>
          <table:table-cell office:value-type="float" office:value="927.601183070172" calcext:value-type="float">
            <text:p>927.6011830702</text:p>
          </table:table-cell>
          <table:table-cell office:value-type="float" office:value="926.095632301956" calcext:value-type="float">
            <text:p>926.095632302</text:p>
          </table:table-cell>
          <table:table-cell office:value-type="float" office:value="980.052960637396" calcext:value-type="float">
            <text:p>980.05296063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.272969307317" calcext:value-type="float">
            <text:p>967.2729693073</text:p>
          </table:table-cell>
          <table:table-cell office:value-type="float" office:value="972.988794684965" calcext:value-type="float">
            <text:p>972.988794685</text:p>
          </table:table-cell>
          <table:table-cell office:value-type="float" office:value="962.475833834367" calcext:value-type="float">
            <text:p>962.4758338344</text:p>
          </table:table-cell>
          <table:table-cell office:value-type="float" office:value="944.783942516819" calcext:value-type="float">
            <text:p>944.7839425168</text:p>
          </table:table-cell>
          <table:table-cell office:value-type="float" office:value="972.879129583875" calcext:value-type="float">
            <text:p>972.8791295839</text:p>
          </table:table-cell>
          <table:table-cell office:value-type="float" office:value="969.495643740732" calcext:value-type="float">
            <text:p>969.4956437407</text:p>
          </table:table-cell>
          <table:table-cell office:value-type="float" office:value="967.704558274883" calcext:value-type="float">
            <text:p>967.7045582749</text:p>
          </table:table-cell>
          <table:table-cell office:value-type="float" office:value="975.240043384709" calcext:value-type="float">
            <text:p>975.2400433847</text:p>
          </table:table-cell>
          <table:table-cell office:value-type="float" office:value="961.722391178126" calcext:value-type="float">
            <text:p>961.7223911781</text:p>
          </table:table-cell>
          <table:table-cell office:value-type="float" office:value="954.105630179343" calcext:value-type="float">
            <text:p>954.1056301793</text:p>
          </table:table-cell>
          <table:table-cell office:value-type="float" office:value="958.126224176112" calcext:value-type="float">
            <text:p>958.1262241761</text:p>
          </table:table-cell>
          <table:table-cell office:value-type="float" office:value="977.719362440441" calcext:value-type="float">
            <text:p>977.7193624404</text:p>
          </table:table-cell>
          <table:table-cell office:value-type="float" office:value="964.996303351168" calcext:value-type="float">
            <text:p>964.9963033512</text:p>
          </table:table-cell>
          <table:table-cell office:value-type="float" office:value="926.367022377411" calcext:value-type="float">
            <text:p>926.3670223774</text:p>
          </table:table-cell>
          <table:table-cell office:value-type="float" office:value="924.07311710669" calcext:value-type="float">
            <text:p>924.0731171067</text:p>
          </table:table-cell>
          <table:table-cell office:value-type="float" office:value="980.265176314021" calcext:value-type="float">
            <text:p>980.2651763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.837973309157" calcext:value-type="float">
            <text:p>959.8379733092</text:p>
          </table:table-cell>
          <table:table-cell office:value-type="float" office:value="972.599725977883" calcext:value-type="float">
            <text:p>972.5997259779</text:p>
          </table:table-cell>
          <table:table-cell office:value-type="float" office:value="961.660025656648" calcext:value-type="float">
            <text:p>961.6600256566</text:p>
          </table:table-cell>
          <table:table-cell office:value-type="float" office:value="946.026473170402" calcext:value-type="float">
            <text:p>946.0264731704</text:p>
          </table:table-cell>
          <table:table-cell office:value-type="float" office:value="972.343688594683" calcext:value-type="float">
            <text:p>972.3436885947</text:p>
          </table:table-cell>
          <table:table-cell office:value-type="float" office:value="970.016027515366" calcext:value-type="float">
            <text:p>970.0160275154</text:p>
          </table:table-cell>
          <table:table-cell office:value-type="float" office:value="960.271658778751" calcext:value-type="float">
            <text:p>960.2716587788</text:p>
          </table:table-cell>
          <table:table-cell office:value-type="float" office:value="974.967610766405" calcext:value-type="float">
            <text:p>974.9676107664</text:p>
          </table:table-cell>
          <table:table-cell office:value-type="float" office:value="962.380233946731" calcext:value-type="float">
            <text:p>962.3802339467</text:p>
          </table:table-cell>
          <table:table-cell office:value-type="float" office:value="932.04798975544" calcext:value-type="float">
            <text:p>932.0479897554</text:p>
          </table:table-cell>
          <table:table-cell office:value-type="float" office:value="957.535201585582" calcext:value-type="float">
            <text:p>957.5352015856</text:p>
          </table:table-cell>
          <table:table-cell office:value-type="float" office:value="977.480947138745" calcext:value-type="float">
            <text:p>977.4809471387</text:p>
          </table:table-cell>
          <table:table-cell office:value-type="float" office:value="969.472208766108" calcext:value-type="float">
            <text:p>969.4722087661</text:p>
          </table:table-cell>
          <table:table-cell office:value-type="float" office:value="927.350716931814" calcext:value-type="float">
            <text:p>927.3507169318</text:p>
          </table:table-cell>
          <table:table-cell office:value-type="float" office:value="922.367469848892" calcext:value-type="float">
            <text:p>922.3674698489</text:p>
          </table:table-cell>
          <table:table-cell office:value-type="float" office:value="979.685511954248" calcext:value-type="float">
            <text:p>979.68551195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.783104900238" calcext:value-type="float">
            <text:p>960.7831049002</text:p>
          </table:table-cell>
          <table:table-cell office:value-type="float" office:value="972.159059659011" calcext:value-type="float">
            <text:p>972.159059659</text:p>
          </table:table-cell>
          <table:table-cell office:value-type="float" office:value="960.98224056063" calcext:value-type="float">
            <text:p>960.9822405606</text:p>
          </table:table-cell>
          <table:table-cell office:value-type="float" office:value="946.934906370336" calcext:value-type="float">
            <text:p>946.9349063703</text:p>
          </table:table-cell>
          <table:table-cell office:value-type="float" office:value="961.792695045763" calcext:value-type="float">
            <text:p>961.7926950458</text:p>
          </table:table-cell>
          <table:table-cell office:value-type="float" office:value="969.77164365188" calcext:value-type="float">
            <text:p>969.7716436519</text:p>
          </table:table-cell>
          <table:table-cell office:value-type="float" office:value="959.464428657335" calcext:value-type="float">
            <text:p>959.4644286573</text:p>
          </table:table-cell>
          <table:table-cell office:value-type="float" office:value="974.689171268024" calcext:value-type="float">
            <text:p>974.689171268</text:p>
          </table:table-cell>
          <table:table-cell office:value-type="float" office:value="962.635002264975" calcext:value-type="float">
            <text:p>962.635002265</text:p>
          </table:table-cell>
          <table:table-cell office:value-type="float" office:value="932.937245960665" calcext:value-type="float">
            <text:p>932.9372459607</text:p>
          </table:table-cell>
          <table:table-cell office:value-type="float" office:value="957.14614738891" calcext:value-type="float">
            <text:p>957.1461473889</text:p>
          </table:table-cell>
          <table:table-cell office:value-type="float" office:value="977.230829934602" calcext:value-type="float">
            <text:p>977.2308299346</text:p>
          </table:table-cell>
          <table:table-cell office:value-type="float" office:value="969.801178684082" calcext:value-type="float">
            <text:p>969.8011786841</text:p>
          </table:table-cell>
          <table:table-cell office:value-type="float" office:value="925.207684546451" calcext:value-type="float">
            <text:p>925.2076845465</text:p>
          </table:table-cell>
          <table:table-cell office:value-type="float" office:value="924.205743592169" calcext:value-type="float">
            <text:p>924.2057435922</text:p>
          </table:table-cell>
          <table:table-cell office:value-type="float" office:value="979.211929191184" calcext:value-type="float">
            <text:p>979.21192919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.191753761016" calcext:value-type="float">
            <text:p>959.191753761</text:p>
          </table:table-cell>
          <table:table-cell office:value-type="float" office:value="971.78219563513" calcext:value-type="float">
            <text:p>971.7821956351</text:p>
          </table:table-cell>
          <table:table-cell office:value-type="float" office:value="960.314759466805" calcext:value-type="float">
            <text:p>960.3147594668</text:p>
          </table:table-cell>
          <table:table-cell office:value-type="float" office:value="947.454014679579" calcext:value-type="float">
            <text:p>947.4540146796</text:p>
          </table:table-cell>
          <table:table-cell office:value-type="float" office:value="960.979252453734" calcext:value-type="float">
            <text:p>960.9792524537</text:p>
          </table:table-cell>
          <table:table-cell office:value-type="float" office:value="969.531237794642" calcext:value-type="float">
            <text:p>969.5312377946</text:p>
          </table:table-cell>
          <table:table-cell office:value-type="float" office:value="958.817697262248" calcext:value-type="float">
            <text:p>958.8176972622</text:p>
          </table:table-cell>
          <table:table-cell office:value-type="float" office:value="966.748634882178" calcext:value-type="float">
            <text:p>966.7486348822</text:p>
          </table:table-cell>
          <table:table-cell office:value-type="float" office:value="963.322851401458" calcext:value-type="float">
            <text:p>963.3228514015</text:p>
          </table:table-cell>
          <table:table-cell office:value-type="float" office:value="947.030211465013" calcext:value-type="float">
            <text:p>947.030211465</text:p>
          </table:table-cell>
          <table:table-cell office:value-type="float" office:value="956.929058124047" calcext:value-type="float">
            <text:p>956.929058124</text:p>
          </table:table-cell>
          <table:table-cell office:value-type="float" office:value="963.677243173035" calcext:value-type="float">
            <text:p>963.677243173</text:p>
          </table:table-cell>
          <table:table-cell office:value-type="float" office:value="969.904219340876" calcext:value-type="float">
            <text:p>969.9042193409</text:p>
          </table:table-cell>
          <table:table-cell office:value-type="float" office:value="923.249090533646" calcext:value-type="float">
            <text:p>923.2490905336</text:p>
          </table:table-cell>
          <table:table-cell office:value-type="float" office:value="927.424910377267" calcext:value-type="float">
            <text:p>927.4249103773</text:p>
          </table:table-cell>
          <table:table-cell office:value-type="float" office:value="979.556620755359" calcext:value-type="float">
            <text:p>979.55662075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.277900034276" calcext:value-type="float">
            <text:p>960.2779000343</text:p>
          </table:table-cell>
          <table:table-cell office:value-type="float" office:value="971.415506899422" calcext:value-type="float">
            <text:p>971.4155068994</text:p>
          </table:table-cell>
          <table:table-cell office:value-type="float" office:value="961.051926287291" calcext:value-type="float">
            <text:p>961.0519262873</text:p>
          </table:table-cell>
          <table:table-cell office:value-type="float" office:value="951.36217061693" calcext:value-type="float">
            <text:p>951.3621706169</text:p>
          </table:table-cell>
          <table:table-cell office:value-type="float" office:value="960.278459430897" calcext:value-type="float">
            <text:p>960.2784594309</text:p>
          </table:table-cell>
          <table:table-cell office:value-type="float" office:value="960.802465062391" calcext:value-type="float">
            <text:p>960.8024650624</text:p>
          </table:table-cell>
          <table:table-cell office:value-type="float" office:value="958.223320473959" calcext:value-type="float">
            <text:p>958.223320474</text:p>
          </table:table-cell>
          <table:table-cell office:value-type="float" office:value="966.277398760248" calcext:value-type="float">
            <text:p>966.2773987602</text:p>
          </table:table-cell>
          <table:table-cell office:value-type="float" office:value="963.382430266811" calcext:value-type="float">
            <text:p>963.3824302668</text:p>
          </table:table-cell>
          <table:table-cell office:value-type="float" office:value="947.307022845163" calcext:value-type="float">
            <text:p>947.3070228452</text:p>
          </table:table-cell>
          <table:table-cell office:value-type="float" office:value="957.457228647633" calcext:value-type="float">
            <text:p>957.4572286476</text:p>
          </table:table-cell>
          <table:table-cell office:value-type="float" office:value="964.282100659317" calcext:value-type="float">
            <text:p>964.2821006593</text:p>
          </table:table-cell>
          <table:table-cell office:value-type="float" office:value="970.086234756715" calcext:value-type="float">
            <text:p>970.0862347567</text:p>
          </table:table-cell>
          <table:table-cell office:value-type="float" office:value="921.511219481352" calcext:value-type="float">
            <text:p>921.5112194814</text:p>
          </table:table-cell>
          <table:table-cell office:value-type="float" office:value="927.923629307696" calcext:value-type="float">
            <text:p>927.9236293077</text:p>
          </table:table-cell>
          <table:table-cell office:value-type="float" office:value="978.988097771637" calcext:value-type="float">
            <text:p>978.98809777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.518270167622" calcext:value-type="float">
            <text:p>960.5182701676</text:p>
          </table:table-cell>
          <table:table-cell office:value-type="float" office:value="971.192241825434" calcext:value-type="float">
            <text:p>971.1922418254</text:p>
          </table:table-cell>
          <table:table-cell office:value-type="float" office:value="960.050623726063" calcext:value-type="float">
            <text:p>960.0506237261</text:p>
          </table:table-cell>
          <table:table-cell office:value-type="float" office:value="951.366369410994" calcext:value-type="float">
            <text:p>951.366369411</text:p>
          </table:table-cell>
          <table:table-cell office:value-type="float" office:value="948.948933887526" calcext:value-type="float">
            <text:p>948.9489338875</text:p>
          </table:table-cell>
          <table:table-cell office:value-type="float" office:value="960.069151570854" calcext:value-type="float">
            <text:p>960.0691515709</text:p>
          </table:table-cell>
          <table:table-cell office:value-type="float" office:value="957.579771390582" calcext:value-type="float">
            <text:p>957.5797713906</text:p>
          </table:table-cell>
          <table:table-cell office:value-type="float" office:value="966.849329621474" calcext:value-type="float">
            <text:p>966.8493296215</text:p>
          </table:table-cell>
          <table:table-cell office:value-type="float" office:value="967.150110442446" calcext:value-type="float">
            <text:p>967.1501104424</text:p>
          </table:table-cell>
          <table:table-cell office:value-type="float" office:value="947.495397563652" calcext:value-type="float">
            <text:p>947.4953975637</text:p>
          </table:table-cell>
          <table:table-cell office:value-type="float" office:value="947.96393546542" calcext:value-type="float">
            <text:p>947.9639354654</text:p>
          </table:table-cell>
          <table:table-cell office:value-type="float" office:value="963.348961789586" calcext:value-type="float">
            <text:p>963.3489617896</text:p>
          </table:table-cell>
          <table:table-cell office:value-type="float" office:value="970.007389436554" calcext:value-type="float">
            <text:p>970.0073894366</text:p>
          </table:table-cell>
          <table:table-cell office:value-type="float" office:value="920.329363096166" calcext:value-type="float">
            <text:p>920.3293630962</text:p>
          </table:table-cell>
          <table:table-cell office:value-type="float" office:value="898.780790179953" calcext:value-type="float">
            <text:p>898.78079018</text:p>
          </table:table-cell>
          <table:table-cell office:value-type="float" office:value="968.971598900733" calcext:value-type="float">
            <text:p>968.97159890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.255308518131" calcext:value-type="float">
            <text:p>960.2553085181</text:p>
          </table:table-cell>
          <table:table-cell office:value-type="float" office:value="970.884404294366" calcext:value-type="float">
            <text:p>970.8844042944</text:p>
          </table:table-cell>
          <table:table-cell office:value-type="float" office:value="949.866133118951" calcext:value-type="float">
            <text:p>949.866133119</text:p>
          </table:table-cell>
          <table:table-cell office:value-type="float" office:value="951.287579157605" calcext:value-type="float">
            <text:p>951.2875791576</text:p>
          </table:table-cell>
          <table:table-cell office:value-type="float" office:value="947.975272462618" calcext:value-type="float">
            <text:p>947.9752724626</text:p>
          </table:table-cell>
          <table:table-cell office:value-type="float" office:value="959.404213168461" calcext:value-type="float">
            <text:p>959.4042131685</text:p>
          </table:table-cell>
          <table:table-cell office:value-type="float" office:value="956.867090070006" calcext:value-type="float">
            <text:p>956.86709007</text:p>
          </table:table-cell>
          <table:table-cell office:value-type="float" office:value="965.855468067923" calcext:value-type="float">
            <text:p>965.8554680679</text:p>
          </table:table-cell>
          <table:table-cell office:value-type="float" office:value="967.13109424808" calcext:value-type="float">
            <text:p>967.1310942481</text:p>
          </table:table-cell>
          <table:table-cell office:value-type="float" office:value="947.640693964384" calcext:value-type="float">
            <text:p>947.6406939644</text:p>
          </table:table-cell>
          <table:table-cell office:value-type="float" office:value="948.452128394493" calcext:value-type="float">
            <text:p>948.4521283945</text:p>
          </table:table-cell>
          <table:table-cell office:value-type="float" office:value="962.550433453694" calcext:value-type="float">
            <text:p>962.5504334537</text:p>
          </table:table-cell>
          <table:table-cell office:value-type="float" office:value="969.878634719246" calcext:value-type="float">
            <text:p>969.8786347192</text:p>
          </table:table-cell>
          <table:table-cell office:value-type="float" office:value="921.363607563426" calcext:value-type="float">
            <text:p>921.3636075634</text:p>
          </table:table-cell>
          <table:table-cell office:value-type="float" office:value="900.110790473992" calcext:value-type="float">
            <text:p>900.110790474</text:p>
          </table:table-cell>
          <table:table-cell office:value-type="float" office:value="967.751384108974" calcext:value-type="float">
            <text:p>967.7513841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.499018245352" calcext:value-type="float">
            <text:p>950.4990182454</text:p>
          </table:table-cell>
          <table:table-cell office:value-type="float" office:value="970.502622536953" calcext:value-type="float">
            <text:p>970.502622537</text:p>
          </table:table-cell>
          <table:table-cell office:value-type="float" office:value="948.685601819953" calcext:value-type="float">
            <text:p>948.68560182</text:p>
          </table:table-cell>
          <table:table-cell office:value-type="float" office:value="951.240546699017" calcext:value-type="float">
            <text:p>951.240546699</text:p>
          </table:table-cell>
          <table:table-cell office:value-type="float" office:value="946.899980188326" calcext:value-type="float">
            <text:p>946.8999801883</text:p>
          </table:table-cell>
          <table:table-cell office:value-type="float" office:value="958.725585282468" calcext:value-type="float">
            <text:p>958.7255852825</text:p>
          </table:table-cell>
          <table:table-cell office:value-type="float" office:value="947.052748179661" calcext:value-type="float">
            <text:p>947.0527481797</text:p>
          </table:table-cell>
          <table:table-cell office:value-type="float" office:value="965.283307057194" calcext:value-type="float">
            <text:p>965.2833070572</text:p>
          </table:table-cell>
          <table:table-cell office:value-type="float" office:value="967.138758543948" calcext:value-type="float">
            <text:p>967.1387585439</text:p>
          </table:table-cell>
          <table:table-cell office:value-type="float" office:value="947.258226345459" calcext:value-type="float">
            <text:p>947.2582263455</text:p>
          </table:table-cell>
          <table:table-cell office:value-type="float" office:value="962.159899268886" calcext:value-type="float">
            <text:p>962.1598992689</text:p>
          </table:table-cell>
          <table:table-cell office:value-type="float" office:value="961.758055825603" calcext:value-type="float">
            <text:p>961.7580558256</text:p>
          </table:table-cell>
          <table:table-cell office:value-type="float" office:value="970.127648821221" calcext:value-type="float">
            <text:p>970.1276488212</text:p>
          </table:table-cell>
          <table:table-cell office:value-type="float" office:value="919.484208534328" calcext:value-type="float">
            <text:p>919.4842085343</text:p>
          </table:table-cell>
          <table:table-cell office:value-type="float" office:value="913.724521610999" calcext:value-type="float">
            <text:p>913.724521611</text:p>
          </table:table-cell>
          <table:table-cell office:value-type="float" office:value="956.840690656854" calcext:value-type="float">
            <text:p>956.84069065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.485754068238" calcext:value-type="float">
            <text:p>949.4857540682</text:p>
          </table:table-cell>
          <table:table-cell office:value-type="float" office:value="970.061499502013" calcext:value-type="float">
            <text:p>970.061499502</text:p>
          </table:table-cell>
          <table:table-cell office:value-type="float" office:value="938.888178430895" calcext:value-type="float">
            <text:p>938.8881784309</text:p>
          </table:table-cell>
          <table:table-cell office:value-type="float" office:value="951.267353278818" calcext:value-type="float">
            <text:p>951.2673532788</text:p>
          </table:table-cell>
          <table:table-cell office:value-type="float" office:value="946.113597230373" calcext:value-type="float">
            <text:p>946.1135972304</text:p>
          </table:table-cell>
          <table:table-cell office:value-type="float" office:value="959.438920875859" calcext:value-type="float">
            <text:p>959.4389208759</text:p>
          </table:table-cell>
          <table:table-cell office:value-type="float" office:value="946.258176922046" calcext:value-type="float">
            <text:p>946.258176922</text:p>
          </table:table-cell>
          <table:table-cell office:value-type="float" office:value="956.75327813601" calcext:value-type="float">
            <text:p>956.753278136</text:p>
          </table:table-cell>
          <table:table-cell office:value-type="float" office:value="967.142584578984" calcext:value-type="float">
            <text:p>967.142584579</text:p>
          </table:table-cell>
          <table:table-cell office:value-type="float" office:value="947.50814526169" calcext:value-type="float">
            <text:p>947.5081452617</text:p>
          </table:table-cell>
          <table:table-cell office:value-type="float" office:value="962.698624834702" calcext:value-type="float">
            <text:p>962.6986248347</text:p>
          </table:table-cell>
          <table:table-cell office:value-type="float" office:value="946.652754088279" calcext:value-type="float">
            <text:p>946.6527540883</text:p>
          </table:table-cell>
          <table:table-cell office:value-type="float" office:value="969.854373334004" calcext:value-type="float">
            <text:p>969.854373334</text:p>
          </table:table-cell>
          <table:table-cell office:value-type="float" office:value="917.923586618422" calcext:value-type="float">
            <text:p>917.9235866184</text:p>
          </table:table-cell>
          <table:table-cell office:value-type="float" office:value="914.836340620211" calcext:value-type="float">
            <text:p>914.8363406202</text:p>
          </table:table-cell>
          <table:table-cell office:value-type="float" office:value="955.610785019609" calcext:value-type="float">
            <text:p>955.61078501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.735859898174" calcext:value-type="float">
            <text:p>948.7358598982</text:p>
          </table:table-cell>
          <table:table-cell office:value-type="float" office:value="969.57806448966" calcext:value-type="float">
            <text:p>969.5780644897</text:p>
          </table:table-cell>
          <table:table-cell office:value-type="float" office:value="937.204829939091" calcext:value-type="float">
            <text:p>937.2048299391</text:p>
          </table:table-cell>
          <table:table-cell office:value-type="float" office:value="951.625807723249" calcext:value-type="float">
            <text:p>951.6258077232</text:p>
          </table:table-cell>
          <table:table-cell office:value-type="float" office:value="945.197200566114" calcext:value-type="float">
            <text:p>945.1972005661</text:p>
          </table:table-cell>
          <table:table-cell office:value-type="float" office:value="958.627014885089" calcext:value-type="float">
            <text:p>958.6270148851</text:p>
          </table:table-cell>
          <table:table-cell office:value-type="float" office:value="947.0794568709" calcext:value-type="float">
            <text:p>947.0794568709</text:p>
          </table:table-cell>
          <table:table-cell office:value-type="float" office:value="957.767004284814" calcext:value-type="float">
            <text:p>957.7670042848</text:p>
          </table:table-cell>
          <table:table-cell office:value-type="float" office:value="961.156022158988" calcext:value-type="float">
            <text:p>961.156022159</text:p>
          </table:table-cell>
          <table:table-cell office:value-type="float" office:value="955.395720319936" calcext:value-type="float">
            <text:p>955.3957203199</text:p>
          </table:table-cell>
          <table:table-cell office:value-type="float" office:value="962.790773725567" calcext:value-type="float">
            <text:p>962.7907737256</text:p>
          </table:table-cell>
          <table:table-cell office:value-type="float" office:value="947.96091058503" calcext:value-type="float">
            <text:p>947.960910585</text:p>
          </table:table-cell>
          <table:table-cell office:value-type="float" office:value="969.664522325742" calcext:value-type="float">
            <text:p>969.6645223257</text:p>
          </table:table-cell>
          <table:table-cell office:value-type="float" office:value="916.545733629475" calcext:value-type="float">
            <text:p>916.5457336295</text:p>
          </table:table-cell>
          <table:table-cell office:value-type="float" office:value="915.536039749668" calcext:value-type="float">
            <text:p>915.5360397497</text:p>
          </table:table-cell>
          <table:table-cell office:value-type="float" office:value="962.19143098644" calcext:value-type="float">
            <text:p>962.19143098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.063152552372" calcext:value-type="float">
            <text:p>948.0631525524</text:p>
          </table:table-cell>
          <table:table-cell office:value-type="float" office:value="957.033947966466" calcext:value-type="float">
            <text:p>957.0339479665</text:p>
          </table:table-cell>
          <table:table-cell office:value-type="float" office:value="928.189642180705" calcext:value-type="float">
            <text:p>928.1896421807</text:p>
          </table:table-cell>
          <table:table-cell office:value-type="float" office:value="951.573688166236" calcext:value-type="float">
            <text:p>951.5736881662</text:p>
          </table:table-cell>
          <table:table-cell office:value-type="float" office:value="944.515179821158" calcext:value-type="float">
            <text:p>944.5151798212</text:p>
          </table:table-cell>
          <table:table-cell office:value-type="float" office:value="958.041815216837" calcext:value-type="float">
            <text:p>958.0418152168</text:p>
          </table:table-cell>
          <table:table-cell office:value-type="float" office:value="947.098092712046" calcext:value-type="float">
            <text:p>947.098092712</text:p>
          </table:table-cell>
          <table:table-cell office:value-type="float" office:value="963.72536000093" calcext:value-type="float">
            <text:p>963.7253600009</text:p>
          </table:table-cell>
          <table:table-cell office:value-type="float" office:value="961.473985137439" calcext:value-type="float">
            <text:p>961.4739851374</text:p>
          </table:table-cell>
          <table:table-cell office:value-type="float" office:value="955.555886070185" calcext:value-type="float">
            <text:p>955.5558860702</text:p>
          </table:table-cell>
          <table:table-cell office:value-type="float" office:value="962.979757903902" calcext:value-type="float">
            <text:p>962.9797579039</text:p>
          </table:table-cell>
          <table:table-cell office:value-type="float" office:value="952.812809868346" calcext:value-type="float">
            <text:p>952.8128098683</text:p>
          </table:table-cell>
          <table:table-cell office:value-type="float" office:value="960.240433540454" calcext:value-type="float">
            <text:p>960.2404335405</text:p>
          </table:table-cell>
          <table:table-cell office:value-type="float" office:value="915.248665466915" calcext:value-type="float">
            <text:p>915.2486654669</text:p>
          </table:table-cell>
          <table:table-cell office:value-type="float" office:value="929.512513779643" calcext:value-type="float">
            <text:p>929.5125137796</text:p>
          </table:table-cell>
          <table:table-cell office:value-type="float" office:value="961.784672752791" calcext:value-type="float">
            <text:p>961.78467275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.594724371361" calcext:value-type="float">
            <text:p>948.5947243714</text:p>
          </table:table-cell>
          <table:table-cell office:value-type="float" office:value="956.405854947557" calcext:value-type="float">
            <text:p>956.4058549476</text:p>
          </table:table-cell>
          <table:table-cell office:value-type="float" office:value="926.098759768418" calcext:value-type="float">
            <text:p>926.0987597684</text:p>
          </table:table-cell>
          <table:table-cell office:value-type="float" office:value="951.559388667232" calcext:value-type="float">
            <text:p>951.5593886672</text:p>
          </table:table-cell>
          <table:table-cell office:value-type="float" office:value="943.708415327608" calcext:value-type="float">
            <text:p>943.7084153276</text:p>
          </table:table-cell>
          <table:table-cell office:value-type="float" office:value="957.364044404594" calcext:value-type="float">
            <text:p>957.3640444046</text:p>
          </table:table-cell>
          <table:table-cell office:value-type="float" office:value="946.131755996252" calcext:value-type="float">
            <text:p>946.1317559963</text:p>
          </table:table-cell>
          <table:table-cell office:value-type="float" office:value="964.650278159664" calcext:value-type="float">
            <text:p>964.6502781597</text:p>
          </table:table-cell>
          <table:table-cell office:value-type="float" office:value="952.835120546865" calcext:value-type="float">
            <text:p>952.8351205469</text:p>
          </table:table-cell>
          <table:table-cell office:value-type="float" office:value="954.321250059343" calcext:value-type="float">
            <text:p>954.3212500593</text:p>
          </table:table-cell>
          <table:table-cell office:value-type="float" office:value="963.181677132619" calcext:value-type="float">
            <text:p>963.1816771326</text:p>
          </table:table-cell>
          <table:table-cell office:value-type="float" office:value="951.339015333632" calcext:value-type="float">
            <text:p>951.3390153336</text:p>
          </table:table-cell>
          <table:table-cell office:value-type="float" office:value="959.651610100695" calcext:value-type="float">
            <text:p>959.6516101007</text:p>
          </table:table-cell>
          <table:table-cell office:value-type="float" office:value="898.012787924149" calcext:value-type="float">
            <text:p>898.0127879241</text:p>
          </table:table-cell>
          <table:table-cell office:value-type="float" office:value="929.863410200222" calcext:value-type="float">
            <text:p>929.8634102002</text:p>
          </table:table-cell>
          <table:table-cell office:value-type="float" office:value="961.417757205212" calcext:value-type="float">
            <text:p>961.41775720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.632557683088" calcext:value-type="float">
            <text:p>947.6325576831</text:p>
          </table:table-cell>
          <table:table-cell office:value-type="float" office:value="955.818193781032" calcext:value-type="float">
            <text:p>955.818193781</text:p>
          </table:table-cell>
          <table:table-cell office:value-type="float" office:value="928.151580136637" calcext:value-type="float">
            <text:p>928.1515801366</text:p>
          </table:table-cell>
          <table:table-cell office:value-type="float" office:value="951.432334578151" calcext:value-type="float">
            <text:p>951.4323345782</text:p>
          </table:table-cell>
          <table:table-cell office:value-type="float" office:value="944.580540014452" calcext:value-type="float">
            <text:p>944.5805400145</text:p>
          </table:table-cell>
          <table:table-cell office:value-type="float" office:value="945.235966648443" calcext:value-type="float">
            <text:p>945.2359666484</text:p>
          </table:table-cell>
          <table:table-cell office:value-type="float" office:value="945.311000027286" calcext:value-type="float">
            <text:p>945.3110000273</text:p>
          </table:table-cell>
          <table:table-cell office:value-type="float" office:value="962.642304993196" calcext:value-type="float">
            <text:p>962.6423049932</text:p>
          </table:table-cell>
          <table:table-cell office:value-type="float" office:value="952.281328010227" calcext:value-type="float">
            <text:p>952.2813280102</text:p>
          </table:table-cell>
          <table:table-cell office:value-type="float" office:value="951.724430124563" calcext:value-type="float">
            <text:p>951.7244301246</text:p>
          </table:table-cell>
          <table:table-cell office:value-type="float" office:value="963.369272338863" calcext:value-type="float">
            <text:p>963.3692723389</text:p>
          </table:table-cell>
          <table:table-cell office:value-type="float" office:value="968.486124589532" calcext:value-type="float">
            <text:p>968.4861245895</text:p>
          </table:table-cell>
          <table:table-cell office:value-type="float" office:value="959.199805335087" calcext:value-type="float">
            <text:p>959.1998053351</text:p>
          </table:table-cell>
          <table:table-cell office:value-type="float" office:value="899.961441254155" calcext:value-type="float">
            <text:p>899.9614412542</text:p>
          </table:table-cell>
          <table:table-cell office:value-type="float" office:value="930.101875046202" calcext:value-type="float">
            <text:p>930.1018750462</text:p>
          </table:table-cell>
          <table:table-cell office:value-type="float" office:value="972.531678730778" calcext:value-type="float">
            <text:p>972.53167873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.789489499702" calcext:value-type="float">
            <text:p>946.7894894997</text:p>
          </table:table-cell>
          <table:table-cell office:value-type="float" office:value="955.161622013443" calcext:value-type="float">
            <text:p>955.1616220134</text:p>
          </table:table-cell>
          <table:table-cell office:value-type="float" office:value="929.494816947817" calcext:value-type="float">
            <text:p>929.4948169478</text:p>
          </table:table-cell>
          <table:table-cell office:value-type="float" office:value="942.426611383783" calcext:value-type="float">
            <text:p>942.4266113838</text:p>
          </table:table-cell>
          <table:table-cell office:value-type="float" office:value="950.274512697911" calcext:value-type="float">
            <text:p>950.2745126979</text:p>
          </table:table-cell>
          <table:table-cell office:value-type="float" office:value="946.454588844263" calcext:value-type="float">
            <text:p>946.4545888443</text:p>
          </table:table-cell>
          <table:table-cell office:value-type="float" office:value="944.480710656758" calcext:value-type="float">
            <text:p>944.4807106568</text:p>
          </table:table-cell>
          <table:table-cell office:value-type="float" office:value="962.791706867852" calcext:value-type="float">
            <text:p>962.7917068679</text:p>
          </table:table-cell>
          <table:table-cell office:value-type="float" office:value="952.482095623079" calcext:value-type="float">
            <text:p>952.4820956231</text:p>
          </table:table-cell>
          <table:table-cell office:value-type="float" office:value="949.609318938369" calcext:value-type="float">
            <text:p>949.6093189384</text:p>
          </table:table-cell>
          <table:table-cell office:value-type="float" office:value="963.545844459109" calcext:value-type="float">
            <text:p>963.5458444591</text:p>
          </table:table-cell>
          <table:table-cell office:value-type="float" office:value="969.159632274117" calcext:value-type="float">
            <text:p>969.1596322741</text:p>
          </table:table-cell>
          <table:table-cell office:value-type="float" office:value="958.719670331836" calcext:value-type="float">
            <text:p>958.7196703318</text:p>
          </table:table-cell>
          <table:table-cell office:value-type="float" office:value="903.017986357083" calcext:value-type="float">
            <text:p>903.0179863571</text:p>
          </table:table-cell>
          <table:table-cell office:value-type="float" office:value="930.406985538365" calcext:value-type="float">
            <text:p>930.4069855384</text:p>
          </table:table-cell>
          <table:table-cell office:value-type="float" office:value="972.321372529869" calcext:value-type="float">
            <text:p>972.32137252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.712965850366" calcext:value-type="float">
            <text:p>934.7129658504</text:p>
          </table:table-cell>
          <table:table-cell office:value-type="float" office:value="941.568744971043" calcext:value-type="float">
            <text:p>941.568744971</text:p>
          </table:table-cell>
          <table:table-cell office:value-type="float" office:value="931.437231118085" calcext:value-type="float">
            <text:p>931.4372311181</text:p>
          </table:table-cell>
          <table:table-cell office:value-type="float" office:value="941.793165429758" calcext:value-type="float">
            <text:p>941.7931654298</text:p>
          </table:table-cell>
          <table:table-cell office:value-type="float" office:value="951.870429796812" calcext:value-type="float">
            <text:p>951.8704297968</text:p>
          </table:table-cell>
          <table:table-cell office:value-type="float" office:value="944.445892153596" calcext:value-type="float">
            <text:p>944.4458921536</text:p>
          </table:table-cell>
          <table:table-cell office:value-type="float" office:value="943.673137679119" calcext:value-type="float">
            <text:p>943.6731376791</text:p>
          </table:table-cell>
          <table:table-cell office:value-type="float" office:value="962.686320166913" calcext:value-type="float">
            <text:p>962.6863201669</text:p>
          </table:table-cell>
          <table:table-cell office:value-type="float" office:value="952.227857228601" calcext:value-type="float">
            <text:p>952.2278572286</text:p>
          </table:table-cell>
          <table:table-cell office:value-type="float" office:value="940.433571475851" calcext:value-type="float">
            <text:p>940.4335714759</text:p>
          </table:table-cell>
          <table:table-cell office:value-type="float" office:value="963.691021118321" calcext:value-type="float">
            <text:p>963.6910211183</text:p>
          </table:table-cell>
          <table:table-cell office:value-type="float" office:value="969.748714174356" calcext:value-type="float">
            <text:p>969.7487141744</text:p>
          </table:table-cell>
          <table:table-cell office:value-type="float" office:value="958.247297925497" calcext:value-type="float">
            <text:p>958.2472979255</text:p>
          </table:table-cell>
          <table:table-cell office:value-type="float" office:value="915.085075637824" calcext:value-type="float">
            <text:p>915.0850756378</text:p>
          </table:table-cell>
          <table:table-cell office:value-type="float" office:value="930.754611893604" calcext:value-type="float">
            <text:p>930.7546118936</text:p>
          </table:table-cell>
          <table:table-cell office:value-type="float" office:value="972.06868449368" calcext:value-type="float">
            <text:p>972.06868449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.811911286149" calcext:value-type="float">
            <text:p>935.8119112861</text:p>
          </table:table-cell>
          <table:table-cell office:value-type="float" office:value="940.670245635208" calcext:value-type="float">
            <text:p>940.6702456352</text:p>
          </table:table-cell>
          <table:table-cell office:value-type="float" office:value="928.316409382799" calcext:value-type="float">
            <text:p>928.3164093828</text:p>
          </table:table-cell>
          <table:table-cell office:value-type="float" office:value="942.543794367968" calcext:value-type="float">
            <text:p>942.543794368</text:p>
          </table:table-cell>
          <table:table-cell office:value-type="float" office:value="947.053777412798" calcext:value-type="float">
            <text:p>947.0537774128</text:p>
          </table:table-cell>
          <table:table-cell office:value-type="float" office:value="942.367529528973" calcext:value-type="float">
            <text:p>942.367529529</text:p>
          </table:table-cell>
          <table:table-cell office:value-type="float" office:value="942.849511850592" calcext:value-type="float">
            <text:p>942.8495118506</text:p>
          </table:table-cell>
          <table:table-cell office:value-type="float" office:value="953.825639274162" calcext:value-type="float">
            <text:p>953.8256392742</text:p>
          </table:table-cell>
          <table:table-cell office:value-type="float" office:value="951.898348311246" calcext:value-type="float">
            <text:p>951.8983483112</text:p>
          </table:table-cell>
          <table:table-cell office:value-type="float" office:value="938.507759147382" calcext:value-type="float">
            <text:p>938.5077591474</text:p>
          </table:table-cell>
          <table:table-cell office:value-type="float" office:value="963.778797481876" calcext:value-type="float">
            <text:p>963.7787974819</text:p>
          </table:table-cell>
          <table:table-cell office:value-type="float" office:value="970.05122445436" calcext:value-type="float">
            <text:p>970.0512244544</text:p>
          </table:table-cell>
          <table:table-cell office:value-type="float" office:value="945.698184761723" calcext:value-type="float">
            <text:p>945.6981847617</text:p>
          </table:table-cell>
          <table:table-cell office:value-type="float" office:value="916.288627017001" calcext:value-type="float">
            <text:p>916.288627017</text:p>
          </table:table-cell>
          <table:table-cell office:value-type="float" office:value="929.613220912926" calcext:value-type="float">
            <text:p>929.6132209129</text:p>
          </table:table-cell>
          <table:table-cell office:value-type="float" office:value="971.88538021682" calcext:value-type="float">
            <text:p>971.88538021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.92869688531" calcext:value-type="float">
            <text:p>933.9286968853</text:p>
          </table:table-cell>
          <table:table-cell office:value-type="float" office:value="939.750148484336" calcext:value-type="float">
            <text:p>939.7501484843</text:p>
          </table:table-cell>
          <table:table-cell office:value-type="float" office:value="930.750045541923" calcext:value-type="float">
            <text:p>930.7500455419</text:p>
          </table:table-cell>
          <table:table-cell office:value-type="float" office:value="942.548090937876" calcext:value-type="float">
            <text:p>942.5480909379</text:p>
          </table:table-cell>
          <table:table-cell office:value-type="float" office:value="947.60593075126" calcext:value-type="float">
            <text:p>947.6059307513</text:p>
          </table:table-cell>
          <table:table-cell office:value-type="float" office:value="940.610754987784" calcext:value-type="float">
            <text:p>940.6107549878</text:p>
          </table:table-cell>
          <table:table-cell office:value-type="float" office:value="934.241958729736" calcext:value-type="float">
            <text:p>934.2419587297</text:p>
          </table:table-cell>
          <table:table-cell office:value-type="float" office:value="953.008410045037" calcext:value-type="float">
            <text:p>953.008410045</text:p>
          </table:table-cell>
          <table:table-cell office:value-type="float" office:value="951.595459206547" calcext:value-type="float">
            <text:p>951.5954592065</text:p>
          </table:table-cell>
          <table:table-cell office:value-type="float" office:value="936.927831246567" calcext:value-type="float">
            <text:p>936.9278312466</text:p>
          </table:table-cell>
          <table:table-cell office:value-type="float" office:value="963.842379105553" calcext:value-type="float">
            <text:p>963.8423791056</text:p>
          </table:table-cell>
          <table:table-cell office:value-type="float" office:value="974.682370869552" calcext:value-type="float">
            <text:p>974.6823708696</text:p>
          </table:table-cell>
          <table:table-cell office:value-type="float" office:value="946.673286222422" calcext:value-type="float">
            <text:p>946.6732862224</text:p>
          </table:table-cell>
          <table:table-cell office:value-type="float" office:value="917.107241156028" calcext:value-type="float">
            <text:p>917.107241156</text:p>
          </table:table-cell>
          <table:table-cell office:value-type="float" office:value="925.618909443978" calcext:value-type="float">
            <text:p>925.618909444</text:p>
          </table:table-cell>
          <table:table-cell office:value-type="float" office:value="971.699152599555" calcext:value-type="float">
            <text:p>971.69915259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.233544348388" calcext:value-type="float">
            <text:p>932.2335443484</text:p>
          </table:table-cell>
          <table:table-cell office:value-type="float" office:value="926.391896632287" calcext:value-type="float">
            <text:p>926.3918966323</text:p>
          </table:table-cell>
          <table:table-cell office:value-type="float" office:value="931.763047827073" calcext:value-type="float">
            <text:p>931.7630478271</text:p>
          </table:table-cell>
          <table:table-cell office:value-type="float" office:value="943.738699678735" calcext:value-type="float">
            <text:p>943.7386996787</text:p>
          </table:table-cell>
          <table:table-cell office:value-type="float" office:value="937.295936838863" calcext:value-type="float">
            <text:p>937.2959368389</text:p>
          </table:table-cell>
          <table:table-cell office:value-type="float" office:value="944.458121564656" calcext:value-type="float">
            <text:p>944.4581215647</text:p>
          </table:table-cell>
          <table:table-cell office:value-type="float" office:value="933.082630160006" calcext:value-type="float">
            <text:p>933.08263016</text:p>
          </table:table-cell>
          <table:table-cell office:value-type="float" office:value="952.223931297215" calcext:value-type="float">
            <text:p>952.2239312972</text:p>
          </table:table-cell>
          <table:table-cell office:value-type="float" office:value="946.279504532205" calcext:value-type="float">
            <text:p>946.2795045322</text:p>
          </table:table-cell>
          <table:table-cell office:value-type="float" office:value="935.740917143843" calcext:value-type="float">
            <text:p>935.7409171438</text:p>
          </table:table-cell>
          <table:table-cell office:value-type="float" office:value="964.054363258587" calcext:value-type="float">
            <text:p>964.0543632586</text:p>
          </table:table-cell>
          <table:table-cell office:value-type="float" office:value="974.47436886191" calcext:value-type="float">
            <text:p>974.4743688619</text:p>
          </table:table-cell>
          <table:table-cell office:value-type="float" office:value="948.280040111288" calcext:value-type="float">
            <text:p>948.2800401113</text:p>
          </table:table-cell>
          <table:table-cell office:value-type="float" office:value="916.341200269167" calcext:value-type="float">
            <text:p>916.3412002692</text:p>
          </table:table-cell>
          <table:table-cell office:value-type="float" office:value="921.665008832577" calcext:value-type="float">
            <text:p>921.6650088326</text:p>
          </table:table-cell>
          <table:table-cell office:value-type="float" office:value="971.463608081455" calcext:value-type="float">
            <text:p>971.46360808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.619151206291" calcext:value-type="float">
            <text:p>920.6191512063</text:p>
          </table:table-cell>
          <table:table-cell office:value-type="float" office:value="925.261573312796" calcext:value-type="float">
            <text:p>925.2615733128</text:p>
          </table:table-cell>
          <table:table-cell office:value-type="float" office:value="945.751551086264" calcext:value-type="float">
            <text:p>945.7515510863</text:p>
          </table:table-cell>
          <table:table-cell office:value-type="float" office:value="944.504287446302" calcext:value-type="float">
            <text:p>944.5042874463</text:p>
          </table:table-cell>
          <table:table-cell office:value-type="float" office:value="936.495119545573" calcext:value-type="float">
            <text:p>936.4951195456</text:p>
          </table:table-cell>
          <table:table-cell office:value-type="float" office:value="943.574233541076" calcext:value-type="float">
            <text:p>943.5742335411</text:p>
          </table:table-cell>
          <table:table-cell office:value-type="float" office:value="924.36743913776" calcext:value-type="float">
            <text:p>924.3674391378</text:p>
          </table:table-cell>
          <table:table-cell office:value-type="float" office:value="951.456273275939" calcext:value-type="float">
            <text:p>951.4562732759</text:p>
          </table:table-cell>
          <table:table-cell office:value-type="float" office:value="945.745371162252" calcext:value-type="float">
            <text:p>945.7453711623</text:p>
          </table:table-cell>
          <table:table-cell office:value-type="float" office:value="934.619324787698" calcext:value-type="float">
            <text:p>934.6193247877</text:p>
          </table:table-cell>
          <table:table-cell office:value-type="float" office:value="963.974900119596" calcext:value-type="float">
            <text:p>963.9749001196</text:p>
          </table:table-cell>
          <table:table-cell office:value-type="float" office:value="974.235743787496" calcext:value-type="float">
            <text:p>974.2357437875</text:p>
          </table:table-cell>
          <table:table-cell office:value-type="float" office:value="949.159867583254" calcext:value-type="float">
            <text:p>949.1598675833</text:p>
          </table:table-cell>
          <table:table-cell office:value-type="float" office:value="894.842443913887" calcext:value-type="float">
            <text:p>894.8424439139</text:p>
          </table:table-cell>
          <table:table-cell office:value-type="float" office:value="918.698082835191" calcext:value-type="float">
            <text:p>918.6980828352</text:p>
          </table:table-cell>
          <table:table-cell office:value-type="float" office:value="971.16088829948" calcext:value-type="float">
            <text:p>971.16088829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.275100402365" calcext:value-type="float">
            <text:p>919.2751004024</text:p>
          </table:table-cell>
          <table:table-cell office:value-type="float" office:value="924.072770530535" calcext:value-type="float">
            <text:p>924.0727705305</text:p>
          </table:table-cell>
          <table:table-cell office:value-type="float" office:value="945.592601900181" calcext:value-type="float">
            <text:p>945.5926019002</text:p>
          </table:table-cell>
          <table:table-cell office:value-type="float" office:value="944.917569997403" calcext:value-type="float">
            <text:p>944.9175699974</text:p>
          </table:table-cell>
          <table:table-cell office:value-type="float" office:value="935.748749099801" calcext:value-type="float">
            <text:p>935.7487490998</text:p>
          </table:table-cell>
          <table:table-cell office:value-type="float" office:value="942.746562106878" calcext:value-type="float">
            <text:p>942.7465621069</text:p>
          </table:table-cell>
          <table:table-cell office:value-type="float" office:value="922.888232782487" calcext:value-type="float">
            <text:p>922.8882327825</text:p>
          </table:table-cell>
          <table:table-cell office:value-type="float" office:value="952.014969594343" calcext:value-type="float">
            <text:p>952.0149695943</text:p>
          </table:table-cell>
          <table:table-cell office:value-type="float" office:value="945.25707542482" calcext:value-type="float">
            <text:p>945.2570754248</text:p>
          </table:table-cell>
          <table:table-cell office:value-type="float" office:value="925.199795153722" calcext:value-type="float">
            <text:p>925.1997951537</text:p>
          </table:table-cell>
          <table:table-cell office:value-type="float" office:value="964.236638867063" calcext:value-type="float">
            <text:p>964.2366388671</text:p>
          </table:table-cell>
          <table:table-cell office:value-type="float" office:value="973.971850250922" calcext:value-type="float">
            <text:p>973.9718502509</text:p>
          </table:table-cell>
          <table:table-cell office:value-type="float" office:value="960.681642654274" calcext:value-type="float">
            <text:p>960.6816426543</text:p>
          </table:table-cell>
          <table:table-cell office:value-type="float" office:value="891.915603048758" calcext:value-type="float">
            <text:p>891.9156030488</text:p>
          </table:table-cell>
          <table:table-cell office:value-type="float" office:value="920.415847578873" calcext:value-type="float">
            <text:p>920.4158475789</text:p>
          </table:table-cell>
          <table:table-cell office:value-type="float" office:value="970.78329866884" calcext:value-type="float">
            <text:p>970.78329866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.32738235516" calcext:value-type="float">
            <text:p>918.3273823552</text:p>
          </table:table-cell>
          <table:table-cell office:value-type="float" office:value="922.910971576426" calcext:value-type="float">
            <text:p>922.9109715764</text:p>
          </table:table-cell>
          <table:table-cell office:value-type="float" office:value="945.658777978981" calcext:value-type="float">
            <text:p>945.658777979</text:p>
          </table:table-cell>
          <table:table-cell office:value-type="float" office:value="957.987161645688" calcext:value-type="float">
            <text:p>957.9871616457</text:p>
          </table:table-cell>
          <table:table-cell office:value-type="float" office:value="924.297241225507" calcext:value-type="float">
            <text:p>924.2972412255</text:p>
          </table:table-cell>
          <table:table-cell office:value-type="float" office:value="942.102710587172" calcext:value-type="float">
            <text:p>942.1027105872</text:p>
          </table:table-cell>
          <table:table-cell office:value-type="float" office:value="921.389285561588" calcext:value-type="float">
            <text:p>921.3892855616</text:p>
          </table:table-cell>
          <table:table-cell office:value-type="float" office:value="952.222273121982" calcext:value-type="float">
            <text:p>952.222273122</text:p>
          </table:table-cell>
          <table:table-cell office:value-type="float" office:value="938.063552680625" calcext:value-type="float">
            <text:p>938.0635526806</text:p>
          </table:table-cell>
          <table:table-cell office:value-type="float" office:value="923.759786231297" calcext:value-type="float">
            <text:p>923.7597862313</text:p>
          </table:table-cell>
          <table:table-cell office:value-type="float" office:value="964.094060683963" calcext:value-type="float">
            <text:p>964.094060684</text:p>
          </table:table-cell>
          <table:table-cell office:value-type="float" office:value="969.404826133838" calcext:value-type="float">
            <text:p>969.4048261338</text:p>
          </table:table-cell>
          <table:table-cell office:value-type="float" office:value="960.661786077349" calcext:value-type="float">
            <text:p>960.6617860773</text:p>
          </table:table-cell>
          <table:table-cell office:value-type="float" office:value="888.553251245689" calcext:value-type="float">
            <text:p>888.5532512457</text:p>
          </table:table-cell>
          <table:table-cell office:value-type="float" office:value="935.236869874178" calcext:value-type="float">
            <text:p>935.2368698742</text:p>
          </table:table-cell>
          <table:table-cell office:value-type="float" office:value="970.356225603904" calcext:value-type="float">
            <text:p>970.35622560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.371447177027" calcext:value-type="float">
            <text:p>917.371447177</text:p>
          </table:table-cell>
          <table:table-cell office:value-type="float" office:value="921.7253256442" calcext:value-type="float">
            <text:p>921.7253256442</text:p>
          </table:table-cell>
          <table:table-cell office:value-type="float" office:value="946.054446973917" calcext:value-type="float">
            <text:p>946.0544469739</text:p>
          </table:table-cell>
          <table:table-cell office:value-type="float" office:value="957.753945533975" calcext:value-type="float">
            <text:p>957.753945534</text:p>
          </table:table-cell>
          <table:table-cell office:value-type="float" office:value="923.267790549928" calcext:value-type="float">
            <text:p>923.2677905499</text:p>
          </table:table-cell>
          <table:table-cell office:value-type="float" office:value="941.517798627061" calcext:value-type="float">
            <text:p>941.5177986271</text:p>
          </table:table-cell>
          <table:table-cell office:value-type="float" office:value="920.243673841266" calcext:value-type="float">
            <text:p>920.2436738413</text:p>
          </table:table-cell>
          <table:table-cell office:value-type="float" office:value="951.607042606199" calcext:value-type="float">
            <text:p>951.6070426062</text:p>
          </table:table-cell>
          <table:table-cell office:value-type="float" office:value="938.792254844811" calcext:value-type="float">
            <text:p>938.7922548448</text:p>
          </table:table-cell>
          <table:table-cell office:value-type="float" office:value="925.361349527631" calcext:value-type="float">
            <text:p>925.3613495276</text:p>
          </table:table-cell>
          <table:table-cell office:value-type="float" office:value="964.012470274788" calcext:value-type="float">
            <text:p>964.0124702748</text:p>
          </table:table-cell>
          <table:table-cell office:value-type="float" office:value="968.811429229325" calcext:value-type="float">
            <text:p>968.8114292293</text:p>
          </table:table-cell>
          <table:table-cell office:value-type="float" office:value="960.641152894946" calcext:value-type="float">
            <text:p>960.6411528949</text:p>
          </table:table-cell>
          <table:table-cell office:value-type="float" office:value="874.107328369779" calcext:value-type="float">
            <text:p>874.1073283698</text:p>
          </table:table-cell>
          <table:table-cell office:value-type="float" office:value="937.757701629548" calcext:value-type="float">
            <text:p>937.7577016295</text:p>
          </table:table-cell>
          <table:table-cell office:value-type="float" office:value="970.039024501511" calcext:value-type="float">
            <text:p>970.03902450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.221908845702" calcext:value-type="float">
            <text:p>916.2219088457</text:p>
          </table:table-cell>
          <table:table-cell office:value-type="float" office:value="920.45160719581" calcext:value-type="float">
            <text:p>920.4516071958</text:p>
          </table:table-cell>
          <table:table-cell office:value-type="float" office:value="945.455686422615" calcext:value-type="float">
            <text:p>945.4556864226</text:p>
          </table:table-cell>
          <table:table-cell office:value-type="float" office:value="957.543902479879" calcext:value-type="float">
            <text:p>957.5439024799</text:p>
          </table:table-cell>
          <table:table-cell office:value-type="float" office:value="922.308569901559" calcext:value-type="float">
            <text:p>922.3085699016</text:p>
          </table:table-cell>
          <table:table-cell office:value-type="float" office:value="931.05674144944" calcext:value-type="float">
            <text:p>931.0567414494</text:p>
          </table:table-cell>
          <table:table-cell office:value-type="float" office:value="919.709273523912" calcext:value-type="float">
            <text:p>919.7092735239</text:p>
          </table:table-cell>
          <table:table-cell office:value-type="float" office:value="950.892185889645" calcext:value-type="float">
            <text:p>950.8921858896</text:p>
          </table:table-cell>
          <table:table-cell office:value-type="float" office:value="933.749143408285" calcext:value-type="float">
            <text:p>933.7491434083</text:p>
          </table:table-cell>
          <table:table-cell office:value-type="float" office:value="939.236573788674" calcext:value-type="float">
            <text:p>939.2365737887</text:p>
          </table:table-cell>
          <table:table-cell office:value-type="float" office:value="964.026672258067" calcext:value-type="float">
            <text:p>964.0266722581</text:p>
          </table:table-cell>
          <table:table-cell office:value-type="float" office:value="961.96009251565" calcext:value-type="float">
            <text:p>961.9600925157</text:p>
          </table:table-cell>
          <table:table-cell office:value-type="float" office:value="960.461416434892" calcext:value-type="float">
            <text:p>960.4614164349</text:p>
          </table:table-cell>
          <table:table-cell office:value-type="float" office:value="871.397455512628" calcext:value-type="float">
            <text:p>871.3974555126</text:p>
          </table:table-cell>
          <table:table-cell office:value-type="float" office:value="934.326096699685" calcext:value-type="float">
            <text:p>934.3260966997</text:p>
          </table:table-cell>
          <table:table-cell office:value-type="float" office:value="969.686973501692" calcext:value-type="float">
            <text:p>969.68697350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.032981896657" calcext:value-type="float">
            <text:p>915.0329818967</text:p>
          </table:table-cell>
          <table:table-cell office:value-type="float" office:value="906.984574373141" calcext:value-type="float">
            <text:p>906.9845743731</text:p>
          </table:table-cell>
          <table:table-cell office:value-type="float" office:value="944.792577715681" calcext:value-type="float">
            <text:p>944.7925777157</text:p>
          </table:table-cell>
          <table:table-cell office:value-type="float" office:value="957.553232902048" calcext:value-type="float">
            <text:p>957.553232902</text:p>
          </table:table-cell>
          <table:table-cell office:value-type="float" office:value="921.310414816797" calcext:value-type="float">
            <text:p>921.3104148168</text:p>
          </table:table-cell>
          <table:table-cell office:value-type="float" office:value="931.856368150815" calcext:value-type="float">
            <text:p>931.8563681508</text:p>
          </table:table-cell>
          <table:table-cell office:value-type="float" office:value="910.605078201951" calcext:value-type="float">
            <text:p>910.605078202</text:p>
          </table:table-cell>
          <table:table-cell office:value-type="float" office:value="950.251473963358" calcext:value-type="float">
            <text:p>950.2514739634</text:p>
          </table:table-cell>
          <table:table-cell office:value-type="float" office:value="933.966061927297" calcext:value-type="float">
            <text:p>933.9660619273</text:p>
          </table:table-cell>
          <table:table-cell office:value-type="float" office:value="937.609007716643" calcext:value-type="float">
            <text:p>937.6090077166</text:p>
          </table:table-cell>
          <table:table-cell office:value-type="float" office:value="964.089877201417" calcext:value-type="float">
            <text:p>964.0898772014</text:p>
          </table:table-cell>
          <table:table-cell office:value-type="float" office:value="962.85575665275" calcext:value-type="float">
            <text:p>962.8557566528</text:p>
          </table:table-cell>
          <table:table-cell office:value-type="float" office:value="960.192750651564" calcext:value-type="float">
            <text:p>960.1927506516</text:p>
          </table:table-cell>
          <table:table-cell office:value-type="float" office:value="858.559820797615" calcext:value-type="float">
            <text:p>858.5598207976</text:p>
          </table:table-cell>
          <table:table-cell office:value-type="float" office:value="930.844933283223" calcext:value-type="float">
            <text:p>930.8449332832</text:p>
          </table:table-cell>
          <table:table-cell office:value-type="float" office:value="969.305915319676" calcext:value-type="float">
            <text:p>969.30591531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.721391517157" calcext:value-type="float">
            <text:p>913.7213915172</text:p>
          </table:table-cell>
          <table:table-cell office:value-type="float" office:value="905.903555754291" calcext:value-type="float">
            <text:p>905.9035557543</text:p>
          </table:table-cell>
          <table:table-cell office:value-type="float" office:value="940.719548564943" calcext:value-type="float">
            <text:p>940.7195485649</text:p>
          </table:table-cell>
          <table:table-cell office:value-type="float" office:value="956.730325244902" calcext:value-type="float">
            <text:p>956.7303252449</text:p>
          </table:table-cell>
          <table:table-cell office:value-type="float" office:value="920.235211642426" calcext:value-type="float">
            <text:p>920.2352116424</text:p>
          </table:table-cell>
          <table:table-cell office:value-type="float" office:value="932.237599197978" calcext:value-type="float">
            <text:p>932.237599198</text:p>
          </table:table-cell>
          <table:table-cell office:value-type="float" office:value="911.775756606557" calcext:value-type="float">
            <text:p>911.7757566066</text:p>
          </table:table-cell>
          <table:table-cell office:value-type="float" office:value="949.699075705929" calcext:value-type="float">
            <text:p>949.6990757059</text:p>
          </table:table-cell>
          <table:table-cell office:value-type="float" office:value="921.970483338197" calcext:value-type="float">
            <text:p>921.9704833382</text:p>
          </table:table-cell>
          <table:table-cell office:value-type="float" office:value="936.500379836435" calcext:value-type="float">
            <text:p>936.5003798364</text:p>
          </table:table-cell>
          <table:table-cell office:value-type="float" office:value="964.305543791086" calcext:value-type="float">
            <text:p>964.3055437911</text:p>
          </table:table-cell>
          <table:table-cell office:value-type="float" office:value="955.94149174587" calcext:value-type="float">
            <text:p>955.9414917459</text:p>
          </table:table-cell>
          <table:table-cell office:value-type="float" office:value="959.393825178682" calcext:value-type="float">
            <text:p>959.3938251787</text:p>
          </table:table-cell>
          <table:table-cell office:value-type="float" office:value="856.116988161553" calcext:value-type="float">
            <text:p>856.1169881616</text:p>
          </table:table-cell>
          <table:table-cell office:value-type="float" office:value="921.322297774129" calcext:value-type="float">
            <text:p>921.3222977741</text:p>
          </table:table-cell>
          <table:table-cell office:value-type="float" office:value="968.971569504278" calcext:value-type="float">
            <text:p>968.97156950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.081432207846" calcext:value-type="float">
            <text:p>902.0814322078</text:p>
          </table:table-cell>
          <table:table-cell office:value-type="float" office:value="893.487717150983" calcext:value-type="float">
            <text:p>893.487717151</text:p>
          </table:table-cell>
          <table:table-cell office:value-type="float" office:value="941.93751247191" calcext:value-type="float">
            <text:p>941.9375124719</text:p>
          </table:table-cell>
          <table:table-cell office:value-type="float" office:value="955.911903763119" calcext:value-type="float">
            <text:p>955.9119037631</text:p>
          </table:table-cell>
          <table:table-cell office:value-type="float" office:value="919.087608626658" calcext:value-type="float">
            <text:p>919.0876086267</text:p>
          </table:table-cell>
          <table:table-cell office:value-type="float" office:value="931.523210408528" calcext:value-type="float">
            <text:p>931.5232104085</text:p>
          </table:table-cell>
          <table:table-cell office:value-type="float" office:value="909.812684496717" calcext:value-type="float">
            <text:p>909.8126844967</text:p>
          </table:table-cell>
          <table:table-cell office:value-type="float" office:value="949.1839205836" calcext:value-type="float">
            <text:p>949.1839205836</text:p>
          </table:table-cell>
          <table:table-cell office:value-type="float" office:value="920.788005370262" calcext:value-type="float">
            <text:p>920.7880053703</text:p>
          </table:table-cell>
          <table:table-cell office:value-type="float" office:value="935.198470868614" calcext:value-type="float">
            <text:p>935.1984708686</text:p>
          </table:table-cell>
          <table:table-cell office:value-type="float" office:value="963.685952040093" calcext:value-type="float">
            <text:p>963.6859520401</text:p>
          </table:table-cell>
          <table:table-cell office:value-type="float" office:value="956.947778592263" calcext:value-type="float">
            <text:p>956.9477785923</text:p>
          </table:table-cell>
          <table:table-cell office:value-type="float" office:value="958.478142533014" calcext:value-type="float">
            <text:p>958.478142533</text:p>
          </table:table-cell>
          <table:table-cell office:value-type="float" office:value="853.823074135061" calcext:value-type="float">
            <text:p>853.8230741351</text:p>
          </table:table-cell>
          <table:table-cell office:value-type="float" office:value="918.319713142006" calcext:value-type="float">
            <text:p>918.319713142</text:p>
          </table:table-cell>
          <table:table-cell office:value-type="float" office:value="968.639411591909" calcext:value-type="float">
            <text:p>968.63941159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.255006193851" calcext:value-type="float">
            <text:p>900.2550061939</text:p>
          </table:table-cell>
          <table:table-cell office:value-type="float" office:value="891.967280584259" calcext:value-type="float">
            <text:p>891.9672805843</text:p>
          </table:table-cell>
          <table:table-cell office:value-type="float" office:value="940.269729375089" calcext:value-type="float">
            <text:p>940.2697293751</text:p>
          </table:table-cell>
          <table:table-cell office:value-type="float" office:value="955.258550208881" calcext:value-type="float">
            <text:p>955.2585502089</text:p>
          </table:table-cell>
          <table:table-cell office:value-type="float" office:value="918.181370587698" calcext:value-type="float">
            <text:p>918.1813705877</text:p>
          </table:table-cell>
          <table:table-cell office:value-type="float" office:value="921.412292398808" calcext:value-type="float">
            <text:p>921.4122923988</text:p>
          </table:table-cell>
          <table:table-cell office:value-type="float" office:value="908.345286665979" calcext:value-type="float">
            <text:p>908.345286666</text:p>
          </table:table-cell>
          <table:table-cell office:value-type="float" office:value="949.869857507337" calcext:value-type="float">
            <text:p>949.8698575073</text:p>
          </table:table-cell>
          <table:table-cell office:value-type="float" office:value="919.476085868043" calcext:value-type="float">
            <text:p>919.476085868</text:p>
          </table:table-cell>
          <table:table-cell office:value-type="float" office:value="933.784684407733" calcext:value-type="float">
            <text:p>933.7846844077</text:p>
          </table:table-cell>
          <table:table-cell office:value-type="float" office:value="962.237458523717" calcext:value-type="float">
            <text:p>962.2374585237</text:p>
          </table:table-cell>
          <table:table-cell office:value-type="float" office:value="954.662559285678" calcext:value-type="float">
            <text:p>954.6625592857</text:p>
          </table:table-cell>
          <table:table-cell office:value-type="float" office:value="954.124571962315" calcext:value-type="float">
            <text:p>954.1245719623</text:p>
          </table:table-cell>
          <table:table-cell office:value-type="float" office:value="842.10253800681" calcext:value-type="float">
            <text:p>842.1025380068</text:p>
          </table:table-cell>
          <table:table-cell office:value-type="float" office:value="916.166249185717" calcext:value-type="float">
            <text:p>916.1662491857</text:p>
          </table:table-cell>
          <table:table-cell office:value-type="float" office:value="968.293841609293" calcext:value-type="float">
            <text:p>968.29384160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.609486589239" calcext:value-type="float">
            <text:p>898.6094865892</text:p>
          </table:table-cell>
          <table:table-cell office:value-type="float" office:value="890.221800985303" calcext:value-type="float">
            <text:p>890.2218009853</text:p>
          </table:table-cell>
          <table:table-cell office:value-type="float" office:value="938.8724765428" calcext:value-type="float">
            <text:p>938.8724765428</text:p>
          </table:table-cell>
          <table:table-cell office:value-type="float" office:value="954.691177449909" calcext:value-type="float">
            <text:p>954.6911774499</text:p>
          </table:table-cell>
          <table:table-cell office:value-type="float" office:value="905.816077680502" calcext:value-type="float">
            <text:p>905.8160776805</text:p>
          </table:table-cell>
          <table:table-cell office:value-type="float" office:value="920.127952984278" calcext:value-type="float">
            <text:p>920.1279529843</text:p>
          </table:table-cell>
          <table:table-cell office:value-type="float" office:value="906.975238804426" calcext:value-type="float">
            <text:p>906.9752388044</text:p>
          </table:table-cell>
          <table:table-cell office:value-type="float" office:value="950.99610278868" calcext:value-type="float">
            <text:p>950.9961027887</text:p>
          </table:table-cell>
          <table:table-cell office:value-type="float" office:value="918.355901083967" calcext:value-type="float">
            <text:p>918.355901084</text:p>
          </table:table-cell>
          <table:table-cell office:value-type="float" office:value="932.75711923384" calcext:value-type="float">
            <text:p>932.7571192338</text:p>
          </table:table-cell>
          <table:table-cell office:value-type="float" office:value="961.047625009031" calcext:value-type="float">
            <text:p>961.047625009</text:p>
          </table:table-cell>
          <table:table-cell office:value-type="float" office:value="953.131294623717" calcext:value-type="float">
            <text:p>953.1312946237</text:p>
          </table:table-cell>
          <table:table-cell office:value-type="float" office:value="952.687564159025" calcext:value-type="float">
            <text:p>952.687564159</text:p>
          </table:table-cell>
          <table:table-cell office:value-type="float" office:value="840.087079215219" calcext:value-type="float">
            <text:p>840.0870792152</text:p>
          </table:table-cell>
          <table:table-cell office:value-type="float" office:value="914.91444582831" calcext:value-type="float">
            <text:p>914.9144458283</text:p>
          </table:table-cell>
          <table:table-cell office:value-type="float" office:value="968.722216313448" calcext:value-type="float">
            <text:p>968.72221631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.232368436714" calcext:value-type="float">
            <text:p>909.2323684367</text:p>
          </table:table-cell>
          <table:table-cell office:value-type="float" office:value="878.568120187351" calcext:value-type="float">
            <text:p>878.5681201874</text:p>
          </table:table-cell>
          <table:table-cell office:value-type="float" office:value="937.529199094743" calcext:value-type="float">
            <text:p>937.5291990947</text:p>
          </table:table-cell>
          <table:table-cell office:value-type="float" office:value="954.073522809079" calcext:value-type="float">
            <text:p>954.0735228091</text:p>
          </table:table-cell>
          <table:table-cell office:value-type="float" office:value="907.355831223437" calcext:value-type="float">
            <text:p>907.3558312234</text:p>
          </table:table-cell>
          <table:table-cell office:value-type="float" office:value="910.422884958693" calcext:value-type="float">
            <text:p>910.4228849587</text:p>
          </table:table-cell>
          <table:table-cell office:value-type="float" office:value="906.233226978906" calcext:value-type="float">
            <text:p>906.2332269789</text:p>
          </table:table-cell>
          <table:table-cell office:value-type="float" office:value="951.68461491594" calcext:value-type="float">
            <text:p>951.6846149159</text:p>
          </table:table-cell>
          <table:table-cell office:value-type="float" office:value="917.289091754758" calcext:value-type="float">
            <text:p>917.2890917548</text:p>
          </table:table-cell>
          <table:table-cell office:value-type="float" office:value="931.584789116075" calcext:value-type="float">
            <text:p>931.5847891161</text:p>
          </table:table-cell>
          <table:table-cell office:value-type="float" office:value="960.092892308373" calcext:value-type="float">
            <text:p>960.0928923084</text:p>
          </table:table-cell>
          <table:table-cell office:value-type="float" office:value="951.883973819965" calcext:value-type="float">
            <text:p>951.88397382</text:p>
          </table:table-cell>
          <table:table-cell office:value-type="float" office:value="951.699473615786" calcext:value-type="float">
            <text:p>951.6994736158</text:p>
          </table:table-cell>
          <table:table-cell office:value-type="float" office:value="838.001852304296" calcext:value-type="float">
            <text:p>838.0018523043</text:p>
          </table:table-cell>
          <table:table-cell office:value-type="float" office:value="913.575423425511" calcext:value-type="float">
            <text:p>913.5754234255</text:p>
          </table:table-cell>
          <table:table-cell office:value-type="float" office:value="969.255166903089" calcext:value-type="float">
            <text:p>969.25516690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.029130014989" calcext:value-type="float">
            <text:p>908.029130015</text:p>
          </table:table-cell>
          <table:table-cell office:value-type="float" office:value="877.086584064648" calcext:value-type="float">
            <text:p>877.0865840646</text:p>
          </table:table-cell>
          <table:table-cell office:value-type="float" office:value="936.204164188124" calcext:value-type="float">
            <text:p>936.2041641881</text:p>
          </table:table-cell>
          <table:table-cell office:value-type="float" office:value="948.201661426987" calcext:value-type="float">
            <text:p>948.201661427</text:p>
          </table:table-cell>
          <table:table-cell office:value-type="float" office:value="908.012602155927" calcext:value-type="float">
            <text:p>908.0126021559</text:p>
          </table:table-cell>
          <table:table-cell office:value-type="float" office:value="908.743133336081" calcext:value-type="float">
            <text:p>908.7431333361</text:p>
          </table:table-cell>
          <table:table-cell office:value-type="float" office:value="905.682479679059" calcext:value-type="float">
            <text:p>905.6824796791</text:p>
          </table:table-cell>
          <table:table-cell office:value-type="float" office:value="952.079321268385" calcext:value-type="float">
            <text:p>952.0793212684</text:p>
          </table:table-cell>
          <table:table-cell office:value-type="float" office:value="916.39342971177" calcext:value-type="float">
            <text:p>916.3934297118</text:p>
          </table:table-cell>
          <table:table-cell office:value-type="float" office:value="930.271541083678" calcext:value-type="float">
            <text:p>930.2715410837</text:p>
          </table:table-cell>
          <table:table-cell office:value-type="float" office:value="959.236876255849" calcext:value-type="float">
            <text:p>959.2368762558</text:p>
          </table:table-cell>
          <table:table-cell office:value-type="float" office:value="953.147957088097" calcext:value-type="float">
            <text:p>953.1479570881</text:p>
          </table:table-cell>
          <table:table-cell office:value-type="float" office:value="950.595712518701" calcext:value-type="float">
            <text:p>950.5957125187</text:p>
          </table:table-cell>
          <table:table-cell office:value-type="float" office:value="839.874182904682" calcext:value-type="float">
            <text:p>839.8741829047</text:p>
          </table:table-cell>
          <table:table-cell office:value-type="float" office:value="915.464459717095" calcext:value-type="float">
            <text:p>915.4644597171</text:p>
          </table:table-cell>
          <table:table-cell office:value-type="float" office:value="969.394906059771" calcext:value-type="float">
            <text:p>969.39490605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.886350210723" calcext:value-type="float">
            <text:p>906.8863502107</text:p>
          </table:table-cell>
          <table:table-cell office:value-type="float" office:value="900.079353528009" calcext:value-type="float">
            <text:p>900.079353528</text:p>
          </table:table-cell>
          <table:table-cell office:value-type="float" office:value="935.300500427814" calcext:value-type="float">
            <text:p>935.3005004278</text:p>
          </table:table-cell>
          <table:table-cell office:value-type="float" office:value="947.144187511563" calcext:value-type="float">
            <text:p>947.1441875116</text:p>
          </table:table-cell>
          <table:table-cell office:value-type="float" office:value="905.348470981135" calcext:value-type="float">
            <text:p>905.3484709811</text:p>
          </table:table-cell>
          <table:table-cell office:value-type="float" office:value="907.223752398058" calcext:value-type="float">
            <text:p>907.2237523981</text:p>
          </table:table-cell>
          <table:table-cell office:value-type="float" office:value="906.805406912454" calcext:value-type="float">
            <text:p>906.8054069125</text:p>
          </table:table-cell>
          <table:table-cell office:value-type="float" office:value="952.426513601829" calcext:value-type="float">
            <text:p>952.4265136018</text:p>
          </table:table-cell>
          <table:table-cell office:value-type="float" office:value="915.540595901405" calcext:value-type="float">
            <text:p>915.5405959014</text:p>
          </table:table-cell>
          <table:table-cell office:value-type="float" office:value="928.831614687087" calcext:value-type="float">
            <text:p>928.8316146871</text:p>
          </table:table-cell>
          <table:table-cell office:value-type="float" office:value="958.390478824596" calcext:value-type="float">
            <text:p>958.3904788246</text:p>
          </table:table-cell>
          <table:table-cell office:value-type="float" office:value="951.012259296641" calcext:value-type="float">
            <text:p>951.0122592966</text:p>
          </table:table-cell>
          <table:table-cell office:value-type="float" office:value="949.398908204976" calcext:value-type="float">
            <text:p>949.398908205</text:p>
          </table:table-cell>
          <table:table-cell office:value-type="float" office:value="827.422861904053" calcext:value-type="float">
            <text:p>827.4228619041</text:p>
          </table:table-cell>
          <table:table-cell office:value-type="float" office:value="918.682064080376" calcext:value-type="float">
            <text:p>918.6820640804</text:p>
          </table:table-cell>
          <table:table-cell office:value-type="float" office:value="969.142983979115" calcext:value-type="float">
            <text:p>969.14298397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.714472279938" calcext:value-type="float">
            <text:p>905.7144722799</text:p>
          </table:table-cell>
          <table:table-cell office:value-type="float" office:value="898.7396574929" calcext:value-type="float">
            <text:p>898.7396574929</text:p>
          </table:table-cell>
          <table:table-cell office:value-type="float" office:value="934.568236324608" calcext:value-type="float">
            <text:p>934.5682363246</text:p>
          </table:table-cell>
          <table:table-cell office:value-type="float" office:value="940.344890622115" calcext:value-type="float">
            <text:p>940.3448906221</text:p>
          </table:table-cell>
          <table:table-cell office:value-type="float" office:value="902.826316672742" calcext:value-type="float">
            <text:p>902.8263166727</text:p>
          </table:table-cell>
          <table:table-cell office:value-type="float" office:value="908.538966491375" calcext:value-type="float">
            <text:p>908.5389664914</text:p>
          </table:table-cell>
          <table:table-cell office:value-type="float" office:value="909.316959710985" calcext:value-type="float">
            <text:p>909.316959711</text:p>
          </table:table-cell>
          <table:table-cell office:value-type="float" office:value="952.671651070614" calcext:value-type="float">
            <text:p>952.6716510706</text:p>
          </table:table-cell>
          <table:table-cell office:value-type="float" office:value="914.595278071907" calcext:value-type="float">
            <text:p>914.5952780719</text:p>
          </table:table-cell>
          <table:table-cell office:value-type="float" office:value="930.177225473244" calcext:value-type="float">
            <text:p>930.1772254732</text:p>
          </table:table-cell>
          <table:table-cell office:value-type="float" office:value="959.194013206937" calcext:value-type="float">
            <text:p>959.1940132069</text:p>
          </table:table-cell>
          <table:table-cell office:value-type="float" office:value="952.446262278021" calcext:value-type="float">
            <text:p>952.446262278</text:p>
          </table:table-cell>
          <table:table-cell office:value-type="float" office:value="942.849584910281" calcext:value-type="float">
            <text:p>942.8495849103</text:p>
          </table:table-cell>
          <table:table-cell office:value-type="float" office:value="823.737948953042" calcext:value-type="float">
            <text:p>823.737948953</text:p>
          </table:table-cell>
          <table:table-cell office:value-type="float" office:value="920.356872428205" calcext:value-type="float">
            <text:p>920.3568724282</text:p>
          </table:table-cell>
          <table:table-cell office:value-type="float" office:value="968.422889654788" calcext:value-type="float">
            <text:p>968.42288965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.467724833792" calcext:value-type="float">
            <text:p>904.4677248338</text:p>
          </table:table-cell>
          <table:table-cell office:value-type="float" office:value="897.73530182021" calcext:value-type="float">
            <text:p>897.7353018202</text:p>
          </table:table-cell>
          <table:table-cell office:value-type="float" office:value="933.66435059937" calcext:value-type="float">
            <text:p>933.6643505994</text:p>
          </table:table-cell>
          <table:table-cell office:value-type="float" office:value="938.728760672194" calcext:value-type="float">
            <text:p>938.7287606722</text:p>
          </table:table-cell>
          <table:table-cell office:value-type="float" office:value="904.925600143064" calcext:value-type="float">
            <text:p>904.9256001431</text:p>
          </table:table-cell>
          <table:table-cell office:value-type="float" office:value="906.095596162096" calcext:value-type="float">
            <text:p>906.0955961621</text:p>
          </table:table-cell>
          <table:table-cell office:value-type="float" office:value="911.214983187566" calcext:value-type="float">
            <text:p>911.2149831876</text:p>
          </table:table-cell>
          <table:table-cell office:value-type="float" office:value="952.882270480234" calcext:value-type="float">
            <text:p>952.8822704802</text:p>
          </table:table-cell>
          <table:table-cell office:value-type="float" office:value="913.71470058078" calcext:value-type="float">
            <text:p>913.7147005808</text:p>
          </table:table-cell>
          <table:table-cell office:value-type="float" office:value="932.633476926325" calcext:value-type="float">
            <text:p>932.6334769263</text:p>
          </table:table-cell>
          <table:table-cell office:value-type="float" office:value="960.35614861872" calcext:value-type="float">
            <text:p>960.3561486187</text:p>
          </table:table-cell>
          <table:table-cell office:value-type="float" office:value="949.873961378889" calcext:value-type="float">
            <text:p>949.8739613789</text:p>
          </table:table-cell>
          <table:table-cell office:value-type="float" office:value="941.44563028959" calcext:value-type="float">
            <text:p>941.4456302896</text:p>
          </table:table-cell>
          <table:table-cell office:value-type="float" office:value="821.680078041378" calcext:value-type="float">
            <text:p>821.6800780414</text:p>
          </table:table-cell>
          <table:table-cell office:value-type="float" office:value="921.381194942452" calcext:value-type="float">
            <text:p>921.3811949425</text:p>
          </table:table-cell>
          <table:table-cell office:value-type="float" office:value="967.52539002894" calcext:value-type="float">
            <text:p>967.52539002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.288381816071" calcext:value-type="float">
            <text:p>903.2883818161</text:p>
          </table:table-cell>
          <table:table-cell office:value-type="float" office:value="896.537474437766" calcext:value-type="float">
            <text:p>896.5374744378</text:p>
          </table:table-cell>
          <table:table-cell office:value-type="float" office:value="932.644543140701" calcext:value-type="float">
            <text:p>932.6445431407</text:p>
          </table:table-cell>
          <table:table-cell office:value-type="float" office:value="936.946141225211" calcext:value-type="float">
            <text:p>936.9461412252</text:p>
          </table:table-cell>
          <table:table-cell office:value-type="float" office:value="907.518709428622" calcext:value-type="float">
            <text:p>907.5187094286</text:p>
          </table:table-cell>
          <table:table-cell office:value-type="float" office:value="903.594874960795" calcext:value-type="float">
            <text:p>903.5948749608</text:p>
          </table:table-cell>
          <table:table-cell office:value-type="float" office:value="912.094491531" calcext:value-type="float">
            <text:p>912.094491531</text:p>
          </table:table-cell>
          <table:table-cell office:value-type="float" office:value="953.07783307383" calcext:value-type="float">
            <text:p>953.0778330738</text:p>
          </table:table-cell>
          <table:table-cell office:value-type="float" office:value="914.368221138688" calcext:value-type="float">
            <text:p>914.3682211387</text:p>
          </table:table-cell>
          <table:table-cell office:value-type="float" office:value="933.966062690966" calcext:value-type="float">
            <text:p>933.966062691</text:p>
          </table:table-cell>
          <table:table-cell office:value-type="float" office:value="960.984278213433" calcext:value-type="float">
            <text:p>960.9842782134</text:p>
          </table:table-cell>
          <table:table-cell office:value-type="float" office:value="947.665403983338" calcext:value-type="float">
            <text:p>947.6654039833</text:p>
          </table:table-cell>
          <table:table-cell office:value-type="float" office:value="939.930615801143" calcext:value-type="float">
            <text:p>939.9306158011</text:p>
          </table:table-cell>
          <table:table-cell office:value-type="float" office:value="819.487943836286" calcext:value-type="float">
            <text:p>819.4879438363</text:p>
          </table:table-cell>
          <table:table-cell office:value-type="float" office:value="922.139023099862" calcext:value-type="float">
            <text:p>922.1390230999</text:p>
          </table:table-cell>
          <table:table-cell office:value-type="float" office:value="968.339801227939" calcext:value-type="float">
            <text:p>968.33980122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.1076394126" calcext:value-type="float">
            <text:p>902.1076394126</text:p>
          </table:table-cell>
          <table:table-cell office:value-type="float" office:value="895.605482383226" calcext:value-type="float">
            <text:p>895.6054823832</text:p>
          </table:table-cell>
          <table:table-cell office:value-type="float" office:value="931.666711484198" calcext:value-type="float">
            <text:p>931.6667114842</text:p>
          </table:table-cell>
          <table:table-cell office:value-type="float" office:value="935.595303699738" calcext:value-type="float">
            <text:p>935.5953036997</text:p>
          </table:table-cell>
          <table:table-cell office:value-type="float" office:value="909.019984954408" calcext:value-type="float">
            <text:p>909.0199849544</text:p>
          </table:table-cell>
          <table:table-cell office:value-type="float" office:value="901.766080177598" calcext:value-type="float">
            <text:p>901.7660801776</text:p>
          </table:table-cell>
          <table:table-cell office:value-type="float" office:value="912.286326441209" calcext:value-type="float">
            <text:p>912.2863264412</text:p>
          </table:table-cell>
          <table:table-cell office:value-type="float" office:value="953.263407979348" calcext:value-type="float">
            <text:p>953.2634079793</text:p>
          </table:table-cell>
          <table:table-cell office:value-type="float" office:value="912.98844943416" calcext:value-type="float">
            <text:p>912.9884494342</text:p>
          </table:table-cell>
          <table:table-cell office:value-type="float" office:value="934.489582778472" calcext:value-type="float">
            <text:p>934.4895827785</text:p>
          </table:table-cell>
          <table:table-cell office:value-type="float" office:value="961.326738959579" calcext:value-type="float">
            <text:p>961.3267389596</text:p>
          </table:table-cell>
          <table:table-cell office:value-type="float" office:value="945.830398297408" calcext:value-type="float">
            <text:p>945.8303982974</text:p>
          </table:table-cell>
          <table:table-cell office:value-type="float" office:value="938.309937712805" calcext:value-type="float">
            <text:p>938.3099377128</text:p>
          </table:table-cell>
          <table:table-cell office:value-type="float" office:value="817.100614768204" calcext:value-type="float">
            <text:p>817.1006147682</text:p>
          </table:table-cell>
          <table:table-cell office:value-type="float" office:value="920.708418452528" calcext:value-type="float">
            <text:p>920.7084184525</text:p>
          </table:table-cell>
          <table:table-cell office:value-type="float" office:value="967.380510005994" calcext:value-type="float">
            <text:p>967.3805100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.660494403827" calcext:value-type="float">
            <text:p>903.6604944038</text:p>
          </table:table-cell>
          <table:table-cell office:value-type="float" office:value="894.632532381015" calcext:value-type="float">
            <text:p>894.632532381</text:p>
          </table:table-cell>
          <table:table-cell office:value-type="float" office:value="930.584682549531" calcext:value-type="float">
            <text:p>930.5846825495</text:p>
          </table:table-cell>
          <table:table-cell office:value-type="float" office:value="934.370126985411" calcext:value-type="float">
            <text:p>934.3701269854</text:p>
          </table:table-cell>
          <table:table-cell office:value-type="float" office:value="909.85447513373" calcext:value-type="float">
            <text:p>909.8544751337</text:p>
          </table:table-cell>
          <table:table-cell office:value-type="float" office:value="900.282325380787" calcext:value-type="float">
            <text:p>900.2823253808</text:p>
          </table:table-cell>
          <table:table-cell office:value-type="float" office:value="912.225027494868" calcext:value-type="float">
            <text:p>912.2250274949</text:p>
          </table:table-cell>
          <table:table-cell office:value-type="float" office:value="953.449730978995" calcext:value-type="float">
            <text:p>953.449730979</text:p>
          </table:table-cell>
          <table:table-cell office:value-type="float" office:value="911.772492344727" calcext:value-type="float">
            <text:p>911.7724923447</text:p>
          </table:table-cell>
          <table:table-cell office:value-type="float" office:value="934.746304992379" calcext:value-type="float">
            <text:p>934.7463049924</text:p>
          </table:table-cell>
          <table:table-cell office:value-type="float" office:value="960.944406408396" calcext:value-type="float">
            <text:p>960.9444064084</text:p>
          </table:table-cell>
          <table:table-cell office:value-type="float" office:value="944.282187075315" calcext:value-type="float">
            <text:p>944.2821870753</text:p>
          </table:table-cell>
          <table:table-cell office:value-type="float" office:value="931.158310899701" calcext:value-type="float">
            <text:p>931.1583108997</text:p>
          </table:table-cell>
          <table:table-cell office:value-type="float" office:value="814.494273069175" calcext:value-type="float">
            <text:p>814.4942730692</text:p>
          </table:table-cell>
          <table:table-cell office:value-type="float" office:value="916.801342058389" calcext:value-type="float">
            <text:p>916.8013420584</text:p>
          </table:table-cell>
          <table:table-cell office:value-type="float" office:value="966.707902005764" calcext:value-type="float">
            <text:p>966.70790200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.379444638153" calcext:value-type="float">
            <text:p>901.3794446382</text:p>
          </table:table-cell>
          <table:table-cell office:value-type="float" office:value="893.474150572351" calcext:value-type="float">
            <text:p>893.4741505724</text:p>
          </table:table-cell>
          <table:table-cell office:value-type="float" office:value="929.417862817633" calcext:value-type="float">
            <text:p>929.4178628176</text:p>
          </table:table-cell>
          <table:table-cell office:value-type="float" office:value="932.996092899864" calcext:value-type="float">
            <text:p>932.9960928999</text:p>
          </table:table-cell>
          <table:table-cell office:value-type="float" office:value="909.039618188078" calcext:value-type="float">
            <text:p>909.0396181881</text:p>
          </table:table-cell>
          <table:table-cell office:value-type="float" office:value="901.604442014104" calcext:value-type="float">
            <text:p>901.6044420141</text:p>
          </table:table-cell>
          <table:table-cell office:value-type="float" office:value="912.091753133292" calcext:value-type="float">
            <text:p>912.0917531333</text:p>
          </table:table-cell>
          <table:table-cell office:value-type="float" office:value="953.636833566372" calcext:value-type="float">
            <text:p>953.6368335664</text:p>
          </table:table-cell>
          <table:table-cell office:value-type="float" office:value="910.676057600531" calcext:value-type="float">
            <text:p>910.6760576005</text:p>
          </table:table-cell>
          <table:table-cell office:value-type="float" office:value="934.825368204768" calcext:value-type="float">
            <text:p>934.8253682048</text:p>
          </table:table-cell>
          <table:table-cell office:value-type="float" office:value="961.265871970627" calcext:value-type="float">
            <text:p>961.2658719706</text:p>
          </table:table-cell>
          <table:table-cell office:value-type="float" office:value="945.894596500318" calcext:value-type="float">
            <text:p>945.8945965003</text:p>
          </table:table-cell>
          <table:table-cell office:value-type="float" office:value="929.002445275704" calcext:value-type="float">
            <text:p>929.0024452757</text:p>
          </table:table-cell>
          <table:table-cell office:value-type="float" office:value="811.898412664208" calcext:value-type="float">
            <text:p>811.8984126642</text:p>
          </table:table-cell>
          <table:table-cell office:value-type="float" office:value="912.991503095205" calcext:value-type="float">
            <text:p>912.9915030952</text:p>
          </table:table-cell>
          <table:table-cell office:value-type="float" office:value="967.050491121071" calcext:value-type="float">
            <text:p>967.05049112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.497775808585" calcext:value-type="float">
            <text:p>899.4977758086</text:p>
          </table:table-cell>
          <table:table-cell office:value-type="float" office:value="892.122558828837" calcext:value-type="float">
            <text:p>892.1225588288</text:p>
          </table:table-cell>
          <table:table-cell office:value-type="float" office:value="928.126219147935" calcext:value-type="float">
            <text:p>928.1262191479</text:p>
          </table:table-cell>
          <table:table-cell office:value-type="float" office:value="931.55807472648" calcext:value-type="float">
            <text:p>931.5580747265</text:p>
          </table:table-cell>
          <table:table-cell office:value-type="float" office:value="909.97773736973" calcext:value-type="float">
            <text:p>909.9777373697</text:p>
          </table:table-cell>
          <table:table-cell office:value-type="float" office:value="899.526348241509" calcext:value-type="float">
            <text:p>899.5263482415</text:p>
          </table:table-cell>
          <table:table-cell office:value-type="float" office:value="911.944985132515" calcext:value-type="float">
            <text:p>911.9449851325</text:p>
          </table:table-cell>
          <table:table-cell office:value-type="float" office:value="953.823990715695" calcext:value-type="float">
            <text:p>953.8239907157</text:p>
          </table:table-cell>
          <table:table-cell office:value-type="float" office:value="911.484087424298" calcext:value-type="float">
            <text:p>911.4840874243</text:p>
          </table:table-cell>
          <table:table-cell office:value-type="float" office:value="934.888214622982" calcext:value-type="float">
            <text:p>934.888214623</text:p>
          </table:table-cell>
          <table:table-cell office:value-type="float" office:value="961.450219313025" calcext:value-type="float">
            <text:p>961.450219313</text:p>
          </table:table-cell>
          <table:table-cell office:value-type="float" office:value="943.534071768082" calcext:value-type="float">
            <text:p>943.5340717681</text:p>
          </table:table-cell>
          <table:table-cell office:value-type="float" office:value="931.180498953739" calcext:value-type="float">
            <text:p>931.1804989537</text:p>
          </table:table-cell>
          <table:table-cell office:value-type="float" office:value="809.749888748542" calcext:value-type="float">
            <text:p>809.7498887485</text:p>
          </table:table-cell>
          <table:table-cell office:value-type="float" office:value="916.161188823563" calcext:value-type="float">
            <text:p>916.1611888236</text:p>
          </table:table-cell>
          <table:table-cell office:value-type="float" office:value="966.283283018605" calcext:value-type="float">
            <text:p>966.28328301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.790914458508" calcext:value-type="float">
            <text:p>897.7909144585</text:p>
          </table:table-cell>
          <table:table-cell office:value-type="float" office:value="891.158603715482" calcext:value-type="float">
            <text:p>891.1586037155</text:p>
          </table:table-cell>
          <table:table-cell office:value-type="float" office:value="928.853086700328" calcext:value-type="float">
            <text:p>928.8530867003</text:p>
          </table:table-cell>
          <table:table-cell office:value-type="float" office:value="929.941985547332" calcext:value-type="float">
            <text:p>929.9419855473</text:p>
          </table:table-cell>
          <table:table-cell office:value-type="float" office:value="910.574954646019" calcext:value-type="float">
            <text:p>910.574954646</text:p>
          </table:table-cell>
          <table:table-cell office:value-type="float" office:value="901.263691215034" calcext:value-type="float">
            <text:p>901.263691215</text:p>
          </table:table-cell>
          <table:table-cell office:value-type="float" office:value="911.365803297079" calcext:value-type="float">
            <text:p>911.3658032971</text:p>
          </table:table-cell>
          <table:table-cell office:value-type="float" office:value="954.011170641016" calcext:value-type="float">
            <text:p>954.011170641</text:p>
          </table:table-cell>
          <table:table-cell office:value-type="float" office:value="909.922757666225" calcext:value-type="float">
            <text:p>909.9227576662</text:p>
          </table:table-cell>
          <table:table-cell office:value-type="float" office:value="934.932267146654" calcext:value-type="float">
            <text:p>934.9322671467</text:p>
          </table:table-cell>
          <table:table-cell office:value-type="float" office:value="961.573590887344" calcext:value-type="float">
            <text:p>961.5735908873</text:p>
          </table:table-cell>
          <table:table-cell office:value-type="float" office:value="941.613721564459" calcext:value-type="float">
            <text:p>941.6137215645</text:p>
          </table:table-cell>
          <table:table-cell office:value-type="float" office:value="931.966381108357" calcext:value-type="float">
            <text:p>931.9663811084</text:p>
          </table:table-cell>
          <table:table-cell office:value-type="float" office:value="808.446120246832" calcext:value-type="float">
            <text:p>808.4461202468</text:p>
          </table:table-cell>
          <table:table-cell office:value-type="float" office:value="912.264376682979" calcext:value-type="float">
            <text:p>912.264376683</text:p>
          </table:table-cell>
          <table:table-cell office:value-type="float" office:value="965.61349522215" calcext:value-type="float">
            <text:p>965.61349522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.711354899289" calcext:value-type="float">
            <text:p>899.7113548993</text:p>
          </table:table-cell>
          <table:table-cell office:value-type="float" office:value="890.248301421835" calcext:value-type="float">
            <text:p>890.2483014218</text:p>
          </table:table-cell>
          <table:table-cell office:value-type="float" office:value="927.182371644762" calcext:value-type="float">
            <text:p>927.1823716448</text:p>
          </table:table-cell>
          <table:table-cell office:value-type="float" office:value="928.159446991619" calcext:value-type="float">
            <text:p>928.1594469916</text:p>
          </table:table-cell>
          <table:table-cell office:value-type="float" office:value="909.958516206831" calcext:value-type="float">
            <text:p>909.9585162068</text:p>
          </table:table-cell>
          <table:table-cell office:value-type="float" office:value="898.679438661967" calcext:value-type="float">
            <text:p>898.679438662</text:p>
          </table:table-cell>
          <table:table-cell office:value-type="float" office:value="908.678316426935" calcext:value-type="float">
            <text:p>908.6783164269</text:p>
          </table:table-cell>
          <table:table-cell office:value-type="float" office:value="954.198350566338" calcext:value-type="float">
            <text:p>954.1983505663</text:p>
          </table:table-cell>
          <table:table-cell office:value-type="float" office:value="911.241172905688" calcext:value-type="float">
            <text:p>911.2411729057</text:p>
          </table:table-cell>
          <table:table-cell office:value-type="float" office:value="934.952155743494" calcext:value-type="float">
            <text:p>934.9521557435</text:p>
          </table:table-cell>
          <table:table-cell office:value-type="float" office:value="961.681033513897" calcext:value-type="float">
            <text:p>961.6810335139</text:p>
          </table:table-cell>
          <table:table-cell office:value-type="float" office:value="939.838553058091" calcext:value-type="float">
            <text:p>939.8385530581</text:p>
          </table:table-cell>
          <table:table-cell office:value-type="float" office:value="931.36338201505" calcext:value-type="float">
            <text:p>931.3633820151</text:p>
          </table:table-cell>
          <table:table-cell office:value-type="float" office:value="807.816814299269" calcext:value-type="float">
            <text:p>807.8168142993</text:p>
          </table:table-cell>
          <table:table-cell office:value-type="float" office:value="915.655887281723" calcext:value-type="float">
            <text:p>915.6558872817</text:p>
          </table:table-cell>
          <table:table-cell office:value-type="float" office:value="965.046843248084" calcext:value-type="float">
            <text:p>965.04684324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.842292757378" calcext:value-type="float">
            <text:p>896.8422927574</text:p>
          </table:table-cell>
          <table:table-cell office:value-type="float" office:value="889.180663264644" calcext:value-type="float">
            <text:p>889.1806632646</text:p>
          </table:table-cell>
          <table:table-cell office:value-type="float" office:value="925.5068712792" calcext:value-type="float">
            <text:p>925.5068712792</text:p>
          </table:table-cell>
          <table:table-cell office:value-type="float" office:value="926.297362034908" calcext:value-type="float">
            <text:p>926.2973620349</text:p>
          </table:table-cell>
          <table:table-cell office:value-type="float" office:value="907.521363743311" calcext:value-type="float">
            <text:p>907.5213637433</text:p>
          </table:table-cell>
          <table:table-cell office:value-type="float" office:value="900.283698361107" calcext:value-type="float">
            <text:p>900.2836983611</text:p>
          </table:table-cell>
          <table:table-cell office:value-type="float" office:value="905.611698042007" calcext:value-type="float">
            <text:p>905.611698042</text:p>
          </table:table-cell>
          <table:table-cell office:value-type="float" office:value="954.385530491659" calcext:value-type="float">
            <text:p>954.3855304917</text:p>
          </table:table-cell>
          <table:table-cell office:value-type="float" office:value="913.054627055223" calcext:value-type="float">
            <text:p>913.0546270552</text:p>
          </table:table-cell>
          <table:table-cell office:value-type="float" office:value="0" calcext:value-type="float">
            <text:p>0</text:p>
          </table:table-cell>
          <table:table-cell office:value-type="float" office:value="961.735928240598" calcext:value-type="float">
            <text:p>961.7359282406</text:p>
          </table:table-cell>
          <table:table-cell office:value-type="float" office:value="938.139915928262" calcext:value-type="float">
            <text:p>938.1399159283</text:p>
          </table:table-cell>
          <table:table-cell office:value-type="float" office:value="929.678295594514" calcext:value-type="float">
            <text:p>929.6782955945</text:p>
          </table:table-cell>
          <table:table-cell office:value-type="float" office:value="0" calcext:value-type="float">
            <text:p>0</text:p>
          </table:table-cell>
          <table:table-cell office:value-type="float" office:value="917.493050263851" calcext:value-type="float">
            <text:p>917.4930502639</text:p>
          </table:table-cell>
          <table:table-cell office:value-type="float" office:value="964.639445440514" calcext:value-type="float">
            <text:p>964.63944544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.449223122829" calcext:value-type="float">
            <text:p>894.4492231228</text:p>
          </table:table-cell>
          <table:table-cell office:value-type="float" office:value="890.607653594343" calcext:value-type="float">
            <text:p>890.6076535943</text:p>
          </table:table-cell>
          <table:table-cell office:value-type="float" office:value="924.115913681121" calcext:value-type="float">
            <text:p>924.1159136811</text:p>
          </table:table-cell>
          <table:table-cell office:value-type="float" office:value="924.446864955841" calcext:value-type="float">
            <text:p>924.4468649558</text:p>
          </table:table-cell>
          <table:table-cell office:value-type="float" office:value="904.181496658349" calcext:value-type="float">
            <text:p>904.1814966583</text:p>
          </table:table-cell>
          <table:table-cell office:value-type="float" office:value="897.758651628974" calcext:value-type="float">
            <text:p>897.758651629</text:p>
          </table:table-cell>
          <table:table-cell office:value-type="float" office:value="903.365345082457" calcext:value-type="float">
            <text:p>903.3653450825</text:p>
          </table:table-cell>
          <table:table-cell office:value-type="float" office:value="954.544968799053" calcext:value-type="float">
            <text:p>954.5449687991</text:p>
          </table:table-cell>
          <table:table-cell office:value-type="float" office:value="914.033701757542" calcext:value-type="float">
            <text:p>914.0337017575</text:p>
          </table:table-cell>
          <table:table-cell office:value-type="float" office:value="0" calcext:value-type="float">
            <text:p>0</text:p>
          </table:table-cell>
          <table:table-cell office:value-type="float" office:value="961.873294101769" calcext:value-type="float">
            <text:p>961.8732941018</text:p>
          </table:table-cell>
          <table:table-cell office:value-type="float" office:value="936.517434987833" calcext:value-type="float">
            <text:p>936.5174349878</text:p>
          </table:table-cell>
          <table:table-cell office:value-type="float" office:value="928.345932093264" calcext:value-type="float">
            <text:p>928.3459320933</text:p>
          </table:table-cell>
          <table:table-cell office:value-type="float" office:value="0" calcext:value-type="float">
            <text:p>0</text:p>
          </table:table-cell>
          <table:table-cell office:value-type="float" office:value="918.126931256612" calcext:value-type="float">
            <text:p>918.1269312566</text:p>
          </table:table-cell>
          <table:table-cell office:value-type="float" office:value="965.013712484977" calcext:value-type="float">
            <text:p>965.0137124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.75908581704" calcext:value-type="float">
            <text:p>892.759085817</text:p>
          </table:table-cell>
          <table:table-cell office:value-type="float" office:value="888.496742788003" calcext:value-type="float">
            <text:p>888.496742788</text:p>
          </table:table-cell>
          <table:table-cell office:value-type="float" office:value="923.311861119751" calcext:value-type="float">
            <text:p>923.3118611198</text:p>
          </table:table-cell>
          <table:table-cell office:value-type="float" office:value="922.826915696468" calcext:value-type="float">
            <text:p>922.8269156965</text:p>
          </table:table-cell>
          <table:table-cell office:value-type="float" office:value="902.013078898493" calcext:value-type="float">
            <text:p>902.0130788985</text:p>
          </table:table-cell>
          <table:table-cell office:value-type="float" office:value="899.270964109196" calcext:value-type="float">
            <text:p>899.2709641092</text:p>
          </table:table-cell>
          <table:table-cell office:value-type="float" office:value="901.830344017859" calcext:value-type="float">
            <text:p>901.8303440179</text:p>
          </table:table-cell>
          <table:table-cell office:value-type="float" office:value="954.2823513435" calcext:value-type="float">
            <text:p>954.2823513435</text:p>
          </table:table-cell>
          <table:table-cell office:value-type="float" office:value="914.57497026877" calcext:value-type="float">
            <text:p>914.5749702688</text:p>
          </table:table-cell>
          <table:table-cell office:value-type="float" office:value="0" calcext:value-type="float">
            <text:p>0</text:p>
          </table:table-cell>
          <table:table-cell office:value-type="float" office:value="961.857572181643" calcext:value-type="float">
            <text:p>961.8575721816</text:p>
          </table:table-cell>
          <table:table-cell office:value-type="float" office:value="935.140506136307" calcext:value-type="float">
            <text:p>935.1405061363</text:p>
          </table:table-cell>
          <table:table-cell office:value-type="float" office:value="927.56119198759" calcext:value-type="float">
            <text:p>927.5611919876</text:p>
          </table:table-cell>
          <table:table-cell office:value-type="float" office:value="0" calcext:value-type="float">
            <text:p>0</text:p>
          </table:table-cell>
          <table:table-cell office:value-type="float" office:value="918.31775231565" calcext:value-type="float">
            <text:p>918.3177523157</text:p>
          </table:table-cell>
          <table:table-cell office:value-type="float" office:value="965.693071447243" calcext:value-type="float">
            <text:p>965.69307144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.858655155872" calcext:value-type="float">
            <text:p>891.8586551559</text:p>
          </table:table-cell>
          <table:table-cell office:value-type="float" office:value="887.380768086588" calcext:value-type="float">
            <text:p>887.3807680866</text:p>
          </table:table-cell>
          <table:table-cell office:value-type="float" office:value="922.834417516643" calcext:value-type="float">
            <text:p>922.8344175166</text:p>
          </table:table-cell>
          <table:table-cell office:value-type="float" office:value="924.302152458016" calcext:value-type="float">
            <text:p>924.302152458</text:p>
          </table:table-cell>
          <table:table-cell office:value-type="float" office:value="900.934228488441" calcext:value-type="float">
            <text:p>900.9342284884</text:p>
          </table:table-cell>
          <table:table-cell office:value-type="float" office:value="895.547158235126" calcext:value-type="float">
            <text:p>895.5471582351</text:p>
          </table:table-cell>
          <table:table-cell office:value-type="float" office:value="903.153333674093" calcext:value-type="float">
            <text:p>903.1533336741</text:p>
          </table:table-cell>
          <table:table-cell office:value-type="float" office:value="954.586702608499" calcext:value-type="float">
            <text:p>954.5867026085</text:p>
          </table:table-cell>
          <table:table-cell office:value-type="float" office:value="914.95568707182" calcext:value-type="float">
            <text:p>914.9556870718</text:p>
          </table:table-cell>
          <table:table-cell office:value-type="float" office:value="0" calcext:value-type="float">
            <text:p>0</text:p>
          </table:table-cell>
          <table:table-cell office:value-type="float" office:value="961.712860189119" calcext:value-type="float">
            <text:p>961.7128601891</text:p>
          </table:table-cell>
          <table:table-cell office:value-type="float" office:value="934.286300298416" calcext:value-type="float">
            <text:p>934.2863002984</text:p>
          </table:table-cell>
          <table:table-cell office:value-type="float" office:value="927.094793736596" calcext:value-type="float">
            <text:p>927.0947937366</text:p>
          </table:table-cell>
          <table:table-cell office:value-type="float" office:value="0" calcext:value-type="float">
            <text:p>0</text:p>
          </table:table-cell>
          <table:table-cell office:value-type="float" office:value="918.339862255523" calcext:value-type="float">
            <text:p>918.3398622555</text:p>
          </table:table-cell>
          <table:table-cell office:value-type="float" office:value="966.0899092353" calcext:value-type="float">
            <text:p>966.08990923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.457741711732" calcext:value-type="float">
            <text:p>891.4577417117</text:p>
          </table:table-cell>
          <table:table-cell office:value-type="float" office:value="886.905083020054" calcext:value-type="float">
            <text:p>886.9050830201</text:p>
          </table:table-cell>
          <table:table-cell office:value-type="float" office:value="922.574400749479" calcext:value-type="float">
            <text:p>922.5744007495</text:p>
          </table:table-cell>
          <table:table-cell office:value-type="float" office:value="925.577659247311" calcext:value-type="float">
            <text:p>925.5776592473</text:p>
          </table:table-cell>
          <table:table-cell office:value-type="float" office:value="900.503100847283" calcext:value-type="float">
            <text:p>900.5031008473</text:p>
          </table:table-cell>
          <table:table-cell office:value-type="float" office:value="896.939935938887" calcext:value-type="float">
            <text:p>896.9399359389</text:p>
          </table:table-cell>
          <table:table-cell office:value-type="float" office:value="901.601185062025" calcext:value-type="float">
            <text:p>901.601185062</text:p>
          </table:table-cell>
          <table:table-cell office:value-type="float" office:value="954.665763207849" calcext:value-type="float">
            <text:p>954.6657632078</text:p>
          </table:table-cell>
          <table:table-cell office:value-type="float" office:value="915.265526497046" calcext:value-type="float">
            <text:p>915.265526497</text:p>
          </table:table-cell>
          <table:table-cell office:value-type="float" office:value="0" calcext:value-type="float">
            <text:p>0</text:p>
          </table:table-cell>
          <table:table-cell office:value-type="float" office:value="961.598809476195" calcext:value-type="float">
            <text:p>961.5988094762</text:p>
          </table:table-cell>
          <table:table-cell office:value-type="float" office:value="933.870046442309" calcext:value-type="float">
            <text:p>933.8700464423</text:p>
          </table:table-cell>
          <table:table-cell office:value-type="float" office:value="926.864885674755" calcext:value-type="float">
            <text:p>926.8648856748</text:p>
          </table:table-cell>
          <table:table-cell office:value-type="float" office:value="0" calcext:value-type="float">
            <text:p>0</text:p>
          </table:table-cell>
          <table:table-cell office:value-type="float" office:value="918.387019222513" calcext:value-type="float">
            <text:p>918.3870192225</text:p>
          </table:table-cell>
          <table:table-cell office:value-type="float" office:value="966.250107591298" calcext:value-type="float">
            <text:p>966.25010759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898.521621767476" calcext:value-type="float">
            <text:p>898.5216217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5.471309403087" calcext:value-type="float">
            <text:p>915.4713094031</text:p>
          </table:table-cell>
          <table:table-cell office:value-type="float" office:value="0" calcext:value-type="float">
            <text:p>0</text:p>
          </table:table-cell>
          <table:table-cell office:value-type="float" office:value="961.519912462163" calcext:value-type="float">
            <text:p>961.51991246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6.306153745322" calcext:value-type="float">
            <text:p>966.30615374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896.293779397926" calcext:value-type="float">
            <text:p>896.2937793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5.573821121369" calcext:value-type="float">
            <text:p>915.5738211214</text:p>
          </table:table-cell>
          <table:table-cell office:value-type="float" office:value="0" calcext:value-type="float">
            <text:p>0</text:p>
          </table:table-cell>
          <table:table-cell office:value-type="float" office:value="961.475449959397" calcext:value-type="float">
            <text:p>961.47544995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6.323910106042" calcext:value-type="float">
            <text:p>966.3239101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893.721164648113" calcext:value-type="float">
            <text:p>893.7211646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5.620621911132" calcext:value-type="float">
            <text:p>915.6206219111</text:p>
          </table:table-cell>
          <table:table-cell office:value-type="float" office:value="0" calcext:value-type="float">
            <text:p>0</text:p>
          </table:table-cell>
          <table:table-cell office:value-type="float" office:value="961.453746662423" calcext:value-type="float">
            <text:p>961.4537466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6.330296840298" calcext:value-type="float">
            <text:p>966.33029684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6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random</text:p>
          </table:table-cell>
          <table:table-cell table:number-columns-repeated="19"/>
        </table:table-row>
        <table:table-row table:style-name="ro1">
          <table:table-cell table:number-columns-repeated="17" office:value-type="float" office:value="200.000000000004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888640128569" calcext:value-type="float">
            <text:p>206.8886401286</text:p>
          </table:table-cell>
          <table:table-cell table:number-columns-repeated="3" office:value-type="float" office:value="200.000000000004" calcext:value-type="float">
            <text:p>200</text:p>
          </table:table-cell>
          <table:table-cell office:value-type="float" office:value="198.109094433083" calcext:value-type="float">
            <text:p>198.1090944331</text:p>
          </table:table-cell>
          <table:table-cell office:value-type="float" office:value="193.973854622722" calcext:value-type="float">
            <text:p>193.9738546227</text:p>
          </table:table-cell>
          <table:table-cell office:value-type="float" office:value="198.659630679477" calcext:value-type="float">
            <text:p>198.6596306795</text:p>
          </table:table-cell>
          <table:table-cell table:number-columns-repeated="2" office:value-type="float" office:value="200.000000000004" calcext:value-type="float">
            <text:p>200</text:p>
          </table:table-cell>
          <table:table-cell office:value-type="float" office:value="193.807537146692" calcext:value-type="float">
            <text:p>193.8075371467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6.226939765345" calcext:value-type="float">
            <text:p>206.2269397653</text:p>
          </table:table-cell>
          <table:table-cell office:value-type="float" office:value="202.302232076942" calcext:value-type="float">
            <text:p>202.3022320769</text:p>
          </table:table-cell>
          <table:table-cell office:value-type="float" office:value="189.410659833928" calcext:value-type="float">
            <text:p>189.4106598339</text:p>
          </table:table-cell>
          <table:table-cell office:value-type="float" office:value="193.879597028351" calcext:value-type="float">
            <text:p>193.8795970284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8.570918768828" calcext:value-type="float">
            <text:p>198.5709187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706323801248" calcext:value-type="float">
            <text:p>206.7063238012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4.803144182319" calcext:value-type="float">
            <text:p>194.8031441823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8.16313591988" calcext:value-type="float">
            <text:p>198.1631359199</text:p>
          </table:table-cell>
          <table:table-cell office:value-type="float" office:value="193.526869898576" calcext:value-type="float">
            <text:p>193.5268698986</text:p>
          </table:table-cell>
          <table:table-cell office:value-type="float" office:value="198.459213249296" calcext:value-type="float">
            <text:p>198.4592132493</text:p>
          </table:table-cell>
          <table:table-cell office:value-type="float" office:value="203.665235410522" calcext:value-type="float">
            <text:p>203.6652354105</text:p>
          </table:table-cell>
          <table:table-cell office:value-type="float" office:value="195.302398098889" calcext:value-type="float">
            <text:p>195.3023980989</text:p>
          </table:table-cell>
          <table:table-cell office:value-type="float" office:value="193.392236511637" calcext:value-type="float">
            <text:p>193.3922365116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6.282252265848" calcext:value-type="float">
            <text:p>206.2822522658</text:p>
          </table:table-cell>
          <table:table-cell office:value-type="float" office:value="201.798374150294" calcext:value-type="float">
            <text:p>201.7983741503</text:p>
          </table:table-cell>
          <table:table-cell office:value-type="float" office:value="189.919427839898" calcext:value-type="float">
            <text:p>189.9194278399</text:p>
          </table:table-cell>
          <table:table-cell office:value-type="float" office:value="193.508896085122" calcext:value-type="float">
            <text:p>193.5088960851</text:p>
          </table:table-cell>
          <table:table-cell office:value-type="float" office:value="200.000000000004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588711744258" calcext:value-type="float">
            <text:p>206.5887117443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4.405831155493" calcext:value-type="float">
            <text:p>194.4058311555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8.215950108244" calcext:value-type="float">
            <text:p>198.2159501082</text:p>
          </table:table-cell>
          <table:table-cell office:value-type="float" office:value="190.955169067344" calcext:value-type="float">
            <text:p>190.9551690673</text:p>
          </table:table-cell>
          <table:table-cell office:value-type="float" office:value="198.373866752315" calcext:value-type="float">
            <text:p>198.3738667523</text:p>
          </table:table-cell>
          <table:table-cell office:value-type="float" office:value="203.493216834083" calcext:value-type="float">
            <text:p>203.4932168341</text:p>
          </table:table-cell>
          <table:table-cell office:value-type="float" office:value="195.166958851152" calcext:value-type="float">
            <text:p>195.1669588512</text:p>
          </table:table-cell>
          <table:table-cell office:value-type="float" office:value="190.73834903932" calcext:value-type="float">
            <text:p>190.7383490393</text:p>
          </table:table-cell>
          <table:table-cell office:value-type="float" office:value="194.156950317927" calcext:value-type="float">
            <text:p>194.1569503179</text:p>
          </table:table-cell>
          <table:table-cell office:value-type="float" office:value="206.410691184356" calcext:value-type="float">
            <text:p>206.4106911844</text:p>
          </table:table-cell>
          <table:table-cell office:value-type="float" office:value="201.529720653006" calcext:value-type="float">
            <text:p>201.529720653</text:p>
          </table:table-cell>
          <table:table-cell office:value-type="float" office:value="182.95623316509" calcext:value-type="float">
            <text:p>182.9562331651</text:p>
          </table:table-cell>
          <table:table-cell office:value-type="float" office:value="190.954190825411" calcext:value-type="float">
            <text:p>190.9541908254</text:p>
          </table:table-cell>
          <table:table-cell office:value-type="float" office:value="211.327658943963" calcext:value-type="float">
            <text:p>211.3276589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705746038373" calcext:value-type="float">
            <text:p>206.7057460384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4.224859634262" calcext:value-type="float">
            <text:p>194.2248596343</text:p>
          </table:table-cell>
          <table:table-cell office:value-type="float" office:value="194.93004966984" calcext:value-type="float">
            <text:p>194.9300496698</text:p>
          </table:table-cell>
          <table:table-cell office:value-type="float" office:value="198.250026547684" calcext:value-type="float">
            <text:p>198.2500265477</text:p>
          </table:table-cell>
          <table:table-cell office:value-type="float" office:value="190.78271221735" calcext:value-type="float">
            <text:p>190.7827122174</text:p>
          </table:table-cell>
          <table:table-cell office:value-type="float" office:value="198.370230786386" calcext:value-type="float">
            <text:p>198.3702307864</text:p>
          </table:table-cell>
          <table:table-cell office:value-type="float" office:value="203.41587865934" calcext:value-type="float">
            <text:p>203.4158786593</text:p>
          </table:table-cell>
          <table:table-cell office:value-type="float" office:value="195.063524386711" calcext:value-type="float">
            <text:p>195.0635243867</text:p>
          </table:table-cell>
          <table:table-cell office:value-type="float" office:value="190.455955203025" calcext:value-type="float">
            <text:p>190.455955203</text:p>
          </table:table-cell>
          <table:table-cell office:value-type="float" office:value="194.459183245311" calcext:value-type="float">
            <text:p>194.4591832453</text:p>
          </table:table-cell>
          <table:table-cell office:value-type="float" office:value="206.264938843591" calcext:value-type="float">
            <text:p>206.2649388436</text:p>
          </table:table-cell>
          <table:table-cell office:value-type="float" office:value="201.273951166346" calcext:value-type="float">
            <text:p>201.2739511663</text:p>
          </table:table-cell>
          <table:table-cell office:value-type="float" office:value="182.30590832868" calcext:value-type="float">
            <text:p>182.3059083287</text:p>
          </table:table-cell>
          <table:table-cell office:value-type="float" office:value="191.359581898866" calcext:value-type="float">
            <text:p>191.3595818989</text:p>
          </table:table-cell>
          <table:table-cell office:value-type="float" office:value="211.522132751729" calcext:value-type="float">
            <text:p>211.52213275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549349643976" calcext:value-type="float">
            <text:p>206.549349644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2.27206343916" calcext:value-type="float">
            <text:p>192.2720634392</text:p>
          </table:table-cell>
          <table:table-cell office:value-type="float" office:value="194.838007238536" calcext:value-type="float">
            <text:p>194.8380072385</text:p>
          </table:table-cell>
          <table:table-cell office:value-type="float" office:value="198.118302004145" calcext:value-type="float">
            <text:p>198.1183020041</text:p>
          </table:table-cell>
          <table:table-cell office:value-type="float" office:value="190.651098637192" calcext:value-type="float">
            <text:p>190.6510986372</text:p>
          </table:table-cell>
          <table:table-cell office:value-type="float" office:value="198.348119646223" calcext:value-type="float">
            <text:p>198.3481196462</text:p>
          </table:table-cell>
          <table:table-cell office:value-type="float" office:value="202.757730892629" calcext:value-type="float">
            <text:p>202.7577308926</text:p>
          </table:table-cell>
          <table:table-cell office:value-type="float" office:value="195.106997205541" calcext:value-type="float">
            <text:p>195.1069972055</text:p>
          </table:table-cell>
          <table:table-cell office:value-type="float" office:value="190.3515347577" calcext:value-type="float">
            <text:p>190.3515347577</text:p>
          </table:table-cell>
          <table:table-cell office:value-type="float" office:value="194.161914300602" calcext:value-type="float">
            <text:p>194.1619143006</text:p>
          </table:table-cell>
          <table:table-cell office:value-type="float" office:value="205.918528452218" calcext:value-type="float">
            <text:p>205.9185284522</text:p>
          </table:table-cell>
          <table:table-cell office:value-type="float" office:value="201.551844958777" calcext:value-type="float">
            <text:p>201.5518449588</text:p>
          </table:table-cell>
          <table:table-cell office:value-type="float" office:value="181.793133628728" calcext:value-type="float">
            <text:p>181.7931336287</text:p>
          </table:table-cell>
          <table:table-cell office:value-type="float" office:value="190.68466770025" calcext:value-type="float">
            <text:p>190.6846677003</text:p>
          </table:table-cell>
          <table:table-cell office:value-type="float" office:value="208.294262617725" calcext:value-type="float">
            <text:p>208.29426261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44834400693" calcext:value-type="float">
            <text:p>212.4483440069</text:p>
          </table:table-cell>
          <table:table-cell office:value-type="float" office:value="204.071136555564" calcext:value-type="float">
            <text:p>204.0711365556</text:p>
          </table:table-cell>
          <table:table-cell office:value-type="float" office:value="192.170539372995" calcext:value-type="float">
            <text:p>192.170539373</text:p>
          </table:table-cell>
          <table:table-cell office:value-type="float" office:value="194.744591920653" calcext:value-type="float">
            <text:p>194.7445919207</text:p>
          </table:table-cell>
          <table:table-cell office:value-type="float" office:value="197.985027715906" calcext:value-type="float">
            <text:p>197.9850277159</text:p>
          </table:table-cell>
          <table:table-cell office:value-type="float" office:value="190.772466750689" calcext:value-type="float">
            <text:p>190.7724667507</text:p>
          </table:table-cell>
          <table:table-cell office:value-type="float" office:value="192.102499708495" calcext:value-type="float">
            <text:p>192.1024997085</text:p>
          </table:table-cell>
          <table:table-cell office:value-type="float" office:value="202.684011179331" calcext:value-type="float">
            <text:p>202.6840111793</text:p>
          </table:table-cell>
          <table:table-cell office:value-type="float" office:value="194.96986719391" calcext:value-type="float">
            <text:p>194.9698671939</text:p>
          </table:table-cell>
          <table:table-cell office:value-type="float" office:value="190.331022814081" calcext:value-type="float">
            <text:p>190.3310228141</text:p>
          </table:table-cell>
          <table:table-cell office:value-type="float" office:value="198.222940263454" calcext:value-type="float">
            <text:p>198.2229402635</text:p>
          </table:table-cell>
          <table:table-cell office:value-type="float" office:value="205.707620236421" calcext:value-type="float">
            <text:p>205.7076202364</text:p>
          </table:table-cell>
          <table:table-cell office:value-type="float" office:value="201.114155467274" calcext:value-type="float">
            <text:p>201.1141554673</text:p>
          </table:table-cell>
          <table:table-cell office:value-type="float" office:value="181.472401927328" calcext:value-type="float">
            <text:p>181.4724019273</text:p>
          </table:table-cell>
          <table:table-cell office:value-type="float" office:value="190.383997603279" calcext:value-type="float">
            <text:p>190.3839976033</text:p>
          </table:table-cell>
          <table:table-cell office:value-type="float" office:value="208.501844271692" calcext:value-type="float">
            <text:p>208.50184427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502467906889" calcext:value-type="float">
            <text:p>212.5024679069</text:p>
          </table:table-cell>
          <table:table-cell office:value-type="float" office:value="204.550517160366" calcext:value-type="float">
            <text:p>204.5505171604</text:p>
          </table:table-cell>
          <table:table-cell office:value-type="float" office:value="192.165283132962" calcext:value-type="float">
            <text:p>192.165283133</text:p>
          </table:table-cell>
          <table:table-cell office:value-type="float" office:value="194.650682040473" calcext:value-type="float">
            <text:p>194.6506820405</text:p>
          </table:table-cell>
          <table:table-cell office:value-type="float" office:value="199.256046437106" calcext:value-type="float">
            <text:p>199.2560464371</text:p>
          </table:table-cell>
          <table:table-cell office:value-type="float" office:value="191.019709258532" calcext:value-type="float">
            <text:p>191.0197092585</text:p>
          </table:table-cell>
          <table:table-cell office:value-type="float" office:value="192.224385011881" calcext:value-type="float">
            <text:p>192.2243850119</text:p>
          </table:table-cell>
          <table:table-cell office:value-type="float" office:value="204.785800604388" calcext:value-type="float">
            <text:p>204.7858006044</text:p>
          </table:table-cell>
          <table:table-cell office:value-type="float" office:value="194.855906862331" calcext:value-type="float">
            <text:p>194.8559068623</text:p>
          </table:table-cell>
          <table:table-cell office:value-type="float" office:value="189.383873493131" calcext:value-type="float">
            <text:p>189.3838734931</text:p>
          </table:table-cell>
          <table:table-cell office:value-type="float" office:value="198.236679912902" calcext:value-type="float">
            <text:p>198.2366799129</text:p>
          </table:table-cell>
          <table:table-cell office:value-type="float" office:value="205.614164612831" calcext:value-type="float">
            <text:p>205.6141646128</text:p>
          </table:table-cell>
          <table:table-cell office:value-type="float" office:value="200.950598887361" calcext:value-type="float">
            <text:p>200.9505988874</text:p>
          </table:table-cell>
          <table:table-cell office:value-type="float" office:value="177.814288949111" calcext:value-type="float">
            <text:p>177.8142889491</text:p>
          </table:table-cell>
          <table:table-cell office:value-type="float" office:value="190.100807153243" calcext:value-type="float">
            <text:p>190.1008071532</text:p>
          </table:table-cell>
          <table:table-cell office:value-type="float" office:value="207.825996846559" calcext:value-type="float">
            <text:p>207.82599684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595776393076" calcext:value-type="float">
            <text:p>212.5957763931</text:p>
          </table:table-cell>
          <table:table-cell office:value-type="float" office:value="204.809120312516" calcext:value-type="float">
            <text:p>204.8091203125</text:p>
          </table:table-cell>
          <table:table-cell office:value-type="float" office:value="192.194150422699" calcext:value-type="float">
            <text:p>192.1941504227</text:p>
          </table:table-cell>
          <table:table-cell office:value-type="float" office:value="194.673919248452" calcext:value-type="float">
            <text:p>194.6739192485</text:p>
          </table:table-cell>
          <table:table-cell office:value-type="float" office:value="198.96656822507" calcext:value-type="float">
            <text:p>198.9665682251</text:p>
          </table:table-cell>
          <table:table-cell office:value-type="float" office:value="191.220251490136" calcext:value-type="float">
            <text:p>191.2202514901</text:p>
          </table:table-cell>
          <table:table-cell office:value-type="float" office:value="192.334358749639" calcext:value-type="float">
            <text:p>192.3343587496</text:p>
          </table:table-cell>
          <table:table-cell office:value-type="float" office:value="204.706176347531" calcext:value-type="float">
            <text:p>204.7061763475</text:p>
          </table:table-cell>
          <table:table-cell office:value-type="float" office:value="194.726854403571" calcext:value-type="float">
            <text:p>194.7268544036</text:p>
          </table:table-cell>
          <table:table-cell office:value-type="float" office:value="189.58177773161" calcext:value-type="float">
            <text:p>189.5817777316</text:p>
          </table:table-cell>
          <table:table-cell office:value-type="float" office:value="195.700239965608" calcext:value-type="float">
            <text:p>195.7002399656</text:p>
          </table:table-cell>
          <table:table-cell office:value-type="float" office:value="205.540269892406" calcext:value-type="float">
            <text:p>205.5402698924</text:p>
          </table:table-cell>
          <table:table-cell office:value-type="float" office:value="203.304805980391" calcext:value-type="float">
            <text:p>203.3048059804</text:p>
          </table:table-cell>
          <table:table-cell office:value-type="float" office:value="177.427215499421" calcext:value-type="float">
            <text:p>177.4272154994</text:p>
          </table:table-cell>
          <table:table-cell office:value-type="float" office:value="189.063790222964" calcext:value-type="float">
            <text:p>189.063790223</text:p>
          </table:table-cell>
          <table:table-cell office:value-type="float" office:value="208.218346786785" calcext:value-type="float">
            <text:p>208.21834678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468330314632" calcext:value-type="float">
            <text:p>212.4683303146</text:p>
          </table:table-cell>
          <table:table-cell office:value-type="float" office:value="190.82821449034" calcext:value-type="float">
            <text:p>190.8282144903</text:p>
          </table:table-cell>
          <table:table-cell office:value-type="float" office:value="192.241388419618" calcext:value-type="float">
            <text:p>192.2413884196</text:p>
          </table:table-cell>
          <table:table-cell office:value-type="float" office:value="193.108691319308" calcext:value-type="float">
            <text:p>193.1086913193</text:p>
          </table:table-cell>
          <table:table-cell office:value-type="float" office:value="198.747289357604" calcext:value-type="float">
            <text:p>198.7472893576</text:p>
          </table:table-cell>
          <table:table-cell office:value-type="float" office:value="190.915494055598" calcext:value-type="float">
            <text:p>190.9154940556</text:p>
          </table:table-cell>
          <table:table-cell office:value-type="float" office:value="192.469950098498" calcext:value-type="float">
            <text:p>192.4699500985</text:p>
          </table:table-cell>
          <table:table-cell office:value-type="float" office:value="207.098828382292" calcext:value-type="float">
            <text:p>207.0988283823</text:p>
          </table:table-cell>
          <table:table-cell office:value-type="float" office:value="194.576654528778" calcext:value-type="float">
            <text:p>194.5766545288</text:p>
          </table:table-cell>
          <table:table-cell office:value-type="float" office:value="188.983211460556" calcext:value-type="float">
            <text:p>188.9832114606</text:p>
          </table:table-cell>
          <table:table-cell office:value-type="float" office:value="195.951936756944" calcext:value-type="float">
            <text:p>195.9519367569</text:p>
          </table:table-cell>
          <table:table-cell office:value-type="float" office:value="205.476703803992" calcext:value-type="float">
            <text:p>205.476703804</text:p>
          </table:table-cell>
          <table:table-cell office:value-type="float" office:value="203.583747630897" calcext:value-type="float">
            <text:p>203.5837476309</text:p>
          </table:table-cell>
          <table:table-cell office:value-type="float" office:value="177.077715289281" calcext:value-type="float">
            <text:p>177.0777152893</text:p>
          </table:table-cell>
          <table:table-cell office:value-type="float" office:value="188.740888956963" calcext:value-type="float">
            <text:p>188.740888957</text:p>
          </table:table-cell>
          <table:table-cell office:value-type="float" office:value="207.806086700626" calcext:value-type="float">
            <text:p>207.80608670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245284520356" calcext:value-type="float">
            <text:p>195.2452845204</text:p>
          </table:table-cell>
          <table:table-cell office:value-type="float" office:value="190.711270376677" calcext:value-type="float">
            <text:p>190.7112703767</text:p>
          </table:table-cell>
          <table:table-cell office:value-type="float" office:value="192.047709321256" calcext:value-type="float">
            <text:p>192.0477093213</text:p>
          </table:table-cell>
          <table:table-cell office:value-type="float" office:value="193.194841600793" calcext:value-type="float">
            <text:p>193.1948416008</text:p>
          </table:table-cell>
          <table:table-cell office:value-type="float" office:value="199.048774535873" calcext:value-type="float">
            <text:p>199.0487745359</text:p>
          </table:table-cell>
          <table:table-cell office:value-type="float" office:value="190.207845009398" calcext:value-type="float">
            <text:p>190.2078450094</text:p>
          </table:table-cell>
          <table:table-cell office:value-type="float" office:value="188.063290443304" calcext:value-type="float">
            <text:p>188.0632904433</text:p>
          </table:table-cell>
          <table:table-cell office:value-type="float" office:value="206.962753114434" calcext:value-type="float">
            <text:p>206.9627531144</text:p>
          </table:table-cell>
          <table:table-cell office:value-type="float" office:value="194.405869455635" calcext:value-type="float">
            <text:p>194.4058694556</text:p>
          </table:table-cell>
          <table:table-cell office:value-type="float" office:value="188.926731948579" calcext:value-type="float">
            <text:p>188.9267319486</text:p>
          </table:table-cell>
          <table:table-cell office:value-type="float" office:value="196.064955665388" calcext:value-type="float">
            <text:p>196.0649556654</text:p>
          </table:table-cell>
          <table:table-cell office:value-type="float" office:value="205.404125884839" calcext:value-type="float">
            <text:p>205.4041258848</text:p>
          </table:table-cell>
          <table:table-cell office:value-type="float" office:value="204.08156008441" calcext:value-type="float">
            <text:p>204.0815600844</text:p>
          </table:table-cell>
          <table:table-cell office:value-type="float" office:value="177.429959330598" calcext:value-type="float">
            <text:p>177.4299593306</text:p>
          </table:table-cell>
          <table:table-cell office:value-type="float" office:value="188.428473076942" calcext:value-type="float">
            <text:p>188.4284730769</text:p>
          </table:table-cell>
          <table:table-cell office:value-type="float" office:value="208.705982694199" calcext:value-type="float">
            <text:p>208.70598269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251051285734" calcext:value-type="float">
            <text:p>195.2510512857</text:p>
          </table:table-cell>
          <table:table-cell office:value-type="float" office:value="190.582900998761" calcext:value-type="float">
            <text:p>190.5829009988</text:p>
          </table:table-cell>
          <table:table-cell office:value-type="float" office:value="192.164867591115" calcext:value-type="float">
            <text:p>192.1648675911</text:p>
          </table:table-cell>
          <table:table-cell office:value-type="float" office:value="192.960174170743" calcext:value-type="float">
            <text:p>192.9601741707</text:p>
          </table:table-cell>
          <table:table-cell office:value-type="float" office:value="198.438003719496" calcext:value-type="float">
            <text:p>198.4380037195</text:p>
          </table:table-cell>
          <table:table-cell office:value-type="float" office:value="189.788764903388" calcext:value-type="float">
            <text:p>189.7887649034</text:p>
          </table:table-cell>
          <table:table-cell office:value-type="float" office:value="187.638678946548" calcext:value-type="float">
            <text:p>187.6386789465</text:p>
          </table:table-cell>
          <table:table-cell office:value-type="float" office:value="202.952631048893" calcext:value-type="float">
            <text:p>202.9526310489</text:p>
          </table:table-cell>
          <table:table-cell office:value-type="float" office:value="194.293661812478" calcext:value-type="float">
            <text:p>194.2936618125</text:p>
          </table:table-cell>
          <table:table-cell office:value-type="float" office:value="188.216267255095" calcext:value-type="float">
            <text:p>188.2162672551</text:p>
          </table:table-cell>
          <table:table-cell office:value-type="float" office:value="198.377270573904" calcext:value-type="float">
            <text:p>198.3772705739</text:p>
          </table:table-cell>
          <table:table-cell office:value-type="float" office:value="203.418400789598" calcext:value-type="float">
            <text:p>203.4184007896</text:p>
          </table:table-cell>
          <table:table-cell office:value-type="float" office:value="203.63756214219" calcext:value-type="float">
            <text:p>203.6375621422</text:p>
          </table:table-cell>
          <table:table-cell office:value-type="float" office:value="176.906200222977" calcext:value-type="float">
            <text:p>176.906200223</text:p>
          </table:table-cell>
          <table:table-cell office:value-type="float" office:value="188.4088858103" calcext:value-type="float">
            <text:p>188.4088858103</text:p>
          </table:table-cell>
          <table:table-cell office:value-type="float" office:value="200.094252421839" calcext:value-type="float">
            <text:p>200.09425242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042250047759" calcext:value-type="float">
            <text:p>180.0422500478</text:p>
          </table:table-cell>
          <table:table-cell office:value-type="float" office:value="190.453270766013" calcext:value-type="float">
            <text:p>190.453270766</text:p>
          </table:table-cell>
          <table:table-cell office:value-type="float" office:value="200.025016338107" calcext:value-type="float">
            <text:p>200.0250163381</text:p>
          </table:table-cell>
          <table:table-cell office:value-type="float" office:value="193.214795030008" calcext:value-type="float">
            <text:p>193.21479503</text:p>
          </table:table-cell>
          <table:table-cell office:value-type="float" office:value="197.953817160338" calcext:value-type="float">
            <text:p>197.9538171603</text:p>
          </table:table-cell>
          <table:table-cell office:value-type="float" office:value="189.725343159334" calcext:value-type="float">
            <text:p>189.7253431593</text:p>
          </table:table-cell>
          <table:table-cell office:value-type="float" office:value="186.942663571229" calcext:value-type="float">
            <text:p>186.9426635712</text:p>
          </table:table-cell>
          <table:table-cell office:value-type="float" office:value="202.859479409796" calcext:value-type="float">
            <text:p>202.8594794098</text:p>
          </table:table-cell>
          <table:table-cell office:value-type="float" office:value="194.21364617586" calcext:value-type="float">
            <text:p>194.2136461759</text:p>
          </table:table-cell>
          <table:table-cell office:value-type="float" office:value="188.308279740444" calcext:value-type="float">
            <text:p>188.3082797404</text:p>
          </table:table-cell>
          <table:table-cell office:value-type="float" office:value="198.337602342668" calcext:value-type="float">
            <text:p>198.3376023427</text:p>
          </table:table-cell>
          <table:table-cell office:value-type="float" office:value="202.955456691393" calcext:value-type="float">
            <text:p>202.9554566914</text:p>
          </table:table-cell>
          <table:table-cell office:value-type="float" office:value="204.367233399813" calcext:value-type="float">
            <text:p>204.3672333998</text:p>
          </table:table-cell>
          <table:table-cell office:value-type="float" office:value="176.466366270836" calcext:value-type="float">
            <text:p>176.4663662708</text:p>
          </table:table-cell>
          <table:table-cell office:value-type="float" office:value="188.564415910542" calcext:value-type="float">
            <text:p>188.5644159105</text:p>
          </table:table-cell>
          <table:table-cell office:value-type="float" office:value="199.804684504941" calcext:value-type="float">
            <text:p>199.80468450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195407259662" calcext:value-type="float">
            <text:p>180.1954072597</text:p>
          </table:table-cell>
          <table:table-cell office:value-type="float" office:value="190.36669848982" calcext:value-type="float">
            <text:p>190.3666984898</text:p>
          </table:table-cell>
          <table:table-cell office:value-type="float" office:value="199.948293274847" calcext:value-type="float">
            <text:p>199.9482932748</text:p>
          </table:table-cell>
          <table:table-cell office:value-type="float" office:value="193.606583615397" calcext:value-type="float">
            <text:p>193.6065836154</text:p>
          </table:table-cell>
          <table:table-cell office:value-type="float" office:value="198.37621017092" calcext:value-type="float">
            <text:p>198.3762101709</text:p>
          </table:table-cell>
          <table:table-cell office:value-type="float" office:value="189.62808925718" calcext:value-type="float">
            <text:p>189.6280892572</text:p>
          </table:table-cell>
          <table:table-cell office:value-type="float" office:value="185.969779728646" calcext:value-type="float">
            <text:p>185.9697797286</text:p>
          </table:table-cell>
          <table:table-cell office:value-type="float" office:value="202.802156867744" calcext:value-type="float">
            <text:p>202.8021568677</text:p>
          </table:table-cell>
          <table:table-cell office:value-type="float" office:value="191.480288579513" calcext:value-type="float">
            <text:p>191.4802885795</text:p>
          </table:table-cell>
          <table:table-cell office:value-type="float" office:value="188.413615712832" calcext:value-type="float">
            <text:p>188.4136157128</text:p>
          </table:table-cell>
          <table:table-cell office:value-type="float" office:value="201.191896632988" calcext:value-type="float">
            <text:p>201.191896633</text:p>
          </table:table-cell>
          <table:table-cell office:value-type="float" office:value="202.453271246001" calcext:value-type="float">
            <text:p>202.453271246</text:p>
          </table:table-cell>
          <table:table-cell office:value-type="float" office:value="204.995150060341" calcext:value-type="float">
            <text:p>204.9951500603</text:p>
          </table:table-cell>
          <table:table-cell office:value-type="float" office:value="174.31828197937" calcext:value-type="float">
            <text:p>174.3182819794</text:p>
          </table:table-cell>
          <table:table-cell office:value-type="float" office:value="188.911593749464" calcext:value-type="float">
            <text:p>188.9115937495</text:p>
          </table:table-cell>
          <table:table-cell office:value-type="float" office:value="199.488154725576" calcext:value-type="float">
            <text:p>199.48815472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589064488615" calcext:value-type="float">
            <text:p>179.5890644886</text:p>
          </table:table-cell>
          <table:table-cell office:value-type="float" office:value="181.582543459343" calcext:value-type="float">
            <text:p>181.5825434593</text:p>
          </table:table-cell>
          <table:table-cell office:value-type="float" office:value="199.742122232529" calcext:value-type="float">
            <text:p>199.7421222325</text:p>
          </table:table-cell>
          <table:table-cell office:value-type="float" office:value="193.092164496277" calcext:value-type="float">
            <text:p>193.0921644963</text:p>
          </table:table-cell>
          <table:table-cell office:value-type="float" office:value="197.740859362817" calcext:value-type="float">
            <text:p>197.7408593628</text:p>
          </table:table-cell>
          <table:table-cell office:value-type="float" office:value="190.097577845113" calcext:value-type="float">
            <text:p>190.0975778451</text:p>
          </table:table-cell>
          <table:table-cell office:value-type="float" office:value="185.385303992536" calcext:value-type="float">
            <text:p>185.3853039925</text:p>
          </table:table-cell>
          <table:table-cell office:value-type="float" office:value="202.912451751163" calcext:value-type="float">
            <text:p>202.9124517512</text:p>
          </table:table-cell>
          <table:table-cell office:value-type="float" office:value="191.406142999605" calcext:value-type="float">
            <text:p>191.4061429996</text:p>
          </table:table-cell>
          <table:table-cell office:value-type="float" office:value="188.275716630522" calcext:value-type="float">
            <text:p>188.2757166305</text:p>
          </table:table-cell>
          <table:table-cell office:value-type="float" office:value="201.212173333733" calcext:value-type="float">
            <text:p>201.2121733337</text:p>
          </table:table-cell>
          <table:table-cell office:value-type="float" office:value="202.030463390456" calcext:value-type="float">
            <text:p>202.0304633905</text:p>
          </table:table-cell>
          <table:table-cell office:value-type="float" office:value="204.725343058615" calcext:value-type="float">
            <text:p>204.7253430586</text:p>
          </table:table-cell>
          <table:table-cell office:value-type="float" office:value="173.940540545824" calcext:value-type="float">
            <text:p>173.9405405458</text:p>
          </table:table-cell>
          <table:table-cell office:value-type="float" office:value="189.105197424855" calcext:value-type="float">
            <text:p>189.1051974249</text:p>
          </table:table-cell>
          <table:table-cell office:value-type="float" office:value="188.451908206811" calcext:value-type="float">
            <text:p>188.45190820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25073124645" calcext:value-type="float">
            <text:p>179.2507312465</text:p>
          </table:table-cell>
          <table:table-cell office:value-type="float" office:value="181.336024989022" calcext:value-type="float">
            <text:p>181.336024989</text:p>
          </table:table-cell>
          <table:table-cell office:value-type="float" office:value="206.316917858651" calcext:value-type="float">
            <text:p>206.3169178587</text:p>
          </table:table-cell>
          <table:table-cell office:value-type="float" office:value="192.583556891204" calcext:value-type="float">
            <text:p>192.5835568912</text:p>
          </table:table-cell>
          <table:table-cell office:value-type="float" office:value="197.355441668821" calcext:value-type="float">
            <text:p>197.3554416688</text:p>
          </table:table-cell>
          <table:table-cell office:value-type="float" office:value="189.584778457014" calcext:value-type="float">
            <text:p>189.584778457</text:p>
          </table:table-cell>
          <table:table-cell office:value-type="float" office:value="185.00901747154" calcext:value-type="float">
            <text:p>185.0090174715</text:p>
          </table:table-cell>
          <table:table-cell office:value-type="float" office:value="202.699189922886" calcext:value-type="float">
            <text:p>202.6991899229</text:p>
          </table:table-cell>
          <table:table-cell office:value-type="float" office:value="191.442367875702" calcext:value-type="float">
            <text:p>191.4423678757</text:p>
          </table:table-cell>
          <table:table-cell office:value-type="float" office:value="188.094671903846" calcext:value-type="float">
            <text:p>188.0946719038</text:p>
          </table:table-cell>
          <table:table-cell office:value-type="float" office:value="204.245643243007" calcext:value-type="float">
            <text:p>204.245643243</text:p>
          </table:table-cell>
          <table:table-cell office:value-type="float" office:value="201.752986996944" calcext:value-type="float">
            <text:p>201.7529869969</text:p>
          </table:table-cell>
          <table:table-cell office:value-type="float" office:value="204.133345390425" calcext:value-type="float">
            <text:p>204.1333453904</text:p>
          </table:table-cell>
          <table:table-cell office:value-type="float" office:value="173.742584398028" calcext:value-type="float">
            <text:p>173.742584398</text:p>
          </table:table-cell>
          <table:table-cell office:value-type="float" office:value="189.657788727954" calcext:value-type="float">
            <text:p>189.657788728</text:p>
          </table:table-cell>
          <table:table-cell office:value-type="float" office:value="188.697565898793" calcext:value-type="float">
            <text:p>188.69756589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677140417033" calcext:value-type="float">
            <text:p>183.677140417</text:p>
          </table:table-cell>
          <table:table-cell office:value-type="float" office:value="181.079421360861" calcext:value-type="float">
            <text:p>181.0794213609</text:p>
          </table:table-cell>
          <table:table-cell office:value-type="float" office:value="205.982772037474" calcext:value-type="float">
            <text:p>205.9827720375</text:p>
          </table:table-cell>
          <table:table-cell office:value-type="float" office:value="192.408503143019" calcext:value-type="float">
            <text:p>192.408503143</text:p>
          </table:table-cell>
          <table:table-cell office:value-type="float" office:value="197.114190819733" calcext:value-type="float">
            <text:p>197.1141908197</text:p>
          </table:table-cell>
          <table:table-cell office:value-type="float" office:value="185.919188121572" calcext:value-type="float">
            <text:p>185.9191881216</text:p>
          </table:table-cell>
          <table:table-cell office:value-type="float" office:value="184.703392172979" calcext:value-type="float">
            <text:p>184.703392173</text:p>
          </table:table-cell>
          <table:table-cell office:value-type="float" office:value="202.585749959271" calcext:value-type="float">
            <text:p>202.5857499593</text:p>
          </table:table-cell>
          <table:table-cell office:value-type="float" office:value="191.366658797926" calcext:value-type="float">
            <text:p>191.3666587979</text:p>
          </table:table-cell>
          <table:table-cell office:value-type="float" office:value="188.710536734175" calcext:value-type="float">
            <text:p>188.7105367342</text:p>
          </table:table-cell>
          <table:table-cell office:value-type="float" office:value="204.325317886867" calcext:value-type="float">
            <text:p>204.3253178869</text:p>
          </table:table-cell>
          <table:table-cell office:value-type="float" office:value="201.599096824049" calcext:value-type="float">
            <text:p>201.599096824</text:p>
          </table:table-cell>
          <table:table-cell office:value-type="float" office:value="197.127196969481" calcext:value-type="float">
            <text:p>197.1271969695</text:p>
          </table:table-cell>
          <table:table-cell office:value-type="float" office:value="173.87232776353" calcext:value-type="float">
            <text:p>173.8723277635</text:p>
          </table:table-cell>
          <table:table-cell office:value-type="float" office:value="190.320732218645" calcext:value-type="float">
            <text:p>190.3207322186</text:p>
          </table:table-cell>
          <table:table-cell office:value-type="float" office:value="187.836346815088" calcext:value-type="float">
            <text:p>187.83634681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879161139638" calcext:value-type="float">
            <text:p>183.8791611396</text:p>
          </table:table-cell>
          <table:table-cell office:value-type="float" office:value="180.852417943312" calcext:value-type="float">
            <text:p>180.8524179433</text:p>
          </table:table-cell>
          <table:table-cell office:value-type="float" office:value="205.798749934171" calcext:value-type="float">
            <text:p>205.7987499342</text:p>
          </table:table-cell>
          <table:table-cell office:value-type="float" office:value="192.258760667912" calcext:value-type="float">
            <text:p>192.2587606679</text:p>
          </table:table-cell>
          <table:table-cell office:value-type="float" office:value="198.251850618016" calcext:value-type="float">
            <text:p>198.251850618</text:p>
          </table:table-cell>
          <table:table-cell office:value-type="float" office:value="185.166870666359" calcext:value-type="float">
            <text:p>185.1668706664</text:p>
          </table:table-cell>
          <table:table-cell office:value-type="float" office:value="184.238076561389" calcext:value-type="float">
            <text:p>184.2380765614</text:p>
          </table:table-cell>
          <table:table-cell office:value-type="float" office:value="202.447133881737" calcext:value-type="float">
            <text:p>202.4471338817</text:p>
          </table:table-cell>
          <table:table-cell office:value-type="float" office:value="191.296347731073" calcext:value-type="float">
            <text:p>191.2963477311</text:p>
          </table:table-cell>
          <table:table-cell office:value-type="float" office:value="188.620881826028" calcext:value-type="float">
            <text:p>188.620881826</text:p>
          </table:table-cell>
          <table:table-cell office:value-type="float" office:value="204.402607746692" calcext:value-type="float">
            <text:p>204.4026077467</text:p>
          </table:table-cell>
          <table:table-cell office:value-type="float" office:value="201.566307577597" calcext:value-type="float">
            <text:p>201.5663075776</text:p>
          </table:table-cell>
          <table:table-cell office:value-type="float" office:value="196.62909321756" calcext:value-type="float">
            <text:p>196.6290932176</text:p>
          </table:table-cell>
          <table:table-cell office:value-type="float" office:value="173.731764811221" calcext:value-type="float">
            <text:p>173.7317648112</text:p>
          </table:table-cell>
          <table:table-cell office:value-type="float" office:value="189.745207935446" calcext:value-type="float">
            <text:p>189.7452079354</text:p>
          </table:table-cell>
          <table:table-cell office:value-type="float" office:value="187.215120100512" calcext:value-type="float">
            <text:p>187.21512010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951518648358" calcext:value-type="float">
            <text:p>183.9515186484</text:p>
          </table:table-cell>
          <table:table-cell office:value-type="float" office:value="180.625430208396" calcext:value-type="float">
            <text:p>180.6254302084</text:p>
          </table:table-cell>
          <table:table-cell office:value-type="float" office:value="205.578560082251" calcext:value-type="float">
            <text:p>205.5785600823</text:p>
          </table:table-cell>
          <table:table-cell office:value-type="float" office:value="192.075447715936" calcext:value-type="float">
            <text:p>192.0754477159</text:p>
          </table:table-cell>
          <table:table-cell office:value-type="float" office:value="197.965130861008" calcext:value-type="float">
            <text:p>197.965130861</text:p>
          </table:table-cell>
          <table:table-cell office:value-type="float" office:value="184.596953333805" calcext:value-type="float">
            <text:p>184.5969533338</text:p>
          </table:table-cell>
          <table:table-cell office:value-type="float" office:value="183.952544274506" calcext:value-type="float">
            <text:p>183.9525442745</text:p>
          </table:table-cell>
          <table:table-cell office:value-type="float" office:value="204.424074281288" calcext:value-type="float">
            <text:p>204.4240742813</text:p>
          </table:table-cell>
          <table:table-cell office:value-type="float" office:value="191.085185539951" calcext:value-type="float">
            <text:p>191.08518554</text:p>
          </table:table-cell>
          <table:table-cell office:value-type="float" office:value="190.207859301573" calcext:value-type="float">
            <text:p>190.2078593016</text:p>
          </table:table-cell>
          <table:table-cell office:value-type="float" office:value="204.461581240792" calcext:value-type="float">
            <text:p>204.4615812408</text:p>
          </table:table-cell>
          <table:table-cell office:value-type="float" office:value="201.847752498013" calcext:value-type="float">
            <text:p>201.847752498</text:p>
          </table:table-cell>
          <table:table-cell office:value-type="float" office:value="196.1518222068" calcext:value-type="float">
            <text:p>196.1518222068</text:p>
          </table:table-cell>
          <table:table-cell office:value-type="float" office:value="173.898363739643" calcext:value-type="float">
            <text:p>173.8983637396</text:p>
          </table:table-cell>
          <table:table-cell office:value-type="float" office:value="188.744437099981" calcext:value-type="float">
            <text:p>188.7444371</text:p>
          </table:table-cell>
          <table:table-cell office:value-type="float" office:value="187.628891361695" calcext:value-type="float">
            <text:p>187.62889136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785328838771" calcext:value-type="float">
            <text:p>183.7853288388</text:p>
          </table:table-cell>
          <table:table-cell office:value-type="float" office:value="180.374837513927" calcext:value-type="float">
            <text:p>180.3748375139</text:p>
          </table:table-cell>
          <table:table-cell office:value-type="float" office:value="205.740935166439" calcext:value-type="float">
            <text:p>205.7409351664</text:p>
          </table:table-cell>
          <table:table-cell office:value-type="float" office:value="195.236151054597" calcext:value-type="float">
            <text:p>195.2361510546</text:p>
          </table:table-cell>
          <table:table-cell office:value-type="float" office:value="197.708626910879" calcext:value-type="float">
            <text:p>197.7086269109</text:p>
          </table:table-cell>
          <table:table-cell office:value-type="float" office:value="183.691732127978" calcext:value-type="float">
            <text:p>183.691732128</text:p>
          </table:table-cell>
          <table:table-cell office:value-type="float" office:value="183.757627488635" calcext:value-type="float">
            <text:p>183.7576274886</text:p>
          </table:table-cell>
          <table:table-cell office:value-type="float" office:value="204.416086962046" calcext:value-type="float">
            <text:p>204.416086962</text:p>
          </table:table-cell>
          <table:table-cell office:value-type="float" office:value="191.16431190767" calcext:value-type="float">
            <text:p>191.1643119077</text:p>
          </table:table-cell>
          <table:table-cell office:value-type="float" office:value="190.418385930113" calcext:value-type="float">
            <text:p>190.4183859301</text:p>
          </table:table-cell>
          <table:table-cell office:value-type="float" office:value="204.393606950236" calcext:value-type="float">
            <text:p>204.3936069502</text:p>
          </table:table-cell>
          <table:table-cell office:value-type="float" office:value="201.829178930603" calcext:value-type="float">
            <text:p>201.8291789306</text:p>
          </table:table-cell>
          <table:table-cell office:value-type="float" office:value="196.286888665006" calcext:value-type="float">
            <text:p>196.286888665</text:p>
          </table:table-cell>
          <table:table-cell office:value-type="float" office:value="174.200987048981" calcext:value-type="float">
            <text:p>174.200987049</text:p>
          </table:table-cell>
          <table:table-cell office:value-type="float" office:value="188.696172342536" calcext:value-type="float">
            <text:p>188.6961723425</text:p>
          </table:table-cell>
          <table:table-cell office:value-type="float" office:value="186.825128259149" calcext:value-type="float">
            <text:p>186.82512825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373742716059" calcext:value-type="float">
            <text:p>183.3737427161</text:p>
          </table:table-cell>
          <table:table-cell office:value-type="float" office:value="180.234249581404" calcext:value-type="float">
            <text:p>180.2342495814</text:p>
          </table:table-cell>
          <table:table-cell office:value-type="float" office:value="205.609936984686" calcext:value-type="float">
            <text:p>205.6099369847</text:p>
          </table:table-cell>
          <table:table-cell office:value-type="float" office:value="194.907569643996" calcext:value-type="float">
            <text:p>194.907569644</text:p>
          </table:table-cell>
          <table:table-cell office:value-type="float" office:value="199.185196171472" calcext:value-type="float">
            <text:p>199.1851961715</text:p>
          </table:table-cell>
          <table:table-cell office:value-type="float" office:value="183.088704494378" calcext:value-type="float">
            <text:p>183.0887044944</text:p>
          </table:table-cell>
          <table:table-cell office:value-type="float" office:value="183.614251269614" calcext:value-type="float">
            <text:p>183.6142512696</text:p>
          </table:table-cell>
          <table:table-cell office:value-type="float" office:value="204.368991253683" calcext:value-type="float">
            <text:p>204.3689912537</text:p>
          </table:table-cell>
          <table:table-cell office:value-type="float" office:value="192.786634679823" calcext:value-type="float">
            <text:p>192.7866346798</text:p>
          </table:table-cell>
          <table:table-cell office:value-type="float" office:value="190.590754477627" calcext:value-type="float">
            <text:p>190.5907544776</text:p>
          </table:table-cell>
          <table:table-cell office:value-type="float" office:value="208.482824929989" calcext:value-type="float">
            <text:p>208.48282493</text:p>
          </table:table-cell>
          <table:table-cell office:value-type="float" office:value="201.803022516454" calcext:value-type="float">
            <text:p>201.8030225165</text:p>
          </table:table-cell>
          <table:table-cell office:value-type="float" office:value="195.429093371074" calcext:value-type="float">
            <text:p>195.4290933711</text:p>
          </table:table-cell>
          <table:table-cell office:value-type="float" office:value="174.168931671945" calcext:value-type="float">
            <text:p>174.1689316719</text:p>
          </table:table-cell>
          <table:table-cell office:value-type="float" office:value="190.471573429497" calcext:value-type="float">
            <text:p>190.4715734295</text:p>
          </table:table-cell>
          <table:table-cell office:value-type="float" office:value="180.478110980739" calcext:value-type="float">
            <text:p>180.47811098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955068653903" calcext:value-type="float">
            <text:p>182.9550686539</text:p>
          </table:table-cell>
          <table:table-cell office:value-type="float" office:value="180.017188516006" calcext:value-type="float">
            <text:p>180.017188516</text:p>
          </table:table-cell>
          <table:table-cell office:value-type="float" office:value="211.07021624505" calcext:value-type="float">
            <text:p>211.0702162451</text:p>
          </table:table-cell>
          <table:table-cell office:value-type="float" office:value="194.670290079162" calcext:value-type="float">
            <text:p>194.6702900792</text:p>
          </table:table-cell>
          <table:table-cell office:value-type="float" office:value="199.042496945307" calcext:value-type="float">
            <text:p>199.0424969453</text:p>
          </table:table-cell>
          <table:table-cell office:value-type="float" office:value="182.509386341509" calcext:value-type="float">
            <text:p>182.5093863415</text:p>
          </table:table-cell>
          <table:table-cell office:value-type="float" office:value="183.568521582129" calcext:value-type="float">
            <text:p>183.5685215821</text:p>
          </table:table-cell>
          <table:table-cell office:value-type="float" office:value="204.701110438762" calcext:value-type="float">
            <text:p>204.7011104388</text:p>
          </table:table-cell>
          <table:table-cell office:value-type="float" office:value="192.746969857962" calcext:value-type="float">
            <text:p>192.746969858</text:p>
          </table:table-cell>
          <table:table-cell office:value-type="float" office:value="190.817985708025" calcext:value-type="float">
            <text:p>190.817985708</text:p>
          </table:table-cell>
          <table:table-cell office:value-type="float" office:value="208.359280165256" calcext:value-type="float">
            <text:p>208.3592801653</text:p>
          </table:table-cell>
          <table:table-cell office:value-type="float" office:value="201.832458886487" calcext:value-type="float">
            <text:p>201.8324588865</text:p>
          </table:table-cell>
          <table:table-cell office:value-type="float" office:value="194.747136403302" calcext:value-type="float">
            <text:p>194.7471364033</text:p>
          </table:table-cell>
          <table:table-cell office:value-type="float" office:value="174.122832247649" calcext:value-type="float">
            <text:p>174.1228322476</text:p>
          </table:table-cell>
          <table:table-cell office:value-type="float" office:value="190.030355263191" calcext:value-type="float">
            <text:p>190.0303552632</text:p>
          </table:table-cell>
          <table:table-cell office:value-type="float" office:value="179.658527482177" calcext:value-type="float">
            <text:p>179.65852748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215080125944" calcext:value-type="float">
            <text:p>173.2150801259</text:p>
          </table:table-cell>
          <table:table-cell office:value-type="float" office:value="179.715600619282" calcext:value-type="float">
            <text:p>179.7156006193</text:p>
          </table:table-cell>
          <table:table-cell office:value-type="float" office:value="211.402725141206" calcext:value-type="float">
            <text:p>211.4027251412</text:p>
          </table:table-cell>
          <table:table-cell office:value-type="float" office:value="194.290626674731" calcext:value-type="float">
            <text:p>194.2906266747</text:p>
          </table:table-cell>
          <table:table-cell office:value-type="float" office:value="199.116658124543" calcext:value-type="float">
            <text:p>199.1166581245</text:p>
          </table:table-cell>
          <table:table-cell office:value-type="float" office:value="181.907953039197" calcext:value-type="float">
            <text:p>181.9079530392</text:p>
          </table:table-cell>
          <table:table-cell office:value-type="float" office:value="183.925014511976" calcext:value-type="float">
            <text:p>183.925014512</text:p>
          </table:table-cell>
          <table:table-cell office:value-type="float" office:value="205.006147292838" calcext:value-type="float">
            <text:p>205.0061472928</text:p>
          </table:table-cell>
          <table:table-cell office:value-type="float" office:value="192.857056626531" calcext:value-type="float">
            <text:p>192.8570566265</text:p>
          </table:table-cell>
          <table:table-cell office:value-type="float" office:value="190.519657724531" calcext:value-type="float">
            <text:p>190.5196577245</text:p>
          </table:table-cell>
          <table:table-cell office:value-type="float" office:value="206.738875514721" calcext:value-type="float">
            <text:p>206.7388755147</text:p>
          </table:table-cell>
          <table:table-cell office:value-type="float" office:value="202.096440202505" calcext:value-type="float">
            <text:p>202.0964402025</text:p>
          </table:table-cell>
          <table:table-cell office:value-type="float" office:value="195.039330394818" calcext:value-type="float">
            <text:p>195.0393303948</text:p>
          </table:table-cell>
          <table:table-cell office:value-type="float" office:value="174.006929334144" calcext:value-type="float">
            <text:p>174.0069293341</text:p>
          </table:table-cell>
          <table:table-cell office:value-type="float" office:value="192.988530228262" calcext:value-type="float">
            <text:p>192.9885302283</text:p>
          </table:table-cell>
          <table:table-cell office:value-type="float" office:value="175.976566125186" calcext:value-type="float">
            <text:p>175.97656612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731364572869" calcext:value-type="float">
            <text:p>172.7313645729</text:p>
          </table:table-cell>
          <table:table-cell office:value-type="float" office:value="179.354484925908" calcext:value-type="float">
            <text:p>179.3544849259</text:p>
          </table:table-cell>
          <table:table-cell office:value-type="float" office:value="215.964341444323" calcext:value-type="float">
            <text:p>215.9643414443</text:p>
          </table:table-cell>
          <table:table-cell office:value-type="float" office:value="193.790455611223" calcext:value-type="float">
            <text:p>193.7904556112</text:p>
          </table:table-cell>
          <table:table-cell office:value-type="float" office:value="199.293156239095" calcext:value-type="float">
            <text:p>199.2931562391</text:p>
          </table:table-cell>
          <table:table-cell office:value-type="float" office:value="182.636154194632" calcext:value-type="float">
            <text:p>182.6361541946</text:p>
          </table:table-cell>
          <table:table-cell office:value-type="float" office:value="183.900794616226" calcext:value-type="float">
            <text:p>183.9007946162</text:p>
          </table:table-cell>
          <table:table-cell office:value-type="float" office:value="207.171996762995" calcext:value-type="float">
            <text:p>207.171996763</text:p>
          </table:table-cell>
          <table:table-cell office:value-type="float" office:value="192.969806925182" calcext:value-type="float">
            <text:p>192.9698069252</text:p>
          </table:table-cell>
          <table:table-cell office:value-type="float" office:value="190.877541270589" calcext:value-type="float">
            <text:p>190.8775412706</text:p>
          </table:table-cell>
          <table:table-cell office:value-type="float" office:value="206.617466758178" calcext:value-type="float">
            <text:p>206.6174667582</text:p>
          </table:table-cell>
          <table:table-cell office:value-type="float" office:value="203.695647603819" calcext:value-type="float">
            <text:p>203.6956476038</text:p>
          </table:table-cell>
          <table:table-cell office:value-type="float" office:value="194.287060229583" calcext:value-type="float">
            <text:p>194.2870602296</text:p>
          </table:table-cell>
          <table:table-cell office:value-type="float" office:value="173.901375714244" calcext:value-type="float">
            <text:p>173.9013757142</text:p>
          </table:table-cell>
          <table:table-cell office:value-type="float" office:value="192.997947954851" calcext:value-type="float">
            <text:p>192.9979479549</text:p>
          </table:table-cell>
          <table:table-cell office:value-type="float" office:value="175.455948829161" calcext:value-type="float">
            <text:p>175.45594882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387515957891" calcext:value-type="float">
            <text:p>172.3875159579</text:p>
          </table:table-cell>
          <table:table-cell office:value-type="float" office:value="178.971326032291" calcext:value-type="float">
            <text:p>178.9713260323</text:p>
          </table:table-cell>
          <table:table-cell office:value-type="float" office:value="216.518423789242" calcext:value-type="float">
            <text:p>216.5184237892</text:p>
          </table:table-cell>
          <table:table-cell office:value-type="float" office:value="193.931838971236" calcext:value-type="float">
            <text:p>193.9318389712</text:p>
          </table:table-cell>
          <table:table-cell office:value-type="float" office:value="199.608927800948" calcext:value-type="float">
            <text:p>199.6089278009</text:p>
          </table:table-cell>
          <table:table-cell office:value-type="float" office:value="181.911494822751" calcext:value-type="float">
            <text:p>181.9114948228</text:p>
          </table:table-cell>
          <table:table-cell office:value-type="float" office:value="183.850583981908" calcext:value-type="float">
            <text:p>183.8505839819</text:p>
          </table:table-cell>
          <table:table-cell office:value-type="float" office:value="206.669267061056" calcext:value-type="float">
            <text:p>206.6692670611</text:p>
          </table:table-cell>
          <table:table-cell office:value-type="float" office:value="195.481234834069" calcext:value-type="float">
            <text:p>195.4812348341</text:p>
          </table:table-cell>
          <table:table-cell office:value-type="float" office:value="188.186876631811" calcext:value-type="float">
            <text:p>188.1868766318</text:p>
          </table:table-cell>
          <table:table-cell office:value-type="float" office:value="197.61269931765" calcext:value-type="float">
            <text:p>197.6126993177</text:p>
          </table:table-cell>
          <table:table-cell office:value-type="float" office:value="203.04083657252" calcext:value-type="float">
            <text:p>203.0408365725</text:p>
          </table:table-cell>
          <table:table-cell office:value-type="float" office:value="193.713177603059" calcext:value-type="float">
            <text:p>193.7131776031</text:p>
          </table:table-cell>
          <table:table-cell office:value-type="float" office:value="174.057698643188" calcext:value-type="float">
            <text:p>174.0576986432</text:p>
          </table:table-cell>
          <table:table-cell office:value-type="float" office:value="192.986162402937" calcext:value-type="float">
            <text:p>192.9861624029</text:p>
          </table:table-cell>
          <table:table-cell office:value-type="float" office:value="179.187607535166" calcext:value-type="float">
            <text:p>179.18760753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008578764581" calcext:value-type="float">
            <text:p>172.0085787646</text:p>
          </table:table-cell>
          <table:table-cell office:value-type="float" office:value="172.664501644913" calcext:value-type="float">
            <text:p>172.6645016449</text:p>
          </table:table-cell>
          <table:table-cell office:value-type="float" office:value="220.377634736323" calcext:value-type="float">
            <text:p>220.3776347363</text:p>
          </table:table-cell>
          <table:table-cell office:value-type="float" office:value="192.94822066584" calcext:value-type="float">
            <text:p>192.9482206658</text:p>
          </table:table-cell>
          <table:table-cell office:value-type="float" office:value="199.752030602526" calcext:value-type="float">
            <text:p>199.7520306025</text:p>
          </table:table-cell>
          <table:table-cell office:value-type="float" office:value="181.279974888551" calcext:value-type="float">
            <text:p>181.2799748886</text:p>
          </table:table-cell>
          <table:table-cell office:value-type="float" office:value="181.076042581892" calcext:value-type="float">
            <text:p>181.0760425819</text:p>
          </table:table-cell>
          <table:table-cell office:value-type="float" office:value="204.31938340166" calcext:value-type="float">
            <text:p>204.3193834017</text:p>
          </table:table-cell>
          <table:table-cell office:value-type="float" office:value="195.110839279286" calcext:value-type="float">
            <text:p>195.1108392793</text:p>
          </table:table-cell>
          <table:table-cell office:value-type="float" office:value="188.361407540017" calcext:value-type="float">
            <text:p>188.36140754</text:p>
          </table:table-cell>
          <table:table-cell office:value-type="float" office:value="197.214140284438" calcext:value-type="float">
            <text:p>197.2141402844</text:p>
          </table:table-cell>
          <table:table-cell office:value-type="float" office:value="206.226589665422" calcext:value-type="float">
            <text:p>206.2265896654</text:p>
          </table:table-cell>
          <table:table-cell office:value-type="float" office:value="189.164750017564" calcext:value-type="float">
            <text:p>189.1647500176</text:p>
          </table:table-cell>
          <table:table-cell office:value-type="float" office:value="174.245462707165" calcext:value-type="float">
            <text:p>174.2454627072</text:p>
          </table:table-cell>
          <table:table-cell office:value-type="float" office:value="186.97291556553" calcext:value-type="float">
            <text:p>186.9729155655</text:p>
          </table:table-cell>
          <table:table-cell office:value-type="float" office:value="178.988638001258" calcext:value-type="float">
            <text:p>178.98863800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582035398898" calcext:value-type="float">
            <text:p>172.5820353989</text:p>
          </table:table-cell>
          <table:table-cell office:value-type="float" office:value="172.301923926977" calcext:value-type="float">
            <text:p>172.301923927</text:p>
          </table:table-cell>
          <table:table-cell office:value-type="float" office:value="221.160006553882" calcext:value-type="float">
            <text:p>221.1600065539</text:p>
          </table:table-cell>
          <table:table-cell office:value-type="float" office:value="192.093569854557" calcext:value-type="float">
            <text:p>192.0935698546</text:p>
          </table:table-cell>
          <table:table-cell office:value-type="float" office:value="199.950510666094" calcext:value-type="float">
            <text:p>199.9505106661</text:p>
          </table:table-cell>
          <table:table-cell office:value-type="float" office:value="180.625926253771" calcext:value-type="float">
            <text:p>180.6259262538</text:p>
          </table:table-cell>
          <table:table-cell office:value-type="float" office:value="180.81886017625" calcext:value-type="float">
            <text:p>180.8188601763</text:p>
          </table:table-cell>
          <table:table-cell office:value-type="float" office:value="203.862035609849" calcext:value-type="float">
            <text:p>203.8620356098</text:p>
          </table:table-cell>
          <table:table-cell office:value-type="float" office:value="193.31300998884" calcext:value-type="float">
            <text:p>193.3130099888</text:p>
          </table:table-cell>
          <table:table-cell office:value-type="float" office:value="187.667264282015" calcext:value-type="float">
            <text:p>187.667264282</text:p>
          </table:table-cell>
          <table:table-cell office:value-type="float" office:value="196.926382524773" calcext:value-type="float">
            <text:p>196.9263825248</text:p>
          </table:table-cell>
          <table:table-cell office:value-type="float" office:value="207.239137955243" calcext:value-type="float">
            <text:p>207.2391379552</text:p>
          </table:table-cell>
          <table:table-cell office:value-type="float" office:value="188.797262229086" calcext:value-type="float">
            <text:p>188.7972622291</text:p>
          </table:table-cell>
          <table:table-cell office:value-type="float" office:value="173.471975153934" calcext:value-type="float">
            <text:p>173.4719751539</text:p>
          </table:table-cell>
          <table:table-cell office:value-type="float" office:value="187.063024391644" calcext:value-type="float">
            <text:p>187.0630243916</text:p>
          </table:table-cell>
          <table:table-cell office:value-type="float" office:value="178.837924446089" calcext:value-type="float">
            <text:p>178.83792444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752322649555" calcext:value-type="float">
            <text:p>171.7523226496</text:p>
          </table:table-cell>
          <table:table-cell office:value-type="float" office:value="171.952801577254" calcext:value-type="float">
            <text:p>171.9528015773</text:p>
          </table:table-cell>
          <table:table-cell office:value-type="float" office:value="220.342082280079" calcext:value-type="float">
            <text:p>220.3420822801</text:p>
          </table:table-cell>
          <table:table-cell office:value-type="float" office:value="191.798109444683" calcext:value-type="float">
            <text:p>191.7981094447</text:p>
          </table:table-cell>
          <table:table-cell office:value-type="float" office:value="199.75806909715" calcext:value-type="float">
            <text:p>199.7580690972</text:p>
          </table:table-cell>
          <table:table-cell office:value-type="float" office:value="180.609039583166" calcext:value-type="float">
            <text:p>180.6090395832</text:p>
          </table:table-cell>
          <table:table-cell office:value-type="float" office:value="180.777936906999" calcext:value-type="float">
            <text:p>180.777936907</text:p>
          </table:table-cell>
          <table:table-cell office:value-type="float" office:value="202.44804843259" calcext:value-type="float">
            <text:p>202.4480484326</text:p>
          </table:table-cell>
          <table:table-cell office:value-type="float" office:value="193.715025379397" calcext:value-type="float">
            <text:p>193.7150253794</text:p>
          </table:table-cell>
          <table:table-cell office:value-type="float" office:value="187.239879266733" calcext:value-type="float">
            <text:p>187.2398792667</text:p>
          </table:table-cell>
          <table:table-cell office:value-type="float" office:value="196.658710887082" calcext:value-type="float">
            <text:p>196.6587108871</text:p>
          </table:table-cell>
          <table:table-cell office:value-type="float" office:value="200.943196813463" calcext:value-type="float">
            <text:p>200.9431968135</text:p>
          </table:table-cell>
          <table:table-cell office:value-type="float" office:value="188.669988450901" calcext:value-type="float">
            <text:p>188.6699884509</text:p>
          </table:table-cell>
          <table:table-cell office:value-type="float" office:value="173.316917044654" calcext:value-type="float">
            <text:p>173.3169170447</text:p>
          </table:table-cell>
          <table:table-cell office:value-type="float" office:value="187.338488519142" calcext:value-type="float">
            <text:p>187.3384885191</text:p>
          </table:table-cell>
          <table:table-cell office:value-type="float" office:value="183.50984223179" calcext:value-type="float">
            <text:p>183.50984223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13187635683" calcext:value-type="float">
            <text:p>171.1318763568</text:p>
          </table:table-cell>
          <table:table-cell office:value-type="float" office:value="171.601467254298" calcext:value-type="float">
            <text:p>171.6014672543</text:p>
          </table:table-cell>
          <table:table-cell office:value-type="float" office:value="219.689202568092" calcext:value-type="float">
            <text:p>219.6892025681</text:p>
          </table:table-cell>
          <table:table-cell office:value-type="float" office:value="195.294786054152" calcext:value-type="float">
            <text:p>195.2947860542</text:p>
          </table:table-cell>
          <table:table-cell office:value-type="float" office:value="196.674979753594" calcext:value-type="float">
            <text:p>196.6749797536</text:p>
          </table:table-cell>
          <table:table-cell office:value-type="float" office:value="181.729514871601" calcext:value-type="float">
            <text:p>181.7295148716</text:p>
          </table:table-cell>
          <table:table-cell office:value-type="float" office:value="180.67089544872" calcext:value-type="float">
            <text:p>180.6708954487</text:p>
          </table:table-cell>
          <table:table-cell office:value-type="float" office:value="201.864949836147" calcext:value-type="float">
            <text:p>201.8649498361</text:p>
          </table:table-cell>
          <table:table-cell office:value-type="float" office:value="192.927823957105" calcext:value-type="float">
            <text:p>192.9278239571</text:p>
          </table:table-cell>
          <table:table-cell office:value-type="float" office:value="186.853656668129" calcext:value-type="float">
            <text:p>186.8536566681</text:p>
          </table:table-cell>
          <table:table-cell office:value-type="float" office:value="196.342134641983" calcext:value-type="float">
            <text:p>196.342134642</text:p>
          </table:table-cell>
          <table:table-cell office:value-type="float" office:value="200.500429619345" calcext:value-type="float">
            <text:p>200.5004296193</text:p>
          </table:table-cell>
          <table:table-cell office:value-type="float" office:value="188.467923112874" calcext:value-type="float">
            <text:p>188.4679231129</text:p>
          </table:table-cell>
          <table:table-cell office:value-type="float" office:value="172.933697893879" calcext:value-type="float">
            <text:p>172.9336978939</text:p>
          </table:table-cell>
          <table:table-cell office:value-type="float" office:value="187.758202719474" calcext:value-type="float">
            <text:p>187.7582027195</text:p>
          </table:table-cell>
          <table:table-cell office:value-type="float" office:value="183.331048952187" calcext:value-type="float">
            <text:p>183.33104895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898986285233" calcext:value-type="float">
            <text:p>164.8989862852</text:p>
          </table:table-cell>
          <table:table-cell office:value-type="float" office:value="167.404148545511" calcext:value-type="float">
            <text:p>167.4041485455</text:p>
          </table:table-cell>
          <table:table-cell office:value-type="float" office:value="218.805584598289" calcext:value-type="float">
            <text:p>218.8055845983</text:p>
          </table:table-cell>
          <table:table-cell office:value-type="float" office:value="195.142098632063" calcext:value-type="float">
            <text:p>195.1420986321</text:p>
          </table:table-cell>
          <table:table-cell office:value-type="float" office:value="196.365320597929" calcext:value-type="float">
            <text:p>196.3653205979</text:p>
          </table:table-cell>
          <table:table-cell office:value-type="float" office:value="180.001070252993" calcext:value-type="float">
            <text:p>180.001070253</text:p>
          </table:table-cell>
          <table:table-cell office:value-type="float" office:value="180.447227239516" calcext:value-type="float">
            <text:p>180.4472272395</text:p>
          </table:table-cell>
          <table:table-cell office:value-type="float" office:value="201.488085659438" calcext:value-type="float">
            <text:p>201.4880856594</text:p>
          </table:table-cell>
          <table:table-cell office:value-type="float" office:value="192.506749608761" calcext:value-type="float">
            <text:p>192.5067496088</text:p>
          </table:table-cell>
          <table:table-cell office:value-type="float" office:value="186.438275212209" calcext:value-type="float">
            <text:p>186.4382752122</text:p>
          </table:table-cell>
          <table:table-cell office:value-type="float" office:value="196.01584169874" calcext:value-type="float">
            <text:p>196.0158416987</text:p>
          </table:table-cell>
          <table:table-cell office:value-type="float" office:value="200.369549635752" calcext:value-type="float">
            <text:p>200.3695496358</text:p>
          </table:table-cell>
          <table:table-cell office:value-type="float" office:value="188.452719796487" calcext:value-type="float">
            <text:p>188.4527197965</text:p>
          </table:table-cell>
          <table:table-cell office:value-type="float" office:value="171.762290185925" calcext:value-type="float">
            <text:p>171.7622901859</text:p>
          </table:table-cell>
          <table:table-cell office:value-type="float" office:value="188.277903901097" calcext:value-type="float">
            <text:p>188.2779039011</text:p>
          </table:table-cell>
          <table:table-cell office:value-type="float" office:value="183.038774930241" calcext:value-type="float">
            <text:p>183.03877493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715981561217" calcext:value-type="float">
            <text:p>165.7159815612</text:p>
          </table:table-cell>
          <table:table-cell office:value-type="float" office:value="167.041376507721" calcext:value-type="float">
            <text:p>167.0413765077</text:p>
          </table:table-cell>
          <table:table-cell office:value-type="float" office:value="220.497796530572" calcext:value-type="float">
            <text:p>220.4977965306</text:p>
          </table:table-cell>
          <table:table-cell office:value-type="float" office:value="194.888799748938" calcext:value-type="float">
            <text:p>194.8887997489</text:p>
          </table:table-cell>
          <table:table-cell office:value-type="float" office:value="194.000690954513" calcext:value-type="float">
            <text:p>194.0006909545</text:p>
          </table:table-cell>
          <table:table-cell office:value-type="float" office:value="178.830697543549" calcext:value-type="float">
            <text:p>178.8306975435</text:p>
          </table:table-cell>
          <table:table-cell office:value-type="float" office:value="180.109873648489" calcext:value-type="float">
            <text:p>180.1098736485</text:p>
          </table:table-cell>
          <table:table-cell office:value-type="float" office:value="201.229602300952" calcext:value-type="float">
            <text:p>201.229602301</text:p>
          </table:table-cell>
          <table:table-cell office:value-type="float" office:value="192.319356985151" calcext:value-type="float">
            <text:p>192.3193569852</text:p>
          </table:table-cell>
          <table:table-cell office:value-type="float" office:value="186.198239069329" calcext:value-type="float">
            <text:p>186.1982390693</text:p>
          </table:table-cell>
          <table:table-cell office:value-type="float" office:value="195.704342869451" calcext:value-type="float">
            <text:p>195.7043428695</text:p>
          </table:table-cell>
          <table:table-cell office:value-type="float" office:value="200.51184848186" calcext:value-type="float">
            <text:p>200.5118484819</text:p>
          </table:table-cell>
          <table:table-cell office:value-type="float" office:value="186.618323661529" calcext:value-type="float">
            <text:p>186.6183236615</text:p>
          </table:table-cell>
          <table:table-cell office:value-type="float" office:value="171.824441766204" calcext:value-type="float">
            <text:p>171.8244417662</text:p>
          </table:table-cell>
          <table:table-cell office:value-type="float" office:value="187.315329172418" calcext:value-type="float">
            <text:p>187.3153291724</text:p>
          </table:table-cell>
          <table:table-cell office:value-type="float" office:value="182.834578345366" calcext:value-type="float">
            <text:p>182.83457834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48922590465" calcext:value-type="float">
            <text:p>164.4892259047</text:p>
          </table:table-cell>
          <table:table-cell office:value-type="float" office:value="166.729654543726" calcext:value-type="float">
            <text:p>166.7296545437</text:p>
          </table:table-cell>
          <table:table-cell office:value-type="float" office:value="219.116391558849" calcext:value-type="float">
            <text:p>219.1163915588</text:p>
          </table:table-cell>
          <table:table-cell office:value-type="float" office:value="195.510828722435" calcext:value-type="float">
            <text:p>195.5108287224</text:p>
          </table:table-cell>
          <table:table-cell office:value-type="float" office:value="193.521240012553" calcext:value-type="float">
            <text:p>193.5212400126</text:p>
          </table:table-cell>
          <table:table-cell office:value-type="float" office:value="178.304643033863" calcext:value-type="float">
            <text:p>178.3046430339</text:p>
          </table:table-cell>
          <table:table-cell office:value-type="float" office:value="180.381810857546" calcext:value-type="float">
            <text:p>180.3818108575</text:p>
          </table:table-cell>
          <table:table-cell office:value-type="float" office:value="201.05967481355" calcext:value-type="float">
            <text:p>201.0596748136</text:p>
          </table:table-cell>
          <table:table-cell office:value-type="float" office:value="192.130648016536" calcext:value-type="float">
            <text:p>192.1306480165</text:p>
          </table:table-cell>
          <table:table-cell office:value-type="float" office:value="185.992294072" calcext:value-type="float">
            <text:p>185.992294072</text:p>
          </table:table-cell>
          <table:table-cell office:value-type="float" office:value="195.41468435925" calcext:value-type="float">
            <text:p>195.4146843593</text:p>
          </table:table-cell>
          <table:table-cell office:value-type="float" office:value="190.558348392109" calcext:value-type="float">
            <text:p>190.5583483921</text:p>
          </table:table-cell>
          <table:table-cell office:value-type="float" office:value="186.261702317202" calcext:value-type="float">
            <text:p>186.2617023172</text:p>
          </table:table-cell>
          <table:table-cell office:value-type="float" office:value="171.89618387389" calcext:value-type="float">
            <text:p>171.8961838739</text:p>
          </table:table-cell>
          <table:table-cell office:value-type="float" office:value="186.063534890925" calcext:value-type="float">
            <text:p>186.0635348909</text:p>
          </table:table-cell>
          <table:table-cell office:value-type="float" office:value="182.594249148348" calcext:value-type="float">
            <text:p>182.59424914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599862800859" calcext:value-type="float">
            <text:p>163.5998628009</text:p>
          </table:table-cell>
          <table:table-cell office:value-type="float" office:value="163.898562557896" calcext:value-type="float">
            <text:p>163.8985625579</text:p>
          </table:table-cell>
          <table:table-cell office:value-type="float" office:value="218.214521849229" calcext:value-type="float">
            <text:p>218.2145218492</text:p>
          </table:table-cell>
          <table:table-cell office:value-type="float" office:value="194.830517570534" calcext:value-type="float">
            <text:p>194.8305175705</text:p>
          </table:table-cell>
          <table:table-cell office:value-type="float" office:value="192.386153210346" calcext:value-type="float">
            <text:p>192.3861532103</text:p>
          </table:table-cell>
          <table:table-cell office:value-type="float" office:value="176.988386159674" calcext:value-type="float">
            <text:p>176.9883861597</text:p>
          </table:table-cell>
          <table:table-cell office:value-type="float" office:value="180.002572407462" calcext:value-type="float">
            <text:p>180.0025724075</text:p>
          </table:table-cell>
          <table:table-cell office:value-type="float" office:value="201.30062101633" calcext:value-type="float">
            <text:p>201.3006210163</text:p>
          </table:table-cell>
          <table:table-cell office:value-type="float" office:value="193.642860829797" calcext:value-type="float">
            <text:p>193.6428608298</text:p>
          </table:table-cell>
          <table:table-cell office:value-type="float" office:value="186.275007246444" calcext:value-type="float">
            <text:p>186.2750072464</text:p>
          </table:table-cell>
          <table:table-cell office:value-type="float" office:value="195.616149265912" calcext:value-type="float">
            <text:p>195.6161492659</text:p>
          </table:table-cell>
          <table:table-cell office:value-type="float" office:value="190.675268501277" calcext:value-type="float">
            <text:p>190.6752685013</text:p>
          </table:table-cell>
          <table:table-cell office:value-type="float" office:value="185.528564406659" calcext:value-type="float">
            <text:p>185.5285644067</text:p>
          </table:table-cell>
          <table:table-cell office:value-type="float" office:value="171.450066752801" calcext:value-type="float">
            <text:p>171.4500667528</text:p>
          </table:table-cell>
          <table:table-cell office:value-type="float" office:value="185.267210140731" calcext:value-type="float">
            <text:p>185.2672101407</text:p>
          </table:table-cell>
          <table:table-cell office:value-type="float" office:value="182.263296908877" calcext:value-type="float">
            <text:p>182.26329690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392873745626" calcext:value-type="float">
            <text:p>159.3928737456</text:p>
          </table:table-cell>
          <table:table-cell office:value-type="float" office:value="163.547770591195" calcext:value-type="float">
            <text:p>163.5477705912</text:p>
          </table:table-cell>
          <table:table-cell office:value-type="float" office:value="207.476681438377" calcext:value-type="float">
            <text:p>207.4766814384</text:p>
          </table:table-cell>
          <table:table-cell office:value-type="float" office:value="194.260522477461" calcext:value-type="float">
            <text:p>194.2605224775</text:p>
          </table:table-cell>
          <table:table-cell office:value-type="float" office:value="192.05875608973" calcext:value-type="float">
            <text:p>192.0587560897</text:p>
          </table:table-cell>
          <table:table-cell office:value-type="float" office:value="177.088162539282" calcext:value-type="float">
            <text:p>177.0881625393</text:p>
          </table:table-cell>
          <table:table-cell office:value-type="float" office:value="180.573591411047" calcext:value-type="float">
            <text:p>180.573591411</text:p>
          </table:table-cell>
          <table:table-cell office:value-type="float" office:value="201.85241989179" calcext:value-type="float">
            <text:p>201.8524198918</text:p>
          </table:table-cell>
          <table:table-cell office:value-type="float" office:value="193.721043654329" calcext:value-type="float">
            <text:p>193.7210436543</text:p>
          </table:table-cell>
          <table:table-cell office:value-type="float" office:value="186.839772133097" calcext:value-type="float">
            <text:p>186.8397721331</text:p>
          </table:table-cell>
          <table:table-cell office:value-type="float" office:value="195.164952718909" calcext:value-type="float">
            <text:p>195.1649527189</text:p>
          </table:table-cell>
          <table:table-cell office:value-type="float" office:value="190.871648633285" calcext:value-type="float">
            <text:p>190.8716486333</text:p>
          </table:table-cell>
          <table:table-cell office:value-type="float" office:value="185.064249990153" calcext:value-type="float">
            <text:p>185.0642499902</text:p>
          </table:table-cell>
          <table:table-cell office:value-type="float" office:value="170.20475757719" calcext:value-type="float">
            <text:p>170.2047575772</text:p>
          </table:table-cell>
          <table:table-cell office:value-type="float" office:value="184.597776782401" calcext:value-type="float">
            <text:p>184.5977767824</text:p>
          </table:table-cell>
          <table:table-cell office:value-type="float" office:value="181.824971094907" calcext:value-type="float">
            <text:p>181.82497109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939853898567" calcext:value-type="float">
            <text:p>158.9398538986</text:p>
          </table:table-cell>
          <table:table-cell office:value-type="float" office:value="163.219959110182" calcext:value-type="float">
            <text:p>163.2199591102</text:p>
          </table:table-cell>
          <table:table-cell office:value-type="float" office:value="206.461130519509" calcext:value-type="float">
            <text:p>206.4611305195</text:p>
          </table:table-cell>
          <table:table-cell office:value-type="float" office:value="193.815676197838" calcext:value-type="float">
            <text:p>193.8156761978</text:p>
          </table:table-cell>
          <table:table-cell office:value-type="float" office:value="191.649402828052" calcext:value-type="float">
            <text:p>191.6494028281</text:p>
          </table:table-cell>
          <table:table-cell office:value-type="float" office:value="177.543585476261" calcext:value-type="float">
            <text:p>177.5435854763</text:p>
          </table:table-cell>
          <table:table-cell office:value-type="float" office:value="180.462627396347" calcext:value-type="float">
            <text:p>180.4626273963</text:p>
          </table:table-cell>
          <table:table-cell office:value-type="float" office:value="200.856021608681" calcext:value-type="float">
            <text:p>200.8560216087</text:p>
          </table:table-cell>
          <table:table-cell office:value-type="float" office:value="193.976188567803" calcext:value-type="float">
            <text:p>193.9761885678</text:p>
          </table:table-cell>
          <table:table-cell office:value-type="float" office:value="186.868466903181" calcext:value-type="float">
            <text:p>186.8684669032</text:p>
          </table:table-cell>
          <table:table-cell office:value-type="float" office:value="195.491012997429" calcext:value-type="float">
            <text:p>195.4910129974</text:p>
          </table:table-cell>
          <table:table-cell office:value-type="float" office:value="191.104355851416" calcext:value-type="float">
            <text:p>191.1043558514</text:p>
          </table:table-cell>
          <table:table-cell office:value-type="float" office:value="183.039377496306" calcext:value-type="float">
            <text:p>183.0393774963</text:p>
          </table:table-cell>
          <table:table-cell office:value-type="float" office:value="169.923464447474" calcext:value-type="float">
            <text:p>169.9234644475</text:p>
          </table:table-cell>
          <table:table-cell office:value-type="float" office:value="184.898871048221" calcext:value-type="float">
            <text:p>184.8988710482</text:p>
          </table:table-cell>
          <table:table-cell office:value-type="float" office:value="181.378900776729" calcext:value-type="float">
            <text:p>181.37890077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572082826104" calcext:value-type="float">
            <text:p>158.5720828261</text:p>
          </table:table-cell>
          <table:table-cell office:value-type="float" office:value="162.850563321937" calcext:value-type="float">
            <text:p>162.8505633219</text:p>
          </table:table-cell>
          <table:table-cell office:value-type="float" office:value="205.7604676183" calcext:value-type="float">
            <text:p>205.7604676183</text:p>
          </table:table-cell>
          <table:table-cell office:value-type="float" office:value="186.685893707037" calcext:value-type="float">
            <text:p>186.685893707</text:p>
          </table:table-cell>
          <table:table-cell office:value-type="float" office:value="191.421625541156" calcext:value-type="float">
            <text:p>191.4216255412</text:p>
          </table:table-cell>
          <table:table-cell office:value-type="float" office:value="177.956189794965" calcext:value-type="float">
            <text:p>177.956189795</text:p>
          </table:table-cell>
          <table:table-cell office:value-type="float" office:value="180.770145289403" calcext:value-type="float">
            <text:p>180.7701452894</text:p>
          </table:table-cell>
          <table:table-cell office:value-type="float" office:value="199.624087804043" calcext:value-type="float">
            <text:p>199.624087804</text:p>
          </table:table-cell>
          <table:table-cell office:value-type="float" office:value="195.938874328968" calcext:value-type="float">
            <text:p>195.938874329</text:p>
          </table:table-cell>
          <table:table-cell office:value-type="float" office:value="187.456118314586" calcext:value-type="float">
            <text:p>187.4561183146</text:p>
          </table:table-cell>
          <table:table-cell office:value-type="float" office:value="195.03811391099" calcext:value-type="float">
            <text:p>195.038113911</text:p>
          </table:table-cell>
          <table:table-cell office:value-type="float" office:value="186.115584059969" calcext:value-type="float">
            <text:p>186.11558406</text:p>
          </table:table-cell>
          <table:table-cell office:value-type="float" office:value="182.621535145396" calcext:value-type="float">
            <text:p>182.6215351454</text:p>
          </table:table-cell>
          <table:table-cell office:value-type="float" office:value="170.189131079216" calcext:value-type="float">
            <text:p>170.1891310792</text:p>
          </table:table-cell>
          <table:table-cell office:value-type="float" office:value="183.464292989168" calcext:value-type="float">
            <text:p>183.4642929892</text:p>
          </table:table-cell>
          <table:table-cell office:value-type="float" office:value="181.104673034667" calcext:value-type="float">
            <text:p>181.10467303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241478311081" calcext:value-type="float">
            <text:p>158.2414783111</text:p>
          </table:table-cell>
          <table:table-cell office:value-type="float" office:value="162.506381818182" calcext:value-type="float">
            <text:p>162.5063818182</text:p>
          </table:table-cell>
          <table:table-cell office:value-type="float" office:value="200.167504908305" calcext:value-type="float">
            <text:p>200.1675049083</text:p>
          </table:table-cell>
          <table:table-cell office:value-type="float" office:value="185.943490513304" calcext:value-type="float">
            <text:p>185.9434905133</text:p>
          </table:table-cell>
          <table:table-cell office:value-type="float" office:value="191.174626713794" calcext:value-type="float">
            <text:p>191.1746267138</text:p>
          </table:table-cell>
          <table:table-cell office:value-type="float" office:value="178.349417789943" calcext:value-type="float">
            <text:p>178.3494177899</text:p>
          </table:table-cell>
          <table:table-cell office:value-type="float" office:value="180.95389720411" calcext:value-type="float">
            <text:p>180.9538972041</text:p>
          </table:table-cell>
          <table:table-cell office:value-type="float" office:value="199.572549723742" calcext:value-type="float">
            <text:p>199.5725497237</text:p>
          </table:table-cell>
          <table:table-cell office:value-type="float" office:value="195.024772247985" calcext:value-type="float">
            <text:p>195.024772248</text:p>
          </table:table-cell>
          <table:table-cell office:value-type="float" office:value="187.017351893123" calcext:value-type="float">
            <text:p>187.0173518931</text:p>
          </table:table-cell>
          <table:table-cell office:value-type="float" office:value="194.895955490697" calcext:value-type="float">
            <text:p>194.8959554907</text:p>
          </table:table-cell>
          <table:table-cell office:value-type="float" office:value="186.127248822672" calcext:value-type="float">
            <text:p>186.1272488227</text:p>
          </table:table-cell>
          <table:table-cell office:value-type="float" office:value="183.211387487209" calcext:value-type="float">
            <text:p>183.2113874872</text:p>
          </table:table-cell>
          <table:table-cell office:value-type="float" office:value="169.90434202402" calcext:value-type="float">
            <text:p>169.904342024</text:p>
          </table:table-cell>
          <table:table-cell office:value-type="float" office:value="184.39407174305" calcext:value-type="float">
            <text:p>184.3940717431</text:p>
          </table:table-cell>
          <table:table-cell office:value-type="float" office:value="180.903837975149" calcext:value-type="float">
            <text:p>180.90383797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847883098652" calcext:value-type="float">
            <text:p>157.8478830987</text:p>
          </table:table-cell>
          <table:table-cell office:value-type="float" office:value="162.140012926553" calcext:value-type="float">
            <text:p>162.1400129266</text:p>
          </table:table-cell>
          <table:table-cell office:value-type="float" office:value="199.261074910443" calcext:value-type="float">
            <text:p>199.2610749104</text:p>
          </table:table-cell>
          <table:table-cell office:value-type="float" office:value="185.212346919671" calcext:value-type="float">
            <text:p>185.2123469197</text:p>
          </table:table-cell>
          <table:table-cell office:value-type="float" office:value="190.809466073313" calcext:value-type="float">
            <text:p>190.8094660733</text:p>
          </table:table-cell>
          <table:table-cell office:value-type="float" office:value="178.539299173119" calcext:value-type="float">
            <text:p>178.5392991731</text:p>
          </table:table-cell>
          <table:table-cell office:value-type="float" office:value="180.916805011966" calcext:value-type="float">
            <text:p>180.916805012</text:p>
          </table:table-cell>
          <table:table-cell office:value-type="float" office:value="199.665877132634" calcext:value-type="float">
            <text:p>199.6658771326</text:p>
          </table:table-cell>
          <table:table-cell office:value-type="float" office:value="193.152351811005" calcext:value-type="float">
            <text:p>193.152351811</text:p>
          </table:table-cell>
          <table:table-cell office:value-type="float" office:value="187.607986781405" calcext:value-type="float">
            <text:p>187.6079867814</text:p>
          </table:table-cell>
          <table:table-cell office:value-type="float" office:value="195.006869042007" calcext:value-type="float">
            <text:p>195.006869042</text:p>
          </table:table-cell>
          <table:table-cell office:value-type="float" office:value="183.416142412637" calcext:value-type="float">
            <text:p>183.4161424126</text:p>
          </table:table-cell>
          <table:table-cell office:value-type="float" office:value="181.995064365841" calcext:value-type="float">
            <text:p>181.9950643658</text:p>
          </table:table-cell>
          <table:table-cell office:value-type="float" office:value="169.981992443762" calcext:value-type="float">
            <text:p>169.9819924438</text:p>
          </table:table-cell>
          <table:table-cell office:value-type="float" office:value="183.208895291261" calcext:value-type="float">
            <text:p>183.2088952913</text:p>
          </table:table-cell>
          <table:table-cell office:value-type="float" office:value="180.877281260525" calcext:value-type="float">
            <text:p>180.87728126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441457293813" calcext:value-type="float">
            <text:p>157.4414572938</text:p>
          </table:table-cell>
          <table:table-cell office:value-type="float" office:value="160.161036347015" calcext:value-type="float">
            <text:p>160.161036347</text:p>
          </table:table-cell>
          <table:table-cell office:value-type="float" office:value="198.218591275961" calcext:value-type="float">
            <text:p>198.218591276</text:p>
          </table:table-cell>
          <table:table-cell office:value-type="float" office:value="181.857220199977" calcext:value-type="float">
            <text:p>181.8572202</text:p>
          </table:table-cell>
          <table:table-cell office:value-type="float" office:value="190.516511687313" calcext:value-type="float">
            <text:p>190.5165116873</text:p>
          </table:table-cell>
          <table:table-cell office:value-type="float" office:value="177.813330761041" calcext:value-type="float">
            <text:p>177.813330761</text:p>
          </table:table-cell>
          <table:table-cell office:value-type="float" office:value="181.81720447458" calcext:value-type="float">
            <text:p>181.8172044746</text:p>
          </table:table-cell>
          <table:table-cell office:value-type="float" office:value="199.65702055974" calcext:value-type="float">
            <text:p>199.6570205597</text:p>
          </table:table-cell>
          <table:table-cell office:value-type="float" office:value="192.172753975499" calcext:value-type="float">
            <text:p>192.1727539755</text:p>
          </table:table-cell>
          <table:table-cell office:value-type="float" office:value="187.764248566448" calcext:value-type="float">
            <text:p>187.7642485664</text:p>
          </table:table-cell>
          <table:table-cell office:value-type="float" office:value="195.274929108753" calcext:value-type="float">
            <text:p>195.2749291088</text:p>
          </table:table-cell>
          <table:table-cell office:value-type="float" office:value="183.791493186934" calcext:value-type="float">
            <text:p>183.7914931869</text:p>
          </table:table-cell>
          <table:table-cell office:value-type="float" office:value="181.084886374065" calcext:value-type="float">
            <text:p>181.0848863741</text:p>
          </table:table-cell>
          <table:table-cell office:value-type="float" office:value="169.975415828418" calcext:value-type="float">
            <text:p>169.9754158284</text:p>
          </table:table-cell>
          <table:table-cell office:value-type="float" office:value="182.562716946987" calcext:value-type="float">
            <text:p>182.562716947</text:p>
          </table:table-cell>
          <table:table-cell office:value-type="float" office:value="181.026218228503" calcext:value-type="float">
            <text:p>181.02621822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908180607134" calcext:value-type="float">
            <text:p>156.9081806071</text:p>
          </table:table-cell>
          <table:table-cell office:value-type="float" office:value="159.923699907017" calcext:value-type="float">
            <text:p>159.923699907</text:p>
          </table:table-cell>
          <table:table-cell office:value-type="float" office:value="194.987140345912" calcext:value-type="float">
            <text:p>194.9871403459</text:p>
          </table:table-cell>
          <table:table-cell office:value-type="float" office:value="180.952532841584" calcext:value-type="float">
            <text:p>180.9525328416</text:p>
          </table:table-cell>
          <table:table-cell office:value-type="float" office:value="190.475693304971" calcext:value-type="float">
            <text:p>190.475693305</text:p>
          </table:table-cell>
          <table:table-cell office:value-type="float" office:value="176.721528270487" calcext:value-type="float">
            <text:p>176.7215282705</text:p>
          </table:table-cell>
          <table:table-cell office:value-type="float" office:value="181.927288719347" calcext:value-type="float">
            <text:p>181.9272887193</text:p>
          </table:table-cell>
          <table:table-cell office:value-type="float" office:value="199.852912050566" calcext:value-type="float">
            <text:p>199.8529120506</text:p>
          </table:table-cell>
          <table:table-cell office:value-type="float" office:value="191.066094876548" calcext:value-type="float">
            <text:p>191.0660948765</text:p>
          </table:table-cell>
          <table:table-cell office:value-type="float" office:value="187.583545465331" calcext:value-type="float">
            <text:p>187.5835454653</text:p>
          </table:table-cell>
          <table:table-cell office:value-type="float" office:value="195.318480183053" calcext:value-type="float">
            <text:p>195.3184801831</text:p>
          </table:table-cell>
          <table:table-cell office:value-type="float" office:value="181.958266155352" calcext:value-type="float">
            <text:p>181.9582661554</text:p>
          </table:table-cell>
          <table:table-cell office:value-type="float" office:value="180.780332188012" calcext:value-type="float">
            <text:p>180.780332188</text:p>
          </table:table-cell>
          <table:table-cell office:value-type="float" office:value="169.908372292038" calcext:value-type="float">
            <text:p>169.908372292</text:p>
          </table:table-cell>
          <table:table-cell office:value-type="float" office:value="182.481972951333" calcext:value-type="float">
            <text:p>182.4819729513</text:p>
          </table:table-cell>
          <table:table-cell office:value-type="float" office:value="180.981916041362" calcext:value-type="float">
            <text:p>180.98191604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931332566237" calcext:value-type="float">
            <text:p>153.9313325662</text:p>
          </table:table-cell>
          <table:table-cell office:value-type="float" office:value="158.552765381394" calcext:value-type="float">
            <text:p>158.5527653814</text:p>
          </table:table-cell>
          <table:table-cell office:value-type="float" office:value="195.943083173842" calcext:value-type="float">
            <text:p>195.9430831738</text:p>
          </table:table-cell>
          <table:table-cell office:value-type="float" office:value="180.012771591962" calcext:value-type="float">
            <text:p>180.012771592</text:p>
          </table:table-cell>
          <table:table-cell office:value-type="float" office:value="190.688292504061" calcext:value-type="float">
            <text:p>190.6882925041</text:p>
          </table:table-cell>
          <table:table-cell office:value-type="float" office:value="176.281464945561" calcext:value-type="float">
            <text:p>176.2814649456</text:p>
          </table:table-cell>
          <table:table-cell office:value-type="float" office:value="181.683844306965" calcext:value-type="float">
            <text:p>181.683844307</text:p>
          </table:table-cell>
          <table:table-cell office:value-type="float" office:value="200.143445445426" calcext:value-type="float">
            <text:p>200.1434454454</text:p>
          </table:table-cell>
          <table:table-cell office:value-type="float" office:value="190.839535977845" calcext:value-type="float">
            <text:p>190.8395359778</text:p>
          </table:table-cell>
          <table:table-cell office:value-type="float" office:value="187.415252746149" calcext:value-type="float">
            <text:p>187.4152527461</text:p>
          </table:table-cell>
          <table:table-cell office:value-type="float" office:value="194.576995079215" calcext:value-type="float">
            <text:p>194.5769950792</text:p>
          </table:table-cell>
          <table:table-cell office:value-type="float" office:value="182.333128318876" calcext:value-type="float">
            <text:p>182.3331283189</text:p>
          </table:table-cell>
          <table:table-cell office:value-type="float" office:value="179.811938512751" calcext:value-type="float">
            <text:p>179.8119385128</text:p>
          </table:table-cell>
          <table:table-cell office:value-type="float" office:value="169.777289556714" calcext:value-type="float">
            <text:p>169.7772895567</text:p>
          </table:table-cell>
          <table:table-cell office:value-type="float" office:value="182.202384490251" calcext:value-type="float">
            <text:p>182.2023844903</text:p>
          </table:table-cell>
          <table:table-cell office:value-type="float" office:value="180.743603171142" calcext:value-type="float">
            <text:p>180.74360317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329962735875" calcext:value-type="float">
            <text:p>153.3299627359</text:p>
          </table:table-cell>
          <table:table-cell office:value-type="float" office:value="158.146671904121" calcext:value-type="float">
            <text:p>158.1466719041</text:p>
          </table:table-cell>
          <table:table-cell office:value-type="float" office:value="194.403377071682" calcext:value-type="float">
            <text:p>194.4033770717</text:p>
          </table:table-cell>
          <table:table-cell office:value-type="float" office:value="179.52386543315" calcext:value-type="float">
            <text:p>179.5238654332</text:p>
          </table:table-cell>
          <table:table-cell office:value-type="float" office:value="190.974902906887" calcext:value-type="float">
            <text:p>190.9749029069</text:p>
          </table:table-cell>
          <table:table-cell office:value-type="float" office:value="173.426515194311" calcext:value-type="float">
            <text:p>173.4265151943</text:p>
          </table:table-cell>
          <table:table-cell office:value-type="float" office:value="181.842858914538" calcext:value-type="float">
            <text:p>181.8428589145</text:p>
          </table:table-cell>
          <table:table-cell office:value-type="float" office:value="199.539405029729" calcext:value-type="float">
            <text:p>199.5394050297</text:p>
          </table:table-cell>
          <table:table-cell office:value-type="float" office:value="190.802950209034" calcext:value-type="float">
            <text:p>190.802950209</text:p>
          </table:table-cell>
          <table:table-cell office:value-type="float" office:value="187.294897058153" calcext:value-type="float">
            <text:p>187.2948970582</text:p>
          </table:table-cell>
          <table:table-cell office:value-type="float" office:value="193.639762946775" calcext:value-type="float">
            <text:p>193.6397629468</text:p>
          </table:table-cell>
          <table:table-cell office:value-type="float" office:value="181.144230143237" calcext:value-type="float">
            <text:p>181.1442301432</text:p>
          </table:table-cell>
          <table:table-cell office:value-type="float" office:value="180.260153296247" calcext:value-type="float">
            <text:p>180.2601532962</text:p>
          </table:table-cell>
          <table:table-cell office:value-type="float" office:value="169.939434833726" calcext:value-type="float">
            <text:p>169.9394348337</text:p>
          </table:table-cell>
          <table:table-cell office:value-type="float" office:value="182.230706924923" calcext:value-type="float">
            <text:p>182.2307069249</text:p>
          </table:table-cell>
          <table:table-cell office:value-type="float" office:value="180.65180995107" calcext:value-type="float">
            <text:p>180.65180995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822692047701" calcext:value-type="float">
            <text:p>152.8226920477</text:p>
          </table:table-cell>
          <table:table-cell office:value-type="float" office:value="157.567550990455" calcext:value-type="float">
            <text:p>157.5675509905</text:p>
          </table:table-cell>
          <table:table-cell office:value-type="float" office:value="193.372546189965" calcext:value-type="float">
            <text:p>193.37254619</text:p>
          </table:table-cell>
          <table:table-cell office:value-type="float" office:value="179.449568127283" calcext:value-type="float">
            <text:p>179.4495681273</text:p>
          </table:table-cell>
          <table:table-cell office:value-type="float" office:value="191.579540466159" calcext:value-type="float">
            <text:p>191.5795404662</text:p>
          </table:table-cell>
          <table:table-cell office:value-type="float" office:value="172.91810070377" calcext:value-type="float">
            <text:p>172.9181007038</text:p>
          </table:table-cell>
          <table:table-cell office:value-type="float" office:value="182.223549116458" calcext:value-type="float">
            <text:p>182.2235491165</text:p>
          </table:table-cell>
          <table:table-cell office:value-type="float" office:value="198.667069694533" calcext:value-type="float">
            <text:p>198.6670696945</text:p>
          </table:table-cell>
          <table:table-cell office:value-type="float" office:value="190.479812115868" calcext:value-type="float">
            <text:p>190.4798121159</text:p>
          </table:table-cell>
          <table:table-cell office:value-type="float" office:value="187.573144267996" calcext:value-type="float">
            <text:p>187.573144268</text:p>
          </table:table-cell>
          <table:table-cell office:value-type="float" office:value="193.169911860287" calcext:value-type="float">
            <text:p>193.1699118603</text:p>
          </table:table-cell>
          <table:table-cell office:value-type="float" office:value="180.404005063137" calcext:value-type="float">
            <text:p>180.4040050631</text:p>
          </table:table-cell>
          <table:table-cell office:value-type="float" office:value="179.243069795605" calcext:value-type="float">
            <text:p>179.2430697956</text:p>
          </table:table-cell>
          <table:table-cell office:value-type="float" office:value="169.851352578928" calcext:value-type="float">
            <text:p>169.8513525789</text:p>
          </table:table-cell>
          <table:table-cell office:value-type="float" office:value="182.446248486579" calcext:value-type="float">
            <text:p>182.4462484866</text:p>
          </table:table-cell>
          <table:table-cell office:value-type="float" office:value="180.63171876797" calcext:value-type="float">
            <text:p>180.6317187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203729111071" calcext:value-type="float">
            <text:p>158.2037291111</text:p>
          </table:table-cell>
          <table:table-cell office:value-type="float" office:value="156.590720120284" calcext:value-type="float">
            <text:p>156.5907201203</text:p>
          </table:table-cell>
          <table:table-cell office:value-type="float" office:value="192.469394671462" calcext:value-type="float">
            <text:p>192.4693946715</text:p>
          </table:table-cell>
          <table:table-cell office:value-type="float" office:value="179.280428225043" calcext:value-type="float">
            <text:p>179.280428225</text:p>
          </table:table-cell>
          <table:table-cell office:value-type="float" office:value="191.020038292411" calcext:value-type="float">
            <text:p>191.0200382924</text:p>
          </table:table-cell>
          <table:table-cell office:value-type="float" office:value="171.274877956957" calcext:value-type="float">
            <text:p>171.274877957</text:p>
          </table:table-cell>
          <table:table-cell office:value-type="float" office:value="182.532503059842" calcext:value-type="float">
            <text:p>182.5325030598</text:p>
          </table:table-cell>
          <table:table-cell office:value-type="float" office:value="197.95782763434" calcext:value-type="float">
            <text:p>197.9578276343</text:p>
          </table:table-cell>
          <table:table-cell office:value-type="float" office:value="189.861181913584" calcext:value-type="float">
            <text:p>189.8611819136</text:p>
          </table:table-cell>
          <table:table-cell office:value-type="float" office:value="187.81259793692" calcext:value-type="float">
            <text:p>187.8125979369</text:p>
          </table:table-cell>
          <table:table-cell office:value-type="float" office:value="193.190755880499" calcext:value-type="float">
            <text:p>193.1907558805</text:p>
          </table:table-cell>
          <table:table-cell office:value-type="float" office:value="179.823282523053" calcext:value-type="float">
            <text:p>179.8232825231</text:p>
          </table:table-cell>
          <table:table-cell office:value-type="float" office:value="178.758618576328" calcext:value-type="float">
            <text:p>178.7586185763</text:p>
          </table:table-cell>
          <table:table-cell office:value-type="float" office:value="169.661841851366" calcext:value-type="float">
            <text:p>169.6618418514</text:p>
          </table:table-cell>
          <table:table-cell office:value-type="float" office:value="182.772646814151" calcext:value-type="float">
            <text:p>182.7726468142</text:p>
          </table:table-cell>
          <table:table-cell office:value-type="float" office:value="180.439453354155" calcext:value-type="float">
            <text:p>180.43945335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756051508193" calcext:value-type="float">
            <text:p>157.7560515082</text:p>
          </table:table-cell>
          <table:table-cell office:value-type="float" office:value="156.168263316511" calcext:value-type="float">
            <text:p>156.1682633165</text:p>
          </table:table-cell>
          <table:table-cell office:value-type="float" office:value="191.469245122919" calcext:value-type="float">
            <text:p>191.4692451229</text:p>
          </table:table-cell>
          <table:table-cell office:value-type="float" office:value="177.710696979646" calcext:value-type="float">
            <text:p>177.7106969796</text:p>
          </table:table-cell>
          <table:table-cell office:value-type="float" office:value="191.259633560914" calcext:value-type="float">
            <text:p>191.2596335609</text:p>
          </table:table-cell>
          <table:table-cell office:value-type="float" office:value="170.857797003268" calcext:value-type="float">
            <text:p>170.8577970033</text:p>
          </table:table-cell>
          <table:table-cell office:value-type="float" office:value="182.789100247118" calcext:value-type="float">
            <text:p>182.7891002471</text:p>
          </table:table-cell>
          <table:table-cell office:value-type="float" office:value="197.616317875361" calcext:value-type="float">
            <text:p>197.6163178754</text:p>
          </table:table-cell>
          <table:table-cell office:value-type="float" office:value="189.51708051926" calcext:value-type="float">
            <text:p>189.5170805193</text:p>
          </table:table-cell>
          <table:table-cell office:value-type="float" office:value="187.992866640391" calcext:value-type="float">
            <text:p>187.9928666404</text:p>
          </table:table-cell>
          <table:table-cell office:value-type="float" office:value="193.553661713299" calcext:value-type="float">
            <text:p>193.5536617133</text:p>
          </table:table-cell>
          <table:table-cell office:value-type="float" office:value="180.23292492199" calcext:value-type="float">
            <text:p>180.232924922</text:p>
          </table:table-cell>
          <table:table-cell office:value-type="float" office:value="178.205793015908" calcext:value-type="float">
            <text:p>178.2057930159</text:p>
          </table:table-cell>
          <table:table-cell office:value-type="float" office:value="169.866936279323" calcext:value-type="float">
            <text:p>169.8669362793</text:p>
          </table:table-cell>
          <table:table-cell office:value-type="float" office:value="182.379523225795" calcext:value-type="float">
            <text:p>182.3795232258</text:p>
          </table:table-cell>
          <table:table-cell office:value-type="float" office:value="180.937095438578" calcext:value-type="float">
            <text:p>180.93709543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292016853241" calcext:value-type="float">
            <text:p>157.2920168532</text:p>
          </table:table-cell>
          <table:table-cell office:value-type="float" office:value="159.137714185873" calcext:value-type="float">
            <text:p>159.1377141859</text:p>
          </table:table-cell>
          <table:table-cell office:value-type="float" office:value="190.831749870237" calcext:value-type="float">
            <text:p>190.8317498702</text:p>
          </table:table-cell>
          <table:table-cell office:value-type="float" office:value="177.345164065172" calcext:value-type="float">
            <text:p>177.3451640652</text:p>
          </table:table-cell>
          <table:table-cell office:value-type="float" office:value="191.852746034195" calcext:value-type="float">
            <text:p>191.8527460342</text:p>
          </table:table-cell>
          <table:table-cell office:value-type="float" office:value="170.405307648991" calcext:value-type="float">
            <text:p>170.405307649</text:p>
          </table:table-cell>
          <table:table-cell office:value-type="float" office:value="182.228576856393" calcext:value-type="float">
            <text:p>182.2285768564</text:p>
          </table:table-cell>
          <table:table-cell office:value-type="float" office:value="197.58714600962" calcext:value-type="float">
            <text:p>197.5871460096</text:p>
          </table:table-cell>
          <table:table-cell office:value-type="float" office:value="189.560703421432" calcext:value-type="float">
            <text:p>189.5607034214</text:p>
          </table:table-cell>
          <table:table-cell office:value-type="float" office:value="188.089293261622" calcext:value-type="float">
            <text:p>188.0892932616</text:p>
          </table:table-cell>
          <table:table-cell office:value-type="float" office:value="194.061533668273" calcext:value-type="float">
            <text:p>194.0615336683</text:p>
          </table:table-cell>
          <table:table-cell office:value-type="float" office:value="179.280876626471" calcext:value-type="float">
            <text:p>179.2808766265</text:p>
          </table:table-cell>
          <table:table-cell office:value-type="float" office:value="177.79095222053" calcext:value-type="float">
            <text:p>177.7909522205</text:p>
          </table:table-cell>
          <table:table-cell office:value-type="float" office:value="170.161159917284" calcext:value-type="float">
            <text:p>170.1611599173</text:p>
          </table:table-cell>
          <table:table-cell office:value-type="float" office:value="181.631681726055" calcext:value-type="float">
            <text:p>181.6316817261</text:p>
          </table:table-cell>
          <table:table-cell office:value-type="float" office:value="179.859956042898" calcext:value-type="float">
            <text:p>179.85995604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902740933762" calcext:value-type="float">
            <text:p>156.9027409338</text:p>
          </table:table-cell>
          <table:table-cell office:value-type="float" office:value="158.607445798257" calcext:value-type="float">
            <text:p>158.6074457983</text:p>
          </table:table-cell>
          <table:table-cell office:value-type="float" office:value="190.433717301732" calcext:value-type="float">
            <text:p>190.4337173017</text:p>
          </table:table-cell>
          <table:table-cell office:value-type="float" office:value="176.702139688307" calcext:value-type="float">
            <text:p>176.7021396883</text:p>
          </table:table-cell>
          <table:table-cell office:value-type="float" office:value="192.585623094376" calcext:value-type="float">
            <text:p>192.5856230944</text:p>
          </table:table-cell>
          <table:table-cell office:value-type="float" office:value="171.07734371876" calcext:value-type="float">
            <text:p>171.0773437188</text:p>
          </table:table-cell>
          <table:table-cell office:value-type="float" office:value="181.212009660201" calcext:value-type="float">
            <text:p>181.2120096602</text:p>
          </table:table-cell>
          <table:table-cell office:value-type="float" office:value="197.490013278406" calcext:value-type="float">
            <text:p>197.4900132784</text:p>
          </table:table-cell>
          <table:table-cell office:value-type="float" office:value="190.038724553568" calcext:value-type="float">
            <text:p>190.0387245536</text:p>
          </table:table-cell>
          <table:table-cell office:value-type="float" office:value="187.669961835765" calcext:value-type="float">
            <text:p>187.6699618358</text:p>
          </table:table-cell>
          <table:table-cell office:value-type="float" office:value="193.528364788933" calcext:value-type="float">
            <text:p>193.5283647889</text:p>
          </table:table-cell>
          <table:table-cell office:value-type="float" office:value="180.059085538807" calcext:value-type="float">
            <text:p>180.0590855388</text:p>
          </table:table-cell>
          <table:table-cell office:value-type="float" office:value="178.508755391754" calcext:value-type="float">
            <text:p>178.5087553918</text:p>
          </table:table-cell>
          <table:table-cell office:value-type="float" office:value="169.682743498266" calcext:value-type="float">
            <text:p>169.6827434983</text:p>
          </table:table-cell>
          <table:table-cell office:value-type="float" office:value="181.374905057142" calcext:value-type="float">
            <text:p>181.3749050571</text:p>
          </table:table-cell>
          <table:table-cell office:value-type="float" office:value="179.020042376481" calcext:value-type="float">
            <text:p>179.02004237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494294609495" calcext:value-type="float">
            <text:p>156.4942946095</text:p>
          </table:table-cell>
          <table:table-cell office:value-type="float" office:value="158.225870902292" calcext:value-type="float">
            <text:p>158.2258709023</text:p>
          </table:table-cell>
          <table:table-cell office:value-type="float" office:value="189.878374302174" calcext:value-type="float">
            <text:p>189.8783743022</text:p>
          </table:table-cell>
          <table:table-cell office:value-type="float" office:value="176.151451341642" calcext:value-type="float">
            <text:p>176.1514513416</text:p>
          </table:table-cell>
          <table:table-cell office:value-type="float" office:value="191.654769879708" calcext:value-type="float">
            <text:p>191.6547698797</text:p>
          </table:table-cell>
          <table:table-cell office:value-type="float" office:value="170.192986615002" calcext:value-type="float">
            <text:p>170.192986615</text:p>
          </table:table-cell>
          <table:table-cell office:value-type="float" office:value="179.819825828099" calcext:value-type="float">
            <text:p>179.8198258281</text:p>
          </table:table-cell>
          <table:table-cell office:value-type="float" office:value="197.298869490562" calcext:value-type="float">
            <text:p>197.2988694906</text:p>
          </table:table-cell>
          <table:table-cell office:value-type="float" office:value="190.259362901431" calcext:value-type="float">
            <text:p>190.2593629014</text:p>
          </table:table-cell>
          <table:table-cell office:value-type="float" office:value="187.049618411729" calcext:value-type="float">
            <text:p>187.0496184117</text:p>
          </table:table-cell>
          <table:table-cell office:value-type="float" office:value="192.680373860301" calcext:value-type="float">
            <text:p>192.6803738603</text:p>
          </table:table-cell>
          <table:table-cell office:value-type="float" office:value="178.678422849689" calcext:value-type="float">
            <text:p>178.6784228497</text:p>
          </table:table-cell>
          <table:table-cell office:value-type="float" office:value="178.811812111034" calcext:value-type="float">
            <text:p>178.811812111</text:p>
          </table:table-cell>
          <table:table-cell office:value-type="float" office:value="169.457833116308" calcext:value-type="float">
            <text:p>169.4578331163</text:p>
          </table:table-cell>
          <table:table-cell office:value-type="float" office:value="181.717127167829" calcext:value-type="float">
            <text:p>181.7171271678</text:p>
          </table:table-cell>
          <table:table-cell office:value-type="float" office:value="178.804337555732" calcext:value-type="float">
            <text:p>178.80433755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142327540624" calcext:value-type="float">
            <text:p>156.1423275406</text:p>
          </table:table-cell>
          <table:table-cell office:value-type="float" office:value="157.756702396669" calcext:value-type="float">
            <text:p>157.7567023967</text:p>
          </table:table-cell>
          <table:table-cell office:value-type="float" office:value="189.187964049319" calcext:value-type="float">
            <text:p>189.1879640493</text:p>
          </table:table-cell>
          <table:table-cell office:value-type="float" office:value="175.485580438367" calcext:value-type="float">
            <text:p>175.4855804384</text:p>
          </table:table-cell>
          <table:table-cell office:value-type="float" office:value="190.338818973986" calcext:value-type="float">
            <text:p>190.338818974</text:p>
          </table:table-cell>
          <table:table-cell office:value-type="float" office:value="170.134164446848" calcext:value-type="float">
            <text:p>170.1341644468</text:p>
          </table:table-cell>
          <table:table-cell office:value-type="float" office:value="179.044869955436" calcext:value-type="float">
            <text:p>179.0448699554</text:p>
          </table:table-cell>
          <table:table-cell office:value-type="float" office:value="197.014853728592" calcext:value-type="float">
            <text:p>197.0148537286</text:p>
          </table:table-cell>
          <table:table-cell office:value-type="float" office:value="190.459349017069" calcext:value-type="float">
            <text:p>190.4593490171</text:p>
          </table:table-cell>
          <table:table-cell office:value-type="float" office:value="186.985926326611" calcext:value-type="float">
            <text:p>186.9859263266</text:p>
          </table:table-cell>
          <table:table-cell office:value-type="float" office:value="192.165974861816" calcext:value-type="float">
            <text:p>192.1659748618</text:p>
          </table:table-cell>
          <table:table-cell office:value-type="float" office:value="177.676825472981" calcext:value-type="float">
            <text:p>177.676825473</text:p>
          </table:table-cell>
          <table:table-cell office:value-type="float" office:value="179.353451652135" calcext:value-type="float">
            <text:p>179.3534516521</text:p>
          </table:table-cell>
          <table:table-cell office:value-type="float" office:value="169.149309213269" calcext:value-type="float">
            <text:p>169.1493092133</text:p>
          </table:table-cell>
          <table:table-cell office:value-type="float" office:value="182.184737601826" calcext:value-type="float">
            <text:p>182.1847376018</text:p>
          </table:table-cell>
          <table:table-cell office:value-type="float" office:value="179.349615131808" calcext:value-type="float">
            <text:p>179.34961513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624135347955" calcext:value-type="float">
            <text:p>155.624135348</text:p>
          </table:table-cell>
          <table:table-cell office:value-type="float" office:value="157.448380281858" calcext:value-type="float">
            <text:p>157.4483802819</text:p>
          </table:table-cell>
          <table:table-cell office:value-type="float" office:value="188.612146386728" calcext:value-type="float">
            <text:p>188.6121463867</text:p>
          </table:table-cell>
          <table:table-cell office:value-type="float" office:value="174.828474189432" calcext:value-type="float">
            <text:p>174.8284741894</text:p>
          </table:table-cell>
          <table:table-cell office:value-type="float" office:value="189.398431259293" calcext:value-type="float">
            <text:p>189.3984312593</text:p>
          </table:table-cell>
          <table:table-cell office:value-type="float" office:value="170.11884270347" calcext:value-type="float">
            <text:p>170.1188427035</text:p>
          </table:table-cell>
          <table:table-cell office:value-type="float" office:value="178.623965495903" calcext:value-type="float">
            <text:p>178.6239654959</text:p>
          </table:table-cell>
          <table:table-cell office:value-type="float" office:value="196.66601868997" calcext:value-type="float">
            <text:p>196.66601869</text:p>
          </table:table-cell>
          <table:table-cell office:value-type="float" office:value="190.621901621732" calcext:value-type="float">
            <text:p>190.6219016217</text:p>
          </table:table-cell>
          <table:table-cell office:value-type="float" office:value="187.099142864235" calcext:value-type="float">
            <text:p>187.0991428642</text:p>
          </table:table-cell>
          <table:table-cell office:value-type="float" office:value="191.988989284422" calcext:value-type="float">
            <text:p>191.9889892844</text:p>
          </table:table-cell>
          <table:table-cell office:value-type="float" office:value="176.861793306544" calcext:value-type="float">
            <text:p>176.8617933065</text:p>
          </table:table-cell>
          <table:table-cell office:value-type="float" office:value="180.175682913186" calcext:value-type="float">
            <text:p>180.1756829132</text:p>
          </table:table-cell>
          <table:table-cell office:value-type="float" office:value="168.737241476742" calcext:value-type="float">
            <text:p>168.7372414767</text:p>
          </table:table-cell>
          <table:table-cell office:value-type="float" office:value="181.468592140973" calcext:value-type="float">
            <text:p>181.468592141</text:p>
          </table:table-cell>
          <table:table-cell office:value-type="float" office:value="178.347070582185" calcext:value-type="float">
            <text:p>178.34707058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943974580721" calcext:value-type="float">
            <text:p>155.9439745807</text:p>
          </table:table-cell>
          <table:table-cell office:value-type="float" office:value="157.102101888966" calcext:value-type="float">
            <text:p>157.102101889</text:p>
          </table:table-cell>
          <table:table-cell office:value-type="float" office:value="187.962726939119" calcext:value-type="float">
            <text:p>187.9627269391</text:p>
          </table:table-cell>
          <table:table-cell office:value-type="float" office:value="174.096281962081" calcext:value-type="float">
            <text:p>174.0962819621</text:p>
          </table:table-cell>
          <table:table-cell office:value-type="float" office:value="188.717331825958" calcext:value-type="float">
            <text:p>188.717331826</text:p>
          </table:table-cell>
          <table:table-cell office:value-type="float" office:value="169.9024637195" calcext:value-type="float">
            <text:p>169.9024637195</text:p>
          </table:table-cell>
          <table:table-cell office:value-type="float" office:value="178.572067187984" calcext:value-type="float">
            <text:p>178.572067188</text:p>
          </table:table-cell>
          <table:table-cell office:value-type="float" office:value="196.284715001388" calcext:value-type="float">
            <text:p>196.2847150014</text:p>
          </table:table-cell>
          <table:table-cell office:value-type="float" office:value="191.12384478605" calcext:value-type="float">
            <text:p>191.1238447861</text:p>
          </table:table-cell>
          <table:table-cell office:value-type="float" office:value="186.971901881657" calcext:value-type="float">
            <text:p>186.9719018817</text:p>
          </table:table-cell>
          <table:table-cell office:value-type="float" office:value="192.585069934711" calcext:value-type="float">
            <text:p>192.5850699347</text:p>
          </table:table-cell>
          <table:table-cell office:value-type="float" office:value="176.072943912236" calcext:value-type="float">
            <text:p>176.0729439122</text:p>
          </table:table-cell>
          <table:table-cell office:value-type="float" office:value="181.252536598912" calcext:value-type="float">
            <text:p>181.2525365989</text:p>
          </table:table-cell>
          <table:table-cell office:value-type="float" office:value="168.256062413008" calcext:value-type="float">
            <text:p>168.256062413</text:p>
          </table:table-cell>
          <table:table-cell office:value-type="float" office:value="180.580126022479" calcext:value-type="float">
            <text:p>180.5801260225</text:p>
          </table:table-cell>
          <table:table-cell office:value-type="float" office:value="177.783604610024" calcext:value-type="float">
            <text:p>177.783604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012048068232" calcext:value-type="float">
            <text:p>155.0120480682</text:p>
          </table:table-cell>
          <table:table-cell office:value-type="float" office:value="156.682100168235" calcext:value-type="float">
            <text:p>156.6821001682</text:p>
          </table:table-cell>
          <table:table-cell office:value-type="float" office:value="187.179461872487" calcext:value-type="float">
            <text:p>187.1794618725</text:p>
          </table:table-cell>
          <table:table-cell office:value-type="float" office:value="173.272575872734" calcext:value-type="float">
            <text:p>173.2725758727</text:p>
          </table:table-cell>
          <table:table-cell office:value-type="float" office:value="188.985286198957" calcext:value-type="float">
            <text:p>188.985286199</text:p>
          </table:table-cell>
          <table:table-cell office:value-type="float" office:value="170.236211235865" calcext:value-type="float">
            <text:p>170.2362112359</text:p>
          </table:table-cell>
          <table:table-cell office:value-type="float" office:value="178.8590268135" calcext:value-type="float">
            <text:p>178.8590268135</text:p>
          </table:table-cell>
          <table:table-cell office:value-type="float" office:value="195.886874367112" calcext:value-type="float">
            <text:p>195.8868743671</text:p>
          </table:table-cell>
          <table:table-cell office:value-type="float" office:value="191.221724685016" calcext:value-type="float">
            <text:p>191.221724685</text:p>
          </table:table-cell>
          <table:table-cell office:value-type="float" office:value="186.914380684329" calcext:value-type="float">
            <text:p>186.9143806843</text:p>
          </table:table-cell>
          <table:table-cell office:value-type="float" office:value="191.871100341589" calcext:value-type="float">
            <text:p>191.8711003416</text:p>
          </table:table-cell>
          <table:table-cell office:value-type="float" office:value="177.011150265156" calcext:value-type="float">
            <text:p>177.0111502652</text:p>
          </table:table-cell>
          <table:table-cell office:value-type="float" office:value="182.491511425622" calcext:value-type="float">
            <text:p>182.4915114256</text:p>
          </table:table-cell>
          <table:table-cell office:value-type="float" office:value="167.831147149922" calcext:value-type="float">
            <text:p>167.8311471499</text:p>
          </table:table-cell>
          <table:table-cell office:value-type="float" office:value="181.061283173345" calcext:value-type="float">
            <text:p>181.0612831733</text:p>
          </table:table-cell>
          <table:table-cell office:value-type="float" office:value="178.053641046214" calcext:value-type="float">
            <text:p>178.05364104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152458288272" calcext:value-type="float">
            <text:p>154.1524582883</text:p>
          </table:table-cell>
          <table:table-cell office:value-type="float" office:value="156.145105296049" calcext:value-type="float">
            <text:p>156.145105296</text:p>
          </table:table-cell>
          <table:table-cell office:value-type="float" office:value="186.227690732562" calcext:value-type="float">
            <text:p>186.2276907326</text:p>
          </table:table-cell>
          <table:table-cell office:value-type="float" office:value="172.427813338293" calcext:value-type="float">
            <text:p>172.4278133383</text:p>
          </table:table-cell>
          <table:table-cell office:value-type="float" office:value="188.389298382216" calcext:value-type="float">
            <text:p>188.3892983822</text:p>
          </table:table-cell>
          <table:table-cell office:value-type="float" office:value="169.561918173733" calcext:value-type="float">
            <text:p>169.5619181737</text:p>
          </table:table-cell>
          <table:table-cell office:value-type="float" office:value="179.281488655307" calcext:value-type="float">
            <text:p>179.2814886553</text:p>
          </table:table-cell>
          <table:table-cell office:value-type="float" office:value="195.474393686072" calcext:value-type="float">
            <text:p>195.4743936861</text:p>
          </table:table-cell>
          <table:table-cell office:value-type="float" office:value="191.016056598875" calcext:value-type="float">
            <text:p>191.0160565989</text:p>
          </table:table-cell>
          <table:table-cell office:value-type="float" office:value="186.897716980352" calcext:value-type="float">
            <text:p>186.8977169804</text:p>
          </table:table-cell>
          <table:table-cell office:value-type="float" office:value="191.43547051822" calcext:value-type="float">
            <text:p>191.4354705182</text:p>
          </table:table-cell>
          <table:table-cell office:value-type="float" office:value="175.59753383417" calcext:value-type="float">
            <text:p>175.5975338342</text:p>
          </table:table-cell>
          <table:table-cell office:value-type="float" office:value="181.897449140734" calcext:value-type="float">
            <text:p>181.8974491407</text:p>
          </table:table-cell>
          <table:table-cell office:value-type="float" office:value="167.587341689636" calcext:value-type="float">
            <text:p>167.5873416896</text:p>
          </table:table-cell>
          <table:table-cell office:value-type="float" office:value="180.210284388417" calcext:value-type="float">
            <text:p>180.2102843884</text:p>
          </table:table-cell>
          <table:table-cell office:value-type="float" office:value="177.461629045388" calcext:value-type="float">
            <text:p>177.46162904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382938737194" calcext:value-type="float">
            <text:p>153.3829387372</text:p>
          </table:table-cell>
          <table:table-cell office:value-type="float" office:value="155.783665958202" calcext:value-type="float">
            <text:p>155.7836659582</text:p>
          </table:table-cell>
          <table:table-cell office:value-type="float" office:value="187.564364476599" calcext:value-type="float">
            <text:p>187.5643644766</text:p>
          </table:table-cell>
          <table:table-cell office:value-type="float" office:value="171.617530046588" calcext:value-type="float">
            <text:p>171.6175300466</text:p>
          </table:table-cell>
          <table:table-cell office:value-type="float" office:value="187.951649393901" calcext:value-type="float">
            <text:p>187.9516493939</text:p>
          </table:table-cell>
          <table:table-cell office:value-type="float" office:value="170.152814620278" calcext:value-type="float">
            <text:p>170.1528146203</text:p>
          </table:table-cell>
          <table:table-cell office:value-type="float" office:value="178.536011855214" calcext:value-type="float">
            <text:p>178.5360118552</text:p>
          </table:table-cell>
          <table:table-cell office:value-type="float" office:value="195.053395834843" calcext:value-type="float">
            <text:p>195.0533958348</text:p>
          </table:table-cell>
          <table:table-cell office:value-type="float" office:value="191.277355832194" calcext:value-type="float">
            <text:p>191.2773558322</text:p>
          </table:table-cell>
          <table:table-cell office:value-type="float" office:value="186.771350905796" calcext:value-type="float">
            <text:p>186.7713509058</text:p>
          </table:table-cell>
          <table:table-cell office:value-type="float" office:value="191.274263254409" calcext:value-type="float">
            <text:p>191.2742632544</text:p>
          </table:table-cell>
          <table:table-cell office:value-type="float" office:value="174.562830486055" calcext:value-type="float">
            <text:p>174.5628304861</text:p>
          </table:table-cell>
          <table:table-cell office:value-type="float" office:value="180.233395780981" calcext:value-type="float">
            <text:p>180.233395781</text:p>
          </table:table-cell>
          <table:table-cell office:value-type="float" office:value="167.499915632447" calcext:value-type="float">
            <text:p>167.4999156324</text:p>
          </table:table-cell>
          <table:table-cell office:value-type="float" office:value="180.774682178162" calcext:value-type="float">
            <text:p>180.7746821782</text:p>
          </table:table-cell>
          <table:table-cell office:value-type="float" office:value="177.190303951565" calcext:value-type="float">
            <text:p>177.19030395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959291347204" calcext:value-type="float">
            <text:p>153.9592913472</text:p>
          </table:table-cell>
          <table:table-cell office:value-type="float" office:value="155.424441094123" calcext:value-type="float">
            <text:p>155.4244410941</text:p>
          </table:table-cell>
          <table:table-cell office:value-type="float" office:value="185.376813407896" calcext:value-type="float">
            <text:p>185.3768134079</text:p>
          </table:table-cell>
          <table:table-cell office:value-type="float" office:value="170.969977271166" calcext:value-type="float">
            <text:p>170.9699772712</text:p>
          </table:table-cell>
          <table:table-cell office:value-type="float" office:value="188.016681709785" calcext:value-type="float">
            <text:p>188.0166817098</text:p>
          </table:table-cell>
          <table:table-cell office:value-type="float" office:value="169.189671029146" calcext:value-type="float">
            <text:p>169.1896710291</text:p>
          </table:table-cell>
          <table:table-cell office:value-type="float" office:value="177.257278561387" calcext:value-type="float">
            <text:p>177.2572785614</text:p>
          </table:table-cell>
          <table:table-cell office:value-type="float" office:value="194.622044586067" calcext:value-type="float">
            <text:p>194.6220445861</text:p>
          </table:table-cell>
          <table:table-cell office:value-type="float" office:value="190.789560214614" calcext:value-type="float">
            <text:p>190.7895602146</text:p>
          </table:table-cell>
          <table:table-cell office:value-type="float" office:value="186.714423339413" calcext:value-type="float">
            <text:p>186.7144233394</text:p>
          </table:table-cell>
          <table:table-cell office:value-type="float" office:value="191.267964820686" calcext:value-type="float">
            <text:p>191.2679648207</text:p>
          </table:table-cell>
          <table:table-cell office:value-type="float" office:value="173.630806987844" calcext:value-type="float">
            <text:p>173.6308069878</text:p>
          </table:table-cell>
          <table:table-cell office:value-type="float" office:value="178.204615887588" calcext:value-type="float">
            <text:p>178.2046158876</text:p>
          </table:table-cell>
          <table:table-cell office:value-type="float" office:value="167.480520543895" calcext:value-type="float">
            <text:p>167.4805205439</text:p>
          </table:table-cell>
          <table:table-cell office:value-type="float" office:value="179.961883882394" calcext:value-type="float">
            <text:p>179.9618838824</text:p>
          </table:table-cell>
          <table:table-cell office:value-type="float" office:value="177.085902252693" calcext:value-type="float">
            <text:p>177.08590225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848891351857" calcext:value-type="float">
            <text:p>152.8488913519</text:p>
          </table:table-cell>
          <table:table-cell office:value-type="float" office:value="154.969950668692" calcext:value-type="float">
            <text:p>154.9699506687</text:p>
          </table:table-cell>
          <table:table-cell office:value-type="float" office:value="184.091788836816" calcext:value-type="float">
            <text:p>184.0917888368</text:p>
          </table:table-cell>
          <table:table-cell office:value-type="float" office:value="170.625498252729" calcext:value-type="float">
            <text:p>170.6254982527</text:p>
          </table:table-cell>
          <table:table-cell office:value-type="float" office:value="188.054321566875" calcext:value-type="float">
            <text:p>188.0543215669</text:p>
          </table:table-cell>
          <table:table-cell office:value-type="float" office:value="170.651249012105" calcext:value-type="float">
            <text:p>170.6512490121</text:p>
          </table:table-cell>
          <table:table-cell office:value-type="float" office:value="176.423143911573" calcext:value-type="float">
            <text:p>176.4231439116</text:p>
          </table:table-cell>
          <table:table-cell office:value-type="float" office:value="194.173976010409" calcext:value-type="float">
            <text:p>194.1739760104</text:p>
          </table:table-cell>
          <table:table-cell office:value-type="float" office:value="190.12620262521" calcext:value-type="float">
            <text:p>190.1262026252</text:p>
          </table:table-cell>
          <table:table-cell office:value-type="float" office:value="0" calcext:value-type="float">
            <text:p>0</text:p>
          </table:table-cell>
          <table:table-cell office:value-type="float" office:value="190.918452653106" calcext:value-type="float">
            <text:p>190.9184526531</text:p>
          </table:table-cell>
          <table:table-cell office:value-type="float" office:value="172.744193566729" calcext:value-type="float">
            <text:p>172.7441935667</text:p>
          </table:table-cell>
          <table:table-cell office:value-type="float" office:value="177.233240745894" calcext:value-type="float">
            <text:p>177.2332407459</text:p>
          </table:table-cell>
          <table:table-cell office:value-type="float" office:value="0" calcext:value-type="float">
            <text:p>0</text:p>
          </table:table-cell>
          <table:table-cell office:value-type="float" office:value="179.679526831837" calcext:value-type="float">
            <text:p>179.6795268318</text:p>
          </table:table-cell>
          <table:table-cell office:value-type="float" office:value="177.097816917399" calcext:value-type="float">
            <text:p>177.09781691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406544980029" calcext:value-type="float">
            <text:p>152.40654498</text:p>
          </table:table-cell>
          <table:table-cell office:value-type="float" office:value="155.437704645311" calcext:value-type="float">
            <text:p>155.4377046453</text:p>
          </table:table-cell>
          <table:table-cell office:value-type="float" office:value="183.373408534238" calcext:value-type="float">
            <text:p>183.3734085342</text:p>
          </table:table-cell>
          <table:table-cell office:value-type="float" office:value="170.589992386037" calcext:value-type="float">
            <text:p>170.589992386</text:p>
          </table:table-cell>
          <table:table-cell office:value-type="float" office:value="188.514613720403" calcext:value-type="float">
            <text:p>188.5146137204</text:p>
          </table:table-cell>
          <table:table-cell office:value-type="float" office:value="168.780951607308" calcext:value-type="float">
            <text:p>168.7809516073</text:p>
          </table:table-cell>
          <table:table-cell office:value-type="float" office:value="175.903917873671" calcext:value-type="float">
            <text:p>175.9039178737</text:p>
          </table:table-cell>
          <table:table-cell office:value-type="float" office:value="193.792417642625" calcext:value-type="float">
            <text:p>193.7924176426</text:p>
          </table:table-cell>
          <table:table-cell office:value-type="float" office:value="189.894070612088" calcext:value-type="float">
            <text:p>189.8940706121</text:p>
          </table:table-cell>
          <table:table-cell office:value-type="float" office:value="0" calcext:value-type="float">
            <text:p>0</text:p>
          </table:table-cell>
          <table:table-cell office:value-type="float" office:value="191.207315696131" calcext:value-type="float">
            <text:p>191.2073156961</text:p>
          </table:table-cell>
          <table:table-cell office:value-type="float" office:value="171.986902133608" calcext:value-type="float">
            <text:p>171.9869021336</text:p>
          </table:table-cell>
          <table:table-cell office:value-type="float" office:value="176.848419866176" calcext:value-type="float">
            <text:p>176.8484198662</text:p>
          </table:table-cell>
          <table:table-cell office:value-type="float" office:value="0" calcext:value-type="float">
            <text:p>0</text:p>
          </table:table-cell>
          <table:table-cell office:value-type="float" office:value="179.719550768759" calcext:value-type="float">
            <text:p>179.7195507688</text:p>
          </table:table-cell>
          <table:table-cell office:value-type="float" office:value="176.975401354086" calcext:value-type="float">
            <text:p>176.97540135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372604895085" calcext:value-type="float">
            <text:p>152.3726048951</text:p>
          </table:table-cell>
          <table:table-cell office:value-type="float" office:value="154.677578156963" calcext:value-type="float">
            <text:p>154.677578157</text:p>
          </table:table-cell>
          <table:table-cell office:value-type="float" office:value="182.972031891887" calcext:value-type="float">
            <text:p>182.9720318919</text:p>
          </table:table-cell>
          <table:table-cell office:value-type="float" office:value="170.744259352881" calcext:value-type="float">
            <text:p>170.7442593529</text:p>
          </table:table-cell>
          <table:table-cell office:value-type="float" office:value="188.893705326465" calcext:value-type="float">
            <text:p>188.8937053265</text:p>
          </table:table-cell>
          <table:table-cell office:value-type="float" office:value="169.028997554464" calcext:value-type="float">
            <text:p>169.0289975545</text:p>
          </table:table-cell>
          <table:table-cell office:value-type="float" office:value="175.706081481524" calcext:value-type="float">
            <text:p>175.7060814815</text:p>
          </table:table-cell>
          <table:table-cell office:value-type="float" office:value="194.05668037548" calcext:value-type="float">
            <text:p>194.0566803755</text:p>
          </table:table-cell>
          <table:table-cell office:value-type="float" office:value="189.779926948975" calcext:value-type="float">
            <text:p>189.779926949</text:p>
          </table:table-cell>
          <table:table-cell office:value-type="float" office:value="0" calcext:value-type="float">
            <text:p>0</text:p>
          </table:table-cell>
          <table:table-cell office:value-type="float" office:value="190.501184995427" calcext:value-type="float">
            <text:p>190.5011849954</text:p>
          </table:table-cell>
          <table:table-cell office:value-type="float" office:value="171.461966633358" calcext:value-type="float">
            <text:p>171.4619666334</text:p>
          </table:table-cell>
          <table:table-cell office:value-type="float" office:value="176.751816104021" calcext:value-type="float">
            <text:p>176.751816104</text:p>
          </table:table-cell>
          <table:table-cell office:value-type="float" office:value="0" calcext:value-type="float">
            <text:p>0</text:p>
          </table:table-cell>
          <table:table-cell office:value-type="float" office:value="179.755951330283" calcext:value-type="float">
            <text:p>179.7559513303</text:p>
          </table:table-cell>
          <table:table-cell office:value-type="float" office:value="176.68930926605" calcext:value-type="float">
            <text:p>176.68930926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418748635884" calcext:value-type="float">
            <text:p>152.4187486359</text:p>
          </table:table-cell>
          <table:table-cell office:value-type="float" office:value="154.35659344706" calcext:value-type="float">
            <text:p>154.3565934471</text:p>
          </table:table-cell>
          <table:table-cell office:value-type="float" office:value="182.76291444601" calcext:value-type="float">
            <text:p>182.762914446</text:p>
          </table:table-cell>
          <table:table-cell office:value-type="float" office:value="170.283563572191" calcext:value-type="float">
            <text:p>170.2835635722</text:p>
          </table:table-cell>
          <table:table-cell office:value-type="float" office:value="189.094024384633" calcext:value-type="float">
            <text:p>189.0940243846</text:p>
          </table:table-cell>
          <table:table-cell office:value-type="float" office:value="167.956989442476" calcext:value-type="float">
            <text:p>167.9569894425</text:p>
          </table:table-cell>
          <table:table-cell office:value-type="float" office:value="175.923188556023" calcext:value-type="float">
            <text:p>175.923188556</text:p>
          </table:table-cell>
          <table:table-cell office:value-type="float" office:value="193.560264872562" calcext:value-type="float">
            <text:p>193.5602648726</text:p>
          </table:table-cell>
          <table:table-cell office:value-type="float" office:value="189.620535998891" calcext:value-type="float">
            <text:p>189.6205359989</text:p>
          </table:table-cell>
          <table:table-cell office:value-type="float" office:value="0" calcext:value-type="float">
            <text:p>0</text:p>
          </table:table-cell>
          <table:table-cell office:value-type="float" office:value="189.783924313892" calcext:value-type="float">
            <text:p>189.7839243139</text:p>
          </table:table-cell>
          <table:table-cell office:value-type="float" office:value="171.166284135344" calcext:value-type="float">
            <text:p>171.1662841353</text:p>
          </table:table-cell>
          <table:table-cell office:value-type="float" office:value="176.621461362494" calcext:value-type="float">
            <text:p>176.6214613625</text:p>
          </table:table-cell>
          <table:table-cell office:value-type="float" office:value="0" calcext:value-type="float">
            <text:p>0</text:p>
          </table:table-cell>
          <table:table-cell office:value-type="float" office:value="179.706700629702" calcext:value-type="float">
            <text:p>179.7067006297</text:p>
          </table:table-cell>
          <table:table-cell office:value-type="float" office:value="176.474036069825" calcext:value-type="float">
            <text:p>176.47403606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462822813715" calcext:value-type="float">
            <text:p>152.4628228137</text:p>
          </table:table-cell>
          <table:table-cell office:value-type="float" office:value="154.263005768139" calcext:value-type="float">
            <text:p>154.2630057681</text:p>
          </table:table-cell>
          <table:table-cell office:value-type="float" office:value="182.654958160271" calcext:value-type="float">
            <text:p>182.6549581603</text:p>
          </table:table-cell>
          <table:table-cell office:value-type="float" office:value="169.842527250261" calcext:value-type="float">
            <text:p>169.8425272503</text:p>
          </table:table-cell>
          <table:table-cell office:value-type="float" office:value="189.150864052246" calcext:value-type="float">
            <text:p>189.1508640522</text:p>
          </table:table-cell>
          <table:table-cell office:value-type="float" office:value="168.953745442746" calcext:value-type="float">
            <text:p>168.9537454427</text:p>
          </table:table-cell>
          <table:table-cell office:value-type="float" office:value="175.766484863422" calcext:value-type="float">
            <text:p>175.7664848634</text:p>
          </table:table-cell>
          <table:table-cell office:value-type="float" office:value="193.423344866757" calcext:value-type="float">
            <text:p>193.4233448668</text:p>
          </table:table-cell>
          <table:table-cell office:value-type="float" office:value="189.421756162033" calcext:value-type="float">
            <text:p>189.421756162</text:p>
          </table:table-cell>
          <table:table-cell office:value-type="float" office:value="0" calcext:value-type="float">
            <text:p>0</text:p>
          </table:table-cell>
          <table:table-cell office:value-type="float" office:value="189.334364545795" calcext:value-type="float">
            <text:p>189.3343645458</text:p>
          </table:table-cell>
          <table:table-cell office:value-type="float" office:value="171.00867874114" calcext:value-type="float">
            <text:p>171.0086787411</text:p>
          </table:table-cell>
          <table:table-cell office:value-type="float" office:value="176.5050683986" calcext:value-type="float">
            <text:p>176.5050683986</text:p>
          </table:table-cell>
          <table:table-cell office:value-type="float" office:value="0" calcext:value-type="float">
            <text:p>0</text:p>
          </table:table-cell>
          <table:table-cell office:value-type="float" office:value="179.738581211469" calcext:value-type="float">
            <text:p>179.7385812115</text:p>
          </table:table-cell>
          <table:table-cell office:value-type="float" office:value="176.362366641727" calcext:value-type="float">
            <text:p>176.36236664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68.769321090218" calcext:value-type="float">
            <text:p>168.7693210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.283731649099" calcext:value-type="float">
            <text:p>189.2837316491</text:p>
          </table:table-cell>
          <table:table-cell office:value-type="float" office:value="0" calcext:value-type="float">
            <text:p>0</text:p>
          </table:table-cell>
          <table:table-cell office:value-type="float" office:value="189.081443337405" calcext:value-type="float">
            <text:p>189.08144333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6.284354280171" calcext:value-type="float">
            <text:p>176.28435428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68.0671608339" calcext:value-type="float">
            <text:p>168.067160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.240036539964" calcext:value-type="float">
            <text:p>189.24003654</text:p>
          </table:table-cell>
          <table:table-cell office:value-type="float" office:value="0" calcext:value-type="float">
            <text:p>0</text:p>
          </table:table-cell>
          <table:table-cell office:value-type="float" office:value="188.956534809574" calcext:value-type="float">
            <text:p>188.9565348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6.235125811562" calcext:value-type="float">
            <text:p>176.23512581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68.057528658102" calcext:value-type="float">
            <text:p>168.0575286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.238237397918" calcext:value-type="float">
            <text:p>189.2382373979</text:p>
          </table:table-cell>
          <table:table-cell office:value-type="float" office:value="0" calcext:value-type="float">
            <text:p>0</text:p>
          </table:table-cell>
          <table:table-cell office:value-type="float" office:value="188.887712428535" calcext:value-type="float">
            <text:p>188.8877124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6.200041333626" calcext:value-type="float">
            <text:p>176.20004133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7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0.333165060993962" calcext:value-type="float">
            <text:p>0.333165061</text:p>
          </table:table-cell>
          <table:table-cell office:value-type="float" office:value="0.163501431360426" calcext:value-type="float">
            <text:p>0.1635014314</text:p>
          </table:table-cell>
          <table:table-cell office:value-type="float" office:value="0.179391701473085" calcext:value-type="float">
            <text:p>0.1793917015</text:p>
          </table:table-cell>
          <table:table-cell office:value-type="float" office:value="0.212378231859808" calcext:value-type="float">
            <text:p>0.2123782319</text:p>
          </table:table-cell>
          <table:table-cell office:value-type="float" office:value="0.330867961159052" calcext:value-type="float">
            <text:p>0.3308679612</text:p>
          </table:table-cell>
          <table:table-cell office:value-type="float" office:value="0.135068623619187" calcext:value-type="float">
            <text:p>0.1350686236</text:p>
          </table:table-cell>
          <table:table-cell office:value-type="float" office:value="0.279330283860661" calcext:value-type="float">
            <text:p>0.2793302839</text:p>
          </table:table-cell>
          <table:table-cell office:value-type="float" office:value="0.334720525948877" calcext:value-type="float">
            <text:p>0.3347205259</text:p>
          </table:table-cell>
          <table:table-cell office:value-type="float" office:value="0.344767545639914" calcext:value-type="float">
            <text:p>0.3447675456</text:p>
          </table:table-cell>
          <table:table-cell office:value-type="float" office:value="0.301944413278749" calcext:value-type="float">
            <text:p>0.3019444133</text:p>
          </table:table-cell>
          <table:table-cell office:value-type="float" office:value="0.341839013136717" calcext:value-type="float">
            <text:p>0.3418390131</text:p>
          </table:table-cell>
          <table:table-cell office:value-type="float" office:value="0.18521174726993" calcext:value-type="float">
            <text:p>0.1852117473</text:p>
          </table:table-cell>
          <table:table-cell office:value-type="float" office:value="0.139053119082656" calcext:value-type="float">
            <text:p>0.1390531191</text:p>
          </table:table-cell>
          <table:table-cell office:value-type="float" office:value="0.45339219550676" calcext:value-type="float">
            <text:p>0.4533921955</text:p>
          </table:table-cell>
          <table:table-cell office:value-type="float" office:value="0.355277862740729" calcext:value-type="float">
            <text:p>0.3552778627</text:p>
          </table:table-cell>
          <table:table-cell office:value-type="float" office:value="0.243326887894357" calcext:value-type="float">
            <text:p>0.24332688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3677357693708" calcext:value-type="float">
            <text:p>0.2736773577</text:p>
          </table:table-cell>
          <table:table-cell office:value-type="float" office:value="0.327022557216021" calcext:value-type="float">
            <text:p>0.3270225572</text:p>
          </table:table-cell>
          <table:table-cell office:value-type="float" office:value="0.212210722060856" calcext:value-type="float">
            <text:p>0.2122107221</text:p>
          </table:table-cell>
          <table:table-cell office:value-type="float" office:value="0.165290061020074" calcext:value-type="float">
            <text:p>0.165290061</text:p>
          </table:table-cell>
          <table:table-cell office:value-type="float" office:value="0.157035473385728" calcext:value-type="float">
            <text:p>0.1570354734</text:p>
          </table:table-cell>
          <table:table-cell office:value-type="float" office:value="0.152419091539074" calcext:value-type="float">
            <text:p>0.1524190915</text:p>
          </table:table-cell>
          <table:table-cell office:value-type="float" office:value="0.348102894353359" calcext:value-type="float">
            <text:p>0.3481028944</text:p>
          </table:table-cell>
          <table:table-cell office:value-type="float" office:value="0.214467375352731" calcext:value-type="float">
            <text:p>0.2144673754</text:p>
          </table:table-cell>
          <table:table-cell office:value-type="float" office:value="0.319740521644192" calcext:value-type="float">
            <text:p>0.3197405216</text:p>
          </table:table-cell>
          <table:table-cell office:value-type="float" office:value="0.18452471016059" calcext:value-type="float">
            <text:p>0.1845247102</text:p>
          </table:table-cell>
          <table:table-cell office:value-type="float" office:value="0.282221359099352" calcext:value-type="float">
            <text:p>0.2822213591</text:p>
          </table:table-cell>
          <table:table-cell office:value-type="float" office:value="0.232993066665948" calcext:value-type="float">
            <text:p>0.2329930667</text:p>
          </table:table-cell>
          <table:table-cell office:value-type="float" office:value="0.190048714199118" calcext:value-type="float">
            <text:p>0.1900487142</text:p>
          </table:table-cell>
          <table:table-cell office:value-type="float" office:value="0.388689358249051" calcext:value-type="float">
            <text:p>0.3886893582</text:p>
          </table:table-cell>
          <table:table-cell office:value-type="float" office:value="0.171920529770319" calcext:value-type="float">
            <text:p>0.1719205298</text:p>
          </table:table-cell>
          <table:table-cell office:value-type="float" office:value="0.295193355748795" calcext:value-type="float">
            <text:p>0.29519335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8528159725045" calcext:value-type="float">
            <text:p>0.6685281597</text:p>
          </table:table-cell>
          <table:table-cell office:value-type="float" office:value="0.329168217164162" calcext:value-type="float">
            <text:p>0.3291682172</text:p>
          </table:table-cell>
          <table:table-cell office:value-type="float" office:value="0.730668076701435" calcext:value-type="float">
            <text:p>0.7306680767</text:p>
          </table:table-cell>
          <table:table-cell office:value-type="float" office:value="0.690584100144032" calcext:value-type="float">
            <text:p>0.6905841001</text:p>
          </table:table-cell>
          <table:table-cell office:value-type="float" office:value="0.542040407383433" calcext:value-type="float">
            <text:p>0.5420404074</text:p>
          </table:table-cell>
          <table:table-cell office:value-type="float" office:value="0.321973205004407" calcext:value-type="float">
            <text:p>0.321973205</text:p>
          </table:table-cell>
          <table:table-cell office:value-type="float" office:value="0.672846790208191" calcext:value-type="float">
            <text:p>0.6728467902</text:p>
          </table:table-cell>
          <table:table-cell office:value-type="float" office:value="0.546628641138904" calcext:value-type="float">
            <text:p>0.5466286411</text:p>
          </table:table-cell>
          <table:table-cell office:value-type="float" office:value="0.641524879875607" calcext:value-type="float">
            <text:p>0.6415248799</text:p>
          </table:table-cell>
          <table:table-cell office:value-type="float" office:value="0.334087111910588" calcext:value-type="float">
            <text:p>0.3340871119</text:p>
          </table:table-cell>
          <table:table-cell office:value-type="float" office:value="0.54179400014024" calcext:value-type="float">
            <text:p>0.5417940001</text:p>
          </table:table-cell>
          <table:table-cell office:value-type="float" office:value="0.464576685822465" calcext:value-type="float">
            <text:p>0.4645766858</text:p>
          </table:table-cell>
          <table:table-cell office:value-type="float" office:value="0.547810219766094" calcext:value-type="float">
            <text:p>0.5478102198</text:p>
          </table:table-cell>
          <table:table-cell office:value-type="float" office:value="0.800878202879523" calcext:value-type="float">
            <text:p>0.8008782029</text:p>
          </table:table-cell>
          <table:table-cell office:value-type="float" office:value="0.346125317388201" calcext:value-type="float">
            <text:p>0.3461253174</text:p>
          </table:table-cell>
          <table:table-cell office:value-type="float" office:value="0.330602816345714" calcext:value-type="float">
            <text:p>0.33060281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7132390191149" calcext:value-type="float">
            <text:p>0.3471323902</text:p>
          </table:table-cell>
          <table:table-cell office:value-type="float" office:value="0.144232777702402" calcext:value-type="float">
            <text:p>0.1442327777</text:p>
          </table:table-cell>
          <table:table-cell office:value-type="float" office:value="0.176756698492866" calcext:value-type="float">
            <text:p>0.1767566985</text:p>
          </table:table-cell>
          <table:table-cell office:value-type="float" office:value="0.210237946703781" calcext:value-type="float">
            <text:p>0.2102379467</text:p>
          </table:table-cell>
          <table:table-cell office:value-type="float" office:value="0.348118276090775" calcext:value-type="float">
            <text:p>0.3481182761</text:p>
          </table:table-cell>
          <table:table-cell office:value-type="float" office:value="0.248362727227011" calcext:value-type="float">
            <text:p>0.2483627272</text:p>
          </table:table-cell>
          <table:table-cell office:value-type="float" office:value="0.219752354752369" calcext:value-type="float">
            <text:p>0.2197523548</text:p>
          </table:table-cell>
          <table:table-cell office:value-type="float" office:value="0.336301401836264" calcext:value-type="float">
            <text:p>0.3363014018</text:p>
          </table:table-cell>
          <table:table-cell office:value-type="float" office:value="0.123935995915216" calcext:value-type="float">
            <text:p>0.1239359959</text:p>
          </table:table-cell>
          <table:table-cell office:value-type="float" office:value="0.317932637542523" calcext:value-type="float">
            <text:p>0.3179326375</text:p>
          </table:table-cell>
          <table:table-cell office:value-type="float" office:value="0.313465197872369" calcext:value-type="float">
            <text:p>0.3134651979</text:p>
          </table:table-cell>
          <table:table-cell office:value-type="float" office:value="0.149694216647374" calcext:value-type="float">
            <text:p>0.1496942166</text:p>
          </table:table-cell>
          <table:table-cell office:value-type="float" office:value="0.135065832430439" calcext:value-type="float">
            <text:p>0.1350658324</text:p>
          </table:table-cell>
          <table:table-cell office:value-type="float" office:value="0.27459127546679" calcext:value-type="float">
            <text:p>0.2745912755</text:p>
          </table:table-cell>
          <table:table-cell office:value-type="float" office:value="0.356959907474634" calcext:value-type="float">
            <text:p>0.3569599075</text:p>
          </table:table-cell>
          <table:table-cell office:value-type="float" office:value="0.248700757860822" calcext:value-type="float">
            <text:p>0.24870075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8995253469048" calcext:value-type="float">
            <text:p>0.5689952535</text:p>
          </table:table-cell>
          <table:table-cell office:value-type="float" office:value="0.332389359715203" calcext:value-type="float">
            <text:p>0.3323893597</text:p>
          </table:table-cell>
          <table:table-cell office:value-type="float" office:value="0.577685064887875" calcext:value-type="float">
            <text:p>0.5776850649</text:p>
          </table:table-cell>
          <table:table-cell office:value-type="float" office:value="0.683548639669763" calcext:value-type="float">
            <text:p>0.6835486397</text:p>
          </table:table-cell>
          <table:table-cell office:value-type="float" office:value="0.690606020761317" calcext:value-type="float">
            <text:p>0.6906060208</text:p>
          </table:table-cell>
          <table:table-cell office:value-type="float" office:value="0.692635706974034" calcext:value-type="float">
            <text:p>0.692635707</text:p>
          </table:table-cell>
          <table:table-cell office:value-type="float" office:value="0.321150846175887" calcext:value-type="float">
            <text:p>0.3211508462</text:p>
          </table:table-cell>
          <table:table-cell office:value-type="float" office:value="0.574744644147687" calcext:value-type="float">
            <text:p>0.5747446441</text:p>
          </table:table-cell>
          <table:table-cell office:value-type="float" office:value="0.301027007730796" calcext:value-type="float">
            <text:p>0.3010270077</text:p>
          </table:table-cell>
          <table:table-cell office:value-type="float" office:value="0.661984525073362" calcext:value-type="float">
            <text:p>0.6619845251</text:p>
          </table:table-cell>
          <table:table-cell office:value-type="float" office:value="0.424469180645422" calcext:value-type="float">
            <text:p>0.4244691806</text:p>
          </table:table-cell>
          <table:table-cell office:value-type="float" office:value="0.519234320971214" calcext:value-type="float">
            <text:p>0.519234321</text:p>
          </table:table-cell>
          <table:table-cell office:value-type="float" office:value="0.626525734122423" calcext:value-type="float">
            <text:p>0.6265257341</text:p>
          </table:table-cell>
          <table:table-cell office:value-type="float" office:value="0.386451749682341" calcext:value-type="float">
            <text:p>0.3864517497</text:p>
          </table:table-cell>
          <table:table-cell office:value-type="float" office:value="0.716903618598611" calcext:value-type="float">
            <text:p>0.7169036186</text:p>
          </table:table-cell>
          <table:table-cell office:value-type="float" office:value="0.42361516708781" calcext:value-type="float">
            <text:p>0.42361516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2646972311137" calcext:value-type="float">
            <text:p>0.2126469723</text:p>
          </table:table-cell>
          <table:table-cell office:value-type="float" office:value="0.331344020777947" calcext:value-type="float">
            <text:p>0.3313440208</text:p>
          </table:table-cell>
          <table:table-cell office:value-type="float" office:value="0.135168271237186" calcext:value-type="float">
            <text:p>0.1351682712</text:p>
          </table:table-cell>
          <table:table-cell office:value-type="float" office:value="0.155080687431285" calcext:value-type="float">
            <text:p>0.1550806874</text:p>
          </table:table-cell>
          <table:table-cell office:value-type="float" office:value="0.336533728908869" calcext:value-type="float">
            <text:p>0.3365337289</text:p>
          </table:table-cell>
          <table:table-cell office:value-type="float" office:value="0.347513431041294" calcext:value-type="float">
            <text:p>0.347513431</text:p>
          </table:table-cell>
          <table:table-cell office:value-type="float" office:value="0.0982357999932229" calcext:value-type="float">
            <text:p>0.0982358</text:p>
          </table:table-cell>
          <table:table-cell office:value-type="float" office:value="0.27390764749779" calcext:value-type="float">
            <text:p>0.2739076475</text:p>
          </table:table-cell>
          <table:table-cell office:value-type="float" office:value="0.176981251888995" calcext:value-type="float">
            <text:p>0.1769812519</text:p>
          </table:table-cell>
          <table:table-cell office:value-type="float" office:value="0.324401175791939" calcext:value-type="float">
            <text:p>0.3244011758</text:p>
          </table:table-cell>
          <table:table-cell office:value-type="float" office:value="0.305209664945471" calcext:value-type="float">
            <text:p>0.3052096649</text:p>
          </table:table-cell>
          <table:table-cell office:value-type="float" office:value="0.257498551415096" calcext:value-type="float">
            <text:p>0.2574985514</text:p>
          </table:table-cell>
          <table:table-cell office:value-type="float" office:value="0.246652578831202" calcext:value-type="float">
            <text:p>0.2466525788</text:p>
          </table:table-cell>
          <table:table-cell office:value-type="float" office:value="0.106675472014662" calcext:value-type="float">
            <text:p>0.106675472</text:p>
          </table:table-cell>
          <table:table-cell office:value-type="float" office:value="0.305107571890053" calcext:value-type="float">
            <text:p>0.3051075719</text:p>
          </table:table-cell>
          <table:table-cell office:value-type="float" office:value="0.333339465285714" calcext:value-type="float">
            <text:p>0.33333946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9702548814889" calcext:value-type="float">
            <text:p>0.3197025488</text:p>
          </table:table-cell>
          <table:table-cell office:value-type="float" office:value="0.692265790937173" calcext:value-type="float">
            <text:p>0.6922657909</text:p>
          </table:table-cell>
          <table:table-cell office:value-type="float" office:value="0.643851600034049" calcext:value-type="float">
            <text:p>0.6438516</text:p>
          </table:table-cell>
          <table:table-cell office:value-type="float" office:value="0.577383821436411" calcext:value-type="float">
            <text:p>0.5773838214</text:p>
          </table:table-cell>
          <table:table-cell office:value-type="float" office:value="0.321013762750173" calcext:value-type="float">
            <text:p>0.3210137628</text:p>
          </table:table-cell>
          <table:table-cell office:value-type="float" office:value="0.616568649153801" calcext:value-type="float">
            <text:p>0.6165686492</text:p>
          </table:table-cell>
          <table:table-cell office:value-type="float" office:value="0.50091736138697" calcext:value-type="float">
            <text:p>0.5009173614</text:p>
          </table:table-cell>
          <table:table-cell office:value-type="float" office:value="0.328978072214859" calcext:value-type="float">
            <text:p>0.3289780722</text:p>
          </table:table-cell>
          <table:table-cell office:value-type="float" office:value="0.53129645844487" calcext:value-type="float">
            <text:p>0.5312964584</text:p>
          </table:table-cell>
          <table:table-cell office:value-type="float" office:value="0.380122949178729" calcext:value-type="float">
            <text:p>0.3801229492</text:p>
          </table:table-cell>
          <table:table-cell office:value-type="float" office:value="0.344695788990914" calcext:value-type="float">
            <text:p>0.344695789</text:p>
          </table:table-cell>
          <table:table-cell office:value-type="float" office:value="0.665094036082696" calcext:value-type="float">
            <text:p>0.6650940361</text:p>
          </table:table-cell>
          <table:table-cell office:value-type="float" office:value="0.725881048486905" calcext:value-type="float">
            <text:p>0.7258810485</text:p>
          </table:table-cell>
          <table:table-cell office:value-type="float" office:value="0.27201652902645" calcext:value-type="float">
            <text:p>0.272016529</text:p>
          </table:table-cell>
          <table:table-cell office:value-type="float" office:value="0.287762229784638" calcext:value-type="float">
            <text:p>0.2877622298</text:p>
          </table:table-cell>
          <table:table-cell office:value-type="float" office:value="0.507972354244821" calcext:value-type="float">
            <text:p>0.50797235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7327388837243" calcext:value-type="float">
            <text:p>0.1573273888</text:p>
          </table:table-cell>
          <table:table-cell office:value-type="float" office:value="0.340588083068776" calcext:value-type="float">
            <text:p>0.3405880831</text:p>
          </table:table-cell>
          <table:table-cell office:value-type="float" office:value="0.210104213051268" calcext:value-type="float">
            <text:p>0.2101042131</text:p>
          </table:table-cell>
          <table:table-cell office:value-type="float" office:value="0.151161299310163" calcext:value-type="float">
            <text:p>0.1511612993</text:p>
          </table:table-cell>
          <table:table-cell office:value-type="float" office:value="0.152358505852956" calcext:value-type="float">
            <text:p>0.1523585059</text:p>
          </table:table-cell>
          <table:table-cell office:value-type="float" office:value="0.154945201486892" calcext:value-type="float">
            <text:p>0.1549452015</text:p>
          </table:table-cell>
          <table:table-cell office:value-type="float" office:value="0.330746259470753" calcext:value-type="float">
            <text:p>0.3307462595</text:p>
          </table:table-cell>
          <table:table-cell office:value-type="float" office:value="0.210787980499582" calcext:value-type="float">
            <text:p>0.2107879805</text:p>
          </table:table-cell>
          <table:table-cell office:value-type="float" office:value="0.379232470625012" calcext:value-type="float">
            <text:p>0.3792324706</text:p>
          </table:table-cell>
          <table:table-cell office:value-type="float" office:value="0.153490764766049" calcext:value-type="float">
            <text:p>0.1534907648</text:p>
          </table:table-cell>
          <table:table-cell office:value-type="float" office:value="0.293309460255226" calcext:value-type="float">
            <text:p>0.2933094603</text:p>
          </table:table-cell>
          <table:table-cell office:value-type="float" office:value="0.247772612362839" calcext:value-type="float">
            <text:p>0.2477726124</text:p>
          </table:table-cell>
          <table:table-cell office:value-type="float" office:value="0.183425551678459" calcext:value-type="float">
            <text:p>0.1834255517</text:p>
          </table:table-cell>
          <table:table-cell office:value-type="float" office:value="0.224858892068608" calcext:value-type="float">
            <text:p>0.2248588921</text:p>
          </table:table-cell>
          <table:table-cell office:value-type="float" office:value="0.11117585163107" calcext:value-type="float">
            <text:p>0.1111758516</text:p>
          </table:table-cell>
          <table:table-cell office:value-type="float" office:value="0.281191477163395" calcext:value-type="float">
            <text:p>0.28119147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8824867963818" calcext:value-type="float">
            <text:p>0.118824868</text:p>
          </table:table-cell>
          <table:table-cell office:value-type="float" office:value="0.339487762057891" calcext:value-type="float">
            <text:p>0.3394877621</text:p>
          </table:table-cell>
          <table:table-cell office:value-type="float" office:value="0.13416365206138" calcext:value-type="float">
            <text:p>0.1341636521</text:p>
          </table:table-cell>
          <table:table-cell office:value-type="float" office:value="0.154335212424682" calcext:value-type="float">
            <text:p>0.1543352124</text:p>
          </table:table-cell>
          <table:table-cell office:value-type="float" office:value="0.121425863707698" calcext:value-type="float">
            <text:p>0.1214258637</text:p>
          </table:table-cell>
          <table:table-cell office:value-type="float" office:value="0.330513363954299" calcext:value-type="float">
            <text:p>0.330513364</text:p>
          </table:table-cell>
          <table:table-cell office:value-type="float" office:value="0.228917409798586" calcext:value-type="float">
            <text:p>0.2289174098</text:p>
          </table:table-cell>
          <table:table-cell office:value-type="float" office:value="0.179463711363306" calcext:value-type="float">
            <text:p>0.1794637114</text:p>
          </table:table-cell>
          <table:table-cell office:value-type="float" office:value="0.181493868235398" calcext:value-type="float">
            <text:p>0.1814938682</text:p>
          </table:table-cell>
          <table:table-cell office:value-type="float" office:value="0.341511712297473" calcext:value-type="float">
            <text:p>0.3415117123</text:p>
          </table:table-cell>
          <table:table-cell office:value-type="float" office:value="0.15299633491429" calcext:value-type="float">
            <text:p>0.1529963349</text:p>
          </table:table-cell>
          <table:table-cell office:value-type="float" office:value="0.27792476276244" calcext:value-type="float">
            <text:p>0.2779247628</text:p>
          </table:table-cell>
          <table:table-cell office:value-type="float" office:value="0.205537201402704" calcext:value-type="float">
            <text:p>0.2055372014</text:p>
          </table:table-cell>
          <table:table-cell office:value-type="float" office:value="0.0924463251058159" calcext:value-type="float">
            <text:p>0.0924463251</text:p>
          </table:table-cell>
          <table:table-cell office:value-type="float" office:value="0.348767110721747" calcext:value-type="float">
            <text:p>0.3487671107</text:p>
          </table:table-cell>
          <table:table-cell office:value-type="float" office:value="0.336057718368572" calcext:value-type="float">
            <text:p>0.3360577184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Sheet8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62.418586" calcext:value-type="float">
            <text:p>62.418586</text:p>
          </table:table-cell>
          <table:table-cell office:value-type="float" office:value="78.684392" calcext:value-type="float">
            <text:p>78.684392</text:p>
          </table:table-cell>
          <table:table-cell office:value-type="float" office:value="81.06462" calcext:value-type="float">
            <text:p>81.06462</text:p>
          </table:table-cell>
          <table:table-cell office:value-type="float" office:value="56.376781" calcext:value-type="float">
            <text:p>56.376781</text:p>
          </table:table-cell>
          <table:table-cell office:value-type="float" office:value="74.987868" calcext:value-type="float">
            <text:p>74.987868</text:p>
          </table:table-cell>
          <table:table-cell office:value-type="float" office:value="65.202307" calcext:value-type="float">
            <text:p>65.202307</text:p>
          </table:table-cell>
          <table:table-cell office:value-type="float" office:value="64.76393" calcext:value-type="float">
            <text:p>64.76393</text:p>
          </table:table-cell>
          <table:table-cell office:value-type="float" office:value="62.737425" calcext:value-type="float">
            <text:p>62.737425</text:p>
          </table:table-cell>
          <table:table-cell office:value-type="float" office:value="61.91299" calcext:value-type="float">
            <text:p>61.91299</text:p>
          </table:table-cell>
          <table:table-cell office:value-type="float" office:value="67.229769" calcext:value-type="float">
            <text:p>67.229769</text:p>
          </table:table-cell>
          <table:table-cell office:value-type="float" office:value="58.825891" calcext:value-type="float">
            <text:p>58.825891</text:p>
          </table:table-cell>
          <table:table-cell office:value-type="float" office:value="62.223313" calcext:value-type="float">
            <text:p>62.223313</text:p>
          </table:table-cell>
          <table:table-cell office:value-type="float" office:value="65.715372" calcext:value-type="float">
            <text:p>65.715372</text:p>
          </table:table-cell>
          <table:table-cell office:value-type="float" office:value="64.852865" calcext:value-type="float">
            <text:p>64.852865</text:p>
          </table:table-cell>
          <table:table-cell office:value-type="float" office:value="59.979146" calcext:value-type="float">
            <text:p>59.979146</text:p>
          </table:table-cell>
          <table:table-cell office:value-type="float" office:value="61.779994" calcext:value-type="float">
            <text:p>61.779994</text:p>
          </table:table-cell>
          <table:table-cell office:value-type="float" office:value="59.894426" calcext:value-type="float">
            <text:p>59.8944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257662" calcext:value-type="float">
            <text:p>47.257662</text:p>
          </table:table-cell>
          <table:table-cell office:value-type="float" office:value="46.045877" calcext:value-type="float">
            <text:p>46.045877</text:p>
          </table:table-cell>
          <table:table-cell office:value-type="float" office:value="53.525065" calcext:value-type="float">
            <text:p>53.525065</text:p>
          </table:table-cell>
          <table:table-cell office:value-type="float" office:value="40.72174" calcext:value-type="float">
            <text:p>40.72174</text:p>
          </table:table-cell>
          <table:table-cell office:value-type="float" office:value="49.555166" calcext:value-type="float">
            <text:p>49.555166</text:p>
          </table:table-cell>
          <table:table-cell office:value-type="float" office:value="50.752862" calcext:value-type="float">
            <text:p>50.752862</text:p>
          </table:table-cell>
          <table:table-cell office:value-type="float" office:value="40.724998" calcext:value-type="float">
            <text:p>40.724998</text:p>
          </table:table-cell>
          <table:table-cell office:value-type="float" office:value="49.319861" calcext:value-type="float">
            <text:p>49.319861</text:p>
          </table:table-cell>
          <table:table-cell office:value-type="float" office:value="33.422161" calcext:value-type="float">
            <text:p>33.422161</text:p>
          </table:table-cell>
          <table:table-cell office:value-type="float" office:value="50.601073" calcext:value-type="float">
            <text:p>50.601073</text:p>
          </table:table-cell>
          <table:table-cell office:value-type="float" office:value="51.056602" calcext:value-type="float">
            <text:p>51.056602</text:p>
          </table:table-cell>
          <table:table-cell office:value-type="float" office:value="47.299041" calcext:value-type="float">
            <text:p>47.299041</text:p>
          </table:table-cell>
          <table:table-cell office:value-type="float" office:value="41.175305" calcext:value-type="float">
            <text:p>41.175305</text:p>
          </table:table-cell>
          <table:table-cell office:value-type="float" office:value="47.860397" calcext:value-type="float">
            <text:p>47.860397</text:p>
          </table:table-cell>
          <table:table-cell office:value-type="float" office:value="48.177128" calcext:value-type="float">
            <text:p>48.177128</text:p>
          </table:table-cell>
          <table:table-cell office:value-type="float" office:value="41.714471" calcext:value-type="float">
            <text:p>41.7144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190709" calcext:value-type="float">
            <text:p>40.190709</text:p>
          </table:table-cell>
          <table:table-cell office:value-type="float" office:value="41.641346" calcext:value-type="float">
            <text:p>41.641346</text:p>
          </table:table-cell>
          <table:table-cell office:value-type="float" office:value="43.541981" calcext:value-type="float">
            <text:p>43.541981</text:p>
          </table:table-cell>
          <table:table-cell office:value-type="float" office:value="41.143943" calcext:value-type="float">
            <text:p>41.143943</text:p>
          </table:table-cell>
          <table:table-cell office:value-type="float" office:value="47.989904" calcext:value-type="float">
            <text:p>47.989904</text:p>
          </table:table-cell>
          <table:table-cell office:value-type="float" office:value="45.295378" calcext:value-type="float">
            <text:p>45.295378</text:p>
          </table:table-cell>
          <table:table-cell office:value-type="float" office:value="42.501009" calcext:value-type="float">
            <text:p>42.501009</text:p>
          </table:table-cell>
          <table:table-cell office:value-type="float" office:value="33.945487" calcext:value-type="float">
            <text:p>33.945487</text:p>
          </table:table-cell>
          <table:table-cell office:value-type="float" office:value="29.531378" calcext:value-type="float">
            <text:p>29.531378</text:p>
          </table:table-cell>
          <table:table-cell office:value-type="float" office:value="47.114929" calcext:value-type="float">
            <text:p>47.114929</text:p>
          </table:table-cell>
          <table:table-cell office:value-type="float" office:value="36.700166" calcext:value-type="float">
            <text:p>36.700166</text:p>
          </table:table-cell>
          <table:table-cell office:value-type="float" office:value="52.957463" calcext:value-type="float">
            <text:p>52.957463</text:p>
          </table:table-cell>
          <table:table-cell office:value-type="float" office:value="42.352104" calcext:value-type="float">
            <text:p>42.352104</text:p>
          </table:table-cell>
          <table:table-cell office:value-type="float" office:value="45.327818" calcext:value-type="float">
            <text:p>45.327818</text:p>
          </table:table-cell>
          <table:table-cell office:value-type="float" office:value="43.136669" calcext:value-type="float">
            <text:p>43.136669</text:p>
          </table:table-cell>
          <table:table-cell office:value-type="float" office:value="32.006345" calcext:value-type="float">
            <text:p>32.0063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673391" calcext:value-type="float">
            <text:p>45.673391</text:p>
          </table:table-cell>
          <table:table-cell office:value-type="float" office:value="49.132485" calcext:value-type="float">
            <text:p>49.132485</text:p>
          </table:table-cell>
          <table:table-cell office:value-type="float" office:value="53.116816" calcext:value-type="float">
            <text:p>53.116816</text:p>
          </table:table-cell>
          <table:table-cell office:value-type="float" office:value="40.058334" calcext:value-type="float">
            <text:p>40.058334</text:p>
          </table:table-cell>
          <table:table-cell office:value-type="float" office:value="43.799946" calcext:value-type="float">
            <text:p>43.799946</text:p>
          </table:table-cell>
          <table:table-cell office:value-type="float" office:value="32.947339" calcext:value-type="float">
            <text:p>32.947339</text:p>
          </table:table-cell>
          <table:table-cell office:value-type="float" office:value="41.661354" calcext:value-type="float">
            <text:p>41.661354</text:p>
          </table:table-cell>
          <table:table-cell office:value-type="float" office:value="30.803516" calcext:value-type="float">
            <text:p>30.803516</text:p>
          </table:table-cell>
          <table:table-cell office:value-type="float" office:value="30.502914" calcext:value-type="float">
            <text:p>30.502914</text:p>
          </table:table-cell>
          <table:table-cell office:value-type="float" office:value="30.82993" calcext:value-type="float">
            <text:p>30.82993</text:p>
          </table:table-cell>
          <table:table-cell office:value-type="float" office:value="33.019339" calcext:value-type="float">
            <text:p>33.019339</text:p>
          </table:table-cell>
          <table:table-cell office:value-type="float" office:value="45.967078" calcext:value-type="float">
            <text:p>45.967078</text:p>
          </table:table-cell>
          <table:table-cell office:value-type="float" office:value="36.175112" calcext:value-type="float">
            <text:p>36.175112</text:p>
          </table:table-cell>
          <table:table-cell office:value-type="float" office:value="38.987086" calcext:value-type="float">
            <text:p>38.987086</text:p>
          </table:table-cell>
          <table:table-cell office:value-type="float" office:value="33.769751" calcext:value-type="float">
            <text:p>33.769751</text:p>
          </table:table-cell>
          <table:table-cell office:value-type="float" office:value="23.946832" calcext:value-type="float">
            <text:p>23.9468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716972" calcext:value-type="float">
            <text:p>36.716972</text:p>
          </table:table-cell>
          <table:table-cell office:value-type="float" office:value="38.737503" calcext:value-type="float">
            <text:p>38.737503</text:p>
          </table:table-cell>
          <table:table-cell office:value-type="float" office:value="41.8592" calcext:value-type="float">
            <text:p>41.8592</text:p>
          </table:table-cell>
          <table:table-cell office:value-type="float" office:value="29.857956" calcext:value-type="float">
            <text:p>29.857956</text:p>
          </table:table-cell>
          <table:table-cell office:value-type="float" office:value="33.590486" calcext:value-type="float">
            <text:p>33.590486</text:p>
          </table:table-cell>
          <table:table-cell office:value-type="float" office:value="33.132388" calcext:value-type="float">
            <text:p>33.132388</text:p>
          </table:table-cell>
          <table:table-cell office:value-type="float" office:value="43.886026" calcext:value-type="float">
            <text:p>43.886026</text:p>
          </table:table-cell>
          <table:table-cell office:value-type="float" office:value="29.324028" calcext:value-type="float">
            <text:p>29.324028</text:p>
          </table:table-cell>
          <table:table-cell office:value-type="float" office:value="33.711564" calcext:value-type="float">
            <text:p>33.711564</text:p>
          </table:table-cell>
          <table:table-cell office:value-type="float" office:value="41.197641" calcext:value-type="float">
            <text:p>41.197641</text:p>
          </table:table-cell>
          <table:table-cell office:value-type="float" office:value="48.286489" calcext:value-type="float">
            <text:p>48.286489</text:p>
          </table:table-cell>
          <table:table-cell office:value-type="float" office:value="46.537277" calcext:value-type="float">
            <text:p>46.537277</text:p>
          </table:table-cell>
          <table:table-cell office:value-type="float" office:value="39.527412" calcext:value-type="float">
            <text:p>39.527412</text:p>
          </table:table-cell>
          <table:table-cell office:value-type="float" office:value="36.124479" calcext:value-type="float">
            <text:p>36.124479</text:p>
          </table:table-cell>
          <table:table-cell office:value-type="float" office:value="45.89458" calcext:value-type="float">
            <text:p>45.89458</text:p>
          </table:table-cell>
          <table:table-cell office:value-type="float" office:value="34.770737" calcext:value-type="float">
            <text:p>34.7707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97342" calcext:value-type="float">
            <text:p>40.797342</text:p>
          </table:table-cell>
          <table:table-cell office:value-type="float" office:value="39.329271" calcext:value-type="float">
            <text:p>39.329271</text:p>
          </table:table-cell>
          <table:table-cell office:value-type="float" office:value="29.417038" calcext:value-type="float">
            <text:p>29.417038</text:p>
          </table:table-cell>
          <table:table-cell office:value-type="float" office:value="39.644148" calcext:value-type="float">
            <text:p>39.644148</text:p>
          </table:table-cell>
          <table:table-cell office:value-type="float" office:value="40.159193" calcext:value-type="float">
            <text:p>40.159193</text:p>
          </table:table-cell>
          <table:table-cell office:value-type="float" office:value="43.501457" calcext:value-type="float">
            <text:p>43.501457</text:p>
          </table:table-cell>
          <table:table-cell office:value-type="float" office:value="34.528615" calcext:value-type="float">
            <text:p>34.528615</text:p>
          </table:table-cell>
          <table:table-cell office:value-type="float" office:value="32.217678" calcext:value-type="float">
            <text:p>32.217678</text:p>
          </table:table-cell>
          <table:table-cell office:value-type="float" office:value="28.629501" calcext:value-type="float">
            <text:p>28.629501</text:p>
          </table:table-cell>
          <table:table-cell office:value-type="float" office:value="40.24089" calcext:value-type="float">
            <text:p>40.24089</text:p>
          </table:table-cell>
          <table:table-cell office:value-type="float" office:value="37.990803" calcext:value-type="float">
            <text:p>37.990803</text:p>
          </table:table-cell>
          <table:table-cell office:value-type="float" office:value="34.1941" calcext:value-type="float">
            <text:p>34.1941</text:p>
          </table:table-cell>
          <table:table-cell office:value-type="float" office:value="41.070542" calcext:value-type="float">
            <text:p>41.070542</text:p>
          </table:table-cell>
          <table:table-cell office:value-type="float" office:value="39.03005" calcext:value-type="float">
            <text:p>39.03005</text:p>
          </table:table-cell>
          <table:table-cell office:value-type="float" office:value="34.537657" calcext:value-type="float">
            <text:p>34.537657</text:p>
          </table:table-cell>
          <table:table-cell office:value-type="float" office:value="23.252864" calcext:value-type="float">
            <text:p>23.2528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824526" calcext:value-type="float">
            <text:p>28.824526</text:p>
          </table:table-cell>
          <table:table-cell office:value-type="float" office:value="29.057066" calcext:value-type="float">
            <text:p>29.057066</text:p>
          </table:table-cell>
          <table:table-cell office:value-type="float" office:value="38.10656" calcext:value-type="float">
            <text:p>38.10656</text:p>
          </table:table-cell>
          <table:table-cell office:value-type="float" office:value="40.393564" calcext:value-type="float">
            <text:p>40.393564</text:p>
          </table:table-cell>
          <table:table-cell office:value-type="float" office:value="41.570431" calcext:value-type="float">
            <text:p>41.570431</text:p>
          </table:table-cell>
          <table:table-cell office:value-type="float" office:value="37.03037" calcext:value-type="float">
            <text:p>37.03037</text:p>
          </table:table-cell>
          <table:table-cell office:value-type="float" office:value="37.734598" calcext:value-type="float">
            <text:p>37.734598</text:p>
          </table:table-cell>
          <table:table-cell office:value-type="float" office:value="34.257552" calcext:value-type="float">
            <text:p>34.257552</text:p>
          </table:table-cell>
          <table:table-cell office:value-type="float" office:value="32.664296" calcext:value-type="float">
            <text:p>32.664296</text:p>
          </table:table-cell>
          <table:table-cell office:value-type="float" office:value="36.400057" calcext:value-type="float">
            <text:p>36.400057</text:p>
          </table:table-cell>
          <table:table-cell office:value-type="float" office:value="35.563783" calcext:value-type="float">
            <text:p>35.563783</text:p>
          </table:table-cell>
          <table:table-cell office:value-type="float" office:value="34.322257" calcext:value-type="float">
            <text:p>34.322257</text:p>
          </table:table-cell>
          <table:table-cell office:value-type="float" office:value="38.507173" calcext:value-type="float">
            <text:p>38.507173</text:p>
          </table:table-cell>
          <table:table-cell office:value-type="float" office:value="32.552881" calcext:value-type="float">
            <text:p>32.552881</text:p>
          </table:table-cell>
          <table:table-cell office:value-type="float" office:value="38.364007" calcext:value-type="float">
            <text:p>38.364007</text:p>
          </table:table-cell>
          <table:table-cell office:value-type="float" office:value="34.340194" calcext:value-type="float">
            <text:p>34.3401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383486" calcext:value-type="float">
            <text:p>36.383486</text:p>
          </table:table-cell>
          <table:table-cell office:value-type="float" office:value="49.51594" calcext:value-type="float">
            <text:p>49.51594</text:p>
          </table:table-cell>
          <table:table-cell office:value-type="float" office:value="39.836866" calcext:value-type="float">
            <text:p>39.836866</text:p>
          </table:table-cell>
          <table:table-cell office:value-type="float" office:value="33.364271" calcext:value-type="float">
            <text:p>33.364271</text:p>
          </table:table-cell>
          <table:table-cell office:value-type="float" office:value="28.874022" calcext:value-type="float">
            <text:p>28.874022</text:p>
          </table:table-cell>
          <table:table-cell office:value-type="float" office:value="38.046239" calcext:value-type="float">
            <text:p>38.046239</text:p>
          </table:table-cell>
          <table:table-cell office:value-type="float" office:value="39.622765" calcext:value-type="float">
            <text:p>39.622765</text:p>
          </table:table-cell>
          <table:table-cell office:value-type="float" office:value="25.807082" calcext:value-type="float">
            <text:p>25.807082</text:p>
          </table:table-cell>
          <table:table-cell office:value-type="float" office:value="34.775999" calcext:value-type="float">
            <text:p>34.775999</text:p>
          </table:table-cell>
          <table:table-cell office:value-type="float" office:value="25.982056" calcext:value-type="float">
            <text:p>25.982056</text:p>
          </table:table-cell>
          <table:table-cell office:value-type="float" office:value="31.442813" calcext:value-type="float">
            <text:p>31.442813</text:p>
          </table:table-cell>
          <table:table-cell office:value-type="float" office:value="46.650624" calcext:value-type="float">
            <text:p>46.650624</text:p>
          </table:table-cell>
          <table:table-cell office:value-type="float" office:value="36.188394" calcext:value-type="float">
            <text:p>36.188394</text:p>
          </table:table-cell>
          <table:table-cell office:value-type="float" office:value="24.689445" calcext:value-type="float">
            <text:p>24.689445</text:p>
          </table:table-cell>
          <table:table-cell office:value-type="float" office:value="35.23743" calcext:value-type="float">
            <text:p>35.23743</text:p>
          </table:table-cell>
          <table:table-cell office:value-type="float" office:value="26.506603" calcext:value-type="float">
            <text:p>26.5066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457617" calcext:value-type="float">
            <text:p>41.457617</text:p>
          </table:table-cell>
          <table:table-cell office:value-type="float" office:value="36.304691" calcext:value-type="float">
            <text:p>36.304691</text:p>
          </table:table-cell>
          <table:table-cell office:value-type="float" office:value="36.504421" calcext:value-type="float">
            <text:p>36.504421</text:p>
          </table:table-cell>
          <table:table-cell office:value-type="float" office:value="34.513664" calcext:value-type="float">
            <text:p>34.513664</text:p>
          </table:table-cell>
          <table:table-cell office:value-type="float" office:value="34.34544" calcext:value-type="float">
            <text:p>34.34544</text:p>
          </table:table-cell>
          <table:table-cell office:value-type="float" office:value="35.616356" calcext:value-type="float">
            <text:p>35.616356</text:p>
          </table:table-cell>
          <table:table-cell office:value-type="float" office:value="34.410802" calcext:value-type="float">
            <text:p>34.410802</text:p>
          </table:table-cell>
          <table:table-cell office:value-type="float" office:value="15.238326" calcext:value-type="float">
            <text:p>15.238326</text:p>
          </table:table-cell>
          <table:table-cell office:value-type="float" office:value="37.404569" calcext:value-type="float">
            <text:p>37.404569</text:p>
          </table:table-cell>
          <table:table-cell office:value-type="float" office:value="38.027028" calcext:value-type="float">
            <text:p>38.027028</text:p>
          </table:table-cell>
          <table:table-cell office:value-type="float" office:value="24.723127" calcext:value-type="float">
            <text:p>24.723127</text:p>
          </table:table-cell>
          <table:table-cell office:value-type="float" office:value="46.842017" calcext:value-type="float">
            <text:p>46.842017</text:p>
          </table:table-cell>
          <table:table-cell office:value-type="float" office:value="29.084293" calcext:value-type="float">
            <text:p>29.084293</text:p>
          </table:table-cell>
          <table:table-cell office:value-type="float" office:value="38.046154" calcext:value-type="float">
            <text:p>38.046154</text:p>
          </table:table-cell>
          <table:table-cell office:value-type="float" office:value="25.570542" calcext:value-type="float">
            <text:p>25.570542</text:p>
          </table:table-cell>
          <table:table-cell office:value-type="float" office:value="30.03015" calcext:value-type="float">
            <text:p>30.030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32525" calcext:value-type="float">
            <text:p>38.32525</text:p>
          </table:table-cell>
          <table:table-cell office:value-type="float" office:value="27.638295" calcext:value-type="float">
            <text:p>27.638295</text:p>
          </table:table-cell>
          <table:table-cell office:value-type="float" office:value="40.297969" calcext:value-type="float">
            <text:p>40.297969</text:p>
          </table:table-cell>
          <table:table-cell office:value-type="float" office:value="28.256928" calcext:value-type="float">
            <text:p>28.256928</text:p>
          </table:table-cell>
          <table:table-cell office:value-type="float" office:value="38.503957" calcext:value-type="float">
            <text:p>38.503957</text:p>
          </table:table-cell>
          <table:table-cell office:value-type="float" office:value="38.850462" calcext:value-type="float">
            <text:p>38.850462</text:p>
          </table:table-cell>
          <table:table-cell office:value-type="float" office:value="28.138967" calcext:value-type="float">
            <text:p>28.138967</text:p>
          </table:table-cell>
          <table:table-cell office:value-type="float" office:value="12.933683" calcext:value-type="float">
            <text:p>12.933683</text:p>
          </table:table-cell>
          <table:table-cell office:value-type="float" office:value="36.77235" calcext:value-type="float">
            <text:p>36.77235</text:p>
          </table:table-cell>
          <table:table-cell office:value-type="float" office:value="28.261238" calcext:value-type="float">
            <text:p>28.261238</text:p>
          </table:table-cell>
          <table:table-cell office:value-type="float" office:value="31.265411" calcext:value-type="float">
            <text:p>31.265411</text:p>
          </table:table-cell>
          <table:table-cell office:value-type="float" office:value="41.581303" calcext:value-type="float">
            <text:p>41.581303</text:p>
          </table:table-cell>
          <table:table-cell office:value-type="float" office:value="41.762439" calcext:value-type="float">
            <text:p>41.762439</text:p>
          </table:table-cell>
          <table:table-cell office:value-type="float" office:value="33.538938" calcext:value-type="float">
            <text:p>33.538938</text:p>
          </table:table-cell>
          <table:table-cell office:value-type="float" office:value="28.892952" calcext:value-type="float">
            <text:p>28.892952</text:p>
          </table:table-cell>
          <table:table-cell office:value-type="float" office:value="42.083178" calcext:value-type="float">
            <text:p>42.0831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888653" calcext:value-type="float">
            <text:p>31.888653</text:p>
          </table:table-cell>
          <table:table-cell office:value-type="float" office:value="39.205015" calcext:value-type="float">
            <text:p>39.205015</text:p>
          </table:table-cell>
          <table:table-cell office:value-type="float" office:value="35.244458" calcext:value-type="float">
            <text:p>35.244458</text:p>
          </table:table-cell>
          <table:table-cell office:value-type="float" office:value="26.523538" calcext:value-type="float">
            <text:p>26.523538</text:p>
          </table:table-cell>
          <table:table-cell office:value-type="float" office:value="31.074203" calcext:value-type="float">
            <text:p>31.074203</text:p>
          </table:table-cell>
          <table:table-cell office:value-type="float" office:value="32.832052" calcext:value-type="float">
            <text:p>32.832052</text:p>
          </table:table-cell>
          <table:table-cell office:value-type="float" office:value="24.217233" calcext:value-type="float">
            <text:p>24.217233</text:p>
          </table:table-cell>
          <table:table-cell office:value-type="float" office:value="21.922775" calcext:value-type="float">
            <text:p>21.922775</text:p>
          </table:table-cell>
          <table:table-cell office:value-type="float" office:value="38.435542" calcext:value-type="float">
            <text:p>38.435542</text:p>
          </table:table-cell>
          <table:table-cell office:value-type="float" office:value="26.470732" calcext:value-type="float">
            <text:p>26.470732</text:p>
          </table:table-cell>
          <table:table-cell office:value-type="float" office:value="36.532034" calcext:value-type="float">
            <text:p>36.532034</text:p>
          </table:table-cell>
          <table:table-cell office:value-type="float" office:value="38.382062" calcext:value-type="float">
            <text:p>38.382062</text:p>
          </table:table-cell>
          <table:table-cell office:value-type="float" office:value="37.854182" calcext:value-type="float">
            <text:p>37.854182</text:p>
          </table:table-cell>
          <table:table-cell office:value-type="float" office:value="28.091242" calcext:value-type="float">
            <text:p>28.091242</text:p>
          </table:table-cell>
          <table:table-cell office:value-type="float" office:value="28.755652" calcext:value-type="float">
            <text:p>28.755652</text:p>
          </table:table-cell>
          <table:table-cell office:value-type="float" office:value="34.241426" calcext:value-type="float">
            <text:p>34.2414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272039" calcext:value-type="float">
            <text:p>34.272039</text:p>
          </table:table-cell>
          <table:table-cell office:value-type="float" office:value="51.596194" calcext:value-type="float">
            <text:p>51.596194</text:p>
          </table:table-cell>
          <table:table-cell office:value-type="float" office:value="40.203627" calcext:value-type="float">
            <text:p>40.203627</text:p>
          </table:table-cell>
          <table:table-cell office:value-type="float" office:value="23.650153" calcext:value-type="float">
            <text:p>23.650153</text:p>
          </table:table-cell>
          <table:table-cell office:value-type="float" office:value="37.697997" calcext:value-type="float">
            <text:p>37.697997</text:p>
          </table:table-cell>
          <table:table-cell office:value-type="float" office:value="31.408202" calcext:value-type="float">
            <text:p>31.408202</text:p>
          </table:table-cell>
          <table:table-cell office:value-type="float" office:value="18.359013" calcext:value-type="float">
            <text:p>18.359013</text:p>
          </table:table-cell>
          <table:table-cell office:value-type="float" office:value="22.553192" calcext:value-type="float">
            <text:p>22.553192</text:p>
          </table:table-cell>
          <table:table-cell office:value-type="float" office:value="30.821387" calcext:value-type="float">
            <text:p>30.821387</text:p>
          </table:table-cell>
          <table:table-cell office:value-type="float" office:value="27.280236" calcext:value-type="float">
            <text:p>27.280236</text:p>
          </table:table-cell>
          <table:table-cell office:value-type="float" office:value="24.03429" calcext:value-type="float">
            <text:p>24.03429</text:p>
          </table:table-cell>
          <table:table-cell office:value-type="float" office:value="34.102959" calcext:value-type="float">
            <text:p>34.102959</text:p>
          </table:table-cell>
          <table:table-cell office:value-type="float" office:value="35.905737" calcext:value-type="float">
            <text:p>35.905737</text:p>
          </table:table-cell>
          <table:table-cell office:value-type="float" office:value="35.065437" calcext:value-type="float">
            <text:p>35.065437</text:p>
          </table:table-cell>
          <table:table-cell office:value-type="float" office:value="32.540155" calcext:value-type="float">
            <text:p>32.540155</text:p>
          </table:table-cell>
          <table:table-cell office:value-type="float" office:value="26.799284" calcext:value-type="float">
            <text:p>26.7992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294069" calcext:value-type="float">
            <text:p>24.294069</text:p>
          </table:table-cell>
          <table:table-cell office:value-type="float" office:value="50.228615" calcext:value-type="float">
            <text:p>50.228615</text:p>
          </table:table-cell>
          <table:table-cell office:value-type="float" office:value="29.379932" calcext:value-type="float">
            <text:p>29.379932</text:p>
          </table:table-cell>
          <table:table-cell office:value-type="float" office:value="34.345447" calcext:value-type="float">
            <text:p>34.345447</text:p>
          </table:table-cell>
          <table:table-cell office:value-type="float" office:value="40.535744" calcext:value-type="float">
            <text:p>40.535744</text:p>
          </table:table-cell>
          <table:table-cell office:value-type="float" office:value="36.717875" calcext:value-type="float">
            <text:p>36.717875</text:p>
          </table:table-cell>
          <table:table-cell office:value-type="float" office:value="29.730315" calcext:value-type="float">
            <text:p>29.730315</text:p>
          </table:table-cell>
          <table:table-cell office:value-type="float" office:value="23.768306" calcext:value-type="float">
            <text:p>23.768306</text:p>
          </table:table-cell>
          <table:table-cell office:value-type="float" office:value="33.25797" calcext:value-type="float">
            <text:p>33.25797</text:p>
          </table:table-cell>
          <table:table-cell office:value-type="float" office:value="33.396173" calcext:value-type="float">
            <text:p>33.396173</text:p>
          </table:table-cell>
          <table:table-cell office:value-type="float" office:value="34.075171" calcext:value-type="float">
            <text:p>34.075171</text:p>
          </table:table-cell>
          <table:table-cell office:value-type="float" office:value="44.662601" calcext:value-type="float">
            <text:p>44.662601</text:p>
          </table:table-cell>
          <table:table-cell office:value-type="float" office:value="28.30737" calcext:value-type="float">
            <text:p>28.30737</text:p>
          </table:table-cell>
          <table:table-cell office:value-type="float" office:value="29.008946" calcext:value-type="float">
            <text:p>29.008946</text:p>
          </table:table-cell>
          <table:table-cell office:value-type="float" office:value="31.746031" calcext:value-type="float">
            <text:p>31.746031</text:p>
          </table:table-cell>
          <table:table-cell office:value-type="float" office:value="24.262872" calcext:value-type="float">
            <text:p>24.2628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254588" calcext:value-type="float">
            <text:p>29.254588</text:p>
          </table:table-cell>
          <table:table-cell office:value-type="float" office:value="35.915155" calcext:value-type="float">
            <text:p>35.915155</text:p>
          </table:table-cell>
          <table:table-cell office:value-type="float" office:value="34.643019" calcext:value-type="float">
            <text:p>34.643019</text:p>
          </table:table-cell>
          <table:table-cell office:value-type="float" office:value="27.316959" calcext:value-type="float">
            <text:p>27.316959</text:p>
          </table:table-cell>
          <table:table-cell office:value-type="float" office:value="36.354387" calcext:value-type="float">
            <text:p>36.354387</text:p>
          </table:table-cell>
          <table:table-cell office:value-type="float" office:value="36.224515" calcext:value-type="float">
            <text:p>36.224515</text:p>
          </table:table-cell>
          <table:table-cell office:value-type="float" office:value="24.220914" calcext:value-type="float">
            <text:p>24.220914</text:p>
          </table:table-cell>
          <table:table-cell office:value-type="float" office:value="14.697085" calcext:value-type="float">
            <text:p>14.697085</text:p>
          </table:table-cell>
          <table:table-cell office:value-type="float" office:value="25.049045" calcext:value-type="float">
            <text:p>25.049045</text:p>
          </table:table-cell>
          <table:table-cell office:value-type="float" office:value="26.164659" calcext:value-type="float">
            <text:p>26.164659</text:p>
          </table:table-cell>
          <table:table-cell office:value-type="float" office:value="26.714994" calcext:value-type="float">
            <text:p>26.714994</text:p>
          </table:table-cell>
          <table:table-cell office:value-type="float" office:value="36.910101" calcext:value-type="float">
            <text:p>36.910101</text:p>
          </table:table-cell>
          <table:table-cell office:value-type="float" office:value="31.43523" calcext:value-type="float">
            <text:p>31.43523</text:p>
          </table:table-cell>
          <table:table-cell office:value-type="float" office:value="29.147068" calcext:value-type="float">
            <text:p>29.147068</text:p>
          </table:table-cell>
          <table:table-cell office:value-type="float" office:value="30.504227" calcext:value-type="float">
            <text:p>30.504227</text:p>
          </table:table-cell>
          <table:table-cell office:value-type="float" office:value="30.458788" calcext:value-type="float">
            <text:p>30.4587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356078" calcext:value-type="float">
            <text:p>29.356078</text:p>
          </table:table-cell>
          <table:table-cell office:value-type="float" office:value="30.241205" calcext:value-type="float">
            <text:p>30.241205</text:p>
          </table:table-cell>
          <table:table-cell office:value-type="float" office:value="33.995675" calcext:value-type="float">
            <text:p>33.995675</text:p>
          </table:table-cell>
          <table:table-cell office:value-type="float" office:value="45.682512" calcext:value-type="float">
            <text:p>45.682512</text:p>
          </table:table-cell>
          <table:table-cell office:value-type="float" office:value="34.741756" calcext:value-type="float">
            <text:p>34.741756</text:p>
          </table:table-cell>
          <table:table-cell office:value-type="float" office:value="36.050345" calcext:value-type="float">
            <text:p>36.050345</text:p>
          </table:table-cell>
          <table:table-cell office:value-type="float" office:value="35.577931" calcext:value-type="float">
            <text:p>35.577931</text:p>
          </table:table-cell>
          <table:table-cell office:value-type="float" office:value="25.176397" calcext:value-type="float">
            <text:p>25.176397</text:p>
          </table:table-cell>
          <table:table-cell office:value-type="float" office:value="38.213738" calcext:value-type="float">
            <text:p>38.213738</text:p>
          </table:table-cell>
          <table:table-cell office:value-type="float" office:value="30.892042" calcext:value-type="float">
            <text:p>30.892042</text:p>
          </table:table-cell>
          <table:table-cell office:value-type="float" office:value="33.004992" calcext:value-type="float">
            <text:p>33.004992</text:p>
          </table:table-cell>
          <table:table-cell office:value-type="float" office:value="35.376722" calcext:value-type="float">
            <text:p>35.376722</text:p>
          </table:table-cell>
          <table:table-cell office:value-type="float" office:value="20.106849" calcext:value-type="float">
            <text:p>20.106849</text:p>
          </table:table-cell>
          <table:table-cell office:value-type="float" office:value="28.554999" calcext:value-type="float">
            <text:p>28.554999</text:p>
          </table:table-cell>
          <table:table-cell office:value-type="float" office:value="23.13014" calcext:value-type="float">
            <text:p>23.13014</text:p>
          </table:table-cell>
          <table:table-cell office:value-type="float" office:value="25.226751" calcext:value-type="float">
            <text:p>25.2267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77711" calcext:value-type="float">
            <text:p>32.77711</text:p>
          </table:table-cell>
          <table:table-cell office:value-type="float" office:value="31.47233" calcext:value-type="float">
            <text:p>31.47233</text:p>
          </table:table-cell>
          <table:table-cell office:value-type="float" office:value="29.153833" calcext:value-type="float">
            <text:p>29.153833</text:p>
          </table:table-cell>
          <table:table-cell office:value-type="float" office:value="38.206119" calcext:value-type="float">
            <text:p>38.206119</text:p>
          </table:table-cell>
          <table:table-cell office:value-type="float" office:value="30.942108" calcext:value-type="float">
            <text:p>30.942108</text:p>
          </table:table-cell>
          <table:table-cell office:value-type="float" office:value="37.224321" calcext:value-type="float">
            <text:p>37.224321</text:p>
          </table:table-cell>
          <table:table-cell office:value-type="float" office:value="33.422591" calcext:value-type="float">
            <text:p>33.422591</text:p>
          </table:table-cell>
          <table:table-cell office:value-type="float" office:value="29.089442" calcext:value-type="float">
            <text:p>29.089442</text:p>
          </table:table-cell>
          <table:table-cell office:value-type="float" office:value="34.212285" calcext:value-type="float">
            <text:p>34.212285</text:p>
          </table:table-cell>
          <table:table-cell office:value-type="float" office:value="33.878738" calcext:value-type="float">
            <text:p>33.878738</text:p>
          </table:table-cell>
          <table:table-cell office:value-type="float" office:value="25.291794" calcext:value-type="float">
            <text:p>25.291794</text:p>
          </table:table-cell>
          <table:table-cell office:value-type="float" office:value="35.357528" calcext:value-type="float">
            <text:p>35.357528</text:p>
          </table:table-cell>
          <table:table-cell office:value-type="float" office:value="29.410527" calcext:value-type="float">
            <text:p>29.410527</text:p>
          </table:table-cell>
          <table:table-cell office:value-type="float" office:value="33.523544" calcext:value-type="float">
            <text:p>33.523544</text:p>
          </table:table-cell>
          <table:table-cell office:value-type="float" office:value="31.242581" calcext:value-type="float">
            <text:p>31.242581</text:p>
          </table:table-cell>
          <table:table-cell office:value-type="float" office:value="25.883556" calcext:value-type="float">
            <text:p>25.8835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94943" calcext:value-type="float">
            <text:p>22.394943</text:p>
          </table:table-cell>
          <table:table-cell office:value-type="float" office:value="36.292569" calcext:value-type="float">
            <text:p>36.292569</text:p>
          </table:table-cell>
          <table:table-cell office:value-type="float" office:value="45.488321" calcext:value-type="float">
            <text:p>45.488321</text:p>
          </table:table-cell>
          <table:table-cell office:value-type="float" office:value="36.104232" calcext:value-type="float">
            <text:p>36.104232</text:p>
          </table:table-cell>
          <table:table-cell office:value-type="float" office:value="37.448134" calcext:value-type="float">
            <text:p>37.448134</text:p>
          </table:table-cell>
          <table:table-cell office:value-type="float" office:value="25.128625" calcext:value-type="float">
            <text:p>25.128625</text:p>
          </table:table-cell>
          <table:table-cell office:value-type="float" office:value="23.656131" calcext:value-type="float">
            <text:p>23.656131</text:p>
          </table:table-cell>
          <table:table-cell office:value-type="float" office:value="27.509215" calcext:value-type="float">
            <text:p>27.509215</text:p>
          </table:table-cell>
          <table:table-cell office:value-type="float" office:value="33.686217" calcext:value-type="float">
            <text:p>33.686217</text:p>
          </table:table-cell>
          <table:table-cell office:value-type="float" office:value="25.855691" calcext:value-type="float">
            <text:p>25.855691</text:p>
          </table:table-cell>
          <table:table-cell office:value-type="float" office:value="19.277572" calcext:value-type="float">
            <text:p>19.277572</text:p>
          </table:table-cell>
          <table:table-cell office:value-type="float" office:value="30.045462" calcext:value-type="float">
            <text:p>30.045462</text:p>
          </table:table-cell>
          <table:table-cell office:value-type="float" office:value="19.321845" calcext:value-type="float">
            <text:p>19.321845</text:p>
          </table:table-cell>
          <table:table-cell office:value-type="float" office:value="34.759673" calcext:value-type="float">
            <text:p>34.759673</text:p>
          </table:table-cell>
          <table:table-cell office:value-type="float" office:value="32.498398" calcext:value-type="float">
            <text:p>32.498398</text:p>
          </table:table-cell>
          <table:table-cell office:value-type="float" office:value="31.764859" calcext:value-type="float">
            <text:p>31.7648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820606" calcext:value-type="float">
            <text:p>31.820606</text:p>
          </table:table-cell>
          <table:table-cell office:value-type="float" office:value="38.385638" calcext:value-type="float">
            <text:p>38.385638</text:p>
          </table:table-cell>
          <table:table-cell office:value-type="float" office:value="28.793561" calcext:value-type="float">
            <text:p>28.793561</text:p>
          </table:table-cell>
          <table:table-cell office:value-type="float" office:value="29.292801" calcext:value-type="float">
            <text:p>29.292801</text:p>
          </table:table-cell>
          <table:table-cell office:value-type="float" office:value="29.400232" calcext:value-type="float">
            <text:p>29.400232</text:p>
          </table:table-cell>
          <table:table-cell office:value-type="float" office:value="29.515228" calcext:value-type="float">
            <text:p>29.515228</text:p>
          </table:table-cell>
          <table:table-cell office:value-type="float" office:value="28.864664" calcext:value-type="float">
            <text:p>28.864664</text:p>
          </table:table-cell>
          <table:table-cell office:value-type="float" office:value="26.332898" calcext:value-type="float">
            <text:p>26.332898</text:p>
          </table:table-cell>
          <table:table-cell office:value-type="float" office:value="28.113027" calcext:value-type="float">
            <text:p>28.113027</text:p>
          </table:table-cell>
          <table:table-cell office:value-type="float" office:value="25.422496" calcext:value-type="float">
            <text:p>25.422496</text:p>
          </table:table-cell>
          <table:table-cell office:value-type="float" office:value="19.370879" calcext:value-type="float">
            <text:p>19.370879</text:p>
          </table:table-cell>
          <table:table-cell office:value-type="float" office:value="33.232722" calcext:value-type="float">
            <text:p>33.232722</text:p>
          </table:table-cell>
          <table:table-cell office:value-type="float" office:value="28.741232" calcext:value-type="float">
            <text:p>28.741232</text:p>
          </table:table-cell>
          <table:table-cell office:value-type="float" office:value="30.714988" calcext:value-type="float">
            <text:p>30.714988</text:p>
          </table:table-cell>
          <table:table-cell office:value-type="float" office:value="32.854989" calcext:value-type="float">
            <text:p>32.854989</text:p>
          </table:table-cell>
          <table:table-cell office:value-type="float" office:value="26.867155" calcext:value-type="float">
            <text:p>26.8671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562847" calcext:value-type="float">
            <text:p>26.562847</text:p>
          </table:table-cell>
          <table:table-cell office:value-type="float" office:value="39.611844" calcext:value-type="float">
            <text:p>39.611844</text:p>
          </table:table-cell>
          <table:table-cell office:value-type="float" office:value="35.224917" calcext:value-type="float">
            <text:p>35.224917</text:p>
          </table:table-cell>
          <table:table-cell office:value-type="float" office:value="40.446722" calcext:value-type="float">
            <text:p>40.446722</text:p>
          </table:table-cell>
          <table:table-cell office:value-type="float" office:value="36.46851" calcext:value-type="float">
            <text:p>36.46851</text:p>
          </table:table-cell>
          <table:table-cell office:value-type="float" office:value="34.291141" calcext:value-type="float">
            <text:p>34.291141</text:p>
          </table:table-cell>
          <table:table-cell office:value-type="float" office:value="35.641537" calcext:value-type="float">
            <text:p>35.641537</text:p>
          </table:table-cell>
          <table:table-cell office:value-type="float" office:value="20.437356" calcext:value-type="float">
            <text:p>20.437356</text:p>
          </table:table-cell>
          <table:table-cell office:value-type="float" office:value="31.173433" calcext:value-type="float">
            <text:p>31.173433</text:p>
          </table:table-cell>
          <table:table-cell office:value-type="float" office:value="21.961719" calcext:value-type="float">
            <text:p>21.961719</text:p>
          </table:table-cell>
          <table:table-cell office:value-type="float" office:value="16.500381" calcext:value-type="float">
            <text:p>16.500381</text:p>
          </table:table-cell>
          <table:table-cell office:value-type="float" office:value="24.796615" calcext:value-type="float">
            <text:p>24.796615</text:p>
          </table:table-cell>
          <table:table-cell office:value-type="float" office:value="22.339528" calcext:value-type="float">
            <text:p>22.339528</text:p>
          </table:table-cell>
          <table:table-cell office:value-type="float" office:value="33.940371" calcext:value-type="float">
            <text:p>33.940371</text:p>
          </table:table-cell>
          <table:table-cell office:value-type="float" office:value="30.57517" calcext:value-type="float">
            <text:p>30.57517</text:p>
          </table:table-cell>
          <table:table-cell office:value-type="float" office:value="26.478195" calcext:value-type="float">
            <text:p>26.4781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982256" calcext:value-type="float">
            <text:p>28.982256</text:p>
          </table:table-cell>
          <table:table-cell office:value-type="float" office:value="35.076027" calcext:value-type="float">
            <text:p>35.076027</text:p>
          </table:table-cell>
          <table:table-cell office:value-type="float" office:value="32.382133" calcext:value-type="float">
            <text:p>32.382133</text:p>
          </table:table-cell>
          <table:table-cell office:value-type="float" office:value="24.487624" calcext:value-type="float">
            <text:p>24.487624</text:p>
          </table:table-cell>
          <table:table-cell office:value-type="float" office:value="33.843608" calcext:value-type="float">
            <text:p>33.843608</text:p>
          </table:table-cell>
          <table:table-cell office:value-type="float" office:value="27.58603" calcext:value-type="float">
            <text:p>27.58603</text:p>
          </table:table-cell>
          <table:table-cell office:value-type="float" office:value="29.241035" calcext:value-type="float">
            <text:p>29.241035</text:p>
          </table:table-cell>
          <table:table-cell office:value-type="float" office:value="28.713621" calcext:value-type="float">
            <text:p>28.713621</text:p>
          </table:table-cell>
          <table:table-cell office:value-type="float" office:value="27.555294" calcext:value-type="float">
            <text:p>27.555294</text:p>
          </table:table-cell>
          <table:table-cell office:value-type="float" office:value="26.364858" calcext:value-type="float">
            <text:p>26.364858</text:p>
          </table:table-cell>
          <table:table-cell office:value-type="float" office:value="19.195589" calcext:value-type="float">
            <text:p>19.195589</text:p>
          </table:table-cell>
          <table:table-cell office:value-type="float" office:value="28.749103" calcext:value-type="float">
            <text:p>28.749103</text:p>
          </table:table-cell>
          <table:table-cell office:value-type="float" office:value="32.658202" calcext:value-type="float">
            <text:p>32.658202</text:p>
          </table:table-cell>
          <table:table-cell office:value-type="float" office:value="29.314753" calcext:value-type="float">
            <text:p>29.314753</text:p>
          </table:table-cell>
          <table:table-cell office:value-type="float" office:value="32.846406" calcext:value-type="float">
            <text:p>32.846406</text:p>
          </table:table-cell>
          <table:table-cell office:value-type="float" office:value="26.713656" calcext:value-type="float">
            <text:p>26.7136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018801" calcext:value-type="float">
            <text:p>24.018801</text:p>
          </table:table-cell>
          <table:table-cell office:value-type="float" office:value="24.516781" calcext:value-type="float">
            <text:p>24.516781</text:p>
          </table:table-cell>
          <table:table-cell office:value-type="float" office:value="28.633481" calcext:value-type="float">
            <text:p>28.633481</text:p>
          </table:table-cell>
          <table:table-cell office:value-type="float" office:value="35.106309" calcext:value-type="float">
            <text:p>35.106309</text:p>
          </table:table-cell>
          <table:table-cell office:value-type="float" office:value="26.560313" calcext:value-type="float">
            <text:p>26.560313</text:p>
          </table:table-cell>
          <table:table-cell office:value-type="float" office:value="32.601411" calcext:value-type="float">
            <text:p>32.601411</text:p>
          </table:table-cell>
          <table:table-cell office:value-type="float" office:value="32.187664" calcext:value-type="float">
            <text:p>32.187664</text:p>
          </table:table-cell>
          <table:table-cell office:value-type="float" office:value="29.994274" calcext:value-type="float">
            <text:p>29.994274</text:p>
          </table:table-cell>
          <table:table-cell office:value-type="float" office:value="20.457407" calcext:value-type="float">
            <text:p>20.457407</text:p>
          </table:table-cell>
          <table:table-cell office:value-type="float" office:value="26.46603" calcext:value-type="float">
            <text:p>26.46603</text:p>
          </table:table-cell>
          <table:table-cell office:value-type="float" office:value="12.805495" calcext:value-type="float">
            <text:p>12.805495</text:p>
          </table:table-cell>
          <table:table-cell office:value-type="float" office:value="28.031554" calcext:value-type="float">
            <text:p>28.031554</text:p>
          </table:table-cell>
          <table:table-cell office:value-type="float" office:value="28.145097" calcext:value-type="float">
            <text:p>28.145097</text:p>
          </table:table-cell>
          <table:table-cell office:value-type="float" office:value="26.893019" calcext:value-type="float">
            <text:p>26.893019</text:p>
          </table:table-cell>
          <table:table-cell office:value-type="float" office:value="30.181175" calcext:value-type="float">
            <text:p>30.181175</text:p>
          </table:table-cell>
          <table:table-cell office:value-type="float" office:value="23.707427" calcext:value-type="float">
            <text:p>23.7074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991774" calcext:value-type="float">
            <text:p>31.991774</text:p>
          </table:table-cell>
          <table:table-cell office:value-type="float" office:value="30.485451" calcext:value-type="float">
            <text:p>30.485451</text:p>
          </table:table-cell>
          <table:table-cell office:value-type="float" office:value="20.054887" calcext:value-type="float">
            <text:p>20.054887</text:p>
          </table:table-cell>
          <table:table-cell office:value-type="float" office:value="39.346866" calcext:value-type="float">
            <text:p>39.346866</text:p>
          </table:table-cell>
          <table:table-cell office:value-type="float" office:value="31.933397" calcext:value-type="float">
            <text:p>31.933397</text:p>
          </table:table-cell>
          <table:table-cell office:value-type="float" office:value="31.63239" calcext:value-type="float">
            <text:p>31.63239</text:p>
          </table:table-cell>
          <table:table-cell office:value-type="float" office:value="29.606149" calcext:value-type="float">
            <text:p>29.606149</text:p>
          </table:table-cell>
          <table:table-cell office:value-type="float" office:value="37.451541" calcext:value-type="float">
            <text:p>37.451541</text:p>
          </table:table-cell>
          <table:table-cell office:value-type="float" office:value="28.069691" calcext:value-type="float">
            <text:p>28.069691</text:p>
          </table:table-cell>
          <table:table-cell office:value-type="float" office:value="21.937771" calcext:value-type="float">
            <text:p>21.937771</text:p>
          </table:table-cell>
          <table:table-cell office:value-type="float" office:value="24.012288" calcext:value-type="float">
            <text:p>24.012288</text:p>
          </table:table-cell>
          <table:table-cell office:value-type="float" office:value="28.305904" calcext:value-type="float">
            <text:p>28.305904</text:p>
          </table:table-cell>
          <table:table-cell office:value-type="float" office:value="34.924757" calcext:value-type="float">
            <text:p>34.924757</text:p>
          </table:table-cell>
          <table:table-cell office:value-type="float" office:value="27.176979" calcext:value-type="float">
            <text:p>27.176979</text:p>
          </table:table-cell>
          <table:table-cell office:value-type="float" office:value="26.922357" calcext:value-type="float">
            <text:p>26.922357</text:p>
          </table:table-cell>
          <table:table-cell office:value-type="float" office:value="27.817717" calcext:value-type="float">
            <text:p>27.8177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418141" calcext:value-type="float">
            <text:p>27.418141</text:p>
          </table:table-cell>
          <table:table-cell office:value-type="float" office:value="41.91957" calcext:value-type="float">
            <text:p>41.91957</text:p>
          </table:table-cell>
          <table:table-cell office:value-type="float" office:value="27.345751" calcext:value-type="float">
            <text:p>27.345751</text:p>
          </table:table-cell>
          <table:table-cell office:value-type="float" office:value="34.644713" calcext:value-type="float">
            <text:p>34.644713</text:p>
          </table:table-cell>
          <table:table-cell office:value-type="float" office:value="36.164532" calcext:value-type="float">
            <text:p>36.164532</text:p>
          </table:table-cell>
          <table:table-cell office:value-type="float" office:value="30.68" calcext:value-type="float">
            <text:p>30.68</text:p>
          </table:table-cell>
          <table:table-cell office:value-type="float" office:value="27.383737" calcext:value-type="float">
            <text:p>27.383737</text:p>
          </table:table-cell>
          <table:table-cell office:value-type="float" office:value="31.133819" calcext:value-type="float">
            <text:p>31.133819</text:p>
          </table:table-cell>
          <table:table-cell office:value-type="float" office:value="29.65893" calcext:value-type="float">
            <text:p>29.65893</text:p>
          </table:table-cell>
          <table:table-cell office:value-type="float" office:value="21.503122" calcext:value-type="float">
            <text:p>21.503122</text:p>
          </table:table-cell>
          <table:table-cell office:value-type="float" office:value="16.052359" calcext:value-type="float">
            <text:p>16.052359</text:p>
          </table:table-cell>
          <table:table-cell office:value-type="float" office:value="27.962998" calcext:value-type="float">
            <text:p>27.962998</text:p>
          </table:table-cell>
          <table:table-cell office:value-type="float" office:value="27.410938" calcext:value-type="float">
            <text:p>27.410938</text:p>
          </table:table-cell>
          <table:table-cell office:value-type="float" office:value="27.194955" calcext:value-type="float">
            <text:p>27.194955</text:p>
          </table:table-cell>
          <table:table-cell office:value-type="float" office:value="21.702452" calcext:value-type="float">
            <text:p>21.702452</text:p>
          </table:table-cell>
          <table:table-cell office:value-type="float" office:value="18.591649" calcext:value-type="float">
            <text:p>18.5916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20981" calcext:value-type="float">
            <text:p>31.20981</text:p>
          </table:table-cell>
          <table:table-cell office:value-type="float" office:value="38.674868" calcext:value-type="float">
            <text:p>38.674868</text:p>
          </table:table-cell>
          <table:table-cell office:value-type="float" office:value="28.754182" calcext:value-type="float">
            <text:p>28.754182</text:p>
          </table:table-cell>
          <table:table-cell office:value-type="float" office:value="41.888627" calcext:value-type="float">
            <text:p>41.888627</text:p>
          </table:table-cell>
          <table:table-cell office:value-type="float" office:value="24.160103" calcext:value-type="float">
            <text:p>24.160103</text:p>
          </table:table-cell>
          <table:table-cell office:value-type="float" office:value="26.602371" calcext:value-type="float">
            <text:p>26.602371</text:p>
          </table:table-cell>
          <table:table-cell office:value-type="float" office:value="30.490127" calcext:value-type="float">
            <text:p>30.490127</text:p>
          </table:table-cell>
          <table:table-cell office:value-type="float" office:value="18.790984" calcext:value-type="float">
            <text:p>18.790984</text:p>
          </table:table-cell>
          <table:table-cell office:value-type="float" office:value="31.513536" calcext:value-type="float">
            <text:p>31.513536</text:p>
          </table:table-cell>
          <table:table-cell office:value-type="float" office:value="24.704346" calcext:value-type="float">
            <text:p>24.704346</text:p>
          </table:table-cell>
          <table:table-cell office:value-type="float" office:value="24.658201" calcext:value-type="float">
            <text:p>24.658201</text:p>
          </table:table-cell>
          <table:table-cell office:value-type="float" office:value="32.640678" calcext:value-type="float">
            <text:p>32.640678</text:p>
          </table:table-cell>
          <table:table-cell office:value-type="float" office:value="23.029816" calcext:value-type="float">
            <text:p>23.029816</text:p>
          </table:table-cell>
          <table:table-cell office:value-type="float" office:value="26.052334" calcext:value-type="float">
            <text:p>26.052334</text:p>
          </table:table-cell>
          <table:table-cell office:value-type="float" office:value="11.974554" calcext:value-type="float">
            <text:p>11.974554</text:p>
          </table:table-cell>
          <table:table-cell office:value-type="float" office:value="13.75967" calcext:value-type="float">
            <text:p>13.759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35509" calcext:value-type="float">
            <text:p>22.135509</text:p>
          </table:table-cell>
          <table:table-cell office:value-type="float" office:value="35.799867" calcext:value-type="float">
            <text:p>35.799867</text:p>
          </table:table-cell>
          <table:table-cell office:value-type="float" office:value="26.737778" calcext:value-type="float">
            <text:p>26.737778</text:p>
          </table:table-cell>
          <table:table-cell office:value-type="float" office:value="38.452451" calcext:value-type="float">
            <text:p>38.452451</text:p>
          </table:table-cell>
          <table:table-cell office:value-type="float" office:value="26.25185" calcext:value-type="float">
            <text:p>26.25185</text:p>
          </table:table-cell>
          <table:table-cell office:value-type="float" office:value="17.652712" calcext:value-type="float">
            <text:p>17.652712</text:p>
          </table:table-cell>
          <table:table-cell office:value-type="float" office:value="26.705182" calcext:value-type="float">
            <text:p>26.705182</text:p>
          </table:table-cell>
          <table:table-cell office:value-type="float" office:value="25.47601" calcext:value-type="float">
            <text:p>25.47601</text:p>
          </table:table-cell>
          <table:table-cell office:value-type="float" office:value="24.876698" calcext:value-type="float">
            <text:p>24.876698</text:p>
          </table:table-cell>
          <table:table-cell office:value-type="float" office:value="18.147713" calcext:value-type="float">
            <text:p>18.147713</text:p>
          </table:table-cell>
          <table:table-cell office:value-type="float" office:value="17.369182" calcext:value-type="float">
            <text:p>17.369182</text:p>
          </table:table-cell>
          <table:table-cell office:value-type="float" office:value="33.154577" calcext:value-type="float">
            <text:p>33.154577</text:p>
          </table:table-cell>
          <table:table-cell office:value-type="float" office:value="30.405695" calcext:value-type="float">
            <text:p>30.405695</text:p>
          </table:table-cell>
          <table:table-cell office:value-type="float" office:value="26.490519" calcext:value-type="float">
            <text:p>26.490519</text:p>
          </table:table-cell>
          <table:table-cell office:value-type="float" office:value="17.759829" calcext:value-type="float">
            <text:p>17.759829</text:p>
          </table:table-cell>
          <table:table-cell office:value-type="float" office:value="8.408591" calcext:value-type="float">
            <text:p>8.4085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914199" calcext:value-type="float">
            <text:p>26.914199</text:p>
          </table:table-cell>
          <table:table-cell office:value-type="float" office:value="22.838748" calcext:value-type="float">
            <text:p>22.838748</text:p>
          </table:table-cell>
          <table:table-cell office:value-type="float" office:value="25.459401" calcext:value-type="float">
            <text:p>25.459401</text:p>
          </table:table-cell>
          <table:table-cell office:value-type="float" office:value="29.559737" calcext:value-type="float">
            <text:p>29.559737</text:p>
          </table:table-cell>
          <table:table-cell office:value-type="float" office:value="23.630926" calcext:value-type="float">
            <text:p>23.630926</text:p>
          </table:table-cell>
          <table:table-cell office:value-type="float" office:value="32.329321" calcext:value-type="float">
            <text:p>32.329321</text:p>
          </table:table-cell>
          <table:table-cell office:value-type="float" office:value="18.82844" calcext:value-type="float">
            <text:p>18.82844</text:p>
          </table:table-cell>
          <table:table-cell office:value-type="float" office:value="21.902947" calcext:value-type="float">
            <text:p>21.902947</text:p>
          </table:table-cell>
          <table:table-cell office:value-type="float" office:value="32.855214" calcext:value-type="float">
            <text:p>32.855214</text:p>
          </table:table-cell>
          <table:table-cell office:value-type="float" office:value="20.841" calcext:value-type="float">
            <text:p>20.841</text:p>
          </table:table-cell>
          <table:table-cell office:value-type="float" office:value="28.117899" calcext:value-type="float">
            <text:p>28.117899</text:p>
          </table:table-cell>
          <table:table-cell office:value-type="float" office:value="24.320402" calcext:value-type="float">
            <text:p>24.320402</text:p>
          </table:table-cell>
          <table:table-cell office:value-type="float" office:value="27.575078" calcext:value-type="float">
            <text:p>27.575078</text:p>
          </table:table-cell>
          <table:table-cell office:value-type="float" office:value="27.660322" calcext:value-type="float">
            <text:p>27.660322</text:p>
          </table:table-cell>
          <table:table-cell office:value-type="float" office:value="16.183765" calcext:value-type="float">
            <text:p>16.183765</text:p>
          </table:table-cell>
          <table:table-cell office:value-type="float" office:value="3.3174" calcext:value-type="float">
            <text:p>3.31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380699" calcext:value-type="float">
            <text:p>27.380699</text:p>
          </table:table-cell>
          <table:table-cell office:value-type="float" office:value="29.638848" calcext:value-type="float">
            <text:p>29.638848</text:p>
          </table:table-cell>
          <table:table-cell office:value-type="float" office:value="28.512014" calcext:value-type="float">
            <text:p>28.512014</text:p>
          </table:table-cell>
          <table:table-cell office:value-type="float" office:value="31.382329" calcext:value-type="float">
            <text:p>31.382329</text:p>
          </table:table-cell>
          <table:table-cell office:value-type="float" office:value="30.725321" calcext:value-type="float">
            <text:p>30.725321</text:p>
          </table:table-cell>
          <table:table-cell office:value-type="float" office:value="34.52596" calcext:value-type="float">
            <text:p>34.52596</text:p>
          </table:table-cell>
          <table:table-cell office:value-type="float" office:value="31.611302" calcext:value-type="float">
            <text:p>31.611302</text:p>
          </table:table-cell>
          <table:table-cell office:value-type="float" office:value="30.508865" calcext:value-type="float">
            <text:p>30.508865</text:p>
          </table:table-cell>
          <table:table-cell office:value-type="float" office:value="27.423302" calcext:value-type="float">
            <text:p>27.423302</text:p>
          </table:table-cell>
          <table:table-cell office:value-type="float" office:value="22.682838" calcext:value-type="float">
            <text:p>22.682838</text:p>
          </table:table-cell>
          <table:table-cell office:value-type="float" office:value="47.967648" calcext:value-type="float">
            <text:p>47.967648</text:p>
          </table:table-cell>
          <table:table-cell office:value-type="float" office:value="29.002635" calcext:value-type="float">
            <text:p>29.002635</text:p>
          </table:table-cell>
          <table:table-cell office:value-type="float" office:value="27.624498" calcext:value-type="float">
            <text:p>27.624498</text:p>
          </table:table-cell>
          <table:table-cell office:value-type="float" office:value="22.599697" calcext:value-type="float">
            <text:p>22.599697</text:p>
          </table:table-cell>
          <table:table-cell office:value-type="float" office:value="21.136774" calcext:value-type="float">
            <text:p>21.136774</text:p>
          </table:table-cell>
          <table:table-cell office:value-type="float" office:value="6.69013" calcext:value-type="float">
            <text:p>6.690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03676" calcext:value-type="float">
            <text:p>22.903676</text:p>
          </table:table-cell>
          <table:table-cell office:value-type="float" office:value="29.528444" calcext:value-type="float">
            <text:p>29.528444</text:p>
          </table:table-cell>
          <table:table-cell office:value-type="float" office:value="30.444723" calcext:value-type="float">
            <text:p>30.444723</text:p>
          </table:table-cell>
          <table:table-cell office:value-type="float" office:value="30.556473" calcext:value-type="float">
            <text:p>30.556473</text:p>
          </table:table-cell>
          <table:table-cell office:value-type="float" office:value="21.503552" calcext:value-type="float">
            <text:p>21.503552</text:p>
          </table:table-cell>
          <table:table-cell office:value-type="float" office:value="28.527289" calcext:value-type="float">
            <text:p>28.527289</text:p>
          </table:table-cell>
          <table:table-cell office:value-type="float" office:value="29.030274" calcext:value-type="float">
            <text:p>29.030274</text:p>
          </table:table-cell>
          <table:table-cell office:value-type="float" office:value="25.263949" calcext:value-type="float">
            <text:p>25.263949</text:p>
          </table:table-cell>
          <table:table-cell office:value-type="float" office:value="25.757699" calcext:value-type="float">
            <text:p>25.757699</text:p>
          </table:table-cell>
          <table:table-cell office:value-type="float" office:value="23.447108" calcext:value-type="float">
            <text:p>23.447108</text:p>
          </table:table-cell>
          <table:table-cell office:value-type="float" office:value="56.785851" calcext:value-type="float">
            <text:p>56.785851</text:p>
          </table:table-cell>
          <table:table-cell office:value-type="float" office:value="19.431216" calcext:value-type="float">
            <text:p>19.431216</text:p>
          </table:table-cell>
          <table:table-cell office:value-type="float" office:value="26.976834" calcext:value-type="float">
            <text:p>26.976834</text:p>
          </table:table-cell>
          <table:table-cell office:value-type="float" office:value="25.370099" calcext:value-type="float">
            <text:p>25.370099</text:p>
          </table:table-cell>
          <table:table-cell office:value-type="float" office:value="24.177131" calcext:value-type="float">
            <text:p>24.177131</text:p>
          </table:table-cell>
          <table:table-cell office:value-type="float" office:value="3.790413" calcext:value-type="float">
            <text:p>3.7904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399575" calcext:value-type="float">
            <text:p>30.399575</text:p>
          </table:table-cell>
          <table:table-cell office:value-type="float" office:value="26.909037" calcext:value-type="float">
            <text:p>26.909037</text:p>
          </table:table-cell>
          <table:table-cell office:value-type="float" office:value="22.638978" calcext:value-type="float">
            <text:p>22.638978</text:p>
          </table:table-cell>
          <table:table-cell office:value-type="float" office:value="21.98064" calcext:value-type="float">
            <text:p>21.98064</text:p>
          </table:table-cell>
          <table:table-cell office:value-type="float" office:value="20.251193" calcext:value-type="float">
            <text:p>20.251193</text:p>
          </table:table-cell>
          <table:table-cell office:value-type="float" office:value="32.58112" calcext:value-type="float">
            <text:p>32.58112</text:p>
          </table:table-cell>
          <table:table-cell office:value-type="float" office:value="26.669773" calcext:value-type="float">
            <text:p>26.669773</text:p>
          </table:table-cell>
          <table:table-cell office:value-type="float" office:value="30.609695" calcext:value-type="float">
            <text:p>30.609695</text:p>
          </table:table-cell>
          <table:table-cell office:value-type="float" office:value="26.474856" calcext:value-type="float">
            <text:p>26.474856</text:p>
          </table:table-cell>
          <table:table-cell office:value-type="float" office:value="17.647171" calcext:value-type="float">
            <text:p>17.647171</text:p>
          </table:table-cell>
          <table:table-cell office:value-type="float" office:value="63.092974" calcext:value-type="float">
            <text:p>63.092974</text:p>
          </table:table-cell>
          <table:table-cell office:value-type="float" office:value="22.04788" calcext:value-type="float">
            <text:p>22.04788</text:p>
          </table:table-cell>
          <table:table-cell office:value-type="float" office:value="27.808418" calcext:value-type="float">
            <text:p>27.808418</text:p>
          </table:table-cell>
          <table:table-cell office:value-type="float" office:value="23.204006" calcext:value-type="float">
            <text:p>23.204006</text:p>
          </table:table-cell>
          <table:table-cell office:value-type="float" office:value="29.571616" calcext:value-type="float">
            <text:p>29.571616</text:p>
          </table:table-cell>
          <table:table-cell office:value-type="float" office:value="4.429557" calcext:value-type="float">
            <text:p>4.4295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07219" calcext:value-type="float">
            <text:p>19.707219</text:p>
          </table:table-cell>
          <table:table-cell office:value-type="float" office:value="18.660442" calcext:value-type="float">
            <text:p>18.660442</text:p>
          </table:table-cell>
          <table:table-cell office:value-type="float" office:value="22.163804" calcext:value-type="float">
            <text:p>22.163804</text:p>
          </table:table-cell>
          <table:table-cell office:value-type="float" office:value="23.754787" calcext:value-type="float">
            <text:p>23.754787</text:p>
          </table:table-cell>
          <table:table-cell office:value-type="float" office:value="28.303089" calcext:value-type="float">
            <text:p>28.303089</text:p>
          </table:table-cell>
          <table:table-cell office:value-type="float" office:value="31.237914" calcext:value-type="float">
            <text:p>31.237914</text:p>
          </table:table-cell>
          <table:table-cell office:value-type="float" office:value="26.962182" calcext:value-type="float">
            <text:p>26.962182</text:p>
          </table:table-cell>
          <table:table-cell office:value-type="float" office:value="29.425802" calcext:value-type="float">
            <text:p>29.425802</text:p>
          </table:table-cell>
          <table:table-cell office:value-type="float" office:value="27.929715" calcext:value-type="float">
            <text:p>27.929715</text:p>
          </table:table-cell>
          <table:table-cell office:value-type="float" office:value="16.375331" calcext:value-type="float">
            <text:p>16.375331</text:p>
          </table:table-cell>
          <table:table-cell office:value-type="float" office:value="64.491889" calcext:value-type="float">
            <text:p>64.491889</text:p>
          </table:table-cell>
          <table:table-cell office:value-type="float" office:value="13.182061" calcext:value-type="float">
            <text:p>13.182061</text:p>
          </table:table-cell>
          <table:table-cell office:value-type="float" office:value="24.232798" calcext:value-type="float">
            <text:p>24.232798</text:p>
          </table:table-cell>
          <table:table-cell office:value-type="float" office:value="19.877684" calcext:value-type="float">
            <text:p>19.877684</text:p>
          </table:table-cell>
          <table:table-cell office:value-type="float" office:value="29.840995" calcext:value-type="float">
            <text:p>29.840995</text:p>
          </table:table-cell>
          <table:table-cell office:value-type="float" office:value="11.160936" calcext:value-type="float">
            <text:p>11.1609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399819" calcext:value-type="float">
            <text:p>25.399819</text:p>
          </table:table-cell>
          <table:table-cell office:value-type="float" office:value="27.228912" calcext:value-type="float">
            <text:p>27.228912</text:p>
          </table:table-cell>
          <table:table-cell office:value-type="float" office:value="26.977901" calcext:value-type="float">
            <text:p>26.977901</text:p>
          </table:table-cell>
          <table:table-cell office:value-type="float" office:value="25.810599" calcext:value-type="float">
            <text:p>25.810599</text:p>
          </table:table-cell>
          <table:table-cell office:value-type="float" office:value="21.699247" calcext:value-type="float">
            <text:p>21.699247</text:p>
          </table:table-cell>
          <table:table-cell office:value-type="float" office:value="31.953728" calcext:value-type="float">
            <text:p>31.953728</text:p>
          </table:table-cell>
          <table:table-cell office:value-type="float" office:value="28.067594" calcext:value-type="float">
            <text:p>28.067594</text:p>
          </table:table-cell>
          <table:table-cell office:value-type="float" office:value="29.775416" calcext:value-type="float">
            <text:p>29.775416</text:p>
          </table:table-cell>
          <table:table-cell office:value-type="float" office:value="24.688648" calcext:value-type="float">
            <text:p>24.688648</text:p>
          </table:table-cell>
          <table:table-cell office:value-type="float" office:value="19.04522" calcext:value-type="float">
            <text:p>19.04522</text:p>
          </table:table-cell>
          <table:table-cell office:value-type="float" office:value="62.903419" calcext:value-type="float">
            <text:p>62.903419</text:p>
          </table:table-cell>
          <table:table-cell office:value-type="float" office:value="19.426758" calcext:value-type="float">
            <text:p>19.426758</text:p>
          </table:table-cell>
          <table:table-cell office:value-type="float" office:value="17.517128" calcext:value-type="float">
            <text:p>17.517128</text:p>
          </table:table-cell>
          <table:table-cell office:value-type="float" office:value="20.010936" calcext:value-type="float">
            <text:p>20.010936</text:p>
          </table:table-cell>
          <table:table-cell office:value-type="float" office:value="23.419802" calcext:value-type="float">
            <text:p>23.419802</text:p>
          </table:table-cell>
          <table:table-cell office:value-type="float" office:value="18.192615" calcext:value-type="float">
            <text:p>18.1926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875133" calcext:value-type="float">
            <text:p>28.875133</text:p>
          </table:table-cell>
          <table:table-cell office:value-type="float" office:value="23.460673" calcext:value-type="float">
            <text:p>23.460673</text:p>
          </table:table-cell>
          <table:table-cell office:value-type="float" office:value="22.596303" calcext:value-type="float">
            <text:p>22.596303</text:p>
          </table:table-cell>
          <table:table-cell office:value-type="float" office:value="30.27964" calcext:value-type="float">
            <text:p>30.27964</text:p>
          </table:table-cell>
          <table:table-cell office:value-type="float" office:value="30.160472" calcext:value-type="float">
            <text:p>30.160472</text:p>
          </table:table-cell>
          <table:table-cell office:value-type="float" office:value="33.763328" calcext:value-type="float">
            <text:p>33.763328</text:p>
          </table:table-cell>
          <table:table-cell office:value-type="float" office:value="24.565134" calcext:value-type="float">
            <text:p>24.565134</text:p>
          </table:table-cell>
          <table:table-cell office:value-type="float" office:value="29.231372" calcext:value-type="float">
            <text:p>29.231372</text:p>
          </table:table-cell>
          <table:table-cell office:value-type="float" office:value="22.395933" calcext:value-type="float">
            <text:p>22.395933</text:p>
          </table:table-cell>
          <table:table-cell office:value-type="float" office:value="24.013825" calcext:value-type="float">
            <text:p>24.013825</text:p>
          </table:table-cell>
          <table:table-cell office:value-type="float" office:value="60.59276" calcext:value-type="float">
            <text:p>60.59276</text:p>
          </table:table-cell>
          <table:table-cell office:value-type="float" office:value="13.164597" calcext:value-type="float">
            <text:p>13.164597</text:p>
          </table:table-cell>
          <table:table-cell office:value-type="float" office:value="25.143779" calcext:value-type="float">
            <text:p>25.143779</text:p>
          </table:table-cell>
          <table:table-cell office:value-type="float" office:value="13.840611" calcext:value-type="float">
            <text:p>13.840611</text:p>
          </table:table-cell>
          <table:table-cell office:value-type="float" office:value="26.098351" calcext:value-type="float">
            <text:p>26.098351</text:p>
          </table:table-cell>
          <table:table-cell office:value-type="float" office:value="32.502648" calcext:value-type="float">
            <text:p>32.5026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54315" calcext:value-type="float">
            <text:p>23.754315</text:p>
          </table:table-cell>
          <table:table-cell office:value-type="float" office:value="21.538581" calcext:value-type="float">
            <text:p>21.538581</text:p>
          </table:table-cell>
          <table:table-cell office:value-type="float" office:value="22.484952" calcext:value-type="float">
            <text:p>22.484952</text:p>
          </table:table-cell>
          <table:table-cell office:value-type="float" office:value="28.861434" calcext:value-type="float">
            <text:p>28.861434</text:p>
          </table:table-cell>
          <table:table-cell office:value-type="float" office:value="24.332898" calcext:value-type="float">
            <text:p>24.332898</text:p>
          </table:table-cell>
          <table:table-cell office:value-type="float" office:value="28.784412" calcext:value-type="float">
            <text:p>28.784412</text:p>
          </table:table-cell>
          <table:table-cell office:value-type="float" office:value="24.325383" calcext:value-type="float">
            <text:p>24.325383</text:p>
          </table:table-cell>
          <table:table-cell office:value-type="float" office:value="28.293814" calcext:value-type="float">
            <text:p>28.293814</text:p>
          </table:table-cell>
          <table:table-cell office:value-type="float" office:value="19.161272" calcext:value-type="float">
            <text:p>19.161272</text:p>
          </table:table-cell>
          <table:table-cell office:value-type="float" office:value="18.530476" calcext:value-type="float">
            <text:p>18.530476</text:p>
          </table:table-cell>
          <table:table-cell office:value-type="float" office:value="58.569197" calcext:value-type="float">
            <text:p>58.569197</text:p>
          </table:table-cell>
          <table:table-cell office:value-type="float" office:value="26.406841" calcext:value-type="float">
            <text:p>26.406841</text:p>
          </table:table-cell>
          <table:table-cell office:value-type="float" office:value="24.446325" calcext:value-type="float">
            <text:p>24.446325</text:p>
          </table:table-cell>
          <table:table-cell office:value-type="float" office:value="20.034521" calcext:value-type="float">
            <text:p>20.034521</text:p>
          </table:table-cell>
          <table:table-cell office:value-type="float" office:value="25.309911" calcext:value-type="float">
            <text:p>25.309911</text:p>
          </table:table-cell>
          <table:table-cell office:value-type="float" office:value="57.549051" calcext:value-type="float">
            <text:p>57.5490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3868" calcext:value-type="float">
            <text:p>23.253868</text:p>
          </table:table-cell>
          <table:table-cell office:value-type="float" office:value="19.383916" calcext:value-type="float">
            <text:p>19.383916</text:p>
          </table:table-cell>
          <table:table-cell office:value-type="float" office:value="17.557118" calcext:value-type="float">
            <text:p>17.557118</text:p>
          </table:table-cell>
          <table:table-cell office:value-type="float" office:value="29.169023" calcext:value-type="float">
            <text:p>29.169023</text:p>
          </table:table-cell>
          <table:table-cell office:value-type="float" office:value="31.216699" calcext:value-type="float">
            <text:p>31.216699</text:p>
          </table:table-cell>
          <table:table-cell office:value-type="float" office:value="34.904828" calcext:value-type="float">
            <text:p>34.904828</text:p>
          </table:table-cell>
          <table:table-cell office:value-type="float" office:value="24.13177" calcext:value-type="float">
            <text:p>24.13177</text:p>
          </table:table-cell>
          <table:table-cell office:value-type="float" office:value="26.915972" calcext:value-type="float">
            <text:p>26.915972</text:p>
          </table:table-cell>
          <table:table-cell office:value-type="float" office:value="21.693999" calcext:value-type="float">
            <text:p>21.693999</text:p>
          </table:table-cell>
          <table:table-cell office:value-type="float" office:value="18.675888" calcext:value-type="float">
            <text:p>18.675888</text:p>
          </table:table-cell>
          <table:table-cell office:value-type="float" office:value="56.362947" calcext:value-type="float">
            <text:p>56.362947</text:p>
          </table:table-cell>
          <table:table-cell office:value-type="float" office:value="28.0237" calcext:value-type="float">
            <text:p>28.0237</text:p>
          </table:table-cell>
          <table:table-cell office:value-type="float" office:value="23.752632" calcext:value-type="float">
            <text:p>23.752632</text:p>
          </table:table-cell>
          <table:table-cell office:value-type="float" office:value="19.041948" calcext:value-type="float">
            <text:p>19.041948</text:p>
          </table:table-cell>
          <table:table-cell office:value-type="float" office:value="23.895821" calcext:value-type="float">
            <text:p>23.895821</text:p>
          </table:table-cell>
          <table:table-cell office:value-type="float" office:value="56.017937" calcext:value-type="float">
            <text:p>56.0179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2591" calcext:value-type="float">
            <text:p>23.202591</text:p>
          </table:table-cell>
          <table:table-cell office:value-type="float" office:value="24.593916" calcext:value-type="float">
            <text:p>24.593916</text:p>
          </table:table-cell>
          <table:table-cell office:value-type="float" office:value="17.61743" calcext:value-type="float">
            <text:p>17.61743</text:p>
          </table:table-cell>
          <table:table-cell office:value-type="float" office:value="26.136817" calcext:value-type="float">
            <text:p>26.136817</text:p>
          </table:table-cell>
          <table:table-cell office:value-type="float" office:value="28.167416" calcext:value-type="float">
            <text:p>28.167416</text:p>
          </table:table-cell>
          <table:table-cell office:value-type="float" office:value="34.087587" calcext:value-type="float">
            <text:p>34.087587</text:p>
          </table:table-cell>
          <table:table-cell office:value-type="float" office:value="23.270983" calcext:value-type="float">
            <text:p>23.270983</text:p>
          </table:table-cell>
          <table:table-cell office:value-type="float" office:value="25.834372" calcext:value-type="float">
            <text:p>25.834372</text:p>
          </table:table-cell>
          <table:table-cell office:value-type="float" office:value="25.509023" calcext:value-type="float">
            <text:p>25.509023</text:p>
          </table:table-cell>
          <table:table-cell office:value-type="float" office:value="16.423818" calcext:value-type="float">
            <text:p>16.423818</text:p>
          </table:table-cell>
          <table:table-cell office:value-type="float" office:value="54.851637" calcext:value-type="float">
            <text:p>54.851637</text:p>
          </table:table-cell>
          <table:table-cell office:value-type="float" office:value="21.867563" calcext:value-type="float">
            <text:p>21.867563</text:p>
          </table:table-cell>
          <table:table-cell office:value-type="float" office:value="17.372476" calcext:value-type="float">
            <text:p>17.372476</text:p>
          </table:table-cell>
          <table:table-cell office:value-type="float" office:value="16.792449" calcext:value-type="float">
            <text:p>16.792449</text:p>
          </table:table-cell>
          <table:table-cell office:value-type="float" office:value="22.013217" calcext:value-type="float">
            <text:p>22.013217</text:p>
          </table:table-cell>
          <table:table-cell office:value-type="float" office:value="53.919949" calcext:value-type="float">
            <text:p>53.9199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11151" calcext:value-type="float">
            <text:p>22.911151</text:p>
          </table:table-cell>
          <table:table-cell office:value-type="float" office:value="20.13862" calcext:value-type="float">
            <text:p>20.13862</text:p>
          </table:table-cell>
          <table:table-cell office:value-type="float" office:value="12.929148" calcext:value-type="float">
            <text:p>12.929148</text:p>
          </table:table-cell>
          <table:table-cell office:value-type="float" office:value="19.415539" calcext:value-type="float">
            <text:p>19.415539</text:p>
          </table:table-cell>
          <table:table-cell office:value-type="float" office:value="25.574835" calcext:value-type="float">
            <text:p>25.574835</text:p>
          </table:table-cell>
          <table:table-cell office:value-type="float" office:value="26.479778" calcext:value-type="float">
            <text:p>26.479778</text:p>
          </table:table-cell>
          <table:table-cell office:value-type="float" office:value="25.819177" calcext:value-type="float">
            <text:p>25.819177</text:p>
          </table:table-cell>
          <table:table-cell office:value-type="float" office:value="25.203032" calcext:value-type="float">
            <text:p>25.203032</text:p>
          </table:table-cell>
          <table:table-cell office:value-type="float" office:value="20.022538" calcext:value-type="float">
            <text:p>20.022538</text:p>
          </table:table-cell>
          <table:table-cell office:value-type="float" office:value="17.711859" calcext:value-type="float">
            <text:p>17.711859</text:p>
          </table:table-cell>
          <table:table-cell office:value-type="float" office:value="52.423766" calcext:value-type="float">
            <text:p>52.423766</text:p>
          </table:table-cell>
          <table:table-cell office:value-type="float" office:value="20.522937" calcext:value-type="float">
            <text:p>20.522937</text:p>
          </table:table-cell>
          <table:table-cell office:value-type="float" office:value="22.52228" calcext:value-type="float">
            <text:p>22.52228</text:p>
          </table:table-cell>
          <table:table-cell office:value-type="float" office:value="17.584316" calcext:value-type="float">
            <text:p>17.584316</text:p>
          </table:table-cell>
          <table:table-cell office:value-type="float" office:value="18.152887" calcext:value-type="float">
            <text:p>18.152887</text:p>
          </table:table-cell>
          <table:table-cell office:value-type="float" office:value="51.902557" calcext:value-type="float">
            <text:p>51.9025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788291" calcext:value-type="float">
            <text:p>24.788291</text:p>
          </table:table-cell>
          <table:table-cell office:value-type="float" office:value="19.959954" calcext:value-type="float">
            <text:p>19.959954</text:p>
          </table:table-cell>
          <table:table-cell office:value-type="float" office:value="7.671873" calcext:value-type="float">
            <text:p>7.671873</text:p>
          </table:table-cell>
          <table:table-cell office:value-type="float" office:value="25.790176" calcext:value-type="float">
            <text:p>25.790176</text:p>
          </table:table-cell>
          <table:table-cell office:value-type="float" office:value="24.072345" calcext:value-type="float">
            <text:p>24.072345</text:p>
          </table:table-cell>
          <table:table-cell office:value-type="float" office:value="29.681068" calcext:value-type="float">
            <text:p>29.681068</text:p>
          </table:table-cell>
          <table:table-cell office:value-type="float" office:value="22.737615" calcext:value-type="float">
            <text:p>22.737615</text:p>
          </table:table-cell>
          <table:table-cell office:value-type="float" office:value="23.767222" calcext:value-type="float">
            <text:p>23.767222</text:p>
          </table:table-cell>
          <table:table-cell office:value-type="float" office:value="31.149883" calcext:value-type="float">
            <text:p>31.149883</text:p>
          </table:table-cell>
          <table:table-cell office:value-type="float" office:value="16.531734" calcext:value-type="float">
            <text:p>16.531734</text:p>
          </table:table-cell>
          <table:table-cell office:value-type="float" office:value="50.579494" calcext:value-type="float">
            <text:p>50.579494</text:p>
          </table:table-cell>
          <table:table-cell office:value-type="float" office:value="31.421268" calcext:value-type="float">
            <text:p>31.421268</text:p>
          </table:table-cell>
          <table:table-cell office:value-type="float" office:value="20.269404" calcext:value-type="float">
            <text:p>20.269404</text:p>
          </table:table-cell>
          <table:table-cell office:value-type="float" office:value="13.542926" calcext:value-type="float">
            <text:p>13.542926</text:p>
          </table:table-cell>
          <table:table-cell office:value-type="float" office:value="22.822363" calcext:value-type="float">
            <text:p>22.822363</text:p>
          </table:table-cell>
          <table:table-cell office:value-type="float" office:value="49.964366" calcext:value-type="float">
            <text:p>49.9643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773082" calcext:value-type="float">
            <text:p>25.773082</text:p>
          </table:table-cell>
          <table:table-cell office:value-type="float" office:value="29.047894" calcext:value-type="float">
            <text:p>29.047894</text:p>
          </table:table-cell>
          <table:table-cell office:value-type="float" office:value="16.10223" calcext:value-type="float">
            <text:p>16.10223</text:p>
          </table:table-cell>
          <table:table-cell office:value-type="float" office:value="24.234627" calcext:value-type="float">
            <text:p>24.234627</text:p>
          </table:table-cell>
          <table:table-cell office:value-type="float" office:value="24.164509" calcext:value-type="float">
            <text:p>24.164509</text:p>
          </table:table-cell>
          <table:table-cell office:value-type="float" office:value="21.748533" calcext:value-type="float">
            <text:p>21.748533</text:p>
          </table:table-cell>
          <table:table-cell office:value-type="float" office:value="15.797545" calcext:value-type="float">
            <text:p>15.797545</text:p>
          </table:table-cell>
          <table:table-cell office:value-type="float" office:value="23.586047" calcext:value-type="float">
            <text:p>23.586047</text:p>
          </table:table-cell>
          <table:table-cell office:value-type="float" office:value="22.556341" calcext:value-type="float">
            <text:p>22.556341</text:p>
          </table:table-cell>
          <table:table-cell office:value-type="float" office:value="13.456628" calcext:value-type="float">
            <text:p>13.456628</text:p>
          </table:table-cell>
          <table:table-cell office:value-type="float" office:value="49.072117" calcext:value-type="float">
            <text:p>49.072117</text:p>
          </table:table-cell>
          <table:table-cell office:value-type="float" office:value="21.471572" calcext:value-type="float">
            <text:p>21.471572</text:p>
          </table:table-cell>
          <table:table-cell office:value-type="float" office:value="20.724605" calcext:value-type="float">
            <text:p>20.724605</text:p>
          </table:table-cell>
          <table:table-cell office:value-type="float" office:value="17.496705" calcext:value-type="float">
            <text:p>17.496705</text:p>
          </table:table-cell>
          <table:table-cell office:value-type="float" office:value="22.921998" calcext:value-type="float">
            <text:p>22.921998</text:p>
          </table:table-cell>
          <table:table-cell office:value-type="float" office:value="48.153779" calcext:value-type="float">
            <text:p>48.1537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7891" calcext:value-type="float">
            <text:p>23.837891</text:p>
          </table:table-cell>
          <table:table-cell office:value-type="float" office:value="19.51992" calcext:value-type="float">
            <text:p>19.51992</text:p>
          </table:table-cell>
          <table:table-cell office:value-type="float" office:value="16.019002" calcext:value-type="float">
            <text:p>16.019002</text:p>
          </table:table-cell>
          <table:table-cell office:value-type="float" office:value="14.972026" calcext:value-type="float">
            <text:p>14.972026</text:p>
          </table:table-cell>
          <table:table-cell office:value-type="float" office:value="21.730602" calcext:value-type="float">
            <text:p>21.730602</text:p>
          </table:table-cell>
          <table:table-cell office:value-type="float" office:value="28.097725" calcext:value-type="float">
            <text:p>28.097725</text:p>
          </table:table-cell>
          <table:table-cell office:value-type="float" office:value="15.283884" calcext:value-type="float">
            <text:p>15.283884</text:p>
          </table:table-cell>
          <table:table-cell office:value-type="float" office:value="21.773863" calcext:value-type="float">
            <text:p>21.773863</text:p>
          </table:table-cell>
          <table:table-cell office:value-type="float" office:value="29.175397" calcext:value-type="float">
            <text:p>29.175397</text:p>
          </table:table-cell>
          <table:table-cell office:value-type="float" office:value="11.229542" calcext:value-type="float">
            <text:p>11.229542</text:p>
          </table:table-cell>
          <table:table-cell office:value-type="float" office:value="47.260063" calcext:value-type="float">
            <text:p>47.260063</text:p>
          </table:table-cell>
          <table:table-cell office:value-type="float" office:value="30.499928" calcext:value-type="float">
            <text:p>30.499928</text:p>
          </table:table-cell>
          <table:table-cell office:value-type="float" office:value="17.842681" calcext:value-type="float">
            <text:p>17.842681</text:p>
          </table:table-cell>
          <table:table-cell office:value-type="float" office:value="14.401891" calcext:value-type="float">
            <text:p>14.401891</text:p>
          </table:table-cell>
          <table:table-cell office:value-type="float" office:value="20.303861" calcext:value-type="float">
            <text:p>20.303861</text:p>
          </table:table-cell>
          <table:table-cell office:value-type="float" office:value="46.235088" calcext:value-type="float">
            <text:p>46.2350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2035" calcext:value-type="float">
            <text:p>23.912035</text:p>
          </table:table-cell>
          <table:table-cell office:value-type="float" office:value="20.545548" calcext:value-type="float">
            <text:p>20.545548</text:p>
          </table:table-cell>
          <table:table-cell office:value-type="float" office:value="16.921914" calcext:value-type="float">
            <text:p>16.921914</text:p>
          </table:table-cell>
          <table:table-cell office:value-type="float" office:value="20.357803" calcext:value-type="float">
            <text:p>20.357803</text:p>
          </table:table-cell>
          <table:table-cell office:value-type="float" office:value="24.604143" calcext:value-type="float">
            <text:p>24.604143</text:p>
          </table:table-cell>
          <table:table-cell office:value-type="float" office:value="28.419334" calcext:value-type="float">
            <text:p>28.419334</text:p>
          </table:table-cell>
          <table:table-cell office:value-type="float" office:value="20.566981" calcext:value-type="float">
            <text:p>20.566981</text:p>
          </table:table-cell>
          <table:table-cell office:value-type="float" office:value="21.167876" calcext:value-type="float">
            <text:p>21.167876</text:p>
          </table:table-cell>
          <table:table-cell office:value-type="float" office:value="44.619094" calcext:value-type="float">
            <text:p>44.619094</text:p>
          </table:table-cell>
          <table:table-cell office:value-type="float" office:value="17.176293" calcext:value-type="float">
            <text:p>17.176293</text:p>
          </table:table-cell>
          <table:table-cell office:value-type="float" office:value="45.045689" calcext:value-type="float">
            <text:p>45.045689</text:p>
          </table:table-cell>
          <table:table-cell office:value-type="float" office:value="40.734576" calcext:value-type="float">
            <text:p>40.734576</text:p>
          </table:table-cell>
          <table:table-cell office:value-type="float" office:value="13.669483" calcext:value-type="float">
            <text:p>13.669483</text:p>
          </table:table-cell>
          <table:table-cell office:value-type="float" office:value="16.319955" calcext:value-type="float">
            <text:p>16.319955</text:p>
          </table:table-cell>
          <table:table-cell office:value-type="float" office:value="21.599306" calcext:value-type="float">
            <text:p>21.599306</text:p>
          </table:table-cell>
          <table:table-cell office:value-type="float" office:value="44.405386" calcext:value-type="float">
            <text:p>44.4053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02901" calcext:value-type="float">
            <text:p>21.702901</text:p>
          </table:table-cell>
          <table:table-cell office:value-type="float" office:value="17.419224" calcext:value-type="float">
            <text:p>17.419224</text:p>
          </table:table-cell>
          <table:table-cell office:value-type="float" office:value="16.243806" calcext:value-type="float">
            <text:p>16.243806</text:p>
          </table:table-cell>
          <table:table-cell office:value-type="float" office:value="23.035283" calcext:value-type="float">
            <text:p>23.035283</text:p>
          </table:table-cell>
          <table:table-cell office:value-type="float" office:value="20.894736" calcext:value-type="float">
            <text:p>20.894736</text:p>
          </table:table-cell>
          <table:table-cell office:value-type="float" office:value="28.080268" calcext:value-type="float">
            <text:p>28.080268</text:p>
          </table:table-cell>
          <table:table-cell office:value-type="float" office:value="14.744338" calcext:value-type="float">
            <text:p>14.744338</text:p>
          </table:table-cell>
          <table:table-cell office:value-type="float" office:value="20.481347" calcext:value-type="float">
            <text:p>20.481347</text:p>
          </table:table-cell>
          <table:table-cell office:value-type="float" office:value="42.80522" calcext:value-type="float">
            <text:p>42.80522</text:p>
          </table:table-cell>
          <table:table-cell office:value-type="float" office:value="27.373545" calcext:value-type="float">
            <text:p>27.373545</text:p>
          </table:table-cell>
          <table:table-cell office:value-type="float" office:value="43.300777" calcext:value-type="float">
            <text:p>43.300777</text:p>
          </table:table-cell>
          <table:table-cell office:value-type="float" office:value="39.214281" calcext:value-type="float">
            <text:p>39.214281</text:p>
          </table:table-cell>
          <table:table-cell office:value-type="float" office:value="18.391302" calcext:value-type="float">
            <text:p>18.391302</text:p>
          </table:table-cell>
          <table:table-cell office:value-type="float" office:value="17.906741" calcext:value-type="float">
            <text:p>17.906741</text:p>
          </table:table-cell>
          <table:table-cell office:value-type="float" office:value="20.245658" calcext:value-type="float">
            <text:p>20.245658</text:p>
          </table:table-cell>
          <table:table-cell office:value-type="float" office:value="42.509565" calcext:value-type="float">
            <text:p>42.5095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260457" calcext:value-type="float">
            <text:p>27.260457</text:p>
          </table:table-cell>
          <table:table-cell office:value-type="float" office:value="21.374788" calcext:value-type="float">
            <text:p>21.374788</text:p>
          </table:table-cell>
          <table:table-cell office:value-type="float" office:value="20.403315" calcext:value-type="float">
            <text:p>20.403315</text:p>
          </table:table-cell>
          <table:table-cell office:value-type="float" office:value="17.094875" calcext:value-type="float">
            <text:p>17.094875</text:p>
          </table:table-cell>
          <table:table-cell office:value-type="float" office:value="20.801172" calcext:value-type="float">
            <text:p>20.801172</text:p>
          </table:table-cell>
          <table:table-cell office:value-type="float" office:value="21.334503" calcext:value-type="float">
            <text:p>21.334503</text:p>
          </table:table-cell>
          <table:table-cell office:value-type="float" office:value="14.749044" calcext:value-type="float">
            <text:p>14.749044</text:p>
          </table:table-cell>
          <table:table-cell office:value-type="float" office:value="12.694102" calcext:value-type="float">
            <text:p>12.694102</text:p>
          </table:table-cell>
          <table:table-cell office:value-type="float" office:value="40.772709" calcext:value-type="float">
            <text:p>40.772709</text:p>
          </table:table-cell>
          <table:table-cell office:value-type="float" office:value="25.26806" calcext:value-type="float">
            <text:p>25.26806</text:p>
          </table:table-cell>
          <table:table-cell office:value-type="float" office:value="41.388607" calcext:value-type="float">
            <text:p>41.388607</text:p>
          </table:table-cell>
          <table:table-cell office:value-type="float" office:value="37.379538" calcext:value-type="float">
            <text:p>37.379538</text:p>
          </table:table-cell>
          <table:table-cell office:value-type="float" office:value="16.587686" calcext:value-type="float">
            <text:p>16.587686</text:p>
          </table:table-cell>
          <table:table-cell office:value-type="float" office:value="13.403654" calcext:value-type="float">
            <text:p>13.403654</text:p>
          </table:table-cell>
          <table:table-cell office:value-type="float" office:value="19.560717" calcext:value-type="float">
            <text:p>19.560717</text:p>
          </table:table-cell>
          <table:table-cell office:value-type="float" office:value="40.574108" calcext:value-type="float">
            <text:p>40.5741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382333" calcext:value-type="float">
            <text:p>25.382333</text:p>
          </table:table-cell>
          <table:table-cell office:value-type="float" office:value="18.246393" calcext:value-type="float">
            <text:p>18.246393</text:p>
          </table:table-cell>
          <table:table-cell office:value-type="float" office:value="22.593797" calcext:value-type="float">
            <text:p>22.593797</text:p>
          </table:table-cell>
          <table:table-cell office:value-type="float" office:value="17.961898" calcext:value-type="float">
            <text:p>17.961898</text:p>
          </table:table-cell>
          <table:table-cell office:value-type="float" office:value="19.953366" calcext:value-type="float">
            <text:p>19.953366</text:p>
          </table:table-cell>
          <table:table-cell office:value-type="float" office:value="22.366725" calcext:value-type="float">
            <text:p>22.366725</text:p>
          </table:table-cell>
          <table:table-cell office:value-type="float" office:value="22.215972" calcext:value-type="float">
            <text:p>22.215972</text:p>
          </table:table-cell>
          <table:table-cell office:value-type="float" office:value="15.974558" calcext:value-type="float">
            <text:p>15.974558</text:p>
          </table:table-cell>
          <table:table-cell office:value-type="float" office:value="38.901923" calcext:value-type="float">
            <text:p>38.901923</text:p>
          </table:table-cell>
          <table:table-cell office:value-type="float" office:value="23.423657" calcext:value-type="float">
            <text:p>23.423657</text:p>
          </table:table-cell>
          <table:table-cell office:value-type="float" office:value="39.60489" calcext:value-type="float">
            <text:p>39.60489</text:p>
          </table:table-cell>
          <table:table-cell office:value-type="float" office:value="35.520018" calcext:value-type="float">
            <text:p>35.520018</text:p>
          </table:table-cell>
          <table:table-cell office:value-type="float" office:value="17.408738" calcext:value-type="float">
            <text:p>17.408738</text:p>
          </table:table-cell>
          <table:table-cell office:value-type="float" office:value="11.627938" calcext:value-type="float">
            <text:p>11.627938</text:p>
          </table:table-cell>
          <table:table-cell office:value-type="float" office:value="20.479294" calcext:value-type="float">
            <text:p>20.479294</text:p>
          </table:table-cell>
          <table:table-cell office:value-type="float" office:value="38.542428" calcext:value-type="float">
            <text:p>38.5424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70199" calcext:value-type="float">
            <text:p>36.70199</text:p>
          </table:table-cell>
          <table:table-cell office:value-type="float" office:value="14.881022" calcext:value-type="float">
            <text:p>14.881022</text:p>
          </table:table-cell>
          <table:table-cell office:value-type="float" office:value="19.619035" calcext:value-type="float">
            <text:p>19.619035</text:p>
          </table:table-cell>
          <table:table-cell office:value-type="float" office:value="19.39083" calcext:value-type="float">
            <text:p>19.39083</text:p>
          </table:table-cell>
          <table:table-cell office:value-type="float" office:value="20.228675" calcext:value-type="float">
            <text:p>20.228675</text:p>
          </table:table-cell>
          <table:table-cell office:value-type="float" office:value="24.292338" calcext:value-type="float">
            <text:p>24.292338</text:p>
          </table:table-cell>
          <table:table-cell office:value-type="float" office:value="14.603844" calcext:value-type="float">
            <text:p>14.603844</text:p>
          </table:table-cell>
          <table:table-cell office:value-type="float" office:value="17.631654" calcext:value-type="float">
            <text:p>17.631654</text:p>
          </table:table-cell>
          <table:table-cell office:value-type="float" office:value="36.950769" calcext:value-type="float">
            <text:p>36.950769</text:p>
          </table:table-cell>
          <table:table-cell office:value-type="float" office:value="21.571976" calcext:value-type="float">
            <text:p>21.571976</text:p>
          </table:table-cell>
          <table:table-cell office:value-type="float" office:value="37.791443" calcext:value-type="float">
            <text:p>37.791443</text:p>
          </table:table-cell>
          <table:table-cell office:value-type="float" office:value="33.202715" calcext:value-type="float">
            <text:p>33.202715</text:p>
          </table:table-cell>
          <table:table-cell office:value-type="float" office:value="15.679713" calcext:value-type="float">
            <text:p>15.679713</text:p>
          </table:table-cell>
          <table:table-cell office:value-type="float" office:value="13.419749" calcext:value-type="float">
            <text:p>13.419749</text:p>
          </table:table-cell>
          <table:table-cell office:value-type="float" office:value="30.960585" calcext:value-type="float">
            <text:p>30.960585</text:p>
          </table:table-cell>
          <table:table-cell office:value-type="float" office:value="36.68487" calcext:value-type="float">
            <text:p>36.684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125242" calcext:value-type="float">
            <text:p>33.125242</text:p>
          </table:table-cell>
          <table:table-cell office:value-type="float" office:value="14.425467" calcext:value-type="float">
            <text:p>14.425467</text:p>
          </table:table-cell>
          <table:table-cell office:value-type="float" office:value="16.58539" calcext:value-type="float">
            <text:p>16.58539</text:p>
          </table:table-cell>
          <table:table-cell office:value-type="float" office:value="14.582623" calcext:value-type="float">
            <text:p>14.582623</text:p>
          </table:table-cell>
          <table:table-cell office:value-type="float" office:value="18.633353" calcext:value-type="float">
            <text:p>18.633353</text:p>
          </table:table-cell>
          <table:table-cell office:value-type="float" office:value="22.502502" calcext:value-type="float">
            <text:p>22.502502</text:p>
          </table:table-cell>
          <table:table-cell office:value-type="float" office:value="20.428557" calcext:value-type="float">
            <text:p>20.428557</text:p>
          </table:table-cell>
          <table:table-cell office:value-type="float" office:value="29.192152" calcext:value-type="float">
            <text:p>29.192152</text:p>
          </table:table-cell>
          <table:table-cell office:value-type="float" office:value="35.013843" calcext:value-type="float">
            <text:p>35.013843</text:p>
          </table:table-cell>
          <table:table-cell office:value-type="float" office:value="19.547581" calcext:value-type="float">
            <text:p>19.547581</text:p>
          </table:table-cell>
          <table:table-cell office:value-type="float" office:value="35.261538" calcext:value-type="float">
            <text:p>35.261538</text:p>
          </table:table-cell>
          <table:table-cell office:value-type="float" office:value="31.509747" calcext:value-type="float">
            <text:p>31.509747</text:p>
          </table:table-cell>
          <table:table-cell office:value-type="float" office:value="15.525354" calcext:value-type="float">
            <text:p>15.525354</text:p>
          </table:table-cell>
          <table:table-cell office:value-type="float" office:value="11.005388" calcext:value-type="float">
            <text:p>11.005388</text:p>
          </table:table-cell>
          <table:table-cell office:value-type="float" office:value="29.131695" calcext:value-type="float">
            <text:p>29.131695</text:p>
          </table:table-cell>
          <table:table-cell office:value-type="float" office:value="34.859669" calcext:value-type="float">
            <text:p>34.8596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578901" calcext:value-type="float">
            <text:p>31.578901</text:p>
          </table:table-cell>
          <table:table-cell office:value-type="float" office:value="13.376573" calcext:value-type="float">
            <text:p>13.376573</text:p>
          </table:table-cell>
          <table:table-cell office:value-type="float" office:value="15.791936" calcext:value-type="float">
            <text:p>15.791936</text:p>
          </table:table-cell>
          <table:table-cell office:value-type="float" office:value="19.633213" calcext:value-type="float">
            <text:p>19.633213</text:p>
          </table:table-cell>
          <table:table-cell office:value-type="float" office:value="17.963084" calcext:value-type="float">
            <text:p>17.963084</text:p>
          </table:table-cell>
          <table:table-cell office:value-type="float" office:value="22.140752" calcext:value-type="float">
            <text:p>22.140752</text:p>
          </table:table-cell>
          <table:table-cell office:value-type="float" office:value="35.900138" calcext:value-type="float">
            <text:p>35.900138</text:p>
          </table:table-cell>
          <table:table-cell office:value-type="float" office:value="27.164806" calcext:value-type="float">
            <text:p>27.164806</text:p>
          </table:table-cell>
          <table:table-cell office:value-type="float" office:value="33.338195" calcext:value-type="float">
            <text:p>33.338195</text:p>
          </table:table-cell>
          <table:table-cell office:value-type="float" office:value="17.817464" calcext:value-type="float">
            <text:p>17.817464</text:p>
          </table:table-cell>
          <table:table-cell office:value-type="float" office:value="33.498329" calcext:value-type="float">
            <text:p>33.498329</text:p>
          </table:table-cell>
          <table:table-cell office:value-type="float" office:value="29.352391" calcext:value-type="float">
            <text:p>29.352391</text:p>
          </table:table-cell>
          <table:table-cell office:value-type="float" office:value="17.213565" calcext:value-type="float">
            <text:p>17.213565</text:p>
          </table:table-cell>
          <table:table-cell office:value-type="float" office:value="12.793349" calcext:value-type="float">
            <text:p>12.793349</text:p>
          </table:table-cell>
          <table:table-cell office:value-type="float" office:value="27.226337" calcext:value-type="float">
            <text:p>27.226337</text:p>
          </table:table-cell>
          <table:table-cell office:value-type="float" office:value="32.831808" calcext:value-type="float">
            <text:p>32.8318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497881" calcext:value-type="float">
            <text:p>31.497881</text:p>
          </table:table-cell>
          <table:table-cell office:value-type="float" office:value="14.526842" calcext:value-type="float">
            <text:p>14.526842</text:p>
          </table:table-cell>
          <table:table-cell office:value-type="float" office:value="14.464124" calcext:value-type="float">
            <text:p>14.464124</text:p>
          </table:table-cell>
          <table:table-cell office:value-type="float" office:value="27.781917" calcext:value-type="float">
            <text:p>27.781917</text:p>
          </table:table-cell>
          <table:table-cell office:value-type="float" office:value="16.38108" calcext:value-type="float">
            <text:p>16.38108</text:p>
          </table:table-cell>
          <table:table-cell office:value-type="float" office:value="20.854405" calcext:value-type="float">
            <text:p>20.854405</text:p>
          </table:table-cell>
          <table:table-cell office:value-type="float" office:value="27.59974" calcext:value-type="float">
            <text:p>27.59974</text:p>
          </table:table-cell>
          <table:table-cell office:value-type="float" office:value="25.229519" calcext:value-type="float">
            <text:p>25.229519</text:p>
          </table:table-cell>
          <table:table-cell office:value-type="float" office:value="31.225211" calcext:value-type="float">
            <text:p>31.225211</text:p>
          </table:table-cell>
          <table:table-cell office:value-type="float" office:value="15.838763" calcext:value-type="float">
            <text:p>15.838763</text:p>
          </table:table-cell>
          <table:table-cell office:value-type="float" office:value="31.427703" calcext:value-type="float">
            <text:p>31.427703</text:p>
          </table:table-cell>
          <table:table-cell office:value-type="float" office:value="27.722666" calcext:value-type="float">
            <text:p>27.722666</text:p>
          </table:table-cell>
          <table:table-cell office:value-type="float" office:value="12.308307" calcext:value-type="float">
            <text:p>12.308307</text:p>
          </table:table-cell>
          <table:table-cell office:value-type="float" office:value="15.787231" calcext:value-type="float">
            <text:p>15.787231</text:p>
          </table:table-cell>
          <table:table-cell office:value-type="float" office:value="25.27064" calcext:value-type="float">
            <text:p>25.27064</text:p>
          </table:table-cell>
          <table:table-cell office:value-type="float" office:value="31.806699" calcext:value-type="float">
            <text:p>31.8066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469619" calcext:value-type="float">
            <text:p>25.469619</text:p>
          </table:table-cell>
          <table:table-cell office:value-type="float" office:value="11.77801" calcext:value-type="float">
            <text:p>11.77801</text:p>
          </table:table-cell>
          <table:table-cell office:value-type="float" office:value="13.87565" calcext:value-type="float">
            <text:p>13.87565</text:p>
          </table:table-cell>
          <table:table-cell office:value-type="float" office:value="26.016708" calcext:value-type="float">
            <text:p>26.016708</text:p>
          </table:table-cell>
          <table:table-cell office:value-type="float" office:value="14.314572" calcext:value-type="float">
            <text:p>14.314572</text:p>
          </table:table-cell>
          <table:table-cell office:value-type="float" office:value="19.178206" calcext:value-type="float">
            <text:p>19.178206</text:p>
          </table:table-cell>
          <table:table-cell office:value-type="float" office:value="28.678651" calcext:value-type="float">
            <text:p>28.678651</text:p>
          </table:table-cell>
          <table:table-cell office:value-type="float" office:value="23.570868" calcext:value-type="float">
            <text:p>23.570868</text:p>
          </table:table-cell>
          <table:table-cell office:value-type="float" office:value="29.311485" calcext:value-type="float">
            <text:p>29.311485</text:p>
          </table:table-cell>
          <table:table-cell office:value-type="float" office:value="13.972123" calcext:value-type="float">
            <text:p>13.972123</text:p>
          </table:table-cell>
          <table:table-cell office:value-type="float" office:value="29.378059" calcext:value-type="float">
            <text:p>29.378059</text:p>
          </table:table-cell>
          <table:table-cell office:value-type="float" office:value="25.340815" calcext:value-type="float">
            <text:p>25.340815</text:p>
          </table:table-cell>
          <table:table-cell office:value-type="float" office:value="10.031646" calcext:value-type="float">
            <text:p>10.031646</text:p>
          </table:table-cell>
          <table:table-cell office:value-type="float" office:value="13.875939" calcext:value-type="float">
            <text:p>13.875939</text:p>
          </table:table-cell>
          <table:table-cell office:value-type="float" office:value="23.381002" calcext:value-type="float">
            <text:p>23.381002</text:p>
          </table:table-cell>
          <table:table-cell office:value-type="float" office:value="31.456686" calcext:value-type="float">
            <text:p>31.4566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102476" calcext:value-type="float">
            <text:p>31.102476</text:p>
          </table:table-cell>
          <table:table-cell office:value-type="float" office:value="13.981293" calcext:value-type="float">
            <text:p>13.981293</text:p>
          </table:table-cell>
          <table:table-cell office:value-type="float" office:value="12.917441" calcext:value-type="float">
            <text:p>12.917441</text:p>
          </table:table-cell>
          <table:table-cell office:value-type="float" office:value="23.322955" calcext:value-type="float">
            <text:p>23.322955</text:p>
          </table:table-cell>
          <table:table-cell office:value-type="float" office:value="13.311398" calcext:value-type="float">
            <text:p>13.311398</text:p>
          </table:table-cell>
          <table:table-cell office:value-type="float" office:value="11.215129" calcext:value-type="float">
            <text:p>11.215129</text:p>
          </table:table-cell>
          <table:table-cell office:value-type="float" office:value="24.002413" calcext:value-type="float">
            <text:p>24.002413</text:p>
          </table:table-cell>
          <table:table-cell office:value-type="float" office:value="21.484268" calcext:value-type="float">
            <text:p>21.484268</text:p>
          </table:table-cell>
          <table:table-cell office:value-type="float" office:value="27.344237" calcext:value-type="float">
            <text:p>27.344237</text:p>
          </table:table-cell>
          <table:table-cell office:value-type="float" office:value="11.942336" calcext:value-type="float">
            <text:p>11.942336</text:p>
          </table:table-cell>
          <table:table-cell office:value-type="float" office:value="27.83861" calcext:value-type="float">
            <text:p>27.83861</text:p>
          </table:table-cell>
          <table:table-cell office:value-type="float" office:value="22.902804" calcext:value-type="float">
            <text:p>22.902804</text:p>
          </table:table-cell>
          <table:table-cell office:value-type="float" office:value="12.743065" calcext:value-type="float">
            <text:p>12.743065</text:p>
          </table:table-cell>
          <table:table-cell office:value-type="float" office:value="11.970967" calcext:value-type="float">
            <text:p>11.970967</text:p>
          </table:table-cell>
          <table:table-cell office:value-type="float" office:value="21.451727" calcext:value-type="float">
            <text:p>21.451727</text:p>
          </table:table-cell>
          <table:table-cell office:value-type="float" office:value="29.256453" calcext:value-type="float">
            <text:p>29.2564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911078" calcext:value-type="float">
            <text:p>24.911078</text:p>
          </table:table-cell>
          <table:table-cell office:value-type="float" office:value="9.532769" calcext:value-type="float">
            <text:p>9.532769</text:p>
          </table:table-cell>
          <table:table-cell office:value-type="float" office:value="8.479264" calcext:value-type="float">
            <text:p>8.479264</text:p>
          </table:table-cell>
          <table:table-cell office:value-type="float" office:value="22.219476" calcext:value-type="float">
            <text:p>22.219476</text:p>
          </table:table-cell>
          <table:table-cell office:value-type="float" office:value="12.266366" calcext:value-type="float">
            <text:p>12.266366</text:p>
          </table:table-cell>
          <table:table-cell office:value-type="float" office:value="14.692298" calcext:value-type="float">
            <text:p>14.692298</text:p>
          </table:table-cell>
          <table:table-cell office:value-type="float" office:value="21.102596" calcext:value-type="float">
            <text:p>21.102596</text:p>
          </table:table-cell>
          <table:table-cell office:value-type="float" office:value="19.654249" calcext:value-type="float">
            <text:p>19.654249</text:p>
          </table:table-cell>
          <table:table-cell office:value-type="float" office:value="25.37737" calcext:value-type="float">
            <text:p>25.37737</text:p>
          </table:table-cell>
          <table:table-cell office:value-type="float" office:value="10.008561" calcext:value-type="float">
            <text:p>10.008561</text:p>
          </table:table-cell>
          <table:table-cell office:value-type="float" office:value="25.899609" calcext:value-type="float">
            <text:p>25.899609</text:p>
          </table:table-cell>
          <table:table-cell office:value-type="float" office:value="21.02325" calcext:value-type="float">
            <text:p>21.02325</text:p>
          </table:table-cell>
          <table:table-cell office:value-type="float" office:value="12.845813" calcext:value-type="float">
            <text:p>12.845813</text:p>
          </table:table-cell>
          <table:table-cell office:value-type="float" office:value="10.127074" calcext:value-type="float">
            <text:p>10.127074</text:p>
          </table:table-cell>
          <table:table-cell office:value-type="float" office:value="19.663938" calcext:value-type="float">
            <text:p>19.663938</text:p>
          </table:table-cell>
          <table:table-cell office:value-type="float" office:value="25.613822" calcext:value-type="float">
            <text:p>25.6138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32845" calcext:value-type="float">
            <text:p>22.732845</text:p>
          </table:table-cell>
          <table:table-cell office:value-type="float" office:value="13.509472" calcext:value-type="float">
            <text:p>13.509472</text:p>
          </table:table-cell>
          <table:table-cell office:value-type="float" office:value="9.747667" calcext:value-type="float">
            <text:p>9.747667</text:p>
          </table:table-cell>
          <table:table-cell office:value-type="float" office:value="19.277998" calcext:value-type="float">
            <text:p>19.277998</text:p>
          </table:table-cell>
          <table:table-cell office:value-type="float" office:value="8.503535" calcext:value-type="float">
            <text:p>8.503535</text:p>
          </table:table-cell>
          <table:table-cell office:value-type="float" office:value="13.429832" calcext:value-type="float">
            <text:p>13.429832</text:p>
          </table:table-cell>
          <table:table-cell office:value-type="float" office:value="17.79665" calcext:value-type="float">
            <text:p>17.79665</text:p>
          </table:table-cell>
          <table:table-cell office:value-type="float" office:value="17.826603" calcext:value-type="float">
            <text:p>17.826603</text:p>
          </table:table-cell>
          <table:table-cell office:value-type="float" office:value="23.469298" calcext:value-type="float">
            <text:p>23.469298</text:p>
          </table:table-cell>
          <table:table-cell office:value-type="float" office:value="8.116054" calcext:value-type="float">
            <text:p>8.116054</text:p>
          </table:table-cell>
          <table:table-cell office:value-type="float" office:value="23.897277" calcext:value-type="float">
            <text:p>23.897277</text:p>
          </table:table-cell>
          <table:table-cell office:value-type="float" office:value="18.993344" calcext:value-type="float">
            <text:p>18.993344</text:p>
          </table:table-cell>
          <table:table-cell office:value-type="float" office:value="9.900425" calcext:value-type="float">
            <text:p>9.900425</text:p>
          </table:table-cell>
          <table:table-cell office:value-type="float" office:value="8.190106" calcext:value-type="float">
            <text:p>8.190106</text:p>
          </table:table-cell>
          <table:table-cell office:value-type="float" office:value="17.771451" calcext:value-type="float">
            <text:p>17.771451</text:p>
          </table:table-cell>
          <table:table-cell office:value-type="float" office:value="23.81515" calcext:value-type="float">
            <text:p>23.815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67067" calcext:value-type="float">
            <text:p>21.867067</text:p>
          </table:table-cell>
          <table:table-cell office:value-type="float" office:value="20.499177" calcext:value-type="float">
            <text:p>20.499177</text:p>
          </table:table-cell>
          <table:table-cell office:value-type="float" office:value="8.648461" calcext:value-type="float">
            <text:p>8.648461</text:p>
          </table:table-cell>
          <table:table-cell office:value-type="float" office:value="16.558656" calcext:value-type="float">
            <text:p>16.558656</text:p>
          </table:table-cell>
          <table:table-cell office:value-type="float" office:value="9.552199" calcext:value-type="float">
            <text:p>9.552199</text:p>
          </table:table-cell>
          <table:table-cell office:value-type="float" office:value="15.472899" calcext:value-type="float">
            <text:p>15.472899</text:p>
          </table:table-cell>
          <table:table-cell office:value-type="float" office:value="15.708222" calcext:value-type="float">
            <text:p>15.708222</text:p>
          </table:table-cell>
          <table:table-cell office:value-type="float" office:value="15.756697" calcext:value-type="float">
            <text:p>15.756697</text:p>
          </table:table-cell>
          <table:table-cell office:value-type="float" office:value="21.624687" calcext:value-type="float">
            <text:p>21.624687</text:p>
          </table:table-cell>
          <table:table-cell office:value-type="float" office:value="6.262397" calcext:value-type="float">
            <text:p>6.262397</text:p>
          </table:table-cell>
          <table:table-cell office:value-type="float" office:value="22.094796" calcext:value-type="float">
            <text:p>22.094796</text:p>
          </table:table-cell>
          <table:table-cell office:value-type="float" office:value="16.650374" calcext:value-type="float">
            <text:p>16.650374</text:p>
          </table:table-cell>
          <table:table-cell office:value-type="float" office:value="8.734346" calcext:value-type="float">
            <text:p>8.734346</text:p>
          </table:table-cell>
          <table:table-cell office:value-type="float" office:value="6.326161" calcext:value-type="float">
            <text:p>6.326161</text:p>
          </table:table-cell>
          <table:table-cell office:value-type="float" office:value="15.833641" calcext:value-type="float">
            <text:p>15.833641</text:p>
          </table:table-cell>
          <table:table-cell office:value-type="float" office:value="21.747237" calcext:value-type="float">
            <text:p>21.7472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63915" calcext:value-type="float">
            <text:p>17.663915</text:p>
          </table:table-cell>
          <table:table-cell office:value-type="float" office:value="17.529543" calcext:value-type="float">
            <text:p>17.529543</text:p>
          </table:table-cell>
          <table:table-cell office:value-type="float" office:value="7.756859" calcext:value-type="float">
            <text:p>7.756859</text:p>
          </table:table-cell>
          <table:table-cell office:value-type="float" office:value="14.70497" calcext:value-type="float">
            <text:p>14.70497</text:p>
          </table:table-cell>
          <table:table-cell office:value-type="float" office:value="9.842193" calcext:value-type="float">
            <text:p>9.842193</text:p>
          </table:table-cell>
          <table:table-cell office:value-type="float" office:value="21.776028" calcext:value-type="float">
            <text:p>21.776028</text:p>
          </table:table-cell>
          <table:table-cell office:value-type="float" office:value="13.865238" calcext:value-type="float">
            <text:p>13.865238</text:p>
          </table:table-cell>
          <table:table-cell office:value-type="float" office:value="13.877292" calcext:value-type="float">
            <text:p>13.877292</text:p>
          </table:table-cell>
          <table:table-cell office:value-type="float" office:value="19.74932" calcext:value-type="float">
            <text:p>19.74932</text:p>
          </table:table-cell>
          <table:table-cell office:value-type="float" office:value="4.345385" calcext:value-type="float">
            <text:p>4.345385</text:p>
          </table:table-cell>
          <table:table-cell office:value-type="float" office:value="20.775544" calcext:value-type="float">
            <text:p>20.775544</text:p>
          </table:table-cell>
          <table:table-cell office:value-type="float" office:value="15.011625" calcext:value-type="float">
            <text:p>15.011625</text:p>
          </table:table-cell>
          <table:table-cell office:value-type="float" office:value="7.938716" calcext:value-type="float">
            <text:p>7.938716</text:p>
          </table:table-cell>
          <table:table-cell office:value-type="float" office:value="4.383004" calcext:value-type="float">
            <text:p>4.383004</text:p>
          </table:table-cell>
          <table:table-cell office:value-type="float" office:value="13.848312" calcext:value-type="float">
            <text:p>13.848312</text:p>
          </table:table-cell>
          <table:table-cell office:value-type="float" office:value="19.725109" calcext:value-type="float">
            <text:p>19.7251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20879" calcext:value-type="float">
            <text:p>19.420879</text:p>
          </table:table-cell>
          <table:table-cell office:value-type="float" office:value="14.062219" calcext:value-type="float">
            <text:p>14.062219</text:p>
          </table:table-cell>
          <table:table-cell office:value-type="float" office:value="6.864704" calcext:value-type="float">
            <text:p>6.864704</text:p>
          </table:table-cell>
          <table:table-cell office:value-type="float" office:value="12.93082" calcext:value-type="float">
            <text:p>12.93082</text:p>
          </table:table-cell>
          <table:table-cell office:value-type="float" office:value="13.394523" calcext:value-type="float">
            <text:p>13.394523</text:p>
          </table:table-cell>
          <table:table-cell office:value-type="float" office:value="19.42172" calcext:value-type="float">
            <text:p>19.42172</text:p>
          </table:table-cell>
          <table:table-cell office:value-type="float" office:value="11.905391" calcext:value-type="float">
            <text:p>11.905391</text:p>
          </table:table-cell>
          <table:table-cell office:value-type="float" office:value="11.957931" calcext:value-type="float">
            <text:p>11.957931</text:p>
          </table:table-cell>
          <table:table-cell office:value-type="float" office:value="17.905332" calcext:value-type="float">
            <text:p>17.905332</text:p>
          </table:table-cell>
          <table:table-cell office:value-type="float" office:value="2.448419" calcext:value-type="float">
            <text:p>2.448419</text:p>
          </table:table-cell>
          <table:table-cell office:value-type="float" office:value="18.468103" calcext:value-type="float">
            <text:p>18.468103</text:p>
          </table:table-cell>
          <table:table-cell office:value-type="float" office:value="12.899789" calcext:value-type="float">
            <text:p>12.899789</text:p>
          </table:table-cell>
          <table:table-cell office:value-type="float" office:value="7.017832" calcext:value-type="float">
            <text:p>7.017832</text:p>
          </table:table-cell>
          <table:table-cell office:value-type="float" office:value="2.349213" calcext:value-type="float">
            <text:p>2.349213</text:p>
          </table:table-cell>
          <table:table-cell office:value-type="float" office:value="12.089309" calcext:value-type="float">
            <text:p>12.089309</text:p>
          </table:table-cell>
          <table:table-cell office:value-type="float" office:value="17.799785" calcext:value-type="float">
            <text:p>17.7997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2943" calcext:value-type="float">
            <text:p>17.242943</text:p>
          </table:table-cell>
          <table:table-cell office:value-type="float" office:value="11.870406" calcext:value-type="float">
            <text:p>11.870406</text:p>
          </table:table-cell>
          <table:table-cell office:value-type="float" office:value="6.024348" calcext:value-type="float">
            <text:p>6.024348</text:p>
          </table:table-cell>
          <table:table-cell office:value-type="float" office:value="11.355808" calcext:value-type="float">
            <text:p>11.355808</text:p>
          </table:table-cell>
          <table:table-cell office:value-type="float" office:value="12.354336" calcext:value-type="float">
            <text:p>12.354336</text:p>
          </table:table-cell>
          <table:table-cell office:value-type="float" office:value="17.206873" calcext:value-type="float">
            <text:p>17.206873</text:p>
          </table:table-cell>
          <table:table-cell office:value-type="float" office:value="10.016515" calcext:value-type="float">
            <text:p>10.016515</text:p>
          </table:table-cell>
          <table:table-cell office:value-type="float" office:value="10.088946" calcext:value-type="float">
            <text:p>10.088946</text:p>
          </table:table-cell>
          <table:table-cell office:value-type="float" office:value="15.94504" calcext:value-type="float">
            <text:p>15.94504</text:p>
          </table:table-cell>
          <table:table-cell office:value-type="float" office:value="0.000594" calcext:value-type="float">
            <text:p>0.000594</text:p>
          </table:table-cell>
          <table:table-cell office:value-type="float" office:value="17.091959" calcext:value-type="float">
            <text:p>17.091959</text:p>
          </table:table-cell>
          <table:table-cell office:value-type="float" office:value="10.896417" calcext:value-type="float">
            <text:p>10.896417</text:p>
          </table:table-cell>
          <table:table-cell office:value-type="float" office:value="6.508925" calcext:value-type="float">
            <text:p>6.508925</text:p>
          </table:table-cell>
          <table:table-cell office:value-type="float" office:value="0.000577" calcext:value-type="float">
            <text:p>0.000577</text:p>
          </table:table-cell>
          <table:table-cell office:value-type="float" office:value="10.1037" calcext:value-type="float">
            <text:p>10.1037</text:p>
          </table:table-cell>
          <table:table-cell office:value-type="float" office:value="15.912097" calcext:value-type="float">
            <text:p>15.9120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56011" calcext:value-type="float">
            <text:p>11.656011</text:p>
          </table:table-cell>
          <table:table-cell office:value-type="float" office:value="9.804073" calcext:value-type="float">
            <text:p>9.804073</text:p>
          </table:table-cell>
          <table:table-cell office:value-type="float" office:value="5.211132" calcext:value-type="float">
            <text:p>5.211132</text:p>
          </table:table-cell>
          <table:table-cell office:value-type="float" office:value="9.408388" calcext:value-type="float">
            <text:p>9.408388</text:p>
          </table:table-cell>
          <table:table-cell office:value-type="float" office:value="9.465079" calcext:value-type="float">
            <text:p>9.465079</text:p>
          </table:table-cell>
          <table:table-cell office:value-type="float" office:value="15.000639" calcext:value-type="float">
            <text:p>15.000639</text:p>
          </table:table-cell>
          <table:table-cell office:value-type="float" office:value="8.065928" calcext:value-type="float">
            <text:p>8.065928</text:p>
          </table:table-cell>
          <table:table-cell office:value-type="float" office:value="8.225655" calcext:value-type="float">
            <text:p>8.225655</text:p>
          </table:table-cell>
          <table:table-cell office:value-type="float" office:value="14.169759" calcext:value-type="float">
            <text:p>14.169759</text:p>
          </table:table-cell>
          <table:table-cell office:value-type="float" office:value="0" calcext:value-type="float">
            <text:p>0</text:p>
          </table:table-cell>
          <table:table-cell office:value-type="float" office:value="14.107242" calcext:value-type="float">
            <text:p>14.107242</text:p>
          </table:table-cell>
          <table:table-cell office:value-type="float" office:value="8.98925" calcext:value-type="float">
            <text:p>8.98925</text:p>
          </table:table-cell>
          <table:table-cell office:value-type="float" office:value="8.376971" calcext:value-type="float">
            <text:p>8.376971</text:p>
          </table:table-cell>
          <table:table-cell office:value-type="float" office:value="0" calcext:value-type="float">
            <text:p>0</text:p>
          </table:table-cell>
          <table:table-cell office:value-type="float" office:value="8.254098" calcext:value-type="float">
            <text:p>8.254098</text:p>
          </table:table-cell>
          <table:table-cell office:value-type="float" office:value="13.965432" calcext:value-type="float">
            <text:p>13.9654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95328" calcext:value-type="float">
            <text:p>9.495328</text:p>
          </table:table-cell>
          <table:table-cell office:value-type="float" office:value="7.340774" calcext:value-type="float">
            <text:p>7.340774</text:p>
          </table:table-cell>
          <table:table-cell office:value-type="float" office:value="6.546831" calcext:value-type="float">
            <text:p>6.546831</text:p>
          </table:table-cell>
          <table:table-cell office:value-type="float" office:value="7.432652" calcext:value-type="float">
            <text:p>7.432652</text:p>
          </table:table-cell>
          <table:table-cell office:value-type="float" office:value="8.09631" calcext:value-type="float">
            <text:p>8.09631</text:p>
          </table:table-cell>
          <table:table-cell office:value-type="float" office:value="13.522593" calcext:value-type="float">
            <text:p>13.522593</text:p>
          </table:table-cell>
          <table:table-cell office:value-type="float" office:value="6.162492" calcext:value-type="float">
            <text:p>6.162492</text:p>
          </table:table-cell>
          <table:table-cell office:value-type="float" office:value="6.317679" calcext:value-type="float">
            <text:p>6.317679</text:p>
          </table:table-cell>
          <table:table-cell office:value-type="float" office:value="12.020562" calcext:value-type="float">
            <text:p>12.020562</text:p>
          </table:table-cell>
          <table:table-cell office:value-type="float" office:value="0" calcext:value-type="float">
            <text:p>0</text:p>
          </table:table-cell>
          <table:table-cell office:value-type="float" office:value="12.255399" calcext:value-type="float">
            <text:p>12.255399</text:p>
          </table:table-cell>
          <table:table-cell office:value-type="float" office:value="6.654122" calcext:value-type="float">
            <text:p>6.654122</text:p>
          </table:table-cell>
          <table:table-cell office:value-type="float" office:value="6.607781" calcext:value-type="float">
            <text:p>6.607781</text:p>
          </table:table-cell>
          <table:table-cell office:value-type="float" office:value="0" calcext:value-type="float">
            <text:p>0</text:p>
          </table:table-cell>
          <table:table-cell office:value-type="float" office:value="6.514944" calcext:value-type="float">
            <text:p>6.514944</text:p>
          </table:table-cell>
          <table:table-cell office:value-type="float" office:value="12.140869" calcext:value-type="float">
            <text:p>12.1408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2914" calcext:value-type="float">
            <text:p>5.722914</text:p>
          </table:table-cell>
          <table:table-cell office:value-type="float" office:value="5.147056" calcext:value-type="float">
            <text:p>5.147056</text:p>
          </table:table-cell>
          <table:table-cell office:value-type="float" office:value="4.639114" calcext:value-type="float">
            <text:p>4.639114</text:p>
          </table:table-cell>
          <table:table-cell office:value-type="float" office:value="5.04257" calcext:value-type="float">
            <text:p>5.04257</text:p>
          </table:table-cell>
          <table:table-cell office:value-type="float" office:value="5.031849" calcext:value-type="float">
            <text:p>5.031849</text:p>
          </table:table-cell>
          <table:table-cell office:value-type="float" office:value="11.211538" calcext:value-type="float">
            <text:p>11.211538</text:p>
          </table:table-cell>
          <table:table-cell office:value-type="float" office:value="4.280321" calcext:value-type="float">
            <text:p>4.280321</text:p>
          </table:table-cell>
          <table:table-cell office:value-type="float" office:value="4.372711" calcext:value-type="float">
            <text:p>4.372711</text:p>
          </table:table-cell>
          <table:table-cell office:value-type="float" office:value="10.085939" calcext:value-type="float">
            <text:p>10.085939</text:p>
          </table:table-cell>
          <table:table-cell office:value-type="float" office:value="0" calcext:value-type="float">
            <text:p>0</text:p>
          </table:table-cell>
          <table:table-cell office:value-type="float" office:value="10.524285" calcext:value-type="float">
            <text:p>10.524285</text:p>
          </table:table-cell>
          <table:table-cell office:value-type="float" office:value="4.787971" calcext:value-type="float">
            <text:p>4.787971</text:p>
          </table:table-cell>
          <table:table-cell office:value-type="float" office:value="4.535267" calcext:value-type="float">
            <text:p>4.535267</text:p>
          </table:table-cell>
          <table:table-cell office:value-type="float" office:value="0" calcext:value-type="float">
            <text:p>0</text:p>
          </table:table-cell>
          <table:table-cell office:value-type="float" office:value="4.487122" calcext:value-type="float">
            <text:p>4.487122</text:p>
          </table:table-cell>
          <table:table-cell office:value-type="float" office:value="10.322883" calcext:value-type="float">
            <text:p>10.3228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5774" calcext:value-type="float">
            <text:p>3.045774</text:p>
          </table:table-cell>
          <table:table-cell office:value-type="float" office:value="3.047363" calcext:value-type="float">
            <text:p>3.047363</text:p>
          </table:table-cell>
          <table:table-cell office:value-type="float" office:value="2.818977" calcext:value-type="float">
            <text:p>2.818977</text:p>
          </table:table-cell>
          <table:table-cell office:value-type="float" office:value="3.046225" calcext:value-type="float">
            <text:p>3.046225</text:p>
          </table:table-cell>
          <table:table-cell office:value-type="float" office:value="2.862071" calcext:value-type="float">
            <text:p>2.862071</text:p>
          </table:table-cell>
          <table:table-cell office:value-type="float" office:value="9.106826" calcext:value-type="float">
            <text:p>9.106826</text:p>
          </table:table-cell>
          <table:table-cell office:value-type="float" office:value="2.381374" calcext:value-type="float">
            <text:p>2.381374</text:p>
          </table:table-cell>
          <table:table-cell office:value-type="float" office:value="2.376963" calcext:value-type="float">
            <text:p>2.376963</text:p>
          </table:table-cell>
          <table:table-cell office:value-type="float" office:value="8.163093" calcext:value-type="float">
            <text:p>8.163093</text:p>
          </table:table-cell>
          <table:table-cell office:value-type="float" office:value="0" calcext:value-type="float">
            <text:p>0</text:p>
          </table:table-cell>
          <table:table-cell office:value-type="float" office:value="8.411754" calcext:value-type="float">
            <text:p>8.411754</text:p>
          </table:table-cell>
          <table:table-cell office:value-type="float" office:value="2.896941" calcext:value-type="float">
            <text:p>2.896941</text:p>
          </table:table-cell>
          <table:table-cell office:value-type="float" office:value="2.770413" calcext:value-type="float">
            <text:p>2.770413</text:p>
          </table:table-cell>
          <table:table-cell office:value-type="float" office:value="0" calcext:value-type="float">
            <text:p>0</text:p>
          </table:table-cell>
          <table:table-cell office:value-type="float" office:value="2.416893" calcext:value-type="float">
            <text:p>2.416893</text:p>
          </table:table-cell>
          <table:table-cell office:value-type="float" office:value="8.361135" calcext:value-type="float">
            <text:p>8.3611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672" calcext:value-type="float">
            <text:p>0.002672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6.960319" calcext:value-type="float">
            <text:p>6.960319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6.531965" calcext:value-type="float">
            <text:p>6.531965</text:p>
          </table:table-cell>
          <table:table-cell office:value-type="float" office:value="0" calcext:value-type="float">
            <text:p>0</text:p>
          </table:table-cell>
          <table:table-cell office:value-type="float" office:value="6.601766" calcext:value-type="float">
            <text:p>6.601766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599" calcext:value-type="float">
            <text:p>0.000599</text:p>
          </table:table-cell>
          <table:table-cell office:value-type="float" office:value="0" calcext:value-type="float">
            <text:p>0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6.715631" calcext:value-type="float">
            <text:p>6.7156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.880823" calcext:value-type="float">
            <text:p>4.880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6228" calcext:value-type="float">
            <text:p>4.56228</text:p>
          </table:table-cell>
          <table:table-cell office:value-type="float" office:value="0" calcext:value-type="float">
            <text:p>0</text:p>
          </table:table-cell>
          <table:table-cell office:value-type="float" office:value="4.75948" calcext:value-type="float">
            <text:p>4.75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76426" calcext:value-type="float">
            <text:p>4.764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.883713" calcext:value-type="float">
            <text:p>2.883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4969" calcext:value-type="float">
            <text:p>2.544969</text:p>
          </table:table-cell>
          <table:table-cell office:value-type="float" office:value="0" calcext:value-type="float">
            <text:p>0</text:p>
          </table:table-cell>
          <table:table-cell office:value-type="float" office:value="2.759432" calcext:value-type="float">
            <text:p>2.7594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9115" calcext:value-type="float">
            <text:p>2.791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000659" calcext:value-type="float">
            <text:p>0.000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" calcext:value-type="float">
            <text:p>0</text:p>
          </table:table-cell>
          <table:table-cell office:value-type="float" office:value="0.000534" calcext:value-type="float">
            <text:p>0.0005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584" calcext:value-type="float">
            <text:p>0.0005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7:52:32.055515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0:33:10.535028699</meta:creation-date>
    <dc:date>2017-02-27T19:58:11.509769329</dc:date>
    <meta:editing-duration>P0D</meta:editing-duration>
    <meta:editing-cycles>2</meta:editing-cycles>
    <meta:generator>LibreOffice/4.2.8.2$Linux_X86_64 LibreOffice_project/420m0$Build-2</meta:generator>
    <meta:document-statistic meta:table-count="8" meta:cell-count="12365" meta:object-count="0"/>
  </office:meta>
</office:document-meta>
</file>